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ce1"/>
        <table:table-column table:style-name="co1" table:number-columns-repeated="46" table:default-cell-style-name="Default"/>
        <table:table-column table:style-name="co1" table:number-columns-repeated="136" table:default-cell-style-name="ce1"/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154295" calcext:value-type="float">
            <text:p>1.54E-08</text:p>
          </table:table-cell>
          <table:table-cell office:value-type="float" office:value="0.0000000622086" calcext:value-type="float">
            <text:p>6.22E-08</text:p>
          </table:table-cell>
          <table:table-cell office:value-type="float" office:value="0.0000000780195" calcext:value-type="float">
            <text:p>7.80E-08</text:p>
          </table:table-cell>
          <table:table-cell office:value-type="float" office:value="0.0000000948949" calcext:value-type="float">
            <text:p>9.49E-08</text:p>
          </table:table-cell>
          <table:table-cell office:value-type="float" office:value="0.00000016155" calcext:value-type="float">
            <text:p>1.62E-07</text:p>
          </table:table-cell>
          <table:table-cell office:value-type="float" office:value="0.000000268814" calcext:value-type="float">
            <text:p>2.69E-07</text:p>
          </table:table-cell>
          <table:table-cell office:value-type="float" office:value="0.000000442423" calcext:value-type="float">
            <text:p>4.42E-07</text:p>
          </table:table-cell>
          <table:table-cell office:value-type="float" office:value="0.000000729421" calcext:value-type="float">
            <text:p>7.29E-07</text:p>
          </table:table-cell>
          <table:table-cell office:value-type="float" office:value="0.00000120265" calcext:value-type="float">
            <text:p>1.20E-06</text:p>
          </table:table-cell>
          <table:table-cell office:value-type="float" office:value="0.00000198282" calcext:value-type="float">
            <text:p>1.98E-06</text:p>
          </table:table-cell>
          <table:table-cell office:value-type="float" office:value="0.00000326912" calcext:value-type="float">
            <text:p>3.27E-06</text:p>
          </table:table-cell>
          <table:table-cell office:value-type="float" office:value="0.00000538987" calcext:value-type="float">
            <text:p>5.39E-06</text:p>
          </table:table-cell>
          <table:table-cell office:value-type="float" office:value="0.00000888639" calcext:value-type="float">
            <text:p>8.89E-06</text:p>
          </table:table-cell>
          <table:table-cell office:value-type="float" office:value="0.0000146512" calcext:value-type="float">
            <text:p>1.47E-05</text:p>
          </table:table-cell>
          <table:table-cell office:value-type="float" office:value="0.0000241556" calcext:value-type="float">
            <text:p>2.42E-05</text:p>
          </table:table-cell>
          <table:table-cell office:value-type="float" office:value="0.0000398257" calcext:value-type="float">
            <text:p>3.98E-05</text:p>
          </table:table-cell>
          <table:table-cell office:value-type="float" office:value="0.0000656611" calcext:value-type="float">
            <text:p>6.57E-05</text:p>
          </table:table-cell>
          <table:table-cell table:style-name="Default" office:value-type="float" office:value="0.000108256" calcext:value-type="float">
            <text:p>0.000108256</text:p>
          </table:table-cell>
          <table:table-cell office:value-type="float" office:value="0.00017848" calcext:value-type="float">
            <text:p>0.00017848</text:p>
          </table:table-cell>
          <table:table-cell office:value-type="float" office:value="0.000294256" calcext:value-type="float">
            <text:p>0.000294256</text:p>
          </table:table-cell>
          <table:table-cell office:value-type="float" office:value="0.000485123" calcext:value-type="float">
            <text:p>0.000485123</text:p>
          </table:table-cell>
          <table:table-cell office:value-type="float" office:value="0.000799771" calcext:value-type="float">
            <text:p>0.000799771</text:p>
          </table:table-cell>
          <table:table-cell office:value-type="float" office:value="0.00131843" calcext:value-type="float">
            <text:p>0.00131843</text:p>
          </table:table-cell>
          <table:table-cell office:value-type="float" office:value="0.00217327" calcext:value-type="float">
            <text:p>0.00217327</text:p>
          </table:table-cell>
          <table:table-cell office:value-type="float" office:value="0.00358187" calcext:value-type="float">
            <text:p>0.00358187</text:p>
          </table:table-cell>
          <table:table-cell office:value-type="float" office:value="0.00590214" calcext:value-type="float">
            <text:p>0.00590214</text:p>
          </table:table-cell>
          <table:table-cell office:value-type="float" office:value="0.00972182" calcext:value-type="float">
            <text:p>0.00972182</text:p>
          </table:table-cell>
          <table:table-cell office:value-type="float" office:value="0.0160037" calcext:value-type="float">
            <text:p>0.0160037</text:p>
          </table:table-cell>
          <table:table-cell office:value-type="float" office:value="0.0263184" calcext:value-type="float">
            <text:p>0.0263184</text:p>
          </table:table-cell>
          <table:table-cell office:value-type="float" office:value="0.0432096" calcext:value-type="float">
            <text:p>0.0432096</text:p>
          </table:table-cell>
          <table:table-cell office:value-type="float" office:value="0.07075" calcext:value-type="float">
            <text:p>0.07075</text:p>
          </table:table-cell>
          <table:table-cell office:value-type="float" office:value="0.115332" calcext:value-type="float">
            <text:p>0.115332</text:p>
          </table:table-cell>
          <table:table-cell office:value-type="float" office:value="0.186657" calcext:value-type="float">
            <text:p>0.186657</text:p>
          </table:table-cell>
          <table:table-cell office:value-type="float" office:value="0.298594" calcext:value-type="float">
            <text:p>0.298594</text:p>
          </table:table-cell>
          <table:table-cell office:value-type="float" office:value="0.468842" calcext:value-type="float">
            <text:p>0.468842</text:p>
          </table:table-cell>
          <table:table-cell office:value-type="float" office:value="0.71491" calcext:value-type="float">
            <text:p>0.71491</text:p>
          </table:table-cell>
          <table:table-cell office:value-type="float" office:value="1.04251" calcext:value-type="float">
            <text:p>1.04251</text:p>
          </table:table-cell>
          <table:table-cell office:value-type="float" office:value="1.4246" calcext:value-type="float">
            <text:p>1.4246</text:p>
          </table:table-cell>
          <table:table-cell office:value-type="float" office:value="1.78163" calcext:value-type="float">
            <text:p>1.78163</text:p>
          </table:table-cell>
          <table:table-cell office:value-type="float" office:value="1.9943" calcext:value-type="float">
            <text:p>1.9943</text:p>
          </table:table-cell>
          <table:table-cell office:value-type="float" office:value="1.97201" calcext:value-type="float">
            <text:p>1.97201</text:p>
          </table:table-cell>
          <table:table-cell office:value-type="float" office:value="1.72574" calcext:value-type="float">
            <text:p>1.72574</text:p>
          </table:table-cell>
          <table:table-cell office:value-type="float" office:value="1.35751" calcext:value-type="float">
            <text:p>1.35751</text:p>
          </table:table-cell>
          <table:table-cell office:value-type="float" office:value="0.981675" calcext:value-type="float">
            <text:p>0.981675</text:p>
          </table:table-cell>
          <table:table-cell office:value-type="float" office:value="0.667677" calcext:value-type="float">
            <text:p>0.667677</text:p>
          </table:table-cell>
          <table:table-cell office:value-type="float" office:value="0.43547" calcext:value-type="float">
            <text:p>0.43547</text:p>
          </table:table-cell>
          <table:table-cell office:value-type="float" office:value="0.276355" calcext:value-type="float">
            <text:p>0.276355</text:p>
          </table:table-cell>
          <table:table-cell office:value-type="float" office:value="0.172364" calcext:value-type="float">
            <text:p>0.172364</text:p>
          </table:table-cell>
          <table:table-cell office:value-type="float" office:value="0.106349" calcext:value-type="float">
            <text:p>0.106349</text:p>
          </table:table-cell>
          <table:table-cell office:value-type="float" office:value="0.0651816" calcext:value-type="float">
            <text:p>0.0651816</text:p>
          </table:table-cell>
          <table:table-cell office:value-type="float" office:value="0.0397871" calcext:value-type="float">
            <text:p>0.0397871</text:p>
          </table:table-cell>
          <table:table-cell office:value-type="float" office:value="0.0242256" calcext:value-type="float">
            <text:p>0.0242256</text:p>
          </table:table-cell>
          <table:table-cell office:value-type="float" office:value="0.0147282" calcext:value-type="float">
            <text:p>0.0147282</text:p>
          </table:table-cell>
          <table:table-cell office:value-type="float" office:value="0.00894585" calcext:value-type="float">
            <text:p>0.00894585</text:p>
          </table:table-cell>
          <table:table-cell office:value-type="float" office:value="0.00543063" calcext:value-type="float">
            <text:p>0.00543063</text:p>
          </table:table-cell>
          <table:table-cell office:value-type="float" office:value="0.00329558" calcext:value-type="float">
            <text:p>0.00329558</text:p>
          </table:table-cell>
          <table:table-cell office:value-type="float" office:value="0.00199951" calcext:value-type="float">
            <text:p>0.00199951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0735806" calcext:value-type="float">
            <text:p>0.000735806</text:p>
          </table:table-cell>
          <table:table-cell office:value-type="float" office:value="0.000446321" calcext:value-type="float">
            <text:p>0.000446321</text:p>
          </table:table-cell>
          <table:table-cell office:value-type="float" office:value="0.000270719" calcext:value-type="float">
            <text:p>0.000270719</text:p>
          </table:table-cell>
          <table:table-cell office:value-type="float" office:value="0.000164204" calcext:value-type="float">
            <text:p>0.000164204</text:p>
          </table:table-cell>
          <table:table-cell table:style-name="ce1" office:value-type="float" office:value="0.0000995961" calcext:value-type="float">
            <text:p>9.96E-05</text:p>
          </table:table-cell>
          <table:table-cell table:style-name="ce1" office:value-type="float" office:value="0.0000604086" calcext:value-type="float">
            <text:p>6.04E-05</text:p>
          </table:table-cell>
          <table:table-cell office:value-type="float" office:value="0.0000366399" calcext:value-type="float">
            <text:p>3.66E-05</text:p>
          </table:table-cell>
          <table:table-cell office:value-type="float" office:value="0.0000222233" calcext:value-type="float">
            <text:p>2.22E-05</text:p>
          </table:table-cell>
          <table:table-cell office:value-type="float" office:value="0.0000134791" calcext:value-type="float">
            <text:p>1.35E-05</text:p>
          </table:table-cell>
          <table:table-cell office:value-type="float" office:value="0.00000817553" calcext:value-type="float">
            <text:p>8.18E-06</text:p>
          </table:table-cell>
          <table:table-cell office:value-type="float" office:value="0.00000495871" calcext:value-type="float">
            <text:p>4.96E-06</text:p>
          </table:table-cell>
          <table:table-cell office:value-type="float" office:value="0.00000300761" calcext:value-type="float">
            <text:p>3.01E-06</text:p>
          </table:table-cell>
          <table:table-cell office:value-type="float" office:value="0.00000182421" calcext:value-type="float">
            <text:p>1.82E-06</text:p>
          </table:table-cell>
          <table:table-cell office:value-type="float" office:value="0.00000110644" calcext:value-type="float">
            <text:p>1.11E-06</text:p>
          </table:table-cell>
          <table:table-cell office:value-type="float" office:value="0.000000671089" calcext:value-type="float">
            <text:p>6.71E-07</text:p>
          </table:table-cell>
          <table:table-cell office:value-type="float" office:value="0.000000407036" calcext:value-type="float">
            <text:p>4.07E-07</text:p>
          </table:table-cell>
          <table:table-cell office:value-type="float" office:value="0.00000024688" calcext:value-type="float">
            <text:p>2.47E-07</text:p>
          </table:table-cell>
          <table:table-cell office:value-type="float" office:value="0.00000014974" calcext:value-type="float">
            <text:p>1.50E-07</text:p>
          </table:table-cell>
          <table:table-cell office:value-type="float" office:value="0.0000000908221" calcext:value-type="float">
            <text:p>9.08E-08</text:p>
          </table:table-cell>
          <table:table-cell office:value-type="float" office:value="0.0000000550864" calcext:value-type="float">
            <text:p>5.51E-08</text:p>
          </table:table-cell>
          <table:table-cell office:value-type="float" office:value="0.0000000334116" calcext:value-type="float">
            <text:p>3.34E-08</text:p>
          </table:table-cell>
          <table:table-cell office:value-type="float" office:value="0.0000000202651" calcext:value-type="float">
            <text:p>2.03E-08</text:p>
          </table:table-cell>
          <table:table-cell office:value-type="float" office:value="0.0000000122914" calcext:value-type="float">
            <text:p>1.23E-08</text:p>
          </table:table-cell>
          <table:table-cell office:value-type="float" office:value="0.00000000745513" calcext:value-type="float">
            <text:p>7.46E-09</text:p>
          </table:table-cell>
          <table:table-cell office:value-type="float" office:value="0.00000000452176" calcext:value-type="float">
            <text:p>4.52E-09</text:p>
          </table:table-cell>
          <table:table-cell office:value-type="float" office:value="0.00000000274259" calcext:value-type="float">
            <text:p>2.74E-09</text:p>
          </table:table-cell>
          <table:table-cell office:value-type="float" office:value="0.00000000166346" calcext:value-type="float">
            <text:p>1.66E-09</text:p>
          </table:table-cell>
          <table:table-cell office:value-type="float" office:value="0.00000000100894" calcext:value-type="float">
            <text:p>1.01E-09</text:p>
          </table:table-cell>
          <table:table-cell office:value-type="float" office:value="0.000000000611954" calcext:value-type="float">
            <text:p>6.12E-10</text:p>
          </table:table-cell>
          <table:table-cell office:value-type="float" office:value="0.000000000371169" calcext:value-type="float">
            <text:p>3.71E-10</text:p>
          </table:table-cell>
          <table:table-cell office:value-type="float" office:value="0.000000000225125" calcext:value-type="float">
            <text:p>2.25E-10</text:p>
          </table:table-cell>
          <table:table-cell office:value-type="float" office:value="0.000000000136545" calcext:value-type="float">
            <text:p>1.37E-10</text:p>
          </table:table-cell>
          <table:table-cell office:value-type="float" office:value="0.000000000082819" calcext:value-type="float">
            <text:p>8.28E-11</text:p>
          </table:table-cell>
          <table:table-cell office:value-type="float" office:value="0.0000000000502323" calcext:value-type="float">
            <text:p>5.02E-11</text:p>
          </table:table-cell>
          <table:table-cell office:value-type="float" office:value="0.0000000000304674" calcext:value-type="float">
            <text:p>3.05E-11</text:p>
          </table:table-cell>
          <table:table-cell office:value-type="float" office:value="0.0000000000184794" calcext:value-type="float">
            <text:p>1.85E-11</text:p>
          </table:table-cell>
          <table:table-cell office:value-type="float" office:value="0.0000000000112083" calcext:value-type="float">
            <text:p>1.12E-11</text:p>
          </table:table-cell>
          <table:table-cell office:value-type="float" office:value="0.0000000000067982" calcext:value-type="float">
            <text:p>6.80E-12</text:p>
          </table:table-cell>
          <table:table-cell office:value-type="float" office:value="0.00000000000412332" calcext:value-type="float">
            <text:p>4.12E-12</text:p>
          </table:table-cell>
          <table:table-cell office:value-type="float" office:value="0.00000000000250092" calcext:value-type="float">
            <text:p>2.50E-12</text:p>
          </table:table-cell>
          <table:table-cell office:value-type="float" office:value="0.00000000000151688" calcext:value-type="float">
            <text:p>1.52E-12</text:p>
          </table:table-cell>
          <table:table-cell office:value-type="float" office:value="0.000000000000920036" calcext:value-type="float">
            <text:p>9.20E-13</text:p>
          </table:table-cell>
          <table:table-cell office:value-type="float" office:value="0.00000000000055803" calcext:value-type="float">
            <text:p>5.58E-13</text:p>
          </table:table-cell>
          <table:table-cell office:value-type="float" office:value="0.000000000000338462" calcext:value-type="float">
            <text:p>3.38E-13</text:p>
          </table:table-cell>
          <table:table-cell office:value-type="float" office:value="0.000000000000205288" calcext:value-type="float">
            <text:p>2.05E-13</text:p>
          </table:table-cell>
          <table:table-cell office:value-type="float" office:value="0.000000000000124513" calcext:value-type="float">
            <text:p>1.25E-13</text:p>
          </table:table-cell>
          <table:table-cell office:value-type="float" office:value="0.0000000000000755212" calcext:value-type="float">
            <text:p>7.55E-14</text:p>
          </table:table-cell>
          <table:table-cell office:value-type="float" office:value="0.0000000000000458059" calcext:value-type="float">
            <text:p>4.58E-14</text:p>
          </table:table-cell>
          <table:table-cell office:value-type="float" office:value="0.0000000000000277827" calcext:value-type="float">
            <text:p>2.78E-14</text:p>
          </table:table-cell>
          <table:table-cell office:value-type="float" office:value="0.000000000000016851" calcext:value-type="float">
            <text:p>1.69E-14</text:p>
          </table:table-cell>
          <table:table-cell office:value-type="float" office:value="0.0000000000000102207" calcext:value-type="float">
            <text:p>1.02E-14</text:p>
          </table:table-cell>
          <table:table-cell office:value-type="float" office:value="6.19915E-015" calcext:value-type="float">
            <text:p>6.20E-15</text:p>
          </table:table-cell>
          <table:table-cell office:value-type="float" office:value="3.75998E-015" calcext:value-type="float">
            <text:p>3.76E-15</text:p>
          </table:table-cell>
          <table:table-cell office:value-type="float" office:value="2.28054E-015" calcext:value-type="float">
            <text:p>2.28E-15</text:p>
          </table:table-cell>
          <table:table-cell office:value-type="float" office:value="1.38322E-015" calcext:value-type="float">
            <text:p>1.38E-15</text:p>
          </table:table-cell>
          <table:table-cell office:value-type="float" office:value="8.38964E-016" calcext:value-type="float">
            <text:p>8.39E-16</text:p>
          </table:table-cell>
          <table:table-cell office:value-type="float" office:value="5.08858E-016" calcext:value-type="float">
            <text:p>5.09E-16</text:p>
          </table:table-cell>
          <table:table-cell office:value-type="float" office:value="3.08638E-016" calcext:value-type="float">
            <text:p>3.09E-16</text:p>
          </table:table-cell>
          <table:table-cell office:value-type="float" office:value="1.87198E-016" calcext:value-type="float">
            <text:p>1.87E-16</text:p>
          </table:table-cell>
          <table:table-cell office:value-type="float" office:value="1.13541E-016" calcext:value-type="float">
            <text:p>1.14E-16</text:p>
          </table:table-cell>
          <table:table-cell office:value-type="float" office:value="6.88664E-017" calcext:value-type="float">
            <text:p>6.89E-17</text:p>
          </table:table-cell>
          <table:table-cell office:value-type="float" office:value="4.17696E-017" calcext:value-type="float">
            <text:p>4.18E-17</text:p>
          </table:table-cell>
          <table:table-cell office:value-type="float" office:value="2.53345E-017" calcext:value-type="float">
            <text:p>2.53E-17</text:p>
          </table:table-cell>
          <table:table-cell office:value-type="float" office:value="1.53662E-017" calcext:value-type="float">
            <text:p>1.54E-17</text:p>
          </table:table-cell>
          <table:table-cell office:value-type="float" office:value="9.32005E-018" calcext:value-type="float">
            <text:p>9.32E-18</text:p>
          </table:table-cell>
          <table:table-cell office:value-type="float" office:value="5.6529E-018" calcext:value-type="float">
            <text:p>5.65E-18</text:p>
          </table:table-cell>
          <table:table-cell office:value-type="float" office:value="3.42866E-018" calcext:value-type="float">
            <text:p>3.43E-18</text:p>
          </table:table-cell>
          <table:table-cell office:value-type="float" office:value="2.07958E-018" calcext:value-type="float">
            <text:p>2.08E-18</text:p>
          </table:table-cell>
          <table:table-cell office:value-type="float" office:value="1.26133E-018" calcext:value-type="float">
            <text:p>1.26E-18</text:p>
          </table:table-cell>
          <table:table-cell office:value-type="float" office:value="7.65036E-019" calcext:value-type="float">
            <text:p>7.65E-19</text:p>
          </table:table-cell>
          <table:table-cell office:value-type="float" office:value="4.64018E-019" calcext:value-type="float">
            <text:p>4.64E-19</text:p>
          </table:table-cell>
          <table:table-cell office:value-type="float" office:value="2.81441E-019" calcext:value-type="float">
            <text:p>2.81E-19</text:p>
          </table:table-cell>
          <table:table-cell office:value-type="float" office:value="1.70703E-019" calcext:value-type="float">
            <text:p>1.71E-19</text:p>
          </table:table-cell>
          <table:table-cell office:value-type="float" office:value="1.03536E-019" calcext:value-type="float">
            <text:p>1.04E-19</text:p>
          </table:table-cell>
          <table:table-cell office:value-type="float" office:value="6.2798E-020" calcext:value-type="float">
            <text:p>6.28E-20</text:p>
          </table:table-cell>
          <table:table-cell office:value-type="float" office:value="3.80889E-020" calcext:value-type="float">
            <text:p>3.81E-20</text:p>
          </table:table-cell>
          <table:table-cell office:value-type="float" office:value="2.31021E-020" calcext:value-type="float">
            <text:p>2.31E-20</text:p>
          </table:table-cell>
          <table:table-cell office:value-type="float" office:value="1.40121E-020" calcext:value-type="float">
            <text:p>1.40E-20</text:p>
          </table:table-cell>
          <table:table-cell office:value-type="float" office:value="8.49879E-021" calcext:value-type="float">
            <text:p>8.50E-21</text:p>
          </table:table-cell>
          <table:table-cell office:value-type="float" office:value="5.15478E-021" calcext:value-type="float">
            <text:p>5.15E-21</text:p>
          </table:table-cell>
          <table:table-cell office:value-type="float" office:value="3.12653E-021" calcext:value-type="float">
            <text:p>3.13E-21</text:p>
          </table:table-cell>
          <table:table-cell office:value-type="float" office:value="1.89634E-021" calcext:value-type="float">
            <text:p>1.90E-21</text:p>
          </table:table-cell>
          <table:table-cell office:value-type="float" office:value="1.15019E-021" calcext:value-type="float">
            <text:p>1.15E-21</text:p>
          </table:table-cell>
          <table:table-cell office:value-type="float" office:value="6.97623E-022" calcext:value-type="float">
            <text:p>6.98E-22</text:p>
          </table:table-cell>
          <table:table-cell office:value-type="float" office:value="4.2313E-022" calcext:value-type="float">
            <text:p>4.23E-22</text:p>
          </table:table-cell>
          <table:table-cell office:value-type="float" office:value="2.56641E-022" calcext:value-type="float">
            <text:p>2.57E-22</text:p>
          </table:table-cell>
          <table:table-cell office:value-type="float" office:value="1.55661E-022" calcext:value-type="float">
            <text:p>1.56E-22</text:p>
          </table:table-cell>
          <table:table-cell office:value-type="float" office:value="9.4413E-023" calcext:value-type="float">
            <text:p>9.44E-23</text:p>
          </table:table-cell>
          <table:table-cell office:value-type="float" office:value="5.72644E-023" calcext:value-type="float">
            <text:p>5.73E-23</text:p>
          </table:table-cell>
          <table:table-cell office:value-type="float" office:value="3.47326E-023" calcext:value-type="float">
            <text:p>3.47E-23</text:p>
          </table:table-cell>
          <table:table-cell office:value-type="float" office:value="2.10664E-023" calcext:value-type="float">
            <text:p>2.11E-23</text:p>
          </table:table-cell>
          <table:table-cell office:value-type="float" office:value="1.27774E-023" calcext:value-type="float">
            <text:p>1.28E-23</text:p>
          </table:table-cell>
          <table:table-cell office:value-type="float" office:value="7.74989E-024" calcext:value-type="float">
            <text:p>7.75E-24</text:p>
          </table:table-cell>
          <table:table-cell office:value-type="float" office:value="4.70055E-024" calcext:value-type="float">
            <text:p>4.70E-24</text:p>
          </table:table-cell>
          <table:table-cell office:value-type="float" office:value="2.85103E-024" calcext:value-type="float">
            <text:p>2.85E-24</text:p>
          </table:table-cell>
          <table:table-cell office:value-type="float" office:value="1.72923E-024" calcext:value-type="float">
            <text:p>1.73E-24</text:p>
          </table:table-cell>
          <table:table-cell office:value-type="float" office:value="1.04883E-024" calcext:value-type="float">
            <text:p>1.05E-24</text:p>
          </table:table-cell>
          <table:table-cell office:value-type="float" office:value="6.3615E-025" calcext:value-type="float">
            <text:p>6.36E-25</text:p>
          </table:table-cell>
          <table:table-cell office:value-type="float" office:value="3.85844E-025" calcext:value-type="float">
            <text:p>3.86E-25</text:p>
          </table:table-cell>
          <table:table-cell office:value-type="float" office:value="2.34026E-025" calcext:value-type="float">
            <text:p>2.34E-25</text:p>
          </table:table-cell>
          <table:table-cell office:value-type="float" office:value="1.41944E-025" calcext:value-type="float">
            <text:p>1.42E-25</text:p>
          </table:table-cell>
          <table:table-cell office:value-type="float" office:value="8.60935E-026" calcext:value-type="float">
            <text:p>8.61E-26</text:p>
          </table:table-cell>
          <table:table-cell office:value-type="float" office:value="5.22184E-026" calcext:value-type="float">
            <text:p>5.22E-26</text:p>
          </table:table-cell>
          <table:table-cell office:value-type="float" office:value="3.1672E-026" calcext:value-type="float">
            <text:p>3.17E-26</text:p>
          </table:table-cell>
          <table:table-cell office:value-type="float" office:value="1.92101E-026" calcext:value-type="float">
            <text:p>1.92E-26</text:p>
          </table:table-cell>
          <table:table-cell office:value-type="float" office:value="1.16515E-026" calcext:value-type="float">
            <text:p>1.17E-26</text:p>
          </table:table-cell>
          <table:table-cell office:value-type="float" office:value="7.06699E-027" calcext:value-type="float">
            <text:p>7.07E-27</text:p>
          </table:table-cell>
          <table:table-cell office:value-type="float" office:value="4.28634E-027" calcext:value-type="float">
            <text:p>4.29E-27</text:p>
          </table:table-cell>
          <table:table-cell office:value-type="float" office:value="2.5998E-027" calcext:value-type="float">
            <text:p>2.60E-27</text:p>
          </table:table-cell>
          <table:table-cell office:value-type="float" office:value="1.57686E-027" calcext:value-type="float">
            <text:p>1.58E-27</text:p>
          </table:table-cell>
          <table:table-cell office:value-type="float" office:value="9.56413E-028" calcext:value-type="float">
            <text:p>9.56E-28</text:p>
          </table:table-cell>
          <table:table-cell office:value-type="float" office:value="5.80094E-028" calcext:value-type="float">
            <text:p>5.80E-28</text:p>
          </table:table-cell>
          <table:table-cell office:value-type="float" office:value="3.51845E-028" calcext:value-type="float">
            <text:p>3.52E-28</text:p>
          </table:table-cell>
          <table:table-cell office:value-type="float" office:value="2.13404E-028" calcext:value-type="float">
            <text:p>2.13E-28</text:p>
          </table:table-cell>
          <table:table-cell office:value-type="float" office:value="1.29436E-028" calcext:value-type="float">
            <text:p>1.29E-28</text:p>
          </table:table-cell>
          <table:table-cell office:value-type="float" office:value="7.85071E-029" calcext:value-type="float">
            <text:p>7.85E-29</text:p>
          </table:table-cell>
          <table:table-cell office:value-type="float" office:value="4.7617E-029" calcext:value-type="float">
            <text:p>4.76E-29</text:p>
          </table:table-cell>
          <table:table-cell office:value-type="float" office:value="2.88812E-029" calcext:value-type="float">
            <text:p>2.89E-29</text:p>
          </table:table-cell>
          <table:table-cell office:value-type="float" office:value="1.75173E-029" calcext:value-type="float">
            <text:p>1.75E-29</text:p>
          </table:table-cell>
          <table:table-cell office:value-type="float" office:value="1.06248E-029" calcext:value-type="float">
            <text:p>1.06E-29</text:p>
          </table:table-cell>
          <table:table-cell office:value-type="float" office:value="6.44426E-030" calcext:value-type="float">
            <text:p>6.44E-30</text:p>
          </table:table-cell>
          <table:table-cell office:value-type="float" office:value="3.90864E-030" calcext:value-type="float">
            <text:p>3.91E-30</text:p>
          </table:table-cell>
          <table:table-cell office:value-type="float" office:value="2.37071E-030" calcext:value-type="float">
            <text:p>2.37E-30</text:p>
          </table:table-cell>
          <table:table-cell office:value-type="float" office:value="1.43791E-030" calcext:value-type="float">
            <text:p>1.44E-30</text:p>
          </table:table-cell>
          <table:table-cell office:value-type="float" office:value="8.72135E-031" calcext:value-type="float">
            <text:p>8.72E-31</text:p>
          </table:table-cell>
          <table:table-cell office:value-type="float" office:value="5.28977E-031" calcext:value-type="float">
            <text:p>5.29E-31</text:p>
          </table:table-cell>
          <table:table-cell office:value-type="float" office:value="3.20841E-031" calcext:value-type="float">
            <text:p>3.21E-31</text:p>
          </table:table-cell>
          <table:table-cell office:value-type="float" office:value="1.946E-031" calcext:value-type="float">
            <text:p>1.95E-31</text:p>
          </table:table-cell>
          <table:table-cell office:value-type="float" office:value="1.18031E-031" calcext:value-type="float">
            <text:p>1.18E-31</text:p>
          </table:table-cell>
          <table:table-cell office:value-type="float" office:value="7.15892E-032" calcext:value-type="float">
            <text:p>7.16E-32</text:p>
          </table:table-cell>
          <table:table-cell office:value-type="float" office:value="4.34211E-032" calcext:value-type="float">
            <text:p>4.34E-32</text:p>
          </table:table-cell>
          <table:table-cell office:value-type="float" office:value="2.63362E-032" calcext:value-type="float">
            <text:p>2.63E-32</text:p>
          </table:table-cell>
          <table:table-cell office:value-type="float" office:value="1.59737E-032" calcext:value-type="float">
            <text:p>1.60E-32</text:p>
          </table:table-cell>
          <table:table-cell office:value-type="float" office:value="9.68865E-033" calcext:value-type="float">
            <text:p>9.69E-33</text:p>
          </table:table-cell>
          <table:table-cell office:value-type="float" office:value="5.87602E-033" calcext:value-type="float">
            <text:p>5.88E-33</text:p>
          </table:table-cell>
          <table:table-cell office:value-type="float" office:value="3.56411E-033" calcext:value-type="float">
            <text:p>3.56E-33</text:p>
          </table:table-cell>
          <table:table-cell office:value-type="float" office:value="2.1681E-033" calcext:value-type="float">
            <text:p>2.17E-33</text:p>
          </table:table-cell>
          <table:table-cell office:value-type="float" office:value="1.29357E-033" calcext:value-type="float">
            <text:p>1.29E-33</text:p>
          </table:table-cell>
          <table:table-cell office:value-type="float" office:value="7.88111E-034" calcext:value-type="float">
            <text:p>7.88E-34</text:p>
          </table:table-cell>
          <table:table-cell office:value-type="float" office:value="5.31661E-034" calcext:value-type="float">
            <text:p>5.32E-34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103826" calcext:value-type="float">
            <text:p>1.04E-07</text:p>
          </table:table-cell>
          <table:table-cell office:value-type="float" office:value="0.0000000617561" calcext:value-type="float">
            <text:p>6.18E-08</text:p>
          </table:table-cell>
          <table:table-cell office:value-type="float" office:value="0.000000178754" calcext:value-type="float">
            <text:p>1.79E-07</text:p>
          </table:table-cell>
          <table:table-cell office:value-type="float" office:value="0.000000293286" calcext:value-type="float">
            <text:p>2.93E-07</text:p>
          </table:table-cell>
          <table:table-cell office:value-type="float" office:value="0.000000147766" calcext:value-type="float">
            <text:p>1.48E-07</text:p>
          </table:table-cell>
          <table:table-cell office:value-type="float" office:value="0.000000173608" calcext:value-type="float">
            <text:p>1.74E-07</text:p>
          </table:table-cell>
          <table:table-cell office:value-type="float" office:value="0.000000367595" calcext:value-type="float">
            <text:p>3.68E-07</text:p>
          </table:table-cell>
          <table:table-cell office:value-type="float" office:value="0.000000596642" calcext:value-type="float">
            <text:p>5.97E-07</text:p>
          </table:table-cell>
          <table:table-cell office:value-type="float" office:value="0.000000972269" calcext:value-type="float">
            <text:p>9.72E-07</text:p>
          </table:table-cell>
          <table:table-cell office:value-type="float" office:value="0.00000160642" calcext:value-type="float">
            <text:p>1.61E-06</text:p>
          </table:table-cell>
          <table:table-cell office:value-type="float" office:value="0.00000264896" calcext:value-type="float">
            <text:p>2.65E-06</text:p>
          </table:table-cell>
          <table:table-cell office:value-type="float" office:value="0.00000436704" calcext:value-type="float">
            <text:p>4.37E-06</text:p>
          </table:table-cell>
          <table:table-cell office:value-type="float" office:value="0.00000720007" calcext:value-type="float">
            <text:p>7.20E-06</text:p>
          </table:table-cell>
          <table:table-cell office:value-type="float" office:value="0.0000118709" calcext:value-type="float">
            <text:p>1.19E-05</text:p>
          </table:table-cell>
          <table:table-cell office:value-type="float" office:value="0.0000195718" calcext:value-type="float">
            <text:p>1.96E-05</text:p>
          </table:table-cell>
          <table:table-cell office:value-type="float" office:value="0.0000322683" calcext:value-type="float">
            <text:p>3.23E-05</text:p>
          </table:table-cell>
          <table:table-cell office:value-type="float" office:value="0.0000532012" calcext:value-type="float">
            <text:p>5.32E-05</text:p>
          </table:table-cell>
          <table:table-cell office:value-type="float" office:value="0.0000877132" calcext:value-type="float">
            <text:p>8.77E-05</text:p>
          </table:table-cell>
          <table:table-cell office:value-type="float" office:value="0.000144613" calcext:value-type="float">
            <text:p>0.000144613</text:p>
          </table:table-cell>
          <table:table-cell office:value-type="float" office:value="0.00023842" calcext:value-type="float">
            <text:p>0.00023842</text:p>
          </table:table-cell>
          <table:table-cell office:value-type="float" office:value="0.000393074" calcext:value-type="float">
            <text:p>0.000393074</text:p>
          </table:table-cell>
          <table:table-cell office:value-type="float" office:value="0.00064803" calcext:value-type="float">
            <text:p>0.00064803</text:p>
          </table:table-cell>
          <table:table-cell office:value-type="float" office:value="0.00106831" calcext:value-type="float">
            <text:p>0.00106831</text:p>
          </table:table-cell>
          <table:table-cell office:value-type="float" office:value="0.00176106" calcext:value-type="float">
            <text:p>0.00176106</text:p>
          </table:table-cell>
          <table:table-cell office:value-type="float" office:value="0.00290269" calcext:value-type="float">
            <text:p>0.00290269</text:p>
          </table:table-cell>
          <table:table-cell office:value-type="float" office:value="0.00478356" calcext:value-type="float">
            <text:p>0.00478356</text:p>
          </table:table-cell>
          <table:table-cell office:value-type="float" office:value="0.00788087" calcext:value-type="float">
            <text:p>0.00788087</text:p>
          </table:table-cell>
          <table:table-cell office:value-type="float" office:value="0.0129774" calcext:value-type="float">
            <text:p>0.0129774</text:p>
          </table:table-cell>
          <table:table-cell office:value-type="float" office:value="0.0213527" calcext:value-type="float">
            <text:p>0.0213527</text:p>
          </table:table-cell>
          <table:table-cell office:value-type="float" office:value="0.0350873" calcext:value-type="float">
            <text:p>0.0350873</text:p>
          </table:table-cell>
          <table:table-cell office:value-type="float" office:value="0.0575323" calcext:value-type="float">
            <text:p>0.0575323</text:p>
          </table:table-cell>
          <table:table-cell office:value-type="float" office:value="0.0940036" calcext:value-type="float">
            <text:p>0.0940036</text:p>
          </table:table-cell>
          <table:table-cell office:value-type="float" office:value="0.152731" calcext:value-type="float">
            <text:p>0.152731</text:p>
          </table:table-cell>
          <table:table-cell office:value-type="float" office:value="0.245895" calcext:value-type="float">
            <text:p>0.245895</text:p>
          </table:table-cell>
          <table:table-cell office:value-type="float" office:value="0.389972" calcext:value-type="float">
            <text:p>0.389972</text:p>
          </table:table-cell>
          <table:table-cell office:value-type="float" office:value="0.603683" calcext:value-type="float">
            <text:p>0.603683</text:p>
          </table:table-cell>
          <table:table-cell office:value-type="float" office:value="0.900368" calcext:value-type="float">
            <text:p>0.900368</text:p>
          </table:table-cell>
          <table:table-cell office:value-type="float" office:value="1.27019" calcext:value-type="float">
            <text:p>1.27019</text:p>
          </table:table-cell>
          <table:table-cell office:value-type="float" office:value="1.65558" calcext:value-type="float">
            <text:p>1.65558</text:p>
          </table:table-cell>
          <table:table-cell office:value-type="float" office:value="1.94633" calcext:value-type="float">
            <text:p>1.94633</text:p>
          </table:table-cell>
          <table:table-cell office:value-type="float" office:value="2.02727" calcext:value-type="float">
            <text:p>2.02727</text:p>
          </table:table-cell>
          <table:table-cell office:value-type="float" office:value="1.86124" calcext:value-type="float">
            <text:p>1.86124</text:p>
          </table:table-cell>
          <table:table-cell office:value-type="float" office:value="1.52251" calcext:value-type="float">
            <text:p>1.52251</text:p>
          </table:table-cell>
          <table:table-cell office:value-type="float" office:value="1.13459" calcext:value-type="float">
            <text:p>1.13459</text:p>
          </table:table-cell>
          <table:table-cell office:value-type="float" office:value="0.789043" calcext:value-type="float">
            <text:p>0.789043</text:p>
          </table:table-cell>
          <table:table-cell office:value-type="float" office:value="0.522466" calcext:value-type="float">
            <text:p>0.522466</text:p>
          </table:table-cell>
          <table:table-cell office:value-type="float" office:value="0.33466" calcext:value-type="float">
            <text:p>0.33466</text:p>
          </table:table-cell>
          <table:table-cell office:value-type="float" office:value="0.209896" calcext:value-type="float">
            <text:p>0.209896</text:p>
          </table:table-cell>
          <table:table-cell office:value-type="float" office:value="0.129958" calcext:value-type="float">
            <text:p>0.129958</text:p>
          </table:table-cell>
          <table:table-cell office:value-type="float" office:value="0.0798275" calcext:value-type="float">
            <text:p>0.0798275</text:p>
          </table:table-cell>
          <table:table-cell office:value-type="float" office:value="0.0487937" calcext:value-type="float">
            <text:p>0.0487937</text:p>
          </table:table-cell>
          <table:table-cell office:value-type="float" office:value="0.0297345" calcext:value-type="float">
            <text:p>0.0297345</text:p>
          </table:table-cell>
          <table:table-cell office:value-type="float" office:value="0.0180865" calcext:value-type="float">
            <text:p>0.0180865</text:p>
          </table:table-cell>
          <table:table-cell office:value-type="float" office:value="0.0109891" calcext:value-type="float">
            <text:p>0.0109891</text:p>
          </table:table-cell>
          <table:table-cell office:value-type="float" office:value="0.00667227" calcext:value-type="float">
            <text:p>0.00667227</text:p>
          </table:table-cell>
          <table:table-cell office:value-type="float" office:value="0.00404953" calcext:value-type="float">
            <text:p>0.00404953</text:p>
          </table:table-cell>
          <table:table-cell office:value-type="float" office:value="0.00245712" calcext:value-type="float">
            <text:p>0.00245712</text:p>
          </table:table-cell>
          <table:table-cell office:value-type="float" office:value="0.00149067" calcext:value-type="float">
            <text:p>0.00149067</text:p>
          </table:table-cell>
          <table:table-cell office:value-type="float" office:value="0.000904264" calcext:value-type="float">
            <text:p>0.000904264</text:p>
          </table:table-cell>
          <table:table-cell office:value-type="float" office:value="0.000548512" calcext:value-type="float">
            <text:p>0.000548512</text:p>
          </table:table-cell>
          <table:table-cell office:value-type="float" office:value="0.000332707" calcext:value-type="float">
            <text:p>0.000332707</text:p>
          </table:table-cell>
          <table:table-cell office:value-type="float" office:value="0.000201803" calcext:value-type="float">
            <text:p>0.000201803</text:p>
          </table:table-cell>
          <table:table-cell office:value-type="float" office:value="0.000122402" calcext:value-type="float">
            <text:p>0.000122402</text:p>
          </table:table-cell>
          <table:table-cell table:style-name="ce1" office:value-type="float" office:value="0.0000742416" calcext:value-type="float">
            <text:p>7.42E-05</text:p>
          </table:table-cell>
          <table:table-cell office:value-type="float" office:value="0.0000450301" calcext:value-type="float">
            <text:p>4.50E-05</text:p>
          </table:table-cell>
          <table:table-cell office:value-type="float" office:value="0.0000273123" calcext:value-type="float">
            <text:p>2.73E-05</text:p>
          </table:table-cell>
          <table:table-cell office:value-type="float" office:value="0.0000165658" calcext:value-type="float">
            <text:p>1.66E-05</text:p>
          </table:table-cell>
          <table:table-cell office:value-type="float" office:value="0.0000100477" calcext:value-type="float">
            <text:p>1.00E-05</text:p>
          </table:table-cell>
          <table:table-cell office:value-type="float" office:value="0.00000609422" calcext:value-type="float">
            <text:p>6.09E-06</text:p>
          </table:table-cell>
          <table:table-cell office:value-type="float" office:value="0.00000369633" calcext:value-type="float">
            <text:p>3.70E-06</text:p>
          </table:table-cell>
          <table:table-cell office:value-type="float" office:value="0.00000224194" calcext:value-type="float">
            <text:p>2.24E-06</text:p>
          </table:table-cell>
          <table:table-cell office:value-type="float" office:value="0.00000135981" calcext:value-type="float">
            <text:p>1.36E-06</text:p>
          </table:table-cell>
          <table:table-cell office:value-type="float" office:value="0.000000824764" calcext:value-type="float">
            <text:p>8.25E-07</text:p>
          </table:table-cell>
          <table:table-cell office:value-type="float" office:value="0.000000500245" calcext:value-type="float">
            <text:p>5.00E-07</text:p>
          </table:table-cell>
          <table:table-cell office:value-type="float" office:value="0.000000303414" calcext:value-type="float">
            <text:p>3.03E-07</text:p>
          </table:table-cell>
          <table:table-cell office:value-type="float" office:value="0.00000018403" calcext:value-type="float">
            <text:p>1.84E-07</text:p>
          </table:table-cell>
          <table:table-cell office:value-type="float" office:value="0.00000011162" calcext:value-type="float">
            <text:p>1.12E-07</text:p>
          </table:table-cell>
          <table:table-cell office:value-type="float" office:value="0.0000000677008" calcext:value-type="float">
            <text:p>6.77E-08</text:p>
          </table:table-cell>
          <table:table-cell office:value-type="float" office:value="0.0000000410626" calcext:value-type="float">
            <text:p>4.11E-08</text:p>
          </table:table-cell>
          <table:table-cell office:value-type="float" office:value="0.0000000249057" calcext:value-type="float">
            <text:p>2.49E-08</text:p>
          </table:table-cell>
          <table:table-cell office:value-type="float" office:value="0.0000000151061" calcext:value-type="float">
            <text:p>1.51E-08</text:p>
          </table:table-cell>
          <table:table-cell office:value-type="float" office:value="0.0000000091623" calcext:value-type="float">
            <text:p>9.16E-09</text:p>
          </table:table-cell>
          <table:table-cell office:value-type="float" office:value="0.00000000555722" calcext:value-type="float">
            <text:p>5.56E-09</text:p>
          </table:table-cell>
          <table:table-cell office:value-type="float" office:value="0.00000000337062" calcext:value-type="float">
            <text:p>3.37E-09</text:p>
          </table:table-cell>
          <table:table-cell office:value-type="float" office:value="0.00000000204439" calcext:value-type="float">
            <text:p>2.04E-09</text:p>
          </table:table-cell>
          <table:table-cell office:value-type="float" office:value="0.00000000123998" calcext:value-type="float">
            <text:p>1.24E-09</text:p>
          </table:table-cell>
          <table:table-cell office:value-type="float" office:value="0.000000000752087" calcext:value-type="float">
            <text:p>7.52E-10</text:p>
          </table:table-cell>
          <table:table-cell office:value-type="float" office:value="0.000000000456164" calcext:value-type="float">
            <text:p>4.56E-10</text:p>
          </table:table-cell>
          <table:table-cell office:value-type="float" office:value="0.000000000276678" calcext:value-type="float">
            <text:p>2.77E-10</text:p>
          </table:table-cell>
          <table:table-cell office:value-type="float" office:value="0.000000000167813" calcext:value-type="float">
            <text:p>1.68E-10</text:p>
          </table:table-cell>
          <table:table-cell office:value-type="float" office:value="0.000000000101784" calcext:value-type="float">
            <text:p>1.02E-10</text:p>
          </table:table-cell>
          <table:table-cell office:value-type="float" office:value="0.0000000000617351" calcext:value-type="float">
            <text:p>6.17E-11</text:p>
          </table:table-cell>
          <table:table-cell office:value-type="float" office:value="0.0000000000374442" calcext:value-type="float">
            <text:p>3.74E-11</text:p>
          </table:table-cell>
          <table:table-cell office:value-type="float" office:value="0.0000000000227111" calcext:value-type="float">
            <text:p>2.27E-11</text:p>
          </table:table-cell>
          <table:table-cell office:value-type="float" office:value="0.000000000013775" calcext:value-type="float">
            <text:p>1.38E-11</text:p>
          </table:table-cell>
          <table:table-cell office:value-type="float" office:value="0.00000000000835494" calcext:value-type="float">
            <text:p>8.35E-12</text:p>
          </table:table-cell>
          <table:table-cell office:value-type="float" office:value="0.00000000000506753" calcext:value-type="float">
            <text:p>5.07E-12</text:p>
          </table:table-cell>
          <table:table-cell office:value-type="float" office:value="0.00000000000307361" calcext:value-type="float">
            <text:p>3.07E-12</text:p>
          </table:table-cell>
          <table:table-cell office:value-type="float" office:value="0.00000000000186424" calcext:value-type="float">
            <text:p>1.86E-12</text:p>
          </table:table-cell>
          <table:table-cell office:value-type="float" office:value="0.00000000000113072" calcext:value-type="float">
            <text:p>1.13E-12</text:p>
          </table:table-cell>
          <table:table-cell office:value-type="float" office:value="0.000000000000685815" calcext:value-type="float">
            <text:p>6.86E-13</text:p>
          </table:table-cell>
          <table:table-cell office:value-type="float" office:value="0.000000000000415968" calcext:value-type="float">
            <text:p>4.16E-13</text:p>
          </table:table-cell>
          <table:table-cell office:value-type="float" office:value="0.000000000000252297" calcext:value-type="float">
            <text:p>2.52E-13</text:p>
          </table:table-cell>
          <table:table-cell office:value-type="float" office:value="0.000000000000153026" calcext:value-type="float">
            <text:p>1.53E-13</text:p>
          </table:table-cell>
          <table:table-cell office:value-type="float" office:value="0.000000000000092815" calcext:value-type="float">
            <text:p>9.28E-14</text:p>
          </table:table-cell>
          <table:table-cell office:value-type="float" office:value="0.0000000000000562951" calcext:value-type="float">
            <text:p>5.63E-14</text:p>
          </table:table-cell>
          <table:table-cell office:value-type="float" office:value="0.0000000000000341447" calcext:value-type="float">
            <text:p>3.41E-14</text:p>
          </table:table-cell>
          <table:table-cell office:value-type="float" office:value="0.0000000000000207098" calcext:value-type="float">
            <text:p>2.07E-14</text:p>
          </table:table-cell>
          <table:table-cell office:value-type="float" office:value="0.0000000000000125611" calcext:value-type="float">
            <text:p>1.26E-14</text:p>
          </table:table-cell>
          <table:table-cell office:value-type="float" office:value="7.61872E-015" calcext:value-type="float">
            <text:p>7.62E-15</text:p>
          </table:table-cell>
          <table:table-cell office:value-type="float" office:value="4.62099E-015" calcext:value-type="float">
            <text:p>4.62E-15</text:p>
          </table:table-cell>
          <table:table-cell office:value-type="float" office:value="2.80277E-015" calcext:value-type="float">
            <text:p>2.80E-15</text:p>
          </table:table-cell>
          <table:table-cell office:value-type="float" office:value="1.69997E-015" calcext:value-type="float">
            <text:p>1.70E-15</text:p>
          </table:table-cell>
          <table:table-cell office:value-type="float" office:value="1.03108E-015" calcext:value-type="float">
            <text:p>1.03E-15</text:p>
          </table:table-cell>
          <table:table-cell office:value-type="float" office:value="6.25382E-016" calcext:value-type="float">
            <text:p>6.25E-16</text:p>
          </table:table-cell>
          <table:table-cell office:value-type="float" office:value="3.79314E-016" calcext:value-type="float">
            <text:p>3.79E-16</text:p>
          </table:table-cell>
          <table:table-cell office:value-type="float" office:value="2.30065E-016" calcext:value-type="float">
            <text:p>2.30E-16</text:p>
          </table:table-cell>
          <table:table-cell office:value-type="float" office:value="1.39542E-016" calcext:value-type="float">
            <text:p>1.40E-16</text:p>
          </table:table-cell>
          <table:table-cell office:value-type="float" office:value="8.46363E-017" calcext:value-type="float">
            <text:p>8.46E-17</text:p>
          </table:table-cell>
          <table:table-cell office:value-type="float" office:value="5.13345E-017" calcext:value-type="float">
            <text:p>5.13E-17</text:p>
          </table:table-cell>
          <table:table-cell office:value-type="float" office:value="3.1136E-017" calcext:value-type="float">
            <text:p>3.11E-17</text:p>
          </table:table-cell>
          <table:table-cell office:value-type="float" office:value="1.88849E-017" calcext:value-type="float">
            <text:p>1.89E-17</text:p>
          </table:table-cell>
          <table:table-cell office:value-type="float" office:value="1.14543E-017" calcext:value-type="float">
            <text:p>1.15E-17</text:p>
          </table:table-cell>
          <table:table-cell office:value-type="float" office:value="6.94737E-018" calcext:value-type="float">
            <text:p>6.95E-18</text:p>
          </table:table-cell>
          <table:table-cell office:value-type="float" office:value="4.21379E-018" calcext:value-type="float">
            <text:p>4.21E-18</text:p>
          </table:table-cell>
          <table:table-cell office:value-type="float" office:value="2.55579E-018" calcext:value-type="float">
            <text:p>2.56E-18</text:p>
          </table:table-cell>
          <table:table-cell office:value-type="float" office:value="1.55017E-018" calcext:value-type="float">
            <text:p>1.55E-18</text:p>
          </table:table-cell>
          <table:table-cell office:value-type="float" office:value="9.40224E-019" calcext:value-type="float">
            <text:p>9.40E-19</text:p>
          </table:table-cell>
          <table:table-cell office:value-type="float" office:value="5.70275E-019" calcext:value-type="float">
            <text:p>5.70E-19</text:p>
          </table:table-cell>
          <table:table-cell office:value-type="float" office:value="3.45889E-019" calcext:value-type="float">
            <text:p>3.46E-19</text:p>
          </table:table-cell>
          <table:table-cell office:value-type="float" office:value="2.09792E-019" calcext:value-type="float">
            <text:p>2.10E-19</text:p>
          </table:table-cell>
          <table:table-cell office:value-type="float" office:value="1.27246E-019" calcext:value-type="float">
            <text:p>1.27E-19</text:p>
          </table:table-cell>
          <table:table-cell office:value-type="float" office:value="7.71783E-020" calcext:value-type="float">
            <text:p>7.72E-20</text:p>
          </table:table-cell>
          <table:table-cell office:value-type="float" office:value="4.6811E-020" calcext:value-type="float">
            <text:p>4.68E-20</text:p>
          </table:table-cell>
          <table:table-cell office:value-type="float" office:value="2.83923E-020" calcext:value-type="float">
            <text:p>2.84E-20</text:p>
          </table:table-cell>
          <table:table-cell office:value-type="float" office:value="1.72208E-020" calcext:value-type="float">
            <text:p>1.72E-20</text:p>
          </table:table-cell>
          <table:table-cell office:value-type="float" office:value="1.04449E-020" calcext:value-type="float">
            <text:p>1.04E-20</text:p>
          </table:table-cell>
          <table:table-cell office:value-type="float" office:value="6.33518E-021" calcext:value-type="float">
            <text:p>6.34E-21</text:p>
          </table:table-cell>
          <table:table-cell office:value-type="float" office:value="3.84248E-021" calcext:value-type="float">
            <text:p>3.84E-21</text:p>
          </table:table-cell>
          <table:table-cell office:value-type="float" office:value="2.33058E-021" calcext:value-type="float">
            <text:p>2.33E-21</text:p>
          </table:table-cell>
          <table:table-cell office:value-type="float" office:value="1.41357E-021" calcext:value-type="float">
            <text:p>1.41E-21</text:p>
          </table:table-cell>
          <table:table-cell office:value-type="float" office:value="8.57374E-022" calcext:value-type="float">
            <text:p>8.57E-22</text:p>
          </table:table-cell>
          <table:table-cell office:value-type="float" office:value="5.20023E-022" calcext:value-type="float">
            <text:p>5.20E-22</text:p>
          </table:table-cell>
          <table:table-cell office:value-type="float" office:value="3.1541E-022" calcext:value-type="float">
            <text:p>3.15E-22</text:p>
          </table:table-cell>
          <table:table-cell office:value-type="float" office:value="1.91306E-022" calcext:value-type="float">
            <text:p>1.91E-22</text:p>
          </table:table-cell>
          <table:table-cell office:value-type="float" office:value="1.16033E-022" calcext:value-type="float">
            <text:p>1.16E-22</text:p>
          </table:table-cell>
          <table:table-cell office:value-type="float" office:value="7.03775E-023" calcext:value-type="float">
            <text:p>7.04E-23</text:p>
          </table:table-cell>
          <table:table-cell office:value-type="float" office:value="4.26861E-023" calcext:value-type="float">
            <text:p>4.27E-23</text:p>
          </table:table-cell>
          <table:table-cell office:value-type="float" office:value="2.58904E-023" calcext:value-type="float">
            <text:p>2.59E-23</text:p>
          </table:table-cell>
          <table:table-cell office:value-type="float" office:value="1.57033E-023" calcext:value-type="float">
            <text:p>1.57E-23</text:p>
          </table:table-cell>
          <table:table-cell office:value-type="float" office:value="9.52456E-024" calcext:value-type="float">
            <text:p>9.52E-24</text:p>
          </table:table-cell>
          <table:table-cell office:value-type="float" office:value="5.77694E-024" calcext:value-type="float">
            <text:p>5.78E-24</text:p>
          </table:table-cell>
          <table:table-cell office:value-type="float" office:value="3.50389E-024" calcext:value-type="float">
            <text:p>3.50E-24</text:p>
          </table:table-cell>
          <table:table-cell office:value-type="float" office:value="2.12522E-024" calcext:value-type="float">
            <text:p>2.13E-24</text:p>
          </table:table-cell>
          <table:table-cell office:value-type="float" office:value="1.28901E-024" calcext:value-type="float">
            <text:p>1.29E-24</text:p>
          </table:table-cell>
          <table:table-cell office:value-type="float" office:value="7.81824E-025" calcext:value-type="float">
            <text:p>7.82E-25</text:p>
          </table:table-cell>
          <table:table-cell office:value-type="float" office:value="4.742E-025" calcext:value-type="float">
            <text:p>4.74E-25</text:p>
          </table:table-cell>
          <table:table-cell office:value-type="float" office:value="2.87617E-025" calcext:value-type="float">
            <text:p>2.88E-25</text:p>
          </table:table-cell>
          <table:table-cell office:value-type="float" office:value="1.74448E-025" calcext:value-type="float">
            <text:p>1.74E-25</text:p>
          </table:table-cell>
          <table:table-cell office:value-type="float" office:value="1.05808E-025" calcext:value-type="float">
            <text:p>1.06E-25</text:p>
          </table:table-cell>
          <table:table-cell office:value-type="float" office:value="6.4176E-026" calcext:value-type="float">
            <text:p>6.42E-26</text:p>
          </table:table-cell>
          <table:table-cell office:value-type="float" office:value="3.89247E-026" calcext:value-type="float">
            <text:p>3.89E-26</text:p>
          </table:table-cell>
          <table:table-cell office:value-type="float" office:value="2.3609E-026" calcext:value-type="float">
            <text:p>2.36E-26</text:p>
          </table:table-cell>
          <table:table-cell office:value-type="float" office:value="1.43196E-026" calcext:value-type="float">
            <text:p>1.43E-26</text:p>
          </table:table-cell>
          <table:table-cell office:value-type="float" office:value="8.68528E-027" calcext:value-type="float">
            <text:p>8.69E-27</text:p>
          </table:table-cell>
          <table:table-cell office:value-type="float" office:value="5.26789E-027" calcext:value-type="float">
            <text:p>5.27E-27</text:p>
          </table:table-cell>
          <table:table-cell office:value-type="float" office:value="3.19513E-027" calcext:value-type="float">
            <text:p>3.20E-27</text:p>
          </table:table-cell>
          <table:table-cell office:value-type="float" office:value="1.93795E-027" calcext:value-type="float">
            <text:p>1.94E-27</text:p>
          </table:table-cell>
          <table:table-cell office:value-type="float" office:value="1.17542E-027" calcext:value-type="float">
            <text:p>1.18E-27</text:p>
          </table:table-cell>
          <table:table-cell office:value-type="float" office:value="7.12931E-028" calcext:value-type="float">
            <text:p>7.13E-28</text:p>
          </table:table-cell>
          <table:table-cell office:value-type="float" office:value="4.32414E-028" calcext:value-type="float">
            <text:p>4.32E-28</text:p>
          </table:table-cell>
          <table:table-cell office:value-type="float" office:value="2.62273E-028" calcext:value-type="float">
            <text:p>2.62E-28</text:p>
          </table:table-cell>
          <table:table-cell office:value-type="float" office:value="1.59076E-028" calcext:value-type="float">
            <text:p>1.59E-28</text:p>
          </table:table-cell>
          <table:table-cell office:value-type="float" office:value="9.64847E-029" calcext:value-type="float">
            <text:p>9.65E-29</text:p>
          </table:table-cell>
          <table:table-cell office:value-type="float" office:value="5.85209E-029" calcext:value-type="float">
            <text:p>5.85E-29</text:p>
          </table:table-cell>
          <table:table-cell office:value-type="float" office:value="3.54947E-029" calcext:value-type="float">
            <text:p>3.55E-29</text:p>
          </table:table-cell>
          <table:table-cell office:value-type="float" office:value="2.15286E-029" calcext:value-type="float">
            <text:p>2.15E-29</text:p>
          </table:table-cell>
          <table:table-cell office:value-type="float" office:value="1.30578E-029" calcext:value-type="float">
            <text:p>1.31E-29</text:p>
          </table:table-cell>
          <table:table-cell office:value-type="float" office:value="7.91995E-030" calcext:value-type="float">
            <text:p>7.92E-30</text:p>
          </table:table-cell>
          <table:table-cell office:value-type="float" office:value="4.80369E-030" calcext:value-type="float">
            <text:p>4.80E-30</text:p>
          </table:table-cell>
          <table:table-cell office:value-type="float" office:value="2.91359E-030" calcext:value-type="float">
            <text:p>2.91E-30</text:p>
          </table:table-cell>
          <table:table-cell office:value-type="float" office:value="1.76718E-030" calcext:value-type="float">
            <text:p>1.77E-30</text:p>
          </table:table-cell>
          <table:table-cell office:value-type="float" office:value="1.07185E-030" calcext:value-type="float">
            <text:p>1.07E-30</text:p>
          </table:table-cell>
          <table:table-cell office:value-type="float" office:value="6.50109E-031" calcext:value-type="float">
            <text:p>6.50E-31</text:p>
          </table:table-cell>
          <table:table-cell office:value-type="float" office:value="3.94311E-031" calcext:value-type="float">
            <text:p>3.94E-31</text:p>
          </table:table-cell>
          <table:table-cell office:value-type="float" office:value="2.39162E-031" calcext:value-type="float">
            <text:p>2.39E-31</text:p>
          </table:table-cell>
          <table:table-cell office:value-type="float" office:value="1.45059E-031" calcext:value-type="float">
            <text:p>1.45E-31</text:p>
          </table:table-cell>
          <table:table-cell office:value-type="float" office:value="8.79828E-032" calcext:value-type="float">
            <text:p>8.80E-32</text:p>
          </table:table-cell>
          <table:table-cell office:value-type="float" office:value="5.33632E-032" calcext:value-type="float">
            <text:p>5.34E-32</text:p>
          </table:table-cell>
          <table:table-cell office:value-type="float" office:value="3.23683E-032" calcext:value-type="float">
            <text:p>3.24E-32</text:p>
          </table:table-cell>
          <table:table-cell office:value-type="float" office:value="1.96372E-032" calcext:value-type="float">
            <text:p>1.96E-32</text:p>
          </table:table-cell>
          <table:table-cell office:value-type="float" office:value="1.18788E-032" calcext:value-type="float">
            <text:p>1.19E-32</text:p>
          </table:table-cell>
          <table:table-cell office:value-type="float" office:value="7.25738E-033" calcext:value-type="float">
            <text:p>7.26E-33</text:p>
          </table:table-cell>
          <table:table-cell office:value-type="float" office:value="4.44918E-033" calcext:value-type="float">
            <text:p>4.45E-33</text:p>
          </table:table-cell>
          <table:table-cell office:value-type="float" office:value="2.42954E-033" calcext:value-type="float">
            <text:p>2.43E-33</text:p>
          </table:table-cell>
          <table:table-cell office:value-type="float" office:value="1.76661E-033" calcext:value-type="float">
            <text:p>1.77E-33</text:p>
          </table:table-cell>
          <table:table-cell office:value-type="float" office:value="1.14841E-033" calcext:value-type="float">
            <text:p>1.15E-33</text:p>
          </table:table-cell>
          <table:table-cell office:value-type="float" office:value="5.16914E-034" calcext:value-type="float">
            <text:p>5.17E-34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929696" calcext:value-type="float">
            <text:p>9.30E-07</text:p>
          </table:table-cell>
          <table:table-cell office:value-type="float" office:value="0.000000996559" calcext:value-type="float">
            <text:p>9.97E-07</text:p>
          </table:table-cell>
          <table:table-cell office:value-type="float" office:value="0.00000108666" calcext:value-type="float">
            <text:p>1.09E-06</text:p>
          </table:table-cell>
          <table:table-cell office:value-type="float" office:value="0.00000113396" calcext:value-type="float">
            <text:p>1.13E-06</text:p>
          </table:table-cell>
          <table:table-cell office:value-type="float" office:value="0.00000182766" calcext:value-type="float">
            <text:p>1.83E-06</text:p>
          </table:table-cell>
          <table:table-cell office:value-type="float" office:value="0.00000130543" calcext:value-type="float">
            <text:p>1.31E-06</text:p>
          </table:table-cell>
          <table:table-cell office:value-type="float" office:value="0.00000010243" calcext:value-type="float">
            <text:p>1.02E-07</text:p>
          </table:table-cell>
          <table:table-cell office:value-type="float" office:value="0.000000413553" calcext:value-type="float">
            <text:p>4.14E-07</text:p>
          </table:table-cell>
          <table:table-cell office:value-type="float" office:value="0.000000937742" calcext:value-type="float">
            <text:p>9.38E-07</text:p>
          </table:table-cell>
          <table:table-cell office:value-type="float" office:value="0.0000012919" calcext:value-type="float">
            <text:p>1.29E-06</text:p>
          </table:table-cell>
          <table:table-cell office:value-type="float" office:value="0.00000212251" calcext:value-type="float">
            <text:p>2.12E-06</text:p>
          </table:table-cell>
          <table:table-cell office:value-type="float" office:value="0.00000354539" calcext:value-type="float">
            <text:p>3.55E-06</text:p>
          </table:table-cell>
          <table:table-cell office:value-type="float" office:value="0.00000583524" calcext:value-type="float">
            <text:p>5.84E-06</text:p>
          </table:table-cell>
          <table:table-cell office:value-type="float" office:value="0.00000961716" calcext:value-type="float">
            <text:p>9.62E-06</text:p>
          </table:table-cell>
          <table:table-cell office:value-type="float" office:value="0.0000158579" calcext:value-type="float">
            <text:p>1.59E-05</text:p>
          </table:table-cell>
          <table:table-cell office:value-type="float" office:value="0.0000261451" calcext:value-type="float">
            <text:p>2.61E-05</text:p>
          </table:table-cell>
          <table:table-cell office:value-type="float" office:value="0.0000431056" calcext:value-type="float">
            <text:p>4.31E-05</text:p>
          </table:table-cell>
          <table:table-cell office:value-type="float" office:value="0.0000710687" calcext:value-type="float">
            <text:p>7.11E-05</text:p>
          </table:table-cell>
          <table:table-cell office:value-type="float" office:value="0.000117171" calcext:value-type="float">
            <text:p>0.000117171</text:p>
          </table:table-cell>
          <table:table-cell office:value-type="float" office:value="0.000193179" calcext:value-type="float">
            <text:p>0.000193179</text:p>
          </table:table-cell>
          <table:table-cell office:value-type="float" office:value="0.000318489" calcext:value-type="float">
            <text:p>0.000318489</text:p>
          </table:table-cell>
          <table:table-cell office:value-type="float" office:value="0.000525073" calcext:value-type="float">
            <text:p>0.000525073</text:p>
          </table:table-cell>
          <table:table-cell office:value-type="float" office:value="0.000865629" calcext:value-type="float">
            <text:p>0.000865629</text:p>
          </table:table-cell>
          <table:table-cell office:value-type="float" office:value="0.00142699" calcext:value-type="float">
            <text:p>0.00142699</text:p>
          </table:table-cell>
          <table:table-cell office:value-type="float" office:value="0.00235219" calcext:value-type="float">
            <text:p>0.00235219</text:p>
          </table:table-cell>
          <table:table-cell office:value-type="float" office:value="0.00387669" calcext:value-type="float">
            <text:p>0.00387669</text:p>
          </table:table-cell>
          <table:table-cell office:value-type="float" office:value="0.0063877" calcext:value-type="float">
            <text:p>0.0063877</text:p>
          </table:table-cell>
          <table:table-cell office:value-type="float" office:value="0.0105211" calcext:value-type="float">
            <text:p>0.0105211</text:p>
          </table:table-cell>
          <table:table-cell office:value-type="float" office:value="0.0173189" calcext:value-type="float">
            <text:p>0.0173189</text:p>
          </table:table-cell>
          <table:table-cell office:value-type="float" office:value="0.0284763" calcext:value-type="float">
            <text:p>0.0284763</text:p>
          </table:table-cell>
          <table:table-cell office:value-type="float" office:value="0.0467255" calcext:value-type="float">
            <text:p>0.0467255</text:p>
          </table:table-cell>
          <table:table-cell office:value-type="float" office:value="0.0764828" calcext:value-type="float">
            <text:p>0.0764828</text:p>
          </table:table-cell>
          <table:table-cell office:value-type="float" office:value="0.124743" calcext:value-type="float">
            <text:p>0.124743</text:p>
          </table:table-cell>
          <table:table-cell office:value-type="float" office:value="0.201868" calcext:value-type="float">
            <text:p>0.201868</text:p>
          </table:table-cell>
          <table:table-cell office:value-type="float" office:value="0.322599" calcext:value-type="float">
            <text:p>0.322599</text:p>
          </table:table-cell>
          <table:table-cell office:value-type="float" office:value="0.506324" calcext:value-type="float">
            <text:p>0.506324</text:p>
          </table:table-cell>
          <table:table-cell office:value-type="float" office:value="0.770848" calcext:value-type="float">
            <text:p>0.770848</text:p>
          </table:table-cell>
          <table:table-cell office:value-type="float" office:value="1.1178" calcext:value-type="float">
            <text:p>1.1178</text:p>
          </table:table-cell>
          <table:table-cell office:value-type="float" office:value="1.51117" calcext:value-type="float">
            <text:p>1.51117</text:p>
          </table:table-cell>
          <table:table-cell office:value-type="float" office:value="1.85938" calcext:value-type="float">
            <text:p>1.85938</text:p>
          </table:table-cell>
          <table:table-cell office:value-type="float" office:value="2.03817" calcext:value-type="float">
            <text:p>2.03817</text:p>
          </table:table-cell>
          <table:table-cell office:value-type="float" office:value="1.96975" calcext:value-type="float">
            <text:p>1.96975</text:p>
          </table:table-cell>
          <table:table-cell office:value-type="float" office:value="1.6857" calcext:value-type="float">
            <text:p>1.6857</text:p>
          </table:table-cell>
          <table:table-cell office:value-type="float" office:value="1.29807" calcext:value-type="float">
            <text:p>1.29807</text:p>
          </table:table-cell>
          <table:table-cell office:value-type="float" office:value="0.92253" calcext:value-type="float">
            <text:p>0.92253</text:p>
          </table:table-cell>
          <table:table-cell office:value-type="float" office:value="0.621654" calcext:value-type="float">
            <text:p>0.621654</text:p>
          </table:table-cell>
          <table:table-cell office:value-type="float" office:value="0.403924" calcext:value-type="float">
            <text:p>0.403924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158603" calcext:value-type="float">
            <text:p>0.158603</text:p>
          </table:table-cell>
          <table:table-cell office:value-type="float" office:value="0.0976302" calcext:value-type="float">
            <text:p>0.0976302</text:p>
          </table:table-cell>
          <table:table-cell office:value-type="float" office:value="0.0597905" calcext:value-type="float">
            <text:p>0.0597905</text:p>
          </table:table-cell>
          <table:table-cell office:value-type="float" office:value="0.0364814" calcext:value-type="float">
            <text:p>0.0364814</text:p>
          </table:table-cell>
          <table:table-cell office:value-type="float" office:value="0.0222053" calcext:value-type="float">
            <text:p>0.0222053</text:p>
          </table:table-cell>
          <table:table-cell office:value-type="float" office:value="0.013497" calcext:value-type="float">
            <text:p>0.013497</text:p>
          </table:table-cell>
          <table:table-cell office:value-type="float" office:value="0.008197" calcext:value-type="float">
            <text:p>0.008197</text:p>
          </table:table-cell>
          <table:table-cell office:value-type="float" office:value="0.00497568" calcext:value-type="float">
            <text:p>0.00497568</text:p>
          </table:table-cell>
          <table:table-cell office:value-type="float" office:value="0.00301935" calcext:value-type="float">
            <text:p>0.00301935</text:p>
          </table:table-cell>
          <table:table-cell office:value-type="float" office:value="0.00183186" calcext:value-type="float">
            <text:p>0.00183186</text:p>
          </table:table-cell>
          <table:table-cell office:value-type="float" office:value="0.00111128" calcext:value-type="float">
            <text:p>0.00111128</text:p>
          </table:table-cell>
          <table:table-cell office:value-type="float" office:value="0.000674096" calcext:value-type="float">
            <text:p>0.000674096</text:p>
          </table:table-cell>
          <table:table-cell office:value-type="float" office:value="0.000408886" calcext:value-type="float">
            <text:p>0.000408886</text:p>
          </table:table-cell>
          <table:table-cell office:value-type="float" office:value="0.000248012" calcext:value-type="float">
            <text:p>0.000248012</text:p>
          </table:table-cell>
          <table:table-cell office:value-type="float" office:value="0.00015043" calcext:value-type="float">
            <text:p>0.00015043</text:p>
          </table:table-cell>
          <table:table-cell table:style-name="ce1" office:value-type="float" office:value="0.0000912419" calcext:value-type="float">
            <text:p>9.12E-05</text:p>
          </table:table-cell>
          <table:table-cell office:value-type="float" office:value="0.0000553415" calcext:value-type="float">
            <text:p>5.53E-05</text:p>
          </table:table-cell>
          <table:table-cell office:value-type="float" office:value="0.0000335665" calcext:value-type="float">
            <text:p>3.36E-05</text:p>
          </table:table-cell>
          <table:table-cell office:value-type="float" office:value="0.0000203592" calcext:value-type="float">
            <text:p>2.04E-05</text:p>
          </table:table-cell>
          <table:table-cell office:value-type="float" office:value="0.0000123485" calcext:value-type="float">
            <text:p>1.23E-05</text:p>
          </table:table-cell>
          <table:table-cell office:value-type="float" office:value="0.00000748975" calcext:value-type="float">
            <text:p>7.49E-06</text:p>
          </table:table-cell>
          <table:table-cell office:value-type="float" office:value="0.00000454277" calcext:value-type="float">
            <text:p>4.54E-06</text:p>
          </table:table-cell>
          <table:table-cell office:value-type="float" office:value="0.00000275533" calcext:value-type="float">
            <text:p>2.76E-06</text:p>
          </table:table-cell>
          <table:table-cell office:value-type="float" office:value="0.00000167119" calcext:value-type="float">
            <text:p>1.67E-06</text:p>
          </table:table-cell>
          <table:table-cell office:value-type="float" office:value="0.00000101363" calcext:value-type="float">
            <text:p>1.01E-06</text:p>
          </table:table-cell>
          <table:table-cell office:value-type="float" office:value="0.000000614797" calcext:value-type="float">
            <text:p>6.15E-07</text:p>
          </table:table-cell>
          <table:table-cell office:value-type="float" office:value="0.000000372893" calcext:value-type="float">
            <text:p>3.73E-07</text:p>
          </table:table-cell>
          <table:table-cell office:value-type="float" office:value="0.000000226171" calcext:value-type="float">
            <text:p>2.26E-07</text:p>
          </table:table-cell>
          <table:table-cell office:value-type="float" office:value="0.00000013718" calcext:value-type="float">
            <text:p>1.37E-07</text:p>
          </table:table-cell>
          <table:table-cell office:value-type="float" office:value="0.0000000832037" calcext:value-type="float">
            <text:p>8.32E-08</text:p>
          </table:table-cell>
          <table:table-cell office:value-type="float" office:value="0.0000000504656" calcext:value-type="float">
            <text:p>5.05E-08</text:p>
          </table:table-cell>
          <table:table-cell office:value-type="float" office:value="0.0000000306089" calcext:value-type="float">
            <text:p>3.06E-08</text:p>
          </table:table-cell>
          <table:table-cell office:value-type="float" office:value="0.0000000185653" calcext:value-type="float">
            <text:p>1.86E-08</text:p>
          </table:table-cell>
          <table:table-cell office:value-type="float" office:value="0.0000000112604" calcext:value-type="float">
            <text:p>1.13E-08</text:p>
          </table:table-cell>
          <table:table-cell office:value-type="float" office:value="0.00000000682978" calcext:value-type="float">
            <text:p>6.83E-09</text:p>
          </table:table-cell>
          <table:table-cell office:value-type="float" office:value="0.00000000414247" calcext:value-type="float">
            <text:p>4.14E-09</text:p>
          </table:table-cell>
          <table:table-cell office:value-type="float" office:value="0.00000000251254" calcext:value-type="float">
            <text:p>2.51E-09</text:p>
          </table:table-cell>
          <table:table-cell office:value-type="float" office:value="0.00000000152393" calcext:value-type="float">
            <text:p>1.52E-09</text:p>
          </table:table-cell>
          <table:table-cell office:value-type="float" office:value="0.00000000092431" calcext:value-type="float">
            <text:p>9.24E-10</text:p>
          </table:table-cell>
          <table:table-cell office:value-type="float" office:value="0.000000000560622" calcext:value-type="float">
            <text:p>5.61E-10</text:p>
          </table:table-cell>
          <table:table-cell office:value-type="float" office:value="0.000000000340035" calcext:value-type="float">
            <text:p>3.40E-10</text:p>
          </table:table-cell>
          <table:table-cell office:value-type="float" office:value="0.000000000206241" calcext:value-type="float">
            <text:p>2.06E-10</text:p>
          </table:table-cell>
          <table:table-cell office:value-type="float" office:value="0.000000000125092" calcext:value-type="float">
            <text:p>1.25E-10</text:p>
          </table:table-cell>
          <table:table-cell office:value-type="float" office:value="0.000000000075872" calcext:value-type="float">
            <text:p>7.59E-11</text:p>
          </table:table-cell>
          <table:table-cell office:value-type="float" office:value="0.0000000000460187" calcext:value-type="float">
            <text:p>4.60E-11</text:p>
          </table:table-cell>
          <table:table-cell office:value-type="float" office:value="0.0000000000279117" calcext:value-type="float">
            <text:p>2.79E-11</text:p>
          </table:table-cell>
          <table:table-cell office:value-type="float" office:value="0.0000000000169293" calcext:value-type="float">
            <text:p>1.69E-11</text:p>
          </table:table-cell>
          <table:table-cell office:value-type="float" office:value="0.0000000000102682" calcext:value-type="float">
            <text:p>1.03E-11</text:p>
          </table:table-cell>
          <table:table-cell office:value-type="float" office:value="0.00000000000622795" calcext:value-type="float">
            <text:p>6.23E-12</text:p>
          </table:table-cell>
          <table:table-cell office:value-type="float" office:value="0.00000000000377744" calcext:value-type="float">
            <text:p>3.78E-12</text:p>
          </table:table-cell>
          <table:table-cell office:value-type="float" office:value="0.00000000000229114" calcext:value-type="float">
            <text:p>2.29E-12</text:p>
          </table:table-cell>
          <table:table-cell office:value-type="float" office:value="0.00000000000138964" calcext:value-type="float">
            <text:p>1.39E-12</text:p>
          </table:table-cell>
          <table:table-cell office:value-type="float" office:value="0.000000000000842862" calcext:value-type="float">
            <text:p>8.43E-13</text:p>
          </table:table-cell>
          <table:table-cell office:value-type="float" office:value="0.000000000000511221" calcext:value-type="float">
            <text:p>5.11E-13</text:p>
          </table:table-cell>
          <table:table-cell office:value-type="float" office:value="0.000000000000310072" calcext:value-type="float">
            <text:p>3.10E-13</text:p>
          </table:table-cell>
          <table:table-cell office:value-type="float" office:value="0.000000000000188068" calcext:value-type="float">
            <text:p>1.88E-13</text:p>
          </table:table-cell>
          <table:table-cell office:value-type="float" office:value="0.000000000000114069" calcext:value-type="float">
            <text:p>1.14E-13</text:p>
          </table:table-cell>
          <table:table-cell office:value-type="float" office:value="0.0000000000000691863" calcext:value-type="float">
            <text:p>6.92E-14</text:p>
          </table:table-cell>
          <table:table-cell office:value-type="float" office:value="0.0000000000000419636" calcext:value-type="float">
            <text:p>4.20E-14</text:p>
          </table:table-cell>
          <table:table-cell office:value-type="float" office:value="0.0000000000000254522" calcext:value-type="float">
            <text:p>2.55E-14</text:p>
          </table:table-cell>
          <table:table-cell office:value-type="float" office:value="0.0000000000000154376" calcext:value-type="float">
            <text:p>1.54E-14</text:p>
          </table:table-cell>
          <table:table-cell office:value-type="float" office:value="9.36335E-015" calcext:value-type="float">
            <text:p>9.36E-15</text:p>
          </table:table-cell>
          <table:table-cell office:value-type="float" office:value="5.67916E-015" calcext:value-type="float">
            <text:p>5.68E-15</text:p>
          </table:table-cell>
          <table:table-cell office:value-type="float" office:value="3.44458E-015" calcext:value-type="float">
            <text:p>3.44E-15</text:p>
          </table:table-cell>
          <table:table-cell office:value-type="float" office:value="2.08925E-015" calcext:value-type="float">
            <text:p>2.09E-15</text:p>
          </table:table-cell>
          <table:table-cell office:value-type="float" office:value="1.26719E-015" calcext:value-type="float">
            <text:p>1.27E-15</text:p>
          </table:table-cell>
          <table:table-cell office:value-type="float" office:value="7.6859E-016" calcext:value-type="float">
            <text:p>7.69E-16</text:p>
          </table:table-cell>
          <table:table-cell office:value-type="float" office:value="4.66174E-016" calcext:value-type="float">
            <text:p>4.66E-16</text:p>
          </table:table-cell>
          <table:table-cell office:value-type="float" office:value="2.82749E-016" calcext:value-type="float">
            <text:p>2.83E-16</text:p>
          </table:table-cell>
          <table:table-cell office:value-type="float" office:value="1.71496E-016" calcext:value-type="float">
            <text:p>1.71E-16</text:p>
          </table:table-cell>
          <table:table-cell office:value-type="float" office:value="1.04017E-016" calcext:value-type="float">
            <text:p>1.04E-16</text:p>
          </table:table-cell>
          <table:table-cell office:value-type="float" office:value="6.30897E-017" calcext:value-type="float">
            <text:p>6.31E-17</text:p>
          </table:table-cell>
          <table:table-cell office:value-type="float" office:value="3.82659E-017" calcext:value-type="float">
            <text:p>3.83E-17</text:p>
          </table:table-cell>
          <table:table-cell office:value-type="float" office:value="2.32094E-017" calcext:value-type="float">
            <text:p>2.32E-17</text:p>
          </table:table-cell>
          <table:table-cell office:value-type="float" office:value="1.40772E-017" calcext:value-type="float">
            <text:p>1.41E-17</text:p>
          </table:table-cell>
          <table:table-cell office:value-type="float" office:value="8.53827E-018" calcext:value-type="float">
            <text:p>8.54E-18</text:p>
          </table:table-cell>
          <table:table-cell office:value-type="float" office:value="5.17872E-018" calcext:value-type="float">
            <text:p>5.18E-18</text:p>
          </table:table-cell>
          <table:table-cell office:value-type="float" office:value="3.14105E-018" calcext:value-type="float">
            <text:p>3.14E-18</text:p>
          </table:table-cell>
          <table:table-cell office:value-type="float" office:value="1.90515E-018" calcext:value-type="float">
            <text:p>1.91E-18</text:p>
          </table:table-cell>
          <table:table-cell office:value-type="float" office:value="1.15553E-018" calcext:value-type="float">
            <text:p>1.16E-18</text:p>
          </table:table-cell>
          <table:table-cell office:value-type="float" office:value="7.00864E-019" calcext:value-type="float">
            <text:p>7.01E-19</text:p>
          </table:table-cell>
          <table:table-cell office:value-type="float" office:value="4.25095E-019" calcext:value-type="float">
            <text:p>4.25E-19</text:p>
          </table:table-cell>
          <table:table-cell office:value-type="float" office:value="2.57833E-019" calcext:value-type="float">
            <text:p>2.58E-19</text:p>
          </table:table-cell>
          <table:table-cell office:value-type="float" office:value="1.56384E-019" calcext:value-type="float">
            <text:p>1.56E-19</text:p>
          </table:table-cell>
          <table:table-cell office:value-type="float" office:value="9.48516E-020" calcext:value-type="float">
            <text:p>9.49E-20</text:p>
          </table:table-cell>
          <table:table-cell office:value-type="float" office:value="5.75304E-020" calcext:value-type="float">
            <text:p>5.75E-20</text:p>
          </table:table-cell>
          <table:table-cell office:value-type="float" office:value="3.4894E-020" calcext:value-type="float">
            <text:p>3.49E-20</text:p>
          </table:table-cell>
          <table:table-cell office:value-type="float" office:value="2.11643E-020" calcext:value-type="float">
            <text:p>2.12E-20</text:p>
          </table:table-cell>
          <table:table-cell office:value-type="float" office:value="1.28368E-020" calcext:value-type="float">
            <text:p>1.28E-20</text:p>
          </table:table-cell>
          <table:table-cell office:value-type="float" office:value="7.78589E-021" calcext:value-type="float">
            <text:p>7.79E-21</text:p>
          </table:table-cell>
          <table:table-cell office:value-type="float" office:value="4.72238E-021" calcext:value-type="float">
            <text:p>4.72E-21</text:p>
          </table:table-cell>
          <table:table-cell office:value-type="float" office:value="2.86427E-021" calcext:value-type="float">
            <text:p>2.86E-21</text:p>
          </table:table-cell>
          <table:table-cell office:value-type="float" office:value="1.73727E-021" calcext:value-type="float">
            <text:p>1.74E-21</text:p>
          </table:table-cell>
          <table:table-cell office:value-type="float" office:value="1.05371E-021" calcext:value-type="float">
            <text:p>1.05E-21</text:p>
          </table:table-cell>
          <table:table-cell office:value-type="float" office:value="6.39105E-022" calcext:value-type="float">
            <text:p>6.39E-22</text:p>
          </table:table-cell>
          <table:table-cell office:value-type="float" office:value="3.87637E-022" calcext:value-type="float">
            <text:p>3.88E-22</text:p>
          </table:table-cell>
          <table:table-cell office:value-type="float" office:value="2.35114E-022" calcext:value-type="float">
            <text:p>2.35E-22</text:p>
          </table:table-cell>
          <table:table-cell office:value-type="float" office:value="1.42604E-022" calcext:value-type="float">
            <text:p>1.43E-22</text:p>
          </table:table-cell>
          <table:table-cell office:value-type="float" office:value="8.64935E-023" calcext:value-type="float">
            <text:p>8.65E-23</text:p>
          </table:table-cell>
          <table:table-cell office:value-type="float" office:value="5.24609E-023" calcext:value-type="float">
            <text:p>5.25E-23</text:p>
          </table:table-cell>
          <table:table-cell office:value-type="float" office:value="3.18192E-023" calcext:value-type="float">
            <text:p>3.18E-23</text:p>
          </table:table-cell>
          <table:table-cell office:value-type="float" office:value="1.92993E-023" calcext:value-type="float">
            <text:p>1.93E-23</text:p>
          </table:table-cell>
          <table:table-cell office:value-type="float" office:value="1.17056E-023" calcext:value-type="float">
            <text:p>1.17E-23</text:p>
          </table:table-cell>
          <table:table-cell office:value-type="float" office:value="7.09982E-024" calcext:value-type="float">
            <text:p>7.10E-24</text:p>
          </table:table-cell>
          <table:table-cell office:value-type="float" office:value="4.30626E-024" calcext:value-type="float">
            <text:p>4.31E-24</text:p>
          </table:table-cell>
          <table:table-cell office:value-type="float" office:value="2.61188E-024" calcext:value-type="float">
            <text:p>2.61E-24</text:p>
          </table:table-cell>
          <table:table-cell office:value-type="float" office:value="1.58418E-024" calcext:value-type="float">
            <text:p>1.58E-24</text:p>
          </table:table-cell>
          <table:table-cell office:value-type="float" office:value="9.60856E-025" calcext:value-type="float">
            <text:p>9.61E-25</text:p>
          </table:table-cell>
          <table:table-cell office:value-type="float" office:value="5.82788E-025" calcext:value-type="float">
            <text:p>5.83E-25</text:p>
          </table:table-cell>
          <table:table-cell office:value-type="float" office:value="3.53479E-025" calcext:value-type="float">
            <text:p>3.53E-25</text:p>
          </table:table-cell>
          <table:table-cell office:value-type="float" office:value="2.14396E-025" calcext:value-type="float">
            <text:p>2.14E-25</text:p>
          </table:table-cell>
          <table:table-cell office:value-type="float" office:value="1.30038E-025" calcext:value-type="float">
            <text:p>1.30E-25</text:p>
          </table:table-cell>
          <table:table-cell office:value-type="float" office:value="7.88718E-026" calcext:value-type="float">
            <text:p>7.89E-26</text:p>
          </table:table-cell>
          <table:table-cell office:value-type="float" office:value="4.78382E-026" calcext:value-type="float">
            <text:p>4.78E-26</text:p>
          </table:table-cell>
          <table:table-cell office:value-type="float" office:value="2.90153E-026" calcext:value-type="float">
            <text:p>2.90E-26</text:p>
          </table:table-cell>
          <table:table-cell office:value-type="float" office:value="1.75987E-026" calcext:value-type="float">
            <text:p>1.76E-26</text:p>
          </table:table-cell>
          <table:table-cell office:value-type="float" office:value="1.06741E-026" calcext:value-type="float">
            <text:p>1.07E-26</text:p>
          </table:table-cell>
          <table:table-cell office:value-type="float" office:value="6.47419E-027" calcext:value-type="float">
            <text:p>6.47E-27</text:p>
          </table:table-cell>
          <table:table-cell office:value-type="float" office:value="3.9268E-027" calcext:value-type="float">
            <text:p>3.93E-27</text:p>
          </table:table-cell>
          <table:table-cell office:value-type="float" office:value="2.38172E-027" calcext:value-type="float">
            <text:p>2.38E-27</text:p>
          </table:table-cell>
          <table:table-cell office:value-type="float" office:value="1.44459E-027" calcext:value-type="float">
            <text:p>1.44E-27</text:p>
          </table:table-cell>
          <table:table-cell office:value-type="float" office:value="8.76187E-028" calcext:value-type="float">
            <text:p>8.76E-28</text:p>
          </table:table-cell>
          <table:table-cell office:value-type="float" office:value="5.31434E-028" calcext:value-type="float">
            <text:p>5.31E-28</text:p>
          </table:table-cell>
          <table:table-cell office:value-type="float" office:value="3.22331E-028" calcext:value-type="float">
            <text:p>3.22E-28</text:p>
          </table:table-cell>
          <table:table-cell office:value-type="float" office:value="1.95504E-028" calcext:value-type="float">
            <text:p>1.96E-28</text:p>
          </table:table-cell>
          <table:table-cell office:value-type="float" office:value="1.18579E-028" calcext:value-type="float">
            <text:p>1.19E-28</text:p>
          </table:table-cell>
          <table:table-cell office:value-type="float" office:value="7.19218E-029" calcext:value-type="float">
            <text:p>7.19E-29</text:p>
          </table:table-cell>
          <table:table-cell office:value-type="float" office:value="4.36228E-029" calcext:value-type="float">
            <text:p>4.36E-29</text:p>
          </table:table-cell>
          <table:table-cell office:value-type="float" office:value="2.64585E-029" calcext:value-type="float">
            <text:p>2.65E-29</text:p>
          </table:table-cell>
          <table:table-cell office:value-type="float" office:value="1.60479E-029" calcext:value-type="float">
            <text:p>1.60E-29</text:p>
          </table:table-cell>
          <table:table-cell office:value-type="float" office:value="9.73356E-030" calcext:value-type="float">
            <text:p>9.73E-30</text:p>
          </table:table-cell>
          <table:table-cell office:value-type="float" office:value="5.9037E-030" calcext:value-type="float">
            <text:p>5.90E-30</text:p>
          </table:table-cell>
          <table:table-cell office:value-type="float" office:value="3.58078E-030" calcext:value-type="float">
            <text:p>3.58E-30</text:p>
          </table:table-cell>
          <table:table-cell office:value-type="float" office:value="2.17185E-030" calcext:value-type="float">
            <text:p>2.17E-30</text:p>
          </table:table-cell>
          <table:table-cell office:value-type="float" office:value="1.31729E-030" calcext:value-type="float">
            <text:p>1.32E-30</text:p>
          </table:table-cell>
          <table:table-cell office:value-type="float" office:value="7.98979E-031" calcext:value-type="float">
            <text:p>7.99E-31</text:p>
          </table:table-cell>
          <table:table-cell office:value-type="float" office:value="4.84604E-031" calcext:value-type="float">
            <text:p>4.85E-31</text:p>
          </table:table-cell>
          <table:table-cell office:value-type="float" office:value="2.93932E-031" calcext:value-type="float">
            <text:p>2.94E-31</text:p>
          </table:table-cell>
          <table:table-cell office:value-type="float" office:value="1.78277E-031" calcext:value-type="float">
            <text:p>1.78E-31</text:p>
          </table:table-cell>
          <table:table-cell office:value-type="float" office:value="1.0809E-031" calcext:value-type="float">
            <text:p>1.08E-31</text:p>
          </table:table-cell>
          <table:table-cell office:value-type="float" office:value="6.56878E-032" calcext:value-type="float">
            <text:p>6.57E-32</text:p>
          </table:table-cell>
          <table:table-cell office:value-type="float" office:value="3.97473E-032" calcext:value-type="float">
            <text:p>3.97E-32</text:p>
          </table:table-cell>
          <table:table-cell office:value-type="float" office:value="2.37239E-032" calcext:value-type="float">
            <text:p>2.37E-32</text:p>
          </table:table-cell>
          <table:table-cell office:value-type="float" office:value="1.55339E-032" calcext:value-type="float">
            <text:p>1.55E-32</text:p>
          </table:table-cell>
          <table:table-cell office:value-type="float" office:value="8.57315E-033" calcext:value-type="float">
            <text:p>8.57E-33</text:p>
          </table:table-cell>
          <table:table-cell office:value-type="float" office:value="4.38681E-033" calcext:value-type="float">
            <text:p>4.39E-33</text:p>
          </table:table-cell>
          <table:table-cell office:value-type="float" office:value="5.00609E-033" calcext:value-type="float">
            <text:p>5.01E-33</text:p>
          </table:table-cell>
          <table:table-cell office:value-type="float" office:value="1.54729E-033" calcext:value-type="float">
            <text:p>1.55E-33</text:p>
          </table:table-cell>
          <table:table-cell office:value-type="float" office:value="1.4871E-033" calcext:value-type="float">
            <text:p>1.49E-33</text:p>
          </table:table-cell>
          <table:table-cell office:value-type="float" office:value="6.3738E-034" calcext:value-type="float">
            <text:p>6.37E-34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486469" calcext:value-type="float">
            <text:p>4.86E-06</text:p>
          </table:table-cell>
          <table:table-cell office:value-type="float" office:value="0.00000586306" calcext:value-type="float">
            <text:p>5.86E-06</text:p>
          </table:table-cell>
          <table:table-cell office:value-type="float" office:value="0.00000555343" calcext:value-type="float">
            <text:p>5.55E-06</text:p>
          </table:table-cell>
          <table:table-cell office:value-type="float" office:value="0.000011879" calcext:value-type="float">
            <text:p>1.19E-05</text:p>
          </table:table-cell>
          <table:table-cell office:value-type="float" office:value="0.0000181033" calcext:value-type="float">
            <text:p>1.81E-05</text:p>
          </table:table-cell>
          <table:table-cell office:value-type="float" office:value="0.0000195704" calcext:value-type="float">
            <text:p>1.96E-05</text:p>
          </table:table-cell>
          <table:table-cell office:value-type="float" office:value="0.0000187312" calcext:value-type="float">
            <text:p>1.87E-05</text:p>
          </table:table-cell>
          <table:table-cell office:value-type="float" office:value="0.00000768908" calcext:value-type="float">
            <text:p>7.69E-06</text:p>
          </table:table-cell>
          <table:table-cell office:value-type="float" office:value="0.000000579218" calcext:value-type="float">
            <text:p>5.79E-07</text:p>
          </table:table-cell>
          <table:table-cell office:value-type="float" office:value="0.00000238588" calcext:value-type="float">
            <text:p>2.39E-06</text:p>
          </table:table-cell>
          <table:table-cell office:value-type="float" office:value="0.00000248868" calcext:value-type="float">
            <text:p>2.49E-06</text:p>
          </table:table-cell>
          <table:table-cell office:value-type="float" office:value="0.00000247535" calcext:value-type="float">
            <text:p>2.48E-06</text:p>
          </table:table-cell>
          <table:table-cell office:value-type="float" office:value="0.00000469388" calcext:value-type="float">
            <text:p>4.69E-06</text:p>
          </table:table-cell>
          <table:table-cell office:value-type="float" office:value="0.00000788519" calcext:value-type="float">
            <text:p>7.89E-06</text:p>
          </table:table-cell>
          <table:table-cell office:value-type="float" office:value="0.0000128312" calcext:value-type="float">
            <text:p>1.28E-05</text:p>
          </table:table-cell>
          <table:table-cell office:value-type="float" office:value="0.0000211742" calcext:value-type="float">
            <text:p>2.12E-05</text:p>
          </table:table-cell>
          <table:table-cell office:value-type="float" office:value="0.0000349303" calcext:value-type="float">
            <text:p>3.49E-05</text:p>
          </table:table-cell>
          <table:table-cell office:value-type="float" office:value="0.0000575826" calcext:value-type="float">
            <text:p>5.76E-05</text:p>
          </table:table-cell>
          <table:table-cell table:style-name="ce1" office:value-type="float" office:value="0.0000949363" calcext:value-type="float">
            <text:p>9.49E-05</text:p>
          </table:table-cell>
          <table:table-cell office:value-type="float" office:value="0.000156522" calcext:value-type="float">
            <text:p>0.000156522</text:p>
          </table:table-cell>
          <table:table-cell office:value-type="float" office:value="0.000258055" calcext:value-type="float">
            <text:p>0.000258055</text:p>
          </table:table-cell>
          <table:table-cell office:value-type="float" office:value="0.000425443" calcext:value-type="float">
            <text:p>0.000425443</text:p>
          </table:table-cell>
          <table:table-cell office:value-type="float" office:value="0.000701384" calcext:value-type="float">
            <text:p>0.000701384</text:p>
          </table:table-cell>
          <table:table-cell office:value-type="float" office:value="0.00115627" calcext:value-type="float">
            <text:p>0.00115627</text:p>
          </table:table-cell>
          <table:table-cell office:value-type="float" office:value="0.00190611" calcext:value-type="float">
            <text:p>0.00190611</text:p>
          </table:table-cell>
          <table:table-cell office:value-type="float" office:value="0.00314124" calcext:value-type="float">
            <text:p>0.00314124</text:p>
          </table:table-cell>
          <table:table-cell office:value-type="float" office:value="0.00517576" calcext:value-type="float">
            <text:p>0.00517576</text:p>
          </table:table-cell>
          <table:table-cell office:value-type="float" office:value="0.00853374" calcext:value-type="float">
            <text:p>0.00853374</text:p>
          </table:table-cell>
          <table:table-cell office:value-type="float" office:value="0.0140512" calcext:value-type="float">
            <text:p>0.0140512</text:p>
          </table:table-cell>
          <table:table-cell office:value-type="float" office:value="0.0230504" calcext:value-type="float">
            <text:p>0.0230504</text:p>
          </table:table-cell>
          <table:table-cell office:value-type="float" office:value="0.0378826" calcext:value-type="float">
            <text:p>0.0378826</text:p>
          </table:table-cell>
          <table:table-cell office:value-type="float" office:value="0.0623204" calcext:value-type="float">
            <text:p>0.0623204</text:p>
          </table:table-cell>
          <table:table-cell office:value-type="float" office:value="0.101536" calcext:value-type="float">
            <text:p>0.101536</text:p>
          </table:table-cell>
          <table:table-cell office:value-type="float" office:value="0.164617" calcext:value-type="float">
            <text:p>0.164617</text:p>
          </table:table-cell>
          <table:table-cell office:value-type="float" office:value="0.266176" calcext:value-type="float">
            <text:p>0.266176</text:p>
          </table:table-cell>
          <table:table-cell office:value-type="float" office:value="0.423063" calcext:value-type="float">
            <text:p>0.423063</text:p>
          </table:table-cell>
          <table:table-cell office:value-type="float" office:value="0.654238" calcext:value-type="float">
            <text:p>0.654238</text:p>
          </table:table-cell>
          <table:table-cell office:value-type="float" office:value="0.971779" calcext:value-type="float">
            <text:p>0.971779</text:p>
          </table:table-cell>
          <table:table-cell office:value-type="float" office:value="1.35757" calcext:value-type="float">
            <text:p>1.35757</text:p>
          </table:table-cell>
          <table:table-cell office:value-type="float" office:value="1.74267" calcext:value-type="float">
            <text:p>1.74267</text:p>
          </table:table-cell>
          <table:table-cell office:value-type="float" office:value="2.00689" calcext:value-type="float">
            <text:p>2.00689</text:p>
          </table:table-cell>
          <table:table-cell office:value-type="float" office:value="2.04206" calcext:value-type="float">
            <text:p>2.04206</text:p>
          </table:table-cell>
          <table:table-cell office:value-type="float" office:value="1.82987" calcext:value-type="float">
            <text:p>1.82987</text:p>
          </table:table-cell>
          <table:table-cell office:value-type="float" office:value="1.46797" calcext:value-type="float">
            <text:p>1.46797</text:p>
          </table:table-cell>
          <table:table-cell office:value-type="float" office:value="1.07718" calcext:value-type="float">
            <text:p>1.07718</text:p>
          </table:table-cell>
          <table:table-cell office:value-type="float" office:value="0.734675" calcext:value-type="float">
            <text:p>0.734675</text:p>
          </table:table-cell>
          <table:table-cell office:value-type="float" office:value="0.479912" calcext:value-type="float">
            <text:p>0.479912</text:p>
          </table:table-cell>
          <table:table-cell office:value-type="float" office:value="0.308643" calcext:value-type="float">
            <text:p>0.308643</text:p>
          </table:table-cell>
          <table:table-cell office:value-type="float" office:value="0.194499" calcext:value-type="float">
            <text:p>0.194499</text:p>
          </table:table-cell>
          <table:table-cell office:value-type="float" office:value="0.119612" calcext:value-type="float">
            <text:p>0.119612</text:p>
          </table:table-cell>
          <table:table-cell office:value-type="float" office:value="0.0730155" calcext:value-type="float">
            <text:p>0.0730155</text:p>
          </table:table-cell>
          <table:table-cell office:value-type="float" office:value="0.0446671" calcext:value-type="float">
            <text:p>0.0446671</text:p>
          </table:table-cell>
          <table:table-cell office:value-type="float" office:value="0.027264" calcext:value-type="float">
            <text:p>0.027264</text:p>
          </table:table-cell>
          <table:table-cell office:value-type="float" office:value="0.0165788" calcext:value-type="float">
            <text:p>0.0165788</text:p>
          </table:table-cell>
          <table:table-cell office:value-type="float" office:value="0.0100682" calcext:value-type="float">
            <text:p>0.0100682</text:p>
          </table:table-cell>
          <table:table-cell office:value-type="float" office:value="0.0061129" calcext:value-type="float">
            <text:p>0.0061129</text:p>
          </table:table-cell>
          <table:table-cell office:value-type="float" office:value="0.00371009" calcext:value-type="float">
            <text:p>0.00371009</text:p>
          </table:table-cell>
          <table:table-cell office:value-type="float" office:value="0.0022511" calcext:value-type="float">
            <text:p>0.0022511</text:p>
          </table:table-cell>
          <table:table-cell office:value-type="float" office:value="0.00136565" calcext:value-type="float">
            <text:p>0.00136565</text:p>
          </table:table-cell>
          <table:table-cell office:value-type="float" office:value="0.000828423" calcext:value-type="float">
            <text:p>0.000828423</text:p>
          </table:table-cell>
          <table:table-cell office:value-type="float" office:value="0.000502505" calcext:value-type="float">
            <text:p>0.000502505</text:p>
          </table:table-cell>
          <table:table-cell office:value-type="float" office:value="0.0003048" calcext:value-type="float">
            <text:p>0.0003048</text:p>
          </table:table-cell>
          <table:table-cell office:value-type="float" office:value="0.000184876" calcext:value-type="float">
            <text:p>0.000184876</text:p>
          </table:table-cell>
          <table:table-cell office:value-type="float" office:value="0.000112135" calcext:value-type="float">
            <text:p>0.000112135</text:p>
          </table:table-cell>
          <table:table-cell office:value-type="float" office:value="0.0000680141" calcext:value-type="float">
            <text:p>6.80E-05</text:p>
          </table:table-cell>
          <table:table-cell office:value-type="float" office:value="0.0000412529" calcext:value-type="float">
            <text:p>4.13E-05</text:p>
          </table:table-cell>
          <table:table-cell office:value-type="float" office:value="0.0000250213" calcext:value-type="float">
            <text:p>2.50E-05</text:p>
          </table:table-cell>
          <table:table-cell office:value-type="float" office:value="0.0000151762" calcext:value-type="float">
            <text:p>1.52E-05</text:p>
          </table:table-cell>
          <table:table-cell office:value-type="float" office:value="0.00000920484" calcext:value-type="float">
            <text:p>9.20E-06</text:p>
          </table:table-cell>
          <table:table-cell office:value-type="float" office:value="0.00000558302" calcext:value-type="float">
            <text:p>5.58E-06</text:p>
          </table:table-cell>
          <table:table-cell office:value-type="float" office:value="0.00000338628" calcext:value-type="float">
            <text:p>3.39E-06</text:p>
          </table:table-cell>
          <table:table-cell office:value-type="float" office:value="0.00000205388" calcext:value-type="float">
            <text:p>2.05E-06</text:p>
          </table:table-cell>
          <table:table-cell office:value-type="float" office:value="0.00000124574" calcext:value-type="float">
            <text:p>1.25E-06</text:p>
          </table:table-cell>
          <table:table-cell office:value-type="float" office:value="0.000000755581" calcext:value-type="float">
            <text:p>7.56E-07</text:p>
          </table:table-cell>
          <table:table-cell office:value-type="float" office:value="0.000000458283" calcext:value-type="float">
            <text:p>4.58E-07</text:p>
          </table:table-cell>
          <table:table-cell office:value-type="float" office:value="0.000000277963" calcext:value-type="float">
            <text:p>2.78E-07</text:p>
          </table:table-cell>
          <table:table-cell office:value-type="float" office:value="0.000000168593" calcext:value-type="float">
            <text:p>1.69E-07</text:p>
          </table:table-cell>
          <table:table-cell office:value-type="float" office:value="0.000000102257" calcext:value-type="float">
            <text:p>1.02E-07</text:p>
          </table:table-cell>
          <table:table-cell office:value-type="float" office:value="0.0000000620219" calcext:value-type="float">
            <text:p>6.20E-08</text:p>
          </table:table-cell>
          <table:table-cell office:value-type="float" office:value="0.0000000376182" calcext:value-type="float">
            <text:p>3.76E-08</text:p>
          </table:table-cell>
          <table:table-cell office:value-type="float" office:value="0.0000000228166" calcext:value-type="float">
            <text:p>2.28E-08</text:p>
          </table:table-cell>
          <table:table-cell office:value-type="float" office:value="0.000000013839" calcext:value-type="float">
            <text:p>1.38E-08</text:p>
          </table:table-cell>
          <table:table-cell office:value-type="float" office:value="0.00000000839375" calcext:value-type="float">
            <text:p>8.39E-09</text:p>
          </table:table-cell>
          <table:table-cell office:value-type="float" office:value="0.00000000509107" calcext:value-type="float">
            <text:p>5.09E-09</text:p>
          </table:table-cell>
          <table:table-cell office:value-type="float" office:value="0.00000000308789" calcext:value-type="float">
            <text:p>3.09E-09</text:p>
          </table:table-cell>
          <table:table-cell office:value-type="float" office:value="0.0000000018729" calcext:value-type="float">
            <text:p>1.87E-09</text:p>
          </table:table-cell>
          <table:table-cell office:value-type="float" office:value="0.00000000113597" calcext:value-type="float">
            <text:p>1.14E-09</text:p>
          </table:table-cell>
          <table:table-cell office:value-type="float" office:value="0.000000000689001" calcext:value-type="float">
            <text:p>6.89E-10</text:p>
          </table:table-cell>
          <table:table-cell office:value-type="float" office:value="0.0000000004179" calcext:value-type="float">
            <text:p>4.18E-10</text:p>
          </table:table-cell>
          <table:table-cell office:value-type="float" office:value="0.000000000253469" calcext:value-type="float">
            <text:p>2.53E-10</text:p>
          </table:table-cell>
          <table:table-cell office:value-type="float" office:value="0.000000000153737" calcext:value-type="float">
            <text:p>1.54E-10</text:p>
          </table:table-cell>
          <table:table-cell office:value-type="float" office:value="0.0000000000932461" calcext:value-type="float">
            <text:p>9.32E-11</text:p>
          </table:table-cell>
          <table:table-cell office:value-type="float" office:value="0.0000000000565566" calcext:value-type="float">
            <text:p>5.66E-11</text:p>
          </table:table-cell>
          <table:table-cell office:value-type="float" office:value="0.0000000000343033" calcext:value-type="float">
            <text:p>3.43E-11</text:p>
          </table:table-cell>
          <table:table-cell office:value-type="float" office:value="0.000000000020806" calcext:value-type="float">
            <text:p>2.08E-11</text:p>
          </table:table-cell>
          <table:table-cell office:value-type="float" office:value="0.0000000000126195" calcext:value-type="float">
            <text:p>1.26E-11</text:p>
          </table:table-cell>
          <table:table-cell office:value-type="float" office:value="0.00000000000765411" calcext:value-type="float">
            <text:p>7.65E-12</text:p>
          </table:table-cell>
          <table:table-cell office:value-type="float" office:value="0.00000000000464245" calcext:value-type="float">
            <text:p>4.64E-12</text:p>
          </table:table-cell>
          <table:table-cell office:value-type="float" office:value="0.00000000000281579" calcext:value-type="float">
            <text:p>2.82E-12</text:p>
          </table:table-cell>
          <table:table-cell office:value-type="float" office:value="0.00000000000170786" calcext:value-type="float">
            <text:p>1.71E-12</text:p>
          </table:table-cell>
          <table:table-cell office:value-type="float" office:value="0.00000000000103587" calcext:value-type="float">
            <text:p>1.04E-12</text:p>
          </table:table-cell>
          <table:table-cell office:value-type="float" office:value="0.000000000000628288" calcext:value-type="float">
            <text:p>6.28E-13</text:p>
          </table:table-cell>
          <table:table-cell office:value-type="float" office:value="0.000000000000381076" calcext:value-type="float">
            <text:p>3.81E-13</text:p>
          </table:table-cell>
          <table:table-cell office:value-type="float" office:value="0.000000000000231134" calcext:value-type="float">
            <text:p>2.31E-13</text:p>
          </table:table-cell>
          <table:table-cell office:value-type="float" office:value="0.00000000000014019" calcext:value-type="float">
            <text:p>1.40E-13</text:p>
          </table:table-cell>
          <table:table-cell office:value-type="float" office:value="0.0000000000000850295" calcext:value-type="float">
            <text:p>8.50E-14</text:p>
          </table:table-cell>
          <table:table-cell office:value-type="float" office:value="0.000000000000051573" calcext:value-type="float">
            <text:p>5.16E-14</text:p>
          </table:table-cell>
          <table:table-cell office:value-type="float" office:value="0.0000000000000312806" calcext:value-type="float">
            <text:p>3.13E-14</text:p>
          </table:table-cell>
          <table:table-cell office:value-type="float" office:value="0.0000000000000189726" calcext:value-type="float">
            <text:p>1.90E-14</text:p>
          </table:table-cell>
          <table:table-cell office:value-type="float" office:value="0.0000000000000115075" calcext:value-type="float">
            <text:p>1.15E-14</text:p>
          </table:table-cell>
          <table:table-cell office:value-type="float" office:value="6.97964E-015" calcext:value-type="float">
            <text:p>6.98E-15</text:p>
          </table:table-cell>
          <table:table-cell office:value-type="float" office:value="4.23337E-015" calcext:value-type="float">
            <text:p>4.23E-15</text:p>
          </table:table-cell>
          <table:table-cell office:value-type="float" office:value="2.56767E-015" calcext:value-type="float">
            <text:p>2.57E-15</text:p>
          </table:table-cell>
          <table:table-cell office:value-type="float" office:value="1.55737E-015" calcext:value-type="float">
            <text:p>1.56E-15</text:p>
          </table:table-cell>
          <table:table-cell office:value-type="float" office:value="9.44592E-016" calcext:value-type="float">
            <text:p>9.45E-16</text:p>
          </table:table-cell>
          <table:table-cell office:value-type="float" office:value="5.72924E-016" calcext:value-type="float">
            <text:p>5.73E-16</text:p>
          </table:table-cell>
          <table:table-cell office:value-type="float" office:value="3.47496E-016" calcext:value-type="float">
            <text:p>3.47E-16</text:p>
          </table:table-cell>
          <table:table-cell office:value-type="float" office:value="2.10767E-016" calcext:value-type="float">
            <text:p>2.11E-16</text:p>
          </table:table-cell>
          <table:table-cell office:value-type="float" office:value="1.27837E-016" calcext:value-type="float">
            <text:p>1.28E-16</text:p>
          </table:table-cell>
          <table:table-cell office:value-type="float" office:value="7.75368E-017" calcext:value-type="float">
            <text:p>7.75E-17</text:p>
          </table:table-cell>
          <table:table-cell office:value-type="float" office:value="4.70285E-017" calcext:value-type="float">
            <text:p>4.70E-17</text:p>
          </table:table-cell>
          <table:table-cell office:value-type="float" office:value="2.85242E-017" calcext:value-type="float">
            <text:p>2.85E-17</text:p>
          </table:table-cell>
          <table:table-cell office:value-type="float" office:value="1.73008E-017" calcext:value-type="float">
            <text:p>1.73E-17</text:p>
          </table:table-cell>
          <table:table-cell office:value-type="float" office:value="1.04935E-017" calcext:value-type="float">
            <text:p>1.05E-17</text:p>
          </table:table-cell>
          <table:table-cell office:value-type="float" office:value="6.36461E-018" calcext:value-type="float">
            <text:p>6.36E-18</text:p>
          </table:table-cell>
          <table:table-cell office:value-type="float" office:value="3.86033E-018" calcext:value-type="float">
            <text:p>3.86E-18</text:p>
          </table:table-cell>
          <table:table-cell office:value-type="float" office:value="2.34141E-018" calcext:value-type="float">
            <text:p>2.34E-18</text:p>
          </table:table-cell>
          <table:table-cell office:value-type="float" office:value="1.42014E-018" calcext:value-type="float">
            <text:p>1.42E-18</text:p>
          </table:table-cell>
          <table:table-cell office:value-type="float" office:value="8.61357E-019" calcext:value-type="float">
            <text:p>8.61E-19</text:p>
          </table:table-cell>
          <table:table-cell office:value-type="float" office:value="5.22439E-019" calcext:value-type="float">
            <text:p>5.22E-19</text:p>
          </table:table-cell>
          <table:table-cell office:value-type="float" office:value="3.16875E-019" calcext:value-type="float">
            <text:p>3.17E-19</text:p>
          </table:table-cell>
          <table:table-cell office:value-type="float" office:value="1.92195E-019" calcext:value-type="float">
            <text:p>1.92E-19</text:p>
          </table:table-cell>
          <table:table-cell office:value-type="float" office:value="1.16572E-019" calcext:value-type="float">
            <text:p>1.17E-19</text:p>
          </table:table-cell>
          <table:table-cell office:value-type="float" office:value="7.07045E-020" calcext:value-type="float">
            <text:p>7.07E-20</text:p>
          </table:table-cell>
          <table:table-cell office:value-type="float" office:value="4.28844E-020" calcext:value-type="float">
            <text:p>4.29E-20</text:p>
          </table:table-cell>
          <table:table-cell office:value-type="float" office:value="2.60107E-020" calcext:value-type="float">
            <text:p>2.60E-20</text:p>
          </table:table-cell>
          <table:table-cell office:value-type="float" office:value="1.57763E-020" calcext:value-type="float">
            <text:p>1.58E-20</text:p>
          </table:table-cell>
          <table:table-cell office:value-type="float" office:value="9.56881E-021" calcext:value-type="float">
            <text:p>9.57E-21</text:p>
          </table:table-cell>
          <table:table-cell office:value-type="float" office:value="5.80377E-021" calcext:value-type="float">
            <text:p>5.80E-21</text:p>
          </table:table-cell>
          <table:table-cell office:value-type="float" office:value="3.52017E-021" calcext:value-type="float">
            <text:p>3.52E-21</text:p>
          </table:table-cell>
          <table:table-cell office:value-type="float" office:value="2.13509E-021" calcext:value-type="float">
            <text:p>2.14E-21</text:p>
          </table:table-cell>
          <table:table-cell office:value-type="float" office:value="1.295E-021" calcext:value-type="float">
            <text:p>1.30E-21</text:p>
          </table:table-cell>
          <table:table-cell office:value-type="float" office:value="7.85455E-022" calcext:value-type="float">
            <text:p>7.85E-22</text:p>
          </table:table-cell>
          <table:table-cell office:value-type="float" office:value="4.76403E-022" calcext:value-type="float">
            <text:p>4.76E-22</text:p>
          </table:table-cell>
          <table:table-cell office:value-type="float" office:value="2.88953E-022" calcext:value-type="float">
            <text:p>2.89E-22</text:p>
          </table:table-cell>
          <table:table-cell office:value-type="float" office:value="1.75259E-022" calcext:value-type="float">
            <text:p>1.75E-22</text:p>
          </table:table-cell>
          <table:table-cell office:value-type="float" office:value="1.063E-022" calcext:value-type="float">
            <text:p>1.06E-22</text:p>
          </table:table-cell>
          <table:table-cell office:value-type="float" office:value="6.44741E-023" calcext:value-type="float">
            <text:p>6.45E-23</text:p>
          </table:table-cell>
          <table:table-cell office:value-type="float" office:value="3.91055E-023" calcext:value-type="float">
            <text:p>3.91E-23</text:p>
          </table:table-cell>
          <table:table-cell office:value-type="float" office:value="2.37187E-023" calcext:value-type="float">
            <text:p>2.37E-23</text:p>
          </table:table-cell>
          <table:table-cell office:value-type="float" office:value="1.43861E-023" calcext:value-type="float">
            <text:p>1.44E-23</text:p>
          </table:table-cell>
          <table:table-cell office:value-type="float" office:value="8.72562E-024" calcext:value-type="float">
            <text:p>8.73E-24</text:p>
          </table:table-cell>
          <table:table-cell office:value-type="float" office:value="5.29236E-024" calcext:value-type="float">
            <text:p>5.29E-24</text:p>
          </table:table-cell>
          <table:table-cell office:value-type="float" office:value="3.20998E-024" calcext:value-type="float">
            <text:p>3.21E-24</text:p>
          </table:table-cell>
          <table:table-cell office:value-type="float" office:value="1.94695E-024" calcext:value-type="float">
            <text:p>1.95E-24</text:p>
          </table:table-cell>
          <table:table-cell office:value-type="float" office:value="1.18088E-024" calcext:value-type="float">
            <text:p>1.18E-24</text:p>
          </table:table-cell>
          <table:table-cell office:value-type="float" office:value="7.16243E-025" calcext:value-type="float">
            <text:p>7.16E-25</text:p>
          </table:table-cell>
          <table:table-cell office:value-type="float" office:value="4.34423E-025" calcext:value-type="float">
            <text:p>4.34E-25</text:p>
          </table:table-cell>
          <table:table-cell office:value-type="float" office:value="2.63491E-025" calcext:value-type="float">
            <text:p>2.63E-25</text:p>
          </table:table-cell>
          <table:table-cell office:value-type="float" office:value="1.59815E-025" calcext:value-type="float">
            <text:p>1.60E-25</text:p>
          </table:table-cell>
          <table:table-cell office:value-type="float" office:value="9.69329E-026" calcext:value-type="float">
            <text:p>9.69E-26</text:p>
          </table:table-cell>
          <table:table-cell office:value-type="float" office:value="5.87928E-026" calcext:value-type="float">
            <text:p>5.88E-26</text:p>
          </table:table-cell>
          <table:table-cell office:value-type="float" office:value="3.56596E-026" calcext:value-type="float">
            <text:p>3.57E-26</text:p>
          </table:table-cell>
          <table:table-cell office:value-type="float" office:value="2.16287E-026" calcext:value-type="float">
            <text:p>2.16E-26</text:p>
          </table:table-cell>
          <table:table-cell office:value-type="float" office:value="1.31184E-026" calcext:value-type="float">
            <text:p>1.31E-26</text:p>
          </table:table-cell>
          <table:table-cell office:value-type="float" office:value="7.95674E-027" calcext:value-type="float">
            <text:p>7.96E-27</text:p>
          </table:table-cell>
          <table:table-cell office:value-type="float" office:value="4.82601E-027" calcext:value-type="float">
            <text:p>4.83E-27</text:p>
          </table:table-cell>
          <table:table-cell office:value-type="float" office:value="2.92712E-027" calcext:value-type="float">
            <text:p>2.93E-27</text:p>
          </table:table-cell>
          <table:table-cell office:value-type="float" office:value="1.77539E-027" calcext:value-type="float">
            <text:p>1.78E-27</text:p>
          </table:table-cell>
          <table:table-cell office:value-type="float" office:value="1.07683E-027" calcext:value-type="float">
            <text:p>1.08E-27</text:p>
          </table:table-cell>
          <table:table-cell office:value-type="float" office:value="6.53129E-028" calcext:value-type="float">
            <text:p>6.53E-28</text:p>
          </table:table-cell>
          <table:table-cell office:value-type="float" office:value="3.96143E-028" calcext:value-type="float">
            <text:p>3.96E-28</text:p>
          </table:table-cell>
          <table:table-cell office:value-type="float" office:value="2.40273E-028" calcext:value-type="float">
            <text:p>2.40E-28</text:p>
          </table:table-cell>
          <table:table-cell office:value-type="float" office:value="1.45733E-028" calcext:value-type="float">
            <text:p>1.46E-28</text:p>
          </table:table-cell>
          <table:table-cell office:value-type="float" office:value="8.83914E-029" calcext:value-type="float">
            <text:p>8.84E-29</text:p>
          </table:table-cell>
          <table:table-cell office:value-type="float" office:value="5.36121E-029" calcext:value-type="float">
            <text:p>5.36E-29</text:p>
          </table:table-cell>
          <table:table-cell office:value-type="float" office:value="3.25174E-029" calcext:value-type="float">
            <text:p>3.25E-29</text:p>
          </table:table-cell>
          <table:table-cell office:value-type="float" office:value="1.97228E-029" calcext:value-type="float">
            <text:p>1.97E-29</text:p>
          </table:table-cell>
          <table:table-cell office:value-type="float" office:value="1.19625E-029" calcext:value-type="float">
            <text:p>1.20E-29</text:p>
          </table:table-cell>
          <table:table-cell office:value-type="float" office:value="7.25561E-030" calcext:value-type="float">
            <text:p>7.26E-30</text:p>
          </table:table-cell>
          <table:table-cell office:value-type="float" office:value="4.40074E-030" calcext:value-type="float">
            <text:p>4.40E-30</text:p>
          </table:table-cell>
          <table:table-cell office:value-type="float" office:value="2.6692E-030" calcext:value-type="float">
            <text:p>2.67E-30</text:p>
          </table:table-cell>
          <table:table-cell office:value-type="float" office:value="1.61893E-030" calcext:value-type="float">
            <text:p>1.62E-30</text:p>
          </table:table-cell>
          <table:table-cell office:value-type="float" office:value="9.81901E-031" calcext:value-type="float">
            <text:p>9.82E-31</text:p>
          </table:table-cell>
          <table:table-cell office:value-type="float" office:value="5.95778E-031" calcext:value-type="float">
            <text:p>5.96E-31</text:p>
          </table:table-cell>
          <table:table-cell office:value-type="float" office:value="3.60925E-031" calcext:value-type="float">
            <text:p>3.61E-31</text:p>
          </table:table-cell>
          <table:table-cell office:value-type="float" office:value="2.18815E-031" calcext:value-type="float">
            <text:p>2.19E-31</text:p>
          </table:table-cell>
          <table:table-cell office:value-type="float" office:value="1.34912E-031" calcext:value-type="float">
            <text:p>1.35E-31</text:p>
          </table:table-cell>
          <table:table-cell office:value-type="float" office:value="7.75994E-032" calcext:value-type="float">
            <text:p>7.76E-32</text:p>
          </table:table-cell>
          <table:table-cell office:value-type="float" office:value="4.876E-032" calcext:value-type="float">
            <text:p>4.88E-32</text:p>
          </table:table-cell>
          <table:table-cell office:value-type="float" office:value="3.77523E-032" calcext:value-type="float">
            <text:p>3.78E-32</text:p>
          </table:table-cell>
          <table:table-cell office:value-type="float" office:value="9.55294E-033" calcext:value-type="float">
            <text:p>9.55E-33</text:p>
          </table:table-cell>
          <table:table-cell office:value-type="float" office:value="1.72766E-032" calcext:value-type="float">
            <text:p>1.73E-32</text:p>
          </table:table-cell>
          <table:table-cell office:value-type="float" office:value="1.25978E-032" calcext:value-type="float">
            <text:p>1.26E-32</text:p>
          </table:table-cell>
          <table:table-cell office:value-type="float" office:value="1.75097E-033" calcext:value-type="float">
            <text:p>1.75E-33</text:p>
          </table:table-cell>
          <table:table-cell office:value-type="float" office:value="8.41733E-033" calcext:value-type="float">
            <text:p>8.42E-33</text:p>
          </table:table-cell>
          <table:table-cell office:value-type="float" office:value="8.66279E-035" calcext:value-type="float">
            <text:p>8.66E-35</text:p>
          </table:table-cell>
          <table:table-cell office:value-type="float" office:value="1.78586E-033" calcext:value-type="float">
            <text:p>1.79E-33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377833" calcext:value-type="float">
            <text:p>3.78E-05</text:p>
          </table:table-cell>
          <table:table-cell office:value-type="float" office:value="0.0000583738" calcext:value-type="float">
            <text:p>5.84E-05</text:p>
          </table:table-cell>
          <table:table-cell office:value-type="float" office:value="0.0000440752" calcext:value-type="float">
            <text:p>4.41E-05</text:p>
          </table:table-cell>
          <table:table-cell office:value-type="float" office:value="0.0000128445" calcext:value-type="float">
            <text:p>1.28E-05</text:p>
          </table:table-cell>
          <table:table-cell office:value-type="float" office:value="0.0000908987" calcext:value-type="float">
            <text:p>9.09E-05</text:p>
          </table:table-cell>
          <table:table-cell table:style-name="Default" office:value-type="float" office:value="0.000257374" calcext:value-type="float">
            <text:p>0.000257374</text:p>
          </table:table-cell>
          <table:table-cell table:style-name="Default" office:value-type="float" office:value="0.000332457" calcext:value-type="float">
            <text:p>0.000332457</text:p>
          </table:table-cell>
          <table:table-cell table:style-name="Default" office:value-type="float" office:value="0.000306037" calcext:value-type="float">
            <text:p>0.000306037</text:p>
          </table:table-cell>
          <table:table-cell table:style-name="Default" office:value-type="float" office:value="0.000210379" calcext:value-type="float">
            <text:p>0.000210379</text:p>
          </table:table-cell>
          <table:table-cell office:value-type="float" office:value="0.0000777568" calcext:value-type="float">
            <text:p>7.78E-05</text:p>
          </table:table-cell>
          <table:table-cell office:value-type="float" office:value="0.0000247375" calcext:value-type="float">
            <text:p>2.47E-05</text:p>
          </table:table-cell>
          <table:table-cell office:value-type="float" office:value="0.0000194335" calcext:value-type="float">
            <text:p>1.94E-05</text:p>
          </table:table-cell>
          <table:table-cell office:value-type="float" office:value="0.00000536303" calcext:value-type="float">
            <text:p>5.36E-06</text:p>
          </table:table-cell>
          <table:table-cell office:value-type="float" office:value="0.00000388941" calcext:value-type="float">
            <text:p>3.89E-06</text:p>
          </table:table-cell>
          <table:table-cell office:value-type="float" office:value="0.0000114991" calcext:value-type="float">
            <text:p>1.15E-05</text:p>
          </table:table-cell>
          <table:table-cell office:value-type="float" office:value="0.0000175335" calcext:value-type="float">
            <text:p>1.75E-05</text:p>
          </table:table-cell>
          <table:table-cell office:value-type="float" office:value="0.0000279764" calcext:value-type="float">
            <text:p>2.80E-05</text:p>
          </table:table-cell>
          <table:table-cell office:value-type="float" office:value="0.0000466779" calcext:value-type="float">
            <text:p>4.67E-05</text:p>
          </table:table-cell>
          <table:table-cell table:style-name="ce1" office:value-type="float" office:value="0.0000769678" calcext:value-type="float">
            <text:p>7.70E-05</text:p>
          </table:table-cell>
          <table:table-cell office:value-type="float" office:value="0.000126808" calcext:value-type="float">
            <text:p>0.000126808</text:p>
          </table:table-cell>
          <table:table-cell office:value-type="float" office:value="0.000209093" calcext:value-type="float">
            <text:p>0.000209093</text:p>
          </table:table-cell>
          <table:table-cell office:value-type="float" office:value="0.000344646" calcext:value-type="float">
            <text:p>0.000344646</text:p>
          </table:table-cell>
          <table:table-cell office:value-type="float" office:value="0.000568339" calcext:value-type="float">
            <text:p>0.000568339</text:p>
          </table:table-cell>
          <table:table-cell office:value-type="float" office:value="0.000937862" calcext:value-type="float">
            <text:p>0.000937862</text:p>
          </table:table-cell>
          <table:table-cell office:value-type="float" office:value="0.00154224" calcext:value-type="float">
            <text:p>0.00154224</text:p>
          </table:table-cell>
          <table:table-cell office:value-type="float" office:value="0.00253869" calcext:value-type="float">
            <text:p>0.00253869</text:p>
          </table:table-cell>
          <table:table-cell office:value-type="float" office:value="0.00422285" calcext:value-type="float">
            <text:p>0.00422285</text:p>
          </table:table-cell>
          <table:table-cell office:value-type="float" office:value="0.00693425" calcext:value-type="float">
            <text:p>0.00693425</text:p>
          </table:table-cell>
          <table:table-cell office:value-type="float" office:value="0.0112281" calcext:value-type="float">
            <text:p>0.0112281</text:p>
          </table:table-cell>
          <table:table-cell office:value-type="float" office:value="0.0187701" calcext:value-type="float">
            <text:p>0.0187701</text:p>
          </table:table-cell>
          <table:table-cell office:value-type="float" office:value="0.0311408" calcext:value-type="float">
            <text:p>0.0311408</text:p>
          </table:table-cell>
          <table:table-cell office:value-type="float" office:value="0.0498567" calcext:value-type="float">
            <text:p>0.0498567</text:p>
          </table:table-cell>
          <table:table-cell office:value-type="float" office:value="0.0819587" calcext:value-type="float">
            <text:p>0.0819587</text:p>
          </table:table-cell>
          <table:table-cell office:value-type="float" office:value="0.135304" calcext:value-type="float">
            <text:p>0.135304</text:p>
          </table:table-cell>
          <table:table-cell office:value-type="float" office:value="0.218667" calcext:value-type="float">
            <text:p>0.218667</text:p>
          </table:table-cell>
          <table:table-cell office:value-type="float" office:value="0.351228" calcext:value-type="float">
            <text:p>0.351228</text:p>
          </table:table-cell>
          <table:table-cell office:value-type="float" office:value="0.551745" calcext:value-type="float">
            <text:p>0.551745</text:p>
          </table:table-cell>
          <table:table-cell office:value-type="float" office:value="0.835568" calcext:value-type="float">
            <text:p>0.835568</text:p>
          </table:table-cell>
          <table:table-cell office:value-type="float" office:value="1.20301" calcext:value-type="float">
            <text:p>1.20301</text:p>
          </table:table-cell>
          <table:table-cell office:value-type="float" office:value="1.60282" calcext:value-type="float">
            <text:p>1.60282</text:p>
          </table:table-cell>
          <table:table-cell office:value-type="float" office:value="1.93754" calcext:value-type="float">
            <text:p>1.93754</text:p>
          </table:table-cell>
          <table:table-cell office:value-type="float" office:value="2.07281" calcext:value-type="float">
            <text:p>2.07281</text:p>
          </table:table-cell>
          <table:table-cell office:value-type="float" office:value="1.95487" calcext:value-type="float">
            <text:p>1.95487</text:p>
          </table:table-cell>
          <table:table-cell office:value-type="float" office:value="1.63585" calcext:value-type="float">
            <text:p>1.63585</text:p>
          </table:table-cell>
          <table:table-cell office:value-type="float" office:value="1.22913" calcext:value-type="float">
            <text:p>1.22913</text:p>
          </table:table-cell>
          <table:table-cell office:value-type="float" office:value="0.86957" calcext:value-type="float">
            <text:p>0.86957</text:p>
          </table:table-cell>
          <table:table-cell office:value-type="float" office:value="0.583535" calcext:value-type="float">
            <text:p>0.583535</text:p>
          </table:table-cell>
          <table:table-cell office:value-type="float" office:value="0.364789" calcext:value-type="float">
            <text:p>0.364789</text:p>
          </table:table-cell>
          <table:table-cell office:value-type="float" office:value="0.228794" calcext:value-type="float">
            <text:p>0.228794</text:p>
          </table:table-cell>
          <table:table-cell office:value-type="float" office:value="0.148504" calcext:value-type="float">
            <text:p>0.148504</text:p>
          </table:table-cell>
          <table:table-cell office:value-type="float" office:value="0.0917463" calcext:value-type="float">
            <text:p>0.0917463</text:p>
          </table:table-cell>
          <table:table-cell office:value-type="float" office:value="0.0542414" calcext:value-type="float">
            <text:p>0.0542414</text:p>
          </table:table-cell>
          <table:table-cell office:value-type="float" office:value="0.0329736" calcext:value-type="float">
            <text:p>0.0329736</text:p>
          </table:table-cell>
          <table:table-cell office:value-type="float" office:value="0.0204041" calcext:value-type="float">
            <text:p>0.0204041</text:p>
          </table:table-cell>
          <table:table-cell office:value-type="float" office:value="0.0124204" calcext:value-type="float">
            <text:p>0.0124204</text:p>
          </table:table-cell>
          <table:table-cell office:value-type="float" office:value="0.00750514" calcext:value-type="float">
            <text:p>0.00750514</text:p>
          </table:table-cell>
          <table:table-cell office:value-type="float" office:value="0.0045543" calcext:value-type="float">
            <text:p>0.0045543</text:p>
          </table:table-cell>
          <table:table-cell office:value-type="float" office:value="0.00276658" calcext:value-type="float">
            <text:p>0.00276658</text:p>
          </table:table-cell>
          <table:table-cell office:value-type="float" office:value="0.00167847" calcext:value-type="float">
            <text:p>0.00167847</text:p>
          </table:table-cell>
          <table:table-cell office:value-type="float" office:value="0.00101804" calcext:value-type="float">
            <text:p>0.00101804</text:p>
          </table:table-cell>
          <table:table-cell office:value-type="float" office:value="0.000617545" calcext:value-type="float">
            <text:p>0.000617545</text:p>
          </table:table-cell>
          <table:table-cell office:value-type="float" office:value="0.000374591" calcext:value-type="float">
            <text:p>0.000374591</text:p>
          </table:table-cell>
          <table:table-cell office:value-type="float" office:value="0.000227209" calcext:value-type="float">
            <text:p>0.000227209</text:p>
          </table:table-cell>
          <table:table-cell office:value-type="float" office:value="0.000137812" calcext:value-type="float">
            <text:p>0.000137812</text:p>
          </table:table-cell>
          <table:table-cell office:value-type="float" office:value="0.0000835885" calcext:value-type="float">
            <text:p>8.36E-05</text:p>
          </table:table-cell>
          <table:table-cell office:value-type="float" office:value="0.0000506994" calcext:value-type="float">
            <text:p>5.07E-05</text:p>
          </table:table-cell>
          <table:table-cell office:value-type="float" office:value="0.0000307509" calcext:value-type="float">
            <text:p>3.08E-05</text:p>
          </table:table-cell>
          <table:table-cell office:value-type="float" office:value="0.0000186514" calcext:value-type="float">
            <text:p>1.87E-05</text:p>
          </table:table-cell>
          <table:table-cell office:value-type="float" office:value="0.0000113127" calcext:value-type="float">
            <text:p>1.13E-05</text:p>
          </table:table-cell>
          <table:table-cell office:value-type="float" office:value="0.0000068615" calcext:value-type="float">
            <text:p>6.86E-06</text:p>
          </table:table-cell>
          <table:table-cell office:value-type="float" office:value="0.00000416171" calcext:value-type="float">
            <text:p>4.16E-06</text:p>
          </table:table-cell>
          <table:table-cell office:value-type="float" office:value="0.00000252421" calcext:value-type="float">
            <text:p>2.52E-06</text:p>
          </table:table-cell>
          <table:table-cell office:value-type="float" office:value="0.00000153101" calcext:value-type="float">
            <text:p>1.53E-06</text:p>
          </table:table-cell>
          <table:table-cell office:value-type="float" office:value="0.000000928604" calcext:value-type="float">
            <text:p>9.29E-07</text:p>
          </table:table-cell>
          <table:table-cell office:value-type="float" office:value="0.000000563227" calcext:value-type="float">
            <text:p>5.63E-07</text:p>
          </table:table-cell>
          <table:table-cell office:value-type="float" office:value="0.000000341614" calcext:value-type="float">
            <text:p>3.42E-07</text:p>
          </table:table-cell>
          <table:table-cell office:value-type="float" office:value="0.0000002072" calcext:value-type="float">
            <text:p>2.07E-07</text:p>
          </table:table-cell>
          <table:table-cell office:value-type="float" office:value="0.000000125673" calcext:value-type="float">
            <text:p>1.26E-07</text:p>
          </table:table-cell>
          <table:table-cell office:value-type="float" office:value="0.0000000762245" calcext:value-type="float">
            <text:p>7.62E-08</text:p>
          </table:table-cell>
          <table:table-cell office:value-type="float" office:value="0.0000000462325" calcext:value-type="float">
            <text:p>4.62E-08</text:p>
          </table:table-cell>
          <table:table-cell office:value-type="float" office:value="0.0000000280414" calcext:value-type="float">
            <text:p>2.80E-08</text:p>
          </table:table-cell>
          <table:table-cell office:value-type="float" office:value="0.000000017008" calcext:value-type="float">
            <text:p>1.70E-08</text:p>
          </table:table-cell>
          <table:table-cell office:value-type="float" office:value="0.0000000103159" calcext:value-type="float">
            <text:p>1.03E-08</text:p>
          </table:table-cell>
          <table:table-cell office:value-type="float" office:value="0.00000000625688" calcext:value-type="float">
            <text:p>6.26E-09</text:p>
          </table:table-cell>
          <table:table-cell office:value-type="float" office:value="0.00000000379499" calcext:value-type="float">
            <text:p>3.79E-09</text:p>
          </table:table-cell>
          <table:table-cell office:value-type="float" office:value="0.00000000230178" calcext:value-type="float">
            <text:p>2.30E-09</text:p>
          </table:table-cell>
          <table:table-cell office:value-type="float" office:value="0.0000000013961" calcext:value-type="float">
            <text:p>1.40E-09</text:p>
          </table:table-cell>
          <table:table-cell office:value-type="float" office:value="0.000000000846777" calcext:value-type="float">
            <text:p>8.47E-10</text:p>
          </table:table-cell>
          <table:table-cell office:value-type="float" office:value="0.000000000513596" calcext:value-type="float">
            <text:p>5.14E-10</text:p>
          </table:table-cell>
          <table:table-cell office:value-type="float" office:value="0.000000000311512" calcext:value-type="float">
            <text:p>3.12E-10</text:p>
          </table:table-cell>
          <table:table-cell office:value-type="float" office:value="0.000000000188942" calcext:value-type="float">
            <text:p>1.89E-10</text:p>
          </table:table-cell>
          <table:table-cell office:value-type="float" office:value="0.000000000114599" calcext:value-type="float">
            <text:p>1.15E-10</text:p>
          </table:table-cell>
          <table:table-cell office:value-type="float" office:value="0.0000000000695077" calcext:value-type="float">
            <text:p>6.95E-11</text:p>
          </table:table-cell>
          <table:table-cell office:value-type="float" office:value="0.0000000000421586" calcext:value-type="float">
            <text:p>4.22E-11</text:p>
          </table:table-cell>
          <table:table-cell office:value-type="float" office:value="0.0000000000255705" calcext:value-type="float">
            <text:p>2.56E-11</text:p>
          </table:table-cell>
          <table:table-cell office:value-type="float" office:value="0.0000000000155093" calcext:value-type="float">
            <text:p>1.55E-11</text:p>
          </table:table-cell>
          <table:table-cell office:value-type="float" office:value="0.00000000000940685" calcext:value-type="float">
            <text:p>9.41E-12</text:p>
          </table:table-cell>
          <table:table-cell office:value-type="float" office:value="0.00000000000570554" calcext:value-type="float">
            <text:p>5.71E-12</text:p>
          </table:table-cell>
          <table:table-cell office:value-type="float" office:value="0.00000000000346059" calcext:value-type="float">
            <text:p>3.46E-12</text:p>
          </table:table-cell>
          <table:table-cell office:value-type="float" office:value="0.00000000000209895" calcext:value-type="float">
            <text:p>2.10E-12</text:p>
          </table:table-cell>
          <table:table-cell office:value-type="float" office:value="0.00000000000127308" calcext:value-type="float">
            <text:p>1.27E-12</text:p>
          </table:table-cell>
          <table:table-cell office:value-type="float" office:value="0.000000000000772161" calcext:value-type="float">
            <text:p>7.72E-13</text:p>
          </table:table-cell>
          <table:table-cell office:value-type="float" office:value="0.000000000000468339" calcext:value-type="float">
            <text:p>4.68E-13</text:p>
          </table:table-cell>
          <table:table-cell office:value-type="float" office:value="0.000000000000284062" calcext:value-type="float">
            <text:p>2.84E-13</text:p>
          </table:table-cell>
          <table:table-cell office:value-type="float" office:value="0.000000000000172292" calcext:value-type="float">
            <text:p>1.72E-13</text:p>
          </table:table-cell>
          <table:table-cell office:value-type="float" office:value="0.000000000000104501" calcext:value-type="float">
            <text:p>1.05E-13</text:p>
          </table:table-cell>
          <table:table-cell office:value-type="float" office:value="0.0000000000000633828" calcext:value-type="float">
            <text:p>6.34E-14</text:p>
          </table:table-cell>
          <table:table-cell office:value-type="float" office:value="0.0000000000000384436" calcext:value-type="float">
            <text:p>3.84E-14</text:p>
          </table:table-cell>
          <table:table-cell office:value-type="float" office:value="0.0000000000000233172" calcext:value-type="float">
            <text:p>2.33E-14</text:p>
          </table:table-cell>
          <table:table-cell office:value-type="float" office:value="0.0000000000000141426" calcext:value-type="float">
            <text:p>1.41E-14</text:p>
          </table:table-cell>
          <table:table-cell office:value-type="float" office:value="8.57793E-015" calcext:value-type="float">
            <text:p>8.58E-15</text:p>
          </table:table-cell>
          <table:table-cell office:value-type="float" office:value="5.20278E-015" calcext:value-type="float">
            <text:p>5.20E-15</text:p>
          </table:table-cell>
          <table:table-cell office:value-type="float" office:value="3.15565E-015" calcext:value-type="float">
            <text:p>3.16E-15</text:p>
          </table:table-cell>
          <table:table-cell office:value-type="float" office:value="1.914E-015" calcext:value-type="float">
            <text:p>1.91E-15</text:p>
          </table:table-cell>
          <table:table-cell office:value-type="float" office:value="1.1609E-015" calcext:value-type="float">
            <text:p>1.16E-15</text:p>
          </table:table-cell>
          <table:table-cell office:value-type="float" office:value="7.0412E-016" calcext:value-type="float">
            <text:p>7.04E-16</text:p>
          </table:table-cell>
          <table:table-cell office:value-type="float" office:value="4.2707E-016" calcext:value-type="float">
            <text:p>4.27E-16</text:p>
          </table:table-cell>
          <table:table-cell office:value-type="float" office:value="2.59031E-016" calcext:value-type="float">
            <text:p>2.59E-16</text:p>
          </table:table-cell>
          <table:table-cell office:value-type="float" office:value="1.5711E-016" calcext:value-type="float">
            <text:p>1.57E-16</text:p>
          </table:table-cell>
          <table:table-cell office:value-type="float" office:value="9.52922E-017" calcext:value-type="float">
            <text:p>9.53E-17</text:p>
          </table:table-cell>
          <table:table-cell office:value-type="float" office:value="5.77977E-017" calcext:value-type="float">
            <text:p>5.78E-17</text:p>
          </table:table-cell>
          <table:table-cell office:value-type="float" office:value="3.50561E-017" calcext:value-type="float">
            <text:p>3.51E-17</text:p>
          </table:table-cell>
          <table:table-cell office:value-type="float" office:value="2.12626E-017" calcext:value-type="float">
            <text:p>2.13E-17</text:p>
          </table:table-cell>
          <table:table-cell office:value-type="float" office:value="1.28964E-017" calcext:value-type="float">
            <text:p>1.29E-17</text:p>
          </table:table-cell>
          <table:table-cell office:value-type="float" office:value="7.82206E-018" calcext:value-type="float">
            <text:p>7.82E-18</text:p>
          </table:table-cell>
          <table:table-cell office:value-type="float" office:value="4.74432E-018" calcext:value-type="float">
            <text:p>4.74E-18</text:p>
          </table:table-cell>
          <table:table-cell office:value-type="float" office:value="2.87758E-018" calcext:value-type="float">
            <text:p>2.88E-18</text:p>
          </table:table-cell>
          <table:table-cell office:value-type="float" office:value="1.74534E-018" calcext:value-type="float">
            <text:p>1.75E-18</text:p>
          </table:table-cell>
          <table:table-cell office:value-type="float" office:value="1.0586E-018" calcext:value-type="float">
            <text:p>1.06E-18</text:p>
          </table:table-cell>
          <table:table-cell office:value-type="float" office:value="6.42074E-019" calcext:value-type="float">
            <text:p>6.42E-19</text:p>
          </table:table-cell>
          <table:table-cell office:value-type="float" office:value="3.89438E-019" calcext:value-type="float">
            <text:p>3.89E-19</text:p>
          </table:table-cell>
          <table:table-cell office:value-type="float" office:value="2.36206E-019" calcext:value-type="float">
            <text:p>2.36E-19</text:p>
          </table:table-cell>
          <table:table-cell office:value-type="float" office:value="1.43266E-019" calcext:value-type="float">
            <text:p>1.43E-19</text:p>
          </table:table-cell>
          <table:table-cell office:value-type="float" office:value="8.68953E-020" calcext:value-type="float">
            <text:p>8.69E-20</text:p>
          </table:table-cell>
          <table:table-cell office:value-type="float" office:value="5.27046E-020" calcext:value-type="float">
            <text:p>5.27E-20</text:p>
          </table:table-cell>
          <table:table-cell office:value-type="float" office:value="3.1967E-020" calcext:value-type="float">
            <text:p>3.20E-20</text:p>
          </table:table-cell>
          <table:table-cell office:value-type="float" office:value="1.9389E-020" calcext:value-type="float">
            <text:p>1.94E-20</text:p>
          </table:table-cell>
          <table:table-cell office:value-type="float" office:value="1.176E-020" calcext:value-type="float">
            <text:p>1.18E-20</text:p>
          </table:table-cell>
          <table:table-cell office:value-type="float" office:value="7.1328E-021" calcext:value-type="float">
            <text:p>7.13E-21</text:p>
          </table:table-cell>
          <table:table-cell office:value-type="float" office:value="4.32626E-021" calcext:value-type="float">
            <text:p>4.33E-21</text:p>
          </table:table-cell>
          <table:table-cell office:value-type="float" office:value="2.62401E-021" calcext:value-type="float">
            <text:p>2.62E-21</text:p>
          </table:table-cell>
          <table:table-cell office:value-type="float" office:value="1.59154E-021" calcext:value-type="float">
            <text:p>1.59E-21</text:p>
          </table:table-cell>
          <table:table-cell office:value-type="float" office:value="9.65319E-022" calcext:value-type="float">
            <text:p>9.65E-22</text:p>
          </table:table-cell>
          <table:table-cell office:value-type="float" office:value="5.85496E-022" calcext:value-type="float">
            <text:p>5.85E-22</text:p>
          </table:table-cell>
          <table:table-cell office:value-type="float" office:value="3.55121E-022" calcext:value-type="float">
            <text:p>3.55E-22</text:p>
          </table:table-cell>
          <table:table-cell office:value-type="float" office:value="2.15392E-022" calcext:value-type="float">
            <text:p>2.15E-22</text:p>
          </table:table-cell>
          <table:table-cell office:value-type="float" office:value="1.30642E-022" calcext:value-type="float">
            <text:p>1.31E-22</text:p>
          </table:table-cell>
          <table:table-cell office:value-type="float" office:value="7.92382E-023" calcext:value-type="float">
            <text:p>7.92E-23</text:p>
          </table:table-cell>
          <table:table-cell office:value-type="float" office:value="4.80604E-023" calcext:value-type="float">
            <text:p>4.81E-23</text:p>
          </table:table-cell>
          <table:table-cell office:value-type="float" office:value="2.91501E-023" calcext:value-type="float">
            <text:p>2.92E-23</text:p>
          </table:table-cell>
          <table:table-cell office:value-type="float" office:value="1.76804E-023" calcext:value-type="float">
            <text:p>1.77E-23</text:p>
          </table:table-cell>
          <table:table-cell office:value-type="float" office:value="1.07237E-023" calcext:value-type="float">
            <text:p>1.07E-23</text:p>
          </table:table-cell>
          <table:table-cell office:value-type="float" office:value="6.50427E-024" calcext:value-type="float">
            <text:p>6.50E-24</text:p>
          </table:table-cell>
          <table:table-cell office:value-type="float" office:value="3.94504E-024" calcext:value-type="float">
            <text:p>3.95E-24</text:p>
          </table:table-cell>
          <table:table-cell office:value-type="float" office:value="2.39279E-024" calcext:value-type="float">
            <text:p>2.39E-24</text:p>
          </table:table-cell>
          <table:table-cell office:value-type="float" office:value="1.4513E-024" calcext:value-type="float">
            <text:p>1.45E-24</text:p>
          </table:table-cell>
          <table:table-cell office:value-type="float" office:value="8.80257E-025" calcext:value-type="float">
            <text:p>8.80E-25</text:p>
          </table:table-cell>
          <table:table-cell office:value-type="float" office:value="5.33903E-025" calcext:value-type="float">
            <text:p>5.34E-25</text:p>
          </table:table-cell>
          <table:table-cell office:value-type="float" office:value="3.23829E-025" calcext:value-type="float">
            <text:p>3.24E-25</text:p>
          </table:table-cell>
          <table:table-cell office:value-type="float" office:value="1.96412E-025" calcext:value-type="float">
            <text:p>1.96E-25</text:p>
          </table:table-cell>
          <table:table-cell office:value-type="float" office:value="1.1913E-025" calcext:value-type="float">
            <text:p>1.19E-25</text:p>
          </table:table-cell>
          <table:table-cell office:value-type="float" office:value="7.22559E-026" calcext:value-type="float">
            <text:p>7.23E-26</text:p>
          </table:table-cell>
          <table:table-cell office:value-type="float" office:value="4.38254E-026" calcext:value-type="float">
            <text:p>4.38E-26</text:p>
          </table:table-cell>
          <table:table-cell office:value-type="float" office:value="2.65815E-026" calcext:value-type="float">
            <text:p>2.66E-26</text:p>
          </table:table-cell>
          <table:table-cell office:value-type="float" office:value="1.61225E-026" calcext:value-type="float">
            <text:p>1.61E-26</text:p>
          </table:table-cell>
          <table:table-cell office:value-type="float" office:value="9.77877E-027" calcext:value-type="float">
            <text:p>9.78E-27</text:p>
          </table:table-cell>
          <table:table-cell office:value-type="float" office:value="5.93113E-027" calcext:value-type="float">
            <text:p>5.93E-27</text:p>
          </table:table-cell>
          <table:table-cell office:value-type="float" office:value="3.59741E-027" calcext:value-type="float">
            <text:p>3.60E-27</text:p>
          </table:table-cell>
          <table:table-cell office:value-type="float" office:value="2.18194E-027" calcext:value-type="float">
            <text:p>2.18E-27</text:p>
          </table:table-cell>
          <table:table-cell office:value-type="float" office:value="1.32341E-027" calcext:value-type="float">
            <text:p>1.32E-27</text:p>
          </table:table-cell>
          <table:table-cell office:value-type="float" office:value="8.02691E-028" calcext:value-type="float">
            <text:p>8.03E-28</text:p>
          </table:table-cell>
          <table:table-cell office:value-type="float" office:value="4.86856E-028" calcext:value-type="float">
            <text:p>4.87E-28</text:p>
          </table:table-cell>
          <table:table-cell office:value-type="float" office:value="2.95293E-028" calcext:value-type="float">
            <text:p>2.95E-28</text:p>
          </table:table-cell>
          <table:table-cell office:value-type="float" office:value="1.79104E-028" calcext:value-type="float">
            <text:p>1.79E-28</text:p>
          </table:table-cell>
          <table:table-cell office:value-type="float" office:value="1.08632E-028" calcext:value-type="float">
            <text:p>1.09E-28</text:p>
          </table:table-cell>
          <table:table-cell office:value-type="float" office:value="6.58889E-029" calcext:value-type="float">
            <text:p>6.59E-29</text:p>
          </table:table-cell>
          <table:table-cell office:value-type="float" office:value="3.99636E-029" calcext:value-type="float">
            <text:p>4.00E-29</text:p>
          </table:table-cell>
          <table:table-cell office:value-type="float" office:value="2.42392E-029" calcext:value-type="float">
            <text:p>2.42E-29</text:p>
          </table:table-cell>
          <table:table-cell office:value-type="float" office:value="1.47017E-029" calcext:value-type="float">
            <text:p>1.47E-29</text:p>
          </table:table-cell>
          <table:table-cell office:value-type="float" office:value="8.91709E-030" calcext:value-type="float">
            <text:p>8.92E-30</text:p>
          </table:table-cell>
          <table:table-cell office:value-type="float" office:value="5.40878E-030" calcext:value-type="float">
            <text:p>5.41E-30</text:p>
          </table:table-cell>
          <table:table-cell office:value-type="float" office:value="3.27956E-030" calcext:value-type="float">
            <text:p>3.28E-30</text:p>
          </table:table-cell>
          <table:table-cell office:value-type="float" office:value="1.99028E-030" calcext:value-type="float">
            <text:p>1.99E-30</text:p>
          </table:table-cell>
          <table:table-cell office:value-type="float" office:value="1.20952E-030" calcext:value-type="float">
            <text:p>1.21E-30</text:p>
          </table:table-cell>
          <table:table-cell office:value-type="float" office:value="7.23172E-031" calcext:value-type="float">
            <text:p>7.23E-31</text:p>
          </table:table-cell>
          <table:table-cell office:value-type="float" office:value="4.52753E-031" calcext:value-type="float">
            <text:p>4.53E-31</text:p>
          </table:table-cell>
          <table:table-cell office:value-type="float" office:value="2.80503E-031" calcext:value-type="float">
            <text:p>2.81E-31</text:p>
          </table:table-cell>
          <table:table-cell office:value-type="float" office:value="1.24916E-031" calcext:value-type="float">
            <text:p>1.25E-31</text:p>
          </table:table-cell>
          <table:table-cell office:value-type="float" office:value="1.53485E-031" calcext:value-type="float">
            <text:p>1.53E-31</text:p>
          </table:table-cell>
          <table:table-cell office:value-type="float" office:value="7.94581E-032" calcext:value-type="float">
            <text:p>7.95E-32</text:p>
          </table:table-cell>
          <table:table-cell office:value-type="float" office:value="2.19718E-032" calcext:value-type="float">
            <text:p>2.20E-32</text:p>
          </table:table-cell>
          <table:table-cell office:value-type="float" office:value="1.49629E-031" calcext:value-type="float">
            <text:p>1.50E-31</text:p>
          </table:table-cell>
          <table:table-cell office:value-type="float" office:value="2.78966E-032" calcext:value-type="float">
            <text:p>2.79E-32</text:p>
          </table:table-cell>
          <table:table-cell office:value-type="float" office:value="9.80283E-032" calcext:value-type="float">
            <text:p>9.80E-32</text:p>
          </table:table-cell>
          <table:table-cell office:value-type="float" office:value="5.28456E-032" calcext:value-type="float">
            <text:p>5.28E-32</text:p>
          </table:table-cell>
          <table:table-cell office:value-type="float" office:value="3.50755E-032" calcext:value-type="float">
            <text:p>3.51E-32</text:p>
          </table:table-cell>
          <table:table-cell office:value-type="float" office:value="2.3334E-032" calcext:value-type="float">
            <text:p>2.33E-32</text:p>
          </table:table-cell>
          <table:table-cell office:value-type="float" office:value="3.87429E-033" calcext:value-type="float">
            <text:p>3.87E-33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table:style-name="Default" office:value-type="float" office:value="0.000631196" calcext:value-type="float">
            <text:p>0.000631196</text:p>
          </table:table-cell>
          <table:table-cell table:style-name="Default" office:value-type="float" office:value="0.000446779" calcext:value-type="float">
            <text:p>0.000446779</text:p>
          </table:table-cell>
          <table:table-cell table:style-name="Default" office:value-type="float" office:value="0.00105576" calcext:value-type="float">
            <text:p>0.00105576</text:p>
          </table:table-cell>
          <table:table-cell table:style-name="Default" office:value-type="float" office:value="0.000844562" calcext:value-type="float">
            <text:p>0.000844562</text:p>
          </table:table-cell>
          <table:table-cell office:value-type="float" office:value="0.0000852038" calcext:value-type="float">
            <text:p>8.52E-05</text:p>
          </table:table-cell>
          <table:table-cell table:style-name="Default" office:value-type="float" office:value="0.000873762" calcext:value-type="float">
            <text:p>0.000873762</text:p>
          </table:table-cell>
          <table:table-cell table:style-name="Default" office:value-type="float" office:value="0.00354652" calcext:value-type="float">
            <text:p>0.00354652</text:p>
          </table:table-cell>
          <table:table-cell table:style-name="Default" office:value-type="float" office:value="0.00587007" calcext:value-type="float">
            <text:p>0.00587007</text:p>
          </table:table-cell>
          <table:table-cell table:style-name="Default" office:value-type="float" office:value="0.00601064" calcext:value-type="float">
            <text:p>0.00601064</text:p>
          </table:table-cell>
          <table:table-cell table:style-name="Default" office:value-type="float" office:value="0.0046469" calcext:value-type="float">
            <text:p>0.0046469</text:p>
          </table:table-cell>
          <table:table-cell table:style-name="Default" office:value-type="float" office:value="0.00267772" calcext:value-type="float">
            <text:p>0.00267772</text:p>
          </table:table-cell>
          <table:table-cell table:style-name="Default" office:value-type="float" office:value="0.00107877" calcext:value-type="float">
            <text:p>0.00107877</text:p>
          </table:table-cell>
          <table:table-cell table:style-name="Default" office:value-type="float" office:value="0.000435901" calcext:value-type="float">
            <text:p>0.000435901</text:p>
          </table:table-cell>
          <table:table-cell table:style-name="Default" office:value-type="float" office:value="0.000173069" calcext:value-type="float">
            <text:p>0.000173069</text:p>
          </table:table-cell>
          <table:table-cell office:value-type="float" office:value="0.0000142688" calcext:value-type="float">
            <text:p>1.43E-05</text:p>
          </table:table-cell>
          <table:table-cell office:value-type="float" office:value="0.0000141651" calcext:value-type="float">
            <text:p>1.42E-05</text:p>
          </table:table-cell>
          <table:table-cell office:value-type="float" office:value="0.0000345384" calcext:value-type="float">
            <text:p>3.45E-05</text:p>
          </table:table-cell>
          <table:table-cell office:value-type="float" office:value="0.0000361273" calcext:value-type="float">
            <text:p>3.61E-05</text:p>
          </table:table-cell>
          <table:table-cell table:style-name="ce1" office:value-type="float" office:value="0.0000604233" calcext:value-type="float">
            <text:p>6.04E-05</text:p>
          </table:table-cell>
          <table:table-cell office:value-type="float" office:value="0.000103836" calcext:value-type="float">
            <text:p>0.000103836</text:p>
          </table:table-cell>
          <table:table-cell office:value-type="float" office:value="0.000168812" calcext:value-type="float">
            <text:p>0.000168812</text:p>
          </table:table-cell>
          <table:table-cell office:value-type="float" office:value="0.000279814" calcext:value-type="float">
            <text:p>0.000279814</text:p>
          </table:table-cell>
          <table:table-cell office:value-type="float" office:value="0.000466283" calcext:value-type="float">
            <text:p>0.000466283</text:p>
          </table:table-cell>
          <table:table-cell office:value-type="float" office:value="0.000742944" calcext:value-type="float">
            <text:p>0.000742944</text:p>
          </table:table-cell>
          <table:table-cell office:value-type="float" office:value="0.00123467" calcext:value-type="float">
            <text:p>0.00123467</text:p>
          </table:table-cell>
          <table:table-cell office:value-type="float" office:value="0.00218776" calcext:value-type="float">
            <text:p>0.00218776</text:p>
          </table:table-cell>
          <table:table-cell office:value-type="float" office:value="0.00333414" calcext:value-type="float">
            <text:p>0.00333414</text:p>
          </table:table-cell>
          <table:table-cell office:value-type="float" office:value="0.00522454" calcext:value-type="float">
            <text:p>0.00522454</text:p>
          </table:table-cell>
          <table:table-cell office:value-type="float" office:value="0.00994036" calcext:value-type="float">
            <text:p>0.00994036</text:p>
          </table:table-cell>
          <table:table-cell office:value-type="float" office:value="0.0153945" calcext:value-type="float">
            <text:p>0.0153945</text:p>
          </table:table-cell>
          <table:table-cell office:value-type="float" office:value="0.0232794" calcext:value-type="float">
            <text:p>0.0232794</text:p>
          </table:table-cell>
          <table:table-cell office:value-type="float" office:value="0.0417085" calcext:value-type="float">
            <text:p>0.0417085</text:p>
          </table:table-cell>
          <table:table-cell office:value-type="float" office:value="0.0668903" calcext:value-type="float">
            <text:p>0.0668903</text:p>
          </table:table-cell>
          <table:table-cell office:value-type="float" office:value="0.108704" calcext:value-type="float">
            <text:p>0.108704</text:p>
          </table:table-cell>
          <table:table-cell office:value-type="float" office:value="0.18084" calcext:value-type="float">
            <text:p>0.18084</text:p>
          </table:table-cell>
          <table:table-cell office:value-type="float" office:value="0.289619" calcext:value-type="float">
            <text:p>0.289619</text:p>
          </table:table-cell>
          <table:table-cell office:value-type="float" office:value="0.462402" calcext:value-type="float">
            <text:p>0.462402</text:p>
          </table:table-cell>
          <table:table-cell office:value-type="float" office:value="0.712659" calcext:value-type="float">
            <text:p>0.712659</text:p>
          </table:table-cell>
          <table:table-cell office:value-type="float" office:value="1.05095" calcext:value-type="float">
            <text:p>1.05095</text:p>
          </table:table-cell>
          <table:table-cell office:value-type="float" office:value="1.45192" calcext:value-type="float">
            <text:p>1.45192</text:p>
          </table:table-cell>
          <table:table-cell office:value-type="float" office:value="1.83359" calcext:value-type="float">
            <text:p>1.83359</text:p>
          </table:table-cell>
          <table:table-cell office:value-type="float" office:value="2.05842" calcext:value-type="float">
            <text:p>2.05842</text:p>
          </table:table-cell>
          <table:table-cell office:value-type="float" office:value="2.05697" calcext:value-type="float">
            <text:p>2.05697</text:p>
          </table:table-cell>
          <table:table-cell office:value-type="float" office:value="1.77691" calcext:value-type="float">
            <text:p>1.77691</text:p>
          </table:table-cell>
          <table:table-cell office:value-type="float" office:value="1.41412" calcext:value-type="float">
            <text:p>1.41412</text:p>
          </table:table-cell>
          <table:table-cell office:value-type="float" office:value="1.01569" calcext:value-type="float">
            <text:p>1.01569</text:p>
          </table:table-cell>
          <table:table-cell office:value-type="float" office:value="0.661306" calcext:value-type="float">
            <text:p>0.661306</text:p>
          </table:table-cell>
          <table:table-cell office:value-type="float" office:value="0.460456" calcext:value-type="float">
            <text:p>0.460456</text:p>
          </table:table-cell>
          <table:table-cell office:value-type="float" office:value="0.295824" calcext:value-type="float">
            <text:p>0.295824</text:p>
          </table:table-cell>
          <table:table-cell office:value-type="float" office:value="0.158416" calcext:value-type="float">
            <text:p>0.158416</text:p>
          </table:table-cell>
          <table:table-cell office:value-type="float" office:value="0.10518" calcext:value-type="float">
            <text:p>0.10518</text:p>
          </table:table-cell>
          <table:table-cell office:value-type="float" office:value="0.0763836" calcext:value-type="float">
            <text:p>0.0763836</text:p>
          </table:table-cell>
          <table:table-cell office:value-type="float" office:value="0.0423584" calcext:value-type="float">
            <text:p>0.0423584</text:p>
          </table:table-cell>
          <table:table-cell office:value-type="float" office:value="0.0226741" calcext:value-type="float">
            <text:p>0.0226741</text:p>
          </table:table-cell>
          <table:table-cell office:value-type="float" office:value="0.0149864" calcext:value-type="float">
            <text:p>0.0149864</text:p>
          </table:table-cell>
          <table:table-cell office:value-type="float" office:value="0.00961625" calcext:value-type="float">
            <text:p>0.00961625</text:p>
          </table:table-cell>
          <table:table-cell office:value-type="float" office:value="0.00562155" calcext:value-type="float">
            <text:p>0.00562155</text:p>
          </table:table-cell>
          <table:table-cell office:value-type="float" office:value="0.00335514" calcext:value-type="float">
            <text:p>0.00335514</text:p>
          </table:table-cell>
          <table:table-cell office:value-type="float" office:value="0.00206215" calcext:value-type="float">
            <text:p>0.00206215</text:p>
          </table:table-cell>
          <table:table-cell office:value-type="float" office:value="0.0012548" calcext:value-type="float">
            <text:p>0.0012548</text:p>
          </table:table-cell>
          <table:table-cell office:value-type="float" office:value="0.00075876" calcext:value-type="float">
            <text:p>0.00075876</text:p>
          </table:table-cell>
          <table:table-cell office:value-type="float" office:value="0.000460127" calcext:value-type="float">
            <text:p>0.000460127</text:p>
          </table:table-cell>
          <table:table-cell office:value-type="float" office:value="0.000279259" calcext:value-type="float">
            <text:p>0.000279259</text:p>
          </table:table-cell>
          <table:table-cell office:value-type="float" office:value="0.000169379" calcext:value-type="float">
            <text:p>0.000169379</text:p>
          </table:table-cell>
          <table:table-cell table:style-name="Default" office:value-type="float" office:value="0.000102727" calcext:value-type="float">
            <text:p>0.000102727</text:p>
          </table:table-cell>
          <table:table-cell office:value-type="float" office:value="0.0000623087" calcext:value-type="float">
            <text:p>6.23E-05</text:p>
          </table:table-cell>
          <table:table-cell office:value-type="float" office:value="0.0000377927" calcext:value-type="float">
            <text:p>3.78E-05</text:p>
          </table:table-cell>
          <table:table-cell office:value-type="float" office:value="0.0000229224" calcext:value-type="float">
            <text:p>2.29E-05</text:p>
          </table:table-cell>
          <table:table-cell office:value-type="float" office:value="0.0000139032" calcext:value-type="float">
            <text:p>1.39E-05</text:p>
          </table:table-cell>
          <table:table-cell office:value-type="float" office:value="0.00000843272" calcext:value-type="float">
            <text:p>8.43E-06</text:p>
          </table:table-cell>
          <table:table-cell office:value-type="float" office:value="0.00000511471" calcext:value-type="float">
            <text:p>5.11E-06</text:p>
          </table:table-cell>
          <table:table-cell office:value-type="float" office:value="0.00000310223" calcext:value-type="float">
            <text:p>3.10E-06</text:p>
          </table:table-cell>
          <table:table-cell office:value-type="float" office:value="0.0000018816" calcext:value-type="float">
            <text:p>1.88E-06</text:p>
          </table:table-cell>
          <table:table-cell office:value-type="float" office:value="0.00000114125" calcext:value-type="float">
            <text:p>1.14E-06</text:p>
          </table:table-cell>
          <table:table-cell office:value-type="float" office:value="0.000000692202" calcext:value-type="float">
            <text:p>6.92E-07</text:p>
          </table:table-cell>
          <table:table-cell office:value-type="float" office:value="0.000000419842" calcext:value-type="float">
            <text:p>4.20E-07</text:p>
          </table:table-cell>
          <table:table-cell office:value-type="float" office:value="0.000000254647" calcext:value-type="float">
            <text:p>2.55E-07</text:p>
          </table:table-cell>
          <table:table-cell office:value-type="float" office:value="0.000000154451" calcext:value-type="float">
            <text:p>1.54E-07</text:p>
          </table:table-cell>
          <table:table-cell office:value-type="float" office:value="0.0000000936793" calcext:value-type="float">
            <text:p>9.37E-08</text:p>
          </table:table-cell>
          <table:table-cell office:value-type="float" office:value="0.0000000568194" calcext:value-type="float">
            <text:p>5.68E-08</text:p>
          </table:table-cell>
          <table:table-cell office:value-type="float" office:value="0.0000000344627" calcext:value-type="float">
            <text:p>3.45E-08</text:p>
          </table:table-cell>
          <table:table-cell office:value-type="float" office:value="0.0000000209027" calcext:value-type="float">
            <text:p>2.09E-08</text:p>
          </table:table-cell>
          <table:table-cell office:value-type="float" office:value="0.0000000126781" calcext:value-type="float">
            <text:p>1.27E-08</text:p>
          </table:table-cell>
          <table:table-cell office:value-type="float" office:value="0.00000000768967" calcext:value-type="float">
            <text:p>7.69E-09</text:p>
          </table:table-cell>
          <table:table-cell office:value-type="float" office:value="0.00000000466402" calcext:value-type="float">
            <text:p>4.66E-09</text:p>
          </table:table-cell>
          <table:table-cell office:value-type="float" office:value="0.00000000282887" calcext:value-type="float">
            <text:p>2.83E-09</text:p>
          </table:table-cell>
          <table:table-cell office:value-type="float" office:value="0.0000000017158" calcext:value-type="float">
            <text:p>1.72E-09</text:p>
          </table:table-cell>
          <table:table-cell office:value-type="float" office:value="0.00000000104068" calcext:value-type="float">
            <text:p>1.04E-09</text:p>
          </table:table-cell>
          <table:table-cell office:value-type="float" office:value="0.000000000631206" calcext:value-type="float">
            <text:p>6.31E-10</text:p>
          </table:table-cell>
          <table:table-cell office:value-type="float" office:value="0.000000000382846" calcext:value-type="float">
            <text:p>3.83E-10</text:p>
          </table:table-cell>
          <table:table-cell office:value-type="float" office:value="0.000000000232208" calcext:value-type="float">
            <text:p>2.32E-10</text:p>
          </table:table-cell>
          <table:table-cell office:value-type="float" office:value="0.000000000140841" calcext:value-type="float">
            <text:p>1.41E-10</text:p>
          </table:table-cell>
          <table:table-cell office:value-type="float" office:value="0.0000000000854245" calcext:value-type="float">
            <text:p>8.54E-11</text:p>
          </table:table-cell>
          <table:table-cell office:value-type="float" office:value="0.0000000000518126" calcext:value-type="float">
            <text:p>5.18E-11</text:p>
          </table:table-cell>
          <table:table-cell office:value-type="float" office:value="0.0000000000314259" calcext:value-type="float">
            <text:p>3.14E-11</text:p>
          </table:table-cell>
          <table:table-cell office:value-type="float" office:value="0.0000000000190608" calcext:value-type="float">
            <text:p>1.91E-11</text:p>
          </table:table-cell>
          <table:table-cell office:value-type="float" office:value="0.0000000000115609" calcext:value-type="float">
            <text:p>1.16E-11</text:p>
          </table:table-cell>
          <table:table-cell office:value-type="float" office:value="0.00000000000701207" calcext:value-type="float">
            <text:p>7.01E-12</text:p>
          </table:table-cell>
          <table:table-cell office:value-type="float" office:value="0.00000000000425303" calcext:value-type="float">
            <text:p>4.25E-12</text:p>
          </table:table-cell>
          <table:table-cell office:value-type="float" office:value="0.0000000000025796" calcext:value-type="float">
            <text:p>2.58E-12</text:p>
          </table:table-cell>
          <table:table-cell office:value-type="float" office:value="0.0000000000015646" calcext:value-type="float">
            <text:p>1.56E-12</text:p>
          </table:table-cell>
          <table:table-cell office:value-type="float" office:value="0.00000000000094898" calcext:value-type="float">
            <text:p>9.49E-13</text:p>
          </table:table-cell>
          <table:table-cell office:value-type="float" office:value="0.000000000000575586" calcext:value-type="float">
            <text:p>5.76E-13</text:p>
          </table:table-cell>
          <table:table-cell office:value-type="float" office:value="0.00000000000034911" calcext:value-type="float">
            <text:p>3.49E-13</text:p>
          </table:table-cell>
          <table:table-cell office:value-type="float" office:value="0.000000000000211746" calcext:value-type="float">
            <text:p>2.12E-13</text:p>
          </table:table-cell>
          <table:table-cell office:value-type="float" office:value="0.000000000000128431" calcext:value-type="float">
            <text:p>1.28E-13</text:p>
          </table:table-cell>
          <table:table-cell office:value-type="float" office:value="0.000000000000077897" calcext:value-type="float">
            <text:p>7.79E-14</text:p>
          </table:table-cell>
          <table:table-cell office:value-type="float" office:value="0.0000000000000472469" calcext:value-type="float">
            <text:p>4.72E-14</text:p>
          </table:table-cell>
          <table:table-cell office:value-type="float" office:value="0.0000000000000286567" calcext:value-type="float">
            <text:p>2.87E-14</text:p>
          </table:table-cell>
          <table:table-cell office:value-type="float" office:value="0.0000000000000173812" calcext:value-type="float">
            <text:p>1.74E-14</text:p>
          </table:table-cell>
          <table:table-cell office:value-type="float" office:value="0.0000000000000105422" calcext:value-type="float">
            <text:p>1.05E-14</text:p>
          </table:table-cell>
          <table:table-cell office:value-type="float" office:value="6.39418E-015" calcext:value-type="float">
            <text:p>6.39E-15</text:p>
          </table:table-cell>
          <table:table-cell office:value-type="float" office:value="3.87827E-015" calcext:value-type="float">
            <text:p>3.88E-15</text:p>
          </table:table-cell>
          <table:table-cell office:value-type="float" office:value="2.35229E-015" calcext:value-type="float">
            <text:p>2.35E-15</text:p>
          </table:table-cell>
          <table:table-cell office:value-type="float" office:value="1.42673E-015" calcext:value-type="float">
            <text:p>1.43E-15</text:p>
          </table:table-cell>
          <table:table-cell office:value-type="float" office:value="8.65358E-016" calcext:value-type="float">
            <text:p>8.65E-16</text:p>
          </table:table-cell>
          <table:table-cell office:value-type="float" office:value="5.24866E-016" calcext:value-type="float">
            <text:p>5.25E-16</text:p>
          </table:table-cell>
          <table:table-cell office:value-type="float" office:value="3.18347E-016" calcext:value-type="float">
            <text:p>3.18E-16</text:p>
          </table:table-cell>
          <table:table-cell office:value-type="float" office:value="1.93087E-016" calcext:value-type="float">
            <text:p>1.93E-16</text:p>
          </table:table-cell>
          <table:table-cell office:value-type="float" office:value="1.17113E-016" calcext:value-type="float">
            <text:p>1.17E-16</text:p>
          </table:table-cell>
          <table:table-cell office:value-type="float" office:value="7.10329E-017" calcext:value-type="float">
            <text:p>7.10E-17</text:p>
          </table:table-cell>
          <table:table-cell office:value-type="float" office:value="4.30836E-017" calcext:value-type="float">
            <text:p>4.31E-17</text:p>
          </table:table-cell>
          <table:table-cell office:value-type="float" office:value="2.61315E-017" calcext:value-type="float">
            <text:p>2.61E-17</text:p>
          </table:table-cell>
          <table:table-cell office:value-type="float" office:value="1.58496E-017" calcext:value-type="float">
            <text:p>1.58E-17</text:p>
          </table:table-cell>
          <table:table-cell office:value-type="float" office:value="9.61326E-018" calcext:value-type="float">
            <text:p>9.61E-18</text:p>
          </table:table-cell>
          <table:table-cell office:value-type="float" office:value="5.83074E-018" calcext:value-type="float">
            <text:p>5.83E-18</text:p>
          </table:table-cell>
          <table:table-cell office:value-type="float" office:value="3.53652E-018" calcext:value-type="float">
            <text:p>3.54E-18</text:p>
          </table:table-cell>
          <table:table-cell office:value-type="float" office:value="2.14501E-018" calcext:value-type="float">
            <text:p>2.15E-18</text:p>
          </table:table-cell>
          <table:table-cell office:value-type="float" office:value="1.30101E-018" calcext:value-type="float">
            <text:p>1.30E-18</text:p>
          </table:table-cell>
          <table:table-cell office:value-type="float" office:value="7.89104E-019" calcext:value-type="float">
            <text:p>7.89E-19</text:p>
          </table:table-cell>
          <table:table-cell office:value-type="float" office:value="4.78616E-019" calcext:value-type="float">
            <text:p>4.79E-19</text:p>
          </table:table-cell>
          <table:table-cell office:value-type="float" office:value="2.90295E-019" calcext:value-type="float">
            <text:p>2.90E-19</text:p>
          </table:table-cell>
          <table:table-cell office:value-type="float" office:value="1.76073E-019" calcext:value-type="float">
            <text:p>1.76E-19</text:p>
          </table:table-cell>
          <table:table-cell office:value-type="float" office:value="1.06794E-019" calcext:value-type="float">
            <text:p>1.07E-19</text:p>
          </table:table-cell>
          <table:table-cell office:value-type="float" office:value="6.47736E-020" calcext:value-type="float">
            <text:p>6.48E-20</text:p>
          </table:table-cell>
          <table:table-cell office:value-type="float" office:value="3.92872E-020" calcext:value-type="float">
            <text:p>3.93E-20</text:p>
          </table:table-cell>
          <table:table-cell office:value-type="float" office:value="2.38289E-020" calcext:value-type="float">
            <text:p>2.38E-20</text:p>
          </table:table-cell>
          <table:table-cell office:value-type="float" office:value="1.44529E-020" calcext:value-type="float">
            <text:p>1.45E-20</text:p>
          </table:table-cell>
          <table:table-cell office:value-type="float" office:value="8.76616E-021" calcext:value-type="float">
            <text:p>8.77E-21</text:p>
          </table:table-cell>
          <table:table-cell office:value-type="float" office:value="5.31694E-021" calcext:value-type="float">
            <text:p>5.32E-21</text:p>
          </table:table-cell>
          <table:table-cell office:value-type="float" office:value="3.22489E-021" calcext:value-type="float">
            <text:p>3.22E-21</text:p>
          </table:table-cell>
          <table:table-cell office:value-type="float" office:value="1.95599E-021" calcext:value-type="float">
            <text:p>1.96E-21</text:p>
          </table:table-cell>
          <table:table-cell office:value-type="float" office:value="1.18637E-021" calcext:value-type="float">
            <text:p>1.19E-21</text:p>
          </table:table-cell>
          <table:table-cell office:value-type="float" office:value="7.1957E-022" calcext:value-type="float">
            <text:p>7.20E-22</text:p>
          </table:table-cell>
          <table:table-cell office:value-type="float" office:value="4.36441E-022" calcext:value-type="float">
            <text:p>4.36E-22</text:p>
          </table:table-cell>
          <table:table-cell office:value-type="float" office:value="2.64715E-022" calcext:value-type="float">
            <text:p>2.65E-22</text:p>
          </table:table-cell>
          <table:table-cell office:value-type="float" office:value="1.60558E-022" calcext:value-type="float">
            <text:p>1.61E-22</text:p>
          </table:table-cell>
          <table:table-cell office:value-type="float" office:value="9.73832E-023" calcext:value-type="float">
            <text:p>9.74E-23</text:p>
          </table:table-cell>
          <table:table-cell office:value-type="float" office:value="5.90659E-023" calcext:value-type="float">
            <text:p>5.91E-23</text:p>
          </table:table-cell>
          <table:table-cell office:value-type="float" office:value="3.58253E-023" calcext:value-type="float">
            <text:p>3.58E-23</text:p>
          </table:table-cell>
          <table:table-cell office:value-type="float" office:value="2.17291E-023" calcext:value-type="float">
            <text:p>2.17E-23</text:p>
          </table:table-cell>
          <table:table-cell office:value-type="float" office:value="1.31794E-023" calcext:value-type="float">
            <text:p>1.32E-23</text:p>
          </table:table-cell>
          <table:table-cell office:value-type="float" office:value="7.9937E-024" calcext:value-type="float">
            <text:p>7.99E-24</text:p>
          </table:table-cell>
          <table:table-cell office:value-type="float" office:value="4.84842E-024" calcext:value-type="float">
            <text:p>4.85E-24</text:p>
          </table:table-cell>
          <table:table-cell office:value-type="float" office:value="2.94072E-024" calcext:value-type="float">
            <text:p>2.94E-24</text:p>
          </table:table-cell>
          <table:table-cell office:value-type="float" office:value="1.78364E-024" calcext:value-type="float">
            <text:p>1.78E-24</text:p>
          </table:table-cell>
          <table:table-cell office:value-type="float" office:value="1.08183E-024" calcext:value-type="float">
            <text:p>1.08E-24</text:p>
          </table:table-cell>
          <table:table-cell office:value-type="float" office:value="6.56163E-025" calcext:value-type="float">
            <text:p>6.56E-25</text:p>
          </table:table-cell>
          <table:table-cell office:value-type="float" office:value="3.97983E-025" calcext:value-type="float">
            <text:p>3.98E-25</text:p>
          </table:table-cell>
          <table:table-cell office:value-type="float" office:value="2.41389E-025" calcext:value-type="float">
            <text:p>2.41E-25</text:p>
          </table:table-cell>
          <table:table-cell office:value-type="float" office:value="1.4641E-025" calcext:value-type="float">
            <text:p>1.46E-25</text:p>
          </table:table-cell>
          <table:table-cell office:value-type="float" office:value="8.8802E-026" calcext:value-type="float">
            <text:p>8.88E-26</text:p>
          </table:table-cell>
          <table:table-cell office:value-type="float" office:value="5.38611E-026" calcext:value-type="float">
            <text:p>5.39E-26</text:p>
          </table:table-cell>
          <table:table-cell office:value-type="float" office:value="3.26684E-026" calcext:value-type="float">
            <text:p>3.27E-26</text:p>
          </table:table-cell>
          <table:table-cell office:value-type="float" office:value="1.98144E-026" calcext:value-type="float">
            <text:p>1.98E-26</text:p>
          </table:table-cell>
          <table:table-cell office:value-type="float" office:value="1.2018E-026" calcext:value-type="float">
            <text:p>1.20E-26</text:p>
          </table:table-cell>
          <table:table-cell office:value-type="float" office:value="7.28931E-027" calcext:value-type="float">
            <text:p>7.29E-27</text:p>
          </table:table-cell>
          <table:table-cell office:value-type="float" office:value="4.42119E-027" calcext:value-type="float">
            <text:p>4.42E-27</text:p>
          </table:table-cell>
          <table:table-cell office:value-type="float" office:value="2.68159E-027" calcext:value-type="float">
            <text:p>2.68E-27</text:p>
          </table:table-cell>
          <table:table-cell office:value-type="float" office:value="1.62647E-027" calcext:value-type="float">
            <text:p>1.63E-27</text:p>
          </table:table-cell>
          <table:table-cell office:value-type="float" office:value="9.86501E-028" calcext:value-type="float">
            <text:p>9.87E-28</text:p>
          </table:table-cell>
          <table:table-cell office:value-type="float" office:value="5.98343E-028" calcext:value-type="float">
            <text:p>5.98E-28</text:p>
          </table:table-cell>
          <table:table-cell office:value-type="float" office:value="3.62913E-028" calcext:value-type="float">
            <text:p>3.63E-28</text:p>
          </table:table-cell>
          <table:table-cell office:value-type="float" office:value="2.20118E-028" calcext:value-type="float">
            <text:p>2.20E-28</text:p>
          </table:table-cell>
          <table:table-cell office:value-type="float" office:value="1.33508E-028" calcext:value-type="float">
            <text:p>1.34E-28</text:p>
          </table:table-cell>
          <table:table-cell office:value-type="float" office:value="8.09771E-029" calcext:value-type="float">
            <text:p>8.10E-29</text:p>
          </table:table-cell>
          <table:table-cell office:value-type="float" office:value="4.91152E-029" calcext:value-type="float">
            <text:p>4.91E-29</text:p>
          </table:table-cell>
          <table:table-cell office:value-type="float" office:value="2.97881E-029" calcext:value-type="float">
            <text:p>2.98E-29</text:p>
          </table:table-cell>
          <table:table-cell office:value-type="float" office:value="1.80714E-029" calcext:value-type="float">
            <text:p>1.81E-29</text:p>
          </table:table-cell>
          <table:table-cell office:value-type="float" office:value="1.09599E-029" calcext:value-type="float">
            <text:p>1.10E-29</text:p>
          </table:table-cell>
          <table:table-cell office:value-type="float" office:value="6.63071E-030" calcext:value-type="float">
            <text:p>6.63E-30</text:p>
          </table:table-cell>
          <table:table-cell office:value-type="float" office:value="4.06591E-030" calcext:value-type="float">
            <text:p>4.07E-30</text:p>
          </table:table-cell>
          <table:table-cell office:value-type="float" office:value="2.43202E-030" calcext:value-type="float">
            <text:p>2.43E-30</text:p>
          </table:table-cell>
          <table:table-cell office:value-type="float" office:value="1.40285E-030" calcext:value-type="float">
            <text:p>1.40E-30</text:p>
          </table:table-cell>
          <table:table-cell office:value-type="float" office:value="1.10742E-030" calcext:value-type="float">
            <text:p>1.11E-30</text:p>
          </table:table-cell>
          <table:table-cell office:value-type="float" office:value="4.28377E-031" calcext:value-type="float">
            <text:p>4.28E-31</text:p>
          </table:table-cell>
          <table:table-cell office:value-type="float" office:value="3.25025E-031" calcext:value-type="float">
            <text:p>3.25E-31</text:p>
          </table:table-cell>
          <table:table-cell office:value-type="float" office:value="9.53018E-031" calcext:value-type="float">
            <text:p>9.53E-31</text:p>
          </table:table-cell>
          <table:table-cell office:value-type="float" office:value="2.29825E-031" calcext:value-type="float">
            <text:p>2.30E-31</text:p>
          </table:table-cell>
          <table:table-cell office:value-type="float" office:value="1.33681E-030" calcext:value-type="float">
            <text:p>1.34E-30</text:p>
          </table:table-cell>
          <table:table-cell office:value-type="float" office:value="1.56829E-030" calcext:value-type="float">
            <text:p>1.57E-30</text:p>
          </table:table-cell>
          <table:table-cell office:value-type="float" office:value="1.46315E-030" calcext:value-type="float">
            <text:p>1.46E-30</text:p>
          </table:table-cell>
          <table:table-cell office:value-type="float" office:value="2.13526E-030" calcext:value-type="float">
            <text:p>2.14E-30</text:p>
          </table:table-cell>
          <table:table-cell office:value-type="float" office:value="1.37027E-030" calcext:value-type="float">
            <text:p>1.37E-30</text:p>
          </table:table-cell>
          <table:table-cell office:value-type="float" office:value="1.45439E-030" calcext:value-type="float">
            <text:p>1.45E-30</text:p>
          </table:table-cell>
          <table:table-cell office:value-type="float" office:value="7.40199E-031" calcext:value-type="float">
            <text:p>7.40E-31</text:p>
          </table:table-cell>
          <table:table-cell office:value-type="float" office:value="4.6396E-031" calcext:value-type="float">
            <text:p>4.64E-31</text:p>
          </table:table-cell>
          <table:table-cell office:value-type="float" office:value="1.03778E-031" calcext:value-type="float">
            <text:p>1.04E-31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table:style-name="Default" office:value-type="float" office:value="0.00478967" calcext:value-type="float">
            <text:p>0.00478967</text:p>
          </table:table-cell>
          <table:table-cell table:style-name="Default" office:value-type="float" office:value="0.00153612" calcext:value-type="float">
            <text:p>0.00153612</text:p>
          </table:table-cell>
          <table:table-cell table:style-name="Default" office:value-type="float" office:value="0.0081757" calcext:value-type="float">
            <text:p>0.0081757</text:p>
          </table:table-cell>
          <table:table-cell table:style-name="Default" office:value-type="float" office:value="0.0277684" calcext:value-type="float">
            <text:p>0.0277684</text:p>
          </table:table-cell>
          <table:table-cell table:style-name="Default" office:value-type="float" office:value="0.0321135" calcext:value-type="float">
            <text:p>0.0321135</text:p>
          </table:table-cell>
          <table:table-cell table:style-name="Default" office:value-type="float" office:value="0.0198288" calcext:value-type="float">
            <text:p>0.0198288</text:p>
          </table:table-cell>
          <table:table-cell table:style-name="Default" office:value-type="float" office:value="0.0255243" calcext:value-type="float">
            <text:p>0.0255243</text:p>
          </table:table-cell>
          <table:table-cell table:style-name="Default" office:value-type="float" office:value="0.06359" calcext:value-type="float">
            <text:p>0.06359</text:p>
          </table:table-cell>
          <table:table-cell table:style-name="Default" office:value-type="float" office:value="0.108395" calcext:value-type="float">
            <text:p>0.108395</text:p>
          </table:table-cell>
          <table:table-cell table:style-name="Default" office:value-type="float" office:value="0.124377" calcext:value-type="float">
            <text:p>0.124377</text:p>
          </table:table-cell>
          <table:table-cell table:style-name="Default" office:value-type="float" office:value="0.105629" calcext:value-type="float">
            <text:p>0.105629</text:p>
          </table:table-cell>
          <table:table-cell table:style-name="Default" office:value-type="float" office:value="0.0710968" calcext:value-type="float">
            <text:p>0.0710968</text:p>
          </table:table-cell>
          <table:table-cell table:style-name="Default" office:value-type="float" office:value="0.0375576" calcext:value-type="float">
            <text:p>0.0375576</text:p>
          </table:table-cell>
          <table:table-cell table:style-name="Default" office:value-type="float" office:value="0.0159922" calcext:value-type="float">
            <text:p>0.0159922</text:p>
          </table:table-cell>
          <table:table-cell table:style-name="Default" office:value-type="float" office:value="0.0063253" calcext:value-type="float">
            <text:p>0.0063253</text:p>
          </table:table-cell>
          <table:table-cell table:style-name="Default" office:value-type="float" office:value="0.00193941" calcext:value-type="float">
            <text:p>0.00193941</text:p>
          </table:table-cell>
          <table:table-cell table:style-name="Default" office:value-type="float" office:value="0.000318888" calcext:value-type="float">
            <text:p>0.000318888</text:p>
          </table:table-cell>
          <table:table-cell table:style-name="Default" office:value-type="float" office:value="0.000196932" calcext:value-type="float">
            <text:p>0.000196932</text:p>
          </table:table-cell>
          <table:table-cell office:value-type="float" office:value="0.000117635" calcext:value-type="float">
            <text:p>0.000117635</text:p>
          </table:table-cell>
          <table:table-cell table:style-name="ce1" office:value-type="float" office:value="0.0000498125" calcext:value-type="float">
            <text:p>4.98E-05</text:p>
          </table:table-cell>
          <table:table-cell office:value-type="float" office:value="0.000146456" calcext:value-type="float">
            <text:p>0.000146456</text:p>
          </table:table-cell>
          <table:table-cell office:value-type="float" office:value="0.00025492" calcext:value-type="float">
            <text:p>0.00025492</text:p>
          </table:table-cell>
          <table:table-cell office:value-type="float" office:value="0.00028157" calcext:value-type="float">
            <text:p>0.00028157</text:p>
          </table:table-cell>
          <table:table-cell office:value-type="float" office:value="0.000688222" calcext:value-type="float">
            <text:p>0.000688222</text:p>
          </table:table-cell>
          <table:table-cell office:value-type="float" office:value="0.00143437" calcext:value-type="float">
            <text:p>0.00143437</text:p>
          </table:table-cell>
          <table:table-cell office:value-type="float" office:value="0.00102391" calcext:value-type="float">
            <text:p>0.00102391</text:p>
          </table:table-cell>
          <table:table-cell office:value-type="float" office:value="0.00285913" calcext:value-type="float">
            <text:p>0.00285913</text:p>
          </table:table-cell>
          <table:table-cell office:value-type="float" office:value="0.00705958" calcext:value-type="float">
            <text:p>0.00705958</text:p>
          </table:table-cell>
          <table:table-cell office:value-type="float" office:value="0.00527124" calcext:value-type="float">
            <text:p>0.00527124</text:p>
          </table:table-cell>
          <table:table-cell office:value-type="float" office:value="0.0122007" calcext:value-type="float">
            <text:p>0.0122007</text:p>
          </table:table-cell>
          <table:table-cell office:value-type="float" office:value="0.0234966" calcext:value-type="float">
            <text:p>0.0234966</text:p>
          </table:table-cell>
          <table:table-cell office:value-type="float" office:value="0.0284359" calcext:value-type="float">
            <text:p>0.0284359</text:p>
          </table:table-cell>
          <table:table-cell office:value-type="float" office:value="0.0570167" calcext:value-type="float">
            <text:p>0.0570167</text:p>
          </table:table-cell>
          <table:table-cell office:value-type="float" office:value="0.0893077" calcext:value-type="float">
            <text:p>0.0893077</text:p>
          </table:table-cell>
          <table:table-cell office:value-type="float" office:value="0.143951" calcext:value-type="float">
            <text:p>0.143951</text:p>
          </table:table-cell>
          <table:table-cell office:value-type="float" office:value="0.245446" calcext:value-type="float">
            <text:p>0.245446</text:p>
          </table:table-cell>
          <table:table-cell office:value-type="float" office:value="0.375993" calcext:value-type="float">
            <text:p>0.375993</text:p>
          </table:table-cell>
          <table:table-cell office:value-type="float" office:value="0.61468" calcext:value-type="float">
            <text:p>0.61468</text:p>
          </table:table-cell>
          <table:table-cell office:value-type="float" office:value="0.892298" calcext:value-type="float">
            <text:p>0.892298</text:p>
          </table:table-cell>
          <table:table-cell office:value-type="float" office:value="1.3189" calcext:value-type="float">
            <text:p>1.3189</text:p>
          </table:table-cell>
          <table:table-cell office:value-type="float" office:value="1.66814" calcext:value-type="float">
            <text:p>1.66814</text:p>
          </table:table-cell>
          <table:table-cell office:value-type="float" office:value="2.05346" calcext:value-type="float">
            <text:p>2.05346</text:p>
          </table:table-cell>
          <table:table-cell office:value-type="float" office:value="2.06279" calcext:value-type="float">
            <text:p>2.06279</text:p>
          </table:table-cell>
          <table:table-cell office:value-type="float" office:value="1.94836" calcext:value-type="float">
            <text:p>1.94836</text:p>
          </table:table-cell>
          <table:table-cell office:value-type="float" office:value="1.59799" calcext:value-type="float">
            <text:p>1.59799</text:p>
          </table:table-cell>
          <table:table-cell office:value-type="float" office:value="1.10197" calcext:value-type="float">
            <text:p>1.10197</text:p>
          </table:table-cell>
          <table:table-cell office:value-type="float" office:value="0.878809" calcext:value-type="float">
            <text:p>0.878809</text:p>
          </table:table-cell>
          <table:table-cell office:value-type="float" office:value="0.524718" calcext:value-type="float">
            <text:p>0.524718</text:p>
          </table:table-cell>
          <table:table-cell office:value-type="float" office:value="0.277362" calcext:value-type="float">
            <text:p>0.277362</text:p>
          </table:table-cell>
          <table:table-cell office:value-type="float" office:value="0.282246" calcext:value-type="float">
            <text:p>0.282246</text:p>
          </table:table-cell>
          <table:table-cell office:value-type="float" office:value="0.152671" calcext:value-type="float">
            <text:p>0.152671</text:p>
          </table:table-cell>
          <table:table-cell office:value-type="float" office:value="0.0409862" calcext:value-type="float">
            <text:p>0.0409862</text:p>
          </table:table-cell>
          <table:table-cell office:value-type="float" office:value="0.0628533" calcext:value-type="float">
            <text:p>0.0628533</text:p>
          </table:table-cell>
          <table:table-cell office:value-type="float" office:value="0.0522495" calcext:value-type="float">
            <text:p>0.0522495</text:p>
          </table:table-cell>
          <table:table-cell office:value-type="float" office:value="0.0152575" calcext:value-type="float">
            <text:p>0.0152575</text:p>
          </table:table-cell>
          <table:table-cell office:value-type="float" office:value="0.00760588" calcext:value-type="float">
            <text:p>0.00760588</text:p>
          </table:table-cell>
          <table:table-cell office:value-type="float" office:value="0.00847852" calcext:value-type="float">
            <text:p>0.00847852</text:p>
          </table:table-cell>
          <table:table-cell office:value-type="float" office:value="0.00488033" calcext:value-type="float">
            <text:p>0.00488033</text:p>
          </table:table-cell>
          <table:table-cell office:value-type="float" office:value="0.00228854" calcext:value-type="float">
            <text:p>0.00228854</text:p>
          </table:table-cell>
          <table:table-cell office:value-type="float" office:value="0.00147467" calcext:value-type="float">
            <text:p>0.00147467</text:p>
          </table:table-cell>
          <table:table-cell office:value-type="float" office:value="0.000966095" calcext:value-type="float">
            <text:p>0.000966095</text:p>
          </table:table-cell>
          <table:table-cell office:value-type="float" office:value="0.000569689" calcext:value-type="float">
            <text:p>0.000569689</text:p>
          </table:table-cell>
          <table:table-cell office:value-type="float" office:value="0.000340042" calcext:value-type="float">
            <text:p>0.000340042</text:p>
          </table:table-cell>
          <table:table-cell office:value-type="float" office:value="0.000208096" calcext:value-type="float">
            <text:p>0.000208096</text:p>
          </table:table-cell>
          <table:table-cell table:style-name="Default" office:value-type="float" office:value="0.000126475" calcext:value-type="float">
            <text:p>0.000126475</text:p>
          </table:table-cell>
          <table:table-cell office:value-type="float" office:value="0.0000765625" calcext:value-type="float">
            <text:p>7.66E-05</text:p>
          </table:table-cell>
          <table:table-cell office:value-type="float" office:value="0.000046435" calcext:value-type="float">
            <text:p>4.64E-05</text:p>
          </table:table-cell>
          <table:table-cell office:value-type="float" office:value="0.0000281732" calcext:value-type="float">
            <text:p>2.82E-05</text:p>
          </table:table-cell>
          <table:table-cell office:value-type="float" office:value="0.0000170873" calcext:value-type="float">
            <text:p>1.71E-05</text:p>
          </table:table-cell>
          <table:table-cell office:value-type="float" office:value="0.0000103636" calcext:value-type="float">
            <text:p>1.04E-05</text:p>
          </table:table-cell>
          <table:table-cell office:value-type="float" office:value="0.00000628593" calcext:value-type="float">
            <text:p>6.29E-06</text:p>
          </table:table-cell>
          <table:table-cell office:value-type="float" office:value="0.00000381262" calcext:value-type="float">
            <text:p>3.81E-06</text:p>
          </table:table-cell>
          <table:table-cell office:value-type="float" office:value="0.00000231247" calcext:value-type="float">
            <text:p>2.31E-06</text:p>
          </table:table-cell>
          <table:table-cell office:value-type="float" office:value="0.00000140258" calcext:value-type="float">
            <text:p>1.40E-06</text:p>
          </table:table-cell>
          <table:table-cell office:value-type="float" office:value="0.000000850711" calcext:value-type="float">
            <text:p>8.51E-07</text:p>
          </table:table-cell>
          <table:table-cell office:value-type="float" office:value="0.000000515982" calcext:value-type="float">
            <text:p>5.16E-07</text:p>
          </table:table-cell>
          <table:table-cell office:value-type="float" office:value="0.000000312959" calcext:value-type="float">
            <text:p>3.13E-07</text:p>
          </table:table-cell>
          <table:table-cell office:value-type="float" office:value="0.000000189819" calcext:value-type="float">
            <text:p>1.90E-07</text:p>
          </table:table-cell>
          <table:table-cell office:value-type="float" office:value="0.000000115131" calcext:value-type="float">
            <text:p>1.15E-07</text:p>
          </table:table-cell>
          <table:table-cell office:value-type="float" office:value="0.0000000698306" calcext:value-type="float">
            <text:p>6.98E-08</text:p>
          </table:table-cell>
          <table:table-cell office:value-type="float" office:value="0.0000000423544" calcext:value-type="float">
            <text:p>4.24E-08</text:p>
          </table:table-cell>
          <table:table-cell office:value-type="float" office:value="0.0000000256892" calcext:value-type="float">
            <text:p>2.57E-08</text:p>
          </table:table-cell>
          <table:table-cell office:value-type="float" office:value="0.0000000155813" calcext:value-type="float">
            <text:p>1.56E-08</text:p>
          </table:table-cell>
          <table:table-cell office:value-type="float" office:value="0.00000000945055" calcext:value-type="float">
            <text:p>9.45E-09</text:p>
          </table:table-cell>
          <table:table-cell office:value-type="float" office:value="0.00000000573205" calcext:value-type="float">
            <text:p>5.73E-09</text:p>
          </table:table-cell>
          <table:table-cell office:value-type="float" office:value="0.00000000347666" calcext:value-type="float">
            <text:p>3.48E-09</text:p>
          </table:table-cell>
          <table:table-cell office:value-type="float" office:value="0.0000000021087" calcext:value-type="float">
            <text:p>2.11E-09</text:p>
          </table:table-cell>
          <table:table-cell office:value-type="float" office:value="0.00000000127899" calcext:value-type="float">
            <text:p>1.28E-09</text:p>
          </table:table-cell>
          <table:table-cell office:value-type="float" office:value="0.000000000775748" calcext:value-type="float">
            <text:p>7.76E-10</text:p>
          </table:table-cell>
          <table:table-cell office:value-type="float" office:value="0.000000000470515" calcext:value-type="float">
            <text:p>4.71E-10</text:p>
          </table:table-cell>
          <table:table-cell office:value-type="float" office:value="0.000000000285382" calcext:value-type="float">
            <text:p>2.85E-10</text:p>
          </table:table-cell>
          <table:table-cell office:value-type="float" office:value="0.000000000173093" calcext:value-type="float">
            <text:p>1.73E-10</text:p>
          </table:table-cell>
          <table:table-cell office:value-type="float" office:value="0.000000000104986" calcext:value-type="float">
            <text:p>1.05E-10</text:p>
          </table:table-cell>
          <table:table-cell office:value-type="float" office:value="0.0000000000636773" calcext:value-type="float">
            <text:p>6.37E-11</text:p>
          </table:table-cell>
          <table:table-cell office:value-type="float" office:value="0.0000000000386222" calcext:value-type="float">
            <text:p>3.86E-11</text:p>
          </table:table-cell>
          <table:table-cell office:value-type="float" office:value="0.0000000000234256" calcext:value-type="float">
            <text:p>2.34E-11</text:p>
          </table:table-cell>
          <table:table-cell office:value-type="float" office:value="0.0000000000142083" calcext:value-type="float">
            <text:p>1.42E-11</text:p>
          </table:table-cell>
          <table:table-cell office:value-type="float" office:value="0.00000000000861778" calcext:value-type="float">
            <text:p>8.62E-12</text:p>
          </table:table-cell>
          <table:table-cell office:value-type="float" office:value="0.00000000000522695" calcext:value-type="float">
            <text:p>5.23E-12</text:p>
          </table:table-cell>
          <table:table-cell office:value-type="float" office:value="0.0000000000031703" calcext:value-type="float">
            <text:p>3.17E-12</text:p>
          </table:table-cell>
          <table:table-cell office:value-type="float" office:value="0.00000000000192289" calcext:value-type="float">
            <text:p>1.92E-12</text:p>
          </table:table-cell>
          <table:table-cell office:value-type="float" office:value="0.00000000000116629" calcext:value-type="float">
            <text:p>1.17E-12</text:p>
          </table:table-cell>
          <table:table-cell office:value-type="float" office:value="0.000000000000707391" calcext:value-type="float">
            <text:p>7.07E-13</text:p>
          </table:table-cell>
          <table:table-cell office:value-type="float" office:value="0.000000000000429054" calcext:value-type="float">
            <text:p>4.29E-13</text:p>
          </table:table-cell>
          <table:table-cell office:value-type="float" office:value="0.000000000000260234" calcext:value-type="float">
            <text:p>2.60E-13</text:p>
          </table:table-cell>
          <table:table-cell office:value-type="float" office:value="0.00000000000015784" calcext:value-type="float">
            <text:p>1.58E-13</text:p>
          </table:table-cell>
          <table:table-cell office:value-type="float" office:value="0.0000000000000957349" calcext:value-type="float">
            <text:p>9.57E-14</text:p>
          </table:table-cell>
          <table:table-cell office:value-type="float" office:value="0.0000000000000580662" calcext:value-type="float">
            <text:p>5.81E-14</text:p>
          </table:table-cell>
          <table:table-cell office:value-type="float" office:value="0.0000000000000352189" calcext:value-type="float">
            <text:p>3.52E-14</text:p>
          </table:table-cell>
          <table:table-cell office:value-type="float" office:value="0.0000000000000213613" calcext:value-type="float">
            <text:p>2.14E-14</text:p>
          </table:table-cell>
          <table:table-cell office:value-type="float" office:value="0.0000000000000129563" calcext:value-type="float">
            <text:p>1.30E-14</text:p>
          </table:table-cell>
          <table:table-cell office:value-type="float" office:value="7.8584E-015" calcext:value-type="float">
            <text:p>7.86E-15</text:p>
          </table:table-cell>
          <table:table-cell office:value-type="float" office:value="4.76636E-015" calcext:value-type="float">
            <text:p>4.77E-15</text:p>
          </table:table-cell>
          <table:table-cell office:value-type="float" office:value="2.89094E-015" calcext:value-type="float">
            <text:p>2.89E-15</text:p>
          </table:table-cell>
          <table:table-cell office:value-type="float" office:value="1.75345E-015" calcext:value-type="float">
            <text:p>1.75E-15</text:p>
          </table:table-cell>
          <table:table-cell office:value-type="float" office:value="1.06352E-015" calcext:value-type="float">
            <text:p>1.06E-15</text:p>
          </table:table-cell>
          <table:table-cell office:value-type="float" office:value="6.45057E-016" calcext:value-type="float">
            <text:p>6.45E-16</text:p>
          </table:table-cell>
          <table:table-cell office:value-type="float" office:value="3.91247E-016" calcext:value-type="float">
            <text:p>3.91E-16</text:p>
          </table:table-cell>
          <table:table-cell office:value-type="float" office:value="2.37303E-016" calcext:value-type="float">
            <text:p>2.37E-16</text:p>
          </table:table-cell>
          <table:table-cell office:value-type="float" office:value="1.43932E-016" calcext:value-type="float">
            <text:p>1.44E-16</text:p>
          </table:table-cell>
          <table:table-cell office:value-type="float" office:value="8.72989E-017" calcext:value-type="float">
            <text:p>8.73E-17</text:p>
          </table:table-cell>
          <table:table-cell office:value-type="float" office:value="5.29495E-017" calcext:value-type="float">
            <text:p>5.29E-17</text:p>
          </table:table-cell>
          <table:table-cell office:value-type="float" office:value="3.21155E-017" calcext:value-type="float">
            <text:p>3.21E-17</text:p>
          </table:table-cell>
          <table:table-cell office:value-type="float" office:value="1.9479E-017" calcext:value-type="float">
            <text:p>1.95E-17</text:p>
          </table:table-cell>
          <table:table-cell office:value-type="float" office:value="1.18146E-017" calcext:value-type="float">
            <text:p>1.18E-17</text:p>
          </table:table-cell>
          <table:table-cell office:value-type="float" office:value="7.16593E-018" calcext:value-type="float">
            <text:p>7.17E-18</text:p>
          </table:table-cell>
          <table:table-cell office:value-type="float" office:value="4.34636E-018" calcext:value-type="float">
            <text:p>4.35E-18</text:p>
          </table:table-cell>
          <table:table-cell office:value-type="float" office:value="2.6362E-018" calcext:value-type="float">
            <text:p>2.64E-18</text:p>
          </table:table-cell>
          <table:table-cell office:value-type="float" office:value="1.59894E-018" calcext:value-type="float">
            <text:p>1.60E-18</text:p>
          </table:table-cell>
          <table:table-cell office:value-type="float" office:value="9.69804E-019" calcext:value-type="float">
            <text:p>9.70E-19</text:p>
          </table:table-cell>
          <table:table-cell office:value-type="float" office:value="5.88216E-019" calcext:value-type="float">
            <text:p>5.88E-19</text:p>
          </table:table-cell>
          <table:table-cell office:value-type="float" office:value="3.56771E-019" calcext:value-type="float">
            <text:p>3.57E-19</text:p>
          </table:table-cell>
          <table:table-cell office:value-type="float" office:value="2.16392E-019" calcext:value-type="float">
            <text:p>2.16E-19</text:p>
          </table:table-cell>
          <table:table-cell office:value-type="float" office:value="1.31249E-019" calcext:value-type="float">
            <text:p>1.31E-19</text:p>
          </table:table-cell>
          <table:table-cell office:value-type="float" office:value="7.96063E-020" calcext:value-type="float">
            <text:p>7.96E-20</text:p>
          </table:table-cell>
          <table:table-cell office:value-type="float" office:value="4.82837E-020" calcext:value-type="float">
            <text:p>4.83E-20</text:p>
          </table:table-cell>
          <table:table-cell office:value-type="float" office:value="2.92855E-020" calcext:value-type="float">
            <text:p>2.93E-20</text:p>
          </table:table-cell>
          <table:table-cell office:value-type="float" office:value="1.77626E-020" calcext:value-type="float">
            <text:p>1.78E-20</text:p>
          </table:table-cell>
          <table:table-cell office:value-type="float" office:value="1.07735E-020" calcext:value-type="float">
            <text:p>1.08E-20</text:p>
          </table:table-cell>
          <table:table-cell office:value-type="float" office:value="6.53449E-021" calcext:value-type="float">
            <text:p>6.53E-21</text:p>
          </table:table-cell>
          <table:table-cell office:value-type="float" office:value="3.96337E-021" calcext:value-type="float">
            <text:p>3.96E-21</text:p>
          </table:table-cell>
          <table:table-cell office:value-type="float" office:value="2.4039E-021" calcext:value-type="float">
            <text:p>2.40E-21</text:p>
          </table:table-cell>
          <table:table-cell office:value-type="float" office:value="1.45804E-021" calcext:value-type="float">
            <text:p>1.46E-21</text:p>
          </table:table-cell>
          <table:table-cell office:value-type="float" office:value="8.84346E-022" calcext:value-type="float">
            <text:p>8.84E-22</text:p>
          </table:table-cell>
          <table:table-cell office:value-type="float" office:value="5.36383E-022" calcext:value-type="float">
            <text:p>5.36E-22</text:p>
          </table:table-cell>
          <table:table-cell office:value-type="float" office:value="3.25333E-022" calcext:value-type="float">
            <text:p>3.25E-22</text:p>
          </table:table-cell>
          <table:table-cell office:value-type="float" office:value="1.97324E-022" calcext:value-type="float">
            <text:p>1.97E-22</text:p>
          </table:table-cell>
          <table:table-cell office:value-type="float" office:value="1.19683E-022" calcext:value-type="float">
            <text:p>1.20E-22</text:p>
          </table:table-cell>
          <table:table-cell office:value-type="float" office:value="7.25916E-023" calcext:value-type="float">
            <text:p>7.26E-23</text:p>
          </table:table-cell>
          <table:table-cell office:value-type="float" office:value="4.4029E-023" calcext:value-type="float">
            <text:p>4.40E-23</text:p>
          </table:table-cell>
          <table:table-cell office:value-type="float" office:value="2.67049E-023" calcext:value-type="float">
            <text:p>2.67E-23</text:p>
          </table:table-cell>
          <table:table-cell office:value-type="float" office:value="1.61974E-023" calcext:value-type="float">
            <text:p>1.62E-23</text:p>
          </table:table-cell>
          <table:table-cell office:value-type="float" office:value="9.8242E-024" calcext:value-type="float">
            <text:p>9.82E-24</text:p>
          </table:table-cell>
          <table:table-cell office:value-type="float" office:value="5.95868E-024" calcext:value-type="float">
            <text:p>5.96E-24</text:p>
          </table:table-cell>
          <table:table-cell office:value-type="float" office:value="3.61412E-024" calcext:value-type="float">
            <text:p>3.61E-24</text:p>
          </table:table-cell>
          <table:table-cell office:value-type="float" office:value="2.19208E-024" calcext:value-type="float">
            <text:p>2.19E-24</text:p>
          </table:table-cell>
          <table:table-cell office:value-type="float" office:value="1.32956E-024" calcext:value-type="float">
            <text:p>1.33E-24</text:p>
          </table:table-cell>
          <table:table-cell office:value-type="float" office:value="8.0642E-025" calcext:value-type="float">
            <text:p>8.06E-25</text:p>
          </table:table-cell>
          <table:table-cell office:value-type="float" office:value="4.89118E-025" calcext:value-type="float">
            <text:p>4.89E-25</text:p>
          </table:table-cell>
          <table:table-cell office:value-type="float" office:value="2.96665E-025" calcext:value-type="float">
            <text:p>2.97E-25</text:p>
          </table:table-cell>
          <table:table-cell office:value-type="float" office:value="1.79937E-025" calcext:value-type="float">
            <text:p>1.80E-25</text:p>
          </table:table-cell>
          <table:table-cell office:value-type="float" office:value="1.09137E-025" calcext:value-type="float">
            <text:p>1.09E-25</text:p>
          </table:table-cell>
          <table:table-cell office:value-type="float" office:value="6.61949E-026" calcext:value-type="float">
            <text:p>6.62E-26</text:p>
          </table:table-cell>
          <table:table-cell office:value-type="float" office:value="4.01493E-026" calcext:value-type="float">
            <text:p>4.01E-26</text:p>
          </table:table-cell>
          <table:table-cell office:value-type="float" office:value="2.43518E-026" calcext:value-type="float">
            <text:p>2.44E-26</text:p>
          </table:table-cell>
          <table:table-cell office:value-type="float" office:value="1.47701E-026" calcext:value-type="float">
            <text:p>1.48E-26</text:p>
          </table:table-cell>
          <table:table-cell office:value-type="float" office:value="8.95851E-027" calcext:value-type="float">
            <text:p>8.96E-27</text:p>
          </table:table-cell>
          <table:table-cell office:value-type="float" office:value="5.43361E-027" calcext:value-type="float">
            <text:p>5.43E-27</text:p>
          </table:table-cell>
          <table:table-cell office:value-type="float" office:value="3.29565E-027" calcext:value-type="float">
            <text:p>3.30E-27</text:p>
          </table:table-cell>
          <table:table-cell office:value-type="float" office:value="1.99891E-027" calcext:value-type="float">
            <text:p>2.00E-27</text:p>
          </table:table-cell>
          <table:table-cell office:value-type="float" office:value="1.2124E-027" calcext:value-type="float">
            <text:p>1.21E-27</text:p>
          </table:table-cell>
          <table:table-cell office:value-type="float" office:value="7.3536E-028" calcext:value-type="float">
            <text:p>7.35E-28</text:p>
          </table:table-cell>
          <table:table-cell office:value-type="float" office:value="4.46018E-028" calcext:value-type="float">
            <text:p>4.46E-28</text:p>
          </table:table-cell>
          <table:table-cell office:value-type="float" office:value="2.70521E-028" calcext:value-type="float">
            <text:p>2.71E-28</text:p>
          </table:table-cell>
          <table:table-cell office:value-type="float" office:value="1.64088E-028" calcext:value-type="float">
            <text:p>1.64E-28</text:p>
          </table:table-cell>
          <table:table-cell office:value-type="float" office:value="9.95121E-029" calcext:value-type="float">
            <text:p>9.95E-29</text:p>
          </table:table-cell>
          <table:table-cell office:value-type="float" office:value="6.03441E-029" calcext:value-type="float">
            <text:p>6.03E-29</text:p>
          </table:table-cell>
          <table:table-cell office:value-type="float" office:value="3.66921E-029" calcext:value-type="float">
            <text:p>3.67E-29</text:p>
          </table:table-cell>
          <table:table-cell office:value-type="float" office:value="2.20929E-029" calcext:value-type="float">
            <text:p>2.21E-29</text:p>
          </table:table-cell>
          <table:table-cell office:value-type="float" office:value="1.34191E-029" calcext:value-type="float">
            <text:p>1.34E-29</text:p>
          </table:table-cell>
          <table:table-cell office:value-type="float" office:value="8.66466E-030" calcext:value-type="float">
            <text:p>8.66E-30</text:p>
          </table:table-cell>
          <table:table-cell office:value-type="float" office:value="4.17577E-030" calcext:value-type="float">
            <text:p>4.18E-30</text:p>
          </table:table-cell>
          <table:table-cell office:value-type="float" office:value="3.47469E-030" calcext:value-type="float">
            <text:p>3.47E-30</text:p>
          </table:table-cell>
          <table:table-cell office:value-type="float" office:value="3.70167E-030" calcext:value-type="float">
            <text:p>3.70E-30</text:p>
          </table:table-cell>
          <table:table-cell office:value-type="float" office:value="7.49985E-032" calcext:value-type="float">
            <text:p>7.50E-32</text:p>
          </table:table-cell>
          <table:table-cell office:value-type="float" office:value="7.53475E-030" calcext:value-type="float">
            <text:p>7.53E-30</text:p>
          </table:table-cell>
          <table:table-cell office:value-type="float" office:value="1.00383E-029" calcext:value-type="float">
            <text:p>1.00E-29</text:p>
          </table:table-cell>
          <table:table-cell office:value-type="float" office:value="1.51107E-029" calcext:value-type="float">
            <text:p>1.51E-29</text:p>
          </table:table-cell>
          <table:table-cell office:value-type="float" office:value="3.21867E-029" calcext:value-type="float">
            <text:p>3.22E-29</text:p>
          </table:table-cell>
          <table:table-cell office:value-type="float" office:value="3.54909E-029" calcext:value-type="float">
            <text:p>3.55E-29</text:p>
          </table:table-cell>
          <table:table-cell office:value-type="float" office:value="4.95907E-029" calcext:value-type="float">
            <text:p>4.96E-29</text:p>
          </table:table-cell>
          <table:table-cell office:value-type="float" office:value="5.1306E-029" calcext:value-type="float">
            <text:p>5.13E-29</text:p>
          </table:table-cell>
          <table:table-cell office:value-type="float" office:value="5.03387E-029" calcext:value-type="float">
            <text:p>5.03E-29</text:p>
          </table:table-cell>
          <table:table-cell office:value-type="float" office:value="4.47736E-029" calcext:value-type="float">
            <text:p>4.48E-29</text:p>
          </table:table-cell>
          <table:table-cell office:value-type="float" office:value="3.30937E-029" calcext:value-type="float">
            <text:p>3.31E-29</text:p>
          </table:table-cell>
          <table:table-cell office:value-type="float" office:value="2.23096E-029" calcext:value-type="float">
            <text:p>2.23E-29</text:p>
          </table:table-cell>
          <table:table-cell office:value-type="float" office:value="1.05243E-029" calcext:value-type="float">
            <text:p>1.05E-29</text:p>
          </table:table-cell>
          <table:table-cell office:value-type="float" office:value="3.11773E-030" calcext:value-type="float">
            <text:p>3.12E-30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table:style-name="Default" office:value-type="float" office:value="0.0961507" calcext:value-type="float">
            <text:p>0.0961507</text:p>
          </table:table-cell>
          <table:table-cell table:style-name="Default" office:value-type="float" office:value="0.0319587" calcext:value-type="float">
            <text:p>0.0319587</text:p>
          </table:table-cell>
          <table:table-cell table:style-name="Default" office:value-type="float" office:value="0.1851" calcext:value-type="float">
            <text:p>0.1851</text:p>
          </table:table-cell>
          <table:table-cell table:style-name="Default" office:value-type="float" office:value="0.317585" calcext:value-type="float">
            <text:p>0.317585</text:p>
          </table:table-cell>
          <table:table-cell table:style-name="Default" office:value-type="float" office:value="0.240838" calcext:value-type="float">
            <text:p>0.240838</text:p>
          </table:table-cell>
          <table:table-cell table:style-name="Default" office:value-type="float" office:value="0.320464" calcext:value-type="float">
            <text:p>0.320464</text:p>
          </table:table-cell>
          <table:table-cell table:style-name="Default" office:value-type="float" office:value="0.889201" calcext:value-type="float">
            <text:p>0.889201</text:p>
          </table:table-cell>
          <table:table-cell table:style-name="Default" office:value-type="float" office:value="1.67075" calcext:value-type="float">
            <text:p>1.67075</text:p>
          </table:table-cell>
          <table:table-cell table:style-name="Default" office:value-type="float" office:value="2.11735" calcext:value-type="float">
            <text:p>2.11735</text:p>
          </table:table-cell>
          <table:table-cell table:style-name="Default" office:value-type="float" office:value="1.98966" calcext:value-type="float">
            <text:p>1.98966</text:p>
          </table:table-cell>
          <table:table-cell table:style-name="Default" office:value-type="float" office:value="1.46706" calcext:value-type="float">
            <text:p>1.46706</text:p>
          </table:table-cell>
          <table:table-cell table:style-name="Default" office:value-type="float" office:value="0.885803" calcext:value-type="float">
            <text:p>0.885803</text:p>
          </table:table-cell>
          <table:table-cell table:style-name="Default" office:value-type="float" office:value="0.44646" calcext:value-type="float">
            <text:p>0.44646</text:p>
          </table:table-cell>
          <table:table-cell table:style-name="Default" office:value-type="float" office:value="0.187112" calcext:value-type="float">
            <text:p>0.187112</text:p>
          </table:table-cell>
          <table:table-cell table:style-name="Default" office:value-type="float" office:value="0.0682685" calcext:value-type="float">
            <text:p>0.0682685</text:p>
          </table:table-cell>
          <table:table-cell table:style-name="Default" office:value-type="float" office:value="0.0221908" calcext:value-type="float">
            <text:p>0.0221908</text:p>
          </table:table-cell>
          <table:table-cell table:style-name="Default" office:value-type="float" office:value="0.00531533" calcext:value-type="float">
            <text:p>0.00531533</text:p>
          </table:table-cell>
          <table:table-cell table:style-name="Default" office:value-type="float" office:value="0.00125812" calcext:value-type="float">
            <text:p>0.00125812</text:p>
          </table:table-cell>
          <table:table-cell office:value-type="float" office:value="0.000562072" calcext:value-type="float">
            <text:p>0.000562072</text:p>
          </table:table-cell>
          <table:table-cell table:style-name="ce1" office:value-type="float" office:value="0.0000844415" calcext:value-type="float">
            <text:p>8.44E-05</text:p>
          </table:table-cell>
          <table:table-cell office:value-type="float" office:value="0.000133745" calcext:value-type="float">
            <text:p>0.000133745</text:p>
          </table:table-cell>
          <table:table-cell office:value-type="float" office:value="0.000238103" calcext:value-type="float">
            <text:p>0.000238103</text:p>
          </table:table-cell>
          <table:table-cell office:value-type="float" office:value="0.000214766" calcext:value-type="float">
            <text:p>0.000214766</text:p>
          </table:table-cell>
          <table:table-cell office:value-type="float" office:value="0.00131649" calcext:value-type="float">
            <text:p>0.00131649</text:p>
          </table:table-cell>
          <table:table-cell office:value-type="float" office:value="0.00133802" calcext:value-type="float">
            <text:p>0.00133802</text:p>
          </table:table-cell>
          <table:table-cell office:value-type="float" office:value="0.000469693" calcext:value-type="float">
            <text:p>0.000469693</text:p>
          </table:table-cell>
          <table:table-cell office:value-type="float" office:value="0.00849529" calcext:value-type="float">
            <text:p>0.00849529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277189" calcext:value-type="float">
            <text:p>0.00277189</text:p>
          </table:table-cell>
          <table:table-cell office:value-type="float" office:value="0.0322811" calcext:value-type="float">
            <text:p>0.0322811</text:p>
          </table:table-cell>
          <table:table-cell office:value-type="float" office:value="0.0167182" calcext:value-type="float">
            <text:p>0.0167182</text:p>
          </table:table-cell>
          <table:table-cell office:value-type="float" office:value="0.0255944" calcext:value-type="float">
            <text:p>0.0255944</text:p>
          </table:table-cell>
          <table:table-cell office:value-type="float" office:value="0.0814581" calcext:value-type="float">
            <text:p>0.0814581</text:p>
          </table:table-cell>
          <table:table-cell office:value-type="float" office:value="0.0684001" calcext:value-type="float">
            <text:p>0.0684001</text:p>
          </table:table-cell>
          <table:table-cell office:value-type="float" office:value="0.149443" calcext:value-type="float">
            <text:p>0.149443</text:p>
          </table:table-cell>
          <table:table-cell office:value-type="float" office:value="0.247933" calcext:value-type="float">
            <text:p>0.247933</text:p>
          </table:table-cell>
          <table:table-cell office:value-type="float" office:value="0.352963" calcext:value-type="float">
            <text:p>0.352963</text:p>
          </table:table-cell>
          <table:table-cell office:value-type="float" office:value="0.635479" calcext:value-type="float">
            <text:p>0.635479</text:p>
          </table:table-cell>
          <table:table-cell office:value-type="float" office:value="0.834491" calcext:value-type="float">
            <text:p>0.834491</text:p>
          </table:table-cell>
          <table:table-cell office:value-type="float" office:value="1.36409" calcext:value-type="float">
            <text:p>1.36409</text:p>
          </table:table-cell>
          <table:table-cell office:value-type="float" office:value="1.59489" calcext:value-type="float">
            <text:p>1.59489</text:p>
          </table:table-cell>
          <table:table-cell office:value-type="float" office:value="2.0765" calcext:value-type="float">
            <text:p>2.0765</text:p>
          </table:table-cell>
          <table:table-cell office:value-type="float" office:value="2.07942" calcext:value-type="float">
            <text:p>2.07942</text:p>
          </table:table-cell>
          <table:table-cell office:value-type="float" office:value="1.84179" calcext:value-type="float">
            <text:p>1.84179</text:p>
          </table:table-cell>
          <table:table-cell office:value-type="float" office:value="1.95541" calcext:value-type="float">
            <text:p>1.95541</text:p>
          </table:table-cell>
          <table:table-cell office:value-type="float" office:value="0.838718" calcext:value-type="float">
            <text:p>0.838718</text:p>
          </table:table-cell>
          <table:table-cell office:value-type="float" office:value="0.864284" calcext:value-type="float">
            <text:p>0.864284</text:p>
          </table:table-cell>
          <table:table-cell office:value-type="float" office:value="1.06018" calcext:value-type="float">
            <text:p>1.06018</text:p>
          </table:table-cell>
          <table:table-cell office:value-type="float" office:value="0.173559" calcext:value-type="float">
            <text:p>0.173559</text:p>
          </table:table-cell>
          <table:table-cell office:value-type="float" office:value="0.208654" calcext:value-type="float">
            <text:p>0.208654</text:p>
          </table:table-cell>
          <table:table-cell office:value-type="float" office:value="0.448145" calcext:value-type="float">
            <text:p>0.448145</text:p>
          </table:table-cell>
          <table:table-cell office:value-type="float" office:value="0.105986" calcext:value-type="float">
            <text:p>0.105986</text:p>
          </table:table-cell>
          <table:table-cell office:value-type="float" office:value="0.0163442" calcext:value-type="float">
            <text:p>0.0163442</text:p>
          </table:table-cell>
          <table:table-cell office:value-type="float" office:value="0.0958288" calcext:value-type="float">
            <text:p>0.0958288</text:p>
          </table:table-cell>
          <table:table-cell office:value-type="float" office:value="0.0446056" calcext:value-type="float">
            <text:p>0.0446056</text:p>
          </table:table-cell>
          <table:table-cell office:value-type="float" office:value="0.00244619" calcext:value-type="float">
            <text:p>0.00244619</text:p>
          </table:table-cell>
          <table:table-cell office:value-type="float" office:value="0.00746838" calcext:value-type="float">
            <text:p>0.00746838</text:p>
          </table:table-cell>
          <table:table-cell office:value-type="float" office:value="0.00735165" calcext:value-type="float">
            <text:p>0.00735165</text:p>
          </table:table-cell>
          <table:table-cell office:value-type="float" office:value="0.00253898" calcext:value-type="float">
            <text:p>0.00253898</text:p>
          </table:table-cell>
          <table:table-cell office:value-type="float" office:value="0.00124072" calcext:value-type="float">
            <text:p>0.00124072</text:p>
          </table:table-cell>
          <table:table-cell office:value-type="float" office:value="0.00100867" calcext:value-type="float">
            <text:p>0.00100867</text:p>
          </table:table-cell>
          <table:table-cell office:value-type="float" office:value="0.0006095" calcext:value-type="float">
            <text:p>0.0006095</text:p>
          </table:table-cell>
          <table:table-cell office:value-type="float" office:value="0.00034247" calcext:value-type="float">
            <text:p>0.00034247</text:p>
          </table:table-cell>
          <table:table-cell office:value-type="float" office:value="0.000210583" calcext:value-type="float">
            <text:p>0.000210583</text:p>
          </table:table-cell>
          <table:table-cell table:style-name="Default" office:value-type="float" office:value="0.000129618" calcext:value-type="float">
            <text:p>0.000129618</text:p>
          </table:table-cell>
          <table:table-cell office:value-type="float" office:value="0.0000782126" calcext:value-type="float">
            <text:p>7.82E-05</text:p>
          </table:table-cell>
          <table:table-cell office:value-type="float" office:value="0.0000473521" calcext:value-type="float">
            <text:p>4.74E-05</text:p>
          </table:table-cell>
          <table:table-cell office:value-type="float" office:value="0.000028754" calcext:value-type="float">
            <text:p>2.88E-05</text:p>
          </table:table-cell>
          <table:table-cell office:value-type="float" office:value="0.0000174418" calcext:value-type="float">
            <text:p>1.74E-05</text:p>
          </table:table-cell>
          <table:table-cell office:value-type="float" office:value="0.0000105771" calcext:value-type="float">
            <text:p>1.06E-05</text:p>
          </table:table-cell>
          <table:table-cell office:value-type="float" office:value="0.00000641547" calcext:value-type="float">
            <text:p>6.42E-06</text:p>
          </table:table-cell>
          <table:table-cell office:value-type="float" office:value="0.00000389125" calcext:value-type="float">
            <text:p>3.89E-06</text:p>
          </table:table-cell>
          <table:table-cell office:value-type="float" office:value="0.00000236015" calcext:value-type="float">
            <text:p>2.36E-06</text:p>
          </table:table-cell>
          <table:table-cell office:value-type="float" office:value="0.0000014315" calcext:value-type="float">
            <text:p>1.43E-06</text:p>
          </table:table-cell>
          <table:table-cell office:value-type="float" office:value="0.000000868252" calcext:value-type="float">
            <text:p>8.68E-07</text:p>
          </table:table-cell>
          <table:table-cell office:value-type="float" office:value="0.000000526622" calcext:value-type="float">
            <text:p>5.27E-07</text:p>
          </table:table-cell>
          <table:table-cell office:value-type="float" office:value="0.000000319412" calcext:value-type="float">
            <text:p>3.19E-07</text:p>
          </table:table-cell>
          <table:table-cell office:value-type="float" office:value="0.000000193733" calcext:value-type="float">
            <text:p>1.94E-07</text:p>
          </table:table-cell>
          <table:table-cell office:value-type="float" office:value="0.000000117505" calcext:value-type="float">
            <text:p>1.18E-07</text:p>
          </table:table-cell>
          <table:table-cell office:value-type="float" office:value="0.0000000712705" calcext:value-type="float">
            <text:p>7.13E-08</text:p>
          </table:table-cell>
          <table:table-cell office:value-type="float" office:value="0.0000000432277" calcext:value-type="float">
            <text:p>4.32E-08</text:p>
          </table:table-cell>
          <table:table-cell office:value-type="float" office:value="0.000000026219" calcext:value-type="float">
            <text:p>2.62E-08</text:p>
          </table:table-cell>
          <table:table-cell office:value-type="float" office:value="0.0000000159026" calcext:value-type="float">
            <text:p>1.59E-08</text:p>
          </table:table-cell>
          <table:table-cell office:value-type="float" office:value="0.00000000964541" calcext:value-type="float">
            <text:p>9.65E-09</text:p>
          </table:table-cell>
          <table:table-cell office:value-type="float" office:value="0.00000000585024" calcext:value-type="float">
            <text:p>5.85E-09</text:p>
          </table:table-cell>
          <table:table-cell office:value-type="float" office:value="0.00000000354835" calcext:value-type="float">
            <text:p>3.55E-09</text:p>
          </table:table-cell>
          <table:table-cell office:value-type="float" office:value="0.00000000215218" calcext:value-type="float">
            <text:p>2.15E-09</text:p>
          </table:table-cell>
          <table:table-cell office:value-type="float" office:value="0.00000000130536" calcext:value-type="float">
            <text:p>1.31E-09</text:p>
          </table:table-cell>
          <table:table-cell office:value-type="float" office:value="0.000000000791744" calcext:value-type="float">
            <text:p>7.92E-10</text:p>
          </table:table-cell>
          <table:table-cell office:value-type="float" office:value="0.000000000480217" calcext:value-type="float">
            <text:p>4.80E-10</text:p>
          </table:table-cell>
          <table:table-cell office:value-type="float" office:value="0.000000000291266" calcext:value-type="float">
            <text:p>2.91E-10</text:p>
          </table:table-cell>
          <table:table-cell office:value-type="float" office:value="0.000000000176662" calcext:value-type="float">
            <text:p>1.77E-10</text:p>
          </table:table-cell>
          <table:table-cell office:value-type="float" office:value="0.000000000107151" calcext:value-type="float">
            <text:p>1.07E-10</text:p>
          </table:table-cell>
          <table:table-cell office:value-type="float" office:value="0.0000000000649903" calcext:value-type="float">
            <text:p>6.50E-11</text:p>
          </table:table-cell>
          <table:table-cell office:value-type="float" office:value="0.0000000000394186" calcext:value-type="float">
            <text:p>3.94E-11</text:p>
          </table:table-cell>
          <table:table-cell office:value-type="float" office:value="0.0000000000239086" calcext:value-type="float">
            <text:p>2.39E-11</text:p>
          </table:table-cell>
          <table:table-cell office:value-type="float" office:value="0.0000000000145013" calcext:value-type="float">
            <text:p>1.45E-11</text:p>
          </table:table-cell>
          <table:table-cell office:value-type="float" office:value="0.00000000000879548" calcext:value-type="float">
            <text:p>8.80E-12</text:p>
          </table:table-cell>
          <table:table-cell office:value-type="float" office:value="0.00000000000533473" calcext:value-type="float">
            <text:p>5.33E-12</text:p>
          </table:table-cell>
          <table:table-cell office:value-type="float" office:value="0.00000000000323568" calcext:value-type="float">
            <text:p>3.24E-12</text:p>
          </table:table-cell>
          <table:table-cell office:value-type="float" office:value="0.00000000000196254" calcext:value-type="float">
            <text:p>1.96E-12</text:p>
          </table:table-cell>
          <table:table-cell office:value-type="float" office:value="0.00000000000119034" calcext:value-type="float">
            <text:p>1.19E-12</text:p>
          </table:table-cell>
          <table:table-cell office:value-type="float" office:value="0.000000000000721977" calcext:value-type="float">
            <text:p>7.22E-13</text:p>
          </table:table-cell>
          <table:table-cell office:value-type="float" office:value="0.000000000000437901" calcext:value-type="float">
            <text:p>4.38E-13</text:p>
          </table:table-cell>
          <table:table-cell office:value-type="float" office:value="0.0000000000002656" calcext:value-type="float">
            <text:p>2.66E-13</text:p>
          </table:table-cell>
          <table:table-cell office:value-type="float" office:value="0.000000000000161095" calcext:value-type="float">
            <text:p>1.61E-13</text:p>
          </table:table-cell>
          <table:table-cell office:value-type="float" office:value="0.0000000000000977089" calcext:value-type="float">
            <text:p>9.77E-14</text:p>
          </table:table-cell>
          <table:table-cell office:value-type="float" office:value="0.0000000000000592635" calcext:value-type="float">
            <text:p>5.93E-14</text:p>
          </table:table-cell>
          <table:table-cell office:value-type="float" office:value="0.0000000000000359451" calcext:value-type="float">
            <text:p>3.59E-14</text:p>
          </table:table-cell>
          <table:table-cell office:value-type="float" office:value="0.0000000000000218018" calcext:value-type="float">
            <text:p>2.18E-14</text:p>
          </table:table-cell>
          <table:table-cell office:value-type="float" office:value="0.0000000000000132235" calcext:value-type="float">
            <text:p>1.32E-14</text:p>
          </table:table-cell>
          <table:table-cell office:value-type="float" office:value="8.02044E-015" calcext:value-type="float">
            <text:p>8.02E-15</text:p>
          </table:table-cell>
          <table:table-cell office:value-type="float" office:value="4.86464E-015" calcext:value-type="float">
            <text:p>4.86E-15</text:p>
          </table:table-cell>
          <table:table-cell office:value-type="float" office:value="2.95055E-015" calcext:value-type="float">
            <text:p>2.95E-15</text:p>
          </table:table-cell>
          <table:table-cell office:value-type="float" office:value="1.7896E-015" calcext:value-type="float">
            <text:p>1.79E-15</text:p>
          </table:table-cell>
          <table:table-cell office:value-type="float" office:value="1.08545E-015" calcext:value-type="float">
            <text:p>1.09E-15</text:p>
          </table:table-cell>
          <table:table-cell office:value-type="float" office:value="6.58358E-016" calcext:value-type="float">
            <text:p>6.58E-16</text:p>
          </table:table-cell>
          <table:table-cell office:value-type="float" office:value="3.99314E-016" calcext:value-type="float">
            <text:p>3.99E-16</text:p>
          </table:table-cell>
          <table:table-cell office:value-type="float" office:value="2.42196E-016" calcext:value-type="float">
            <text:p>2.42E-16</text:p>
          </table:table-cell>
          <table:table-cell office:value-type="float" office:value="1.46899E-016" calcext:value-type="float">
            <text:p>1.47E-16</text:p>
          </table:table-cell>
          <table:table-cell office:value-type="float" office:value="8.9099E-017" calcext:value-type="float">
            <text:p>8.91E-17</text:p>
          </table:table-cell>
          <table:table-cell office:value-type="float" office:value="5.40413E-017" calcext:value-type="float">
            <text:p>5.40E-17</text:p>
          </table:table-cell>
          <table:table-cell office:value-type="float" office:value="3.27777E-017" calcext:value-type="float">
            <text:p>3.28E-17</text:p>
          </table:table-cell>
          <table:table-cell office:value-type="float" office:value="1.98807E-017" calcext:value-type="float">
            <text:p>1.99E-17</text:p>
          </table:table-cell>
          <table:table-cell office:value-type="float" office:value="1.20582E-017" calcext:value-type="float">
            <text:p>1.21E-17</text:p>
          </table:table-cell>
          <table:table-cell office:value-type="float" office:value="7.31369E-018" calcext:value-type="float">
            <text:p>7.31E-18</text:p>
          </table:table-cell>
          <table:table-cell office:value-type="float" office:value="4.43598E-018" calcext:value-type="float">
            <text:p>4.44E-18</text:p>
          </table:table-cell>
          <table:table-cell office:value-type="float" office:value="2.69056E-018" calcext:value-type="float">
            <text:p>2.69E-18</text:p>
          </table:table-cell>
          <table:table-cell office:value-type="float" office:value="1.63191E-018" calcext:value-type="float">
            <text:p>1.63E-18</text:p>
          </table:table-cell>
          <table:table-cell office:value-type="float" office:value="9.89801E-019" calcext:value-type="float">
            <text:p>9.90E-19</text:p>
          </table:table-cell>
          <table:table-cell office:value-type="float" office:value="6.00344E-019" calcext:value-type="float">
            <text:p>6.00E-19</text:p>
          </table:table-cell>
          <table:table-cell office:value-type="float" office:value="3.64127E-019" calcext:value-type="float">
            <text:p>3.64E-19</text:p>
          </table:table-cell>
          <table:table-cell office:value-type="float" office:value="2.20854E-019" calcext:value-type="float">
            <text:p>2.21E-19</text:p>
          </table:table-cell>
          <table:table-cell office:value-type="float" office:value="1.33955E-019" calcext:value-type="float">
            <text:p>1.34E-19</text:p>
          </table:table-cell>
          <table:table-cell office:value-type="float" office:value="8.12478E-020" calcext:value-type="float">
            <text:p>8.12E-20</text:p>
          </table:table-cell>
          <table:table-cell office:value-type="float" office:value="4.92793E-020" calcext:value-type="float">
            <text:p>4.93E-20</text:p>
          </table:table-cell>
          <table:table-cell office:value-type="float" office:value="2.98894E-020" calcext:value-type="float">
            <text:p>2.99E-20</text:p>
          </table:table-cell>
          <table:table-cell office:value-type="float" office:value="1.81288E-020" calcext:value-type="float">
            <text:p>1.81E-20</text:p>
          </table:table-cell>
          <table:table-cell office:value-type="float" office:value="1.09957E-020" calcext:value-type="float">
            <text:p>1.10E-20</text:p>
          </table:table-cell>
          <table:table-cell office:value-type="float" office:value="6.66922E-021" calcext:value-type="float">
            <text:p>6.67E-21</text:p>
          </table:table-cell>
          <table:table-cell office:value-type="float" office:value="4.04509E-021" calcext:value-type="float">
            <text:p>4.05E-21</text:p>
          </table:table-cell>
          <table:table-cell office:value-type="float" office:value="2.45347E-021" calcext:value-type="float">
            <text:p>2.45E-21</text:p>
          </table:table-cell>
          <table:table-cell office:value-type="float" office:value="1.48811E-021" calcext:value-type="float">
            <text:p>1.49E-21</text:p>
          </table:table-cell>
          <table:table-cell office:value-type="float" office:value="9.02581E-022" calcext:value-type="float">
            <text:p>9.03E-22</text:p>
          </table:table-cell>
          <table:table-cell office:value-type="float" office:value="5.47443E-022" calcext:value-type="float">
            <text:p>5.47E-22</text:p>
          </table:table-cell>
          <table:table-cell office:value-type="float" office:value="3.32041E-022" calcext:value-type="float">
            <text:p>3.32E-22</text:p>
          </table:table-cell>
          <table:table-cell office:value-type="float" office:value="2.01393E-022" calcext:value-type="float">
            <text:p>2.01E-22</text:p>
          </table:table-cell>
          <table:table-cell office:value-type="float" office:value="1.22151E-022" calcext:value-type="float">
            <text:p>1.22E-22</text:p>
          </table:table-cell>
          <table:table-cell office:value-type="float" office:value="7.40884E-023" calcext:value-type="float">
            <text:p>7.41E-23</text:p>
          </table:table-cell>
          <table:table-cell office:value-type="float" office:value="4.49369E-023" calcext:value-type="float">
            <text:p>4.49E-23</text:p>
          </table:table-cell>
          <table:table-cell office:value-type="float" office:value="2.72556E-023" calcext:value-type="float">
            <text:p>2.73E-23</text:p>
          </table:table-cell>
          <table:table-cell office:value-type="float" office:value="1.65314E-023" calcext:value-type="float">
            <text:p>1.65E-23</text:p>
          </table:table-cell>
          <table:table-cell office:value-type="float" office:value="1.00268E-023" calcext:value-type="float">
            <text:p>1.00E-23</text:p>
          </table:table-cell>
          <table:table-cell office:value-type="float" office:value="6.08155E-024" calcext:value-type="float">
            <text:p>6.08E-24</text:p>
          </table:table-cell>
          <table:table-cell office:value-type="float" office:value="3.68864E-024" calcext:value-type="float">
            <text:p>3.69E-24</text:p>
          </table:table-cell>
          <table:table-cell office:value-type="float" office:value="2.23728E-024" calcext:value-type="float">
            <text:p>2.24E-24</text:p>
          </table:table-cell>
          <table:table-cell office:value-type="float" office:value="1.35698E-024" calcext:value-type="float">
            <text:p>1.36E-24</text:p>
          </table:table-cell>
          <table:table-cell office:value-type="float" office:value="8.23048E-025" calcext:value-type="float">
            <text:p>8.23E-25</text:p>
          </table:table-cell>
          <table:table-cell office:value-type="float" office:value="4.99204E-025" calcext:value-type="float">
            <text:p>4.99E-25</text:p>
          </table:table-cell>
          <table:table-cell office:value-type="float" office:value="3.02782E-025" calcext:value-type="float">
            <text:p>3.03E-25</text:p>
          </table:table-cell>
          <table:table-cell office:value-type="float" office:value="1.83647E-025" calcext:value-type="float">
            <text:p>1.84E-25</text:p>
          </table:table-cell>
          <table:table-cell office:value-type="float" office:value="1.11387E-025" calcext:value-type="float">
            <text:p>1.11E-25</text:p>
          </table:table-cell>
          <table:table-cell office:value-type="float" office:value="6.75599E-026" calcext:value-type="float">
            <text:p>6.76E-26</text:p>
          </table:table-cell>
          <table:table-cell office:value-type="float" office:value="4.09771E-026" calcext:value-type="float">
            <text:p>4.10E-26</text:p>
          </table:table-cell>
          <table:table-cell office:value-type="float" office:value="2.48539E-026" calcext:value-type="float">
            <text:p>2.49E-26</text:p>
          </table:table-cell>
          <table:table-cell office:value-type="float" office:value="1.50746E-026" calcext:value-type="float">
            <text:p>1.51E-26</text:p>
          </table:table-cell>
          <table:table-cell office:value-type="float" office:value="9.14323E-027" calcext:value-type="float">
            <text:p>9.14E-27</text:p>
          </table:table-cell>
          <table:table-cell office:value-type="float" office:value="5.54565E-027" calcext:value-type="float">
            <text:p>5.55E-27</text:p>
          </table:table-cell>
          <table:table-cell office:value-type="float" office:value="3.36361E-027" calcext:value-type="float">
            <text:p>3.36E-27</text:p>
          </table:table-cell>
          <table:table-cell office:value-type="float" office:value="2.04013E-027" calcext:value-type="float">
            <text:p>2.04E-27</text:p>
          </table:table-cell>
          <table:table-cell office:value-type="float" office:value="1.2374E-027" calcext:value-type="float">
            <text:p>1.24E-27</text:p>
          </table:table-cell>
          <table:table-cell office:value-type="float" office:value="7.50524E-028" calcext:value-type="float">
            <text:p>7.51E-28</text:p>
          </table:table-cell>
          <table:table-cell office:value-type="float" office:value="4.55211E-028" calcext:value-type="float">
            <text:p>4.55E-28</text:p>
          </table:table-cell>
          <table:table-cell office:value-type="float" office:value="2.761E-028" calcext:value-type="float">
            <text:p>2.76E-28</text:p>
          </table:table-cell>
          <table:table-cell office:value-type="float" office:value="1.67491E-028" calcext:value-type="float">
            <text:p>1.67E-28</text:p>
          </table:table-cell>
          <table:table-cell office:value-type="float" office:value="1.01507E-028" calcext:value-type="float">
            <text:p>1.02E-28</text:p>
          </table:table-cell>
          <table:table-cell office:value-type="float" office:value="6.16423E-029" calcext:value-type="float">
            <text:p>6.16E-29</text:p>
          </table:table-cell>
          <table:table-cell office:value-type="float" office:value="3.75651E-029" calcext:value-type="float">
            <text:p>3.76E-29</text:p>
          </table:table-cell>
          <table:table-cell office:value-type="float" office:value="2.20598E-029" calcext:value-type="float">
            <text:p>2.21E-29</text:p>
          </table:table-cell>
          <table:table-cell office:value-type="float" office:value="1.44256E-029" calcext:value-type="float">
            <text:p>1.44E-29</text:p>
          </table:table-cell>
          <table:table-cell office:value-type="float" office:value="8.9942E-030" calcext:value-type="float">
            <text:p>8.99E-30</text:p>
          </table:table-cell>
          <table:table-cell office:value-type="float" office:value="2.59895E-030" calcext:value-type="float">
            <text:p>2.60E-30</text:p>
          </table:table-cell>
          <table:table-cell office:value-type="float" office:value="9.57746E-030" calcext:value-type="float">
            <text:p>9.58E-30</text:p>
          </table:table-cell>
          <table:table-cell office:value-type="float" office:value="7.09567E-030" calcext:value-type="float">
            <text:p>7.10E-30</text:p>
          </table:table-cell>
          <table:table-cell office:value-type="float" office:value="1.71651E-029" calcext:value-type="float">
            <text:p>1.72E-29</text:p>
          </table:table-cell>
          <table:table-cell office:value-type="float" office:value="6.88351E-029" calcext:value-type="float">
            <text:p>6.88E-29</text:p>
          </table:table-cell>
          <table:table-cell office:value-type="float" office:value="1.16012E-028" calcext:value-type="float">
            <text:p>1.16E-28</text:p>
          </table:table-cell>
          <table:table-cell office:value-type="float" office:value="2.59984E-028" calcext:value-type="float">
            <text:p>2.60E-28</text:p>
          </table:table-cell>
          <table:table-cell office:value-type="float" office:value="4.45405E-028" calcext:value-type="float">
            <text:p>4.45E-28</text:p>
          </table:table-cell>
          <table:table-cell office:value-type="float" office:value="6.46483E-028" calcext:value-type="float">
            <text:p>6.46E-28</text:p>
          </table:table-cell>
          <table:table-cell office:value-type="float" office:value="8.67437E-028" calcext:value-type="float">
            <text:p>8.67E-28</text:p>
          </table:table-cell>
          <table:table-cell office:value-type="float" office:value="9.45311E-028" calcext:value-type="float">
            <text:p>9.45E-28</text:p>
          </table:table-cell>
          <table:table-cell office:value-type="float" office:value="9.35398E-028" calcext:value-type="float">
            <text:p>9.35E-28</text:p>
          </table:table-cell>
          <table:table-cell office:value-type="float" office:value="7.83798E-028" calcext:value-type="float">
            <text:p>7.84E-28</text:p>
          </table:table-cell>
          <table:table-cell office:value-type="float" office:value="5.81112E-028" calcext:value-type="float">
            <text:p>5.81E-28</text:p>
          </table:table-cell>
          <table:table-cell office:value-type="float" office:value="3.63183E-028" calcext:value-type="float">
            <text:p>3.63E-28</text:p>
          </table:table-cell>
          <table:table-cell office:value-type="float" office:value="1.75909E-028" calcext:value-type="float">
            <text:p>1.76E-28</text:p>
          </table:table-cell>
          <table:table-cell office:value-type="float" office:value="4.87578E-029" calcext:value-type="float">
            <text:p>4.88E-29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</table:table>
      <table:table table:name="Sheet2" table:style-name="ta1">
        <table:shapes>
          <draw:frame draw:z-index="0" draw:style-name="gr1" draw:text-style-name="P1" svg:width="15.997cm" svg:height="9.005cm" svg:x="5.755cm" svg:y="3.001cm">
            <draw:object draw:notify-on-update-of-ranges="Sheet2.A1:Sheet2.GS1 Sheet2.A2:Sheet2.GS2 Sheet2.A3:Sheet2.GS3 Sheet2.A4:Sheet2.GS4 Sheet2.A5:Sheet2.GS5 Sheet2.A6:Sheet2.GS6 Sheet2.A7:Sheet2.GS7 Sheet2.A8:Sheet2.GS8 Sheet2.A9:Sheet2.GS9 Sheet2.A10:Sheet2.GS10 Sheet2.A11:Sheet2.GS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8" table:default-cell-style-name="ce1"/>
        <table:table-column table:style-name="co1" table:number-columns-repeated="45" table:default-cell-style-name="Default"/>
        <table:table-column table:style-name="co1" table:number-columns-repeated="118" table:default-cell-style-name="ce1"/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270558" calcext:value-type="float">
            <text:p>2.71E-08</text:p>
          </table:table-cell>
          <table:table-cell office:value-type="float" office:value="0.0000000447531" calcext:value-type="float">
            <text:p>4.48E-08</text:p>
          </table:table-cell>
          <table:table-cell office:value-type="float" office:value="0.0000000737448" calcext:value-type="float">
            <text:p>7.37E-08</text:p>
          </table:table-cell>
          <table:table-cell office:value-type="float" office:value="0.000000121586" calcext:value-type="float">
            <text:p>1.22E-07</text:p>
          </table:table-cell>
          <table:table-cell office:value-type="float" office:value="0.000000200462" calcext:value-type="float">
            <text:p>2.00E-07</text:p>
          </table:table-cell>
          <table:table-cell office:value-type="float" office:value="0.000000330505" calcext:value-type="float">
            <text:p>3.31E-07</text:p>
          </table:table-cell>
          <table:table-cell office:value-type="float" office:value="0.000000544911" calcext:value-type="float">
            <text:p>5.45E-07</text:p>
          </table:table-cell>
          <table:table-cell office:value-type="float" office:value="0.000000898406" calcext:value-type="float">
            <text:p>8.98E-07</text:p>
          </table:table-cell>
          <table:table-cell office:value-type="float" office:value="0.00000148122" calcext:value-type="float">
            <text:p>1.48E-06</text:p>
          </table:table-cell>
          <table:table-cell office:value-type="float" office:value="0.00000244212" calcext:value-type="float">
            <text:p>2.44E-06</text:p>
          </table:table-cell>
          <table:table-cell office:value-type="float" office:value="0.00000402637" calcext:value-type="float">
            <text:p>4.03E-06</text:p>
          </table:table-cell>
          <table:table-cell office:value-type="float" office:value="0.00000663836" calcext:value-type="float">
            <text:p>6.64E-06</text:p>
          </table:table-cell>
          <table:table-cell office:value-type="float" office:value="0.0000109448" calcext:value-type="float">
            <text:p>1.09E-05</text:p>
          </table:table-cell>
          <table:table-cell office:value-type="float" office:value="0.0000180449" calcext:value-type="float">
            <text:p>1.80E-05</text:p>
          </table:table-cell>
          <table:table-cell office:value-type="float" office:value="0.0000297509" calcext:value-type="float">
            <text:p>2.98E-05</text:p>
          </table:table-cell>
          <table:table-cell office:value-type="float" office:value="0.0000490507" calcext:value-type="float">
            <text:p>4.91E-05</text:p>
          </table:table-cell>
          <table:table-cell office:value-type="float" office:value="0.0000808703" calcext:value-type="float">
            <text:p>8.09E-05</text:p>
          </table:table-cell>
          <table:table-cell table:style-name="Default" office:value-type="float" office:value="0.000133331" calcext:value-type="float">
            <text:p>0.000133331</text:p>
          </table:table-cell>
          <table:table-cell table:style-name="Default" office:value-type="float" office:value="0.000219821" calcext:value-type="float">
            <text:p>0.000219821</text:p>
          </table:table-cell>
          <table:table-cell table:style-name="Default" office:value-type="float" office:value="0.00036241" calcext:value-type="float">
            <text:p>0.00036241</text:p>
          </table:table-cell>
          <table:table-cell table:style-name="Default" office:value-type="float" office:value="0.000597478" calcext:value-type="float">
            <text:p>0.000597478</text:p>
          </table:table-cell>
          <table:table-cell table:style-name="Default" office:value-type="float" office:value="0.00098498" calcext:value-type="float">
            <text:p>0.00098498</text:p>
          </table:table-cell>
          <table:table-cell table:style-name="Default" office:value-type="float" office:value="0.0016237" calcext:value-type="float">
            <text:p>0.0016237</text:p>
          </table:table-cell>
          <table:table-cell table:style-name="Default" office:value-type="float" office:value="0.00267632" calcext:value-type="float">
            <text:p>0.00267632</text:p>
          </table:table-cell>
          <table:table-cell table:style-name="Default" office:value-type="float" office:value="0.00441059" calcext:value-type="float">
            <text:p>0.00441059</text:p>
          </table:table-cell>
          <table:table-cell table:style-name="Default" office:value-type="float" office:value="0.00726663" calcext:value-type="float">
            <text:p>0.00726663</text:p>
          </table:table-cell>
          <table:table-cell table:style-name="Default" office:value-type="float" office:value="0.0119665" calcext:value-type="float">
            <text:p>0.0119665</text:p>
          </table:table-cell>
          <table:table-cell table:style-name="Default" office:value-type="float" office:value="0.0196912" calcext:value-type="float">
            <text:p>0.0196912</text:p>
          </table:table-cell>
          <table:table-cell table:style-name="Default" office:value-type="float" office:value="0.0323616" calcext:value-type="float">
            <text:p>0.0323616</text:p>
          </table:table-cell>
          <table:table-cell table:style-name="Default" office:value-type="float" office:value="0.0530751" calcext:value-type="float">
            <text:p>0.0530751</text:p>
          </table:table-cell>
          <table:table-cell table:style-name="Default" office:value-type="float" office:value="0.0867527" calcext:value-type="float">
            <text:p>0.0867527</text:p>
          </table:table-cell>
          <table:table-cell table:style-name="Default" office:value-type="float" office:value="0.141018" calcext:value-type="float">
            <text:p>0.141018</text:p>
          </table:table-cell>
          <table:table-cell table:style-name="Default" office:value-type="float" office:value="0.227178" calcext:value-type="float">
            <text:p>0.227178</text:p>
          </table:table-cell>
          <table:table-cell table:style-name="Default" office:value-type="float" office:value="0.360731" calcext:value-type="float">
            <text:p>0.360731</text:p>
          </table:table-cell>
          <table:table-cell table:style-name="Default" office:value-type="float" office:value="0.559838" calcext:value-type="float">
            <text:p>0.559838</text:p>
          </table:table-cell>
          <table:table-cell table:style-name="Default" office:value-type="float" office:value="0.838616" calcext:value-type="float">
            <text:p>0.838616</text:p>
          </table:table-cell>
          <table:table-cell table:style-name="Default" office:value-type="float" office:value="1.19159" calcext:value-type="float">
            <text:p>1.19159</text:p>
          </table:table-cell>
          <table:table-cell office:value-type="float" office:value="1.57139" calcext:value-type="float">
            <text:p>1.57139</text:p>
          </table:table-cell>
          <table:table-cell office:value-type="float" office:value="1.87908" calcext:value-type="float">
            <text:p>1.87908</text:p>
          </table:table-cell>
          <table:table-cell office:value-type="float" office:value="2" calcext:value-type="float">
            <text:p>2</text:p>
          </table:table-cell>
          <table:table-cell office:value-type="float" office:value="1.88098" calcext:value-type="float">
            <text:p>1.88098</text:p>
          </table:table-cell>
          <table:table-cell office:value-type="float" office:value="1.57441" calcext:value-type="float">
            <text:p>1.57441</text:p>
          </table:table-cell>
          <table:table-cell office:value-type="float" office:value="1.19475" calcext:value-type="float">
            <text:p>1.19475</text:p>
          </table:table-cell>
          <table:table-cell office:value-type="float" office:value="0.841283" calcext:value-type="float">
            <text:p>0.841283</text:p>
          </table:table-cell>
          <table:table-cell office:value-type="float" office:value="0.561823" calcext:value-type="float">
            <text:p>0.561823</text:p>
          </table:table-cell>
          <table:table-cell office:value-type="float" office:value="0.362096" calcext:value-type="float">
            <text:p>0.362096</text:p>
          </table:table-cell>
          <table:table-cell office:value-type="float" office:value="0.228072" calcext:value-type="float">
            <text:p>0.228072</text:p>
          </table:table-cell>
          <table:table-cell office:value-type="float" office:value="0.141586" calcext:value-type="float">
            <text:p>0.141586</text:p>
          </table:table-cell>
          <table:table-cell office:value-type="float" office:value="0.0871073" calcext:value-type="float">
            <text:p>0.0871073</text:p>
          </table:table-cell>
          <table:table-cell office:value-type="float" office:value="0.053294" calcext:value-type="float">
            <text:p>0.053294</text:p>
          </table:table-cell>
          <table:table-cell office:value-type="float" office:value="0.0324957" calcext:value-type="float">
            <text:p>0.0324957</text:p>
          </table:table-cell>
          <table:table-cell office:value-type="float" office:value="0.019773" calcext:value-type="float">
            <text:p>0.019773</text:p>
          </table:table-cell>
          <table:table-cell office:value-type="float" office:value="0.0120164" calcext:value-type="float">
            <text:p>0.0120164</text:p>
          </table:table-cell>
          <table:table-cell office:value-type="float" office:value="0.00729694" calcext:value-type="float">
            <text:p>0.00729694</text:p>
          </table:table-cell>
          <table:table-cell office:value-type="float" office:value="0.004429" calcext:value-type="float">
            <text:p>0.004429</text:p>
          </table:table-cell>
          <table:table-cell office:value-type="float" office:value="0.00268749" calcext:value-type="float">
            <text:p>0.00268749</text:p>
          </table:table-cell>
          <table:table-cell office:value-type="float" office:value="0.00163048" calcext:value-type="float">
            <text:p>0.00163048</text:p>
          </table:table-cell>
          <table:table-cell office:value-type="float" office:value="0.000989094" calcext:value-type="float">
            <text:p>0.000989094</text:p>
          </table:table-cell>
          <table:table-cell office:value-type="float" office:value="0.000599974" calcext:value-type="float">
            <text:p>0.000599974</text:p>
          </table:table-cell>
          <table:table-cell office:value-type="float" office:value="0.000363924" calcext:value-type="float">
            <text:p>0.000363924</text:p>
          </table:table-cell>
          <table:table-cell office:value-type="float" office:value="0.000220739" calcext:value-type="float">
            <text:p>0.000220739</text:p>
          </table:table-cell>
          <table:table-cell office:value-type="float" office:value="0.000133888" calcext:value-type="float">
            <text:p>0.000133888</text:p>
          </table:table-cell>
          <table:table-cell table:style-name="ce1" office:value-type="float" office:value="0.0000812082" calcext:value-type="float">
            <text:p>8.12E-05</text:p>
          </table:table-cell>
          <table:table-cell table:style-name="ce1" office:value-type="float" office:value="0.0000492557" calcext:value-type="float">
            <text:p>4.93E-05</text:p>
          </table:table-cell>
          <table:table-cell table:style-name="ce1" office:value-type="float" office:value="0.0000298752" calcext:value-type="float">
            <text:p>2.99E-05</text:p>
          </table:table-cell>
          <table:table-cell table:style-name="ce1" office:value-type="float" office:value="0.0000181203" calcext:value-type="float">
            <text:p>1.81E-05</text:p>
          </table:table-cell>
          <table:table-cell table:style-name="ce1" office:value-type="float" office:value="0.0000109905" calcext:value-type="float">
            <text:p>1.10E-05</text:p>
          </table:table-cell>
          <table:table-cell table:style-name="ce1" office:value-type="float" office:value="0.0000066661" calcext:value-type="float">
            <text:p>6.67E-06</text:p>
          </table:table-cell>
          <table:table-cell table:style-name="ce1" office:value-type="float" office:value="0.0000040432" calcext:value-type="float">
            <text:p>4.04E-06</text:p>
          </table:table-cell>
          <table:table-cell table:style-name="ce1" office:value-type="float" office:value="0.00000245232" calcext:value-type="float">
            <text:p>2.45E-06</text:p>
          </table:table-cell>
          <table:table-cell table:style-name="ce1" office:value-type="float" office:value="0.00000148741" calcext:value-type="float">
            <text:p>1.49E-06</text:p>
          </table:table-cell>
          <table:table-cell table:style-name="ce1" office:value-type="float" office:value="0.00000090216" calcext:value-type="float">
            <text:p>9.02E-07</text:p>
          </table:table-cell>
          <table:table-cell table:style-name="ce1" office:value-type="float" office:value="0.000000547188" calcext:value-type="float">
            <text:p>5.47E-07</text:p>
          </table:table-cell>
          <table:table-cell table:style-name="ce1" office:value-type="float" office:value="0.000000331886" calcext:value-type="float">
            <text:p>3.32E-07</text:p>
          </table:table-cell>
          <table:table-cell table:style-name="ce1" office:value-type="float" office:value="0.000000201299" calcext:value-type="float">
            <text:p>2.01E-07</text:p>
          </table:table-cell>
          <table:table-cell table:style-name="ce1" office:value-type="float" office:value="0.000000122094" calcext:value-type="float">
            <text:p>1.22E-07</text:p>
          </table:table-cell>
          <table:table-cell table:style-name="ce1" office:value-type="float" office:value="0.0000000740538" calcext:value-type="float">
            <text:p>7.41E-08</text:p>
          </table:table-cell>
          <table:table-cell table:style-name="ce1" office:value-type="float" office:value="0.0000000449159" calcext:value-type="float">
            <text:p>4.49E-08</text:p>
          </table:table-cell>
          <table:table-cell table:style-name="ce1" office:value-type="float" office:value="0.0000000272429" calcext:value-type="float">
            <text:p>2.72E-08</text:p>
          </table:table-cell>
          <table:table-cell table:style-name="ce1" office:value-type="float" office:value="0.0000000165236" calcext:value-type="float">
            <text:p>1.65E-08</text:p>
          </table:table-cell>
          <table:table-cell table:style-name="ce1" office:value-type="float" office:value="0.0000000100221" calcext:value-type="float">
            <text:p>1.00E-08</text:p>
          </table:table-cell>
          <table:table-cell table:style-name="ce1" office:value-type="float" office:value="0.00000000607871" calcext:value-type="float">
            <text:p>6.08E-09</text:p>
          </table:table-cell>
          <table:table-cell office:value-type="float" office:value="0.00000000368692" calcext:value-type="float">
            <text:p>3.69E-09</text:p>
          </table:table-cell>
          <table:table-cell office:value-type="float" office:value="0.00000000223623" calcext:value-type="float">
            <text:p>2.24E-09</text:p>
          </table:table-cell>
          <table:table-cell office:value-type="float" office:value="0.00000000135634" calcext:value-type="float">
            <text:p>1.36E-09</text:p>
          </table:table-cell>
          <table:table-cell office:value-type="float" office:value="0.000000000822663" calcext:value-type="float">
            <text:p>8.23E-10</text:p>
          </table:table-cell>
          <table:table-cell office:value-type="float" office:value="0.000000000498971" calcext:value-type="float">
            <text:p>4.99E-10</text:p>
          </table:table-cell>
          <table:table-cell office:value-type="float" office:value="0.000000000302641" calcext:value-type="float">
            <text:p>3.03E-10</text:p>
          </table:table-cell>
          <table:table-cell office:value-type="float" office:value="0.000000000183561" calcext:value-type="float">
            <text:p>1.84E-10</text:p>
          </table:table-cell>
          <table:table-cell office:value-type="float" office:value="0.000000000111335" calcext:value-type="float">
            <text:p>1.11E-10</text:p>
          </table:table-cell>
          <table:table-cell office:value-type="float" office:value="0.0000000000675283" calcext:value-type="float">
            <text:p>6.75E-11</text:p>
          </table:table-cell>
          <table:table-cell office:value-type="float" office:value="0.000000000040958" calcext:value-type="float">
            <text:p>4.10E-11</text:p>
          </table:table-cell>
          <table:table-cell office:value-type="float" office:value="0.0000000000248423" calcext:value-type="float">
            <text:p>2.48E-11</text:p>
          </table:table-cell>
          <table:table-cell office:value-type="float" office:value="0.0000000000150676" calcext:value-type="float">
            <text:p>1.51E-11</text:p>
          </table:table-cell>
          <table:table-cell office:value-type="float" office:value="0.00000000000913897" calcext:value-type="float">
            <text:p>9.14E-12</text:p>
          </table:table-cell>
          <table:table-cell office:value-type="float" office:value="0.00000000000554306" calcext:value-type="float">
            <text:p>5.54E-12</text:p>
          </table:table-cell>
          <table:table-cell office:value-type="float" office:value="0.00000000000336204" calcext:value-type="float">
            <text:p>3.36E-12</text:p>
          </table:table-cell>
          <table:table-cell office:value-type="float" office:value="0.00000000000203918" calcext:value-type="float">
            <text:p>2.04E-12</text:p>
          </table:table-cell>
          <table:table-cell office:value-type="float" office:value="0.00000000000123682" calcext:value-type="float">
            <text:p>1.24E-12</text:p>
          </table:table-cell>
          <table:table-cell office:value-type="float" office:value="0.000000000000750172" calcext:value-type="float">
            <text:p>7.50E-13</text:p>
          </table:table-cell>
          <table:table-cell office:value-type="float" office:value="0.000000000000455002" calcext:value-type="float">
            <text:p>4.55E-13</text:p>
          </table:table-cell>
          <table:table-cell office:value-type="float" office:value="0.000000000000275973" calcext:value-type="float">
            <text:p>2.76E-13</text:p>
          </table:table-cell>
          <table:table-cell office:value-type="float" office:value="0.000000000000167386" calcext:value-type="float">
            <text:p>1.67E-13</text:p>
          </table:table-cell>
          <table:table-cell office:value-type="float" office:value="0.000000000000101525" calcext:value-type="float">
            <text:p>1.02E-13</text:p>
          </table:table-cell>
          <table:table-cell office:value-type="float" office:value="0.0000000000000615779" calcext:value-type="float">
            <text:p>6.16E-14</text:p>
          </table:table-cell>
          <table:table-cell office:value-type="float" office:value="0.0000000000000373489" calcext:value-type="float">
            <text:p>3.73E-14</text:p>
          </table:table-cell>
          <table:table-cell office:value-type="float" office:value="0.0000000000000226532" calcext:value-type="float">
            <text:p>2.27E-14</text:p>
          </table:table-cell>
          <table:table-cell office:value-type="float" office:value="0.0000000000000137399" calcext:value-type="float">
            <text:p>1.37E-14</text:p>
          </table:table-cell>
          <table:table-cell office:value-type="float" office:value="8.33366E-015" calcext:value-type="float">
            <text:p>8.33E-15</text:p>
          </table:table-cell>
          <table:table-cell office:value-type="float" office:value="5.05462E-015" calcext:value-type="float">
            <text:p>5.05E-15</text:p>
          </table:table-cell>
          <table:table-cell office:value-type="float" office:value="3.06578E-015" calcext:value-type="float">
            <text:p>3.07E-15</text:p>
          </table:table-cell>
          <table:table-cell office:value-type="float" office:value="1.85949E-015" calcext:value-type="float">
            <text:p>1.86E-15</text:p>
          </table:table-cell>
          <table:table-cell office:value-type="float" office:value="1.12784E-015" calcext:value-type="float">
            <text:p>1.13E-15</text:p>
          </table:table-cell>
          <table:table-cell office:value-type="float" office:value="6.84068E-016" calcext:value-type="float">
            <text:p>6.84E-16</text:p>
          </table:table-cell>
          <table:table-cell office:value-type="float" office:value="4.14908E-016" calcext:value-type="float">
            <text:p>4.15E-16</text:p>
          </table:table-cell>
          <table:table-cell office:value-type="float" office:value="2.51655E-016" calcext:value-type="float">
            <text:p>2.52E-16</text:p>
          </table:table-cell>
          <table:table-cell office:value-type="float" office:value="1.52636E-016" calcext:value-type="float">
            <text:p>1.53E-16</text:p>
          </table:table-cell>
          <table:table-cell office:value-type="float" office:value="9.25786E-017" calcext:value-type="float">
            <text:p>9.26E-17</text:p>
          </table:table-cell>
          <table:table-cell office:value-type="float" office:value="5.61517E-017" calcext:value-type="float">
            <text:p>5.62E-17</text:p>
          </table:table-cell>
          <table:table-cell office:value-type="float" office:value="3.40578E-017" calcext:value-type="float">
            <text:p>3.41E-17</text:p>
          </table:table-cell>
          <table:table-cell office:value-type="float" office:value="2.06571E-017" calcext:value-type="float">
            <text:p>2.07E-17</text:p>
          </table:table-cell>
          <table:table-cell office:value-type="float" office:value="1.25291E-017" calcext:value-type="float">
            <text:p>1.25E-17</text:p>
          </table:table-cell>
          <table:table-cell office:value-type="float" office:value="7.59931E-018" calcext:value-type="float">
            <text:p>7.60E-18</text:p>
          </table:table-cell>
          <table:table-cell office:value-type="float" office:value="4.60922E-018" calcext:value-type="float">
            <text:p>4.61E-18</text:p>
          </table:table-cell>
          <table:table-cell office:value-type="float" office:value="2.79563E-018" calcext:value-type="float">
            <text:p>2.80E-18</text:p>
          </table:table-cell>
          <table:table-cell office:value-type="float" office:value="1.69564E-018" calcext:value-type="float">
            <text:p>1.70E-18</text:p>
          </table:table-cell>
          <table:table-cell office:value-type="float" office:value="1.02846E-018" calcext:value-type="float">
            <text:p>1.03E-18</text:p>
          </table:table-cell>
          <table:table-cell office:value-type="float" office:value="6.2379E-019" calcext:value-type="float">
            <text:p>6.24E-19</text:p>
          </table:table-cell>
          <table:table-cell office:value-type="float" office:value="3.78347E-019" calcext:value-type="float">
            <text:p>3.78E-19</text:p>
          </table:table-cell>
          <table:table-cell office:value-type="float" office:value="2.29479E-019" calcext:value-type="float">
            <text:p>2.29E-19</text:p>
          </table:table-cell>
          <table:table-cell office:value-type="float" office:value="1.39186E-019" calcext:value-type="float">
            <text:p>1.39E-19</text:p>
          </table:table-cell>
          <table:table-cell office:value-type="float" office:value="8.44207E-020" calcext:value-type="float">
            <text:p>8.44E-20</text:p>
          </table:table-cell>
          <table:table-cell office:value-type="float" office:value="5.12038E-020" calcext:value-type="float">
            <text:p>5.12E-20</text:p>
          </table:table-cell>
          <table:table-cell office:value-type="float" office:value="3.10567E-020" calcext:value-type="float">
            <text:p>3.11E-20</text:p>
          </table:table-cell>
          <table:table-cell office:value-type="float" office:value="1.88368E-020" calcext:value-type="float">
            <text:p>1.88E-20</text:p>
          </table:table-cell>
          <table:table-cell office:value-type="float" office:value="1.14251E-020" calcext:value-type="float">
            <text:p>1.14E-20</text:p>
          </table:table-cell>
          <table:table-cell office:value-type="float" office:value="6.92968E-021" calcext:value-type="float">
            <text:p>6.93E-21</text:p>
          </table:table-cell>
          <table:table-cell office:value-type="float" office:value="4.20306E-021" calcext:value-type="float">
            <text:p>4.20E-21</text:p>
          </table:table-cell>
          <table:table-cell office:value-type="float" office:value="2.54929E-021" calcext:value-type="float">
            <text:p>2.55E-21</text:p>
          </table:table-cell>
          <table:table-cell office:value-type="float" office:value="1.54622E-021" calcext:value-type="float">
            <text:p>1.55E-21</text:p>
          </table:table-cell>
          <table:table-cell office:value-type="float" office:value="9.3783E-022" calcext:value-type="float">
            <text:p>9.38E-22</text:p>
          </table:table-cell>
          <table:table-cell office:value-type="float" office:value="5.68822E-022" calcext:value-type="float">
            <text:p>5.69E-22</text:p>
          </table:table-cell>
          <table:table-cell office:value-type="float" office:value="3.45008E-022" calcext:value-type="float">
            <text:p>3.45E-22</text:p>
          </table:table-cell>
          <table:table-cell office:value-type="float" office:value="2.09258E-022" calcext:value-type="float">
            <text:p>2.09E-22</text:p>
          </table:table-cell>
          <table:table-cell office:value-type="float" office:value="1.26921E-022" calcext:value-type="float">
            <text:p>1.27E-22</text:p>
          </table:table-cell>
          <table:table-cell office:value-type="float" office:value="7.69817E-023" calcext:value-type="float">
            <text:p>7.70E-23</text:p>
          </table:table-cell>
          <table:table-cell office:value-type="float" office:value="4.66918E-023" calcext:value-type="float">
            <text:p>4.67E-23</text:p>
          </table:table-cell>
          <table:table-cell office:value-type="float" office:value="2.832E-023" calcext:value-type="float">
            <text:p>2.83E-23</text:p>
          </table:table-cell>
          <table:table-cell office:value-type="float" office:value="1.71769E-023" calcext:value-type="float">
            <text:p>1.72E-23</text:p>
          </table:table-cell>
          <table:table-cell office:value-type="float" office:value="1.04183E-023" calcext:value-type="float">
            <text:p>1.04E-23</text:p>
          </table:table-cell>
          <table:table-cell office:value-type="float" office:value="6.31905E-024" calcext:value-type="float">
            <text:p>6.32E-24</text:p>
          </table:table-cell>
          <table:table-cell office:value-type="float" office:value="3.8327E-024" calcext:value-type="float">
            <text:p>3.83E-24</text:p>
          </table:table-cell>
          <table:table-cell office:value-type="float" office:value="2.32465E-024" calcext:value-type="float">
            <text:p>2.32E-24</text:p>
          </table:table-cell>
          <table:table-cell office:value-type="float" office:value="1.40997E-024" calcext:value-type="float">
            <text:p>1.41E-24</text:p>
          </table:table-cell>
          <table:table-cell office:value-type="float" office:value="8.5519E-025" calcext:value-type="float">
            <text:p>8.55E-25</text:p>
          </table:table-cell>
          <table:table-cell office:value-type="float" office:value="5.18699E-025" calcext:value-type="float">
            <text:p>5.19E-25</text:p>
          </table:table-cell>
          <table:table-cell office:value-type="float" office:value="3.14607E-025" calcext:value-type="float">
            <text:p>3.15E-25</text:p>
          </table:table-cell>
          <table:table-cell office:value-type="float" office:value="1.90819E-025" calcext:value-type="float">
            <text:p>1.91E-25</text:p>
          </table:table-cell>
          <table:table-cell office:value-type="float" office:value="1.15737E-025" calcext:value-type="float">
            <text:p>1.16E-25</text:p>
          </table:table-cell>
          <table:table-cell office:value-type="float" office:value="7.01983E-026" calcext:value-type="float">
            <text:p>7.02E-26</text:p>
          </table:table-cell>
          <table:table-cell office:value-type="float" office:value="4.25774E-026" calcext:value-type="float">
            <text:p>4.26E-26</text:p>
          </table:table-cell>
          <table:table-cell office:value-type="float" office:value="2.58245E-026" calcext:value-type="float">
            <text:p>2.58E-26</text:p>
          </table:table-cell>
          <table:table-cell office:value-type="float" office:value="1.56633E-026" calcext:value-type="float">
            <text:p>1.57E-26</text:p>
          </table:table-cell>
          <table:table-cell office:value-type="float" office:value="9.5003E-027" calcext:value-type="float">
            <text:p>9.50E-27</text:p>
          </table:table-cell>
          <table:table-cell office:value-type="float" office:value="5.76222E-027" calcext:value-type="float">
            <text:p>5.76E-27</text:p>
          </table:table-cell>
          <table:table-cell office:value-type="float" office:value="3.49497E-027" calcext:value-type="float">
            <text:p>3.49E-27</text:p>
          </table:table-cell>
          <table:table-cell office:value-type="float" office:value="2.1198E-027" calcext:value-type="float">
            <text:p>2.12E-27</text:p>
          </table:table-cell>
          <table:table-cell office:value-type="float" office:value="1.28573E-027" calcext:value-type="float">
            <text:p>1.29E-27</text:p>
          </table:table-cell>
          <table:table-cell office:value-type="float" office:value="7.79832E-028" calcext:value-type="float">
            <text:p>7.80E-28</text:p>
          </table:table-cell>
          <table:table-cell office:value-type="float" office:value="4.72992E-028" calcext:value-type="float">
            <text:p>4.73E-28</text:p>
          </table:table-cell>
          <table:table-cell office:value-type="float" office:value="2.86884E-028" calcext:value-type="float">
            <text:p>2.87E-28</text:p>
          </table:table-cell>
          <table:table-cell office:value-type="float" office:value="1.74004E-028" calcext:value-type="float">
            <text:p>1.74E-28</text:p>
          </table:table-cell>
          <table:table-cell office:value-type="float" office:value="1.05539E-028" calcext:value-type="float">
            <text:p>1.06E-28</text:p>
          </table:table-cell>
          <table:table-cell office:value-type="float" office:value="6.40125E-029" calcext:value-type="float">
            <text:p>6.40E-29</text:p>
          </table:table-cell>
          <table:table-cell office:value-type="float" office:value="3.88256E-029" calcext:value-type="float">
            <text:p>3.88E-29</text:p>
          </table:table-cell>
          <table:table-cell office:value-type="float" office:value="2.35489E-029" calcext:value-type="float">
            <text:p>2.35E-29</text:p>
          </table:table-cell>
          <table:table-cell office:value-type="float" office:value="1.42831E-029" calcext:value-type="float">
            <text:p>1.43E-29</text:p>
          </table:table-cell>
          <table:table-cell office:value-type="float" office:value="8.66315E-030" calcext:value-type="float">
            <text:p>8.66E-30</text:p>
          </table:table-cell>
          <table:table-cell office:value-type="float" office:value="5.25447E-030" calcext:value-type="float">
            <text:p>5.25E-30</text:p>
          </table:table-cell>
          <table:table-cell office:value-type="float" office:value="3.187E-030" calcext:value-type="float">
            <text:p>3.19E-30</text:p>
          </table:table-cell>
          <table:table-cell office:value-type="float" office:value="1.93301E-030" calcext:value-type="float">
            <text:p>1.93E-30</text:p>
          </table:table-cell>
          <table:table-cell office:value-type="float" office:value="1.17243E-030" calcext:value-type="float">
            <text:p>1.17E-30</text:p>
          </table:table-cell>
          <table:table-cell office:value-type="float" office:value="7.11115E-031" calcext:value-type="float">
            <text:p>7.11E-31</text:p>
          </table:table-cell>
          <table:table-cell office:value-type="float" office:value="4.31313E-031" calcext:value-type="float">
            <text:p>4.31E-31</text:p>
          </table:table-cell>
          <table:table-cell office:value-type="float" office:value="2.61605E-031" calcext:value-type="float">
            <text:p>2.62E-31</text:p>
          </table:table-cell>
          <table:table-cell office:value-type="float" office:value="1.58671E-031" calcext:value-type="float">
            <text:p>1.59E-31</text:p>
          </table:table-cell>
          <table:table-cell office:value-type="float" office:value="9.62389E-032" calcext:value-type="float">
            <text:p>9.62E-32</text:p>
          </table:table-cell>
          <table:table-cell office:value-type="float" office:value="5.83719E-032" calcext:value-type="float">
            <text:p>5.84E-32</text:p>
          </table:table-cell>
          <table:table-cell office:value-type="float" office:value="3.54043E-032" calcext:value-type="float">
            <text:p>3.54E-32</text:p>
          </table:table-cell>
          <table:table-cell office:value-type="float" office:value="2.14738E-032" calcext:value-type="float">
            <text:p>2.15E-32</text:p>
          </table:table-cell>
          <table:table-cell office:value-type="float" office:value="1.30245E-032" calcext:value-type="float">
            <text:p>1.30E-32</text:p>
          </table:table-cell>
          <table:table-cell office:value-type="float" office:value="7.89977E-033" calcext:value-type="float">
            <text:p>7.90E-33</text:p>
          </table:table-cell>
          <table:table-cell office:value-type="float" office:value="4.79145E-033" calcext:value-type="float">
            <text:p>4.79E-33</text:p>
          </table:table-cell>
          <table:table-cell office:value-type="float" office:value="2.90616E-033" calcext:value-type="float">
            <text:p>2.91E-33</text:p>
          </table:table-cell>
          <table:table-cell office:value-type="float" office:value="1.76268E-033" calcext:value-type="float">
            <text:p>1.76E-33</text:p>
          </table:table-cell>
          <table:table-cell office:value-type="float" office:value="1.06912E-033" calcext:value-type="float">
            <text:p>1.07E-33</text:p>
          </table:table-cell>
          <table:table-cell office:value-type="float" office:value="6.48448E-034" calcext:value-type="float">
            <text:p>6.48E-34</text:p>
          </table:table-cell>
          <table:table-cell office:value-type="float" office:value="3.93154E-034" calcext:value-type="float">
            <text:p>3.93E-34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0502872" calcext:value-type="float">
            <text:p>5.03E-10</text:p>
          </table:table-cell>
          <table:table-cell office:value-type="float" office:value="0.00000000171524" calcext:value-type="float">
            <text:p>1.72E-09</text:p>
          </table:table-cell>
          <table:table-cell office:value-type="float" office:value="0.00000000418342" calcext:value-type="float">
            <text:p>4.18E-09</text:p>
          </table:table-cell>
          <table:table-cell office:value-type="float" office:value="0.00000000951675" calcext:value-type="float">
            <text:p>9.52E-09</text:p>
          </table:table-cell>
          <table:table-cell office:value-type="float" office:value="0.0000000187728" calcext:value-type="float">
            <text:p>1.88E-08</text:p>
          </table:table-cell>
          <table:table-cell office:value-type="float" office:value="0.0000000355586" calcext:value-type="float">
            <text:p>3.56E-08</text:p>
          </table:table-cell>
          <table:table-cell office:value-type="float" office:value="0.0000000562125" calcext:value-type="float">
            <text:p>5.62E-08</text:p>
          </table:table-cell>
          <table:table-cell office:value-type="float" office:value="0.0000000865959" calcext:value-type="float">
            <text:p>8.66E-08</text:p>
          </table:table-cell>
          <table:table-cell office:value-type="float" office:value="0.000000154814" calcext:value-type="float">
            <text:p>1.55E-07</text:p>
          </table:table-cell>
          <table:table-cell office:value-type="float" office:value="0.000000300182" calcext:value-type="float">
            <text:p>3.00E-07</text:p>
          </table:table-cell>
          <table:table-cell office:value-type="float" office:value="0.000000537131" calcext:value-type="float">
            <text:p>5.37E-07</text:p>
          </table:table-cell>
          <table:table-cell office:value-type="float" office:value="0.000000863612" calcext:value-type="float">
            <text:p>8.64E-07</text:p>
          </table:table-cell>
          <table:table-cell office:value-type="float" office:value="0.00000136579" calcext:value-type="float">
            <text:p>1.37E-06</text:p>
          </table:table-cell>
          <table:table-cell office:value-type="float" office:value="0.00000227113" calcext:value-type="float">
            <text:p>2.27E-06</text:p>
          </table:table-cell>
          <table:table-cell office:value-type="float" office:value="0.00000389918" calcext:value-type="float">
            <text:p>3.90E-06</text:p>
          </table:table-cell>
          <table:table-cell office:value-type="float" office:value="0.00000661989" calcext:value-type="float">
            <text:p>6.62E-06</text:p>
          </table:table-cell>
          <table:table-cell office:value-type="float" office:value="0.0000110569" calcext:value-type="float">
            <text:p>1.11E-05</text:p>
          </table:table-cell>
          <table:table-cell office:value-type="float" office:value="0.0000183175" calcext:value-type="float">
            <text:p>1.83E-05</text:p>
          </table:table-cell>
          <table:table-cell office:value-type="float" office:value="0.0000300803" calcext:value-type="float">
            <text:p>3.01E-05</text:p>
          </table:table-cell>
          <table:table-cell office:value-type="float" office:value="0.0000488929" calcext:value-type="float">
            <text:p>4.89E-05</text:p>
          </table:table-cell>
          <table:table-cell office:value-type="float" office:value="0.0000794927" calcext:value-type="float">
            <text:p>7.95E-05</text:p>
          </table:table-cell>
          <table:table-cell table:style-name="Default" office:value-type="float" office:value="0.000130588" calcext:value-type="float">
            <text:p>0.000130588</text:p>
          </table:table-cell>
          <table:table-cell table:style-name="Default" office:value-type="float" office:value="0.000216023" calcext:value-type="float">
            <text:p>0.000216023</text:p>
          </table:table-cell>
          <table:table-cell table:style-name="Default" office:value-type="float" office:value="0.000357305" calcext:value-type="float">
            <text:p>0.000357305</text:p>
          </table:table-cell>
          <table:table-cell table:style-name="Default" office:value-type="float" office:value="0.000590002" calcext:value-type="float">
            <text:p>0.000590002</text:p>
          </table:table-cell>
          <table:table-cell table:style-name="Default" office:value-type="float" office:value="0.000975006" calcext:value-type="float">
            <text:p>0.000975006</text:p>
          </table:table-cell>
          <table:table-cell table:style-name="Default" office:value-type="float" office:value="0.00161131" calcext:value-type="float">
            <text:p>0.00161131</text:p>
          </table:table-cell>
          <table:table-cell table:style-name="Default" office:value-type="float" office:value="0.00265628" calcext:value-type="float">
            <text:p>0.00265628</text:p>
          </table:table-cell>
          <table:table-cell table:style-name="Default" office:value-type="float" office:value="0.00436999" calcext:value-type="float">
            <text:p>0.00436999</text:p>
          </table:table-cell>
          <table:table-cell table:style-name="Default" office:value-type="float" office:value="0.0071885" calcext:value-type="float">
            <text:p>0.0071885</text:p>
          </table:table-cell>
          <table:table-cell table:style-name="Default" office:value-type="float" office:value="0.0118298" calcext:value-type="float">
            <text:p>0.0118298</text:p>
          </table:table-cell>
          <table:table-cell table:style-name="Default" office:value-type="float" office:value="0.0194547" calcext:value-type="float">
            <text:p>0.0194547</text:p>
          </table:table-cell>
          <table:table-cell table:style-name="Default" office:value-type="float" office:value="0.0319507" calcext:value-type="float">
            <text:p>0.0319507</text:p>
          </table:table-cell>
          <table:table-cell table:style-name="Default" office:value-type="float" office:value="0.0523942" calcext:value-type="float">
            <text:p>0.0523942</text:p>
          </table:table-cell>
          <table:table-cell table:style-name="Default" office:value-type="float" office:value="0.0856767" calcext:value-type="float">
            <text:p>0.0856767</text:p>
          </table:table-cell>
          <table:table-cell table:style-name="Default" office:value-type="float" office:value="0.139326" calcext:value-type="float">
            <text:p>0.139326</text:p>
          </table:table-cell>
          <table:table-cell table:style-name="Default" office:value-type="float" office:value="0.224505" calcext:value-type="float">
            <text:p>0.224505</text:p>
          </table:table-cell>
          <table:table-cell office:value-type="float" office:value="0.356648" calcext:value-type="float">
            <text:p>0.356648</text:p>
          </table:table-cell>
          <table:table-cell office:value-type="float" office:value="0.554051" calcext:value-type="float">
            <text:p>0.554051</text:p>
          </table:table-cell>
          <table:table-cell office:value-type="float" office:value="0.83118" calcext:value-type="float">
            <text:p>0.83118</text:p>
          </table:table-cell>
          <table:table-cell office:value-type="float" office:value="1.18329" calcext:value-type="float">
            <text:p>1.18329</text:p>
          </table:table-cell>
          <table:table-cell office:value-type="float" office:value="1.56434" calcext:value-type="float">
            <text:p>1.56434</text:p>
          </table:table-cell>
          <table:table-cell office:value-type="float" office:value="1.87627" calcext:value-type="float">
            <text:p>1.87627</text:p>
          </table:table-cell>
          <table:table-cell office:value-type="float" office:value="2.00281" calcext:value-type="float">
            <text:p>2.00281</text:p>
          </table:table-cell>
          <table:table-cell office:value-type="float" office:value="1.88783" calcext:value-type="float">
            <text:p>1.88783</text:p>
          </table:table-cell>
          <table:table-cell office:value-type="float" office:value="1.5825" calcext:value-type="float">
            <text:p>1.5825</text:p>
          </table:table-cell>
          <table:table-cell office:value-type="float" office:value="1.20209" calcext:value-type="float">
            <text:p>1.20209</text:p>
          </table:table-cell>
          <table:table-cell office:value-type="float" office:value="0.847012" calcext:value-type="float">
            <text:p>0.847012</text:p>
          </table:table-cell>
          <table:table-cell office:value-type="float" office:value="0.56588" calcext:value-type="float">
            <text:p>0.56588</text:p>
          </table:table-cell>
          <table:table-cell office:value-type="float" office:value="0.364797" calcext:value-type="float">
            <text:p>0.364797</text:p>
          </table:table-cell>
          <table:table-cell office:value-type="float" office:value="0.229803" calcext:value-type="float">
            <text:p>0.229803</text:p>
          </table:table-cell>
          <table:table-cell office:value-type="float" office:value="0.142678" calcext:value-type="float">
            <text:p>0.142678</text:p>
          </table:table-cell>
          <table:table-cell office:value-type="float" office:value="0.087799" calcext:value-type="float">
            <text:p>0.087799</text:p>
          </table:table-cell>
          <table:table-cell office:value-type="float" office:value="0.0537447" calcext:value-type="float">
            <text:p>0.0537447</text:p>
          </table:table-cell>
          <table:table-cell office:value-type="float" office:value="0.0328035" calcext:value-type="float">
            <text:p>0.0328035</text:p>
          </table:table-cell>
          <table:table-cell office:value-type="float" office:value="0.0199947" calcext:value-type="float">
            <text:p>0.0199947</text:p>
          </table:table-cell>
          <table:table-cell office:value-type="float" office:value="0.0121826" calcext:value-type="float">
            <text:p>0.0121826</text:p>
          </table:table-cell>
          <table:table-cell office:value-type="float" office:value="0.00742337" calcext:value-type="float">
            <text:p>0.00742337</text:p>
          </table:table-cell>
          <table:table-cell office:value-type="float" office:value="0.00452322" calcext:value-type="float">
            <text:p>0.00452322</text:p>
          </table:table-cell>
          <table:table-cell office:value-type="float" office:value="0.0027538" calcext:value-type="float">
            <text:p>0.0027538</text:p>
          </table:table-cell>
          <table:table-cell office:value-type="float" office:value="0.00167263" calcext:value-type="float">
            <text:p>0.00167263</text:p>
          </table:table-cell>
          <table:table-cell office:value-type="float" office:value="0.00101162" calcext:value-type="float">
            <text:p>0.00101162</text:p>
          </table:table-cell>
          <table:table-cell office:value-type="float" office:value="0.000608292" calcext:value-type="float">
            <text:p>0.000608292</text:p>
          </table:table-cell>
          <table:table-cell office:value-type="float" office:value="0.000363749" calcext:value-type="float">
            <text:p>0.000363749</text:p>
          </table:table-cell>
          <table:table-cell office:value-type="float" office:value="0.000217136" calcext:value-type="float">
            <text:p>0.000217136</text:p>
          </table:table-cell>
          <table:table-cell office:value-type="float" office:value="0.000130442" calcext:value-type="float">
            <text:p>0.000130442</text:p>
          </table:table-cell>
          <table:table-cell table:style-name="ce1" office:value-type="float" office:value="0.0000796643" calcext:value-type="float">
            <text:p>7.97E-05</text:p>
          </table:table-cell>
          <table:table-cell table:style-name="ce1" office:value-type="float" office:value="0.0000496982" calcext:value-type="float">
            <text:p>4.97E-05</text:p>
          </table:table-cell>
          <table:table-cell table:style-name="ce1" office:value-type="float" office:value="0.0000314001" calcext:value-type="float">
            <text:p>3.14E-05</text:p>
          </table:table-cell>
          <table:table-cell table:style-name="ce1" office:value-type="float" office:value="0.0000196381" calcext:value-type="float">
            <text:p>1.96E-05</text:p>
          </table:table-cell>
          <table:table-cell table:style-name="ce1" office:value-type="float" office:value="0.0000118252" calcext:value-type="float">
            <text:p>1.18E-05</text:p>
          </table:table-cell>
          <table:table-cell table:style-name="ce1" office:value-type="float" office:value="0.0000067607" calcext:value-type="float">
            <text:p>6.76E-06</text:p>
          </table:table-cell>
          <table:table-cell table:style-name="ce1" office:value-type="float" office:value="0.00000375392" calcext:value-type="float">
            <text:p>3.75E-06</text:p>
          </table:table-cell>
          <table:table-cell table:style-name="ce1" office:value-type="float" office:value="0.0000021853" calcext:value-type="float">
            <text:p>2.19E-06</text:p>
          </table:table-cell>
          <table:table-cell table:style-name="ce1" office:value-type="float" office:value="0.0000014363" calcext:value-type="float">
            <text:p>1.44E-06</text:p>
          </table:table-cell>
          <table:table-cell table:style-name="ce1" office:value-type="float" office:value="0.00000100904" calcext:value-type="float">
            <text:p>1.01E-06</text:p>
          </table:table-cell>
          <table:table-cell table:style-name="ce1" office:value-type="float" office:value="0.000000659089" calcext:value-type="float">
            <text:p>6.59E-07</text:p>
          </table:table-cell>
          <table:table-cell table:style-name="ce1" office:value-type="float" office:value="0.000000363509" calcext:value-type="float">
            <text:p>3.64E-07</text:p>
          </table:table-cell>
          <table:table-cell table:style-name="ce1" office:value-type="float" office:value="0.000000172775" calcext:value-type="float">
            <text:p>1.73E-07</text:p>
          </table:table-cell>
          <table:table-cell table:style-name="ce1" office:value-type="float" office:value="0.0000000962899" calcext:value-type="float">
            <text:p>9.63E-08</text:p>
          </table:table-cell>
          <table:table-cell table:style-name="ce1" office:value-type="float" office:value="0.0000000785543" calcext:value-type="float">
            <text:p>7.86E-08</text:p>
          </table:table-cell>
          <table:table-cell table:style-name="ce1" office:value-type="float" office:value="0.0000000595403" calcext:value-type="float">
            <text:p>5.95E-08</text:p>
          </table:table-cell>
          <table:table-cell office:value-type="float" office:value="0.000000031053" calcext:value-type="float">
            <text:p>3.11E-08</text:p>
          </table:table-cell>
          <table:table-cell office:value-type="float" office:value="0.000000012993" calcext:value-type="float">
            <text:p>1.30E-08</text:p>
          </table:table-cell>
          <table:table-cell office:value-type="float" office:value="0.00000000861895" calcext:value-type="float">
            <text:p>8.62E-09</text:p>
          </table:table-cell>
          <table:table-cell office:value-type="float" office:value="0.00000000721947" calcext:value-type="float">
            <text:p>7.22E-09</text:p>
          </table:table-cell>
          <table:table-cell office:value-type="float" office:value="0.00000000435282" calcext:value-type="float">
            <text:p>4.35E-09</text:p>
          </table:table-cell>
          <table:table-cell office:value-type="float" office:value="0.00000000207162" calcext:value-type="float">
            <text:p>2.07E-09</text:p>
          </table:table-cell>
          <table:table-cell office:value-type="float" office:value="0.00000000122082" calcext:value-type="float">
            <text:p>1.22E-09</text:p>
          </table:table-cell>
          <table:table-cell office:value-type="float" office:value="0.000000000872541" calcext:value-type="float">
            <text:p>8.73E-10</text:p>
          </table:table-cell>
          <table:table-cell office:value-type="float" office:value="0.000000000540267" calcext:value-type="float">
            <text:p>5.40E-10</text:p>
          </table:table-cell>
          <table:table-cell office:value-type="float" office:value="0.000000000299503" calcext:value-type="float">
            <text:p>3.00E-10</text:p>
          </table:table-cell>
          <table:table-cell office:value-type="float" office:value="0.000000000178979" calcext:value-type="float">
            <text:p>1.79E-10</text:p>
          </table:table-cell>
          <table:table-cell office:value-type="float" office:value="0.00000000011379" calcext:value-type="float">
            <text:p>1.14E-10</text:p>
          </table:table-cell>
          <table:table-cell office:value-type="float" office:value="0.0000000000694438" calcext:value-type="float">
            <text:p>6.94E-11</text:p>
          </table:table-cell>
          <table:table-cell office:value-type="float" office:value="0.000000000041223" calcext:value-type="float">
            <text:p>4.12E-11</text:p>
          </table:table-cell>
          <table:table-cell office:value-type="float" office:value="0.0000000000249494" calcext:value-type="float">
            <text:p>2.49E-11</text:p>
          </table:table-cell>
          <table:table-cell office:value-type="float" office:value="0.0000000000152711" calcext:value-type="float">
            <text:p>1.53E-11</text:p>
          </table:table-cell>
          <table:table-cell office:value-type="float" office:value="0.00000000000926615" calcext:value-type="float">
            <text:p>9.27E-12</text:p>
          </table:table-cell>
          <table:table-cell office:value-type="float" office:value="0.0000000000056006" calcext:value-type="float">
            <text:p>5.60E-12</text:p>
          </table:table-cell>
          <table:table-cell office:value-type="float" office:value="0.00000000000339715" calcext:value-type="float">
            <text:p>3.40E-12</text:p>
          </table:table-cell>
          <table:table-cell office:value-type="float" office:value="0.000000000002063" calcext:value-type="float">
            <text:p>2.06E-12</text:p>
          </table:table-cell>
          <table:table-cell office:value-type="float" office:value="0.00000000000125113" calcext:value-type="float">
            <text:p>1.25E-12</text:p>
          </table:table-cell>
          <table:table-cell office:value-type="float" office:value="0.000000000000758556" calcext:value-type="float">
            <text:p>7.59E-13</text:p>
          </table:table-cell>
          <table:table-cell office:value-type="float" office:value="0.000000000000460118" calcext:value-type="float">
            <text:p>4.60E-13</text:p>
          </table:table-cell>
          <table:table-cell office:value-type="float" office:value="0.000000000000279107" calcext:value-type="float">
            <text:p>2.79E-13</text:p>
          </table:table-cell>
          <table:table-cell office:value-type="float" office:value="0.000000000000169282" calcext:value-type="float">
            <text:p>1.69E-13</text:p>
          </table:table-cell>
          <table:table-cell office:value-type="float" office:value="0.000000000000102672" calcext:value-type="float">
            <text:p>1.03E-13</text:p>
          </table:table-cell>
          <table:table-cell office:value-type="float" office:value="0.0000000000000622742" calcext:value-type="float">
            <text:p>6.23E-14</text:p>
          </table:table-cell>
          <table:table-cell office:value-type="float" office:value="0.0000000000000377715" calcext:value-type="float">
            <text:p>3.78E-14</text:p>
          </table:table-cell>
          <table:table-cell office:value-type="float" office:value="0.0000000000000229095" calcext:value-type="float">
            <text:p>2.29E-14</text:p>
          </table:table-cell>
          <table:table-cell office:value-type="float" office:value="0.0000000000000138953" calcext:value-type="float">
            <text:p>1.39E-14</text:p>
          </table:table-cell>
          <table:table-cell office:value-type="float" office:value="8.42792E-015" calcext:value-type="float">
            <text:p>8.43E-15</text:p>
          </table:table-cell>
          <table:table-cell office:value-type="float" office:value="5.11179E-015" calcext:value-type="float">
            <text:p>5.11E-15</text:p>
          </table:table-cell>
          <table:table-cell office:value-type="float" office:value="3.10046E-015" calcext:value-type="float">
            <text:p>3.10E-15</text:p>
          </table:table-cell>
          <table:table-cell office:value-type="float" office:value="1.88052E-015" calcext:value-type="float">
            <text:p>1.88E-15</text:p>
          </table:table-cell>
          <table:table-cell office:value-type="float" office:value="1.1406E-015" calcext:value-type="float">
            <text:p>1.14E-15</text:p>
          </table:table-cell>
          <table:table-cell office:value-type="float" office:value="6.91806E-016" calcext:value-type="float">
            <text:p>6.92E-16</text:p>
          </table:table-cell>
          <table:table-cell office:value-type="float" office:value="4.19602E-016" calcext:value-type="float">
            <text:p>4.20E-16</text:p>
          </table:table-cell>
          <table:table-cell office:value-type="float" office:value="2.54501E-016" calcext:value-type="float">
            <text:p>2.55E-16</text:p>
          </table:table-cell>
          <table:table-cell office:value-type="float" office:value="1.54363E-016" calcext:value-type="float">
            <text:p>1.54E-16</text:p>
          </table:table-cell>
          <table:table-cell office:value-type="float" office:value="9.36258E-017" calcext:value-type="float">
            <text:p>9.36E-17</text:p>
          </table:table-cell>
          <table:table-cell office:value-type="float" office:value="5.67869E-017" calcext:value-type="float">
            <text:p>5.68E-17</text:p>
          </table:table-cell>
          <table:table-cell office:value-type="float" office:value="3.4443E-017" calcext:value-type="float">
            <text:p>3.44E-17</text:p>
          </table:table-cell>
          <table:table-cell office:value-type="float" office:value="2.08907E-017" calcext:value-type="float">
            <text:p>2.09E-17</text:p>
          </table:table-cell>
          <table:table-cell office:value-type="float" office:value="1.26709E-017" calcext:value-type="float">
            <text:p>1.27E-17</text:p>
          </table:table-cell>
          <table:table-cell office:value-type="float" office:value="7.68527E-018" calcext:value-type="float">
            <text:p>7.69E-18</text:p>
          </table:table-cell>
          <table:table-cell office:value-type="float" office:value="4.66135E-018" calcext:value-type="float">
            <text:p>4.66E-18</text:p>
          </table:table-cell>
          <table:table-cell office:value-type="float" office:value="2.82725E-018" calcext:value-type="float">
            <text:p>2.83E-18</text:p>
          </table:table-cell>
          <table:table-cell office:value-type="float" office:value="1.71482E-018" calcext:value-type="float">
            <text:p>1.71E-18</text:p>
          </table:table-cell>
          <table:table-cell office:value-type="float" office:value="1.04009E-018" calcext:value-type="float">
            <text:p>1.04E-18</text:p>
          </table:table-cell>
          <table:table-cell office:value-type="float" office:value="6.30845E-019" calcext:value-type="float">
            <text:p>6.31E-19</text:p>
          </table:table-cell>
          <table:table-cell office:value-type="float" office:value="3.82627E-019" calcext:value-type="float">
            <text:p>3.83E-19</text:p>
          </table:table-cell>
          <table:table-cell office:value-type="float" office:value="2.32075E-019" calcext:value-type="float">
            <text:p>2.32E-19</text:p>
          </table:table-cell>
          <table:table-cell office:value-type="float" office:value="1.40761E-019" calcext:value-type="float">
            <text:p>1.41E-19</text:p>
          </table:table-cell>
          <table:table-cell office:value-type="float" office:value="8.53757E-020" calcext:value-type="float">
            <text:p>8.54E-20</text:p>
          </table:table-cell>
          <table:table-cell office:value-type="float" office:value="5.17829E-020" calcext:value-type="float">
            <text:p>5.18E-20</text:p>
          </table:table-cell>
          <table:table-cell office:value-type="float" office:value="3.14079E-020" calcext:value-type="float">
            <text:p>3.14E-20</text:p>
          </table:table-cell>
          <table:table-cell office:value-type="float" office:value="1.90499E-020" calcext:value-type="float">
            <text:p>1.90E-20</text:p>
          </table:table-cell>
          <table:table-cell office:value-type="float" office:value="1.15543E-020" calcext:value-type="float">
            <text:p>1.16E-20</text:p>
          </table:table-cell>
          <table:table-cell office:value-type="float" office:value="7.00806E-021" calcext:value-type="float">
            <text:p>7.01E-21</text:p>
          </table:table-cell>
          <table:table-cell office:value-type="float" office:value="4.2506E-021" calcext:value-type="float">
            <text:p>4.25E-21</text:p>
          </table:table-cell>
          <table:table-cell office:value-type="float" office:value="2.57812E-021" calcext:value-type="float">
            <text:p>2.58E-21</text:p>
          </table:table-cell>
          <table:table-cell office:value-type="float" office:value="1.56371E-021" calcext:value-type="float">
            <text:p>1.56E-21</text:p>
          </table:table-cell>
          <table:table-cell office:value-type="float" office:value="9.48438E-022" calcext:value-type="float">
            <text:p>9.48E-22</text:p>
          </table:table-cell>
          <table:table-cell office:value-type="float" office:value="5.75257E-022" calcext:value-type="float">
            <text:p>5.75E-22</text:p>
          </table:table-cell>
          <table:table-cell office:value-type="float" office:value="3.48911E-022" calcext:value-type="float">
            <text:p>3.49E-22</text:p>
          </table:table-cell>
          <table:table-cell office:value-type="float" office:value="2.11625E-022" calcext:value-type="float">
            <text:p>2.12E-22</text:p>
          </table:table-cell>
          <table:table-cell office:value-type="float" office:value="1.28357E-022" calcext:value-type="float">
            <text:p>1.28E-22</text:p>
          </table:table-cell>
          <table:table-cell office:value-type="float" office:value="7.78525E-023" calcext:value-type="float">
            <text:p>7.79E-23</text:p>
          </table:table-cell>
          <table:table-cell office:value-type="float" office:value="4.72199E-023" calcext:value-type="float">
            <text:p>4.72E-23</text:p>
          </table:table-cell>
          <table:table-cell office:value-type="float" office:value="2.86403E-023" calcext:value-type="float">
            <text:p>2.86E-23</text:p>
          </table:table-cell>
          <table:table-cell office:value-type="float" office:value="1.73712E-023" calcext:value-type="float">
            <text:p>1.74E-23</text:p>
          </table:table-cell>
          <table:table-cell office:value-type="float" office:value="1.05362E-023" calcext:value-type="float">
            <text:p>1.05E-23</text:p>
          </table:table-cell>
          <table:table-cell office:value-type="float" office:value="6.39052E-024" calcext:value-type="float">
            <text:p>6.39E-24</text:p>
          </table:table-cell>
          <table:table-cell office:value-type="float" office:value="3.87605E-024" calcext:value-type="float">
            <text:p>3.88E-24</text:p>
          </table:table-cell>
          <table:table-cell office:value-type="float" office:value="2.35094E-024" calcext:value-type="float">
            <text:p>2.35E-24</text:p>
          </table:table-cell>
          <table:table-cell office:value-type="float" office:value="1.42592E-024" calcext:value-type="float">
            <text:p>1.43E-24</text:p>
          </table:table-cell>
          <table:table-cell office:value-type="float" office:value="8.64863E-025" calcext:value-type="float">
            <text:p>8.65E-25</text:p>
          </table:table-cell>
          <table:table-cell office:value-type="float" office:value="5.24566E-025" calcext:value-type="float">
            <text:p>5.25E-25</text:p>
          </table:table-cell>
          <table:table-cell office:value-type="float" office:value="3.18165E-025" calcext:value-type="float">
            <text:p>3.18E-25</text:p>
          </table:table-cell>
          <table:table-cell office:value-type="float" office:value="1.92977E-025" calcext:value-type="float">
            <text:p>1.93E-25</text:p>
          </table:table-cell>
          <table:table-cell office:value-type="float" office:value="1.17047E-025" calcext:value-type="float">
            <text:p>1.17E-25</text:p>
          </table:table-cell>
          <table:table-cell office:value-type="float" office:value="7.09923E-026" calcext:value-type="float">
            <text:p>7.10E-26</text:p>
          </table:table-cell>
          <table:table-cell office:value-type="float" office:value="4.30589E-026" calcext:value-type="float">
            <text:p>4.31E-26</text:p>
          </table:table-cell>
          <table:table-cell office:value-type="float" office:value="2.61166E-026" calcext:value-type="float">
            <text:p>2.61E-26</text:p>
          </table:table-cell>
          <table:table-cell office:value-type="float" office:value="1.58406E-026" calcext:value-type="float">
            <text:p>1.58E-26</text:p>
          </table:table-cell>
          <table:table-cell office:value-type="float" office:value="9.60781E-027" calcext:value-type="float">
            <text:p>9.61E-27</text:p>
          </table:table-cell>
          <table:table-cell office:value-type="float" office:value="5.8274E-027" calcext:value-type="float">
            <text:p>5.83E-27</text:p>
          </table:table-cell>
          <table:table-cell office:value-type="float" office:value="3.53447E-027" calcext:value-type="float">
            <text:p>3.53E-27</text:p>
          </table:table-cell>
          <table:table-cell office:value-type="float" office:value="2.14376E-027" calcext:value-type="float">
            <text:p>2.14E-27</text:p>
          </table:table-cell>
          <table:table-cell office:value-type="float" office:value="1.30027E-027" calcext:value-type="float">
            <text:p>1.30E-27</text:p>
          </table:table-cell>
          <table:table-cell office:value-type="float" office:value="7.88673E-028" calcext:value-type="float">
            <text:p>7.89E-28</text:p>
          </table:table-cell>
          <table:table-cell office:value-type="float" office:value="4.78358E-028" calcext:value-type="float">
            <text:p>4.78E-28</text:p>
          </table:table-cell>
          <table:table-cell office:value-type="float" office:value="2.90132E-028" calcext:value-type="float">
            <text:p>2.90E-28</text:p>
          </table:table-cell>
          <table:table-cell office:value-type="float" office:value="1.75963E-028" calcext:value-type="float">
            <text:p>1.76E-28</text:p>
          </table:table-cell>
          <table:table-cell office:value-type="float" office:value="1.06721E-028" calcext:value-type="float">
            <text:p>1.07E-28</text:p>
          </table:table-cell>
          <table:table-cell office:value-type="float" office:value="6.473E-029" calcext:value-type="float">
            <text:p>6.47E-29</text:p>
          </table:table-cell>
          <table:table-cell office:value-type="float" office:value="3.92653E-029" calcext:value-type="float">
            <text:p>3.93E-29</text:p>
          </table:table-cell>
          <table:table-cell office:value-type="float" office:value="2.38211E-029" calcext:value-type="float">
            <text:p>2.38E-29</text:p>
          </table:table-cell>
          <table:table-cell office:value-type="float" office:value="1.44515E-029" calcext:value-type="float">
            <text:p>1.45E-29</text:p>
          </table:table-cell>
          <table:table-cell office:value-type="float" office:value="8.76576E-030" calcext:value-type="float">
            <text:p>8.77E-30</text:p>
          </table:table-cell>
          <table:table-cell office:value-type="float" office:value="5.31473E-030" calcext:value-type="float">
            <text:p>5.31E-30</text:p>
          </table:table-cell>
          <table:table-cell office:value-type="float" office:value="3.2207E-030" calcext:value-type="float">
            <text:p>3.22E-30</text:p>
          </table:table-cell>
          <table:table-cell office:value-type="float" office:value="1.95078E-030" calcext:value-type="float">
            <text:p>1.95E-30</text:p>
          </table:table-cell>
          <table:table-cell office:value-type="float" office:value="1.18161E-030" calcext:value-type="float">
            <text:p>1.18E-30</text:p>
          </table:table-cell>
          <table:table-cell office:value-type="float" office:value="7.16306E-031" calcext:value-type="float">
            <text:p>7.16E-31</text:p>
          </table:table-cell>
          <table:table-cell office:value-type="float" office:value="4.35194E-031" calcext:value-type="float">
            <text:p>4.35E-31</text:p>
          </table:table-cell>
          <table:table-cell office:value-type="float" office:value="2.65371E-031" calcext:value-type="float">
            <text:p>2.65E-31</text:p>
          </table:table-cell>
          <table:table-cell office:value-type="float" office:value="1.62646E-031" calcext:value-type="float">
            <text:p>1.63E-31</text:p>
          </table:table-cell>
          <table:table-cell office:value-type="float" office:value="1.00225E-031" calcext:value-type="float">
            <text:p>1.00E-31</text:p>
          </table:table-cell>
          <table:table-cell office:value-type="float" office:value="6.20036E-032" calcext:value-type="float">
            <text:p>6.20E-32</text:p>
          </table:table-cell>
          <table:table-cell office:value-type="float" office:value="3.83109E-032" calcext:value-type="float">
            <text:p>3.83E-32</text:p>
          </table:table-cell>
          <table:table-cell office:value-type="float" office:value="2.34035E-032" calcext:value-type="float">
            <text:p>2.34E-32</text:p>
          </table:table-cell>
          <table:table-cell office:value-type="float" office:value="1.38729E-032" calcext:value-type="float">
            <text:p>1.39E-32</text:p>
          </table:table-cell>
          <table:table-cell office:value-type="float" office:value="7.72235E-033" calcext:value-type="float">
            <text:p>7.72E-33</text:p>
          </table:table-cell>
          <table:table-cell office:value-type="float" office:value="3.78614E-033" calcext:value-type="float">
            <text:p>3.79E-33</text:p>
          </table:table-cell>
          <table:table-cell office:value-type="float" office:value="1.40565E-033" calcext:value-type="float">
            <text:p>1.41E-33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0906708" calcext:value-type="float">
            <text:p>9.07E-10</text:p>
          </table:table-cell>
          <table:table-cell office:value-type="float" office:value="0.00000000222387" calcext:value-type="float">
            <text:p>2.22E-09</text:p>
          </table:table-cell>
          <table:table-cell office:value-type="float" office:value="0.0000000020544" calcext:value-type="float">
            <text:p>2.05E-09</text:p>
          </table:table-cell>
          <table:table-cell office:value-type="float" office:value="0.00000000107265" calcext:value-type="float">
            <text:p>1.07E-09</text:p>
          </table:table-cell>
          <table:table-cell office:value-type="float" office:value="0.00000000261284" calcext:value-type="float">
            <text:p>2.61E-09</text:p>
          </table:table-cell>
          <table:table-cell office:value-type="float" office:value="0.00000000910228" calcext:value-type="float">
            <text:p>9.10E-09</text:p>
          </table:table-cell>
          <table:table-cell office:value-type="float" office:value="0.0000000190049" calcext:value-type="float">
            <text:p>1.90E-08</text:p>
          </table:table-cell>
          <table:table-cell office:value-type="float" office:value="0.0000000294442" calcext:value-type="float">
            <text:p>2.94E-08</text:p>
          </table:table-cell>
          <table:table-cell office:value-type="float" office:value="0.0000000401623" calcext:value-type="float">
            <text:p>4.02E-08</text:p>
          </table:table-cell>
          <table:table-cell office:value-type="float" office:value="0.0000000542438" calcext:value-type="float">
            <text:p>5.42E-08</text:p>
          </table:table-cell>
          <table:table-cell office:value-type="float" office:value="0.000000077175" calcext:value-type="float">
            <text:p>7.72E-08</text:p>
          </table:table-cell>
          <table:table-cell office:value-type="float" office:value="0.000000116963" calcext:value-type="float">
            <text:p>1.17E-07</text:p>
          </table:table-cell>
          <table:table-cell office:value-type="float" office:value="0.000000184167" calcext:value-type="float">
            <text:p>1.84E-07</text:p>
          </table:table-cell>
          <table:table-cell office:value-type="float" office:value="0.000000296539" calcext:value-type="float">
            <text:p>2.97E-07</text:p>
          </table:table-cell>
          <table:table-cell office:value-type="float" office:value="0.000000485476" calcext:value-type="float">
            <text:p>4.85E-07</text:p>
          </table:table-cell>
          <table:table-cell office:value-type="float" office:value="0.000000807679" calcext:value-type="float">
            <text:p>8.08E-07</text:p>
          </table:table-cell>
          <table:table-cell office:value-type="float" office:value="0.00000135682" calcext:value-type="float">
            <text:p>1.36E-06</text:p>
          </table:table-cell>
          <table:table-cell office:value-type="float" office:value="0.0000022897" calcext:value-type="float">
            <text:p>2.29E-06</text:p>
          </table:table-cell>
          <table:table-cell office:value-type="float" office:value="0.00000386968" calcext:value-type="float">
            <text:p>3.87E-06</text:p>
          </table:table-cell>
          <table:table-cell office:value-type="float" office:value="0.00000654085" calcext:value-type="float">
            <text:p>6.54E-06</text:p>
          </table:table-cell>
          <table:table-cell office:value-type="float" office:value="0.000011001" calcext:value-type="float">
            <text:p>1.10E-05</text:p>
          </table:table-cell>
          <table:table-cell office:value-type="float" office:value="0.000018306" calcext:value-type="float">
            <text:p>1.83E-05</text:p>
          </table:table-cell>
          <table:table-cell office:value-type="float" office:value="0.0000301394" calcext:value-type="float">
            <text:p>3.01E-05</text:p>
          </table:table-cell>
          <table:table-cell office:value-type="float" office:value="0.000049331" calcext:value-type="float">
            <text:p>4.93E-05</text:p>
          </table:table-cell>
          <table:table-cell office:value-type="float" office:value="0.0000807005" calcext:value-type="float">
            <text:p>8.07E-05</text:p>
          </table:table-cell>
          <table:table-cell table:style-name="Default" office:value-type="float" office:value="0.000132239" calcext:value-type="float">
            <text:p>0.000132239</text:p>
          </table:table-cell>
          <table:table-cell table:style-name="Default" office:value-type="float" office:value="0.000217173" calcext:value-type="float">
            <text:p>0.000217173</text:p>
          </table:table-cell>
          <table:table-cell table:style-name="Default" office:value-type="float" office:value="0.000357299" calcext:value-type="float">
            <text:p>0.000357299</text:p>
          </table:table-cell>
          <table:table-cell table:style-name="Default" office:value-type="float" office:value="0.000588453" calcext:value-type="float">
            <text:p>0.000588453</text:p>
          </table:table-cell>
          <table:table-cell table:style-name="Default" office:value-type="float" office:value="0.000969204" calcext:value-type="float">
            <text:p>0.000969204</text:p>
          </table:table-cell>
          <table:table-cell table:style-name="Default" office:value-type="float" office:value="0.00159608" calcext:value-type="float">
            <text:p>0.00159608</text:p>
          </table:table-cell>
          <table:table-cell table:style-name="Default" office:value-type="float" office:value="0.00262932" calcext:value-type="float">
            <text:p>0.00262932</text:p>
          </table:table-cell>
          <table:table-cell table:style-name="Default" office:value-type="float" office:value="0.00433392" calcext:value-type="float">
            <text:p>0.00433392</text:p>
          </table:table-cell>
          <table:table-cell table:style-name="Default" office:value-type="float" office:value="0.00714517" calcext:value-type="float">
            <text:p>0.00714517</text:p>
          </table:table-cell>
          <table:table-cell table:style-name="Default" office:value-type="float" office:value="0.0117745" calcext:value-type="float">
            <text:p>0.0117745</text:p>
          </table:table-cell>
          <table:table-cell table:style-name="Default" office:value-type="float" office:value="0.0193864" calcext:value-type="float">
            <text:p>0.0193864</text:p>
          </table:table-cell>
          <table:table-cell table:style-name="Default" office:value-type="float" office:value="0.0318796" calcext:value-type="float">
            <text:p>0.0318796</text:p>
          </table:table-cell>
          <table:table-cell office:value-type="float" office:value="0.0523197" calcext:value-type="float">
            <text:p>0.0523197</text:p>
          </table:table-cell>
          <table:table-cell office:value-type="float" office:value="0.0855801" calcext:value-type="float">
            <text:p>0.0855801</text:p>
          </table:table-cell>
          <table:table-cell office:value-type="float" office:value="0.139217" calcext:value-type="float">
            <text:p>0.139217</text:p>
          </table:table-cell>
          <table:table-cell office:value-type="float" office:value="0.224461" calcext:value-type="float">
            <text:p>0.224461</text:p>
          </table:table-cell>
          <table:table-cell office:value-type="float" office:value="0.356747" calcext:value-type="float">
            <text:p>0.356747</text:p>
          </table:table-cell>
          <table:table-cell office:value-type="float" office:value="0.554275" calcext:value-type="float">
            <text:p>0.554275</text:p>
          </table:table-cell>
          <table:table-cell office:value-type="float" office:value="0.831514" calcext:value-type="float">
            <text:p>0.831514</text:p>
          </table:table-cell>
          <table:table-cell office:value-type="float" office:value="1.18389" calcext:value-type="float">
            <text:p>1.18389</text:p>
          </table:table-cell>
          <table:table-cell office:value-type="float" office:value="1.56527" calcext:value-type="float">
            <text:p>1.56527</text:p>
          </table:table-cell>
          <table:table-cell office:value-type="float" office:value="1.87721" calcext:value-type="float">
            <text:p>1.87721</text:p>
          </table:table-cell>
          <table:table-cell office:value-type="float" office:value="2.00344" calcext:value-type="float">
            <text:p>2.00344</text:p>
          </table:table-cell>
          <table:table-cell office:value-type="float" office:value="1.8881" calcext:value-type="float">
            <text:p>1.8881</text:p>
          </table:table-cell>
          <table:table-cell office:value-type="float" office:value="1.58246" calcext:value-type="float">
            <text:p>1.58246</text:p>
          </table:table-cell>
          <table:table-cell office:value-type="float" office:value="1.20179" calcext:value-type="float">
            <text:p>1.20179</text:p>
          </table:table-cell>
          <table:table-cell office:value-type="float" office:value="0.846599" calcext:value-type="float">
            <text:p>0.846599</text:p>
          </table:table-cell>
          <table:table-cell office:value-type="float" office:value="0.565484" calcext:value-type="float">
            <text:p>0.565484</text:p>
          </table:table-cell>
          <table:table-cell office:value-type="float" office:value="0.364449" calcext:value-type="float">
            <text:p>0.364449</text:p>
          </table:table-cell>
          <table:table-cell office:value-type="float" office:value="0.229491" calcext:value-type="float">
            <text:p>0.229491</text:p>
          </table:table-cell>
          <table:table-cell office:value-type="float" office:value="0.142394" calcext:value-type="float">
            <text:p>0.142394</text:p>
          </table:table-cell>
          <table:table-cell office:value-type="float" office:value="0.0875502" calcext:value-type="float">
            <text:p>0.0875502</text:p>
          </table:table-cell>
          <table:table-cell office:value-type="float" office:value="0.0535314" calcext:value-type="float">
            <text:p>0.0535314</text:p>
          </table:table-cell>
          <table:table-cell office:value-type="float" office:value="0.0326146" calcext:value-type="float">
            <text:p>0.0326146</text:p>
          </table:table-cell>
          <table:table-cell office:value-type="float" office:value="0.0198254" calcext:value-type="float">
            <text:p>0.0198254</text:p>
          </table:table-cell>
          <table:table-cell office:value-type="float" office:value="0.0120365" calcext:value-type="float">
            <text:p>0.0120365</text:p>
          </table:table-cell>
          <table:table-cell office:value-type="float" office:value="0.00730341" calcext:value-type="float">
            <text:p>0.00730341</text:p>
          </table:table-cell>
          <table:table-cell office:value-type="float" office:value="0.00442877" calcext:value-type="float">
            <text:p>0.00442877</text:p>
          </table:table-cell>
          <table:table-cell office:value-type="float" office:value="0.00268407" calcext:value-type="float">
            <text:p>0.00268407</text:p>
          </table:table-cell>
          <table:table-cell office:value-type="float" office:value="0.00162873" calcext:value-type="float">
            <text:p>0.00162873</text:p>
          </table:table-cell>
          <table:table-cell office:value-type="float" office:value="0.000991663" calcext:value-type="float">
            <text:p>0.000991663</text:p>
          </table:table-cell>
          <table:table-cell office:value-type="float" office:value="0.00060533" calcext:value-type="float">
            <text:p>0.00060533</text:p>
          </table:table-cell>
          <table:table-cell office:value-type="float" office:value="0.000369978" calcext:value-type="float">
            <text:p>0.000369978</text:p>
          </table:table-cell>
          <table:table-cell office:value-type="float" office:value="0.000226914" calcext:value-type="float">
            <text:p>0.000226914</text:p>
          </table:table-cell>
          <table:table-cell office:value-type="float" office:value="0.000140125" calcext:value-type="float">
            <text:p>0.000140125</text:p>
          </table:table-cell>
          <table:table-cell table:style-name="ce1" office:value-type="float" office:value="0.0000869036" calcext:value-type="float">
            <text:p>8.69E-05</text:p>
          </table:table-cell>
          <table:table-cell table:style-name="ce1" office:value-type="float" office:value="0.0000537172" calcext:value-type="float">
            <text:p>5.37E-05</text:p>
          </table:table-cell>
          <table:table-cell table:style-name="ce1" office:value-type="float" office:value="0.000033186" calcext:value-type="float">
            <text:p>3.32E-05</text:p>
          </table:table-cell>
          <table:table-cell table:style-name="ce1" office:value-type="float" office:value="0.0000206275" calcext:value-type="float">
            <text:p>2.06E-05</text:p>
          </table:table-cell>
          <table:table-cell table:style-name="ce1" office:value-type="float" office:value="0.0000125938" calcext:value-type="float">
            <text:p>1.26E-05</text:p>
          </table:table-cell>
          <table:table-cell table:style-name="ce1" office:value-type="float" office:value="0.00000725221" calcext:value-type="float">
            <text:p>7.25E-06</text:p>
          </table:table-cell>
          <table:table-cell table:style-name="ce1" office:value-type="float" office:value="0.00000393908" calcext:value-type="float">
            <text:p>3.94E-06</text:p>
          </table:table-cell>
          <table:table-cell table:style-name="ce1" office:value-type="float" office:value="0.0000021266" calcext:value-type="float">
            <text:p>2.13E-06</text:p>
          </table:table-cell>
          <table:table-cell table:style-name="ce1" office:value-type="float" office:value="0.00000116194" calcext:value-type="float">
            <text:p>1.16E-06</text:p>
          </table:table-cell>
          <table:table-cell table:style-name="ce1" office:value-type="float" office:value="0.000000581346" calcext:value-type="float">
            <text:p>5.81E-07</text:p>
          </table:table-cell>
          <table:table-cell table:style-name="ce1" office:value-type="float" office:value="0.000000266502" calcext:value-type="float">
            <text:p>2.67E-07</text:p>
          </table:table-cell>
          <table:table-cell table:style-name="ce1" office:value-type="float" office:value="0.000000198463" calcext:value-type="float">
            <text:p>1.98E-07</text:p>
          </table:table-cell>
          <table:table-cell office:value-type="float" office:value="0.000000230062" calcext:value-type="float">
            <text:p>2.30E-07</text:p>
          </table:table-cell>
          <table:table-cell office:value-type="float" office:value="0.000000218631" calcext:value-type="float">
            <text:p>2.19E-07</text:p>
          </table:table-cell>
          <table:table-cell office:value-type="float" office:value="0.00000017217" calcext:value-type="float">
            <text:p>1.72E-07</text:p>
          </table:table-cell>
          <table:table-cell office:value-type="float" office:value="0.000000140531" calcext:value-type="float">
            <text:p>1.41E-07</text:p>
          </table:table-cell>
          <table:table-cell office:value-type="float" office:value="0.000000113779" calcext:value-type="float">
            <text:p>1.14E-07</text:p>
          </table:table-cell>
          <table:table-cell office:value-type="float" office:value="0.0000000739573" calcext:value-type="float">
            <text:p>7.40E-08</text:p>
          </table:table-cell>
          <table:table-cell office:value-type="float" office:value="0.0000000352569" calcext:value-type="float">
            <text:p>3.53E-08</text:p>
          </table:table-cell>
          <table:table-cell office:value-type="float" office:value="0.0000000134282" calcext:value-type="float">
            <text:p>1.34E-08</text:p>
          </table:table-cell>
          <table:table-cell office:value-type="float" office:value="0.00000000728978" calcext:value-type="float">
            <text:p>7.29E-09</text:p>
          </table:table-cell>
          <table:table-cell office:value-type="float" office:value="0.00000000989016" calcext:value-type="float">
            <text:p>9.89E-09</text:p>
          </table:table-cell>
          <table:table-cell office:value-type="float" office:value="0.0000000158642" calcext:value-type="float">
            <text:p>1.59E-08</text:p>
          </table:table-cell>
          <table:table-cell office:value-type="float" office:value="0.000000020687" calcext:value-type="float">
            <text:p>2.07E-08</text:p>
          </table:table-cell>
          <table:table-cell office:value-type="float" office:value="0.0000000216863" calcext:value-type="float">
            <text:p>2.17E-08</text:p>
          </table:table-cell>
          <table:table-cell office:value-type="float" office:value="0.0000000192596" calcext:value-type="float">
            <text:p>1.93E-08</text:p>
          </table:table-cell>
          <table:table-cell office:value-type="float" office:value="0.0000000153951" calcext:value-type="float">
            <text:p>1.54E-08</text:p>
          </table:table-cell>
          <table:table-cell office:value-type="float" office:value="0.0000000119023" calcext:value-type="float">
            <text:p>1.19E-08</text:p>
          </table:table-cell>
          <table:table-cell office:value-type="float" office:value="0.0000000097318" calcext:value-type="float">
            <text:p>9.73E-09</text:p>
          </table:table-cell>
          <table:table-cell office:value-type="float" office:value="0.00000000888807" calcext:value-type="float">
            <text:p>8.89E-09</text:p>
          </table:table-cell>
          <table:table-cell office:value-type="float" office:value="0.00000000873935" calcext:value-type="float">
            <text:p>8.74E-09</text:p>
          </table:table-cell>
          <table:table-cell office:value-type="float" office:value="0.00000000856424" calcext:value-type="float">
            <text:p>8.56E-09</text:p>
          </table:table-cell>
          <table:table-cell office:value-type="float" office:value="0.0000000080099" calcext:value-type="float">
            <text:p>8.01E-09</text:p>
          </table:table-cell>
          <table:table-cell office:value-type="float" office:value="0.00000000714169" calcext:value-type="float">
            <text:p>7.14E-09</text:p>
          </table:table-cell>
          <table:table-cell office:value-type="float" office:value="0.0000000061915" calcext:value-type="float">
            <text:p>6.19E-09</text:p>
          </table:table-cell>
          <table:table-cell office:value-type="float" office:value="0.0000000053623" calcext:value-type="float">
            <text:p>5.36E-09</text:p>
          </table:table-cell>
          <table:table-cell office:value-type="float" office:value="0.00000000474865" calcext:value-type="float">
            <text:p>4.75E-09</text:p>
          </table:table-cell>
          <table:table-cell office:value-type="float" office:value="0.00000000431854" calcext:value-type="float">
            <text:p>4.32E-09</text:p>
          </table:table-cell>
          <table:table-cell office:value-type="float" office:value="0.00000000396007" calcext:value-type="float">
            <text:p>3.96E-09</text:p>
          </table:table-cell>
          <table:table-cell office:value-type="float" office:value="0.00000000356812" calcext:value-type="float">
            <text:p>3.57E-09</text:p>
          </table:table-cell>
          <table:table-cell office:value-type="float" office:value="0.0000000031238" calcext:value-type="float">
            <text:p>3.12E-09</text:p>
          </table:table-cell>
          <table:table-cell office:value-type="float" office:value="0.00000000269405" calcext:value-type="float">
            <text:p>2.69E-09</text:p>
          </table:table-cell>
          <table:table-cell office:value-type="float" office:value="0.00000000234791" calcext:value-type="float">
            <text:p>2.35E-09</text:p>
          </table:table-cell>
          <table:table-cell office:value-type="float" office:value="0.00000000209011" calcext:value-type="float">
            <text:p>2.09E-09</text:p>
          </table:table-cell>
          <table:table-cell office:value-type="float" office:value="0.00000000187105" calcext:value-type="float">
            <text:p>1.87E-09</text:p>
          </table:table-cell>
          <table:table-cell office:value-type="float" office:value="0.00000000164232" calcext:value-type="float">
            <text:p>1.64E-09</text:p>
          </table:table-cell>
          <table:table-cell office:value-type="float" office:value="0.00000000139884" calcext:value-type="float">
            <text:p>1.40E-09</text:p>
          </table:table-cell>
          <table:table-cell office:value-type="float" office:value="0.00000000117117" calcext:value-type="float">
            <text:p>1.17E-09</text:p>
          </table:table-cell>
          <table:table-cell office:value-type="float" office:value="0.000000000988391" calcext:value-type="float">
            <text:p>9.88E-10</text:p>
          </table:table-cell>
          <table:table-cell office:value-type="float" office:value="0.00000000085508" calcext:value-type="float">
            <text:p>8.55E-10</text:p>
          </table:table-cell>
          <table:table-cell office:value-type="float" office:value="0.000000000754618" calcext:value-type="float">
            <text:p>7.55E-10</text:p>
          </table:table-cell>
          <table:table-cell office:value-type="float" office:value="0.000000000664999" calcext:value-type="float">
            <text:p>6.65E-10</text:p>
          </table:table-cell>
          <table:table-cell office:value-type="float" office:value="0.000000000571962" calcext:value-type="float">
            <text:p>5.72E-10</text:p>
          </table:table-cell>
          <table:table-cell office:value-type="float" office:value="0.000000000472011" calcext:value-type="float">
            <text:p>4.72E-10</text:p>
          </table:table-cell>
          <table:table-cell office:value-type="float" office:value="0.000000000369102" calcext:value-type="float">
            <text:p>3.69E-10</text:p>
          </table:table-cell>
          <table:table-cell office:value-type="float" office:value="0.000000000271278" calcext:value-type="float">
            <text:p>2.71E-10</text:p>
          </table:table-cell>
          <table:table-cell office:value-type="float" office:value="0.000000000187097" calcext:value-type="float">
            <text:p>1.87E-10</text:p>
          </table:table-cell>
          <table:table-cell office:value-type="float" office:value="0.000000000121539" calcext:value-type="float">
            <text:p>1.22E-10</text:p>
          </table:table-cell>
          <table:table-cell office:value-type="float" office:value="0.0000000000746264" calcext:value-type="float">
            <text:p>7.46E-11</text:p>
          </table:table-cell>
          <table:table-cell office:value-type="float" office:value="0.0000000000433297" calcext:value-type="float">
            <text:p>4.33E-11</text:p>
          </table:table-cell>
          <table:table-cell office:value-type="float" office:value="0.0000000000238105" calcext:value-type="float">
            <text:p>2.38E-11</text:p>
          </table:table-cell>
          <table:table-cell office:value-type="float" office:value="0.0000000000124414" calcext:value-type="float">
            <text:p>1.24E-11</text:p>
          </table:table-cell>
          <table:table-cell office:value-type="float" office:value="0.00000000000621151" calcext:value-type="float">
            <text:p>6.21E-12</text:p>
          </table:table-cell>
          <table:table-cell office:value-type="float" office:value="0.00000000000296335" calcext:value-type="float">
            <text:p>2.96E-12</text:p>
          </table:table-cell>
          <table:table-cell office:value-type="float" office:value="0.00000000000134927" calcext:value-type="float">
            <text:p>1.35E-12</text:p>
          </table:table-cell>
          <table:table-cell office:value-type="float" office:value="0.00000000000058897" calcext:value-type="float">
            <text:p>5.89E-13</text:p>
          </table:table-cell>
          <table:table-cell office:value-type="float" office:value="0.000000000000248058" calcext:value-type="float">
            <text:p>2.48E-13</text:p>
          </table:table-cell>
          <table:table-cell office:value-type="float" office:value="0.00000000000010061" calcext:value-type="float">
            <text:p>1.01E-13</text:p>
          </table:table-cell>
          <table:table-cell office:value-type="float" office:value="0.0000000000000390785" calcext:value-type="float">
            <text:p>3.91E-14</text:p>
          </table:table-cell>
          <table:table-cell office:value-type="float" office:value="0.0000000000000146336" calcext:value-type="float">
            <text:p>1.46E-14</text:p>
          </table:table-cell>
          <table:table-cell office:value-type="float" office:value="5.34928E-015" calcext:value-type="float">
            <text:p>5.35E-15</text:p>
          </table:table-cell>
          <table:table-cell office:value-type="float" office:value="1.89348E-015" calcext:value-type="float">
            <text:p>1.89E-15</text:p>
          </table:table-cell>
          <table:table-cell office:value-type="float" office:value="6.37664E-016" calcext:value-type="float">
            <text:p>6.38E-16</text:p>
          </table:table-cell>
          <table:table-cell office:value-type="float" office:value="2.08046E-016" calcext:value-type="float">
            <text:p>2.08E-16</text:p>
          </table:table-cell>
          <table:table-cell office:value-type="float" office:value="6.80548E-017" calcext:value-type="float">
            <text:p>6.81E-17</text:p>
          </table:table-cell>
          <table:table-cell office:value-type="float" office:value="2.15498E-017" calcext:value-type="float">
            <text:p>2.15E-17</text:p>
          </table:table-cell>
          <table:table-cell office:value-type="float" office:value="6.22805E-018" calcext:value-type="float">
            <text:p>6.23E-18</text:p>
          </table:table-cell>
          <table:table-cell office:value-type="float" office:value="1.7742E-018" calcext:value-type="float">
            <text:p>1.77E-18</text:p>
          </table:table-cell>
          <table:table-cell office:value-type="float" office:value="5.60382E-019" calcext:value-type="float">
            <text:p>5.60E-19</text:p>
          </table:table-cell>
          <table:table-cell office:value-type="float" office:value="1.63354E-019" calcext:value-type="float">
            <text:p>1.63E-19</text:p>
          </table:table-cell>
          <table:table-cell office:value-type="float" office:value="3.54702E-020" calcext:value-type="float">
            <text:p>3.55E-20</text:p>
          </table:table-cell>
          <table:table-cell office:value-type="float" office:value="8.89049E-021" calcext:value-type="float">
            <text:p>8.89E-21</text:p>
          </table:table-cell>
          <table:table-cell office:value-type="float" office:value="3.83599E-021" calcext:value-type="float">
            <text:p>3.84E-21</text:p>
          </table:table-cell>
          <table:table-cell office:value-type="float" office:value="1.02148E-021" calcext:value-type="float">
            <text:p>1.02E-21</text:p>
          </table:table-cell>
          <table:table-cell office:value-type="float" office:value="5.86918E-023" calcext:value-type="float">
            <text:p>5.87E-23</text:p>
          </table:table-cell>
          <table:table-cell office:value-type="float" office:value="4.38647E-023" calcext:value-type="float">
            <text:p>4.39E-23</text:p>
          </table:table-cell>
          <table:table-cell office:value-type="float" office:value="5.19038E-023" calcext:value-type="float">
            <text:p>5.19E-23</text:p>
          </table:table-cell>
          <table:table-cell office:value-type="float" office:value="1.47248E-023" calcext:value-type="float">
            <text:p>1.47E-23</text:p>
          </table:table-cell>
          <table:table-cell office:value-type="float" office:value="3.3273E-024" calcext:value-type="float">
            <text:p>3.33E-24</text:p>
          </table:table-cell>
          <table:table-cell office:value-type="float" office:value="3.97644E-024" calcext:value-type="float">
            <text:p>3.98E-24</text:p>
          </table:table-cell>
          <table:table-cell office:value-type="float" office:value="2.84748E-024" calcext:value-type="float">
            <text:p>2.85E-24</text:p>
          </table:table-cell>
          <table:table-cell office:value-type="float" office:value="1.39767E-024" calcext:value-type="float">
            <text:p>1.40E-24</text:p>
          </table:table-cell>
          <table:table-cell office:value-type="float" office:value="8.08274E-025" calcext:value-type="float">
            <text:p>8.08E-25</text:p>
          </table:table-cell>
          <table:table-cell office:value-type="float" office:value="5.33203E-025" calcext:value-type="float">
            <text:p>5.33E-25</text:p>
          </table:table-cell>
          <table:table-cell office:value-type="float" office:value="3.24583E-025" calcext:value-type="float">
            <text:p>3.25E-25</text:p>
          </table:table-cell>
          <table:table-cell office:value-type="float" office:value="1.91472E-025" calcext:value-type="float">
            <text:p>1.91E-25</text:p>
          </table:table-cell>
          <table:table-cell office:value-type="float" office:value="1.16406E-025" calcext:value-type="float">
            <text:p>1.16E-25</text:p>
          </table:table-cell>
          <table:table-cell office:value-type="float" office:value="7.12107E-026" calcext:value-type="float">
            <text:p>7.12E-26</text:p>
          </table:table-cell>
          <table:table-cell office:value-type="float" office:value="4.31105E-026" calcext:value-type="float">
            <text:p>4.31E-26</text:p>
          </table:table-cell>
          <table:table-cell office:value-type="float" office:value="2.60857E-026" calcext:value-type="float">
            <text:p>2.61E-26</text:p>
          </table:table-cell>
          <table:table-cell office:value-type="float" office:value="1.5836E-026" calcext:value-type="float">
            <text:p>1.58E-26</text:p>
          </table:table-cell>
          <table:table-cell office:value-type="float" office:value="9.61073E-027" calcext:value-type="float">
            <text:p>9.61E-27</text:p>
          </table:table-cell>
          <table:table-cell office:value-type="float" office:value="5.82736E-027" calcext:value-type="float">
            <text:p>5.83E-27</text:p>
          </table:table-cell>
          <table:table-cell office:value-type="float" office:value="3.53414E-027" calcext:value-type="float">
            <text:p>3.53E-27</text:p>
          </table:table-cell>
          <table:table-cell office:value-type="float" office:value="2.14383E-027" calcext:value-type="float">
            <text:p>2.14E-27</text:p>
          </table:table-cell>
          <table:table-cell office:value-type="float" office:value="1.30031E-027" calcext:value-type="float">
            <text:p>1.30E-27</text:p>
          </table:table-cell>
          <table:table-cell office:value-type="float" office:value="7.88612E-028" calcext:value-type="float">
            <text:p>7.89E-28</text:p>
          </table:table-cell>
          <table:table-cell office:value-type="float" office:value="4.78265E-028" calcext:value-type="float">
            <text:p>4.78E-28</text:p>
          </table:table-cell>
          <table:table-cell office:value-type="float" office:value="2.90035E-028" calcext:value-type="float">
            <text:p>2.90E-28</text:p>
          </table:table-cell>
          <table:table-cell office:value-type="float" office:value="1.75874E-028" calcext:value-type="float">
            <text:p>1.76E-28</text:p>
          </table:table-cell>
          <table:table-cell office:value-type="float" office:value="1.06647E-028" calcext:value-type="float">
            <text:p>1.07E-28</text:p>
          </table:table-cell>
          <table:table-cell office:value-type="float" office:value="6.46729E-029" calcext:value-type="float">
            <text:p>6.47E-29</text:p>
          </table:table-cell>
          <table:table-cell office:value-type="float" office:value="3.92273E-029" calcext:value-type="float">
            <text:p>3.92E-29</text:p>
          </table:table-cell>
          <table:table-cell office:value-type="float" office:value="2.38033E-029" calcext:value-type="float">
            <text:p>2.38E-29</text:p>
          </table:table-cell>
          <table:table-cell office:value-type="float" office:value="1.44543E-029" calcext:value-type="float">
            <text:p>1.45E-29</text:p>
          </table:table-cell>
          <table:table-cell office:value-type="float" office:value="8.78658E-030" calcext:value-type="float">
            <text:p>8.79E-30</text:p>
          </table:table-cell>
          <table:table-cell office:value-type="float" office:value="5.3492E-030" calcext:value-type="float">
            <text:p>5.35E-30</text:p>
          </table:table-cell>
          <table:table-cell office:value-type="float" office:value="3.26244E-030" calcext:value-type="float">
            <text:p>3.26E-30</text:p>
          </table:table-cell>
          <table:table-cell office:value-type="float" office:value="1.99354E-030" calcext:value-type="float">
            <text:p>1.99E-30</text:p>
          </table:table-cell>
          <table:table-cell office:value-type="float" office:value="1.21985E-030" calcext:value-type="float">
            <text:p>1.22E-30</text:p>
          </table:table-cell>
          <table:table-cell office:value-type="float" office:value="7.46242E-031" calcext:value-type="float">
            <text:p>7.46E-31</text:p>
          </table:table-cell>
          <table:table-cell office:value-type="float" office:value="4.5468E-031" calcext:value-type="float">
            <text:p>4.55E-31</text:p>
          </table:table-cell>
          <table:table-cell office:value-type="float" office:value="2.73945E-031" calcext:value-type="float">
            <text:p>2.74E-31</text:p>
          </table:table-cell>
          <table:table-cell office:value-type="float" office:value="1.61081E-031" calcext:value-type="float">
            <text:p>1.61E-31</text:p>
          </table:table-cell>
          <table:table-cell office:value-type="float" office:value="9.02763E-032" calcext:value-type="float">
            <text:p>9.03E-32</text:p>
          </table:table-cell>
          <table:table-cell office:value-type="float" office:value="4.60885E-032" calcext:value-type="float">
            <text:p>4.61E-32</text:p>
          </table:table-cell>
          <table:table-cell office:value-type="float" office:value="1.94074E-032" calcext:value-type="float">
            <text:p>1.94E-32</text:p>
          </table:table-cell>
          <table:table-cell office:value-type="float" office:value="5.04771E-033" calcext:value-type="float">
            <text:p>5.05E-33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108548" calcext:value-type="float">
            <text:p>1.09E-09</text:p>
          </table:table-cell>
          <table:table-cell office:value-type="float" office:value="0.00000000378278" calcext:value-type="float">
            <text:p>3.78E-09</text:p>
          </table:table-cell>
          <table:table-cell office:value-type="float" office:value="0.00000000671559" calcext:value-type="float">
            <text:p>6.72E-09</text:p>
          </table:table-cell>
          <table:table-cell office:value-type="float" office:value="0.0000000084067" calcext:value-type="float">
            <text:p>8.41E-09</text:p>
          </table:table-cell>
          <table:table-cell office:value-type="float" office:value="0.00000000814606" calcext:value-type="float">
            <text:p>8.15E-09</text:p>
          </table:table-cell>
          <table:table-cell office:value-type="float" office:value="0.00000000623544" calcext:value-type="float">
            <text:p>6.24E-09</text:p>
          </table:table-cell>
          <table:table-cell office:value-type="float" office:value="0.00000000377581" calcext:value-type="float">
            <text:p>3.78E-09</text:p>
          </table:table-cell>
          <table:table-cell office:value-type="float" office:value="0.00000000190234" calcext:value-type="float">
            <text:p>1.90E-09</text:p>
          </table:table-cell>
          <table:table-cell office:value-type="float" office:value="0.00000000133989" calcext:value-type="float">
            <text:p>1.34E-09</text:p>
          </table:table-cell>
          <table:table-cell office:value-type="float" office:value="0.00000000218081" calcext:value-type="float">
            <text:p>2.18E-09</text:p>
          </table:table-cell>
          <table:table-cell office:value-type="float" office:value="0.00000000460416" calcext:value-type="float">
            <text:p>4.60E-09</text:p>
          </table:table-cell>
          <table:table-cell office:value-type="float" office:value="0.00000000971711" calcext:value-type="float">
            <text:p>9.72E-09</text:p>
          </table:table-cell>
          <table:table-cell office:value-type="float" office:value="0.0000000207157" calcext:value-type="float">
            <text:p>2.07E-08</text:p>
          </table:table-cell>
          <table:table-cell office:value-type="float" office:value="0.00000004324" calcext:value-type="float">
            <text:p>4.32E-08</text:p>
          </table:table-cell>
          <table:table-cell office:value-type="float" office:value="0.0000000855642" calcext:value-type="float">
            <text:p>8.56E-08</text:p>
          </table:table-cell>
          <table:table-cell office:value-type="float" office:value="0.000000158179" calcext:value-type="float">
            <text:p>1.58E-07</text:p>
          </table:table-cell>
          <table:table-cell office:value-type="float" office:value="0.000000273593" calcext:value-type="float">
            <text:p>2.74E-07</text:p>
          </table:table-cell>
          <table:table-cell office:value-type="float" office:value="0.000000449736" calcext:value-type="float">
            <text:p>4.50E-07</text:p>
          </table:table-cell>
          <table:table-cell office:value-type="float" office:value="0.000000712278" calcext:value-type="float">
            <text:p>7.12E-07</text:p>
          </table:table-cell>
          <table:table-cell office:value-type="float" office:value="0.0000011052" calcext:value-type="float">
            <text:p>1.11E-06</text:p>
          </table:table-cell>
          <table:table-cell office:value-type="float" office:value="0.00000170074" calcext:value-type="float">
            <text:p>1.70E-06</text:p>
          </table:table-cell>
          <table:table-cell office:value-type="float" office:value="0.00000262951" calcext:value-type="float">
            <text:p>2.63E-06</text:p>
          </table:table-cell>
          <table:table-cell office:value-type="float" office:value="0.00000411282" calcext:value-type="float">
            <text:p>4.11E-06</text:p>
          </table:table-cell>
          <table:table-cell office:value-type="float" office:value="0.00000653279" calcext:value-type="float">
            <text:p>6.53E-06</text:p>
          </table:table-cell>
          <table:table-cell office:value-type="float" office:value="0.0000105294" calcext:value-type="float">
            <text:p>1.05E-05</text:p>
          </table:table-cell>
          <table:table-cell office:value-type="float" office:value="0.0000171792" calcext:value-type="float">
            <text:p>1.72E-05</text:p>
          </table:table-cell>
          <table:table-cell office:value-type="float" office:value="0.0000282706" calcext:value-type="float">
            <text:p>2.83E-05</text:p>
          </table:table-cell>
          <table:table-cell office:value-type="float" office:value="0.0000467383" calcext:value-type="float">
            <text:p>4.67E-05</text:p>
          </table:table-cell>
          <table:table-cell office:value-type="float" office:value="0.0000774126" calcext:value-type="float">
            <text:p>7.74E-05</text:p>
          </table:table-cell>
          <table:table-cell table:style-name="Default" office:value-type="float" office:value="0.000128209" calcext:value-type="float">
            <text:p>0.000128209</text:p>
          </table:table-cell>
          <table:table-cell table:style-name="Default" office:value-type="float" office:value="0.000212223" calcext:value-type="float">
            <text:p>0.000212223</text:p>
          </table:table-cell>
          <table:table-cell table:style-name="Default" office:value-type="float" office:value="0.000350996" calcext:value-type="float">
            <text:p>0.000350996</text:p>
          </table:table-cell>
          <table:table-cell table:style-name="Default" office:value-type="float" office:value="0.000580238" calcext:value-type="float">
            <text:p>0.000580238</text:p>
          </table:table-cell>
          <table:table-cell table:style-name="Default" office:value-type="float" office:value="0.000958905" calcext:value-type="float">
            <text:p>0.000958905</text:p>
          </table:table-cell>
          <table:table-cell table:style-name="Default" office:value-type="float" office:value="0.00158468" calcext:value-type="float">
            <text:p>0.00158468</text:p>
          </table:table-cell>
          <table:table-cell table:style-name="Default" office:value-type="float" office:value="0.0026185" calcext:value-type="float">
            <text:p>0.0026185</text:p>
          </table:table-cell>
          <table:table-cell table:style-name="Default" office:value-type="float" office:value="0.00432546" calcext:value-type="float">
            <text:p>0.00432546</text:p>
          </table:table-cell>
          <table:table-cell office:value-type="float" office:value="0.00714098" calcext:value-type="float">
            <text:p>0.00714098</text:p>
          </table:table-cell>
          <table:table-cell office:value-type="float" office:value="0.0117793" calcext:value-type="float">
            <text:p>0.0117793</text:p>
          </table:table-cell>
          <table:table-cell office:value-type="float" office:value="0.0194078" calcext:value-type="float">
            <text:p>0.0194078</text:p>
          </table:table-cell>
          <table:table-cell office:value-type="float" office:value="0.0319257" calcext:value-type="float">
            <text:p>0.0319257</text:p>
          </table:table-cell>
          <table:table-cell office:value-type="float" office:value="0.0523974" calcext:value-type="float">
            <text:p>0.0523974</text:p>
          </table:table-cell>
          <table:table-cell office:value-type="float" office:value="0.0856964" calcext:value-type="float">
            <text:p>0.0856964</text:p>
          </table:table-cell>
          <table:table-cell office:value-type="float" office:value="0.139385" calcext:value-type="float">
            <text:p>0.139385</text:p>
          </table:table-cell>
          <table:table-cell office:value-type="float" office:value="0.224696" calcext:value-type="float">
            <text:p>0.224696</text:p>
          </table:table-cell>
          <table:table-cell office:value-type="float" office:value="0.357074" calcext:value-type="float">
            <text:p>0.357074</text:p>
          </table:table-cell>
          <table:table-cell office:value-type="float" office:value="0.554721" calcext:value-type="float">
            <text:p>0.554721</text:p>
          </table:table-cell>
          <table:table-cell office:value-type="float" office:value="0.832079" calcext:value-type="float">
            <text:p>0.832079</text:p>
          </table:table-cell>
          <table:table-cell office:value-type="float" office:value="1.18449" calcext:value-type="float">
            <text:p>1.18449</text:p>
          </table:table-cell>
          <table:table-cell office:value-type="float" office:value="1.56575" calcext:value-type="float">
            <text:p>1.56575</text:p>
          </table:table-cell>
          <table:table-cell office:value-type="float" office:value="1.8774" calcext:value-type="float">
            <text:p>1.8774</text:p>
          </table:table-cell>
          <table:table-cell office:value-type="float" office:value="2.00327" calcext:value-type="float">
            <text:p>2.00327</text:p>
          </table:table-cell>
          <table:table-cell office:value-type="float" office:value="1.88762" calcext:value-type="float">
            <text:p>1.88762</text:p>
          </table:table-cell>
          <table:table-cell office:value-type="float" office:value="1.58183" calcext:value-type="float">
            <text:p>1.58183</text:p>
          </table:table-cell>
          <table:table-cell office:value-type="float" office:value="1.20121" calcext:value-type="float">
            <text:p>1.20121</text:p>
          </table:table-cell>
          <table:table-cell office:value-type="float" office:value="0.846158" calcext:value-type="float">
            <text:p>0.846158</text:p>
          </table:table-cell>
          <table:table-cell office:value-type="float" office:value="0.565165" calcext:value-type="float">
            <text:p>0.565165</text:p>
          </table:table-cell>
          <table:table-cell office:value-type="float" office:value="0.364233" calcext:value-type="float">
            <text:p>0.364233</text:p>
          </table:table-cell>
          <table:table-cell office:value-type="float" office:value="0.229368" calcext:value-type="float">
            <text:p>0.229368</text:p>
          </table:table-cell>
          <table:table-cell office:value-type="float" office:value="0.142342" calcext:value-type="float">
            <text:p>0.142342</text:p>
          </table:table-cell>
          <table:table-cell office:value-type="float" office:value="0.0875311" calcext:value-type="float">
            <text:p>0.0875311</text:p>
          </table:table-cell>
          <table:table-cell office:value-type="float" office:value="0.0535181" calcext:value-type="float">
            <text:p>0.0535181</text:p>
          </table:table-cell>
          <table:table-cell office:value-type="float" office:value="0.0326028" calcext:value-type="float">
            <text:p>0.0326028</text:p>
          </table:table-cell>
          <table:table-cell office:value-type="float" office:value="0.0198154" calcext:value-type="float">
            <text:p>0.0198154</text:p>
          </table:table-cell>
          <table:table-cell office:value-type="float" office:value="0.0120254" calcext:value-type="float">
            <text:p>0.0120254</text:p>
          </table:table-cell>
          <table:table-cell office:value-type="float" office:value="0.00729042" calcext:value-type="float">
            <text:p>0.00729042</text:p>
          </table:table-cell>
          <table:table-cell office:value-type="float" office:value="0.00441634" calcext:value-type="float">
            <text:p>0.00441634</text:p>
          </table:table-cell>
          <table:table-cell office:value-type="float" office:value="0.00267298" calcext:value-type="float">
            <text:p>0.00267298</text:p>
          </table:table-cell>
          <table:table-cell office:value-type="float" office:value="0.00161587" calcext:value-type="float">
            <text:p>0.00161587</text:p>
          </table:table-cell>
          <table:table-cell office:value-type="float" office:value="0.000975167" calcext:value-type="float">
            <text:p>0.000975167</text:p>
          </table:table-cell>
          <table:table-cell office:value-type="float" office:value="0.000587617" calcext:value-type="float">
            <text:p>0.000587617</text:p>
          </table:table-cell>
          <table:table-cell office:value-type="float" office:value="0.000353932" calcext:value-type="float">
            <text:p>0.000353932</text:p>
          </table:table-cell>
          <table:table-cell office:value-type="float" office:value="0.00021325" calcext:value-type="float">
            <text:p>0.00021325</text:p>
          </table:table-cell>
          <table:table-cell office:value-type="float" office:value="0.000128553" calcext:value-type="float">
            <text:p>0.000128553</text:p>
          </table:table-cell>
          <table:table-cell table:style-name="ce1" office:value-type="float" office:value="0.0000775559" calcext:value-type="float">
            <text:p>7.76E-05</text:p>
          </table:table-cell>
          <table:table-cell table:style-name="ce1" office:value-type="float" office:value="0.0000469881" calcext:value-type="float">
            <text:p>4.70E-05</text:p>
          </table:table-cell>
          <table:table-cell table:style-name="ce1" office:value-type="float" office:value="0.0000287451" calcext:value-type="float">
            <text:p>2.87E-05</text:p>
          </table:table-cell>
          <table:table-cell table:style-name="ce1" office:value-type="float" office:value="0.0000177897" calcext:value-type="float">
            <text:p>1.78E-05</text:p>
          </table:table-cell>
          <table:table-cell table:style-name="ce1" office:value-type="float" office:value="0.0000111478" calcext:value-type="float">
            <text:p>1.11E-05</text:p>
          </table:table-cell>
          <table:table-cell table:style-name="ce1" office:value-type="float" office:value="0.00000708334" calcext:value-type="float">
            <text:p>7.08E-06</text:p>
          </table:table-cell>
          <table:table-cell table:style-name="ce1" office:value-type="float" office:value="0.00000458228" calcext:value-type="float">
            <text:p>4.58E-06</text:p>
          </table:table-cell>
          <table:table-cell table:style-name="ce1" office:value-type="float" office:value="0.00000302958" calcext:value-type="float">
            <text:p>3.03E-06</text:p>
          </table:table-cell>
          <table:table-cell office:value-type="float" office:value="0.00000204495" calcext:value-type="float">
            <text:p>2.04E-06</text:p>
          </table:table-cell>
          <table:table-cell office:value-type="float" office:value="0.00000141117" calcext:value-type="float">
            <text:p>1.41E-06</text:p>
          </table:table-cell>
          <table:table-cell office:value-type="float" office:value="0.000000981744" calcext:value-type="float">
            <text:p>9.82E-07</text:p>
          </table:table-cell>
          <table:table-cell office:value-type="float" office:value="0.000000667506" calcext:value-type="float">
            <text:p>6.68E-07</text:p>
          </table:table-cell>
          <table:table-cell office:value-type="float" office:value="0.000000433359" calcext:value-type="float">
            <text:p>4.33E-07</text:p>
          </table:table-cell>
          <table:table-cell office:value-type="float" office:value="0.00000026556" calcext:value-type="float">
            <text:p>2.66E-07</text:p>
          </table:table-cell>
          <table:table-cell office:value-type="float" office:value="0.000000153794" calcext:value-type="float">
            <text:p>1.54E-07</text:p>
          </table:table-cell>
          <table:table-cell office:value-type="float" office:value="0.0000000817643" calcext:value-type="float">
            <text:p>8.18E-08</text:p>
          </table:table-cell>
          <table:table-cell office:value-type="float" office:value="0.0000000370886" calcext:value-type="float">
            <text:p>3.71E-08</text:p>
          </table:table-cell>
          <table:table-cell office:value-type="float" office:value="0.0000000153019" calcext:value-type="float">
            <text:p>1.53E-08</text:p>
          </table:table-cell>
          <table:table-cell office:value-type="float" office:value="0.0000000094536" calcext:value-type="float">
            <text:p>9.45E-09</text:p>
          </table:table-cell>
          <table:table-cell office:value-type="float" office:value="0.0000000116192" calcext:value-type="float">
            <text:p>1.16E-08</text:p>
          </table:table-cell>
          <table:table-cell office:value-type="float" office:value="0.0000000179219" calcext:value-type="float">
            <text:p>1.79E-08</text:p>
          </table:table-cell>
          <table:table-cell office:value-type="float" office:value="0.0000000267425" calcext:value-type="float">
            <text:p>2.67E-08</text:p>
          </table:table-cell>
          <table:table-cell office:value-type="float" office:value="0.0000000345805" calcext:value-type="float">
            <text:p>3.46E-08</text:p>
          </table:table-cell>
          <table:table-cell office:value-type="float" office:value="0.0000000374707" calcext:value-type="float">
            <text:p>3.75E-08</text:p>
          </table:table-cell>
          <table:table-cell office:value-type="float" office:value="0.0000000367888" calcext:value-type="float">
            <text:p>3.68E-08</text:p>
          </table:table-cell>
          <table:table-cell office:value-type="float" office:value="0.0000000366294" calcext:value-type="float">
            <text:p>3.66E-08</text:p>
          </table:table-cell>
          <table:table-cell office:value-type="float" office:value="0.0000000374582" calcext:value-type="float">
            <text:p>3.75E-08</text:p>
          </table:table-cell>
          <table:table-cell office:value-type="float" office:value="0.0000000373275" calcext:value-type="float">
            <text:p>3.73E-08</text:p>
          </table:table-cell>
          <table:table-cell office:value-type="float" office:value="0.0000000348842" calcext:value-type="float">
            <text:p>3.49E-08</text:p>
          </table:table-cell>
          <table:table-cell office:value-type="float" office:value="0.0000000297332" calcext:value-type="float">
            <text:p>2.97E-08</text:p>
          </table:table-cell>
          <table:table-cell office:value-type="float" office:value="0.0000000232919" calcext:value-type="float">
            <text:p>2.33E-08</text:p>
          </table:table-cell>
          <table:table-cell office:value-type="float" office:value="0.0000000186948" calcext:value-type="float">
            <text:p>1.87E-08</text:p>
          </table:table-cell>
          <table:table-cell office:value-type="float" office:value="0.0000000178719" calcext:value-type="float">
            <text:p>1.79E-08</text:p>
          </table:table-cell>
          <table:table-cell office:value-type="float" office:value="0.0000000194994" calcext:value-type="float">
            <text:p>1.95E-08</text:p>
          </table:table-cell>
          <table:table-cell office:value-type="float" office:value="0.0000000207951" calcext:value-type="float">
            <text:p>2.08E-08</text:p>
          </table:table-cell>
          <table:table-cell office:value-type="float" office:value="0.0000000202304" calcext:value-type="float">
            <text:p>2.02E-08</text:p>
          </table:table-cell>
          <table:table-cell office:value-type="float" office:value="0.0000000179701" calcext:value-type="float">
            <text:p>1.80E-08</text:p>
          </table:table-cell>
          <table:table-cell office:value-type="float" office:value="0.0000000153377" calcext:value-type="float">
            <text:p>1.53E-08</text:p>
          </table:table-cell>
          <table:table-cell office:value-type="float" office:value="0.0000000144092" calcext:value-type="float">
            <text:p>1.44E-08</text:p>
          </table:table-cell>
          <table:table-cell office:value-type="float" office:value="0.0000000164893" calcext:value-type="float">
            <text:p>1.65E-08</text:p>
          </table:table-cell>
          <table:table-cell office:value-type="float" office:value="0.0000000202882" calcext:value-type="float">
            <text:p>2.03E-08</text:p>
          </table:table-cell>
          <table:table-cell office:value-type="float" office:value="0.0000000225412" calcext:value-type="float">
            <text:p>2.25E-08</text:p>
          </table:table-cell>
          <table:table-cell office:value-type="float" office:value="0.0000000209234" calcext:value-type="float">
            <text:p>2.09E-08</text:p>
          </table:table-cell>
          <table:table-cell office:value-type="float" office:value="0.0000000159953" calcext:value-type="float">
            <text:p>1.60E-08</text:p>
          </table:table-cell>
          <table:table-cell office:value-type="float" office:value="0.0000000103117" calcext:value-type="float">
            <text:p>1.03E-08</text:p>
          </table:table-cell>
          <table:table-cell office:value-type="float" office:value="0.00000000632664" calcext:value-type="float">
            <text:p>6.33E-09</text:p>
          </table:table-cell>
          <table:table-cell office:value-type="float" office:value="0.00000000533837" calcext:value-type="float">
            <text:p>5.34E-09</text:p>
          </table:table-cell>
          <table:table-cell office:value-type="float" office:value="0.00000000744968" calcext:value-type="float">
            <text:p>7.45E-09</text:p>
          </table:table-cell>
          <table:table-cell office:value-type="float" office:value="0.0000000114782" calcext:value-type="float">
            <text:p>1.15E-08</text:p>
          </table:table-cell>
          <table:table-cell office:value-type="float" office:value="0.000000015084" calcext:value-type="float">
            <text:p>1.51E-08</text:p>
          </table:table-cell>
          <table:table-cell office:value-type="float" office:value="0.000000015959" calcext:value-type="float">
            <text:p>1.60E-08</text:p>
          </table:table-cell>
          <table:table-cell office:value-type="float" office:value="0.00000001347" calcext:value-type="float">
            <text:p>1.35E-08</text:p>
          </table:table-cell>
          <table:table-cell office:value-type="float" office:value="0.0000000091307" calcext:value-type="float">
            <text:p>9.13E-09</text:p>
          </table:table-cell>
          <table:table-cell office:value-type="float" office:value="0.00000000538128" calcext:value-type="float">
            <text:p>5.38E-09</text:p>
          </table:table-cell>
          <table:table-cell office:value-type="float" office:value="0.0000000038344" calcext:value-type="float">
            <text:p>3.83E-09</text:p>
          </table:table-cell>
          <table:table-cell office:value-type="float" office:value="0.00000000442937" calcext:value-type="float">
            <text:p>4.43E-09</text:p>
          </table:table-cell>
          <table:table-cell office:value-type="float" office:value="0.00000000589901" calcext:value-type="float">
            <text:p>5.90E-09</text:p>
          </table:table-cell>
          <table:table-cell office:value-type="float" office:value="0.00000000689541" calcext:value-type="float">
            <text:p>6.90E-09</text:p>
          </table:table-cell>
          <table:table-cell office:value-type="float" office:value="0.00000000683792" calcext:value-type="float">
            <text:p>6.84E-09</text:p>
          </table:table-cell>
          <table:table-cell office:value-type="float" office:value="0.0000000059897" calcext:value-type="float">
            <text:p>5.99E-09</text:p>
          </table:table-cell>
          <table:table-cell office:value-type="float" office:value="0.00000000495621" calcext:value-type="float">
            <text:p>4.96E-09</text:p>
          </table:table-cell>
          <table:table-cell office:value-type="float" office:value="0.00000000416876" calcext:value-type="float">
            <text:p>4.17E-09</text:p>
          </table:table-cell>
          <table:table-cell office:value-type="float" office:value="0.00000000372506" calcext:value-type="float">
            <text:p>3.73E-09</text:p>
          </table:table-cell>
          <table:table-cell office:value-type="float" office:value="0.0000000035216" calcext:value-type="float">
            <text:p>3.52E-09</text:p>
          </table:table-cell>
          <table:table-cell office:value-type="float" office:value="0.00000000341765" calcext:value-type="float">
            <text:p>3.42E-09</text:p>
          </table:table-cell>
          <table:table-cell office:value-type="float" office:value="0.00000000330531" calcext:value-type="float">
            <text:p>3.31E-09</text:p>
          </table:table-cell>
          <table:table-cell office:value-type="float" office:value="0.00000000312742" calcext:value-type="float">
            <text:p>3.13E-09</text:p>
          </table:table-cell>
          <table:table-cell office:value-type="float" office:value="0.00000000288802" calcext:value-type="float">
            <text:p>2.89E-09</text:p>
          </table:table-cell>
          <table:table-cell office:value-type="float" office:value="0.00000000263701" calcext:value-type="float">
            <text:p>2.64E-09</text:p>
          </table:table-cell>
          <table:table-cell office:value-type="float" office:value="0.00000000242083" calcext:value-type="float">
            <text:p>2.42E-09</text:p>
          </table:table-cell>
          <table:table-cell office:value-type="float" office:value="0.00000000224346" calcext:value-type="float">
            <text:p>2.24E-09</text:p>
          </table:table-cell>
          <table:table-cell office:value-type="float" office:value="0.00000000207757" calcext:value-type="float">
            <text:p>2.08E-09</text:p>
          </table:table-cell>
          <table:table-cell office:value-type="float" office:value="0.00000000190525" calcext:value-type="float">
            <text:p>1.91E-09</text:p>
          </table:table-cell>
          <table:table-cell office:value-type="float" office:value="0.00000000173746" calcext:value-type="float">
            <text:p>1.74E-09</text:p>
          </table:table-cell>
          <table:table-cell office:value-type="float" office:value="0.00000000159484" calcext:value-type="float">
            <text:p>1.59E-09</text:p>
          </table:table-cell>
          <table:table-cell office:value-type="float" office:value="0.00000000147971" calcext:value-type="float">
            <text:p>1.48E-09</text:p>
          </table:table-cell>
          <table:table-cell office:value-type="float" office:value="0.0000000013731" calcext:value-type="float">
            <text:p>1.37E-09</text:p>
          </table:table-cell>
          <table:table-cell office:value-type="float" office:value="0.00000000125629" calcext:value-type="float">
            <text:p>1.26E-09</text:p>
          </table:table-cell>
          <table:table-cell office:value-type="float" office:value="0.00000000113001" calcext:value-type="float">
            <text:p>1.13E-09</text:p>
          </table:table-cell>
          <table:table-cell office:value-type="float" office:value="0.00000000101188" calcext:value-type="float">
            <text:p>1.01E-09</text:p>
          </table:table-cell>
          <table:table-cell office:value-type="float" office:value="0.000000000918014" calcext:value-type="float">
            <text:p>9.18E-10</text:p>
          </table:table-cell>
          <table:table-cell office:value-type="float" office:value="0.000000000848385" calcext:value-type="float">
            <text:p>8.48E-10</text:p>
          </table:table-cell>
          <table:table-cell office:value-type="float" office:value="0.000000000788178" calcext:value-type="float">
            <text:p>7.88E-10</text:p>
          </table:table-cell>
          <table:table-cell office:value-type="float" office:value="0.000000000721059" calcext:value-type="float">
            <text:p>7.21E-10</text:p>
          </table:table-cell>
          <table:table-cell office:value-type="float" office:value="0.000000000641442" calcext:value-type="float">
            <text:p>6.41E-10</text:p>
          </table:table-cell>
          <table:table-cell office:value-type="float" office:value="0.000000000556826" calcext:value-type="float">
            <text:p>5.57E-10</text:p>
          </table:table-cell>
          <table:table-cell office:value-type="float" office:value="0.000000000480773" calcext:value-type="float">
            <text:p>4.81E-10</text:p>
          </table:table-cell>
          <table:table-cell office:value-type="float" office:value="0.000000000423422" calcext:value-type="float">
            <text:p>4.23E-10</text:p>
          </table:table-cell>
          <table:table-cell office:value-type="float" office:value="0.00000000038608" calcext:value-type="float">
            <text:p>3.86E-10</text:p>
          </table:table-cell>
          <table:table-cell office:value-type="float" office:value="0.000000000361984" calcext:value-type="float">
            <text:p>3.62E-10</text:p>
          </table:table-cell>
          <table:table-cell office:value-type="float" office:value="0.000000000341044" calcext:value-type="float">
            <text:p>3.41E-10</text:p>
          </table:table-cell>
          <table:table-cell office:value-type="float" office:value="0.000000000314948" calcext:value-type="float">
            <text:p>3.15E-10</text:p>
          </table:table-cell>
          <table:table-cell office:value-type="float" office:value="0.000000000280042" calcext:value-type="float">
            <text:p>2.80E-10</text:p>
          </table:table-cell>
          <table:table-cell office:value-type="float" office:value="0.000000000237413" calcext:value-type="float">
            <text:p>2.37E-10</text:p>
          </table:table-cell>
          <table:table-cell office:value-type="float" office:value="0.000000000191136" calcext:value-type="float">
            <text:p>1.91E-10</text:p>
          </table:table-cell>
          <table:table-cell office:value-type="float" office:value="0.000000000146038" calcext:value-type="float">
            <text:p>1.46E-10</text:p>
          </table:table-cell>
          <table:table-cell office:value-type="float" office:value="0.000000000106017" calcext:value-type="float">
            <text:p>1.06E-10</text:p>
          </table:table-cell>
          <table:table-cell office:value-type="float" office:value="0.0000000000732677" calcext:value-type="float">
            <text:p>7.33E-11</text:p>
          </table:table-cell>
          <table:table-cell office:value-type="float" office:value="0.0000000000483117" calcext:value-type="float">
            <text:p>4.83E-11</text:p>
          </table:table-cell>
          <table:table-cell office:value-type="float" office:value="0.0000000000304637" calcext:value-type="float">
            <text:p>3.05E-11</text:p>
          </table:table-cell>
          <table:table-cell office:value-type="float" office:value="0.00000000001841" calcext:value-type="float">
            <text:p>1.84E-11</text:p>
          </table:table-cell>
          <table:table-cell office:value-type="float" office:value="0.0000000000106845" calcext:value-type="float">
            <text:p>1.07E-11</text:p>
          </table:table-cell>
          <table:table-cell office:value-type="float" office:value="0.00000000000596622" calcext:value-type="float">
            <text:p>5.97E-12</text:p>
          </table:table-cell>
          <table:table-cell office:value-type="float" office:value="0.00000000000321102" calcext:value-type="float">
            <text:p>3.21E-12</text:p>
          </table:table-cell>
          <table:table-cell office:value-type="float" office:value="0.00000000000166829" calcext:value-type="float">
            <text:p>1.67E-12</text:p>
          </table:table-cell>
          <table:table-cell office:value-type="float" office:value="0.00000000000083793" calcext:value-type="float">
            <text:p>8.38E-13</text:p>
          </table:table-cell>
          <table:table-cell office:value-type="float" office:value="0.000000000000407407" calcext:value-type="float">
            <text:p>4.07E-13</text:p>
          </table:table-cell>
          <table:table-cell office:value-type="float" office:value="0.000000000000191982" calcext:value-type="float">
            <text:p>1.92E-13</text:p>
          </table:table-cell>
          <table:table-cell office:value-type="float" office:value="0.0000000000000877779" calcext:value-type="float">
            <text:p>8.78E-14</text:p>
          </table:table-cell>
          <table:table-cell office:value-type="float" office:value="0.0000000000000389807" calcext:value-type="float">
            <text:p>3.90E-14</text:p>
          </table:table-cell>
          <table:table-cell office:value-type="float" office:value="0.0000000000000168293" calcext:value-type="float">
            <text:p>1.68E-14</text:p>
          </table:table-cell>
          <table:table-cell office:value-type="float" office:value="7.06997E-015" calcext:value-type="float">
            <text:p>7.07E-15</text:p>
          </table:table-cell>
          <table:table-cell office:value-type="float" office:value="2.89239E-015" calcext:value-type="float">
            <text:p>2.89E-15</text:p>
          </table:table-cell>
          <table:table-cell office:value-type="float" office:value="1.15324E-015" calcext:value-type="float">
            <text:p>1.15E-15</text:p>
          </table:table-cell>
          <table:table-cell office:value-type="float" office:value="4.4845E-016" calcext:value-type="float">
            <text:p>4.48E-16</text:p>
          </table:table-cell>
          <table:table-cell office:value-type="float" office:value="1.70177E-016" calcext:value-type="float">
            <text:p>1.70E-16</text:p>
          </table:table-cell>
          <table:table-cell office:value-type="float" office:value="6.30807E-017" calcext:value-type="float">
            <text:p>6.31E-17</text:p>
          </table:table-cell>
          <table:table-cell office:value-type="float" office:value="2.28275E-017" calcext:value-type="float">
            <text:p>2.28E-17</text:p>
          </table:table-cell>
          <table:table-cell office:value-type="float" office:value="8.09558E-018" calcext:value-type="float">
            <text:p>8.10E-18</text:p>
          </table:table-cell>
          <table:table-cell office:value-type="float" office:value="2.79445E-018" calcext:value-type="float">
            <text:p>2.79E-18</text:p>
          </table:table-cell>
          <table:table-cell office:value-type="float" office:value="9.48431E-019" calcext:value-type="float">
            <text:p>9.48E-19</text:p>
          </table:table-cell>
          <table:table-cell office:value-type="float" office:value="3.23118E-019" calcext:value-type="float">
            <text:p>3.23E-19</text:p>
          </table:table-cell>
          <table:table-cell office:value-type="float" office:value="8.87151E-020" calcext:value-type="float">
            <text:p>8.87E-20</text:p>
          </table:table-cell>
          <table:table-cell office:value-type="float" office:value="5.47147E-020" calcext:value-type="float">
            <text:p>5.47E-20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0494245" calcext:value-type="float">
            <text:p>4.94E-10</text:p>
          </table:table-cell>
          <table:table-cell office:value-type="float" office:value="0.00000000178285" calcext:value-type="float">
            <text:p>1.78E-09</text:p>
          </table:table-cell>
          <table:table-cell office:value-type="float" office:value="0.0000000033617" calcext:value-type="float">
            <text:p>3.36E-09</text:p>
          </table:table-cell>
          <table:table-cell office:value-type="float" office:value="0.00000000464574" calcext:value-type="float">
            <text:p>4.65E-09</text:p>
          </table:table-cell>
          <table:table-cell office:value-type="float" office:value="0.00000000502767" calcext:value-type="float">
            <text:p>5.03E-09</text:p>
          </table:table-cell>
          <table:table-cell office:value-type="float" office:value="0.00000000443545" calcext:value-type="float">
            <text:p>4.44E-09</text:p>
          </table:table-cell>
          <table:table-cell office:value-type="float" office:value="0.00000000296627" calcext:value-type="float">
            <text:p>2.97E-09</text:p>
          </table:table-cell>
          <table:table-cell office:value-type="float" office:value="0.00000000138464" calcext:value-type="float">
            <text:p>1.38E-09</text:p>
          </table:table-cell>
          <table:table-cell office:value-type="float" office:value="0.000000000526694" calcext:value-type="float">
            <text:p>5.27E-10</text:p>
          </table:table-cell>
          <table:table-cell office:value-type="float" office:value="0.00000000135711" calcext:value-type="float">
            <text:p>1.36E-09</text:p>
          </table:table-cell>
          <table:table-cell office:value-type="float" office:value="0.00000000460786" calcext:value-type="float">
            <text:p>4.61E-09</text:p>
          </table:table-cell>
          <table:table-cell office:value-type="float" office:value="0.0000000105613" calcext:value-type="float">
            <text:p>1.06E-08</text:p>
          </table:table-cell>
          <table:table-cell office:value-type="float" office:value="0.0000000191588" calcext:value-type="float">
            <text:p>1.92E-08</text:p>
          </table:table-cell>
          <table:table-cell office:value-type="float" office:value="0.0000000299015" calcext:value-type="float">
            <text:p>2.99E-08</text:p>
          </table:table-cell>
          <table:table-cell office:value-type="float" office:value="0.000000042295" calcext:value-type="float">
            <text:p>4.23E-08</text:p>
          </table:table-cell>
          <table:table-cell office:value-type="float" office:value="0.000000056024" calcext:value-type="float">
            <text:p>5.60E-08</text:p>
          </table:table-cell>
          <table:table-cell office:value-type="float" office:value="0.000000071399" calcext:value-type="float">
            <text:p>7.14E-08</text:p>
          </table:table-cell>
          <table:table-cell office:value-type="float" office:value="0.0000000898674" calcext:value-type="float">
            <text:p>8.99E-08</text:p>
          </table:table-cell>
          <table:table-cell office:value-type="float" office:value="0.000000114106" calcext:value-type="float">
            <text:p>1.14E-07</text:p>
          </table:table-cell>
          <table:table-cell office:value-type="float" office:value="0.000000149975" calcext:value-type="float">
            <text:p>1.50E-07</text:p>
          </table:table-cell>
          <table:table-cell office:value-type="float" office:value="0.00000020638" calcext:value-type="float">
            <text:p>2.06E-07</text:p>
          </table:table-cell>
          <table:table-cell office:value-type="float" office:value="0.000000300885" calcext:value-type="float">
            <text:p>3.01E-07</text:p>
          </table:table-cell>
          <table:table-cell office:value-type="float" office:value="0.000000461408" calcext:value-type="float">
            <text:p>4.61E-07</text:p>
          </table:table-cell>
          <table:table-cell office:value-type="float" office:value="0.000000739613" calcext:value-type="float">
            <text:p>7.40E-07</text:p>
          </table:table-cell>
          <table:table-cell office:value-type="float" office:value="0.00000122042" calcext:value-type="float">
            <text:p>1.22E-06</text:p>
          </table:table-cell>
          <table:table-cell office:value-type="float" office:value="0.0000020516" calcext:value-type="float">
            <text:p>2.05E-06</text:p>
          </table:table-cell>
          <table:table-cell office:value-type="float" office:value="0.00000347527" calcext:value-type="float">
            <text:p>3.48E-06</text:p>
          </table:table-cell>
          <table:table-cell office:value-type="float" office:value="0.00000589871" calcext:value-type="float">
            <text:p>5.90E-06</text:p>
          </table:table-cell>
          <table:table-cell office:value-type="float" office:value="0.0000099842" calcext:value-type="float">
            <text:p>9.98E-06</text:p>
          </table:table-cell>
          <table:table-cell office:value-type="float" office:value="0.0000168308" calcext:value-type="float">
            <text:p>1.68E-05</text:p>
          </table:table-cell>
          <table:table-cell office:value-type="float" office:value="0.0000282242" calcext:value-type="float">
            <text:p>2.82E-05</text:p>
          </table:table-cell>
          <table:table-cell office:value-type="float" office:value="0.0000471185" calcext:value-type="float">
            <text:p>4.71E-05</text:p>
          </table:table-cell>
          <table:table-cell office:value-type="float" office:value="0.0000783488" calcext:value-type="float">
            <text:p>7.83E-05</text:p>
          </table:table-cell>
          <table:table-cell table:style-name="Default" office:value-type="float" office:value="0.000129907" calcext:value-type="float">
            <text:p>0.000129907</text:p>
          </table:table-cell>
          <table:table-cell table:style-name="Default" office:value-type="float" office:value="0.000214956" calcext:value-type="float">
            <text:p>0.000214956</text:p>
          </table:table-cell>
          <table:table-cell table:style-name="Default" office:value-type="float" office:value="0.000355239" calcext:value-type="float">
            <text:p>0.000355239</text:p>
          </table:table-cell>
          <table:table-cell table:style-name="Default" office:value-type="float" office:value="0.000586669" calcext:value-type="float">
            <text:p>0.000586669</text:p>
          </table:table-cell>
          <table:table-cell office:value-type="float" office:value="0.000968499" calcext:value-type="float">
            <text:p>0.000968499</text:p>
          </table:table-cell>
          <table:table-cell office:value-type="float" office:value="0.00159853" calcext:value-type="float">
            <text:p>0.00159853</text:p>
          </table:table-cell>
          <table:table-cell office:value-type="float" office:value="0.00263782" calcext:value-type="float">
            <text:p>0.00263782</text:p>
          </table:table-cell>
          <table:table-cell office:value-type="float" office:value="0.00435171" calcext:value-type="float">
            <text:p>0.00435171</text:p>
          </table:table-cell>
          <table:table-cell office:value-type="float" office:value="0.00717603" calcext:value-type="float">
            <text:p>0.00717603</text:p>
          </table:table-cell>
          <table:table-cell office:value-type="float" office:value="0.0118262" calcext:value-type="float">
            <text:p>0.0118262</text:p>
          </table:table-cell>
          <table:table-cell office:value-type="float" office:value="0.0194712" calcext:value-type="float">
            <text:p>0.0194712</text:p>
          </table:table-cell>
          <table:table-cell office:value-type="float" office:value="0.0320139" calcext:value-type="float">
            <text:p>0.0320139</text:p>
          </table:table-cell>
          <table:table-cell office:value-type="float" office:value="0.0525222" calcext:value-type="float">
            <text:p>0.0525222</text:p>
          </table:table-cell>
          <table:table-cell office:value-type="float" office:value="0.0858735" calcext:value-type="float">
            <text:p>0.0858735</text:p>
          </table:table-cell>
          <table:table-cell office:value-type="float" office:value="0.13963" calcext:value-type="float">
            <text:p>0.13963</text:p>
          </table:table-cell>
          <table:table-cell office:value-type="float" office:value="0.225025" calcext:value-type="float">
            <text:p>0.225025</text:p>
          </table:table-cell>
          <table:table-cell office:value-type="float" office:value="0.357498" calcext:value-type="float">
            <text:p>0.357498</text:p>
          </table:table-cell>
          <table:table-cell office:value-type="float" office:value="0.555242" calcext:value-type="float">
            <text:p>0.555242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1.18507" calcext:value-type="float">
            <text:p>1.18507</text:p>
          </table:table-cell>
          <table:table-cell office:value-type="float" office:value="1.56616" calcext:value-type="float">
            <text:p>1.56616</text:p>
          </table:table-cell>
          <table:table-cell office:value-type="float" office:value="1.87746" calcext:value-type="float">
            <text:p>1.87746</text:p>
          </table:table-cell>
          <table:table-cell office:value-type="float" office:value="2.00283" calcext:value-type="float">
            <text:p>2.00283</text:p>
          </table:table-cell>
          <table:table-cell office:value-type="float" office:value="1.88676" calcext:value-type="float">
            <text:p>1.88676</text:p>
          </table:table-cell>
          <table:table-cell office:value-type="float" office:value="1.58083" calcext:value-type="float">
            <text:p>1.58083</text:p>
          </table:table-cell>
          <table:table-cell office:value-type="float" office:value="1.20034" calcext:value-type="float">
            <text:p>1.20034</text:p>
          </table:table-cell>
          <table:table-cell office:value-type="float" office:value="0.845557" calcext:value-type="float">
            <text:p>0.845557</text:p>
          </table:table-cell>
          <table:table-cell office:value-type="float" office:value="0.564835" calcext:value-type="float">
            <text:p>0.564835</text:p>
          </table:table-cell>
          <table:table-cell office:value-type="float" office:value="0.364106" calcext:value-type="float">
            <text:p>0.364106</text:p>
          </table:table-cell>
          <table:table-cell office:value-type="float" office:value="0.229362" calcext:value-type="float">
            <text:p>0.229362</text:p>
          </table:table-cell>
          <table:table-cell office:value-type="float" office:value="0.142392" calcext:value-type="float">
            <text:p>0.142392</text:p>
          </table:table-cell>
          <table:table-cell office:value-type="float" office:value="0.0875991" calcext:value-type="float">
            <text:p>0.0875991</text:p>
          </table:table-cell>
          <table:table-cell office:value-type="float" office:value="0.0535872" calcext:value-type="float">
            <text:p>0.0535872</text:p>
          </table:table-cell>
          <table:table-cell office:value-type="float" office:value="0.0326662" calcext:value-type="float">
            <text:p>0.0326662</text:p>
          </table:table-cell>
          <table:table-cell office:value-type="float" office:value="0.0198695" calcext:value-type="float">
            <text:p>0.0198695</text:p>
          </table:table-cell>
          <table:table-cell office:value-type="float" office:value="0.0120695" calcext:value-type="float">
            <text:p>0.0120695</text:p>
          </table:table-cell>
          <table:table-cell office:value-type="float" office:value="0.00732514" calcext:value-type="float">
            <text:p>0.00732514</text:p>
          </table:table-cell>
          <table:table-cell office:value-type="float" office:value="0.00444301" calcext:value-type="float">
            <text:p>0.00444301</text:p>
          </table:table-cell>
          <table:table-cell office:value-type="float" office:value="0.00269315" calcext:value-type="float">
            <text:p>0.00269315</text:p>
          </table:table-cell>
          <table:table-cell office:value-type="float" office:value="0.00163097" calcext:value-type="float">
            <text:p>0.00163097</text:p>
          </table:table-cell>
          <table:table-cell office:value-type="float" office:value="0.000986435" calcext:value-type="float">
            <text:p>0.000986435</text:p>
          </table:table-cell>
          <table:table-cell office:value-type="float" office:value="0.000595576" calcext:value-type="float">
            <text:p>0.000595576</text:p>
          </table:table-cell>
          <table:table-cell office:value-type="float" office:value="0.000358889" calcext:value-type="float">
            <text:p>0.000358889</text:p>
          </table:table-cell>
          <table:table-cell office:value-type="float" office:value="0.000215845" calcext:value-type="float">
            <text:p>0.000215845</text:p>
          </table:table-cell>
          <table:table-cell office:value-type="float" office:value="0.000129602" calcext:value-type="float">
            <text:p>0.000129602</text:p>
          </table:table-cell>
          <table:table-cell table:style-name="ce1" office:value-type="float" office:value="0.0000776915" calcext:value-type="float">
            <text:p>7.77E-05</text:p>
          </table:table-cell>
          <table:table-cell table:style-name="ce1" office:value-type="float" office:value="0.0000464335" calcext:value-type="float">
            <text:p>4.64E-05</text:p>
          </table:table-cell>
          <table:table-cell table:style-name="ce1" office:value-type="float" office:value="0.0000275995" calcext:value-type="float">
            <text:p>2.76E-05</text:p>
          </table:table-cell>
          <table:table-cell table:style-name="ce1" office:value-type="float" office:value="0.0000162555" calcext:value-type="float">
            <text:p>1.63E-05</text:p>
          </table:table-cell>
          <table:table-cell office:value-type="float" office:value="0.00000946454" calcext:value-type="float">
            <text:p>9.46E-06</text:p>
          </table:table-cell>
          <table:table-cell office:value-type="float" office:value="0.00000544913" calcext:value-type="float">
            <text:p>5.45E-06</text:p>
          </table:table-cell>
          <table:table-cell office:value-type="float" office:value="0.0000031177" calcext:value-type="float">
            <text:p>3.12E-06</text:p>
          </table:table-cell>
          <table:table-cell office:value-type="float" office:value="0.00000179789" calcext:value-type="float">
            <text:p>1.80E-06</text:p>
          </table:table-cell>
          <table:table-cell office:value-type="float" office:value="0.00000106317" calcext:value-type="float">
            <text:p>1.06E-06</text:p>
          </table:table-cell>
          <table:table-cell office:value-type="float" office:value="0.000000656945" calcext:value-type="float">
            <text:p>6.57E-07</text:p>
          </table:table-cell>
          <table:table-cell office:value-type="float" office:value="0.000000430958" calcext:value-type="float">
            <text:p>4.31E-07</text:p>
          </table:table-cell>
          <table:table-cell office:value-type="float" office:value="0.000000307295" calcext:value-type="float">
            <text:p>3.07E-07</text:p>
          </table:table-cell>
          <table:table-cell office:value-type="float" office:value="0.000000243552" calcext:value-type="float">
            <text:p>2.44E-07</text:p>
          </table:table-cell>
          <table:table-cell office:value-type="float" office:value="0.00000021021" calcext:value-type="float">
            <text:p>2.10E-07</text:p>
          </table:table-cell>
          <table:table-cell office:value-type="float" office:value="0.000000189155" calcext:value-type="float">
            <text:p>1.89E-07</text:p>
          </table:table-cell>
          <table:table-cell office:value-type="float" office:value="0.000000168897" calcext:value-type="float">
            <text:p>1.69E-07</text:p>
          </table:table-cell>
          <table:table-cell office:value-type="float" office:value="0.000000145752" calcext:value-type="float">
            <text:p>1.46E-07</text:p>
          </table:table-cell>
          <table:table-cell office:value-type="float" office:value="0.000000120349" calcext:value-type="float">
            <text:p>1.20E-07</text:p>
          </table:table-cell>
          <table:table-cell office:value-type="float" office:value="0.0000000947771" calcext:value-type="float">
            <text:p>9.48E-08</text:p>
          </table:table-cell>
          <table:table-cell office:value-type="float" office:value="0.0000000733581" calcext:value-type="float">
            <text:p>7.34E-08</text:p>
          </table:table-cell>
          <table:table-cell office:value-type="float" office:value="0.0000000579096" calcext:value-type="float">
            <text:p>5.79E-08</text:p>
          </table:table-cell>
          <table:table-cell office:value-type="float" office:value="0.0000000478303" calcext:value-type="float">
            <text:p>4.78E-08</text:p>
          </table:table-cell>
          <table:table-cell office:value-type="float" office:value="0.0000000418043" calcext:value-type="float">
            <text:p>4.18E-08</text:p>
          </table:table-cell>
          <table:table-cell office:value-type="float" office:value="0.0000000376412" calcext:value-type="float">
            <text:p>3.76E-08</text:p>
          </table:table-cell>
          <table:table-cell office:value-type="float" office:value="0.0000000344936" calcext:value-type="float">
            <text:p>3.45E-08</text:p>
          </table:table-cell>
          <table:table-cell office:value-type="float" office:value="0.0000000326377" calcext:value-type="float">
            <text:p>3.26E-08</text:p>
          </table:table-cell>
          <table:table-cell office:value-type="float" office:value="0.0000000315883" calcext:value-type="float">
            <text:p>3.16E-08</text:p>
          </table:table-cell>
          <table:table-cell office:value-type="float" office:value="0.0000000310524" calcext:value-type="float">
            <text:p>3.11E-08</text:p>
          </table:table-cell>
          <table:table-cell office:value-type="float" office:value="0.0000000311633" calcext:value-type="float">
            <text:p>3.12E-08</text:p>
          </table:table-cell>
          <table:table-cell office:value-type="float" office:value="0.0000000313866" calcext:value-type="float">
            <text:p>3.14E-08</text:p>
          </table:table-cell>
          <table:table-cell office:value-type="float" office:value="0.000000031775" calcext:value-type="float">
            <text:p>3.18E-08</text:p>
          </table:table-cell>
          <table:table-cell office:value-type="float" office:value="0.0000000329917" calcext:value-type="float">
            <text:p>3.30E-08</text:p>
          </table:table-cell>
          <table:table-cell office:value-type="float" office:value="0.0000000342157" calcext:value-type="float">
            <text:p>3.42E-08</text:p>
          </table:table-cell>
          <table:table-cell office:value-type="float" office:value="0.0000000342113" calcext:value-type="float">
            <text:p>3.42E-08</text:p>
          </table:table-cell>
          <table:table-cell office:value-type="float" office:value="0.000000032765" calcext:value-type="float">
            <text:p>3.28E-08</text:p>
          </table:table-cell>
          <table:table-cell office:value-type="float" office:value="0.0000000298261" calcext:value-type="float">
            <text:p>2.98E-08</text:p>
          </table:table-cell>
          <table:table-cell office:value-type="float" office:value="0.0000000261137" calcext:value-type="float">
            <text:p>2.61E-08</text:p>
          </table:table-cell>
          <table:table-cell office:value-type="float" office:value="0.0000000233038" calcext:value-type="float">
            <text:p>2.33E-08</text:p>
          </table:table-cell>
          <table:table-cell office:value-type="float" office:value="0.0000000219008" calcext:value-type="float">
            <text:p>2.19E-08</text:p>
          </table:table-cell>
          <table:table-cell office:value-type="float" office:value="0.0000000211761" calcext:value-type="float">
            <text:p>2.12E-08</text:p>
          </table:table-cell>
          <table:table-cell office:value-type="float" office:value="0.0000000207388" calcext:value-type="float">
            <text:p>2.07E-08</text:p>
          </table:table-cell>
          <table:table-cell office:value-type="float" office:value="0.0000000203008" calcext:value-type="float">
            <text:p>2.03E-08</text:p>
          </table:table-cell>
          <table:table-cell office:value-type="float" office:value="0.0000000196074" calcext:value-type="float">
            <text:p>1.96E-08</text:p>
          </table:table-cell>
          <table:table-cell office:value-type="float" office:value="0.0000000191951" calcext:value-type="float">
            <text:p>1.92E-08</text:p>
          </table:table-cell>
          <table:table-cell office:value-type="float" office:value="0.0000000194324" calcext:value-type="float">
            <text:p>1.94E-08</text:p>
          </table:table-cell>
          <table:table-cell office:value-type="float" office:value="0.0000000196507" calcext:value-type="float">
            <text:p>1.97E-08</text:p>
          </table:table-cell>
          <table:table-cell office:value-type="float" office:value="0.0000000194709" calcext:value-type="float">
            <text:p>1.95E-08</text:p>
          </table:table-cell>
          <table:table-cell office:value-type="float" office:value="0.0000000193282" calcext:value-type="float">
            <text:p>1.93E-08</text:p>
          </table:table-cell>
          <table:table-cell office:value-type="float" office:value="0.0000000193139" calcext:value-type="float">
            <text:p>1.93E-08</text:p>
          </table:table-cell>
          <table:table-cell office:value-type="float" office:value="0.0000000192759" calcext:value-type="float">
            <text:p>1.93E-08</text:p>
          </table:table-cell>
          <table:table-cell office:value-type="float" office:value="0.00000001949" calcext:value-type="float">
            <text:p>1.95E-08</text:p>
          </table:table-cell>
          <table:table-cell office:value-type="float" office:value="0.0000000197312" calcext:value-type="float">
            <text:p>1.97E-08</text:p>
          </table:table-cell>
          <table:table-cell office:value-type="float" office:value="0.0000000189187" calcext:value-type="float">
            <text:p>1.89E-08</text:p>
          </table:table-cell>
          <table:table-cell office:value-type="float" office:value="0.0000000167576" calcext:value-type="float">
            <text:p>1.68E-08</text:p>
          </table:table-cell>
          <table:table-cell office:value-type="float" office:value="0.0000000143423" calcext:value-type="float">
            <text:p>1.43E-08</text:p>
          </table:table-cell>
          <table:table-cell office:value-type="float" office:value="0.0000000126768" calcext:value-type="float">
            <text:p>1.27E-08</text:p>
          </table:table-cell>
          <table:table-cell office:value-type="float" office:value="0.0000000119135" calcext:value-type="float">
            <text:p>1.19E-08</text:p>
          </table:table-cell>
          <table:table-cell office:value-type="float" office:value="0.0000000118773" calcext:value-type="float">
            <text:p>1.19E-08</text:p>
          </table:table-cell>
          <table:table-cell office:value-type="float" office:value="0.0000000120707" calcext:value-type="float">
            <text:p>1.21E-08</text:p>
          </table:table-cell>
          <table:table-cell office:value-type="float" office:value="0.000000011603" calcext:value-type="float">
            <text:p>1.16E-08</text:p>
          </table:table-cell>
          <table:table-cell office:value-type="float" office:value="0.0000000101912" calcext:value-type="float">
            <text:p>1.02E-08</text:p>
          </table:table-cell>
          <table:table-cell office:value-type="float" office:value="0.00000000877135" calcext:value-type="float">
            <text:p>8.77E-09</text:p>
          </table:table-cell>
          <table:table-cell office:value-type="float" office:value="0.00000000842865" calcext:value-type="float">
            <text:p>8.43E-09</text:p>
          </table:table-cell>
          <table:table-cell office:value-type="float" office:value="0.00000000925276" calcext:value-type="float">
            <text:p>9.25E-09</text:p>
          </table:table-cell>
          <table:table-cell office:value-type="float" office:value="0.0000000106265" calcext:value-type="float">
            <text:p>1.06E-08</text:p>
          </table:table-cell>
          <table:table-cell office:value-type="float" office:value="0.0000000119382" calcext:value-type="float">
            <text:p>1.19E-08</text:p>
          </table:table-cell>
          <table:table-cell office:value-type="float" office:value="0.0000000125965" calcext:value-type="float">
            <text:p>1.26E-08</text:p>
          </table:table-cell>
          <table:table-cell office:value-type="float" office:value="0.0000000120261" calcext:value-type="float">
            <text:p>1.20E-08</text:p>
          </table:table-cell>
          <table:table-cell office:value-type="float" office:value="0.0000000102665" calcext:value-type="float">
            <text:p>1.03E-08</text:p>
          </table:table-cell>
          <table:table-cell office:value-type="float" office:value="0.00000000828003" calcext:value-type="float">
            <text:p>8.28E-09</text:p>
          </table:table-cell>
          <table:table-cell office:value-type="float" office:value="0.00000000717419" calcext:value-type="float">
            <text:p>7.17E-09</text:p>
          </table:table-cell>
          <table:table-cell office:value-type="float" office:value="0.00000000718929" calcext:value-type="float">
            <text:p>7.19E-09</text:p>
          </table:table-cell>
          <table:table-cell office:value-type="float" office:value="0.00000000769066" calcext:value-type="float">
            <text:p>7.69E-09</text:p>
          </table:table-cell>
          <table:table-cell office:value-type="float" office:value="0.00000000795729" calcext:value-type="float">
            <text:p>7.96E-09</text:p>
          </table:table-cell>
          <table:table-cell office:value-type="float" office:value="0.00000000763808" calcext:value-type="float">
            <text:p>7.64E-09</text:p>
          </table:table-cell>
          <table:table-cell office:value-type="float" office:value="0.00000000661103" calcext:value-type="float">
            <text:p>6.61E-09</text:p>
          </table:table-cell>
          <table:table-cell office:value-type="float" office:value="0.00000000494835" calcext:value-type="float">
            <text:p>4.95E-09</text:p>
          </table:table-cell>
          <table:table-cell office:value-type="float" office:value="0.00000000320252" calcext:value-type="float">
            <text:p>3.20E-09</text:p>
          </table:table-cell>
          <table:table-cell office:value-type="float" office:value="0.00000000234799" calcext:value-type="float">
            <text:p>2.35E-09</text:p>
          </table:table-cell>
          <table:table-cell office:value-type="float" office:value="0.00000000306582" calcext:value-type="float">
            <text:p>3.07E-09</text:p>
          </table:table-cell>
          <table:table-cell office:value-type="float" office:value="0.00000000510016" calcext:value-type="float">
            <text:p>5.10E-09</text:p>
          </table:table-cell>
          <table:table-cell office:value-type="float" office:value="0.00000000743623" calcext:value-type="float">
            <text:p>7.44E-09</text:p>
          </table:table-cell>
          <table:table-cell office:value-type="float" office:value="0.00000000905296" calcext:value-type="float">
            <text:p>9.05E-09</text:p>
          </table:table-cell>
          <table:table-cell office:value-type="float" office:value="0.00000000945698" calcext:value-type="float">
            <text:p>9.46E-09</text:p>
          </table:table-cell>
          <table:table-cell office:value-type="float" office:value="0.00000000863043" calcext:value-type="float">
            <text:p>8.63E-09</text:p>
          </table:table-cell>
          <table:table-cell office:value-type="float" office:value="0.00000000684846" calcext:value-type="float">
            <text:p>6.85E-09</text:p>
          </table:table-cell>
          <table:table-cell office:value-type="float" office:value="0.00000000452637" calcext:value-type="float">
            <text:p>4.53E-09</text:p>
          </table:table-cell>
          <table:table-cell office:value-type="float" office:value="0.00000000233629" calcext:value-type="float">
            <text:p>2.34E-09</text:p>
          </table:table-cell>
          <table:table-cell office:value-type="float" office:value="0.000000000947788" calcext:value-type="float">
            <text:p>9.48E-10</text:p>
          </table:table-cell>
          <table:table-cell office:value-type="float" office:value="0.000000000834074" calcext:value-type="float">
            <text:p>8.34E-10</text:p>
          </table:table-cell>
          <table:table-cell office:value-type="float" office:value="0.00000000192219" calcext:value-type="float">
            <text:p>1.92E-09</text:p>
          </table:table-cell>
          <table:table-cell office:value-type="float" office:value="0.00000000349471" calcext:value-type="float">
            <text:p>3.49E-09</text:p>
          </table:table-cell>
          <table:table-cell office:value-type="float" office:value="0.00000000488267" calcext:value-type="float">
            <text:p>4.88E-09</text:p>
          </table:table-cell>
          <table:table-cell office:value-type="float" office:value="0.00000000514818" calcext:value-type="float">
            <text:p>5.15E-09</text:p>
          </table:table-cell>
          <table:table-cell office:value-type="float" office:value="0.00000000472492" calcext:value-type="float">
            <text:p>4.72E-09</text:p>
          </table:table-cell>
          <table:table-cell office:value-type="float" office:value="0.00000000337698" calcext:value-type="float">
            <text:p>3.38E-09</text:p>
          </table:table-cell>
          <table:table-cell office:value-type="float" office:value="0.000000002421" calcext:value-type="float">
            <text:p>2.42E-09</text:p>
          </table:table-cell>
          <table:table-cell office:value-type="float" office:value="0.0000000015073" calcext:value-type="float">
            <text:p>1.51E-09</text:p>
          </table:table-cell>
          <table:table-cell office:value-type="float" office:value="0.00000000127131" calcext:value-type="float">
            <text:p>1.27E-09</text:p>
          </table:table-cell>
          <table:table-cell office:value-type="float" office:value="0.00000000143603" calcext:value-type="float">
            <text:p>1.44E-09</text:p>
          </table:table-cell>
          <table:table-cell office:value-type="float" office:value="0.00000000131021" calcext:value-type="float">
            <text:p>1.31E-09</text:p>
          </table:table-cell>
          <table:table-cell office:value-type="float" office:value="0.00000000206671" calcext:value-type="float">
            <text:p>2.07E-09</text:p>
          </table:table-cell>
          <table:table-cell office:value-type="float" office:value="0.00000000128919" calcext:value-type="float">
            <text:p>1.29E-09</text:p>
          </table:table-cell>
          <table:table-cell office:value-type="float" office:value="0.00000000230665" calcext:value-type="float">
            <text:p>2.31E-09</text:p>
          </table:table-cell>
          <table:table-cell office:value-type="float" office:value="0.000000000947328" calcext:value-type="float">
            <text:p>9.47E-10</text:p>
          </table:table-cell>
          <table:table-cell office:value-type="float" office:value="0.00000000206067" calcext:value-type="float">
            <text:p>2.06E-09</text:p>
          </table:table-cell>
          <table:table-cell office:value-type="float" office:value="0.000000000818268" calcext:value-type="float">
            <text:p>8.18E-10</text:p>
          </table:table-cell>
          <table:table-cell office:value-type="float" office:value="0.00000000161776" calcext:value-type="float">
            <text:p>1.62E-09</text:p>
          </table:table-cell>
          <table:table-cell office:value-type="float" office:value="0.00000000113061" calcext:value-type="float">
            <text:p>1.13E-09</text:p>
          </table:table-cell>
          <table:table-cell office:value-type="float" office:value="0.00000000101598" calcext:value-type="float">
            <text:p>1.02E-09</text:p>
          </table:table-cell>
          <table:table-cell office:value-type="float" office:value="0.0000000015784" calcext:value-type="float">
            <text:p>1.58E-09</text:p>
          </table:table-cell>
          <table:table-cell office:value-type="float" office:value="0.000000000400176" calcext:value-type="float">
            <text:p>4.00E-10</text:p>
          </table:table-cell>
          <table:table-cell office:value-type="float" office:value="0.00000000185082" calcext:value-type="float">
            <text:p>1.85E-09</text:p>
          </table:table-cell>
          <table:table-cell office:value-type="float" office:value="0.000000000160404" calcext:value-type="float">
            <text:p>1.60E-10</text:p>
          </table:table-cell>
          <table:table-cell office:value-type="float" office:value="0.00000000170174" calcext:value-type="float">
            <text:p>1.70E-09</text:p>
          </table:table-cell>
          <table:table-cell office:value-type="float" office:value="0.000000000456734" calcext:value-type="float">
            <text:p>4.57E-10</text:p>
          </table:table-cell>
          <table:table-cell office:value-type="float" office:value="0.00000000109157" calcext:value-type="float">
            <text:p>1.09E-09</text:p>
          </table:table-cell>
          <table:table-cell office:value-type="float" office:value="0.00000000110933" calcext:value-type="float">
            <text:p>1.11E-09</text:p>
          </table:table-cell>
          <table:table-cell office:value-type="float" office:value="0.00000000037592" calcext:value-type="float">
            <text:p>3.76E-10</text:p>
          </table:table-cell>
          <table:table-cell office:value-type="float" office:value="0.00000000171971" calcext:value-type="float">
            <text:p>1.72E-09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0445116" calcext:value-type="float">
            <text:p>4.45E-10</text:p>
          </table:table-cell>
          <table:table-cell office:value-type="float" office:value="0.00000000168209" calcext:value-type="float">
            <text:p>1.68E-09</text:p>
          </table:table-cell>
          <table:table-cell office:value-type="float" office:value="0.00000000344624" calcext:value-type="float">
            <text:p>3.45E-09</text:p>
          </table:table-cell>
          <table:table-cell office:value-type="float" office:value="0.00000000543285" calcext:value-type="float">
            <text:p>5.43E-09</text:p>
          </table:table-cell>
          <table:table-cell office:value-type="float" office:value="0.00000000711486" calcext:value-type="float">
            <text:p>7.11E-09</text:p>
          </table:table-cell>
          <table:table-cell office:value-type="float" office:value="0.00000000836998" calcext:value-type="float">
            <text:p>8.37E-09</text:p>
          </table:table-cell>
          <table:table-cell office:value-type="float" office:value="0.00000000870781" calcext:value-type="float">
            <text:p>8.71E-09</text:p>
          </table:table-cell>
          <table:table-cell office:value-type="float" office:value="0.0000000084073" calcext:value-type="float">
            <text:p>8.41E-09</text:p>
          </table:table-cell>
          <table:table-cell office:value-type="float" office:value="0.00000000731806" calcext:value-type="float">
            <text:p>7.32E-09</text:p>
          </table:table-cell>
          <table:table-cell office:value-type="float" office:value="0.00000000598452" calcext:value-type="float">
            <text:p>5.98E-09</text:p>
          </table:table-cell>
          <table:table-cell office:value-type="float" office:value="0.00000000462254" calcext:value-type="float">
            <text:p>4.62E-09</text:p>
          </table:table-cell>
          <table:table-cell office:value-type="float" office:value="0.00000000367971" calcext:value-type="float">
            <text:p>3.68E-09</text:p>
          </table:table-cell>
          <table:table-cell office:value-type="float" office:value="0.00000000342302" calcext:value-type="float">
            <text:p>3.42E-09</text:p>
          </table:table-cell>
          <table:table-cell office:value-type="float" office:value="0.00000000389593" calcext:value-type="float">
            <text:p>3.90E-09</text:p>
          </table:table-cell>
          <table:table-cell office:value-type="float" office:value="0.0000000050542" calcext:value-type="float">
            <text:p>5.05E-09</text:p>
          </table:table-cell>
          <table:table-cell office:value-type="float" office:value="0.0000000065071" calcext:value-type="float">
            <text:p>6.51E-09</text:p>
          </table:table-cell>
          <table:table-cell office:value-type="float" office:value="0.00000000791013" calcext:value-type="float">
            <text:p>7.91E-09</text:p>
          </table:table-cell>
          <table:table-cell office:value-type="float" office:value="0.00000000880644" calcext:value-type="float">
            <text:p>8.81E-09</text:p>
          </table:table-cell>
          <table:table-cell office:value-type="float" office:value="0.00000000914756" calcext:value-type="float">
            <text:p>9.15E-09</text:p>
          </table:table-cell>
          <table:table-cell office:value-type="float" office:value="0.0000000092789" calcext:value-type="float">
            <text:p>9.28E-09</text:p>
          </table:table-cell>
          <table:table-cell office:value-type="float" office:value="0.0000000106175" calcext:value-type="float">
            <text:p>1.06E-08</text:p>
          </table:table-cell>
          <table:table-cell office:value-type="float" office:value="0.0000000159151" calcext:value-type="float">
            <text:p>1.59E-08</text:p>
          </table:table-cell>
          <table:table-cell office:value-type="float" office:value="0.0000000301888" calcext:value-type="float">
            <text:p>3.02E-08</text:p>
          </table:table-cell>
          <table:table-cell office:value-type="float" office:value="0.0000000616914" calcext:value-type="float">
            <text:p>6.17E-08</text:p>
          </table:table-cell>
          <table:table-cell office:value-type="float" office:value="0.000000124044" calcext:value-type="float">
            <text:p>1.24E-07</text:p>
          </table:table-cell>
          <table:table-cell office:value-type="float" office:value="0.000000238399" calcext:value-type="float">
            <text:p>2.38E-07</text:p>
          </table:table-cell>
          <table:table-cell office:value-type="float" office:value="0.000000440213" calcext:value-type="float">
            <text:p>4.40E-07</text:p>
          </table:table-cell>
          <table:table-cell office:value-type="float" office:value="0.000000784129" calcext:value-type="float">
            <text:p>7.84E-07</text:p>
          </table:table-cell>
          <table:table-cell office:value-type="float" office:value="0.00000136297" calcext:value-type="float">
            <text:p>1.36E-06</text:p>
          </table:table-cell>
          <table:table-cell office:value-type="float" office:value="0.00000232327" calcext:value-type="float">
            <text:p>2.32E-06</text:p>
          </table:table-cell>
          <table:table-cell office:value-type="float" office:value="0.00000391172" calcext:value-type="float">
            <text:p>3.91E-06</text:p>
          </table:table-cell>
          <table:table-cell office:value-type="float" office:value="0.00000652867" calcext:value-type="float">
            <text:p>6.53E-06</text:p>
          </table:table-cell>
          <table:table-cell office:value-type="float" office:value="0.0000108389" calcext:value-type="float">
            <text:p>1.08E-05</text:p>
          </table:table-cell>
          <table:table-cell office:value-type="float" office:value="0.000017937" calcext:value-type="float">
            <text:p>1.79E-05</text:p>
          </table:table-cell>
          <table:table-cell office:value-type="float" office:value="0.0000296287" calcext:value-type="float">
            <text:p>2.96E-05</text:p>
          </table:table-cell>
          <table:table-cell office:value-type="float" office:value="0.0000488962" calcext:value-type="float">
            <text:p>4.89E-05</text:p>
          </table:table-cell>
          <table:table-cell office:value-type="float" office:value="0.0000806504" calcext:value-type="float">
            <text:p>8.07E-05</text:p>
          </table:table-cell>
          <table:table-cell office:value-type="float" office:value="0.000132992" calcext:value-type="float">
            <text:p>0.000132992</text:p>
          </table:table-cell>
          <table:table-cell office:value-type="float" office:value="0.000219255" calcext:value-type="float">
            <text:p>0.000219255</text:p>
          </table:table-cell>
          <table:table-cell office:value-type="float" office:value="0.000361413" calcext:value-type="float">
            <text:p>0.000361413</text:p>
          </table:table-cell>
          <table:table-cell office:value-type="float" office:value="0.000595622" calcext:value-type="float">
            <text:p>0.000595622</text:p>
          </table:table-cell>
          <table:table-cell office:value-type="float" office:value="0.000981445" calcext:value-type="float">
            <text:p>0.000981445</text:p>
          </table:table-cell>
          <table:table-cell office:value-type="float" office:value="0.00161685" calcext:value-type="float">
            <text:p>0.00161685</text:p>
          </table:table-cell>
          <table:table-cell office:value-type="float" office:value="0.00266321" calcext:value-type="float">
            <text:p>0.00266321</text:p>
          </table:table-cell>
          <table:table-cell office:value-type="float" office:value="0.00438576" calcext:value-type="float">
            <text:p>0.00438576</text:p>
          </table:table-cell>
          <table:table-cell office:value-type="float" office:value="0.00722064" calcext:value-type="float">
            <text:p>0.00722064</text:p>
          </table:table-cell>
          <table:table-cell office:value-type="float" office:value="0.0118831" calcext:value-type="float">
            <text:p>0.0118831</text:p>
          </table:table-cell>
          <table:table-cell office:value-type="float" office:value="0.0195433" calcext:value-type="float">
            <text:p>0.0195433</text:p>
          </table:table-cell>
          <table:table-cell office:value-type="float" office:value="0.0321051" calcext:value-type="float">
            <text:p>0.0321051</text:p>
          </table:table-cell>
          <table:table-cell office:value-type="float" office:value="0.0526394" calcext:value-type="float">
            <text:p>0.0526394</text:p>
          </table:table-cell>
          <table:table-cell office:value-type="float" office:value="0.0860277" calcext:value-type="float">
            <text:p>0.0860277</text:p>
          </table:table-cell>
          <table:table-cell office:value-type="float" office:value="0.139838" calcext:value-type="float">
            <text:p>0.139838</text:p>
          </table:table-cell>
          <table:table-cell office:value-type="float" office:value="0.22531" calcext:value-type="float">
            <text:p>0.22531</text:p>
          </table:table-cell>
          <table:table-cell office:value-type="float" office:value="0.357882" calcext:value-type="float">
            <text:p>0.357882</text:p>
          </table:table-cell>
          <table:table-cell office:value-type="float" office:value="0.555735" calcext:value-type="float">
            <text:p>0.555735</text:p>
          </table:table-cell>
          <table:table-cell office:value-type="float" office:value="0.833244" calcext:value-type="float">
            <text:p>0.833244</text:p>
          </table:table-cell>
          <table:table-cell office:value-type="float" office:value="1.18563" calcext:value-type="float">
            <text:p>1.18563</text:p>
          </table:table-cell>
          <table:table-cell office:value-type="float" office:value="1.56653" calcext:value-type="float">
            <text:p>1.56653</text:p>
          </table:table-cell>
          <table:table-cell office:value-type="float" office:value="1.87744" calcext:value-type="float">
            <text:p>1.87744</text:p>
          </table:table-cell>
          <table:table-cell office:value-type="float" office:value="2.00235" calcext:value-type="float">
            <text:p>2.00235</text:p>
          </table:table-cell>
          <table:table-cell office:value-type="float" office:value="1.88598" calcext:value-type="float">
            <text:p>1.88598</text:p>
          </table:table-cell>
          <table:table-cell office:value-type="float" office:value="1.58" calcext:value-type="float">
            <text:p>1.58</text:p>
          </table:table-cell>
          <table:table-cell office:value-type="float" office:value="1.19966" calcext:value-type="float">
            <text:p>1.19966</text:p>
          </table:table-cell>
          <table:table-cell office:value-type="float" office:value="0.845081" calcext:value-type="float">
            <text:p>0.845081</text:p>
          </table:table-cell>
          <table:table-cell office:value-type="float" office:value="0.564546" calcext:value-type="float">
            <text:p>0.564546</text:p>
          </table:table-cell>
          <table:table-cell office:value-type="float" office:value="0.363951" calcext:value-type="float">
            <text:p>0.363951</text:p>
          </table:table-cell>
          <table:table-cell office:value-type="float" office:value="0.229292" calcext:value-type="float">
            <text:p>0.229292</text:p>
          </table:table-cell>
          <table:table-cell office:value-type="float" office:value="0.142372" calcext:value-type="float">
            <text:p>0.142372</text:p>
          </table:table-cell>
          <table:table-cell office:value-type="float" office:value="0.0876079" calcext:value-type="float">
            <text:p>0.0876079</text:p>
          </table:table-cell>
          <table:table-cell office:value-type="float" office:value="0.0536108" calcext:value-type="float">
            <text:p>0.0536108</text:p>
          </table:table-cell>
          <table:table-cell office:value-type="float" office:value="0.0326958" calcext:value-type="float">
            <text:p>0.0326958</text:p>
          </table:table-cell>
          <table:table-cell office:value-type="float" office:value="0.0198996" calcext:value-type="float">
            <text:p>0.0198996</text:p>
          </table:table-cell>
          <table:table-cell office:value-type="float" office:value="0.0120971" calcext:value-type="float">
            <text:p>0.0120971</text:p>
          </table:table-cell>
          <table:table-cell office:value-type="float" office:value="0.00734936" calcext:value-type="float">
            <text:p>0.00734936</text:p>
          </table:table-cell>
          <table:table-cell office:value-type="float" office:value="0.00446408" calcext:value-type="float">
            <text:p>0.00446408</text:p>
          </table:table-cell>
          <table:table-cell office:value-type="float" office:value="0.00271187" calcext:value-type="float">
            <text:p>0.00271187</text:p>
          </table:table-cell>
          <table:table-cell office:value-type="float" office:value="0.00164801" calcext:value-type="float">
            <text:p>0.00164801</text:p>
          </table:table-cell>
          <table:table-cell office:value-type="float" office:value="0.00100194" calcext:value-type="float">
            <text:p>0.00100194</text:p>
          </table:table-cell>
          <table:table-cell office:value-type="float" office:value="0.000609337" calcext:value-type="float">
            <text:p>0.000609337</text:p>
          </table:table-cell>
          <table:table-cell office:value-type="float" office:value="0.000370542" calcext:value-type="float">
            <text:p>0.000370542</text:p>
          </table:table-cell>
          <table:table-cell office:value-type="float" office:value="0.000225165" calcext:value-type="float">
            <text:p>0.000225165</text:p>
          </table:table-cell>
          <table:table-cell office:value-type="float" office:value="0.000136609" calcext:value-type="float">
            <text:p>0.000136609</text:p>
          </table:table-cell>
          <table:table-cell office:value-type="float" office:value="0.0000826782" calcext:value-type="float">
            <text:p>8.27E-05</text:p>
          </table:table-cell>
          <table:table-cell office:value-type="float" office:value="0.0000498834" calcext:value-type="float">
            <text:p>4.99E-05</text:p>
          </table:table-cell>
          <table:table-cell office:value-type="float" office:value="0.0000299899" calcext:value-type="float">
            <text:p>3.00E-05</text:p>
          </table:table-cell>
          <table:table-cell office:value-type="float" office:value="0.0000179604" calcext:value-type="float">
            <text:p>1.80E-05</text:p>
          </table:table-cell>
          <table:table-cell office:value-type="float" office:value="0.0000107038" calcext:value-type="float">
            <text:p>1.07E-05</text:p>
          </table:table-cell>
          <table:table-cell office:value-type="float" office:value="0.00000633353" calcext:value-type="float">
            <text:p>6.33E-06</text:p>
          </table:table-cell>
          <table:table-cell office:value-type="float" office:value="0.00000370239" calcext:value-type="float">
            <text:p>3.70E-06</text:p>
          </table:table-cell>
          <table:table-cell office:value-type="float" office:value="0.00000212004" calcext:value-type="float">
            <text:p>2.12E-06</text:p>
          </table:table-cell>
          <table:table-cell office:value-type="float" office:value="0.00000117469" calcext:value-type="float">
            <text:p>1.17E-06</text:p>
          </table:table-cell>
          <table:table-cell office:value-type="float" office:value="0.000000619188" calcext:value-type="float">
            <text:p>6.19E-07</text:p>
          </table:table-cell>
          <table:table-cell office:value-type="float" office:value="0.000000304608" calcext:value-type="float">
            <text:p>3.05E-07</text:p>
          </table:table-cell>
          <table:table-cell office:value-type="float" office:value="0.000000136422" calcext:value-type="float">
            <text:p>1.36E-07</text:p>
          </table:table-cell>
          <table:table-cell office:value-type="float" office:value="0.000000054315" calcext:value-type="float">
            <text:p>5.43E-08</text:p>
          </table:table-cell>
          <table:table-cell office:value-type="float" office:value="0.0000000195574" calcext:value-type="float">
            <text:p>1.96E-08</text:p>
          </table:table-cell>
          <table:table-cell office:value-type="float" office:value="0.00000000842084" calcext:value-type="float">
            <text:p>8.42E-09</text:p>
          </table:table-cell>
          <table:table-cell office:value-type="float" office:value="0.00000000789835" calcext:value-type="float">
            <text:p>7.90E-09</text:p>
          </table:table-cell>
          <table:table-cell office:value-type="float" office:value="0.0000000118042" calcext:value-type="float">
            <text:p>1.18E-08</text:p>
          </table:table-cell>
          <table:table-cell office:value-type="float" office:value="0.000000018111" calcext:value-type="float">
            <text:p>1.81E-08</text:p>
          </table:table-cell>
          <table:table-cell office:value-type="float" office:value="0.0000000259479" calcext:value-type="float">
            <text:p>2.59E-08</text:p>
          </table:table-cell>
          <table:table-cell office:value-type="float" office:value="0.0000000347719" calcext:value-type="float">
            <text:p>3.48E-08</text:p>
          </table:table-cell>
          <table:table-cell office:value-type="float" office:value="0.0000000432227" calcext:value-type="float">
            <text:p>4.32E-08</text:p>
          </table:table-cell>
          <table:table-cell office:value-type="float" office:value="0.0000000500714" calcext:value-type="float">
            <text:p>5.01E-08</text:p>
          </table:table-cell>
          <table:table-cell office:value-type="float" office:value="0.0000000544458" calcext:value-type="float">
            <text:p>5.44E-08</text:p>
          </table:table-cell>
          <table:table-cell office:value-type="float" office:value="0.0000000555201" calcext:value-type="float">
            <text:p>5.55E-08</text:p>
          </table:table-cell>
          <table:table-cell office:value-type="float" office:value="0.0000000538198" calcext:value-type="float">
            <text:p>5.38E-08</text:p>
          </table:table-cell>
          <table:table-cell office:value-type="float" office:value="0.0000000500673" calcext:value-type="float">
            <text:p>5.01E-08</text:p>
          </table:table-cell>
          <table:table-cell office:value-type="float" office:value="0.0000000452265" calcext:value-type="float">
            <text:p>4.52E-08</text:p>
          </table:table-cell>
          <table:table-cell office:value-type="float" office:value="0.0000000407094" calcext:value-type="float">
            <text:p>4.07E-08</text:p>
          </table:table-cell>
          <table:table-cell office:value-type="float" office:value="0.0000000368984" calcext:value-type="float">
            <text:p>3.69E-08</text:p>
          </table:table-cell>
          <table:table-cell office:value-type="float" office:value="0.0000000340609" calcext:value-type="float">
            <text:p>3.41E-08</text:p>
          </table:table-cell>
          <table:table-cell office:value-type="float" office:value="0.0000000324441" calcext:value-type="float">
            <text:p>3.24E-08</text:p>
          </table:table-cell>
          <table:table-cell office:value-type="float" office:value="0.0000000315317" calcext:value-type="float">
            <text:p>3.15E-08</text:p>
          </table:table-cell>
          <table:table-cell office:value-type="float" office:value="0.0000000311271" calcext:value-type="float">
            <text:p>3.11E-08</text:p>
          </table:table-cell>
          <table:table-cell office:value-type="float" office:value="0.0000000309164" calcext:value-type="float">
            <text:p>3.09E-08</text:p>
          </table:table-cell>
          <table:table-cell office:value-type="float" office:value="0.0000000301546" calcext:value-type="float">
            <text:p>3.02E-08</text:p>
          </table:table-cell>
          <table:table-cell office:value-type="float" office:value="0.0000000288817" calcext:value-type="float">
            <text:p>2.89E-08</text:p>
          </table:table-cell>
          <table:table-cell office:value-type="float" office:value="0.0000000272326" calcext:value-type="float">
            <text:p>2.72E-08</text:p>
          </table:table-cell>
          <table:table-cell office:value-type="float" office:value="0.0000000252211" calcext:value-type="float">
            <text:p>2.52E-08</text:p>
          </table:table-cell>
          <table:table-cell office:value-type="float" office:value="0.0000000235201" calcext:value-type="float">
            <text:p>2.35E-08</text:p>
          </table:table-cell>
          <table:table-cell office:value-type="float" office:value="0.0000000223142" calcext:value-type="float">
            <text:p>2.23E-08</text:p>
          </table:table-cell>
          <table:table-cell office:value-type="float" office:value="0.0000000215634" calcext:value-type="float">
            <text:p>2.16E-08</text:p>
          </table:table-cell>
          <table:table-cell office:value-type="float" office:value="0.0000000218101" calcext:value-type="float">
            <text:p>2.18E-08</text:p>
          </table:table-cell>
          <table:table-cell office:value-type="float" office:value="0.0000000227228" calcext:value-type="float">
            <text:p>2.27E-08</text:p>
          </table:table-cell>
          <table:table-cell office:value-type="float" office:value="0.0000000239988" calcext:value-type="float">
            <text:p>2.40E-08</text:p>
          </table:table-cell>
          <table:table-cell office:value-type="float" office:value="0.0000000257655" calcext:value-type="float">
            <text:p>2.58E-08</text:p>
          </table:table-cell>
          <table:table-cell office:value-type="float" office:value="0.0000000266734" calcext:value-type="float">
            <text:p>2.67E-08</text:p>
          </table:table-cell>
          <table:table-cell office:value-type="float" office:value="0.0000000270258" calcext:value-type="float">
            <text:p>2.70E-08</text:p>
          </table:table-cell>
          <table:table-cell office:value-type="float" office:value="0.0000000269845" calcext:value-type="float">
            <text:p>2.70E-08</text:p>
          </table:table-cell>
          <table:table-cell office:value-type="float" office:value="0.0000000253957" calcext:value-type="float">
            <text:p>2.54E-08</text:p>
          </table:table-cell>
          <table:table-cell office:value-type="float" office:value="0.0000000247141" calcext:value-type="float">
            <text:p>2.47E-08</text:p>
          </table:table-cell>
          <table:table-cell office:value-type="float" office:value="0.0000000231777" calcext:value-type="float">
            <text:p>2.32E-08</text:p>
          </table:table-cell>
          <table:table-cell office:value-type="float" office:value="0.000000020931" calcext:value-type="float">
            <text:p>2.09E-08</text:p>
          </table:table-cell>
          <table:table-cell office:value-type="float" office:value="0.0000000213087" calcext:value-type="float">
            <text:p>2.13E-08</text:p>
          </table:table-cell>
          <table:table-cell office:value-type="float" office:value="0.0000000190346" calcext:value-type="float">
            <text:p>1.90E-08</text:p>
          </table:table-cell>
          <table:table-cell office:value-type="float" office:value="0.000000018507" calcext:value-type="float">
            <text:p>1.85E-08</text:p>
          </table:table-cell>
          <table:table-cell office:value-type="float" office:value="0.000000020667" calcext:value-type="float">
            <text:p>2.07E-08</text:p>
          </table:table-cell>
          <table:table-cell office:value-type="float" office:value="0.0000000170346" calcext:value-type="float">
            <text:p>1.70E-08</text:p>
          </table:table-cell>
          <table:table-cell office:value-type="float" office:value="0.0000000187948" calcext:value-type="float">
            <text:p>1.88E-08</text:p>
          </table:table-cell>
          <table:table-cell office:value-type="float" office:value="0.0000000188252" calcext:value-type="float">
            <text:p>1.88E-08</text:p>
          </table:table-cell>
          <table:table-cell office:value-type="float" office:value="0.0000000132814" calcext:value-type="float">
            <text:p>1.33E-08</text:p>
          </table:table-cell>
          <table:table-cell office:value-type="float" office:value="0.0000000167097" calcext:value-type="float">
            <text:p>1.67E-08</text:p>
          </table:table-cell>
          <table:table-cell office:value-type="float" office:value="0.0000000139092" calcext:value-type="float">
            <text:p>1.39E-08</text:p>
          </table:table-cell>
          <table:table-cell office:value-type="float" office:value="0.0000000105504" calcext:value-type="float">
            <text:p>1.06E-08</text:p>
          </table:table-cell>
          <table:table-cell office:value-type="float" office:value="0.0000000152104" calcext:value-type="float">
            <text:p>1.52E-08</text:p>
          </table:table-cell>
          <table:table-cell office:value-type="float" office:value="0.0000000118886" calcext:value-type="float">
            <text:p>1.19E-08</text:p>
          </table:table-cell>
          <table:table-cell office:value-type="float" office:value="0.0000000108886" calcext:value-type="float">
            <text:p>1.09E-08</text:p>
          </table:table-cell>
          <table:table-cell office:value-type="float" office:value="0.0000000162091" calcext:value-type="float">
            <text:p>1.62E-08</text:p>
          </table:table-cell>
          <table:table-cell office:value-type="float" office:value="0.0000000131333" calcext:value-type="float">
            <text:p>1.31E-08</text:p>
          </table:table-cell>
          <table:table-cell office:value-type="float" office:value="0.0000000130786" calcext:value-type="float">
            <text:p>1.31E-08</text:p>
          </table:table-cell>
          <table:table-cell office:value-type="float" office:value="0.0000000187876" calcext:value-type="float">
            <text:p>1.88E-08</text:p>
          </table:table-cell>
          <table:table-cell office:value-type="float" office:value="0.0000000130246" calcext:value-type="float">
            <text:p>1.30E-08</text:p>
          </table:table-cell>
          <table:table-cell office:value-type="float" office:value="0.0000000130085" calcext:value-type="float">
            <text:p>1.30E-08</text:p>
          </table:table-cell>
          <table:table-cell office:value-type="float" office:value="0.0000000172289" calcext:value-type="float">
            <text:p>1.72E-08</text:p>
          </table:table-cell>
          <table:table-cell office:value-type="float" office:value="0.00000000997123" calcext:value-type="float">
            <text:p>9.97E-09</text:p>
          </table:table-cell>
          <table:table-cell office:value-type="float" office:value="0.0000000116458" calcext:value-type="float">
            <text:p>1.16E-08</text:p>
          </table:table-cell>
          <table:table-cell office:value-type="float" office:value="0.0000000161868" calcext:value-type="float">
            <text:p>1.62E-08</text:p>
          </table:table-cell>
          <table:table-cell office:value-type="float" office:value="0.000000009275" calcext:value-type="float">
            <text:p>9.28E-09</text:p>
          </table:table-cell>
          <table:table-cell office:value-type="float" office:value="0.0000000113258" calcext:value-type="float">
            <text:p>1.13E-08</text:p>
          </table:table-cell>
          <table:table-cell office:value-type="float" office:value="0.000000015393" calcext:value-type="float">
            <text:p>1.54E-08</text:p>
          </table:table-cell>
          <table:table-cell office:value-type="float" office:value="0.0000000070507" calcext:value-type="float">
            <text:p>7.05E-09</text:p>
          </table:table-cell>
          <table:table-cell office:value-type="float" office:value="0.00000000916347" calcext:value-type="float">
            <text:p>9.16E-09</text:p>
          </table:table-cell>
          <table:table-cell office:value-type="float" office:value="0.0000000125636" calcext:value-type="float">
            <text:p>1.26E-08</text:p>
          </table:table-cell>
          <table:table-cell office:value-type="float" office:value="0.00000000516624" calcext:value-type="float">
            <text:p>5.17E-09</text:p>
          </table:table-cell>
          <table:table-cell office:value-type="float" office:value="0.0000000073594" calcext:value-type="float">
            <text:p>7.36E-09</text:p>
          </table:table-cell>
          <table:table-cell office:value-type="float" office:value="0.0000000109339" calcext:value-type="float">
            <text:p>1.09E-08</text:p>
          </table:table-cell>
          <table:table-cell office:value-type="float" office:value="0.00000000422982" calcext:value-type="float">
            <text:p>4.23E-09</text:p>
          </table:table-cell>
          <table:table-cell office:value-type="float" office:value="0.000000005783" calcext:value-type="float">
            <text:p>5.78E-09</text:p>
          </table:table-cell>
          <table:table-cell office:value-type="float" office:value="0.0000000107378" calcext:value-type="float">
            <text:p>1.07E-08</text:p>
          </table:table-cell>
          <table:table-cell office:value-type="float" office:value="0.00000000493019" calcext:value-type="float">
            <text:p>4.93E-09</text:p>
          </table:table-cell>
          <table:table-cell office:value-type="float" office:value="0.00000000565823" calcext:value-type="float">
            <text:p>5.66E-09</text:p>
          </table:table-cell>
          <table:table-cell office:value-type="float" office:value="0.0000000139541" calcext:value-type="float">
            <text:p>1.40E-08</text:p>
          </table:table-cell>
          <table:table-cell office:value-type="float" office:value="0.00000000554614" calcext:value-type="float">
            <text:p>5.55E-09</text:p>
          </table:table-cell>
          <table:table-cell office:value-type="float" office:value="0.00000000634004" calcext:value-type="float">
            <text:p>6.34E-09</text:p>
          </table:table-cell>
          <table:table-cell office:value-type="float" office:value="0.0000000139642" calcext:value-type="float">
            <text:p>1.40E-08</text:p>
          </table:table-cell>
          <table:table-cell office:value-type="float" office:value="0.0000000035587" calcext:value-type="float">
            <text:p>3.56E-09</text:p>
          </table:table-cell>
          <table:table-cell office:value-type="float" office:value="0.00000000634118" calcext:value-type="float">
            <text:p>6.34E-09</text:p>
          </table:table-cell>
          <table:table-cell office:value-type="float" office:value="0.0000000110596" calcext:value-type="float">
            <text:p>1.11E-08</text:p>
          </table:table-cell>
          <table:table-cell office:value-type="float" office:value="0.00000000576152" calcext:value-type="float">
            <text:p>5.76E-09</text:p>
          </table:table-cell>
          <table:table-cell office:value-type="float" office:value="0.00000000508106" calcext:value-type="float">
            <text:p>5.08E-09</text:p>
          </table:table-cell>
          <table:table-cell office:value-type="float" office:value="0.0000000118482" calcext:value-type="float">
            <text:p>1.18E-08</text:p>
          </table:table-cell>
          <table:table-cell office:value-type="float" office:value="0.0000000073949" calcext:value-type="float">
            <text:p>7.39E-09</text:p>
          </table:table-cell>
          <table:table-cell office:value-type="float" office:value="0.00000000181286" calcext:value-type="float">
            <text:p>1.81E-09</text:p>
          </table:table-cell>
          <table:table-cell office:value-type="float" office:value="0.000000014731" calcext:value-type="float">
            <text:p>1.47E-08</text:p>
          </table:table-cell>
          <table:table-cell office:value-type="float" office:value="0.00000000458693" calcext:value-type="float">
            <text:p>4.59E-09</text:p>
          </table:table-cell>
          <table:table-cell office:value-type="float" office:value="0.00000000312273" calcext:value-type="float">
            <text:p>3.12E-09</text:p>
          </table:table-cell>
          <table:table-cell office:value-type="float" office:value="0.0000000128797" calcext:value-type="float">
            <text:p>1.29E-08</text:p>
          </table:table-cell>
          <table:table-cell office:value-type="float" office:value="0.00000000257708" calcext:value-type="float">
            <text:p>2.58E-09</text:p>
          </table:table-cell>
          <table:table-cell office:value-type="float" office:value="0.00000000382745" calcext:value-type="float">
            <text:p>3.83E-09</text:p>
          </table:table-cell>
          <table:table-cell office:value-type="float" office:value="0.00000000706704" calcext:value-type="float">
            <text:p>7.07E-09</text:p>
          </table:table-cell>
          <table:table-cell office:value-type="float" office:value="0.00000000351568" calcext:value-type="float">
            <text:p>3.52E-09</text:p>
          </table:table-cell>
          <table:table-cell office:value-type="float" office:value="0.00000000083201" calcext:value-type="float">
            <text:p>8.32E-10</text:p>
          </table:table-cell>
          <table:table-cell office:value-type="float" office:value="0.00000000425105" calcext:value-type="float">
            <text:p>4.25E-09</text:p>
          </table:table-cell>
          <table:table-cell office:value-type="float" office:value="0.00000000948173" calcext:value-type="float">
            <text:p>9.48E-09</text:p>
          </table:table-cell>
          <table:table-cell office:value-type="float" office:value="0.000000000856535" calcext:value-type="float">
            <text:p>8.57E-10</text:p>
          </table:table-cell>
          <table:table-cell office:value-type="float" office:value="0.0000000109186" calcext:value-type="float">
            <text:p>1.09E-08</text:p>
          </table:table-cell>
          <table:table-cell office:value-type="float" office:value="0.0000000174684" calcext:value-type="float">
            <text:p>1.75E-08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0371025" calcext:value-type="float">
            <text:p>3.71E-10</text:p>
          </table:table-cell>
          <table:table-cell office:value-type="float" office:value="0.00000000142744" calcext:value-type="float">
            <text:p>1.43E-09</text:p>
          </table:table-cell>
          <table:table-cell office:value-type="float" office:value="0.00000000301525" calcext:value-type="float">
            <text:p>3.02E-09</text:p>
          </table:table-cell>
          <table:table-cell office:value-type="float" office:value="0.00000000496672" calcext:value-type="float">
            <text:p>4.97E-09</text:p>
          </table:table-cell>
          <table:table-cell office:value-type="float" office:value="0.0000000068987" calcext:value-type="float">
            <text:p>6.90E-09</text:p>
          </table:table-cell>
          <table:table-cell office:value-type="float" office:value="0.00000000874671" calcext:value-type="float">
            <text:p>8.75E-09</text:p>
          </table:table-cell>
          <table:table-cell office:value-type="float" office:value="0.00000000999209" calcext:value-type="float">
            <text:p>9.99E-09</text:p>
          </table:table-cell>
          <table:table-cell office:value-type="float" office:value="0.0000000108035" calcext:value-type="float">
            <text:p>1.08E-08</text:p>
          </table:table-cell>
          <table:table-cell office:value-type="float" office:value="0.0000000107314" calcext:value-type="float">
            <text:p>1.07E-08</text:p>
          </table:table-cell>
          <table:table-cell office:value-type="float" office:value="0.0000000101463" calcext:value-type="float">
            <text:p>1.01E-08</text:p>
          </table:table-cell>
          <table:table-cell office:value-type="float" office:value="0.00000000884971" calcext:value-type="float">
            <text:p>8.85E-09</text:p>
          </table:table-cell>
          <table:table-cell office:value-type="float" office:value="0.00000000726803" calcext:value-type="float">
            <text:p>7.27E-09</text:p>
          </table:table-cell>
          <table:table-cell office:value-type="float" office:value="0.00000000548136" calcext:value-type="float">
            <text:p>5.48E-09</text:p>
          </table:table-cell>
          <table:table-cell office:value-type="float" office:value="0.00000000380897" calcext:value-type="float">
            <text:p>3.81E-09</text:p>
          </table:table-cell>
          <table:table-cell office:value-type="float" office:value="0.00000000246541" calcext:value-type="float">
            <text:p>2.47E-09</text:p>
          </table:table-cell>
          <table:table-cell office:value-type="float" office:value="0.00000000155756" calcext:value-type="float">
            <text:p>1.56E-09</text:p>
          </table:table-cell>
          <table:table-cell office:value-type="float" office:value="0.00000000124028" calcext:value-type="float">
            <text:p>1.24E-09</text:p>
          </table:table-cell>
          <table:table-cell office:value-type="float" office:value="0.00000000139148" calcext:value-type="float">
            <text:p>1.39E-09</text:p>
          </table:table-cell>
          <table:table-cell office:value-type="float" office:value="0.00000000202872" calcext:value-type="float">
            <text:p>2.03E-09</text:p>
          </table:table-cell>
          <table:table-cell office:value-type="float" office:value="0.00000000291387" calcext:value-type="float">
            <text:p>2.91E-09</text:p>
          </table:table-cell>
          <table:table-cell office:value-type="float" office:value="0.00000000406845" calcext:value-type="float">
            <text:p>4.07E-09</text:p>
          </table:table-cell>
          <table:table-cell office:value-type="float" office:value="0.00000000547024" calcext:value-type="float">
            <text:p>5.47E-09</text:p>
          </table:table-cell>
          <table:table-cell office:value-type="float" office:value="0.00000000756758" calcext:value-type="float">
            <text:p>7.57E-09</text:p>
          </table:table-cell>
          <table:table-cell office:value-type="float" office:value="0.000000011256" calcext:value-type="float">
            <text:p>1.13E-08</text:p>
          </table:table-cell>
          <table:table-cell office:value-type="float" office:value="0.0000000183349" calcext:value-type="float">
            <text:p>1.83E-08</text:p>
          </table:table-cell>
          <table:table-cell office:value-type="float" office:value="0.0000000320526" calcext:value-type="float">
            <text:p>3.21E-08</text:p>
          </table:table-cell>
          <table:table-cell office:value-type="float" office:value="0.0000000576976" calcext:value-type="float">
            <text:p>5.77E-08</text:p>
          </table:table-cell>
          <table:table-cell office:value-type="float" office:value="0.000000104205" calcext:value-type="float">
            <text:p>1.04E-07</text:p>
          </table:table-cell>
          <table:table-cell office:value-type="float" office:value="0.000000185596" calcext:value-type="float">
            <text:p>1.86E-07</text:p>
          </table:table-cell>
          <table:table-cell office:value-type="float" office:value="0.000000325129" calcext:value-type="float">
            <text:p>3.25E-07</text:p>
          </table:table-cell>
          <table:table-cell office:value-type="float" office:value="0.000000559049" calcext:value-type="float">
            <text:p>5.59E-07</text:p>
          </table:table-cell>
          <table:table-cell office:value-type="float" office:value="0.000000947791" calcext:value-type="float">
            <text:p>9.48E-07</text:p>
          </table:table-cell>
          <table:table-cell office:value-type="float" office:value="0.00000158589" calcext:value-type="float">
            <text:p>1.59E-06</text:p>
          </table:table-cell>
          <table:table-cell office:value-type="float" office:value="0.0000026313" calcext:value-type="float">
            <text:p>2.63E-06</text:p>
          </table:table-cell>
          <table:table-cell office:value-type="float" office:value="0.00000433477" calcext:value-type="float">
            <text:p>4.33E-06</text:p>
          </table:table-cell>
          <table:table-cell office:value-type="float" office:value="0.00000711225" calcext:value-type="float">
            <text:p>7.11E-06</text:p>
          </table:table-cell>
          <table:table-cell office:value-type="float" office:value="0.0000116365" calcext:value-type="float">
            <text:p>1.16E-05</text:p>
          </table:table-cell>
          <table:table-cell table:style-name="ce1" office:value-type="float" office:value="0.0000190143" calcext:value-type="float">
            <text:p>1.90E-05</text:p>
          </table:table-cell>
          <table:table-cell table:style-name="ce1" office:value-type="float" office:value="0.0000310595" calcext:value-type="float">
            <text:p>3.11E-05</text:p>
          </table:table-cell>
          <table:table-cell table:style-name="ce1" office:value-type="float" office:value="0.0000507485" calcext:value-type="float">
            <text:p>5.07E-05</text:p>
          </table:table-cell>
          <table:table-cell table:style-name="ce1" office:value-type="float" office:value="0.000082984" calcext:value-type="float">
            <text:p>8.30E-05</text:p>
          </table:table-cell>
          <table:table-cell office:value-type="float" office:value="0.000135825" calcext:value-type="float">
            <text:p>0.000135825</text:p>
          </table:table-cell>
          <table:table-cell office:value-type="float" office:value="0.000222554" calcext:value-type="float">
            <text:p>0.000222554</text:p>
          </table:table-cell>
          <table:table-cell office:value-type="float" office:value="0.000365061" calcext:value-type="float">
            <text:p>0.000365061</text:p>
          </table:table-cell>
          <table:table-cell office:value-type="float" office:value="0.000599394" calcext:value-type="float">
            <text:p>0.000599394</text:p>
          </table:table-cell>
          <table:table-cell office:value-type="float" office:value="0.000985032" calcext:value-type="float">
            <text:p>0.000985032</text:p>
          </table:table-cell>
          <table:table-cell office:value-type="float" office:value="0.00161988" calcext:value-type="float">
            <text:p>0.00161988</text:p>
          </table:table-cell>
          <table:table-cell office:value-type="float" office:value="0.00266536" calcext:value-type="float">
            <text:p>0.00266536</text:p>
          </table:table-cell>
          <table:table-cell office:value-type="float" office:value="0.00438699" calcext:value-type="float">
            <text:p>0.00438699</text:p>
          </table:table-cell>
          <table:table-cell office:value-type="float" office:value="0.00722151" calcext:value-type="float">
            <text:p>0.00722151</text:p>
          </table:table-cell>
          <table:table-cell office:value-type="float" office:value="0.0118853" calcext:value-type="float">
            <text:p>0.0118853</text:p>
          </table:table-cell>
          <table:table-cell office:value-type="float" office:value="0.0195504" calcext:value-type="float">
            <text:p>0.0195504</text:p>
          </table:table-cell>
          <table:table-cell office:value-type="float" office:value="0.0321231" calcext:value-type="float">
            <text:p>0.0321231</text:p>
          </table:table-cell>
          <table:table-cell office:value-type="float" office:value="0.0526785" calcext:value-type="float">
            <text:p>0.0526785</text:p>
          </table:table-cell>
          <table:table-cell office:value-type="float" office:value="0.0861025" calcext:value-type="float">
            <text:p>0.0861025</text:p>
          </table:table-cell>
          <table:table-cell office:value-type="float" office:value="0.13997" calcext:value-type="float">
            <text:p>0.13997</text:p>
          </table:table-cell>
          <table:table-cell office:value-type="float" office:value="0.225524" calcext:value-type="float">
            <text:p>0.225524</text:p>
          </table:table-cell>
          <table:table-cell office:value-type="float" office:value="0.358208" calcext:value-type="float">
            <text:p>0.358208</text:p>
          </table:table-cell>
          <table:table-cell office:value-type="float" office:value="0.556195" calcext:value-type="float">
            <text:p>0.556195</text:p>
          </table:table-cell>
          <table:table-cell office:value-type="float" office:value="0.833832" calcext:value-type="float">
            <text:p>0.833832</text:p>
          </table:table-cell>
          <table:table-cell office:value-type="float" office:value="1.18628" calcext:value-type="float">
            <text:p>1.18628</text:p>
          </table:table-cell>
          <table:table-cell office:value-type="float" office:value="1.56709" calcext:value-type="float">
            <text:p>1.56709</text:p>
          </table:table-cell>
          <table:table-cell office:value-type="float" office:value="1.87771" calcext:value-type="float">
            <text:p>1.87771</text:p>
          </table:table-cell>
          <table:table-cell office:value-type="float" office:value="2.00222" calcext:value-type="float">
            <text:p>2.00222</text:p>
          </table:table-cell>
          <table:table-cell office:value-type="float" office:value="1.88549" calcext:value-type="float">
            <text:p>1.88549</text:p>
          </table:table-cell>
          <table:table-cell office:value-type="float" office:value="1.57935" calcext:value-type="float">
            <text:p>1.57935</text:p>
          </table:table-cell>
          <table:table-cell office:value-type="float" office:value="1.19904" calcext:value-type="float">
            <text:p>1.19904</text:p>
          </table:table-cell>
          <table:table-cell office:value-type="float" office:value="0.844593" calcext:value-type="float">
            <text:p>0.844593</text:p>
          </table:table-cell>
          <table:table-cell office:value-type="float" office:value="0.564198" calcext:value-type="float">
            <text:p>0.564198</text:p>
          </table:table-cell>
          <table:table-cell office:value-type="float" office:value="0.363715" calcext:value-type="float">
            <text:p>0.363715</text:p>
          </table:table-cell>
          <table:table-cell office:value-type="float" office:value="0.229134" calcext:value-type="float">
            <text:p>0.229134</text:p>
          </table:table-cell>
          <table:table-cell office:value-type="float" office:value="0.142267" calcext:value-type="float">
            <text:p>0.142267</text:p>
          </table:table-cell>
          <table:table-cell office:value-type="float" office:value="0.087538" calcext:value-type="float">
            <text:p>0.087538</text:p>
          </table:table-cell>
          <table:table-cell office:value-type="float" office:value="0.053565" calcext:value-type="float">
            <text:p>0.053565</text:p>
          </table:table-cell>
          <table:table-cell office:value-type="float" office:value="0.032667" calcext:value-type="float">
            <text:p>0.032667</text:p>
          </table:table-cell>
          <table:table-cell office:value-type="float" office:value="0.0198828" calcext:value-type="float">
            <text:p>0.0198828</text:p>
          </table:table-cell>
          <table:table-cell office:value-type="float" office:value="0.0120884" calcext:value-type="float">
            <text:p>0.0120884</text:p>
          </table:table-cell>
          <table:table-cell office:value-type="float" office:value="0.0073458" calcext:value-type="float">
            <text:p>0.0073458</text:p>
          </table:table-cell>
          <table:table-cell office:value-type="float" office:value="0.0044635" calcext:value-type="float">
            <text:p>0.0044635</text:p>
          </table:table-cell>
          <table:table-cell office:value-type="float" office:value="0.00271275" calcext:value-type="float">
            <text:p>0.00271275</text:p>
          </table:table-cell>
          <table:table-cell office:value-type="float" office:value="0.00164948" calcext:value-type="float">
            <text:p>0.00164948</text:p>
          </table:table-cell>
          <table:table-cell office:value-type="float" office:value="0.00100366" calcext:value-type="float">
            <text:p>0.00100366</text:p>
          </table:table-cell>
          <table:table-cell table:style-name="Default" office:value-type="float" office:value="0.000611161" calcext:value-type="float">
            <text:p>0.000611161</text:p>
          </table:table-cell>
          <table:table-cell table:style-name="Default" office:value-type="float" office:value="0.000372444" calcext:value-type="float">
            <text:p>0.000372444</text:p>
          </table:table-cell>
          <table:table-cell table:style-name="Default" office:value-type="float" office:value="0.000227217" calcext:value-type="float">
            <text:p>0.000227217</text:p>
          </table:table-cell>
          <table:table-cell table:style-name="Default" office:value-type="float" office:value="0.000138774" calcext:value-type="float">
            <text:p>0.000138774</text:p>
          </table:table-cell>
          <table:table-cell office:value-type="float" office:value="0.0000848305" calcext:value-type="float">
            <text:p>8.48E-05</text:p>
          </table:table-cell>
          <table:table-cell office:value-type="float" office:value="0.0000519766" calcext:value-type="float">
            <text:p>5.20E-05</text:p>
          </table:table-cell>
          <table:table-cell office:value-type="float" office:value="0.0000319724" calcext:value-type="float">
            <text:p>3.20E-05</text:p>
          </table:table-cell>
          <table:table-cell office:value-type="float" office:value="0.0000197103" calcext:value-type="float">
            <text:p>1.97E-05</text:p>
          </table:table-cell>
          <table:table-cell office:value-type="float" office:value="0.0000122053" calcext:value-type="float">
            <text:p>1.22E-05</text:p>
          </table:table-cell>
          <table:table-cell office:value-type="float" office:value="0.0000076421" calcext:value-type="float">
            <text:p>7.64E-06</text:p>
          </table:table-cell>
          <table:table-cell office:value-type="float" office:value="0.0000047934" calcext:value-type="float">
            <text:p>4.79E-06</text:p>
          </table:table-cell>
          <table:table-cell office:value-type="float" office:value="0.00000298521" calcext:value-type="float">
            <text:p>2.99E-06</text:p>
          </table:table-cell>
          <table:table-cell office:value-type="float" office:value="0.00000188373" calcext:value-type="float">
            <text:p>1.88E-06</text:p>
          </table:table-cell>
          <table:table-cell office:value-type="float" office:value="0.0000011853" calcext:value-type="float">
            <text:p>1.19E-06</text:p>
          </table:table-cell>
          <table:table-cell office:value-type="float" office:value="0.000000705802" calcext:value-type="float">
            <text:p>7.06E-07</text:p>
          </table:table-cell>
          <table:table-cell office:value-type="float" office:value="0.000000420164" calcext:value-type="float">
            <text:p>4.20E-07</text:p>
          </table:table-cell>
          <table:table-cell office:value-type="float" office:value="0.000000256819" calcext:value-type="float">
            <text:p>2.57E-07</text:p>
          </table:table-cell>
          <table:table-cell office:value-type="float" office:value="0.000000137198" calcext:value-type="float">
            <text:p>1.37E-07</text:p>
          </table:table-cell>
          <table:table-cell office:value-type="float" office:value="0.0000000701105" calcext:value-type="float">
            <text:p>7.01E-08</text:p>
          </table:table-cell>
          <table:table-cell office:value-type="float" office:value="0.0000000441942" calcext:value-type="float">
            <text:p>4.42E-08</text:p>
          </table:table-cell>
          <table:table-cell office:value-type="float" office:value="0.0000000235536" calcext:value-type="float">
            <text:p>2.36E-08</text:p>
          </table:table-cell>
          <table:table-cell office:value-type="float" office:value="0.0000000121785" calcext:value-type="float">
            <text:p>1.22E-08</text:p>
          </table:table-cell>
          <table:table-cell office:value-type="float" office:value="0.0000000137354" calcext:value-type="float">
            <text:p>1.37E-08</text:p>
          </table:table-cell>
          <table:table-cell office:value-type="float" office:value="0.0000000136454" calcext:value-type="float">
            <text:p>1.36E-08</text:p>
          </table:table-cell>
          <table:table-cell office:value-type="float" office:value="0.0000000122852" calcext:value-type="float">
            <text:p>1.23E-08</text:p>
          </table:table-cell>
          <table:table-cell office:value-type="float" office:value="0.000000019036" calcext:value-type="float">
            <text:p>1.90E-08</text:p>
          </table:table-cell>
          <table:table-cell office:value-type="float" office:value="0.0000000257163" calcext:value-type="float">
            <text:p>2.57E-08</text:p>
          </table:table-cell>
          <table:table-cell office:value-type="float" office:value="0.0000000233927" calcext:value-type="float">
            <text:p>2.34E-08</text:p>
          </table:table-cell>
          <table:table-cell office:value-type="float" office:value="0.0000000268823" calcext:value-type="float">
            <text:p>2.69E-08</text:p>
          </table:table-cell>
          <table:table-cell office:value-type="float" office:value="0.0000000366596" calcext:value-type="float">
            <text:p>3.67E-08</text:p>
          </table:table-cell>
          <table:table-cell office:value-type="float" office:value="0.0000000331162" calcext:value-type="float">
            <text:p>3.31E-08</text:p>
          </table:table-cell>
          <table:table-cell office:value-type="float" office:value="0.0000000275539" calcext:value-type="float">
            <text:p>2.76E-08</text:p>
          </table:table-cell>
          <table:table-cell office:value-type="float" office:value="0.0000000339198" calcext:value-type="float">
            <text:p>3.39E-08</text:p>
          </table:table-cell>
          <table:table-cell office:value-type="float" office:value="0.0000000355105" calcext:value-type="float">
            <text:p>3.55E-08</text:p>
          </table:table-cell>
          <table:table-cell office:value-type="float" office:value="0.0000000264928" calcext:value-type="float">
            <text:p>2.65E-08</text:p>
          </table:table-cell>
          <table:table-cell office:value-type="float" office:value="0.0000000253601" calcext:value-type="float">
            <text:p>2.54E-08</text:p>
          </table:table-cell>
          <table:table-cell office:value-type="float" office:value="0.0000000340828" calcext:value-type="float">
            <text:p>3.41E-08</text:p>
          </table:table-cell>
          <table:table-cell office:value-type="float" office:value="0.0000000321713" calcext:value-type="float">
            <text:p>3.22E-08</text:p>
          </table:table-cell>
          <table:table-cell office:value-type="float" office:value="0.0000000245598" calcext:value-type="float">
            <text:p>2.46E-08</text:p>
          </table:table-cell>
          <table:table-cell office:value-type="float" office:value="0.0000000323479" calcext:value-type="float">
            <text:p>3.23E-08</text:p>
          </table:table-cell>
          <table:table-cell office:value-type="float" office:value="0.0000000405234" calcext:value-type="float">
            <text:p>4.05E-08</text:p>
          </table:table-cell>
          <table:table-cell office:value-type="float" office:value="0.0000000322207" calcext:value-type="float">
            <text:p>3.22E-08</text:p>
          </table:table-cell>
          <table:table-cell office:value-type="float" office:value="0.0000000295903" calcext:value-type="float">
            <text:p>2.96E-08</text:p>
          </table:table-cell>
          <table:table-cell office:value-type="float" office:value="0.0000000402551" calcext:value-type="float">
            <text:p>4.03E-08</text:p>
          </table:table-cell>
          <table:table-cell office:value-type="float" office:value="0.0000000383047" calcext:value-type="float">
            <text:p>3.83E-08</text:p>
          </table:table-cell>
          <table:table-cell office:value-type="float" office:value="0.000000026505" calcext:value-type="float">
            <text:p>2.65E-08</text:p>
          </table:table-cell>
          <table:table-cell office:value-type="float" office:value="0.0000000280537" calcext:value-type="float">
            <text:p>2.81E-08</text:p>
          </table:table-cell>
          <table:table-cell office:value-type="float" office:value="0.0000000351597" calcext:value-type="float">
            <text:p>3.52E-08</text:p>
          </table:table-cell>
          <table:table-cell office:value-type="float" office:value="0.0000000264256" calcext:value-type="float">
            <text:p>2.64E-08</text:p>
          </table:table-cell>
          <table:table-cell office:value-type="float" office:value="0.0000000150451" calcext:value-type="float">
            <text:p>1.50E-08</text:p>
          </table:table-cell>
          <table:table-cell office:value-type="float" office:value="0.0000000256038" calcext:value-type="float">
            <text:p>2.56E-08</text:p>
          </table:table-cell>
          <table:table-cell office:value-type="float" office:value="0.0000000293583" calcext:value-type="float">
            <text:p>2.94E-08</text:p>
          </table:table-cell>
          <table:table-cell office:value-type="float" office:value="0.0000000132647" calcext:value-type="float">
            <text:p>1.33E-08</text:p>
          </table:table-cell>
          <table:table-cell office:value-type="float" office:value="0.0000000176074" calcext:value-type="float">
            <text:p>1.76E-08</text:p>
          </table:table-cell>
          <table:table-cell office:value-type="float" office:value="0.0000000284762" calcext:value-type="float">
            <text:p>2.85E-08</text:p>
          </table:table-cell>
          <table:table-cell office:value-type="float" office:value="0.000000019786" calcext:value-type="float">
            <text:p>1.98E-08</text:p>
          </table:table-cell>
          <table:table-cell office:value-type="float" office:value="0.0000000182439" calcext:value-type="float">
            <text:p>1.82E-08</text:p>
          </table:table-cell>
          <table:table-cell office:value-type="float" office:value="0.0000000193277" calcext:value-type="float">
            <text:p>1.93E-08</text:p>
          </table:table-cell>
          <table:table-cell office:value-type="float" office:value="0.0000000237404" calcext:value-type="float">
            <text:p>2.37E-08</text:p>
          </table:table-cell>
          <table:table-cell office:value-type="float" office:value="0.0000000276895" calcext:value-type="float">
            <text:p>2.77E-08</text:p>
          </table:table-cell>
          <table:table-cell office:value-type="float" office:value="0.000000010518" calcext:value-type="float">
            <text:p>1.05E-08</text:p>
          </table:table-cell>
          <table:table-cell office:value-type="float" office:value="0.0000000197482" calcext:value-type="float">
            <text:p>1.97E-08</text:p>
          </table:table-cell>
          <table:table-cell office:value-type="float" office:value="0.0000000356028" calcext:value-type="float">
            <text:p>3.56E-08</text:p>
          </table:table-cell>
          <table:table-cell office:value-type="float" office:value="0.0000000120026" calcext:value-type="float">
            <text:p>1.20E-08</text:p>
          </table:table-cell>
          <table:table-cell office:value-type="float" office:value="0.0000000104822" calcext:value-type="float">
            <text:p>1.05E-08</text:p>
          </table:table-cell>
          <table:table-cell office:value-type="float" office:value="0.0000000329904" calcext:value-type="float">
            <text:p>3.30E-08</text:p>
          </table:table-cell>
          <table:table-cell office:value-type="float" office:value="0.0000000211796" calcext:value-type="float">
            <text:p>2.12E-08</text:p>
          </table:table-cell>
          <table:table-cell office:value-type="float" office:value="0.00000000870608" calcext:value-type="float">
            <text:p>8.71E-09</text:p>
          </table:table-cell>
          <table:table-cell office:value-type="float" office:value="0.0000000238509" calcext:value-type="float">
            <text:p>2.39E-08</text:p>
          </table:table-cell>
          <table:table-cell office:value-type="float" office:value="0.000000024525" calcext:value-type="float">
            <text:p>2.45E-08</text:p>
          </table:table-cell>
          <table:table-cell office:value-type="float" office:value="0.0000000194808" calcext:value-type="float">
            <text:p>1.95E-08</text:p>
          </table:table-cell>
          <table:table-cell office:value-type="float" office:value="0.0000000180524" calcext:value-type="float">
            <text:p>1.81E-08</text:p>
          </table:table-cell>
          <table:table-cell office:value-type="float" office:value="0.0000000164399" calcext:value-type="float">
            <text:p>1.64E-08</text:p>
          </table:table-cell>
          <table:table-cell office:value-type="float" office:value="0.0000000313404" calcext:value-type="float">
            <text:p>3.13E-08</text:p>
          </table:table-cell>
          <table:table-cell office:value-type="float" office:value="0.0000000213076" calcext:value-type="float">
            <text:p>2.13E-08</text:p>
          </table:table-cell>
          <table:table-cell office:value-type="float" office:value="0.00000000653019" calcext:value-type="float">
            <text:p>6.53E-09</text:p>
          </table:table-cell>
          <table:table-cell office:value-type="float" office:value="0.0000000265508" calcext:value-type="float">
            <text:p>2.66E-08</text:p>
          </table:table-cell>
          <table:table-cell office:value-type="float" office:value="0.0000000272504" calcext:value-type="float">
            <text:p>2.73E-08</text:p>
          </table:table-cell>
          <table:table-cell office:value-type="float" office:value="0.00000000560241" calcext:value-type="float">
            <text:p>5.60E-09</text:p>
          </table:table-cell>
          <table:table-cell office:value-type="float" office:value="0.0000000108118" calcext:value-type="float">
            <text:p>1.08E-08</text:p>
          </table:table-cell>
          <table:table-cell office:value-type="float" office:value="0.0000000243738" calcext:value-type="float">
            <text:p>2.44E-08</text:p>
          </table:table-cell>
          <table:table-cell office:value-type="float" office:value="0.0000000157438" calcext:value-type="float">
            <text:p>1.57E-08</text:p>
          </table:table-cell>
          <table:table-cell office:value-type="float" office:value="0.00000000438379" calcext:value-type="float">
            <text:p>4.38E-09</text:p>
          </table:table-cell>
          <table:table-cell office:value-type="float" office:value="0.0000000119836" calcext:value-type="float">
            <text:p>1.20E-08</text:p>
          </table:table-cell>
          <table:table-cell office:value-type="float" office:value="0.000000025689" calcext:value-type="float">
            <text:p>2.57E-08</text:p>
          </table:table-cell>
          <table:table-cell office:value-type="float" office:value="0.0000000135801" calcext:value-type="float">
            <text:p>1.36E-08</text:p>
          </table:table-cell>
          <table:table-cell office:value-type="float" office:value="0.00000000303434" calcext:value-type="float">
            <text:p>3.03E-09</text:p>
          </table:table-cell>
          <table:table-cell office:value-type="float" office:value="0.0000000194951" calcext:value-type="float">
            <text:p>1.95E-08</text:p>
          </table:table-cell>
          <table:table-cell office:value-type="float" office:value="0.0000000218391" calcext:value-type="float">
            <text:p>2.18E-08</text:p>
          </table:table-cell>
          <table:table-cell office:value-type="float" office:value="0.0000000055664" calcext:value-type="float">
            <text:p>5.57E-09</text:p>
          </table:table-cell>
          <table:table-cell office:value-type="float" office:value="0.00000000587264" calcext:value-type="float">
            <text:p>5.87E-09</text:p>
          </table:table-cell>
          <table:table-cell office:value-type="float" office:value="0.000000016528" calcext:value-type="float">
            <text:p>1.65E-08</text:p>
          </table:table-cell>
          <table:table-cell office:value-type="float" office:value="0.0000000162548" calcext:value-type="float">
            <text:p>1.63E-08</text:p>
          </table:table-cell>
          <table:table-cell office:value-type="float" office:value="0.00000000597512" calcext:value-type="float">
            <text:p>5.98E-09</text:p>
          </table:table-cell>
          <table:table-cell office:value-type="float" office:value="0.0000000049006" calcext:value-type="float">
            <text:p>4.90E-09</text:p>
          </table:table-cell>
          <table:table-cell office:value-type="float" office:value="0.0000000217545" calcext:value-type="float">
            <text:p>2.18E-08</text:p>
          </table:table-cell>
          <table:table-cell office:value-type="float" office:value="0.000000020231" calcext:value-type="float">
            <text:p>2.02E-08</text:p>
          </table:table-cell>
          <table:table-cell office:value-type="float" office:value="0.00000000324136" calcext:value-type="float">
            <text:p>3.24E-09</text:p>
          </table:table-cell>
          <table:table-cell office:value-type="float" office:value="0.0000000119825" calcext:value-type="float">
            <text:p>1.20E-08</text:p>
          </table:table-cell>
          <table:table-cell office:value-type="float" office:value="0.0000000275894" calcext:value-type="float">
            <text:p>2.76E-08</text:p>
          </table:table-cell>
          <table:table-cell office:value-type="float" office:value="0.000000014375" calcext:value-type="float">
            <text:p>1.44E-08</text:p>
          </table:table-cell>
          <table:table-cell office:value-type="float" office:value="0.00000000165298" calcext:value-type="float">
            <text:p>1.65E-09</text:p>
          </table:table-cell>
          <table:table-cell office:value-type="float" office:value="0.0000000174389" calcext:value-type="float">
            <text:p>1.74E-08</text:p>
          </table:table-cell>
          <table:table-cell office:value-type="float" office:value="0.0000000265588" calcext:value-type="float">
            <text:p>2.66E-08</text:p>
          </table:table-cell>
          <table:table-cell office:value-type="float" office:value="0.00000000700393" calcext:value-type="float">
            <text:p>7.00E-09</text:p>
          </table:table-cell>
          <table:table-cell office:value-type="float" office:value="0.00000000312536" calcext:value-type="float">
            <text:p>3.13E-09</text:p>
          </table:table-cell>
          <table:table-cell office:value-type="float" office:value="0.0000000219854" calcext:value-type="float">
            <text:p>2.20E-08</text:p>
          </table:table-cell>
          <table:table-cell office:value-type="float" office:value="0.0000000199995" calcext:value-type="float">
            <text:p>2.00E-08</text:p>
          </table:table-cell>
          <table:table-cell office:value-type="float" office:value="0.0000000018961" calcext:value-type="float">
            <text:p>1.90E-09</text:p>
          </table:table-cell>
          <table:table-cell office:value-type="float" office:value="0.00000000663782" calcext:value-type="float">
            <text:p>6.64E-09</text:p>
          </table:table-cell>
          <table:table-cell office:value-type="float" office:value="0.0000000226999" calcext:value-type="float">
            <text:p>2.27E-08</text:p>
          </table:table-cell>
          <table:table-cell office:value-type="float" office:value="0.0000000145967" calcext:value-type="float">
            <text:p>1.46E-08</text:p>
          </table:table-cell>
          <table:table-cell office:value-type="float" office:value="0.000000000101991" calcext:value-type="float">
            <text:p>1.02E-10</text:p>
          </table:table-cell>
          <table:table-cell office:value-type="float" office:value="0.0000000107597" calcext:value-type="float">
            <text:p>1.08E-08</text:p>
          </table:table-cell>
          <table:table-cell office:value-type="float" office:value="0.000000019277" calcext:value-type="float">
            <text:p>1.93E-08</text:p>
          </table:table-cell>
          <table:table-cell office:value-type="float" office:value="0.00000000830599" calcext:value-type="float">
            <text:p>8.31E-09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0295459" calcext:value-type="float">
            <text:p>2.95E-10</text:p>
          </table:table-cell>
          <table:table-cell office:value-type="float" office:value="0.00000000115336" calcext:value-type="float">
            <text:p>1.15E-09</text:p>
          </table:table-cell>
          <table:table-cell office:value-type="float" office:value="0.00000000248951" calcext:value-type="float">
            <text:p>2.49E-09</text:p>
          </table:table-cell>
          <table:table-cell office:value-type="float" office:value="0.00000000415829" calcext:value-type="float">
            <text:p>4.16E-09</text:p>
          </table:table-cell>
          <table:table-cell office:value-type="float" office:value="0.0000000060208" calcext:value-type="float">
            <text:p>6.02E-09</text:p>
          </table:table-cell>
          <table:table-cell office:value-type="float" office:value="0.00000000783876" calcext:value-type="float">
            <text:p>7.84E-09</text:p>
          </table:table-cell>
          <table:table-cell office:value-type="float" office:value="0.00000000951011" calcext:value-type="float">
            <text:p>9.51E-09</text:p>
          </table:table-cell>
          <table:table-cell office:value-type="float" office:value="0.0000000107601" calcext:value-type="float">
            <text:p>1.08E-08</text:p>
          </table:table-cell>
          <table:table-cell office:value-type="float" office:value="0.0000000116018" calcext:value-type="float">
            <text:p>1.16E-08</text:p>
          </table:table-cell>
          <table:table-cell office:value-type="float" office:value="0.0000000117973" calcext:value-type="float">
            <text:p>1.18E-08</text:p>
          </table:table-cell>
          <table:table-cell office:value-type="float" office:value="0.0000000115015" calcext:value-type="float">
            <text:p>1.15E-08</text:p>
          </table:table-cell>
          <table:table-cell office:value-type="float" office:value="0.000000010584" calcext:value-type="float">
            <text:p>1.06E-08</text:p>
          </table:table-cell>
          <table:table-cell office:value-type="float" office:value="0.00000000930013" calcext:value-type="float">
            <text:p>9.30E-09</text:p>
          </table:table-cell>
          <table:table-cell office:value-type="float" office:value="0.00000000766838" calcext:value-type="float">
            <text:p>7.67E-09</text:p>
          </table:table-cell>
          <table:table-cell office:value-type="float" office:value="0.00000000596071" calcext:value-type="float">
            <text:p>5.96E-09</text:p>
          </table:table-cell>
          <table:table-cell office:value-type="float" office:value="0.00000000432875" calcext:value-type="float">
            <text:p>4.33E-09</text:p>
          </table:table-cell>
          <table:table-cell office:value-type="float" office:value="0.00000000298925" calcext:value-type="float">
            <text:p>2.99E-09</text:p>
          </table:table-cell>
          <table:table-cell office:value-type="float" office:value="0.00000000214518" calcext:value-type="float">
            <text:p>2.15E-09</text:p>
          </table:table-cell>
          <table:table-cell office:value-type="float" office:value="0.00000000194787" calcext:value-type="float">
            <text:p>1.95E-09</text:p>
          </table:table-cell>
          <table:table-cell office:value-type="float" office:value="0.00000000253935" calcext:value-type="float">
            <text:p>2.54E-09</text:p>
          </table:table-cell>
          <table:table-cell office:value-type="float" office:value="0.00000000406314" calcext:value-type="float">
            <text:p>4.06E-09</text:p>
          </table:table-cell>
          <table:table-cell office:value-type="float" office:value="0.00000000653886" calcext:value-type="float">
            <text:p>6.54E-09</text:p>
          </table:table-cell>
          <table:table-cell office:value-type="float" office:value="0.0000000101965" calcext:value-type="float">
            <text:p>1.02E-08</text:p>
          </table:table-cell>
          <table:table-cell office:value-type="float" office:value="0.000000015018" calcext:value-type="float">
            <text:p>1.50E-08</text:p>
          </table:table-cell>
          <table:table-cell office:value-type="float" office:value="0.0000000214332" calcext:value-type="float">
            <text:p>2.14E-08</text:p>
          </table:table-cell>
          <table:table-cell office:value-type="float" office:value="0.0000000296711" calcext:value-type="float">
            <text:p>2.97E-08</text:p>
          </table:table-cell>
          <table:table-cell office:value-type="float" office:value="0.0000000405926" calcext:value-type="float">
            <text:p>4.06E-08</text:p>
          </table:table-cell>
          <table:table-cell office:value-type="float" office:value="0.0000000552664" calcext:value-type="float">
            <text:p>5.53E-08</text:p>
          </table:table-cell>
          <table:table-cell office:value-type="float" office:value="0.0000000755564" calcext:value-type="float">
            <text:p>7.56E-08</text:p>
          </table:table-cell>
          <table:table-cell office:value-type="float" office:value="0.000000104549" calcext:value-type="float">
            <text:p>1.05E-07</text:p>
          </table:table-cell>
          <table:table-cell office:value-type="float" office:value="0.000000147002" calcext:value-type="float">
            <text:p>1.47E-07</text:p>
          </table:table-cell>
          <table:table-cell office:value-type="float" office:value="0.00000021073" calcext:value-type="float">
            <text:p>2.11E-07</text:p>
          </table:table-cell>
          <table:table-cell office:value-type="float" office:value="0.000000308092" calcext:value-type="float">
            <text:p>3.08E-07</text:p>
          </table:table-cell>
          <table:table-cell office:value-type="float" office:value="0.000000459663" calcext:value-type="float">
            <text:p>4.60E-07</text:p>
          </table:table-cell>
          <table:table-cell office:value-type="float" office:value="0.000000699201" calcext:value-type="float">
            <text:p>6.99E-07</text:p>
          </table:table-cell>
          <table:table-cell office:value-type="float" office:value="0.00000107929" calcext:value-type="float">
            <text:p>1.08E-06</text:p>
          </table:table-cell>
          <table:table-cell office:value-type="float" office:value="0.00000169241" calcext:value-type="float">
            <text:p>1.69E-06</text:p>
          </table:table-cell>
          <table:table-cell table:style-name="ce1" office:value-type="float" office:value="0.00000268543" calcext:value-type="float">
            <text:p>2.69E-06</text:p>
          </table:table-cell>
          <table:table-cell table:style-name="ce1" office:value-type="float" office:value="0.00000430108" calcext:value-type="float">
            <text:p>4.30E-06</text:p>
          </table:table-cell>
          <table:table-cell table:style-name="ce1" office:value-type="float" office:value="0.00000693652" calcext:value-type="float">
            <text:p>6.94E-06</text:p>
          </table:table-cell>
          <table:table-cell table:style-name="ce1" office:value-type="float" office:value="0.0000112714" calcext:value-type="float">
            <text:p>1.13E-05</text:p>
          </table:table-cell>
          <table:table-cell table:style-name="ce1" office:value-type="float" office:value="0.0000183821" calcext:value-type="float">
            <text:p>1.84E-05</text:p>
          </table:table-cell>
          <table:table-cell table:style-name="ce1" office:value-type="float" office:value="0.0000300502" calcext:value-type="float">
            <text:p>3.01E-05</text:p>
          </table:table-cell>
          <table:table-cell table:style-name="ce1" office:value-type="float" office:value="0.0000492955" calcext:value-type="float">
            <text:p>4.93E-05</text:p>
          </table:table-cell>
          <table:table-cell table:style-name="ce1" office:value-type="float" office:value="0.0000810157" calcext:value-type="float">
            <text:p>8.10E-05</text:p>
          </table:table-cell>
          <table:table-cell office:value-type="float" office:value="0.00013313" calcext:value-type="float">
            <text:p>0.00013313</text:p>
          </table:table-cell>
          <table:table-cell office:value-type="float" office:value="0.00021905" calcext:value-type="float">
            <text:p>0.00021905</text:p>
          </table:table-cell>
          <table:table-cell office:value-type="float" office:value="0.000360889" calcext:value-type="float">
            <text:p>0.000360889</text:p>
          </table:table-cell>
          <table:table-cell office:value-type="float" office:value="0.000594249" calcext:value-type="float">
            <text:p>0.000594249</text:p>
          </table:table-cell>
          <table:table-cell office:value-type="float" office:value="0.000978459" calcext:value-type="float">
            <text:p>0.000978459</text:p>
          </table:table-cell>
          <table:table-cell office:value-type="float" office:value="0.00161274" calcext:value-type="float">
            <text:p>0.00161274</text:p>
          </table:table-cell>
          <table:table-cell office:value-type="float" office:value="0.00265749" calcext:value-type="float">
            <text:p>0.00265749</text:p>
          </table:table-cell>
          <table:table-cell office:value-type="float" office:value="0.00437648" calcext:value-type="float">
            <text:p>0.00437648</text:p>
          </table:table-cell>
          <table:table-cell office:value-type="float" office:value="0.00720937" calcext:value-type="float">
            <text:p>0.00720937</text:p>
          </table:table-cell>
          <table:table-cell office:value-type="float" office:value="0.0118739" calcext:value-type="float">
            <text:p>0.0118739</text:p>
          </table:table-cell>
          <table:table-cell office:value-type="float" office:value="0.0195349" calcext:value-type="float">
            <text:p>0.0195349</text:p>
          </table:table-cell>
          <table:table-cell office:value-type="float" office:value="0.0321019" calcext:value-type="float">
            <text:p>0.0321019</text:p>
          </table:table-cell>
          <table:table-cell office:value-type="float" office:value="0.0526618" calcext:value-type="float">
            <text:p>0.0526618</text:p>
          </table:table-cell>
          <table:table-cell office:value-type="float" office:value="0.0860931" calcext:value-type="float">
            <text:p>0.0860931</text:p>
          </table:table-cell>
          <table:table-cell office:value-type="float" office:value="0.139964" calcext:value-type="float">
            <text:p>0.139964</text:p>
          </table:table-cell>
          <table:table-cell office:value-type="float" office:value="0.225551" calcext:value-type="float">
            <text:p>0.225551</text:p>
          </table:table-cell>
          <table:table-cell office:value-type="float" office:value="0.358321" calcext:value-type="float">
            <text:p>0.358321</text:p>
          </table:table-cell>
          <table:table-cell office:value-type="float" office:value="0.556433" calcext:value-type="float">
            <text:p>0.556433</text:p>
          </table:table-cell>
          <table:table-cell office:value-type="float" office:value="0.834237" calcext:value-type="float">
            <text:p>0.834237</text:p>
          </table:table-cell>
          <table:table-cell office:value-type="float" office:value="1.18692" calcext:value-type="float">
            <text:p>1.18692</text:p>
          </table:table-cell>
          <table:table-cell office:value-type="float" office:value="1.56795" calcext:value-type="float">
            <text:p>1.56795</text:p>
          </table:table-cell>
          <table:table-cell office:value-type="float" office:value="1.87855" calcext:value-type="float">
            <text:p>1.87855</text:p>
          </table:table-cell>
          <table:table-cell office:value-type="float" office:value="2.00273" calcext:value-type="float">
            <text:p>2.00273</text:p>
          </table:table-cell>
          <table:table-cell office:value-type="float" office:value="1.88558" calcext:value-type="float">
            <text:p>1.88558</text:p>
          </table:table-cell>
          <table:table-cell office:value-type="float" office:value="1.57905" calcext:value-type="float">
            <text:p>1.57905</text:p>
          </table:table-cell>
          <table:table-cell office:value-type="float" office:value="1.19846" calcext:value-type="float">
            <text:p>1.19846</text:p>
          </table:table-cell>
          <table:table-cell office:value-type="float" office:value="0.843946" calcext:value-type="float">
            <text:p>0.843946</text:p>
          </table:table-cell>
          <table:table-cell office:value-type="float" office:value="0.563646" calcext:value-type="float">
            <text:p>0.563646</text:p>
          </table:table-cell>
          <table:table-cell office:value-type="float" office:value="0.363287" calcext:value-type="float">
            <text:p>0.363287</text:p>
          </table:table-cell>
          <table:table-cell office:value-type="float" office:value="0.228803" calcext:value-type="float">
            <text:p>0.228803</text:p>
          </table:table-cell>
          <table:table-cell office:value-type="float" office:value="0.142022" calcext:value-type="float">
            <text:p>0.142022</text:p>
          </table:table-cell>
          <table:table-cell office:value-type="float" office:value="0.0873776" calcext:value-type="float">
            <text:p>0.0873776</text:p>
          </table:table-cell>
          <table:table-cell office:value-type="float" office:value="0.0534652" calcext:value-type="float">
            <text:p>0.0534652</text:p>
          </table:table-cell>
          <table:table-cell office:value-type="float" office:value="0.0325966" calcext:value-type="float">
            <text:p>0.0325966</text:p>
          </table:table-cell>
          <table:table-cell office:value-type="float" office:value="0.0198318" calcext:value-type="float">
            <text:p>0.0198318</text:p>
          </table:table-cell>
          <table:table-cell office:value-type="float" office:value="0.0120567" calcext:value-type="float">
            <text:p>0.0120567</text:p>
          </table:table-cell>
          <table:table-cell office:value-type="float" office:value="0.00732669" calcext:value-type="float">
            <text:p>0.00732669</text:p>
          </table:table-cell>
          <table:table-cell table:style-name="Default" office:value-type="float" office:value="0.00444797" calcext:value-type="float">
            <text:p>0.00444797</text:p>
          </table:table-cell>
          <table:table-cell table:style-name="Default" office:value-type="float" office:value="0.00269858" calcext:value-type="float">
            <text:p>0.00269858</text:p>
          </table:table-cell>
          <table:table-cell table:style-name="Default" office:value-type="float" office:value="0.00163835" calcext:value-type="float">
            <text:p>0.00163835</text:p>
          </table:table-cell>
          <table:table-cell table:style-name="Default" office:value-type="float" office:value="0.000995626" calcext:value-type="float">
            <text:p>0.000995626</text:p>
          </table:table-cell>
          <table:table-cell table:style-name="Default" office:value-type="float" office:value="0.000604865" calcext:value-type="float">
            <text:p>0.000604865</text:p>
          </table:table-cell>
          <table:table-cell table:style-name="Default" office:value-type="float" office:value="0.00036684" calcext:value-type="float">
            <text:p>0.00036684</text:p>
          </table:table-cell>
          <table:table-cell table:style-name="Default" office:value-type="float" office:value="0.000222381" calcext:value-type="float">
            <text:p>0.000222381</text:p>
          </table:table-cell>
          <table:table-cell table:style-name="Default" office:value-type="float" office:value="0.000135706" calcext:value-type="float">
            <text:p>0.000135706</text:p>
          </table:table-cell>
          <table:table-cell office:value-type="float" office:value="0.0000833564" calcext:value-type="float">
            <text:p>8.34E-05</text:p>
          </table:table-cell>
          <table:table-cell office:value-type="float" office:value="0.0000507108" calcext:value-type="float">
            <text:p>5.07E-05</text:p>
          </table:table-cell>
          <table:table-cell office:value-type="float" office:value="0.0000307595" calcext:value-type="float">
            <text:p>3.08E-05</text:p>
          </table:table-cell>
          <table:table-cell office:value-type="float" office:value="0.0000192596" calcext:value-type="float">
            <text:p>1.93E-05</text:p>
          </table:table-cell>
          <table:table-cell office:value-type="float" office:value="0.0000122257" calcext:value-type="float">
            <text:p>1.22E-05</text:p>
          </table:table-cell>
          <table:table-cell office:value-type="float" office:value="0.00000754838" calcext:value-type="float">
            <text:p>7.55E-06</text:p>
          </table:table-cell>
          <table:table-cell office:value-type="float" office:value="0.00000472261" calcext:value-type="float">
            <text:p>4.72E-06</text:p>
          </table:table-cell>
          <table:table-cell office:value-type="float" office:value="0.00000308054" calcext:value-type="float">
            <text:p>3.08E-06</text:p>
          </table:table-cell>
          <table:table-cell office:value-type="float" office:value="0.0000019811" calcext:value-type="float">
            <text:p>1.98E-06</text:p>
          </table:table-cell>
          <table:table-cell office:value-type="float" office:value="0.0000013064" calcext:value-type="float">
            <text:p>1.31E-06</text:p>
          </table:table-cell>
          <table:table-cell office:value-type="float" office:value="0.000000908573" calcext:value-type="float">
            <text:p>9.09E-07</text:p>
          </table:table-cell>
          <table:table-cell office:value-type="float" office:value="0.000000569238" calcext:value-type="float">
            <text:p>5.69E-07</text:p>
          </table:table-cell>
          <table:table-cell office:value-type="float" office:value="0.000000346703" calcext:value-type="float">
            <text:p>3.47E-07</text:p>
          </table:table-cell>
          <table:table-cell office:value-type="float" office:value="0.000000291449" calcext:value-type="float">
            <text:p>2.91E-07</text:p>
          </table:table-cell>
          <table:table-cell office:value-type="float" office:value="0.000000245761" calcext:value-type="float">
            <text:p>2.46E-07</text:p>
          </table:table-cell>
          <table:table-cell office:value-type="float" office:value="0.000000139791" calcext:value-type="float">
            <text:p>1.40E-07</text:p>
          </table:table-cell>
          <table:table-cell office:value-type="float" office:value="0.0000000813506" calcext:value-type="float">
            <text:p>8.14E-08</text:p>
          </table:table-cell>
          <table:table-cell office:value-type="float" office:value="0.000000103079" calcext:value-type="float">
            <text:p>1.03E-07</text:p>
          </table:table-cell>
          <table:table-cell office:value-type="float" office:value="0.0000000985686" calcext:value-type="float">
            <text:p>9.86E-08</text:p>
          </table:table-cell>
          <table:table-cell office:value-type="float" office:value="0.000000050229" calcext:value-type="float">
            <text:p>5.02E-08</text:p>
          </table:table-cell>
          <table:table-cell office:value-type="float" office:value="0.0000000408404" calcext:value-type="float">
            <text:p>4.08E-08</text:p>
          </table:table-cell>
          <table:table-cell office:value-type="float" office:value="0.0000000534896" calcext:value-type="float">
            <text:p>5.35E-08</text:p>
          </table:table-cell>
          <table:table-cell office:value-type="float" office:value="0.0000000447251" calcext:value-type="float">
            <text:p>4.47E-08</text:p>
          </table:table-cell>
          <table:table-cell office:value-type="float" office:value="0.0000000374487" calcext:value-type="float">
            <text:p>3.74E-08</text:p>
          </table:table-cell>
          <table:table-cell office:value-type="float" office:value="0.000000031282" calcext:value-type="float">
            <text:p>3.13E-08</text:p>
          </table:table-cell>
          <table:table-cell office:value-type="float" office:value="0.0000000249009" calcext:value-type="float">
            <text:p>2.49E-08</text:p>
          </table:table-cell>
          <table:table-cell office:value-type="float" office:value="0.0000000338926" calcext:value-type="float">
            <text:p>3.39E-08</text:p>
          </table:table-cell>
          <table:table-cell office:value-type="float" office:value="0.0000000377402" calcext:value-type="float">
            <text:p>3.77E-08</text:p>
          </table:table-cell>
          <table:table-cell office:value-type="float" office:value="0.0000000206811" calcext:value-type="float">
            <text:p>2.07E-08</text:p>
          </table:table-cell>
          <table:table-cell office:value-type="float" office:value="0.0000000130011" calcext:value-type="float">
            <text:p>1.30E-08</text:p>
          </table:table-cell>
          <table:table-cell office:value-type="float" office:value="0.0000000287125" calcext:value-type="float">
            <text:p>2.87E-08</text:p>
          </table:table-cell>
          <table:table-cell office:value-type="float" office:value="0.0000000351613" calcext:value-type="float">
            <text:p>3.52E-08</text:p>
          </table:table-cell>
          <table:table-cell office:value-type="float" office:value="0.0000000212535" calcext:value-type="float">
            <text:p>2.13E-08</text:p>
          </table:table-cell>
          <table:table-cell office:value-type="float" office:value="0.0000000132137" calcext:value-type="float">
            <text:p>1.32E-08</text:p>
          </table:table-cell>
          <table:table-cell office:value-type="float" office:value="0.0000000226814" calcext:value-type="float">
            <text:p>2.27E-08</text:p>
          </table:table-cell>
          <table:table-cell office:value-type="float" office:value="0.0000000377776" calcext:value-type="float">
            <text:p>3.78E-08</text:p>
          </table:table-cell>
          <table:table-cell office:value-type="float" office:value="0.0000000365461" calcext:value-type="float">
            <text:p>3.65E-08</text:p>
          </table:table-cell>
          <table:table-cell office:value-type="float" office:value="0.0000000185623" calcext:value-type="float">
            <text:p>1.86E-08</text:p>
          </table:table-cell>
          <table:table-cell office:value-type="float" office:value="0.0000000195251" calcext:value-type="float">
            <text:p>1.95E-08</text:p>
          </table:table-cell>
          <table:table-cell office:value-type="float" office:value="0.0000000435619" calcext:value-type="float">
            <text:p>4.36E-08</text:p>
          </table:table-cell>
          <table:table-cell office:value-type="float" office:value="0.0000000451625" calcext:value-type="float">
            <text:p>4.52E-08</text:p>
          </table:table-cell>
          <table:table-cell office:value-type="float" office:value="0.0000000195738" calcext:value-type="float">
            <text:p>1.96E-08</text:p>
          </table:table-cell>
          <table:table-cell office:value-type="float" office:value="0.0000000167429" calcext:value-type="float">
            <text:p>1.67E-08</text:p>
          </table:table-cell>
          <table:table-cell office:value-type="float" office:value="0.0000000356864" calcext:value-type="float">
            <text:p>3.57E-08</text:p>
          </table:table-cell>
          <table:table-cell office:value-type="float" office:value="0.0000000376472" calcext:value-type="float">
            <text:p>3.76E-08</text:p>
          </table:table-cell>
          <table:table-cell office:value-type="float" office:value="0.0000000230659" calcext:value-type="float">
            <text:p>2.31E-08</text:p>
          </table:table-cell>
          <table:table-cell office:value-type="float" office:value="0.000000013073" calcext:value-type="float">
            <text:p>1.31E-08</text:p>
          </table:table-cell>
          <table:table-cell office:value-type="float" office:value="0.0000000210171" calcext:value-type="float">
            <text:p>2.10E-08</text:p>
          </table:table-cell>
          <table:table-cell office:value-type="float" office:value="0.0000000349247" calcext:value-type="float">
            <text:p>3.49E-08</text:p>
          </table:table-cell>
          <table:table-cell office:value-type="float" office:value="0.0000000324209" calcext:value-type="float">
            <text:p>3.24E-08</text:p>
          </table:table-cell>
          <table:table-cell office:value-type="float" office:value="0.0000000165232" calcext:value-type="float">
            <text:p>1.65E-08</text:p>
          </table:table-cell>
          <table:table-cell office:value-type="float" office:value="0.0000000157774" calcext:value-type="float">
            <text:p>1.58E-08</text:p>
          </table:table-cell>
          <table:table-cell office:value-type="float" office:value="0.0000000344274" calcext:value-type="float">
            <text:p>3.44E-08</text:p>
          </table:table-cell>
          <table:table-cell office:value-type="float" office:value="0.0000000411104" calcext:value-type="float">
            <text:p>4.11E-08</text:p>
          </table:table-cell>
          <table:table-cell office:value-type="float" office:value="0.0000000259871" calcext:value-type="float">
            <text:p>2.60E-08</text:p>
          </table:table-cell>
          <table:table-cell office:value-type="float" office:value="0.0000000138502" calcext:value-type="float">
            <text:p>1.39E-08</text:p>
          </table:table-cell>
          <table:table-cell office:value-type="float" office:value="0.0000000273022" calcext:value-type="float">
            <text:p>2.73E-08</text:p>
          </table:table-cell>
          <table:table-cell office:value-type="float" office:value="0.0000000434458" calcext:value-type="float">
            <text:p>4.34E-08</text:p>
          </table:table-cell>
          <table:table-cell office:value-type="float" office:value="0.000000031544" calcext:value-type="float">
            <text:p>3.15E-08</text:p>
          </table:table-cell>
          <table:table-cell office:value-type="float" office:value="0.0000000101975" calcext:value-type="float">
            <text:p>1.02E-08</text:p>
          </table:table-cell>
          <table:table-cell office:value-type="float" office:value="0.0000000153418" calcext:value-type="float">
            <text:p>1.53E-08</text:p>
          </table:table-cell>
          <table:table-cell office:value-type="float" office:value="0.0000000343428" calcext:value-type="float">
            <text:p>3.43E-08</text:p>
          </table:table-cell>
          <table:table-cell office:value-type="float" office:value="0.0000000315647" calcext:value-type="float">
            <text:p>3.16E-08</text:p>
          </table:table-cell>
          <table:table-cell office:value-type="float" office:value="0.0000000108735" calcext:value-type="float">
            <text:p>1.09E-08</text:p>
          </table:table-cell>
          <table:table-cell office:value-type="float" office:value="0.00000000452222" calcext:value-type="float">
            <text:p>4.52E-09</text:p>
          </table:table-cell>
          <table:table-cell office:value-type="float" office:value="0.0000000228613" calcext:value-type="float">
            <text:p>2.29E-08</text:p>
          </table:table-cell>
          <table:table-cell office:value-type="float" office:value="0.0000000344815" calcext:value-type="float">
            <text:p>3.45E-08</text:p>
          </table:table-cell>
          <table:table-cell office:value-type="float" office:value="0.0000000189294" calcext:value-type="float">
            <text:p>1.89E-08</text:p>
          </table:table-cell>
          <table:table-cell office:value-type="float" office:value="0.0000000029002" calcext:value-type="float">
            <text:p>2.90E-09</text:p>
          </table:table-cell>
          <table:table-cell office:value-type="float" office:value="0.000000015638" calcext:value-type="float">
            <text:p>1.56E-08</text:p>
          </table:table-cell>
          <table:table-cell office:value-type="float" office:value="0.0000000350464" calcext:value-type="float">
            <text:p>3.50E-08</text:p>
          </table:table-cell>
          <table:table-cell office:value-type="float" office:value="0.0000000283031" calcext:value-type="float">
            <text:p>2.83E-08</text:p>
          </table:table-cell>
          <table:table-cell office:value-type="float" office:value="0.00000000838522" calcext:value-type="float">
            <text:p>8.39E-09</text:p>
          </table:table-cell>
          <table:table-cell office:value-type="float" office:value="0.00000000865136" calcext:value-type="float">
            <text:p>8.65E-09</text:p>
          </table:table-cell>
          <table:table-cell office:value-type="float" office:value="0.0000000288189" calcext:value-type="float">
            <text:p>2.88E-08</text:p>
          </table:table-cell>
          <table:table-cell office:value-type="float" office:value="0.000000034441" calcext:value-type="float">
            <text:p>3.44E-08</text:p>
          </table:table-cell>
          <table:table-cell office:value-type="float" office:value="0.000000015614" calcext:value-type="float">
            <text:p>1.56E-08</text:p>
          </table:table-cell>
          <table:table-cell office:value-type="float" office:value="0.00000000357749" calcext:value-type="float">
            <text:p>3.58E-09</text:p>
          </table:table-cell>
          <table:table-cell office:value-type="float" office:value="0.0000000181565" calcext:value-type="float">
            <text:p>1.82E-08</text:p>
          </table:table-cell>
          <table:table-cell office:value-type="float" office:value="0.0000000329944" calcext:value-type="float">
            <text:p>3.30E-08</text:p>
          </table:table-cell>
          <table:table-cell office:value-type="float" office:value="0.0000000235977" calcext:value-type="float">
            <text:p>2.36E-08</text:p>
          </table:table-cell>
          <table:table-cell office:value-type="float" office:value="0.00000000483758" calcext:value-type="float">
            <text:p>4.84E-09</text:p>
          </table:table-cell>
          <table:table-cell office:value-type="float" office:value="0.00000000792086" calcext:value-type="float">
            <text:p>7.92E-09</text:p>
          </table:table-cell>
          <table:table-cell office:value-type="float" office:value="0.0000000281393" calcext:value-type="float">
            <text:p>2.81E-08</text:p>
          </table:table-cell>
          <table:table-cell office:value-type="float" office:value="0.000000032841" calcext:value-type="float">
            <text:p>3.28E-08</text:p>
          </table:table-cell>
          <table:table-cell office:value-type="float" office:value="0.0000000137826" calcext:value-type="float">
            <text:p>1.38E-08</text:p>
          </table:table-cell>
          <table:table-cell office:value-type="float" office:value="0.00000000357006" calcext:value-type="float">
            <text:p>3.57E-09</text:p>
          </table:table-cell>
          <table:table-cell office:value-type="float" office:value="0.0000000206884" calcext:value-type="float">
            <text:p>2.07E-08</text:p>
          </table:table-cell>
          <table:table-cell office:value-type="float" office:value="0.0000000387009" calcext:value-type="float">
            <text:p>3.87E-08</text:p>
          </table:table-cell>
          <table:table-cell office:value-type="float" office:value="0.0000000262183" calcext:value-type="float">
            <text:p>2.62E-08</text:p>
          </table:table-cell>
          <table:table-cell office:value-type="float" office:value="0.00000000343013" calcext:value-type="float">
            <text:p>3.43E-09</text:p>
          </table:table-cell>
          <table:table-cell office:value-type="float" office:value="0.0000000117202" calcext:value-type="float">
            <text:p>1.17E-08</text:p>
          </table:table-cell>
          <table:table-cell office:value-type="float" office:value="0.0000000376525" calcext:value-type="float">
            <text:p>3.77E-08</text:p>
          </table:table-cell>
          <table:table-cell office:value-type="float" office:value="0.0000000334292" calcext:value-type="float">
            <text:p>3.34E-08</text:p>
          </table:table-cell>
          <table:table-cell office:value-type="float" office:value="0.00000000643064" calcext:value-type="float">
            <text:p>6.43E-09</text:p>
          </table:table-cell>
          <table:table-cell office:value-type="float" office:value="0.00000000358521" calcext:value-type="float">
            <text:p>3.59E-09</text:p>
          </table:table-cell>
          <table:table-cell office:value-type="float" office:value="0.0000000268378" calcext:value-type="float">
            <text:p>2.68E-08</text:p>
          </table:table-cell>
          <table:table-cell office:value-type="float" office:value="0.0000000339968" calcext:value-type="float">
            <text:p>3.40E-08</text:p>
          </table:table-cell>
          <table:table-cell office:value-type="float" office:value="0.0000000139465" calcext:value-type="float">
            <text:p>1.39E-08</text:p>
          </table:table-cell>
          <table:table-cell office:value-type="float" office:value="0.00000000000198961" calcext:value-type="float">
            <text:p>1.99E-12</text:p>
          </table:table-cell>
          <table:table-cell office:value-type="float" office:value="0.0000000134159" calcext:value-type="float">
            <text:p>1.34E-08</text:p>
          </table:table-cell>
          <table:table-cell office:value-type="float" office:value="0.0000000307372" calcext:value-type="float">
            <text:p>3.07E-08</text:p>
          </table:table-cell>
          <table:table-cell office:value-type="float" office:value="0.000000024311" calcext:value-type="float">
            <text:p>2.43E-08</text:p>
          </table:table-cell>
          <table:table-cell office:value-type="float" office:value="0.00000000402385" calcext:value-type="float">
            <text:p>4.02E-09</text:p>
          </table:table-cell>
          <table:table-cell office:value-type="float" office:value="0.00000000384092" calcext:value-type="float">
            <text:p>3.84E-09</text:p>
          </table:table-cell>
          <table:table-cell office:value-type="float" office:value="0.0000000251956" calcext:value-type="float">
            <text:p>2.52E-08</text:p>
          </table:table-cell>
          <table:table-cell office:value-type="float" office:value="0.0000000330823" calcext:value-type="float">
            <text:p>3.31E-08</text:p>
          </table:table-cell>
          <table:table-cell office:value-type="float" office:value="0.0000000132308" calcext:value-type="float">
            <text:p>1.32E-08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0333019" calcext:value-type="float">
            <text:p>3.33E-10</text:p>
          </table:table-cell>
          <table:table-cell office:value-type="float" office:value="0.0000000010825" calcext:value-type="float">
            <text:p>1.08E-09</text:p>
          </table:table-cell>
          <table:table-cell office:value-type="float" office:value="0.00000000171695" calcext:value-type="float">
            <text:p>1.72E-09</text:p>
          </table:table-cell>
          <table:table-cell office:value-type="float" office:value="0.00000000331791" calcext:value-type="float">
            <text:p>3.32E-09</text:p>
          </table:table-cell>
          <table:table-cell office:value-type="float" office:value="0.00000000586105" calcext:value-type="float">
            <text:p>5.86E-09</text:p>
          </table:table-cell>
          <table:table-cell office:value-type="float" office:value="0.00000000680118" calcext:value-type="float">
            <text:p>6.80E-09</text:p>
          </table:table-cell>
          <table:table-cell office:value-type="float" office:value="0.00000000748202" calcext:value-type="float">
            <text:p>7.48E-09</text:p>
          </table:table-cell>
          <table:table-cell office:value-type="float" office:value="0.0000000105911" calcext:value-type="float">
            <text:p>1.06E-08</text:p>
          </table:table-cell>
          <table:table-cell office:value-type="float" office:value="0.0000000127633" calcext:value-type="float">
            <text:p>1.28E-08</text:p>
          </table:table-cell>
          <table:table-cell office:value-type="float" office:value="0.0000000111281" calcext:value-type="float">
            <text:p>1.11E-08</text:p>
          </table:table-cell>
          <table:table-cell office:value-type="float" office:value="0.0000000114464" calcext:value-type="float">
            <text:p>1.14E-08</text:p>
          </table:table-cell>
          <table:table-cell office:value-type="float" office:value="0.000000014392" calcext:value-type="float">
            <text:p>1.44E-08</text:p>
          </table:table-cell>
          <table:table-cell office:value-type="float" office:value="0.000000013307" calcext:value-type="float">
            <text:p>1.33E-08</text:p>
          </table:table-cell>
          <table:table-cell office:value-type="float" office:value="0.00000000957781" calcext:value-type="float">
            <text:p>9.58E-09</text:p>
          </table:table-cell>
          <table:table-cell office:value-type="float" office:value="0.00000000964579" calcext:value-type="float">
            <text:p>9.65E-09</text:p>
          </table:table-cell>
          <table:table-cell office:value-type="float" office:value="0.0000000105691" calcext:value-type="float">
            <text:p>1.06E-08</text:p>
          </table:table-cell>
          <table:table-cell office:value-type="float" office:value="0.00000000791358" calcext:value-type="float">
            <text:p>7.91E-09</text:p>
          </table:table-cell>
          <table:table-cell office:value-type="float" office:value="0.00000000472963" calcext:value-type="float">
            <text:p>4.73E-09</text:p>
          </table:table-cell>
          <table:table-cell office:value-type="float" office:value="0.00000000412544" calcext:value-type="float">
            <text:p>4.13E-09</text:p>
          </table:table-cell>
          <table:table-cell office:value-type="float" office:value="0.00000000465577" calcext:value-type="float">
            <text:p>4.66E-09</text:p>
          </table:table-cell>
          <table:table-cell office:value-type="float" office:value="0.00000000445563" calcext:value-type="float">
            <text:p>4.46E-09</text:p>
          </table:table-cell>
          <table:table-cell office:value-type="float" office:value="0.00000000358695" calcext:value-type="float">
            <text:p>3.59E-09</text:p>
          </table:table-cell>
          <table:table-cell office:value-type="float" office:value="0.00000000326284" calcext:value-type="float">
            <text:p>3.26E-09</text:p>
          </table:table-cell>
          <table:table-cell office:value-type="float" office:value="0.00000000575528" calcext:value-type="float">
            <text:p>5.76E-09</text:p>
          </table:table-cell>
          <table:table-cell office:value-type="float" office:value="0.0000000106424" calcext:value-type="float">
            <text:p>1.06E-08</text:p>
          </table:table-cell>
          <table:table-cell office:value-type="float" office:value="0.0000000135591" calcext:value-type="float">
            <text:p>1.36E-08</text:p>
          </table:table-cell>
          <table:table-cell office:value-type="float" office:value="0.0000000140625" calcext:value-type="float">
            <text:p>1.41E-08</text:p>
          </table:table-cell>
          <table:table-cell office:value-type="float" office:value="0.0000000198788" calcext:value-type="float">
            <text:p>1.99E-08</text:p>
          </table:table-cell>
          <table:table-cell office:value-type="float" office:value="0.0000000316572" calcext:value-type="float">
            <text:p>3.17E-08</text:p>
          </table:table-cell>
          <table:table-cell office:value-type="float" office:value="0.000000040509" calcext:value-type="float">
            <text:p>4.05E-08</text:p>
          </table:table-cell>
          <table:table-cell office:value-type="float" office:value="0.0000000447075" calcext:value-type="float">
            <text:p>4.47E-08</text:p>
          </table:table-cell>
          <table:table-cell office:value-type="float" office:value="0.0000000569709" calcext:value-type="float">
            <text:p>5.70E-08</text:p>
          </table:table-cell>
          <table:table-cell office:value-type="float" office:value="0.0000000853555" calcext:value-type="float">
            <text:p>8.54E-08</text:p>
          </table:table-cell>
          <table:table-cell office:value-type="float" office:value="0.000000115137" calcext:value-type="float">
            <text:p>1.15E-07</text:p>
          </table:table-cell>
          <table:table-cell office:value-type="float" office:value="0.000000139495" calcext:value-type="float">
            <text:p>1.39E-07</text:p>
          </table:table-cell>
          <table:table-cell office:value-type="float" office:value="0.000000192217" calcext:value-type="float">
            <text:p>1.92E-07</text:p>
          </table:table-cell>
          <table:table-cell office:value-type="float" office:value="0.00000030066" calcext:value-type="float">
            <text:p>3.01E-07</text:p>
          </table:table-cell>
          <table:table-cell table:style-name="ce1" office:value-type="float" office:value="0.000000443611" calcext:value-type="float">
            <text:p>4.44E-07</text:p>
          </table:table-cell>
          <table:table-cell table:style-name="ce1" office:value-type="float" office:value="0.000000631886" calcext:value-type="float">
            <text:p>6.32E-07</text:p>
          </table:table-cell>
          <table:table-cell table:style-name="ce1" office:value-type="float" office:value="0.000000973565" calcext:value-type="float">
            <text:p>9.74E-07</text:p>
          </table:table-cell>
          <table:table-cell table:style-name="ce1" office:value-type="float" office:value="0.00000158032" calcext:value-type="float">
            <text:p>1.58E-06</text:p>
          </table:table-cell>
          <table:table-cell table:style-name="ce1" office:value-type="float" office:value="0.00000252854" calcext:value-type="float">
            <text:p>2.53E-06</text:p>
          </table:table-cell>
          <table:table-cell table:style-name="ce1" office:value-type="float" office:value="0.00000401129" calcext:value-type="float">
            <text:p>4.01E-06</text:p>
          </table:table-cell>
          <table:table-cell table:style-name="ce1" office:value-type="float" office:value="0.00000647609" calcext:value-type="float">
            <text:p>6.48E-06</text:p>
          </table:table-cell>
          <table:table-cell table:style-name="ce1" office:value-type="float" office:value="0.0000106392" calcext:value-type="float">
            <text:p>1.06E-05</text:p>
          </table:table-cell>
          <table:table-cell table:style-name="ce1" office:value-type="float" office:value="0.0000176425" calcext:value-type="float">
            <text:p>1.76E-05</text:p>
          </table:table-cell>
          <table:table-cell table:style-name="ce1" office:value-type="float" office:value="0.000029019" calcext:value-type="float">
            <text:p>2.90E-05</text:p>
          </table:table-cell>
          <table:table-cell table:style-name="ce1" office:value-type="float" office:value="0.0000473304" calcext:value-type="float">
            <text:p>4.73E-05</text:p>
          </table:table-cell>
          <table:table-cell table:style-name="ce1" office:value-type="float" office:value="0.0000782515" calcext:value-type="float">
            <text:p>7.83E-05</text:p>
          </table:table-cell>
          <table:table-cell office:value-type="float" office:value="0.000130505" calcext:value-type="float">
            <text:p>0.000130505</text:p>
          </table:table-cell>
          <table:table-cell office:value-type="float" office:value="0.00021522" calcext:value-type="float">
            <text:p>0.00021522</text:p>
          </table:table-cell>
          <table:table-cell office:value-type="float" office:value="0.000353578" calcext:value-type="float">
            <text:p>0.000353578</text:p>
          </table:table-cell>
          <table:table-cell office:value-type="float" office:value="0.000585535" calcext:value-type="float">
            <text:p>0.000585535</text:p>
          </table:table-cell>
          <table:table-cell office:value-type="float" office:value="0.000969996" calcext:value-type="float">
            <text:p>0.000969996</text:p>
          </table:table-cell>
          <table:table-cell office:value-type="float" office:value="0.00159957" calcext:value-type="float">
            <text:p>0.00159957</text:p>
          </table:table-cell>
          <table:table-cell office:value-type="float" office:value="0.0026387" calcext:value-type="float">
            <text:p>0.0026387</text:p>
          </table:table-cell>
          <table:table-cell office:value-type="float" office:value="0.00435715" calcext:value-type="float">
            <text:p>0.00435715</text:p>
          </table:table-cell>
          <table:table-cell office:value-type="float" office:value="0.00718556" calcext:value-type="float">
            <text:p>0.00718556</text:p>
          </table:table-cell>
          <table:table-cell office:value-type="float" office:value="0.0118433" calcext:value-type="float">
            <text:p>0.0118433</text:p>
          </table:table-cell>
          <table:table-cell office:value-type="float" office:value="0.0195118" calcext:value-type="float">
            <text:p>0.0195118</text:p>
          </table:table-cell>
          <table:table-cell office:value-type="float" office:value="0.0320833" calcext:value-type="float">
            <text:p>0.0320833</text:p>
          </table:table-cell>
          <table:table-cell office:value-type="float" office:value="0.0526268" calcext:value-type="float">
            <text:p>0.0526268</text:p>
          </table:table-cell>
          <table:table-cell office:value-type="float" office:value="0.0860768" calcext:value-type="float">
            <text:p>0.0860768</text:p>
          </table:table-cell>
          <table:table-cell office:value-type="float" office:value="0.140032" calcext:value-type="float">
            <text:p>0.140032</text:p>
          </table:table-cell>
          <table:table-cell office:value-type="float" office:value="0.225674" calcext:value-type="float">
            <text:p>0.225674</text:p>
          </table:table-cell>
          <table:table-cell office:value-type="float" office:value="0.358448" calcext:value-type="float">
            <text:p>0.358448</text:p>
          </table:table-cell>
          <table:table-cell office:value-type="float" office:value="0.55671" calcext:value-type="float">
            <text:p>0.55671</text:p>
          </table:table-cell>
          <table:table-cell office:value-type="float" office:value="0.834834" calcext:value-type="float">
            <text:p>0.834834</text:p>
          </table:table-cell>
          <table:table-cell office:value-type="float" office:value="1.18767" calcext:value-type="float">
            <text:p>1.18767</text:p>
          </table:table-cell>
          <table:table-cell office:value-type="float" office:value="1.56862" calcext:value-type="float">
            <text:p>1.56862</text:p>
          </table:table-cell>
          <table:table-cell office:value-type="float" office:value="1.87915" calcext:value-type="float">
            <text:p>1.87915</text:p>
          </table:table-cell>
          <table:table-cell office:value-type="float" office:value="2.00315" calcext:value-type="float">
            <text:p>2.00315</text:p>
          </table:table-cell>
          <table:table-cell office:value-type="float" office:value="1.88553" calcext:value-type="float">
            <text:p>1.88553</text:p>
          </table:table-cell>
          <table:table-cell office:value-type="float" office:value="1.57861" calcext:value-type="float">
            <text:p>1.57861</text:p>
          </table:table-cell>
          <table:table-cell office:value-type="float" office:value="1.19791" calcext:value-type="float">
            <text:p>1.19791</text:p>
          </table:table-cell>
          <table:table-cell office:value-type="float" office:value="0.843426" calcext:value-type="float">
            <text:p>0.843426</text:p>
          </table:table-cell>
          <table:table-cell office:value-type="float" office:value="0.563205" calcext:value-type="float">
            <text:p>0.563205</text:p>
          </table:table-cell>
          <table:table-cell office:value-type="float" office:value="0.362961" calcext:value-type="float">
            <text:p>0.362961</text:p>
          </table:table-cell>
          <table:table-cell office:value-type="float" office:value="0.228562" calcext:value-type="float">
            <text:p>0.228562</text:p>
          </table:table-cell>
          <table:table-cell office:value-type="float" office:value="0.141823" calcext:value-type="float">
            <text:p>0.141823</text:p>
          </table:table-cell>
          <table:table-cell office:value-type="float" office:value="0.0872184" calcext:value-type="float">
            <text:p>0.0872184</text:p>
          </table:table-cell>
          <table:table-cell office:value-type="float" office:value="0.0533534" calcext:value-type="float">
            <text:p>0.0533534</text:p>
          </table:table-cell>
          <table:table-cell table:style-name="Default" office:value-type="float" office:value="0.03252" calcext:value-type="float">
            <text:p>0.03252</text:p>
          </table:table-cell>
          <table:table-cell table:style-name="Default" office:value-type="float" office:value="0.0197699" calcext:value-type="float">
            <text:p>0.0197699</text:p>
          </table:table-cell>
          <table:table-cell table:style-name="Default" office:value-type="float" office:value="0.0119993" calcext:value-type="float">
            <text:p>0.0119993</text:p>
          </table:table-cell>
          <table:table-cell table:style-name="Default" office:value-type="float" office:value="0.00727904" calcext:value-type="float">
            <text:p>0.00727904</text:p>
          </table:table-cell>
          <table:table-cell table:style-name="Default" office:value-type="float" office:value="0.00441693" calcext:value-type="float">
            <text:p>0.00441693</text:p>
          </table:table-cell>
          <table:table-cell table:style-name="Default" office:value-type="float" office:value="0.00268033" calcext:value-type="float">
            <text:p>0.00268033</text:p>
          </table:table-cell>
          <table:table-cell table:style-name="Default" office:value-type="float" office:value="0.00162377" calcext:value-type="float">
            <text:p>0.00162377</text:p>
          </table:table-cell>
          <table:table-cell table:style-name="Default" office:value-type="float" office:value="0.000981115" calcext:value-type="float">
            <text:p>0.000981115</text:p>
          </table:table-cell>
          <table:table-cell table:style-name="Default" office:value-type="float" office:value="0.000593604" calcext:value-type="float">
            <text:p>0.000593604</text:p>
          </table:table-cell>
          <table:table-cell table:style-name="Default" office:value-type="float" office:value="0.000361353" calcext:value-type="float">
            <text:p>0.000361353</text:p>
          </table:table-cell>
          <table:table-cell table:style-name="Default" office:value-type="float" office:value="0.000220158" calcext:value-type="float">
            <text:p>0.000220158</text:p>
          </table:table-cell>
          <table:table-cell table:style-name="Default" office:value-type="float" office:value="0.000132995" calcext:value-type="float">
            <text:p>0.000132995</text:p>
          </table:table-cell>
          <table:table-cell office:value-type="float" office:value="0.0000798371" calcext:value-type="float">
            <text:p>7.98E-05</text:p>
          </table:table-cell>
          <table:table-cell office:value-type="float" office:value="0.0000482329" calcext:value-type="float">
            <text:p>4.82E-05</text:p>
          </table:table-cell>
          <table:table-cell office:value-type="float" office:value="0.0000295742" calcext:value-type="float">
            <text:p>2.96E-05</text:p>
          </table:table-cell>
          <table:table-cell office:value-type="float" office:value="0.0000182074" calcext:value-type="float">
            <text:p>1.82E-05</text:p>
          </table:table-cell>
          <table:table-cell office:value-type="float" office:value="0.0000110182" calcext:value-type="float">
            <text:p>1.10E-05</text:p>
          </table:table-cell>
          <table:table-cell office:value-type="float" office:value="0.00000651327" calcext:value-type="float">
            <text:p>6.51E-06</text:p>
          </table:table-cell>
          <table:table-cell office:value-type="float" office:value="0.00000384861" calcext:value-type="float">
            <text:p>3.85E-06</text:p>
          </table:table-cell>
          <table:table-cell office:value-type="float" office:value="0.00000239152" calcext:value-type="float">
            <text:p>2.39E-06</text:p>
          </table:table-cell>
          <table:table-cell office:value-type="float" office:value="0.0000015759" calcext:value-type="float">
            <text:p>1.58E-06</text:p>
          </table:table-cell>
          <table:table-cell office:value-type="float" office:value="0.00000103501" calcext:value-type="float">
            <text:p>1.04E-06</text:p>
          </table:table-cell>
          <table:table-cell office:value-type="float" office:value="0.000000651229" calcext:value-type="float">
            <text:p>6.51E-07</text:p>
          </table:table-cell>
          <table:table-cell office:value-type="float" office:value="0.000000401434" calcext:value-type="float">
            <text:p>4.01E-07</text:p>
          </table:table-cell>
          <table:table-cell office:value-type="float" office:value="0.000000270863" calcext:value-type="float">
            <text:p>2.71E-07</text:p>
          </table:table-cell>
          <table:table-cell office:value-type="float" office:value="0.000000222845" calcext:value-type="float">
            <text:p>2.23E-07</text:p>
          </table:table-cell>
          <table:table-cell office:value-type="float" office:value="0.000000204041" calcext:value-type="float">
            <text:p>2.04E-07</text:p>
          </table:table-cell>
          <table:table-cell office:value-type="float" office:value="0.000000174336" calcext:value-type="float">
            <text:p>1.74E-07</text:p>
          </table:table-cell>
          <table:table-cell office:value-type="float" office:value="0.000000122272" calcext:value-type="float">
            <text:p>1.22E-07</text:p>
          </table:table-cell>
          <table:table-cell office:value-type="float" office:value="0.0000000762552" calcext:value-type="float">
            <text:p>7.63E-08</text:p>
          </table:table-cell>
          <table:table-cell office:value-type="float" office:value="0.0000000639971" calcext:value-type="float">
            <text:p>6.40E-08</text:p>
          </table:table-cell>
          <table:table-cell office:value-type="float" office:value="0.0000000741973" calcext:value-type="float">
            <text:p>7.42E-08</text:p>
          </table:table-cell>
          <table:table-cell office:value-type="float" office:value="0.0000000788703" calcext:value-type="float">
            <text:p>7.89E-08</text:p>
          </table:table-cell>
          <table:table-cell office:value-type="float" office:value="0.0000000608982" calcext:value-type="float">
            <text:p>6.09E-08</text:p>
          </table:table-cell>
          <table:table-cell office:value-type="float" office:value="0.000000032944" calcext:value-type="float">
            <text:p>3.29E-08</text:p>
          </table:table-cell>
          <table:table-cell office:value-type="float" office:value="0.0000000219822" calcext:value-type="float">
            <text:p>2.20E-08</text:p>
          </table:table-cell>
          <table:table-cell office:value-type="float" office:value="0.0000000371976" calcext:value-type="float">
            <text:p>3.72E-08</text:p>
          </table:table-cell>
          <table:table-cell office:value-type="float" office:value="0.0000000564996" calcext:value-type="float">
            <text:p>5.65E-08</text:p>
          </table:table-cell>
          <table:table-cell office:value-type="float" office:value="0.0000000489908" calcext:value-type="float">
            <text:p>4.90E-08</text:p>
          </table:table-cell>
          <table:table-cell office:value-type="float" office:value="0.0000000231759" calcext:value-type="float">
            <text:p>2.32E-08</text:p>
          </table:table-cell>
          <table:table-cell office:value-type="float" office:value="0.0000000159013" calcext:value-type="float">
            <text:p>1.59E-08</text:p>
          </table:table-cell>
          <table:table-cell office:value-type="float" office:value="0.0000000381437" calcext:value-type="float">
            <text:p>3.81E-08</text:p>
          </table:table-cell>
          <table:table-cell office:value-type="float" office:value="0.0000000582882" calcext:value-type="float">
            <text:p>5.83E-08</text:p>
          </table:table-cell>
          <table:table-cell office:value-type="float" office:value="0.0000000472163" calcext:value-type="float">
            <text:p>4.72E-08</text:p>
          </table:table-cell>
          <table:table-cell office:value-type="float" office:value="0.0000000220432" calcext:value-type="float">
            <text:p>2.20E-08</text:p>
          </table:table-cell>
          <table:table-cell office:value-type="float" office:value="0.0000000177076" calcext:value-type="float">
            <text:p>1.77E-08</text:p>
          </table:table-cell>
          <table:table-cell office:value-type="float" office:value="0.0000000392282" calcext:value-type="float">
            <text:p>3.92E-08</text:p>
          </table:table-cell>
          <table:table-cell office:value-type="float" office:value="0.0000000539311" calcext:value-type="float">
            <text:p>5.39E-08</text:p>
          </table:table-cell>
          <table:table-cell office:value-type="float" office:value="0.0000000403371" calcext:value-type="float">
            <text:p>4.03E-08</text:p>
          </table:table-cell>
          <table:table-cell office:value-type="float" office:value="0.0000000168536" calcext:value-type="float">
            <text:p>1.69E-08</text:p>
          </table:table-cell>
          <table:table-cell office:value-type="float" office:value="0.0000000122308" calcext:value-type="float">
            <text:p>1.22E-08</text:p>
          </table:table-cell>
          <table:table-cell office:value-type="float" office:value="0.0000000286053" calcext:value-type="float">
            <text:p>2.86E-08</text:p>
          </table:table-cell>
          <table:table-cell office:value-type="float" office:value="0.0000000407152" calcext:value-type="float">
            <text:p>4.07E-08</text:p>
          </table:table-cell>
          <table:table-cell office:value-type="float" office:value="0.0000000320221" calcext:value-type="float">
            <text:p>3.20E-08</text:p>
          </table:table-cell>
          <table:table-cell office:value-type="float" office:value="0.0000000124106" calcext:value-type="float">
            <text:p>1.24E-08</text:p>
          </table:table-cell>
          <table:table-cell office:value-type="float" office:value="0.00000000592033" calcext:value-type="float">
            <text:p>5.92E-09</text:p>
          </table:table-cell>
          <table:table-cell office:value-type="float" office:value="0.0000000194428" calcext:value-type="float">
            <text:p>1.94E-08</text:p>
          </table:table-cell>
          <table:table-cell office:value-type="float" office:value="0.0000000351742" calcext:value-type="float">
            <text:p>3.52E-08</text:p>
          </table:table-cell>
          <table:table-cell office:value-type="float" office:value="0.0000000336865" calcext:value-type="float">
            <text:p>3.37E-08</text:p>
          </table:table-cell>
          <table:table-cell office:value-type="float" office:value="0.0000000171429" calcext:value-type="float">
            <text:p>1.71E-08</text:p>
          </table:table-cell>
          <table:table-cell office:value-type="float" office:value="0.00000000781127" calcext:value-type="float">
            <text:p>7.81E-09</text:p>
          </table:table-cell>
          <table:table-cell office:value-type="float" office:value="0.0000000187633" calcext:value-type="float">
            <text:p>1.88E-08</text:p>
          </table:table-cell>
          <table:table-cell office:value-type="float" office:value="0.0000000386942" calcext:value-type="float">
            <text:p>3.87E-08</text:p>
          </table:table-cell>
          <table:table-cell office:value-type="float" office:value="0.00000004283" calcext:value-type="float">
            <text:p>4.28E-08</text:p>
          </table:table-cell>
          <table:table-cell office:value-type="float" office:value="0.0000000259224" calcext:value-type="float">
            <text:p>2.59E-08</text:p>
          </table:table-cell>
          <table:table-cell office:value-type="float" office:value="0.00000000995837" calcext:value-type="float">
            <text:p>9.96E-09</text:p>
          </table:table-cell>
          <table:table-cell office:value-type="float" office:value="0.0000000182495" calcext:value-type="float">
            <text:p>1.82E-08</text:p>
          </table:table-cell>
          <table:table-cell office:value-type="float" office:value="0.0000000417999" calcext:value-type="float">
            <text:p>4.18E-08</text:p>
          </table:table-cell>
          <table:table-cell office:value-type="float" office:value="0.0000000484619" calcext:value-type="float">
            <text:p>4.85E-08</text:p>
          </table:table-cell>
          <table:table-cell office:value-type="float" office:value="0.0000000269819" calcext:value-type="float">
            <text:p>2.70E-08</text:p>
          </table:table-cell>
          <table:table-cell office:value-type="float" office:value="0.00000000580154" calcext:value-type="float">
            <text:p>5.80E-09</text:p>
          </table:table-cell>
          <table:table-cell office:value-type="float" office:value="0.0000000150453" calcext:value-type="float">
            <text:p>1.50E-08</text:p>
          </table:table-cell>
          <table:table-cell office:value-type="float" office:value="0.0000000410254" calcext:value-type="float">
            <text:p>4.10E-08</text:p>
          </table:table-cell>
          <table:table-cell office:value-type="float" office:value="0.000000046942" calcext:value-type="float">
            <text:p>4.69E-08</text:p>
          </table:table-cell>
          <table:table-cell office:value-type="float" office:value="0.0000000239854" calcext:value-type="float">
            <text:p>2.40E-08</text:p>
          </table:table-cell>
          <table:table-cell office:value-type="float" office:value="0.00000000369829" calcext:value-type="float">
            <text:p>3.70E-09</text:p>
          </table:table-cell>
          <table:table-cell office:value-type="float" office:value="0.0000000127569" calcext:value-type="float">
            <text:p>1.28E-08</text:p>
          </table:table-cell>
          <table:table-cell office:value-type="float" office:value="0.0000000391544" calcext:value-type="float">
            <text:p>3.92E-08</text:p>
          </table:table-cell>
          <table:table-cell office:value-type="float" office:value="0.0000000471041" calcext:value-type="float">
            <text:p>4.71E-08</text:p>
          </table:table-cell>
          <table:table-cell office:value-type="float" office:value="0.000000026624" calcext:value-type="float">
            <text:p>2.66E-08</text:p>
          </table:table-cell>
          <table:table-cell office:value-type="float" office:value="0.00000000535787" calcext:value-type="float">
            <text:p>5.36E-09</text:p>
          </table:table-cell>
          <table:table-cell office:value-type="float" office:value="0.0000000128212" calcext:value-type="float">
            <text:p>1.28E-08</text:p>
          </table:table-cell>
          <table:table-cell office:value-type="float" office:value="0.0000000396341" calcext:value-type="float">
            <text:p>3.96E-08</text:p>
          </table:table-cell>
          <table:table-cell office:value-type="float" office:value="0.000000050034" calcext:value-type="float">
            <text:p>5.00E-08</text:p>
          </table:table-cell>
          <table:table-cell office:value-type="float" office:value="0.0000000290742" calcext:value-type="float">
            <text:p>2.91E-08</text:p>
          </table:table-cell>
          <table:table-cell office:value-type="float" office:value="0.00000000525316" calcext:value-type="float">
            <text:p>5.25E-09</text:p>
          </table:table-cell>
          <table:table-cell office:value-type="float" office:value="0.0000000115141" calcext:value-type="float">
            <text:p>1.15E-08</text:p>
          </table:table-cell>
          <table:table-cell office:value-type="float" office:value="0.0000000381209" calcext:value-type="float">
            <text:p>3.81E-08</text:p>
          </table:table-cell>
          <table:table-cell office:value-type="float" office:value="0.0000000464122" calcext:value-type="float">
            <text:p>4.64E-08</text:p>
          </table:table-cell>
          <table:table-cell office:value-type="float" office:value="0.0000000243284" calcext:value-type="float">
            <text:p>2.43E-08</text:p>
          </table:table-cell>
          <table:table-cell office:value-type="float" office:value="0.0000000025017" calcext:value-type="float">
            <text:p>2.50E-09</text:p>
          </table:table-cell>
          <table:table-cell office:value-type="float" office:value="0.00000000793554" calcext:value-type="float">
            <text:p>7.94E-09</text:p>
          </table:table-cell>
          <table:table-cell office:value-type="float" office:value="0.0000000292572" calcext:value-type="float">
            <text:p>2.93E-08</text:p>
          </table:table-cell>
          <table:table-cell office:value-type="float" office:value="0.0000000364624" calcext:value-type="float">
            <text:p>3.65E-08</text:p>
          </table:table-cell>
          <table:table-cell office:value-type="float" office:value="0.000000021545" calcext:value-type="float">
            <text:p>2.15E-08</text:p>
          </table:table-cell>
          <table:table-cell office:value-type="float" office:value="0.00000000336244" calcext:value-type="float">
            <text:p>3.36E-09</text:p>
          </table:table-cell>
          <table:table-cell office:value-type="float" office:value="0.00000000327443" calcext:value-type="float">
            <text:p>3.27E-09</text:p>
          </table:table-cell>
          <table:table-cell office:value-type="float" office:value="0.0000000202306" calcext:value-type="float">
            <text:p>2.02E-08</text:p>
          </table:table-cell>
          <table:table-cell office:value-type="float" office:value="0.0000000341108" calcext:value-type="float">
            <text:p>3.41E-08</text:p>
          </table:table-cell>
          <table:table-cell office:value-type="float" office:value="0.0000000281699" calcext:value-type="float">
            <text:p>2.82E-08</text:p>
          </table:table-cell>
          <table:table-cell office:value-type="float" office:value="0.00000000931944" calcext:value-type="float">
            <text:p>9.32E-09</text:p>
          </table:table-cell>
          <table:table-cell office:value-type="float" office:value="0.00000000157875" calcext:value-type="float">
            <text:p>1.58E-09</text:p>
          </table:table-cell>
          <table:table-cell office:value-type="float" office:value="0.0000000184757" calcext:value-type="float">
            <text:p>1.85E-08</text:p>
          </table:table-cell>
          <table:table-cell office:value-type="float" office:value="0.0000000412464" calcext:value-type="float">
            <text:p>4.12E-08</text:p>
          </table:table-cell>
          <table:table-cell office:value-type="float" office:value="0.0000000392179" calcext:value-type="float">
            <text:p>3.92E-08</text:p>
          </table:table-cell>
          <table:table-cell office:value-type="float" office:value="0.000000013414" calcext:value-type="float">
            <text:p>1.34E-08</text:p>
          </table:table-cell>
          <table:table-cell office:value-type="float" office:value="0.00000000063359" calcext:value-type="float">
            <text:p>6.34E-10</text:p>
          </table:table-cell>
          <table:table-cell office:value-type="float" office:value="0.000000021368" calcext:value-type="float">
            <text:p>2.14E-08</text:p>
          </table:table-cell>
          <table:table-cell office:value-type="float" office:value="0.0000000473519" calcext:value-type="float">
            <text:p>4.74E-08</text:p>
          </table:table-cell>
          <table:table-cell office:value-type="float" office:value="0.0000000416269" calcext:value-type="float">
            <text:p>4.16E-08</text:p>
          </table:table-cell>
          <table:table-cell office:value-type="float" office:value="0.0000000124445" calcext:value-type="float">
            <text:p>1.24E-08</text:p>
          </table:table-cell>
          <table:table-cell office:value-type="float" office:value="0.00000000048766" calcext:value-type="float">
            <text:p>4.88E-10</text:p>
          </table:table-cell>
          <table:table-cell office:value-type="float" office:value="0.0000000208424" calcext:value-type="float">
            <text:p>2.08E-08</text:p>
          </table:table-cell>
          <table:table-cell office:value-type="float" office:value="0.0000000444301" calcext:value-type="float">
            <text:p>4.44E-08</text:p>
          </table:table-cell>
          <table:table-cell office:value-type="float" office:value="0.0000000396447" calcext:value-type="float">
            <text:p>3.96E-08</text:p>
          </table:table-cell>
          <table:table-cell office:value-type="float" office:value="0.0000000134712" calcext:value-type="float">
            <text:p>1.35E-08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0152806" calcext:value-type="float">
            <text:p>1.53E-10</text:p>
          </table:table-cell>
          <table:table-cell office:value-type="float" office:value="0.000000000245084" calcext:value-type="float">
            <text:p>2.45E-10</text:p>
          </table:table-cell>
          <table:table-cell office:value-type="float" office:value="0.00000000213414" calcext:value-type="float">
            <text:p>2.13E-09</text:p>
          </table:table-cell>
          <table:table-cell office:value-type="float" office:value="0.00000000650906" calcext:value-type="float">
            <text:p>6.51E-09</text:p>
          </table:table-cell>
          <table:table-cell office:value-type="float" office:value="0.00000000422612" calcext:value-type="float">
            <text:p>4.23E-09</text:p>
          </table:table-cell>
          <table:table-cell office:value-type="float" office:value="0.00000000222014" calcext:value-type="float">
            <text:p>2.22E-09</text:p>
          </table:table-cell>
          <table:table-cell office:value-type="float" office:value="0.00000000762972" calcext:value-type="float">
            <text:p>7.63E-09</text:p>
          </table:table-cell>
          <table:table-cell office:value-type="float" office:value="0.0000000190024" calcext:value-type="float">
            <text:p>1.90E-08</text:p>
          </table:table-cell>
          <table:table-cell office:value-type="float" office:value="0.0000000117179" calcext:value-type="float">
            <text:p>1.17E-08</text:p>
          </table:table-cell>
          <table:table-cell office:value-type="float" office:value="0.00000000554361" calcext:value-type="float">
            <text:p>5.54E-09</text:p>
          </table:table-cell>
          <table:table-cell office:value-type="float" office:value="0.0000000123292" calcext:value-type="float">
            <text:p>1.23E-08</text:p>
          </table:table-cell>
          <table:table-cell office:value-type="float" office:value="0.0000000220976" calcext:value-type="float">
            <text:p>2.21E-08</text:p>
          </table:table-cell>
          <table:table-cell office:value-type="float" office:value="0.0000000153056" calcext:value-type="float">
            <text:p>1.53E-08</text:p>
          </table:table-cell>
          <table:table-cell office:value-type="float" office:value="0.00000000958682" calcext:value-type="float">
            <text:p>9.59E-09</text:p>
          </table:table-cell>
          <table:table-cell office:value-type="float" office:value="0.0000000114523" calcext:value-type="float">
            <text:p>1.15E-08</text:p>
          </table:table-cell>
          <table:table-cell office:value-type="float" office:value="0.0000000134018" calcext:value-type="float">
            <text:p>1.34E-08</text:p>
          </table:table-cell>
          <table:table-cell office:value-type="float" office:value="0.0000000117698" calcext:value-type="float">
            <text:p>1.18E-08</text:p>
          </table:table-cell>
          <table:table-cell office:value-type="float" office:value="0.000000011814" calcext:value-type="float">
            <text:p>1.18E-08</text:p>
          </table:table-cell>
          <table:table-cell office:value-type="float" office:value="0.00000000952243" calcext:value-type="float">
            <text:p>9.52E-09</text:p>
          </table:table-cell>
          <table:table-cell office:value-type="float" office:value="0.00000000551166" calcext:value-type="float">
            <text:p>5.51E-09</text:p>
          </table:table-cell>
          <table:table-cell office:value-type="float" office:value="0.00000000359339" calcext:value-type="float">
            <text:p>3.59E-09</text:p>
          </table:table-cell>
          <table:table-cell office:value-type="float" office:value="0.00000000820769" calcext:value-type="float">
            <text:p>8.21E-09</text:p>
          </table:table-cell>
          <table:table-cell office:value-type="float" office:value="0.0000000103582" calcext:value-type="float">
            <text:p>1.04E-08</text:p>
          </table:table-cell>
          <table:table-cell office:value-type="float" office:value="0.00000000778049" calcext:value-type="float">
            <text:p>7.78E-09</text:p>
          </table:table-cell>
          <table:table-cell office:value-type="float" office:value="0.0000000010266" calcext:value-type="float">
            <text:p>1.03E-09</text:p>
          </table:table-cell>
          <table:table-cell office:value-type="float" office:value="0.00000000237489" calcext:value-type="float">
            <text:p>2.37E-09</text:p>
          </table:table-cell>
          <table:table-cell office:value-type="float" office:value="0.0000000110477" calcext:value-type="float">
            <text:p>1.10E-08</text:p>
          </table:table-cell>
          <table:table-cell office:value-type="float" office:value="0.0000000147844" calcext:value-type="float">
            <text:p>1.48E-08</text:p>
          </table:table-cell>
          <table:table-cell office:value-type="float" office:value="0.00000000846833" calcext:value-type="float">
            <text:p>8.47E-09</text:p>
          </table:table-cell>
          <table:table-cell office:value-type="float" office:value="0.00000000455543" calcext:value-type="float">
            <text:p>4.56E-09</text:p>
          </table:table-cell>
          <table:table-cell office:value-type="float" office:value="0.0000000110651" calcext:value-type="float">
            <text:p>1.11E-08</text:p>
          </table:table-cell>
          <table:table-cell office:value-type="float" office:value="0.0000000182667" calcext:value-type="float">
            <text:p>1.83E-08</text:p>
          </table:table-cell>
          <table:table-cell office:value-type="float" office:value="0.0000000197457" calcext:value-type="float">
            <text:p>1.97E-08</text:p>
          </table:table-cell>
          <table:table-cell office:value-type="float" office:value="0.0000000185799" calcext:value-type="float">
            <text:p>1.86E-08</text:p>
          </table:table-cell>
          <table:table-cell office:value-type="float" office:value="0.0000000192286" calcext:value-type="float">
            <text:p>1.92E-08</text:p>
          </table:table-cell>
          <table:table-cell office:value-type="float" office:value="0.0000000225888" calcext:value-type="float">
            <text:p>2.26E-08</text:p>
          </table:table-cell>
          <table:table-cell office:value-type="float" office:value="0.0000000364786" calcext:value-type="float">
            <text:p>3.65E-08</text:p>
          </table:table-cell>
          <table:table-cell table:style-name="ce1" office:value-type="float" office:value="0.0000000560669" calcext:value-type="float">
            <text:p>5.61E-08</text:p>
          </table:table-cell>
          <table:table-cell table:style-name="ce1" office:value-type="float" office:value="0.0000000624467" calcext:value-type="float">
            <text:p>6.24E-08</text:p>
          </table:table-cell>
          <table:table-cell table:style-name="ce1" office:value-type="float" office:value="0.0000000849132" calcext:value-type="float">
            <text:p>8.49E-08</text:p>
          </table:table-cell>
          <table:table-cell table:style-name="ce1" office:value-type="float" office:value="0.000000166703" calcext:value-type="float">
            <text:p>1.67E-07</text:p>
          </table:table-cell>
          <table:table-cell table:style-name="ce1" office:value-type="float" office:value="0.000000298949" calcext:value-type="float">
            <text:p>2.99E-07</text:p>
          </table:table-cell>
          <table:table-cell table:style-name="ce1" office:value-type="float" office:value="0.000000465502" calcext:value-type="float">
            <text:p>4.66E-07</text:p>
          </table:table-cell>
          <table:table-cell table:style-name="ce1" office:value-type="float" office:value="0.000000734573" calcext:value-type="float">
            <text:p>7.35E-07</text:p>
          </table:table-cell>
          <table:table-cell table:style-name="ce1" office:value-type="float" office:value="0.00000126016" calcext:value-type="float">
            <text:p>1.26E-06</text:p>
          </table:table-cell>
          <table:table-cell table:style-name="ce1" office:value-type="float" office:value="0.00000220579" calcext:value-type="float">
            <text:p>2.21E-06</text:p>
          </table:table-cell>
          <table:table-cell table:style-name="ce1" office:value-type="float" office:value="0.00000376245" calcext:value-type="float">
            <text:p>3.76E-06</text:p>
          </table:table-cell>
          <table:table-cell table:style-name="ce1" office:value-type="float" office:value="0.00000622147" calcext:value-type="float">
            <text:p>6.22E-06</text:p>
          </table:table-cell>
          <table:table-cell table:style-name="ce1" office:value-type="float" office:value="0.0000101402" calcext:value-type="float">
            <text:p>1.01E-05</text:p>
          </table:table-cell>
          <table:table-cell table:style-name="ce1" office:value-type="float" office:value="0.0000168564" calcext:value-type="float">
            <text:p>1.69E-05</text:p>
          </table:table-cell>
          <table:table-cell table:style-name="ce1" office:value-type="float" office:value="0.0000285468" calcext:value-type="float">
            <text:p>2.85E-05</text:p>
          </table:table-cell>
          <table:table-cell table:style-name="ce1" office:value-type="float" office:value="0.0000477704" calcext:value-type="float">
            <text:p>4.78E-05</text:p>
          </table:table-cell>
          <table:table-cell table:style-name="ce1" office:value-type="float" office:value="0.0000785074" calcext:value-type="float">
            <text:p>7.85E-05</text:p>
          </table:table-cell>
          <table:table-cell office:value-type="float" office:value="0.000128931" calcext:value-type="float">
            <text:p>0.000128931</text:p>
          </table:table-cell>
          <table:table-cell office:value-type="float" office:value="0.000213646" calcext:value-type="float">
            <text:p>0.000213646</text:p>
          </table:table-cell>
          <table:table-cell office:value-type="float" office:value="0.000355315" calcext:value-type="float">
            <text:p>0.000355315</text:p>
          </table:table-cell>
          <table:table-cell office:value-type="float" office:value="0.000588275" calcext:value-type="float">
            <text:p>0.000588275</text:p>
          </table:table-cell>
          <table:table-cell office:value-type="float" office:value="0.000969529" calcext:value-type="float">
            <text:p>0.000969529</text:p>
          </table:table-cell>
          <table:table-cell office:value-type="float" office:value="0.00159761" calcext:value-type="float">
            <text:p>0.00159761</text:p>
          </table:table-cell>
          <table:table-cell office:value-type="float" office:value="0.00263755" calcext:value-type="float">
            <text:p>0.00263755</text:p>
          </table:table-cell>
          <table:table-cell office:value-type="float" office:value="0.00435855" calcext:value-type="float">
            <text:p>0.00435855</text:p>
          </table:table-cell>
          <table:table-cell office:value-type="float" office:value="0.00719408" calcext:value-type="float">
            <text:p>0.00719408</text:p>
          </table:table-cell>
          <table:table-cell office:value-type="float" office:value="0.0118522" calcext:value-type="float">
            <text:p>0.0118522</text:p>
          </table:table-cell>
          <table:table-cell office:value-type="float" office:value="0.019506" calcext:value-type="float">
            <text:p>0.019506</text:p>
          </table:table-cell>
          <table:table-cell office:value-type="float" office:value="0.0320773" calcext:value-type="float">
            <text:p>0.0320773</text:p>
          </table:table-cell>
          <table:table-cell office:value-type="float" office:value="0.0526597" calcext:value-type="float">
            <text:p>0.0526597</text:p>
          </table:table-cell>
          <table:table-cell office:value-type="float" office:value="0.0861444" calcext:value-type="float">
            <text:p>0.0861444</text:p>
          </table:table-cell>
          <table:table-cell office:value-type="float" office:value="0.140098" calcext:value-type="float">
            <text:p>0.140098</text:p>
          </table:table-cell>
          <table:table-cell office:value-type="float" office:value="0.22578" calcext:value-type="float">
            <text:p>0.22578</text:p>
          </table:table-cell>
          <table:table-cell office:value-type="float" office:value="0.358686" calcext:value-type="float">
            <text:p>0.358686</text:p>
          </table:table-cell>
          <table:table-cell office:value-type="float" office:value="0.557074" calcext:value-type="float">
            <text:p>0.557074</text:p>
          </table:table-cell>
          <table:table-cell office:value-type="float" office:value="0.835305" calcext:value-type="float">
            <text:p>0.835305</text:p>
          </table:table-cell>
          <table:table-cell office:value-type="float" office:value="1.18835" calcext:value-type="float">
            <text:p>1.18835</text:p>
          </table:table-cell>
          <table:table-cell office:value-type="float" office:value="1.56941" calcext:value-type="float">
            <text:p>1.56941</text:p>
          </table:table-cell>
          <table:table-cell office:value-type="float" office:value="1.87964" calcext:value-type="float">
            <text:p>1.87964</text:p>
          </table:table-cell>
          <table:table-cell office:value-type="float" office:value="2.00316" calcext:value-type="float">
            <text:p>2.00316</text:p>
          </table:table-cell>
          <table:table-cell office:value-type="float" office:value="1.88523" calcext:value-type="float">
            <text:p>1.88523</text:p>
          </table:table-cell>
          <table:table-cell office:value-type="float" office:value="1.57813" calcext:value-type="float">
            <text:p>1.57813</text:p>
          </table:table-cell>
          <table:table-cell office:value-type="float" office:value="1.19733" calcext:value-type="float">
            <text:p>1.19733</text:p>
          </table:table-cell>
          <table:table-cell office:value-type="float" office:value="0.842843" calcext:value-type="float">
            <text:p>0.842843</text:p>
          </table:table-cell>
          <table:table-cell office:value-type="float" office:value="0.562705" calcext:value-type="float">
            <text:p>0.562705</text:p>
          </table:table-cell>
          <table:table-cell office:value-type="float" office:value="0.362603" calcext:value-type="float">
            <text:p>0.362603</text:p>
          </table:table-cell>
          <table:table-cell table:style-name="Default" office:value-type="float" office:value="0.22837" calcext:value-type="float">
            <text:p>0.22837</text:p>
          </table:table-cell>
          <table:table-cell table:style-name="Default" office:value-type="float" office:value="0.141742" calcext:value-type="float">
            <text:p>0.141742</text:p>
          </table:table-cell>
          <table:table-cell table:style-name="Default" office:value-type="float" office:value="0.0871539" calcext:value-type="float">
            <text:p>0.0871539</text:p>
          </table:table-cell>
          <table:table-cell table:style-name="Default" office:value-type="float" office:value="0.0532781" calcext:value-type="float">
            <text:p>0.0532781</text:p>
          </table:table-cell>
          <table:table-cell table:style-name="Default" office:value-type="float" office:value="0.0324662" calcext:value-type="float">
            <text:p>0.0324662</text:p>
          </table:table-cell>
          <table:table-cell table:style-name="Default" office:value-type="float" office:value="0.0197538" calcext:value-type="float">
            <text:p>0.0197538</text:p>
          </table:table-cell>
          <table:table-cell table:style-name="Default" office:value-type="float" office:value="0.0120055" calcext:value-type="float">
            <text:p>0.0120055</text:p>
          </table:table-cell>
          <table:table-cell table:style-name="Default" office:value-type="float" office:value="0.00728333" calcext:value-type="float">
            <text:p>0.00728333</text:p>
          </table:table-cell>
          <table:table-cell table:style-name="Default" office:value-type="float" office:value="0.00440923" calcext:value-type="float">
            <text:p>0.00440923</text:p>
          </table:table-cell>
          <table:table-cell table:style-name="Default" office:value-type="float" office:value="0.00266701" calcext:value-type="float">
            <text:p>0.00266701</text:p>
          </table:table-cell>
          <table:table-cell table:style-name="Default" office:value-type="float" office:value="0.00161519" calcext:value-type="float">
            <text:p>0.00161519</text:p>
          </table:table-cell>
          <table:table-cell table:style-name="Default" office:value-type="float" office:value="0.000980031" calcext:value-type="float">
            <text:p>0.000980031</text:p>
          </table:table-cell>
          <table:table-cell table:style-name="Default" office:value-type="float" office:value="0.000594066" calcext:value-type="float">
            <text:p>0.000594066</text:p>
          </table:table-cell>
          <table:table-cell table:style-name="Default" office:value-type="float" office:value="0.000358288" calcext:value-type="float">
            <text:p>0.000358288</text:p>
          </table:table-cell>
          <table:table-cell table:style-name="Default" office:value-type="float" office:value="0.000214749" calcext:value-type="float">
            <text:p>0.000214749</text:p>
          </table:table-cell>
          <table:table-cell table:style-name="Default" office:value-type="float" office:value="0.000128478" calcext:value-type="float">
            <text:p>0.000128478</text:p>
          </table:table-cell>
          <table:table-cell office:value-type="float" office:value="0.0000773767" calcext:value-type="float">
            <text:p>7.74E-05</text:p>
          </table:table-cell>
          <table:table-cell office:value-type="float" office:value="0.0000470418" calcext:value-type="float">
            <text:p>4.70E-05</text:p>
          </table:table-cell>
          <table:table-cell office:value-type="float" office:value="0.0000285843" calcext:value-type="float">
            <text:p>2.86E-05</text:p>
          </table:table-cell>
          <table:table-cell office:value-type="float" office:value="0.0000170404" calcext:value-type="float">
            <text:p>1.70E-05</text:p>
          </table:table-cell>
          <table:table-cell office:value-type="float" office:value="0.00000987873" calcext:value-type="float">
            <text:p>9.88E-06</text:p>
          </table:table-cell>
          <table:table-cell office:value-type="float" office:value="0.00000569167" calcext:value-type="float">
            <text:p>5.69E-06</text:p>
          </table:table-cell>
          <table:table-cell office:value-type="float" office:value="0.00000339875" calcext:value-type="float">
            <text:p>3.40E-06</text:p>
          </table:table-cell>
          <table:table-cell office:value-type="float" office:value="0.00000214239" calcext:value-type="float">
            <text:p>2.14E-06</text:p>
          </table:table-cell>
          <table:table-cell office:value-type="float" office:value="0.00000136007" calcext:value-type="float">
            <text:p>1.36E-06</text:p>
          </table:table-cell>
          <table:table-cell office:value-type="float" office:value="0.000000804934" calcext:value-type="float">
            <text:p>8.05E-07</text:p>
          </table:table-cell>
          <table:table-cell office:value-type="float" office:value="0.000000425734" calcext:value-type="float">
            <text:p>4.26E-07</text:p>
          </table:table-cell>
          <table:table-cell office:value-type="float" office:value="0.000000207584" calcext:value-type="float">
            <text:p>2.08E-07</text:p>
          </table:table-cell>
          <table:table-cell office:value-type="float" office:value="0.000000111278" calcext:value-type="float">
            <text:p>1.11E-07</text:p>
          </table:table-cell>
          <table:table-cell office:value-type="float" office:value="0.000000078307" calcext:value-type="float">
            <text:p>7.83E-08</text:p>
          </table:table-cell>
          <table:table-cell office:value-type="float" office:value="0.0000000665977" calcext:value-type="float">
            <text:p>6.66E-08</text:p>
          </table:table-cell>
          <table:table-cell office:value-type="float" office:value="0.0000000598419" calcext:value-type="float">
            <text:p>5.98E-08</text:p>
          </table:table-cell>
          <table:table-cell office:value-type="float" office:value="0.00000005247" calcext:value-type="float">
            <text:p>5.25E-08</text:p>
          </table:table-cell>
          <table:table-cell office:value-type="float" office:value="0.0000000418833" calcext:value-type="float">
            <text:p>4.19E-08</text:p>
          </table:table-cell>
          <table:table-cell office:value-type="float" office:value="0.0000000280059" calcext:value-type="float">
            <text:p>2.80E-08</text:p>
          </table:table-cell>
          <table:table-cell office:value-type="float" office:value="0.0000000184626" calcext:value-type="float">
            <text:p>1.85E-08</text:p>
          </table:table-cell>
          <table:table-cell office:value-type="float" office:value="0.0000000258969" calcext:value-type="float">
            <text:p>2.59E-08</text:p>
          </table:table-cell>
          <table:table-cell office:value-type="float" office:value="0.0000000492231" calcext:value-type="float">
            <text:p>4.92E-08</text:p>
          </table:table-cell>
          <table:table-cell office:value-type="float" office:value="0.0000000691271" calcext:value-type="float">
            <text:p>6.91E-08</text:p>
          </table:table-cell>
          <table:table-cell office:value-type="float" office:value="0.0000000633239" calcext:value-type="float">
            <text:p>6.33E-08</text:p>
          </table:table-cell>
          <table:table-cell office:value-type="float" office:value="0.0000000356923" calcext:value-type="float">
            <text:p>3.57E-08</text:p>
          </table:table-cell>
          <table:table-cell office:value-type="float" office:value="0.0000000165013" calcext:value-type="float">
            <text:p>1.65E-08</text:p>
          </table:table-cell>
          <table:table-cell office:value-type="float" office:value="0.0000000270422" calcext:value-type="float">
            <text:p>2.70E-08</text:p>
          </table:table-cell>
          <table:table-cell office:value-type="float" office:value="0.0000000543085" calcext:value-type="float">
            <text:p>5.43E-08</text:p>
          </table:table-cell>
          <table:table-cell office:value-type="float" office:value="0.0000000645273" calcext:value-type="float">
            <text:p>6.45E-08</text:p>
          </table:table-cell>
          <table:table-cell office:value-type="float" office:value="0.000000045689" calcext:value-type="float">
            <text:p>4.57E-08</text:p>
          </table:table-cell>
          <table:table-cell office:value-type="float" office:value="0.000000017678" calcext:value-type="float">
            <text:p>1.77E-08</text:p>
          </table:table-cell>
          <table:table-cell office:value-type="float" office:value="0.00000000924599" calcext:value-type="float">
            <text:p>9.25E-09</text:p>
          </table:table-cell>
          <table:table-cell office:value-type="float" office:value="0.0000000257206" calcext:value-type="float">
            <text:p>2.57E-08</text:p>
          </table:table-cell>
          <table:table-cell office:value-type="float" office:value="0.0000000471697" calcext:value-type="float">
            <text:p>4.72E-08</text:p>
          </table:table-cell>
          <table:table-cell office:value-type="float" office:value="0.0000000508004" calcext:value-type="float">
            <text:p>5.08E-08</text:p>
          </table:table-cell>
          <table:table-cell office:value-type="float" office:value="0.0000000327411" calcext:value-type="float">
            <text:p>3.27E-08</text:p>
          </table:table-cell>
          <table:table-cell office:value-type="float" office:value="0.0000000117844" calcext:value-type="float">
            <text:p>1.18E-08</text:p>
          </table:table-cell>
          <table:table-cell office:value-type="float" office:value="0.0000000089919" calcext:value-type="float">
            <text:p>8.99E-09</text:p>
          </table:table-cell>
          <table:table-cell office:value-type="float" office:value="0.0000000288704" calcext:value-type="float">
            <text:p>2.89E-08</text:p>
          </table:table-cell>
          <table:table-cell office:value-type="float" office:value="0.0000000518073" calcext:value-type="float">
            <text:p>5.18E-08</text:p>
          </table:table-cell>
          <table:table-cell office:value-type="float" office:value="0.0000000538031" calcext:value-type="float">
            <text:p>5.38E-08</text:p>
          </table:table-cell>
          <table:table-cell office:value-type="float" office:value="0.0000000313254" calcext:value-type="float">
            <text:p>3.13E-08</text:p>
          </table:table-cell>
          <table:table-cell office:value-type="float" office:value="0.0000000093707" calcext:value-type="float">
            <text:p>9.37E-09</text:p>
          </table:table-cell>
          <table:table-cell office:value-type="float" office:value="0.0000000143792" calcext:value-type="float">
            <text:p>1.44E-08</text:p>
          </table:table-cell>
          <table:table-cell office:value-type="float" office:value="0.0000000420157" calcext:value-type="float">
            <text:p>4.20E-08</text:p>
          </table:table-cell>
          <table:table-cell office:value-type="float" office:value="0.0000000601958" calcext:value-type="float">
            <text:p>6.02E-08</text:p>
          </table:table-cell>
          <table:table-cell office:value-type="float" office:value="0.0000000469356" calcext:value-type="float">
            <text:p>4.69E-08</text:p>
          </table:table-cell>
          <table:table-cell office:value-type="float" office:value="0.0000000179348" calcext:value-type="float">
            <text:p>1.79E-08</text:p>
          </table:table-cell>
          <table:table-cell office:value-type="float" office:value="0.00000000537426" calcext:value-type="float">
            <text:p>5.37E-09</text:p>
          </table:table-cell>
          <table:table-cell office:value-type="float" office:value="0.0000000204587" calcext:value-type="float">
            <text:p>2.05E-08</text:p>
          </table:table-cell>
          <table:table-cell office:value-type="float" office:value="0.0000000418316" calcext:value-type="float">
            <text:p>4.18E-08</text:p>
          </table:table-cell>
          <table:table-cell office:value-type="float" office:value="0.0000000448553" calcext:value-type="float">
            <text:p>4.49E-08</text:p>
          </table:table-cell>
          <table:table-cell office:value-type="float" office:value="0.0000000272621" calcext:value-type="float">
            <text:p>2.73E-08</text:p>
          </table:table-cell>
          <table:table-cell office:value-type="float" office:value="0.00000000787465" calcext:value-type="float">
            <text:p>7.87E-09</text:p>
          </table:table-cell>
          <table:table-cell office:value-type="float" office:value="0.00000000351452" calcext:value-type="float">
            <text:p>3.51E-09</text:p>
          </table:table-cell>
          <table:table-cell office:value-type="float" office:value="0.0000000153096" calcext:value-type="float">
            <text:p>1.53E-08</text:p>
          </table:table-cell>
          <table:table-cell office:value-type="float" office:value="0.0000000307386" calcext:value-type="float">
            <text:p>3.07E-08</text:p>
          </table:table-cell>
          <table:table-cell office:value-type="float" office:value="0.0000000361036" calcext:value-type="float">
            <text:p>3.61E-08</text:p>
          </table:table-cell>
          <table:table-cell office:value-type="float" office:value="0.0000000263497" calcext:value-type="float">
            <text:p>2.63E-08</text:p>
          </table:table-cell>
          <table:table-cell office:value-type="float" office:value="0.00000000966888" calcext:value-type="float">
            <text:p>9.67E-09</text:p>
          </table:table-cell>
          <table:table-cell office:value-type="float" office:value="0.00000000286757" calcext:value-type="float">
            <text:p>2.87E-09</text:p>
          </table:table-cell>
          <table:table-cell office:value-type="float" office:value="0.0000000162193" calcext:value-type="float">
            <text:p>1.62E-08</text:p>
          </table:table-cell>
          <table:table-cell office:value-type="float" office:value="0.0000000403145" calcext:value-type="float">
            <text:p>4.03E-08</text:p>
          </table:table-cell>
          <table:table-cell office:value-type="float" office:value="0.0000000504775" calcext:value-type="float">
            <text:p>5.05E-08</text:p>
          </table:table-cell>
          <table:table-cell office:value-type="float" office:value="0.0000000340361" calcext:value-type="float">
            <text:p>3.40E-08</text:p>
          </table:table-cell>
          <table:table-cell office:value-type="float" office:value="0.00000000844746" calcext:value-type="float">
            <text:p>8.45E-09</text:p>
          </table:table-cell>
          <table:table-cell office:value-type="float" office:value="0.00000000581411" calcext:value-type="float">
            <text:p>5.81E-09</text:p>
          </table:table-cell>
          <table:table-cell office:value-type="float" office:value="0.0000000324461" calcext:value-type="float">
            <text:p>3.24E-08</text:p>
          </table:table-cell>
          <table:table-cell office:value-type="float" office:value="0.0000000586562" calcext:value-type="float">
            <text:p>5.87E-08</text:p>
          </table:table-cell>
          <table:table-cell office:value-type="float" office:value="0.0000000529039" calcext:value-type="float">
            <text:p>5.29E-08</text:p>
          </table:table-cell>
          <table:table-cell office:value-type="float" office:value="0.0000000223497" calcext:value-type="float">
            <text:p>2.23E-08</text:p>
          </table:table-cell>
          <table:table-cell office:value-type="float" office:value="0.00000000214711" calcext:value-type="float">
            <text:p>2.15E-09</text:p>
          </table:table-cell>
          <table:table-cell office:value-type="float" office:value="0.00000001402" calcext:value-type="float">
            <text:p>1.40E-08</text:p>
          </table:table-cell>
          <table:table-cell office:value-type="float" office:value="0.0000000416564" calcext:value-type="float">
            <text:p>4.17E-08</text:p>
          </table:table-cell>
          <table:table-cell office:value-type="float" office:value="0.0000000533872" calcext:value-type="float">
            <text:p>5.34E-08</text:p>
          </table:table-cell>
          <table:table-cell office:value-type="float" office:value="0.0000000370382" calcext:value-type="float">
            <text:p>3.70E-08</text:p>
          </table:table-cell>
          <table:table-cell office:value-type="float" office:value="0.000000010952" calcext:value-type="float">
            <text:p>1.10E-08</text:p>
          </table:table-cell>
          <table:table-cell office:value-type="float" office:value="0.00000000109973" calcext:value-type="float">
            <text:p>1.10E-09</text:p>
          </table:table-cell>
          <table:table-cell office:value-type="float" office:value="0.0000000161812" calcext:value-type="float">
            <text:p>1.62E-08</text:p>
          </table:table-cell>
          <table:table-cell office:value-type="float" office:value="0.0000000402947" calcext:value-type="float">
            <text:p>4.03E-08</text:p>
          </table:table-cell>
          <table:table-cell office:value-type="float" office:value="0.0000000492525" calcext:value-type="float">
            <text:p>4.93E-08</text:p>
          </table:table-cell>
          <table:table-cell office:value-type="float" office:value="0.000000033202" calcext:value-type="float">
            <text:p>3.32E-08</text:p>
          </table:table-cell>
          <table:table-cell office:value-type="float" office:value="0.00000000818954" calcext:value-type="float">
            <text:p>8.19E-09</text:p>
          </table:table-cell>
          <table:table-cell office:value-type="float" office:value="0.00000000169253" calcext:value-type="float">
            <text:p>1.69E-09</text:p>
          </table:table-cell>
          <table:table-cell office:value-type="float" office:value="0.0000000236829" calcext:value-type="float">
            <text:p>2.37E-08</text:p>
          </table:table-cell>
          <table:table-cell office:value-type="float" office:value="0.0000000519367" calcext:value-type="float">
            <text:p>5.19E-08</text:p>
          </table:table-cell>
          <table:table-cell office:value-type="float" office:value="0.0000000547388" calcext:value-type="float">
            <text:p>5.47E-08</text:p>
          </table:table-cell>
          <table:table-cell office:value-type="float" office:value="0.0000000276885" calcext:value-type="float">
            <text:p>2.77E-08</text:p>
          </table:table-cell>
          <table:table-cell office:value-type="float" office:value="0.00000000224752" calcext:value-type="float">
            <text:p>2.25E-09</text:p>
          </table:table-cell>
          <table:table-cell office:value-type="float" office:value="0.00000000844189" calcext:value-type="float">
            <text:p>8.44E-09</text:p>
          </table:table-cell>
          <table:table-cell office:value-type="float" office:value="0.0000000381828" calcext:value-type="float">
            <text:p>3.82E-08</text:p>
          </table:table-cell>
          <table:table-cell office:value-type="float" office:value="0.0000000551169" calcext:value-type="float">
            <text:p>5.51E-08</text:p>
          </table:table-cell>
          <table:table-cell office:value-type="float" office:value="0.0000000403652" calcext:value-type="float">
            <text:p>4.04E-08</text:p>
          </table:table-cell>
          <table:table-cell office:value-type="float" office:value="0.0000000117378" calcext:value-type="float">
            <text:p>1.17E-08</text:p>
          </table:table-cell>
          <table:table-cell office:value-type="float" office:value="0.000000000194003" calcext:value-type="float">
            <text:p>1.94E-10</text:p>
          </table:table-cell>
          <table:table-cell office:value-type="float" office:value="0.0000000136078" calcext:value-type="float">
            <text:p>1.36E-08</text:p>
          </table:table-cell>
          <table:table-cell office:value-type="float" office:value="0.0000000335186" calcext:value-type="float">
            <text:p>3.35E-08</text:p>
          </table:table-cell>
          <table:table-cell office:value-type="float" office:value="0.0000000384082" calcext:value-type="float">
            <text:p>3.84E-08</text:p>
          </table:table-cell>
          <table:table-cell office:value-type="float" office:value="0.0000000254236" calcext:value-type="float">
            <text:p>2.54E-08</text:p>
          </table:table-cell>
          <table:table-cell office:value-type="float" office:value="0.00000000736101" calcext:value-type="float">
            <text:p>7.36E-09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  <table:table-row table:style-name="ro1">
          <table:table-cell office:value-type="float" office:value="0.0000000164892" calcext:value-type="float">
            <text:p>1.65E-08</text:p>
          </table:table-cell>
          <table:table-cell office:value-type="float" office:value="0.000000000303037" calcext:value-type="float">
            <text:p>3.03E-10</text:p>
          </table:table-cell>
          <table:table-cell office:value-type="float" office:value="0.000000000852216" calcext:value-type="float">
            <text:p>8.52E-10</text:p>
          </table:table-cell>
          <table:table-cell office:value-type="float" office:value="0.00000000222137" calcext:value-type="float">
            <text:p>2.22E-09</text:p>
          </table:table-cell>
          <table:table-cell office:value-type="float" office:value="0.00000000362881" calcext:value-type="float">
            <text:p>3.63E-09</text:p>
          </table:table-cell>
          <table:table-cell office:value-type="float" office:value="0.00000000763005" calcext:value-type="float">
            <text:p>7.63E-09</text:p>
          </table:table-cell>
          <table:table-cell office:value-type="float" office:value="0.00000000700398" calcext:value-type="float">
            <text:p>7.00E-09</text:p>
          </table:table-cell>
          <table:table-cell office:value-type="float" office:value="0.00000000310545" calcext:value-type="float">
            <text:p>3.11E-09</text:p>
          </table:table-cell>
          <table:table-cell office:value-type="float" office:value="0.00000000220326" calcext:value-type="float">
            <text:p>2.20E-09</text:p>
          </table:table-cell>
          <table:table-cell office:value-type="float" office:value="0.000000017326" calcext:value-type="float">
            <text:p>1.73E-08</text:p>
          </table:table-cell>
          <table:table-cell office:value-type="float" office:value="0.0000000291162" calcext:value-type="float">
            <text:p>2.91E-08</text:p>
          </table:table-cell>
          <table:table-cell office:value-type="float" office:value="0.0000000114636" calcext:value-type="float">
            <text:p>1.15E-08</text:p>
          </table:table-cell>
          <table:table-cell office:value-type="float" office:value="0.00000000161783" calcext:value-type="float">
            <text:p>1.62E-09</text:p>
          </table:table-cell>
          <table:table-cell office:value-type="float" office:value="0.0000000070502" calcext:value-type="float">
            <text:p>7.05E-09</text:p>
          </table:table-cell>
          <table:table-cell office:value-type="float" office:value="0.0000000283937" calcext:value-type="float">
            <text:p>2.84E-08</text:p>
          </table:table-cell>
          <table:table-cell office:value-type="float" office:value="0.0000000287564" calcext:value-type="float">
            <text:p>2.88E-08</text:p>
          </table:table-cell>
          <table:table-cell office:value-type="float" office:value="0.0000000112979" calcext:value-type="float">
            <text:p>1.13E-08</text:p>
          </table:table-cell>
          <table:table-cell office:value-type="float" office:value="0.00000000502835" calcext:value-type="float">
            <text:p>5.03E-09</text:p>
          </table:table-cell>
          <table:table-cell office:value-type="float" office:value="0.00000000677366" calcext:value-type="float">
            <text:p>6.77E-09</text:p>
          </table:table-cell>
          <table:table-cell office:value-type="float" office:value="0.0000000148206" calcext:value-type="float">
            <text:p>1.48E-08</text:p>
          </table:table-cell>
          <table:table-cell office:value-type="float" office:value="0.0000000211844" calcext:value-type="float">
            <text:p>2.12E-08</text:p>
          </table:table-cell>
          <table:table-cell office:value-type="float" office:value="0.000000015538" calcext:value-type="float">
            <text:p>1.55E-08</text:p>
          </table:table-cell>
          <table:table-cell office:value-type="float" office:value="0.0000000044139" calcext:value-type="float">
            <text:p>4.41E-09</text:p>
          </table:table-cell>
          <table:table-cell office:value-type="float" office:value="0.000000000958486" calcext:value-type="float">
            <text:p>9.58E-10</text:p>
          </table:table-cell>
          <table:table-cell office:value-type="float" office:value="0.00000000393242" calcext:value-type="float">
            <text:p>3.93E-09</text:p>
          </table:table-cell>
          <table:table-cell office:value-type="float" office:value="0.0000000124101" calcext:value-type="float">
            <text:p>1.24E-08</text:p>
          </table:table-cell>
          <table:table-cell office:value-type="float" office:value="0.0000000103165" calcext:value-type="float">
            <text:p>1.03E-08</text:p>
          </table:table-cell>
          <table:table-cell office:value-type="float" office:value="0.00000000408464" calcext:value-type="float">
            <text:p>4.08E-09</text:p>
          </table:table-cell>
          <table:table-cell office:value-type="float" office:value="0.00000000383818" calcext:value-type="float">
            <text:p>3.84E-09</text:p>
          </table:table-cell>
          <table:table-cell office:value-type="float" office:value="0.00000000159441" calcext:value-type="float">
            <text:p>1.59E-09</text:p>
          </table:table-cell>
          <table:table-cell office:value-type="float" office:value="0.0000000023059" calcext:value-type="float">
            <text:p>2.31E-09</text:p>
          </table:table-cell>
          <table:table-cell office:value-type="float" office:value="0.00000000517835" calcext:value-type="float">
            <text:p>5.18E-09</text:p>
          </table:table-cell>
          <table:table-cell office:value-type="float" office:value="0.00000000749554" calcext:value-type="float">
            <text:p>7.50E-09</text:p>
          </table:table-cell>
          <table:table-cell office:value-type="float" office:value="0.00000000850361" calcext:value-type="float">
            <text:p>8.50E-09</text:p>
          </table:table-cell>
          <table:table-cell office:value-type="float" office:value="0.00000000773068" calcext:value-type="float">
            <text:p>7.73E-09</text:p>
          </table:table-cell>
          <table:table-cell office:value-type="float" office:value="0.0000000025206" calcext:value-type="float">
            <text:p>2.52E-09</text:p>
          </table:table-cell>
          <table:table-cell office:value-type="float" office:value="0.00000000262865" calcext:value-type="float">
            <text:p>2.63E-09</text:p>
          </table:table-cell>
          <table:table-cell office:value-type="float" office:value="0.00000000266748" calcext:value-type="float">
            <text:p>2.67E-09</text:p>
          </table:table-cell>
          <table:table-cell table:style-name="ce1" office:value-type="float" office:value="0.00000000717072" calcext:value-type="float">
            <text:p>7.17E-09</text:p>
          </table:table-cell>
          <table:table-cell table:style-name="ce1" office:value-type="float" office:value="0.00000000505014" calcext:value-type="float">
            <text:p>5.05E-09</text:p>
          </table:table-cell>
          <table:table-cell table:style-name="ce1" office:value-type="float" office:value="0.00000000020052" calcext:value-type="float">
            <text:p>2.01E-10</text:p>
          </table:table-cell>
          <table:table-cell table:style-name="ce1" office:value-type="float" office:value="0.00000000560063" calcext:value-type="float">
            <text:p>5.60E-09</text:p>
          </table:table-cell>
          <table:table-cell table:style-name="ce1" office:value-type="float" office:value="0.0000000113277" calcext:value-type="float">
            <text:p>1.13E-08</text:p>
          </table:table-cell>
          <table:table-cell table:style-name="ce1" office:value-type="float" office:value="0.0000000185962" calcext:value-type="float">
            <text:p>1.86E-08</text:p>
          </table:table-cell>
          <table:table-cell table:style-name="ce1" office:value-type="float" office:value="0.0000000343148" calcext:value-type="float">
            <text:p>3.43E-08</text:p>
          </table:table-cell>
          <table:table-cell table:style-name="ce1" office:value-type="float" office:value="0.0000000846834" calcext:value-type="float">
            <text:p>8.47E-08</text:p>
          </table:table-cell>
          <table:table-cell table:style-name="ce1" office:value-type="float" office:value="0.000000214103" calcext:value-type="float">
            <text:p>2.14E-07</text:p>
          </table:table-cell>
          <table:table-cell table:style-name="ce1" office:value-type="float" office:value="0.000000427671" calcext:value-type="float">
            <text:p>4.28E-07</text:p>
          </table:table-cell>
          <table:table-cell table:style-name="ce1" office:value-type="float" office:value="0.000000716348" calcext:value-type="float">
            <text:p>7.16E-07</text:p>
          </table:table-cell>
          <table:table-cell table:style-name="ce1" office:value-type="float" office:value="0.0000011638" calcext:value-type="float">
            <text:p>1.16E-06</text:p>
          </table:table-cell>
          <table:table-cell table:style-name="ce1" office:value-type="float" office:value="0.00000200526" calcext:value-type="float">
            <text:p>2.01E-06</text:p>
          </table:table-cell>
          <table:table-cell table:style-name="ce1" office:value-type="float" office:value="0.00000358816" calcext:value-type="float">
            <text:p>3.59E-06</text:p>
          </table:table-cell>
          <table:table-cell table:style-name="ce1" office:value-type="float" office:value="0.00000626068" calcext:value-type="float">
            <text:p>6.26E-06</text:p>
          </table:table-cell>
          <table:table-cell table:style-name="ce1" office:value-type="float" office:value="0.0000105448" calcext:value-type="float">
            <text:p>1.05E-05</text:p>
          </table:table-cell>
          <table:table-cell table:style-name="ce1" office:value-type="float" office:value="0.0000174063" calcext:value-type="float">
            <text:p>1.74E-05</text:p>
          </table:table-cell>
          <table:table-cell table:style-name="ce1" office:value-type="float" office:value="0.000028618" calcext:value-type="float">
            <text:p>2.86E-05</text:p>
          </table:table-cell>
          <table:table-cell table:style-name="ce1" office:value-type="float" office:value="0.0000473976" calcext:value-type="float">
            <text:p>4.74E-05</text:p>
          </table:table-cell>
          <table:table-cell table:style-name="ce1" office:value-type="float" office:value="0.0000791379" calcext:value-type="float">
            <text:p>7.91E-05</text:p>
          </table:table-cell>
          <table:table-cell office:value-type="float" office:value="0.000132139" calcext:value-type="float">
            <text:p>0.000132139</text:p>
          </table:table-cell>
          <table:table-cell office:value-type="float" office:value="0.000218659" calcext:value-type="float">
            <text:p>0.000218659</text:p>
          </table:table-cell>
          <table:table-cell office:value-type="float" office:value="0.000359154" calcext:value-type="float">
            <text:p>0.000359154</text:p>
          </table:table-cell>
          <table:table-cell office:value-type="float" office:value="0.000590128" calcext:value-type="float">
            <text:p>0.000590128</text:p>
          </table:table-cell>
          <table:table-cell office:value-type="float" office:value="0.000973985" calcext:value-type="float">
            <text:p>0.000973985</text:p>
          </table:table-cell>
          <table:table-cell office:value-type="float" office:value="0.00161145" calcext:value-type="float">
            <text:p>0.00161145</text:p>
          </table:table-cell>
          <table:table-cell office:value-type="float" office:value="0.00266218" calcext:value-type="float">
            <text:p>0.00266218</text:p>
          </table:table-cell>
          <table:table-cell office:value-type="float" office:value="0.00438595" calcext:value-type="float">
            <text:p>0.00438595</text:p>
          </table:table-cell>
          <table:table-cell office:value-type="float" office:value="0.00721712" calcext:value-type="float">
            <text:p>0.00721712</text:p>
          </table:table-cell>
          <table:table-cell office:value-type="float" office:value="0.0118791" calcext:value-type="float">
            <text:p>0.0118791</text:p>
          </table:table-cell>
          <table:table-cell office:value-type="float" office:value="0.0195575" calcext:value-type="float">
            <text:p>0.0195575</text:p>
          </table:table-cell>
          <table:table-cell office:value-type="float" office:value="0.032169" calcext:value-type="float">
            <text:p>0.032169</text:p>
          </table:table-cell>
          <table:table-cell office:value-type="float" office:value="0.0527892" calcext:value-type="float">
            <text:p>0.0527892</text:p>
          </table:table-cell>
          <table:table-cell office:value-type="float" office:value="0.0862966" calcext:value-type="float">
            <text:p>0.0862966</text:p>
          </table:table-cell>
          <table:table-cell office:value-type="float" office:value="0.140267" calcext:value-type="float">
            <text:p>0.140267</text:p>
          </table:table-cell>
          <table:table-cell office:value-type="float" office:value="0.225999" calcext:value-type="float">
            <text:p>0.225999</text:p>
          </table:table-cell>
          <table:table-cell office:value-type="float" office:value="0.359027" calcext:value-type="float">
            <text:p>0.359027</text:p>
          </table:table-cell>
          <table:table-cell office:value-type="float" office:value="0.557567" calcext:value-type="float">
            <text:p>0.557567</text:p>
          </table:table-cell>
          <table:table-cell office:value-type="float" office:value="0.835874" calcext:value-type="float">
            <text:p>0.835874</text:p>
          </table:table-cell>
          <table:table-cell office:value-type="float" office:value="1.18886" calcext:value-type="float">
            <text:p>1.18886</text:p>
          </table:table-cell>
          <table:table-cell office:value-type="float" office:value="1.56974" calcext:value-type="float">
            <text:p>1.56974</text:p>
          </table:table-cell>
          <table:table-cell office:value-type="float" office:value="1.87966" calcext:value-type="float">
            <text:p>1.87966</text:p>
          </table:table-cell>
          <table:table-cell office:value-type="float" office:value="2.00283" calcext:value-type="float">
            <text:p>2.00283</text:p>
          </table:table-cell>
          <table:table-cell office:value-type="float" office:value="1.88465" calcext:value-type="float">
            <text:p>1.88465</text:p>
          </table:table-cell>
          <table:table-cell office:value-type="float" office:value="1.57747" calcext:value-type="float">
            <text:p>1.57747</text:p>
          </table:table-cell>
          <table:table-cell table:style-name="Default" office:value-type="float" office:value="1.19673" calcext:value-type="float">
            <text:p>1.19673</text:p>
          </table:table-cell>
          <table:table-cell table:style-name="Default" office:value-type="float" office:value="0.842391" calcext:value-type="float">
            <text:p>0.842391</text:p>
          </table:table-cell>
          <table:table-cell table:style-name="Default" office:value-type="float" office:value="0.56241" calcext:value-type="float">
            <text:p>0.56241</text:p>
          </table:table-cell>
          <table:table-cell table:style-name="Default" office:value-type="float" office:value="0.362414" calcext:value-type="float">
            <text:p>0.362414</text:p>
          </table:table-cell>
          <table:table-cell table:style-name="Default" office:value-type="float" office:value="0.228258" calcext:value-type="float">
            <text:p>0.228258</text:p>
          </table:table-cell>
          <table:table-cell table:style-name="Default" office:value-type="float" office:value="0.141697" calcext:value-type="float">
            <text:p>0.141697</text:p>
          </table:table-cell>
          <table:table-cell table:style-name="Default" office:value-type="float" office:value="0.087157" calcext:value-type="float">
            <text:p>0.087157</text:p>
          </table:table-cell>
          <table:table-cell table:style-name="Default" office:value-type="float" office:value="0.0532923" calcext:value-type="float">
            <text:p>0.0532923</text:p>
          </table:table-cell>
          <table:table-cell table:style-name="Default" office:value-type="float" office:value="0.0324658" calcext:value-type="float">
            <text:p>0.0324658</text:p>
          </table:table-cell>
          <table:table-cell table:style-name="Default" office:value-type="float" office:value="0.0197428" calcext:value-type="float">
            <text:p>0.0197428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float" office:value="0.00729254" calcext:value-type="float">
            <text:p>0.00729254</text:p>
          </table:table-cell>
          <table:table-cell table:style-name="Default" office:value-type="float" office:value="0.00442746" calcext:value-type="float">
            <text:p>0.00442746</text:p>
          </table:table-cell>
          <table:table-cell table:style-name="Default" office:value-type="float" office:value="0.00268227" calcext:value-type="float">
            <text:p>0.00268227</text:p>
          </table:table-cell>
          <table:table-cell table:style-name="Default" office:value-type="float" office:value="0.00162164" calcext:value-type="float">
            <text:p>0.00162164</text:p>
          </table:table-cell>
          <table:table-cell table:style-name="Default" office:value-type="float" office:value="0.000980352" calcext:value-type="float">
            <text:p>0.000980352</text:p>
          </table:table-cell>
          <table:table-cell table:style-name="Default" office:value-type="float" office:value="0.000594498" calcext:value-type="float">
            <text:p>0.000594498</text:p>
          </table:table-cell>
          <table:table-cell table:style-name="Default" office:value-type="float" office:value="0.000361893" calcext:value-type="float">
            <text:p>0.000361893</text:p>
          </table:table-cell>
          <table:table-cell table:style-name="Default" office:value-type="float" office:value="0.000220315" calcext:value-type="float">
            <text:p>0.000220315</text:p>
          </table:table-cell>
          <table:table-cell table:style-name="Default" office:value-type="float" office:value="0.000133232" calcext:value-type="float">
            <text:p>0.000133232</text:p>
          </table:table-cell>
          <table:table-cell office:value-type="float" office:value="0.000079646" calcext:value-type="float">
            <text:p>7.96E-05</text:p>
          </table:table-cell>
          <table:table-cell office:value-type="float" office:value="0.0000472207" calcext:value-type="float">
            <text:p>4.72E-05</text:p>
          </table:table-cell>
          <table:table-cell office:value-type="float" office:value="0.0000280811" calcext:value-type="float">
            <text:p>2.81E-05</text:p>
          </table:table-cell>
          <table:table-cell office:value-type="float" office:value="0.0000169732" calcext:value-type="float">
            <text:p>1.70E-05</text:p>
          </table:table-cell>
          <table:table-cell office:value-type="float" office:value="0.0000104145" calcext:value-type="float">
            <text:p>1.04E-05</text:p>
          </table:table-cell>
          <table:table-cell office:value-type="float" office:value="0.0000063351" calcext:value-type="float">
            <text:p>6.34E-06</text:p>
          </table:table-cell>
          <table:table-cell office:value-type="float" office:value="0.00000368395" calcext:value-type="float">
            <text:p>3.68E-06</text:p>
          </table:table-cell>
          <table:table-cell office:value-type="float" office:value="0.00000198799" calcext:value-type="float">
            <text:p>1.99E-06</text:p>
          </table:table-cell>
          <table:table-cell office:value-type="float" office:value="0.00000100911" calcext:value-type="float">
            <text:p>1.01E-06</text:p>
          </table:table-cell>
          <table:table-cell office:value-type="float" office:value="0.000000526582" calcext:value-type="float">
            <text:p>5.27E-07</text:p>
          </table:table-cell>
          <table:table-cell office:value-type="float" office:value="0.000000320915" calcext:value-type="float">
            <text:p>3.21E-07</text:p>
          </table:table-cell>
          <table:table-cell office:value-type="float" office:value="0.000000219192" calcext:value-type="float">
            <text:p>2.19E-07</text:p>
          </table:table-cell>
          <table:table-cell office:value-type="float" office:value="0.000000138476" calcext:value-type="float">
            <text:p>1.38E-07</text:p>
          </table:table-cell>
          <table:table-cell office:value-type="float" office:value="0.0000000687534" calcext:value-type="float">
            <text:p>6.88E-08</text:p>
          </table:table-cell>
          <table:table-cell office:value-type="float" office:value="0.0000000229914" calcext:value-type="float">
            <text:p>2.30E-08</text:p>
          </table:table-cell>
          <table:table-cell office:value-type="float" office:value="0.0000000044614" calcext:value-type="float">
            <text:p>4.46E-09</text:p>
          </table:table-cell>
          <table:table-cell office:value-type="float" office:value="0.00000000134891" calcext:value-type="float">
            <text:p>1.35E-09</text:p>
          </table:table-cell>
          <table:table-cell office:value-type="float" office:value="0.00000000111244" calcext:value-type="float">
            <text:p>1.11E-09</text:p>
          </table:table-cell>
          <table:table-cell office:value-type="float" office:value="0.000000000565392" calcext:value-type="float">
            <text:p>5.65E-10</text:p>
          </table:table-cell>
          <table:table-cell office:value-type="float" office:value="0.00000000379487" calcext:value-type="float">
            <text:p>3.79E-09</text:p>
          </table:table-cell>
          <table:table-cell office:value-type="float" office:value="0.0000000136166" calcext:value-type="float">
            <text:p>1.36E-08</text:p>
          </table:table-cell>
          <table:table-cell office:value-type="float" office:value="0.0000000259287" calcext:value-type="float">
            <text:p>2.59E-08</text:p>
          </table:table-cell>
          <table:table-cell office:value-type="float" office:value="0.0000000320059" calcext:value-type="float">
            <text:p>3.20E-08</text:p>
          </table:table-cell>
          <table:table-cell office:value-type="float" office:value="0.0000000271447" calcext:value-type="float">
            <text:p>2.71E-08</text:p>
          </table:table-cell>
          <table:table-cell office:value-type="float" office:value="0.0000000150003" calcext:value-type="float">
            <text:p>1.50E-08</text:p>
          </table:table-cell>
          <table:table-cell office:value-type="float" office:value="0.00000000709386" calcext:value-type="float">
            <text:p>7.09E-09</text:p>
          </table:table-cell>
          <table:table-cell office:value-type="float" office:value="0.0000000128178" calcext:value-type="float">
            <text:p>1.28E-08</text:p>
          </table:table-cell>
          <table:table-cell office:value-type="float" office:value="0.0000000315745" calcext:value-type="float">
            <text:p>3.16E-08</text:p>
          </table:table-cell>
          <table:table-cell office:value-type="float" office:value="0.0000000509591" calcext:value-type="float">
            <text:p>5.10E-08</text:p>
          </table:table-cell>
          <table:table-cell office:value-type="float" office:value="0.0000000555925" calcext:value-type="float">
            <text:p>5.56E-08</text:p>
          </table:table-cell>
          <table:table-cell office:value-type="float" office:value="0.0000000407772" calcext:value-type="float">
            <text:p>4.08E-08</text:p>
          </table:table-cell>
          <table:table-cell office:value-type="float" office:value="0.0000000186979" calcext:value-type="float">
            <text:p>1.87E-08</text:p>
          </table:table-cell>
          <table:table-cell office:value-type="float" office:value="0.0000000108359" calcext:value-type="float">
            <text:p>1.08E-08</text:p>
          </table:table-cell>
          <table:table-cell office:value-type="float" office:value="0.0000000267863" calcext:value-type="float">
            <text:p>2.68E-08</text:p>
          </table:table-cell>
          <table:table-cell office:value-type="float" office:value="0.0000000536664" calcext:value-type="float">
            <text:p>5.37E-08</text:p>
          </table:table-cell>
          <table:table-cell office:value-type="float" office:value="0.0000000655651" calcext:value-type="float">
            <text:p>6.56E-08</text:p>
          </table:table-cell>
          <table:table-cell office:value-type="float" office:value="0.000000050457" calcext:value-type="float">
            <text:p>5.05E-08</text:p>
          </table:table-cell>
          <table:table-cell office:value-type="float" office:value="0.0000000214437" calcext:value-type="float">
            <text:p>2.14E-08</text:p>
          </table:table-cell>
          <table:table-cell office:value-type="float" office:value="0.00000000544737" calcext:value-type="float">
            <text:p>5.45E-09</text:p>
          </table:table-cell>
          <table:table-cell office:value-type="float" office:value="0.0000000159005" calcext:value-type="float">
            <text:p>1.59E-08</text:p>
          </table:table-cell>
          <table:table-cell office:value-type="float" office:value="0.0000000412337" calcext:value-type="float">
            <text:p>4.12E-08</text:p>
          </table:table-cell>
          <table:table-cell office:value-type="float" office:value="0.0000000569827" calcext:value-type="float">
            <text:p>5.70E-08</text:p>
          </table:table-cell>
          <table:table-cell office:value-type="float" office:value="0.0000000491244" calcext:value-type="float">
            <text:p>4.91E-08</text:p>
          </table:table-cell>
          <table:table-cell office:value-type="float" office:value="0.0000000252395" calcext:value-type="float">
            <text:p>2.52E-08</text:p>
          </table:table-cell>
          <table:table-cell office:value-type="float" office:value="0.00000000554141" calcext:value-type="float">
            <text:p>5.54E-09</text:p>
          </table:table-cell>
          <table:table-cell office:value-type="float" office:value="0.00000000588364" calcext:value-type="float">
            <text:p>5.88E-09</text:p>
          </table:table-cell>
          <table:table-cell office:value-type="float" office:value="0.0000000248777" calcext:value-type="float">
            <text:p>2.49E-08</text:p>
          </table:table-cell>
          <table:table-cell office:value-type="float" office:value="0.0000000466342" calcext:value-type="float">
            <text:p>4.66E-08</text:p>
          </table:table-cell>
          <table:table-cell office:value-type="float" office:value="0.0000000529216" calcext:value-type="float">
            <text:p>5.29E-08</text:p>
          </table:table-cell>
          <table:table-cell office:value-type="float" office:value="0.0000000387132" calcext:value-type="float">
            <text:p>3.87E-08</text:p>
          </table:table-cell>
          <table:table-cell office:value-type="float" office:value="0.0000000153479" calcext:value-type="float">
            <text:p>1.53E-08</text:p>
          </table:table-cell>
          <table:table-cell office:value-type="float" office:value="0.00000000347286" calcext:value-type="float">
            <text:p>3.47E-09</text:p>
          </table:table-cell>
          <table:table-cell office:value-type="float" office:value="0.0000000149516" calcext:value-type="float">
            <text:p>1.50E-08</text:p>
          </table:table-cell>
          <table:table-cell office:value-type="float" office:value="0.0000000418555" calcext:value-type="float">
            <text:p>4.19E-08</text:p>
          </table:table-cell>
          <table:table-cell office:value-type="float" office:value="0.0000000605741" calcext:value-type="float">
            <text:p>6.06E-08</text:p>
          </table:table-cell>
          <table:table-cell office:value-type="float" office:value="0.000000053573" calcext:value-type="float">
            <text:p>5.36E-08</text:p>
          </table:table-cell>
          <table:table-cell office:value-type="float" office:value="0.0000000260688" calcext:value-type="float">
            <text:p>2.61E-08</text:p>
          </table:table-cell>
          <table:table-cell office:value-type="float" office:value="0.000000003898" calcext:value-type="float">
            <text:p>3.90E-09</text:p>
          </table:table-cell>
          <table:table-cell office:value-type="float" office:value="0.00000000845979" calcext:value-type="float">
            <text:p>8.46E-09</text:p>
          </table:table-cell>
          <table:table-cell office:value-type="float" office:value="0.0000000352468" calcext:value-type="float">
            <text:p>3.52E-08</text:p>
          </table:table-cell>
          <table:table-cell office:value-type="float" office:value="0.0000000577304" calcext:value-type="float">
            <text:p>5.77E-08</text:p>
          </table:table-cell>
          <table:table-cell office:value-type="float" office:value="0.0000000542191" calcext:value-type="float">
            <text:p>5.42E-08</text:p>
          </table:table-cell>
          <table:table-cell office:value-type="float" office:value="0.0000000286146" calcext:value-type="float">
            <text:p>2.86E-08</text:p>
          </table:table-cell>
          <table:table-cell office:value-type="float" office:value="0.00000000471303" calcext:value-type="float">
            <text:p>4.71E-09</text:p>
          </table:table-cell>
          <table:table-cell office:value-type="float" office:value="0.00000000245886" calcext:value-type="float">
            <text:p>2.46E-09</text:p>
          </table:table-cell>
          <table:table-cell office:value-type="float" office:value="0.0000000203069" calcext:value-type="float">
            <text:p>2.03E-08</text:p>
          </table:table-cell>
          <table:table-cell office:value-type="float" office:value="0.0000000400549" calcext:value-type="float">
            <text:p>4.01E-08</text:p>
          </table:table-cell>
          <table:table-cell office:value-type="float" office:value="0.0000000445294" calcext:value-type="float">
            <text:p>4.45E-08</text:p>
          </table:table-cell>
          <table:table-cell office:value-type="float" office:value="0.0000000314006" calcext:value-type="float">
            <text:p>3.14E-08</text:p>
          </table:table-cell>
          <table:table-cell office:value-type="float" office:value="0.0000000117009" calcext:value-type="float">
            <text:p>1.17E-08</text:p>
          </table:table-cell>
          <table:table-cell office:value-type="float" office:value="0.00000000074294" calcext:value-type="float">
            <text:p>7.43E-10</text:p>
          </table:table-cell>
          <table:table-cell office:value-type="float" office:value="0.00000000607932" calcext:value-type="float">
            <text:p>6.08E-09</text:p>
          </table:table-cell>
          <table:table-cell office:value-type="float" office:value="0.0000000233919" calcext:value-type="float">
            <text:p>2.34E-08</text:p>
          </table:table-cell>
          <table:table-cell office:value-type="float" office:value="0.0000000395986" calcext:value-type="float">
            <text:p>3.96E-08</text:p>
          </table:table-cell>
          <table:table-cell office:value-type="float" office:value="0.0000000424172" calcext:value-type="float">
            <text:p>4.24E-08</text:p>
          </table:table-cell>
          <table:table-cell office:value-type="float" office:value="0.0000000289273" calcext:value-type="float">
            <text:p>2.89E-08</text:p>
          </table:table-cell>
          <table:table-cell office:value-type="float" office:value="0.00000000982174" calcext:value-type="float">
            <text:p>9.82E-09</text:p>
          </table:table-cell>
          <table:table-cell office:value-type="float" office:value="0.0000000018975" calcext:value-type="float">
            <text:p>1.90E-09</text:p>
          </table:table-cell>
          <table:table-cell office:value-type="float" office:value="0.0000000150382" calcext:value-type="float">
            <text:p>1.50E-08</text:p>
          </table:table-cell>
          <table:table-cell office:value-type="float" office:value="0.0000000409205" calcext:value-type="float">
            <text:p>4.09E-08</text:p>
          </table:table-cell>
          <table:table-cell office:value-type="float" office:value="0.0000000575621" calcext:value-type="float">
            <text:p>5.76E-08</text:p>
          </table:table-cell>
          <table:table-cell office:value-type="float" office:value="0.000000048492" calcext:value-type="float">
            <text:p>4.85E-08</text:p>
          </table:table-cell>
          <table:table-cell office:value-type="float" office:value="0.0000000210477" calcext:value-type="float">
            <text:p>2.10E-08</text:p>
          </table:table-cell>
          <table:table-cell office:value-type="float" office:value="0.00000000151547" calcext:value-type="float">
            <text:p>1.52E-09</text:p>
          </table:table-cell>
          <table:table-cell office:value-type="float" office:value="0.0000000101354" calcext:value-type="float">
            <text:p>1.01E-08</text:p>
          </table:table-cell>
          <table:table-cell office:value-type="float" office:value="0.0000000394974" calcext:value-type="float">
            <text:p>3.95E-08</text:p>
          </table:table-cell>
          <table:table-cell office:value-type="float" office:value="0.0000000613444" calcext:value-type="float">
            <text:p>6.13E-08</text:p>
          </table:table-cell>
          <table:table-cell office:value-type="float" office:value="0.0000000546088" calcext:value-type="float">
            <text:p>5.46E-08</text:p>
          </table:table-cell>
          <table:table-cell office:value-type="float" office:value="0.0000000262458" calcext:value-type="float">
            <text:p>2.62E-08</text:p>
          </table:table-cell>
          <table:table-cell office:value-type="float" office:value="0.00000000277286" calcext:value-type="float">
            <text:p>2.77E-09</text:p>
          </table:table-cell>
          <table:table-cell office:value-type="float" office:value="0.00000000436821" calcext:value-type="float">
            <text:p>4.37E-09</text:p>
          </table:table-cell>
          <table:table-cell office:value-type="float" office:value="0.000000027133" calcext:value-type="float">
            <text:p>2.71E-08</text:p>
          </table:table-cell>
          <table:table-cell office:value-type="float" office:value="0.0000000493282" calcext:value-type="float">
            <text:p>4.93E-08</text:p>
          </table:table-cell>
          <table:table-cell office:value-type="float" office:value="0.0000000516298" calcext:value-type="float">
            <text:p>5.16E-08</text:p>
          </table:table-cell>
          <table:table-cell office:value-type="float" office:value="0.0000000330813" calcext:value-type="float">
            <text:p>3.31E-08</text:p>
          </table:table-cell>
          <table:table-cell office:value-type="float" office:value="0.00000000954829" calcext:value-type="float">
            <text:p>9.55E-09</text:p>
          </table:table-cell>
          <table:table-cell office:value-type="float" office:value="2.38056E-034" calcext:value-type="float">
            <text:p>2.38E-34</text:p>
          </table:table-cell>
          <table:table-cell office:value-type="float" office:value="2.40451E-035" calcext:value-type="float">
            <text:p>2.40E-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22:18:05.789452509</meta:creation-date>
    <dc:date>2022-04-06T22:27:02.700800958</dc:date>
    <meta:editing-duration>PT8M57S</meta:editing-duration>
    <meta:editing-cycles>1</meta:editing-cycles>
    <meta:document-statistic meta:table-count="2" meta:cell-count="381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6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516cm" svg:y="1.714cm" style:legend-expansion="high" chart:style-name="ch2"/>
        <chart:plot-area chart:style-name="ch3" table:cell-range-address="Sheet2.A1:Sheet2.GS11" svg:x="0.319cm" svg:y="0.18cm" svg:width="12.878cm" svg:height="8.646cm">
          <chartooo:coordinate-region svg:x="2.052cm" svg:y="0.301cm" svg:width="11.116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1:Sheet2.GS1" chart:class="chart:line">
            <chart:data-point chart:repeated="201"/>
          </chart:series>
          <chart:series chart:style-name="ch8" chart:values-cell-range-address="Sheet2.A2:Sheet2.GS2" chart:class="chart:line">
            <chart:data-point chart:repeated="201"/>
          </chart:series>
          <chart:series chart:style-name="ch9" chart:values-cell-range-address="Sheet2.A3:Sheet2.GS3" chart:class="chart:line">
            <chart:data-point chart:repeated="201"/>
          </chart:series>
          <chart:series chart:style-name="ch10" chart:values-cell-range-address="Sheet2.A4:Sheet2.GS4" chart:class="chart:line">
            <chart:data-point chart:repeated="201"/>
          </chart:series>
          <chart:series chart:style-name="ch11" chart:values-cell-range-address="Sheet2.A5:Sheet2.GS5" chart:class="chart:line">
            <chart:data-point chart:repeated="201"/>
          </chart:series>
          <chart:series chart:style-name="ch12" chart:values-cell-range-address="Sheet2.A6:Sheet2.GS6" chart:class="chart:line">
            <chart:data-point chart:repeated="201"/>
          </chart:series>
          <chart:series chart:style-name="ch13" chart:values-cell-range-address="Sheet2.A7:Sheet2.GS7" chart:class="chart:line">
            <chart:data-point chart:repeated="201"/>
          </chart:series>
          <chart:series chart:style-name="ch14" chart:values-cell-range-address="Sheet2.A8:Sheet2.GS8" chart:class="chart:line">
            <chart:data-point chart:repeated="201"/>
          </chart:series>
          <chart:series chart:style-name="ch15" chart:values-cell-range-address="Sheet2.A9:Sheet2.GS9" chart:class="chart:line">
            <chart:data-point chart:repeated="201"/>
          </chart:series>
          <chart:series chart:style-name="ch16" chart:values-cell-range-address="Sheet2.A10:Sheet2.GS10" chart:class="chart:line">
            <chart:data-point chart:repeated="201"/>
          </chart:series>
          <chart:series chart:style-name="ch17" chart:values-cell-range-address="Sheet2.A11:Sheet2.GS11" chart:class="chart:line">
            <chart:data-point chart:repeated="2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1:Sheet2.GS1</svg:desc>
                </draw:g>
              </table:table-cell>
              <table:table-cell office:value-type="float" office:value="0.0000000270558">
                <text:p>0.0000000270558</text:p>
              </table:table-cell>
              <table:table-cell office:value-type="float" office:value="0.0000000447531">
                <text:p>0.0000000447531</text:p>
              </table:table-cell>
              <table:table-cell office:value-type="float" office:value="0.0000000737448">
                <text:p>0.0000000737448</text:p>
              </table:table-cell>
              <table:table-cell office:value-type="float" office:value="0.000000121586">
                <text:p>0.000000121586</text:p>
              </table:table-cell>
              <table:table-cell office:value-type="float" office:value="0.000000200462">
                <text:p>0.000000200462</text:p>
              </table:table-cell>
              <table:table-cell office:value-type="float" office:value="0.000000330505">
                <text:p>0.000000330505</text:p>
              </table:table-cell>
              <table:table-cell office:value-type="float" office:value="0.000000544911">
                <text:p>0.000000544911</text:p>
              </table:table-cell>
              <table:table-cell office:value-type="float" office:value="0.000000898406">
                <text:p>0.000000898406</text:p>
              </table:table-cell>
              <table:table-cell office:value-type="float" office:value="0.00000148122">
                <text:p>0.00000148122</text:p>
              </table:table-cell>
              <table:table-cell office:value-type="float" office:value="0.00000244212">
                <text:p>0.00000244212</text:p>
              </table:table-cell>
              <table:table-cell office:value-type="float" office:value="0.00000402637">
                <text:p>0.00000402637</text:p>
              </table:table-cell>
              <table:table-cell office:value-type="float" office:value="0.00000663836">
                <text:p>0.00000663836</text:p>
              </table:table-cell>
              <table:table-cell office:value-type="float" office:value="0.0000109448">
                <text:p>0.0000109448</text:p>
              </table:table-cell>
              <table:table-cell office:value-type="float" office:value="0.0000180449">
                <text:p>0.0000180449</text:p>
              </table:table-cell>
              <table:table-cell office:value-type="float" office:value="0.0000297509">
                <text:p>0.0000297509</text:p>
              </table:table-cell>
              <table:table-cell office:value-type="float" office:value="0.0000490507">
                <text:p>0.0000490507</text:p>
              </table:table-cell>
              <table:table-cell office:value-type="float" office:value="0.0000808703">
                <text:p>0.0000808703</text:p>
              </table:table-cell>
              <table:table-cell office:value-type="float" office:value="0.000133331">
                <text:p>0.000133331</text:p>
              </table:table-cell>
              <table:table-cell office:value-type="float" office:value="0.000219821">
                <text:p>0.000219821</text:p>
              </table:table-cell>
              <table:table-cell office:value-type="float" office:value="0.00036241">
                <text:p>0.00036241</text:p>
              </table:table-cell>
              <table:table-cell office:value-type="float" office:value="0.000597478">
                <text:p>0.000597478</text:p>
              </table:table-cell>
              <table:table-cell office:value-type="float" office:value="0.00098498">
                <text:p>0.00098498</text:p>
              </table:table-cell>
              <table:table-cell office:value-type="float" office:value="0.0016237">
                <text:p>0.0016237</text:p>
              </table:table-cell>
              <table:table-cell office:value-type="float" office:value="0.00267632">
                <text:p>0.00267632</text:p>
              </table:table-cell>
              <table:table-cell office:value-type="float" office:value="0.00441059">
                <text:p>0.00441059</text:p>
              </table:table-cell>
              <table:table-cell office:value-type="float" office:value="0.00726663">
                <text:p>0.00726663</text:p>
              </table:table-cell>
              <table:table-cell office:value-type="float" office:value="0.0119665">
                <text:p>0.0119665</text:p>
              </table:table-cell>
              <table:table-cell office:value-type="float" office:value="0.0196912">
                <text:p>0.0196912</text:p>
              </table:table-cell>
              <table:table-cell office:value-type="float" office:value="0.0323616">
                <text:p>0.0323616</text:p>
              </table:table-cell>
              <table:table-cell office:value-type="float" office:value="0.0530751">
                <text:p>0.0530751</text:p>
              </table:table-cell>
              <table:table-cell office:value-type="float" office:value="0.0867527">
                <text:p>0.0867527</text:p>
              </table:table-cell>
              <table:table-cell office:value-type="float" office:value="0.141018">
                <text:p>0.141018</text:p>
              </table:table-cell>
              <table:table-cell office:value-type="float" office:value="0.227178">
                <text:p>0.227178</text:p>
              </table:table-cell>
              <table:table-cell office:value-type="float" office:value="0.360731">
                <text:p>0.360731</text:p>
              </table:table-cell>
              <table:table-cell office:value-type="float" office:value="0.559838">
                <text:p>0.559838</text:p>
              </table:table-cell>
              <table:table-cell office:value-type="float" office:value="0.838616">
                <text:p>0.838616</text:p>
              </table:table-cell>
              <table:table-cell office:value-type="float" office:value="1.19159">
                <text:p>1.19159</text:p>
              </table:table-cell>
              <table:table-cell office:value-type="float" office:value="1.57139">
                <text:p>1.57139</text:p>
              </table:table-cell>
              <table:table-cell office:value-type="float" office:value="1.87908">
                <text:p>1.87908</text:p>
              </table:table-cell>
              <table:table-cell office:value-type="float" office:value="2">
                <text:p>2</text:p>
              </table:table-cell>
              <table:table-cell office:value-type="float" office:value="1.88098">
                <text:p>1.88098</text:p>
              </table:table-cell>
              <table:table-cell office:value-type="float" office:value="1.57441">
                <text:p>1.57441</text:p>
              </table:table-cell>
              <table:table-cell office:value-type="float" office:value="1.19475">
                <text:p>1.19475</text:p>
              </table:table-cell>
              <table:table-cell office:value-type="float" office:value="0.841283">
                <text:p>0.841283</text:p>
              </table:table-cell>
              <table:table-cell office:value-type="float" office:value="0.561823">
                <text:p>0.561823</text:p>
              </table:table-cell>
              <table:table-cell office:value-type="float" office:value="0.362096">
                <text:p>0.362096</text:p>
              </table:table-cell>
              <table:table-cell office:value-type="float" office:value="0.228072">
                <text:p>0.228072</text:p>
              </table:table-cell>
              <table:table-cell office:value-type="float" office:value="0.141586">
                <text:p>0.141586</text:p>
              </table:table-cell>
              <table:table-cell office:value-type="float" office:value="0.0871073">
                <text:p>0.0871073</text:p>
              </table:table-cell>
              <table:table-cell office:value-type="float" office:value="0.053294">
                <text:p>0.053294</text:p>
              </table:table-cell>
              <table:table-cell office:value-type="float" office:value="0.0324957">
                <text:p>0.0324957</text:p>
              </table:table-cell>
              <table:table-cell office:value-type="float" office:value="0.019773">
                <text:p>0.019773</text:p>
              </table:table-cell>
              <table:table-cell office:value-type="float" office:value="0.0120164">
                <text:p>0.0120164</text:p>
              </table:table-cell>
              <table:table-cell office:value-type="float" office:value="0.00729694">
                <text:p>0.00729694</text:p>
              </table:table-cell>
              <table:table-cell office:value-type="float" office:value="0.004429">
                <text:p>0.004429</text:p>
              </table:table-cell>
              <table:table-cell office:value-type="float" office:value="0.00268749">
                <text:p>0.00268749</text:p>
              </table:table-cell>
              <table:table-cell office:value-type="float" office:value="0.00163048">
                <text:p>0.00163048</text:p>
              </table:table-cell>
              <table:table-cell office:value-type="float" office:value="0.000989094">
                <text:p>0.000989094</text:p>
              </table:table-cell>
              <table:table-cell office:value-type="float" office:value="0.000599974">
                <text:p>0.000599974</text:p>
              </table:table-cell>
              <table:table-cell office:value-type="float" office:value="0.000363924">
                <text:p>0.000363924</text:p>
              </table:table-cell>
              <table:table-cell office:value-type="float" office:value="0.000220739">
                <text:p>0.000220739</text:p>
              </table:table-cell>
              <table:table-cell office:value-type="float" office:value="0.000133888">
                <text:p>0.000133888</text:p>
              </table:table-cell>
              <table:table-cell office:value-type="float" office:value="0.0000812082">
                <text:p>0.0000812082</text:p>
              </table:table-cell>
              <table:table-cell office:value-type="float" office:value="0.0000492557">
                <text:p>0.0000492557</text:p>
              </table:table-cell>
              <table:table-cell office:value-type="float" office:value="0.0000298752">
                <text:p>0.0000298752</text:p>
              </table:table-cell>
              <table:table-cell office:value-type="float" office:value="0.0000181203">
                <text:p>0.0000181203</text:p>
              </table:table-cell>
              <table:table-cell office:value-type="float" office:value="0.0000109905">
                <text:p>0.0000109905</text:p>
              </table:table-cell>
              <table:table-cell office:value-type="float" office:value="0.0000066661">
                <text:p>0.0000066661</text:p>
              </table:table-cell>
              <table:table-cell office:value-type="float" office:value="0.0000040432">
                <text:p>0.0000040432</text:p>
              </table:table-cell>
              <table:table-cell office:value-type="float" office:value="0.00000245232">
                <text:p>0.00000245232</text:p>
              </table:table-cell>
              <table:table-cell office:value-type="float" office:value="0.00000148741">
                <text:p>0.00000148741</text:p>
              </table:table-cell>
              <table:table-cell office:value-type="float" office:value="0.00000090216">
                <text:p>0.00000090216</text:p>
              </table:table-cell>
              <table:table-cell office:value-type="float" office:value="0.000000547188">
                <text:p>0.000000547188</text:p>
              </table:table-cell>
              <table:table-cell office:value-type="float" office:value="0.000000331886">
                <text:p>0.000000331886</text:p>
              </table:table-cell>
              <table:table-cell office:value-type="float" office:value="0.000000201299">
                <text:p>0.000000201299</text:p>
              </table:table-cell>
              <table:table-cell office:value-type="float" office:value="0.000000122094">
                <text:p>0.000000122094</text:p>
              </table:table-cell>
              <table:table-cell office:value-type="float" office:value="0.0000000740538">
                <text:p>0.0000000740538</text:p>
              </table:table-cell>
              <table:table-cell office:value-type="float" office:value="0.0000000449159">
                <text:p>0.0000000449159</text:p>
              </table:table-cell>
              <table:table-cell office:value-type="float" office:value="0.0000000272429">
                <text:p>0.0000000272429</text:p>
              </table:table-cell>
              <table:table-cell office:value-type="float" office:value="0.0000000165236">
                <text:p>0.0000000165236</text:p>
              </table:table-cell>
              <table:table-cell office:value-type="float" office:value="0.0000000100221">
                <text:p>0.0000000100221</text:p>
              </table:table-cell>
              <table:table-cell office:value-type="float" office:value="0.00000000607871">
                <text:p>0.00000000607871</text:p>
              </table:table-cell>
              <table:table-cell office:value-type="float" office:value="0.00000000368692">
                <text:p>0.00000000368692</text:p>
              </table:table-cell>
              <table:table-cell office:value-type="float" office:value="0.00000000223623">
                <text:p>0.00000000223623</text:p>
              </table:table-cell>
              <table:table-cell office:value-type="float" office:value="0.00000000135634">
                <text:p>0.00000000135634</text:p>
              </table:table-cell>
              <table:table-cell office:value-type="float" office:value="0.000000000822663">
                <text:p>0.000000000822663</text:p>
              </table:table-cell>
              <table:table-cell office:value-type="float" office:value="0.000000000498971">
                <text:p>0.000000000498971</text:p>
              </table:table-cell>
              <table:table-cell office:value-type="float" office:value="0.000000000302641">
                <text:p>0.000000000302641</text:p>
              </table:table-cell>
              <table:table-cell office:value-type="float" office:value="0.000000000183561">
                <text:p>0.000000000183561</text:p>
              </table:table-cell>
              <table:table-cell office:value-type="float" office:value="0.000000000111335">
                <text:p>0.000000000111335</text:p>
              </table:table-cell>
              <table:table-cell office:value-type="float" office:value="0.0000000000675283">
                <text:p>0.0000000000675283</text:p>
              </table:table-cell>
              <table:table-cell office:value-type="float" office:value="0.000000000040958">
                <text:p>0.000000000040958</text:p>
              </table:table-cell>
              <table:table-cell office:value-type="float" office:value="0.0000000000248423">
                <text:p>0.0000000000248423</text:p>
              </table:table-cell>
              <table:table-cell office:value-type="float" office:value="0.0000000000150676">
                <text:p>0.0000000000150676</text:p>
              </table:table-cell>
              <table:table-cell office:value-type="float" office:value="0.00000000000913897">
                <text:p>0.00000000000913897</text:p>
              </table:table-cell>
              <table:table-cell office:value-type="float" office:value="0.00000000000554306">
                <text:p>0.00000000000554306</text:p>
              </table:table-cell>
              <table:table-cell office:value-type="float" office:value="0.00000000000336204">
                <text:p>0.00000000000336204</text:p>
              </table:table-cell>
              <table:table-cell office:value-type="float" office:value="0.00000000000203918">
                <text:p>0.00000000000203918</text:p>
              </table:table-cell>
              <table:table-cell office:value-type="float" office:value="0.00000000000123682">
                <text:p>0.00000000000123682</text:p>
              </table:table-cell>
              <table:table-cell office:value-type="float" office:value="0.000000000000750172">
                <text:p>0.000000000000750172</text:p>
              </table:table-cell>
              <table:table-cell office:value-type="float" office:value="0.000000000000455002">
                <text:p>0.000000000000455002</text:p>
              </table:table-cell>
              <table:table-cell office:value-type="float" office:value="0.000000000000275973">
                <text:p>0.000000000000275973</text:p>
              </table:table-cell>
              <table:table-cell office:value-type="float" office:value="0.000000000000167386">
                <text:p>0.000000000000167386</text:p>
              </table:table-cell>
              <table:table-cell office:value-type="float" office:value="0.000000000000101525">
                <text:p>0.000000000000101525</text:p>
              </table:table-cell>
              <table:table-cell office:value-type="float" office:value="0.0000000000000615779">
                <text:p>0.0000000000000615779</text:p>
              </table:table-cell>
              <table:table-cell office:value-type="float" office:value="0.0000000000000373489">
                <text:p>0.0000000000000373489</text:p>
              </table:table-cell>
              <table:table-cell office:value-type="float" office:value="0.0000000000000226532">
                <text:p>0.0000000000000226532</text:p>
              </table:table-cell>
              <table:table-cell office:value-type="float" office:value="0.0000000000000137399">
                <text:p>0.0000000000000137399</text:p>
              </table:table-cell>
              <table:table-cell office:value-type="float" office:value="8.33366E-015">
                <text:p>8.33366E-015</text:p>
              </table:table-cell>
              <table:table-cell office:value-type="float" office:value="5.05462E-015">
                <text:p>5.05462E-015</text:p>
              </table:table-cell>
              <table:table-cell office:value-type="float" office:value="3.06578E-015">
                <text:p>3.06578E-015</text:p>
              </table:table-cell>
              <table:table-cell office:value-type="float" office:value="1.85949E-015">
                <text:p>1.85949E-015</text:p>
              </table:table-cell>
              <table:table-cell office:value-type="float" office:value="1.12784E-015">
                <text:p>1.12784E-015</text:p>
              </table:table-cell>
              <table:table-cell office:value-type="float" office:value="6.84068E-016">
                <text:p>6.84068E-016</text:p>
              </table:table-cell>
              <table:table-cell office:value-type="float" office:value="4.14908E-016">
                <text:p>4.14908E-016</text:p>
              </table:table-cell>
              <table:table-cell office:value-type="float" office:value="2.51655E-016">
                <text:p>2.51655E-016</text:p>
              </table:table-cell>
              <table:table-cell office:value-type="float" office:value="1.52636E-016">
                <text:p>1.52636E-016</text:p>
              </table:table-cell>
              <table:table-cell office:value-type="float" office:value="9.25786E-017">
                <text:p>9.25786E-017</text:p>
              </table:table-cell>
              <table:table-cell office:value-type="float" office:value="5.61517E-017">
                <text:p>5.61517E-017</text:p>
              </table:table-cell>
              <table:table-cell office:value-type="float" office:value="3.40578E-017">
                <text:p>3.40578E-017</text:p>
              </table:table-cell>
              <table:table-cell office:value-type="float" office:value="2.06571E-017">
                <text:p>2.06571E-017</text:p>
              </table:table-cell>
              <table:table-cell office:value-type="float" office:value="1.25291E-017">
                <text:p>1.25291E-017</text:p>
              </table:table-cell>
              <table:table-cell office:value-type="float" office:value="7.59931E-018">
                <text:p>7.59931E-018</text:p>
              </table:table-cell>
              <table:table-cell office:value-type="float" office:value="4.60922E-018">
                <text:p>4.60922E-018</text:p>
              </table:table-cell>
              <table:table-cell office:value-type="float" office:value="2.79563E-018">
                <text:p>2.79563E-018</text:p>
              </table:table-cell>
              <table:table-cell office:value-type="float" office:value="1.69564E-018">
                <text:p>1.69564E-018</text:p>
              </table:table-cell>
              <table:table-cell office:value-type="float" office:value="1.02846E-018">
                <text:p>1.02846E-018</text:p>
              </table:table-cell>
              <table:table-cell office:value-type="float" office:value="6.2379E-019">
                <text:p>6.2379E-019</text:p>
              </table:table-cell>
              <table:table-cell office:value-type="float" office:value="3.78347E-019">
                <text:p>3.78347E-019</text:p>
              </table:table-cell>
              <table:table-cell office:value-type="float" office:value="2.29479E-019">
                <text:p>2.29479E-019</text:p>
              </table:table-cell>
              <table:table-cell office:value-type="float" office:value="1.39186E-019">
                <text:p>1.39186E-019</text:p>
              </table:table-cell>
              <table:table-cell office:value-type="float" office:value="8.44207E-020">
                <text:p>8.44207E-020</text:p>
              </table:table-cell>
              <table:table-cell office:value-type="float" office:value="5.12038E-020">
                <text:p>5.12038E-020</text:p>
              </table:table-cell>
              <table:table-cell office:value-type="float" office:value="3.10567E-020">
                <text:p>3.10567E-020</text:p>
              </table:table-cell>
              <table:table-cell office:value-type="float" office:value="1.88368E-020">
                <text:p>1.88368E-020</text:p>
              </table:table-cell>
              <table:table-cell office:value-type="float" office:value="1.14251E-020">
                <text:p>1.14251E-020</text:p>
              </table:table-cell>
              <table:table-cell office:value-type="float" office:value="6.92968E-021">
                <text:p>6.92968E-021</text:p>
              </table:table-cell>
              <table:table-cell office:value-type="float" office:value="4.20306E-021">
                <text:p>4.20306E-021</text:p>
              </table:table-cell>
              <table:table-cell office:value-type="float" office:value="2.54929E-021">
                <text:p>2.54929E-021</text:p>
              </table:table-cell>
              <table:table-cell office:value-type="float" office:value="1.54622E-021">
                <text:p>1.54622E-021</text:p>
              </table:table-cell>
              <table:table-cell office:value-type="float" office:value="9.3783E-022">
                <text:p>9.3783E-022</text:p>
              </table:table-cell>
              <table:table-cell office:value-type="float" office:value="5.68822E-022">
                <text:p>5.68822E-022</text:p>
              </table:table-cell>
              <table:table-cell office:value-type="float" office:value="3.45008E-022">
                <text:p>3.45008E-022</text:p>
              </table:table-cell>
              <table:table-cell office:value-type="float" office:value="2.09258E-022">
                <text:p>2.09258E-022</text:p>
              </table:table-cell>
              <table:table-cell office:value-type="float" office:value="1.26921E-022">
                <text:p>1.26921E-022</text:p>
              </table:table-cell>
              <table:table-cell office:value-type="float" office:value="7.69817E-023">
                <text:p>7.69817E-023</text:p>
              </table:table-cell>
              <table:table-cell office:value-type="float" office:value="4.66918E-023">
                <text:p>4.66918E-023</text:p>
              </table:table-cell>
              <table:table-cell office:value-type="float" office:value="2.832E-023">
                <text:p>2.832E-023</text:p>
              </table:table-cell>
              <table:table-cell office:value-type="float" office:value="1.71769E-023">
                <text:p>1.71769E-023</text:p>
              </table:table-cell>
              <table:table-cell office:value-type="float" office:value="1.04183E-023">
                <text:p>1.04183E-023</text:p>
              </table:table-cell>
              <table:table-cell office:value-type="float" office:value="6.31905E-024">
                <text:p>6.31905E-024</text:p>
              </table:table-cell>
              <table:table-cell office:value-type="float" office:value="3.8327E-024">
                <text:p>3.8327E-024</text:p>
              </table:table-cell>
              <table:table-cell office:value-type="float" office:value="2.32465E-024">
                <text:p>2.32465E-024</text:p>
              </table:table-cell>
              <table:table-cell office:value-type="float" office:value="1.40997E-024">
                <text:p>1.40997E-024</text:p>
              </table:table-cell>
              <table:table-cell office:value-type="float" office:value="8.5519E-025">
                <text:p>8.5519E-025</text:p>
              </table:table-cell>
              <table:table-cell office:value-type="float" office:value="5.18699E-025">
                <text:p>5.18699E-025</text:p>
              </table:table-cell>
              <table:table-cell office:value-type="float" office:value="3.14607E-025">
                <text:p>3.14607E-025</text:p>
              </table:table-cell>
              <table:table-cell office:value-type="float" office:value="1.90819E-025">
                <text:p>1.90819E-025</text:p>
              </table:table-cell>
              <table:table-cell office:value-type="float" office:value="1.15737E-025">
                <text:p>1.15737E-025</text:p>
              </table:table-cell>
              <table:table-cell office:value-type="float" office:value="7.01983E-026">
                <text:p>7.01983E-026</text:p>
              </table:table-cell>
              <table:table-cell office:value-type="float" office:value="4.25774E-026">
                <text:p>4.25774E-026</text:p>
              </table:table-cell>
              <table:table-cell office:value-type="float" office:value="2.58245E-026">
                <text:p>2.58245E-026</text:p>
              </table:table-cell>
              <table:table-cell office:value-type="float" office:value="1.56633E-026">
                <text:p>1.56633E-026</text:p>
              </table:table-cell>
              <table:table-cell office:value-type="float" office:value="9.5003E-027">
                <text:p>9.5003E-027</text:p>
              </table:table-cell>
              <table:table-cell office:value-type="float" office:value="5.76222E-027">
                <text:p>5.76222E-027</text:p>
              </table:table-cell>
              <table:table-cell office:value-type="float" office:value="3.49497E-027">
                <text:p>3.49497E-027</text:p>
              </table:table-cell>
              <table:table-cell office:value-type="float" office:value="2.1198E-027">
                <text:p>2.1198E-027</text:p>
              </table:table-cell>
              <table:table-cell office:value-type="float" office:value="1.28573E-027">
                <text:p>1.28573E-027</text:p>
              </table:table-cell>
              <table:table-cell office:value-type="float" office:value="7.79832E-028">
                <text:p>7.79832E-028</text:p>
              </table:table-cell>
              <table:table-cell office:value-type="float" office:value="4.72992E-028">
                <text:p>4.72992E-028</text:p>
              </table:table-cell>
              <table:table-cell office:value-type="float" office:value="2.86884E-028">
                <text:p>2.86884E-028</text:p>
              </table:table-cell>
              <table:table-cell office:value-type="float" office:value="1.74004E-028">
                <text:p>1.74004E-028</text:p>
              </table:table-cell>
              <table:table-cell office:value-type="float" office:value="1.05539E-028">
                <text:p>1.05539E-028</text:p>
              </table:table-cell>
              <table:table-cell office:value-type="float" office:value="6.40125E-029">
                <text:p>6.40125E-029</text:p>
              </table:table-cell>
              <table:table-cell office:value-type="float" office:value="3.88256E-029">
                <text:p>3.88256E-029</text:p>
              </table:table-cell>
              <table:table-cell office:value-type="float" office:value="2.35489E-029">
                <text:p>2.35489E-029</text:p>
              </table:table-cell>
              <table:table-cell office:value-type="float" office:value="1.42831E-029">
                <text:p>1.42831E-029</text:p>
              </table:table-cell>
              <table:table-cell office:value-type="float" office:value="8.66315E-030">
                <text:p>8.66315E-030</text:p>
              </table:table-cell>
              <table:table-cell office:value-type="float" office:value="5.25447E-030">
                <text:p>5.25447E-030</text:p>
              </table:table-cell>
              <table:table-cell office:value-type="float" office:value="3.187E-030">
                <text:p>3.187E-030</text:p>
              </table:table-cell>
              <table:table-cell office:value-type="float" office:value="1.93301E-030">
                <text:p>1.93301E-030</text:p>
              </table:table-cell>
              <table:table-cell office:value-type="float" office:value="1.17243E-030">
                <text:p>1.17243E-030</text:p>
              </table:table-cell>
              <table:table-cell office:value-type="float" office:value="7.11115E-031">
                <text:p>7.11115E-031</text:p>
              </table:table-cell>
              <table:table-cell office:value-type="float" office:value="4.31313E-031">
                <text:p>4.31313E-031</text:p>
              </table:table-cell>
              <table:table-cell office:value-type="float" office:value="2.61605E-031">
                <text:p>2.61605E-031</text:p>
              </table:table-cell>
              <table:table-cell office:value-type="float" office:value="1.58671E-031">
                <text:p>1.58671E-031</text:p>
              </table:table-cell>
              <table:table-cell office:value-type="float" office:value="9.62389E-032">
                <text:p>9.62389E-032</text:p>
              </table:table-cell>
              <table:table-cell office:value-type="float" office:value="5.83719E-032">
                <text:p>5.83719E-032</text:p>
              </table:table-cell>
              <table:table-cell office:value-type="float" office:value="3.54043E-032">
                <text:p>3.54043E-032</text:p>
              </table:table-cell>
              <table:table-cell office:value-type="float" office:value="2.14738E-032">
                <text:p>2.14738E-032</text:p>
              </table:table-cell>
              <table:table-cell office:value-type="float" office:value="1.30245E-032">
                <text:p>1.30245E-032</text:p>
              </table:table-cell>
              <table:table-cell office:value-type="float" office:value="7.89977E-033">
                <text:p>7.89977E-033</text:p>
              </table:table-cell>
              <table:table-cell office:value-type="float" office:value="4.79145E-033">
                <text:p>4.79145E-033</text:p>
              </table:table-cell>
              <table:table-cell office:value-type="float" office:value="2.90616E-033">
                <text:p>2.90616E-033</text:p>
              </table:table-cell>
              <table:table-cell office:value-type="float" office:value="1.76268E-033">
                <text:p>1.76268E-033</text:p>
              </table:table-cell>
              <table:table-cell office:value-type="float" office:value="1.06912E-033">
                <text:p>1.06912E-033</text:p>
              </table:table-cell>
              <table:table-cell office:value-type="float" office:value="6.48448E-034">
                <text:p>6.48448E-034</text:p>
              </table:table-cell>
              <table:table-cell office:value-type="float" office:value="3.93154E-034">
                <text:p>3.93154E-034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2:Sheet2.GS2</svg:desc>
                </draw:g>
              </table:table-cell>
              <table:table-cell office:value-type="float" office:value="0.000000000502872">
                <text:p>0.000000000502872</text:p>
              </table:table-cell>
              <table:table-cell office:value-type="float" office:value="0.00000000171524">
                <text:p>0.00000000171524</text:p>
              </table:table-cell>
              <table:table-cell office:value-type="float" office:value="0.00000000418342">
                <text:p>0.00000000418342</text:p>
              </table:table-cell>
              <table:table-cell office:value-type="float" office:value="0.00000000951675">
                <text:p>0.00000000951675</text:p>
              </table:table-cell>
              <table:table-cell office:value-type="float" office:value="0.0000000187728">
                <text:p>0.0000000187728</text:p>
              </table:table-cell>
              <table:table-cell office:value-type="float" office:value="0.0000000355586">
                <text:p>0.0000000355586</text:p>
              </table:table-cell>
              <table:table-cell office:value-type="float" office:value="0.0000000562125">
                <text:p>0.0000000562125</text:p>
              </table:table-cell>
              <table:table-cell office:value-type="float" office:value="0.0000000865959">
                <text:p>0.0000000865959</text:p>
              </table:table-cell>
              <table:table-cell office:value-type="float" office:value="0.000000154814">
                <text:p>0.000000154814</text:p>
              </table:table-cell>
              <table:table-cell office:value-type="float" office:value="0.000000300182">
                <text:p>0.000000300182</text:p>
              </table:table-cell>
              <table:table-cell office:value-type="float" office:value="0.000000537131">
                <text:p>0.000000537131</text:p>
              </table:table-cell>
              <table:table-cell office:value-type="float" office:value="0.000000863612">
                <text:p>0.000000863612</text:p>
              </table:table-cell>
              <table:table-cell office:value-type="float" office:value="0.00000136579">
                <text:p>0.00000136579</text:p>
              </table:table-cell>
              <table:table-cell office:value-type="float" office:value="0.00000227113">
                <text:p>0.00000227113</text:p>
              </table:table-cell>
              <table:table-cell office:value-type="float" office:value="0.00000389918">
                <text:p>0.00000389918</text:p>
              </table:table-cell>
              <table:table-cell office:value-type="float" office:value="0.00000661989">
                <text:p>0.00000661989</text:p>
              </table:table-cell>
              <table:table-cell office:value-type="float" office:value="0.0000110569">
                <text:p>0.0000110569</text:p>
              </table:table-cell>
              <table:table-cell office:value-type="float" office:value="0.0000183175">
                <text:p>0.0000183175</text:p>
              </table:table-cell>
              <table:table-cell office:value-type="float" office:value="0.0000300803">
                <text:p>0.0000300803</text:p>
              </table:table-cell>
              <table:table-cell office:value-type="float" office:value="0.0000488929">
                <text:p>0.0000488929</text:p>
              </table:table-cell>
              <table:table-cell office:value-type="float" office:value="0.0000794927">
                <text:p>0.0000794927</text:p>
              </table:table-cell>
              <table:table-cell office:value-type="float" office:value="0.000130588">
                <text:p>0.000130588</text:p>
              </table:table-cell>
              <table:table-cell office:value-type="float" office:value="0.000216023">
                <text:p>0.000216023</text:p>
              </table:table-cell>
              <table:table-cell office:value-type="float" office:value="0.000357305">
                <text:p>0.000357305</text:p>
              </table:table-cell>
              <table:table-cell office:value-type="float" office:value="0.000590002">
                <text:p>0.000590002</text:p>
              </table:table-cell>
              <table:table-cell office:value-type="float" office:value="0.000975006">
                <text:p>0.000975006</text:p>
              </table:table-cell>
              <table:table-cell office:value-type="float" office:value="0.00161131">
                <text:p>0.00161131</text:p>
              </table:table-cell>
              <table:table-cell office:value-type="float" office:value="0.00265628">
                <text:p>0.00265628</text:p>
              </table:table-cell>
              <table:table-cell office:value-type="float" office:value="0.00436999">
                <text:p>0.00436999</text:p>
              </table:table-cell>
              <table:table-cell office:value-type="float" office:value="0.0071885">
                <text:p>0.0071885</text:p>
              </table:table-cell>
              <table:table-cell office:value-type="float" office:value="0.0118298">
                <text:p>0.0118298</text:p>
              </table:table-cell>
              <table:table-cell office:value-type="float" office:value="0.0194547">
                <text:p>0.0194547</text:p>
              </table:table-cell>
              <table:table-cell office:value-type="float" office:value="0.0319507">
                <text:p>0.0319507</text:p>
              </table:table-cell>
              <table:table-cell office:value-type="float" office:value="0.0523942">
                <text:p>0.0523942</text:p>
              </table:table-cell>
              <table:table-cell office:value-type="float" office:value="0.0856767">
                <text:p>0.0856767</text:p>
              </table:table-cell>
              <table:table-cell office:value-type="float" office:value="0.139326">
                <text:p>0.139326</text:p>
              </table:table-cell>
              <table:table-cell office:value-type="float" office:value="0.224505">
                <text:p>0.224505</text:p>
              </table:table-cell>
              <table:table-cell office:value-type="float" office:value="0.356648">
                <text:p>0.356648</text:p>
              </table:table-cell>
              <table:table-cell office:value-type="float" office:value="0.554051">
                <text:p>0.554051</text:p>
              </table:table-cell>
              <table:table-cell office:value-type="float" office:value="0.83118">
                <text:p>0.83118</text:p>
              </table:table-cell>
              <table:table-cell office:value-type="float" office:value="1.18329">
                <text:p>1.18329</text:p>
              </table:table-cell>
              <table:table-cell office:value-type="float" office:value="1.56434">
                <text:p>1.56434</text:p>
              </table:table-cell>
              <table:table-cell office:value-type="float" office:value="1.87627">
                <text:p>1.87627</text:p>
              </table:table-cell>
              <table:table-cell office:value-type="float" office:value="2.00281">
                <text:p>2.00281</text:p>
              </table:table-cell>
              <table:table-cell office:value-type="float" office:value="1.88783">
                <text:p>1.88783</text:p>
              </table:table-cell>
              <table:table-cell office:value-type="float" office:value="1.5825">
                <text:p>1.5825</text:p>
              </table:table-cell>
              <table:table-cell office:value-type="float" office:value="1.20209">
                <text:p>1.20209</text:p>
              </table:table-cell>
              <table:table-cell office:value-type="float" office:value="0.847012">
                <text:p>0.847012</text:p>
              </table:table-cell>
              <table:table-cell office:value-type="float" office:value="0.56588">
                <text:p>0.56588</text:p>
              </table:table-cell>
              <table:table-cell office:value-type="float" office:value="0.364797">
                <text:p>0.364797</text:p>
              </table:table-cell>
              <table:table-cell office:value-type="float" office:value="0.229803">
                <text:p>0.229803</text:p>
              </table:table-cell>
              <table:table-cell office:value-type="float" office:value="0.142678">
                <text:p>0.142678</text:p>
              </table:table-cell>
              <table:table-cell office:value-type="float" office:value="0.087799">
                <text:p>0.087799</text:p>
              </table:table-cell>
              <table:table-cell office:value-type="float" office:value="0.0537447">
                <text:p>0.0537447</text:p>
              </table:table-cell>
              <table:table-cell office:value-type="float" office:value="0.0328035">
                <text:p>0.0328035</text:p>
              </table:table-cell>
              <table:table-cell office:value-type="float" office:value="0.0199947">
                <text:p>0.0199947</text:p>
              </table:table-cell>
              <table:table-cell office:value-type="float" office:value="0.0121826">
                <text:p>0.0121826</text:p>
              </table:table-cell>
              <table:table-cell office:value-type="float" office:value="0.00742337">
                <text:p>0.00742337</text:p>
              </table:table-cell>
              <table:table-cell office:value-type="float" office:value="0.00452322">
                <text:p>0.00452322</text:p>
              </table:table-cell>
              <table:table-cell office:value-type="float" office:value="0.0027538">
                <text:p>0.0027538</text:p>
              </table:table-cell>
              <table:table-cell office:value-type="float" office:value="0.00167263">
                <text:p>0.00167263</text:p>
              </table:table-cell>
              <table:table-cell office:value-type="float" office:value="0.00101162">
                <text:p>0.00101162</text:p>
              </table:table-cell>
              <table:table-cell office:value-type="float" office:value="0.000608292">
                <text:p>0.000608292</text:p>
              </table:table-cell>
              <table:table-cell office:value-type="float" office:value="0.000363749">
                <text:p>0.000363749</text:p>
              </table:table-cell>
              <table:table-cell office:value-type="float" office:value="0.000217136">
                <text:p>0.000217136</text:p>
              </table:table-cell>
              <table:table-cell office:value-type="float" office:value="0.000130442">
                <text:p>0.000130442</text:p>
              </table:table-cell>
              <table:table-cell office:value-type="float" office:value="0.0000796643">
                <text:p>0.0000796643</text:p>
              </table:table-cell>
              <table:table-cell office:value-type="float" office:value="0.0000496982">
                <text:p>0.0000496982</text:p>
              </table:table-cell>
              <table:table-cell office:value-type="float" office:value="0.0000314001">
                <text:p>0.0000314001</text:p>
              </table:table-cell>
              <table:table-cell office:value-type="float" office:value="0.0000196381">
                <text:p>0.0000196381</text:p>
              </table:table-cell>
              <table:table-cell office:value-type="float" office:value="0.0000118252">
                <text:p>0.0000118252</text:p>
              </table:table-cell>
              <table:table-cell office:value-type="float" office:value="0.0000067607">
                <text:p>0.0000067607</text:p>
              </table:table-cell>
              <table:table-cell office:value-type="float" office:value="0.00000375392">
                <text:p>0.00000375392</text:p>
              </table:table-cell>
              <table:table-cell office:value-type="float" office:value="0.0000021853">
                <text:p>0.0000021853</text:p>
              </table:table-cell>
              <table:table-cell office:value-type="float" office:value="0.0000014363">
                <text:p>0.0000014363</text:p>
              </table:table-cell>
              <table:table-cell office:value-type="float" office:value="0.00000100904">
                <text:p>0.00000100904</text:p>
              </table:table-cell>
              <table:table-cell office:value-type="float" office:value="0.000000659089">
                <text:p>0.000000659089</text:p>
              </table:table-cell>
              <table:table-cell office:value-type="float" office:value="0.000000363509">
                <text:p>0.000000363509</text:p>
              </table:table-cell>
              <table:table-cell office:value-type="float" office:value="0.000000172775">
                <text:p>0.000000172775</text:p>
              </table:table-cell>
              <table:table-cell office:value-type="float" office:value="0.0000000962899">
                <text:p>0.0000000962899</text:p>
              </table:table-cell>
              <table:table-cell office:value-type="float" office:value="0.0000000785543">
                <text:p>0.0000000785543</text:p>
              </table:table-cell>
              <table:table-cell office:value-type="float" office:value="0.0000000595403">
                <text:p>0.0000000595403</text:p>
              </table:table-cell>
              <table:table-cell office:value-type="float" office:value="0.000000031053">
                <text:p>0.000000031053</text:p>
              </table:table-cell>
              <table:table-cell office:value-type="float" office:value="0.000000012993">
                <text:p>0.000000012993</text:p>
              </table:table-cell>
              <table:table-cell office:value-type="float" office:value="0.00000000861895">
                <text:p>0.00000000861895</text:p>
              </table:table-cell>
              <table:table-cell office:value-type="float" office:value="0.00000000721947">
                <text:p>0.00000000721947</text:p>
              </table:table-cell>
              <table:table-cell office:value-type="float" office:value="0.00000000435282">
                <text:p>0.00000000435282</text:p>
              </table:table-cell>
              <table:table-cell office:value-type="float" office:value="0.00000000207162">
                <text:p>0.00000000207162</text:p>
              </table:table-cell>
              <table:table-cell office:value-type="float" office:value="0.00000000122082">
                <text:p>0.00000000122082</text:p>
              </table:table-cell>
              <table:table-cell office:value-type="float" office:value="0.000000000872541">
                <text:p>0.000000000872541</text:p>
              </table:table-cell>
              <table:table-cell office:value-type="float" office:value="0.000000000540267">
                <text:p>0.000000000540267</text:p>
              </table:table-cell>
              <table:table-cell office:value-type="float" office:value="0.000000000299503">
                <text:p>0.000000000299503</text:p>
              </table:table-cell>
              <table:table-cell office:value-type="float" office:value="0.000000000178979">
                <text:p>0.000000000178979</text:p>
              </table:table-cell>
              <table:table-cell office:value-type="float" office:value="0.00000000011379">
                <text:p>0.00000000011379</text:p>
              </table:table-cell>
              <table:table-cell office:value-type="float" office:value="0.0000000000694438">
                <text:p>0.0000000000694438</text:p>
              </table:table-cell>
              <table:table-cell office:value-type="float" office:value="0.000000000041223">
                <text:p>0.000000000041223</text:p>
              </table:table-cell>
              <table:table-cell office:value-type="float" office:value="0.0000000000249494">
                <text:p>0.0000000000249494</text:p>
              </table:table-cell>
              <table:table-cell office:value-type="float" office:value="0.0000000000152711">
                <text:p>0.0000000000152711</text:p>
              </table:table-cell>
              <table:table-cell office:value-type="float" office:value="0.00000000000926615">
                <text:p>0.00000000000926615</text:p>
              </table:table-cell>
              <table:table-cell office:value-type="float" office:value="0.0000000000056006">
                <text:p>0.0000000000056006</text:p>
              </table:table-cell>
              <table:table-cell office:value-type="float" office:value="0.00000000000339715">
                <text:p>0.00000000000339715</text:p>
              </table:table-cell>
              <table:table-cell office:value-type="float" office:value="0.000000000002063">
                <text:p>0.000000000002063</text:p>
              </table:table-cell>
              <table:table-cell office:value-type="float" office:value="0.00000000000125113">
                <text:p>0.00000000000125113</text:p>
              </table:table-cell>
              <table:table-cell office:value-type="float" office:value="0.000000000000758556">
                <text:p>0.000000000000758556</text:p>
              </table:table-cell>
              <table:table-cell office:value-type="float" office:value="0.000000000000460118">
                <text:p>0.000000000000460118</text:p>
              </table:table-cell>
              <table:table-cell office:value-type="float" office:value="0.000000000000279107">
                <text:p>0.000000000000279107</text:p>
              </table:table-cell>
              <table:table-cell office:value-type="float" office:value="0.000000000000169282">
                <text:p>0.000000000000169282</text:p>
              </table:table-cell>
              <table:table-cell office:value-type="float" office:value="0.000000000000102672">
                <text:p>0.000000000000102672</text:p>
              </table:table-cell>
              <table:table-cell office:value-type="float" office:value="0.0000000000000622742">
                <text:p>0.0000000000000622742</text:p>
              </table:table-cell>
              <table:table-cell office:value-type="float" office:value="0.0000000000000377715">
                <text:p>0.0000000000000377715</text:p>
              </table:table-cell>
              <table:table-cell office:value-type="float" office:value="0.0000000000000229095">
                <text:p>0.0000000000000229095</text:p>
              </table:table-cell>
              <table:table-cell office:value-type="float" office:value="0.0000000000000138953">
                <text:p>0.0000000000000138953</text:p>
              </table:table-cell>
              <table:table-cell office:value-type="float" office:value="8.42792E-015">
                <text:p>8.42792E-015</text:p>
              </table:table-cell>
              <table:table-cell office:value-type="float" office:value="5.11179E-015">
                <text:p>5.11179E-015</text:p>
              </table:table-cell>
              <table:table-cell office:value-type="float" office:value="3.10046E-015">
                <text:p>3.10046E-015</text:p>
              </table:table-cell>
              <table:table-cell office:value-type="float" office:value="1.88052E-015">
                <text:p>1.88052E-015</text:p>
              </table:table-cell>
              <table:table-cell office:value-type="float" office:value="1.1406E-015">
                <text:p>1.1406E-015</text:p>
              </table:table-cell>
              <table:table-cell office:value-type="float" office:value="6.91806E-016">
                <text:p>6.91806E-016</text:p>
              </table:table-cell>
              <table:table-cell office:value-type="float" office:value="4.19602E-016">
                <text:p>4.19602E-016</text:p>
              </table:table-cell>
              <table:table-cell office:value-type="float" office:value="2.54501E-016">
                <text:p>2.54501E-016</text:p>
              </table:table-cell>
              <table:table-cell office:value-type="float" office:value="1.54363E-016">
                <text:p>1.54363E-016</text:p>
              </table:table-cell>
              <table:table-cell office:value-type="float" office:value="9.36258E-017">
                <text:p>9.36258E-017</text:p>
              </table:table-cell>
              <table:table-cell office:value-type="float" office:value="5.67869E-017">
                <text:p>5.67869E-017</text:p>
              </table:table-cell>
              <table:table-cell office:value-type="float" office:value="3.4443E-017">
                <text:p>3.4443E-017</text:p>
              </table:table-cell>
              <table:table-cell office:value-type="float" office:value="2.08907E-017">
                <text:p>2.08907E-017</text:p>
              </table:table-cell>
              <table:table-cell office:value-type="float" office:value="1.26709E-017">
                <text:p>1.26709E-017</text:p>
              </table:table-cell>
              <table:table-cell office:value-type="float" office:value="7.68527E-018">
                <text:p>7.68527E-018</text:p>
              </table:table-cell>
              <table:table-cell office:value-type="float" office:value="4.66135E-018">
                <text:p>4.66135E-018</text:p>
              </table:table-cell>
              <table:table-cell office:value-type="float" office:value="2.82725E-018">
                <text:p>2.82725E-018</text:p>
              </table:table-cell>
              <table:table-cell office:value-type="float" office:value="1.71482E-018">
                <text:p>1.71482E-018</text:p>
              </table:table-cell>
              <table:table-cell office:value-type="float" office:value="1.04009E-018">
                <text:p>1.04009E-018</text:p>
              </table:table-cell>
              <table:table-cell office:value-type="float" office:value="6.30845E-019">
                <text:p>6.30845E-019</text:p>
              </table:table-cell>
              <table:table-cell office:value-type="float" office:value="3.82627E-019">
                <text:p>3.82627E-019</text:p>
              </table:table-cell>
              <table:table-cell office:value-type="float" office:value="2.32075E-019">
                <text:p>2.32075E-019</text:p>
              </table:table-cell>
              <table:table-cell office:value-type="float" office:value="1.40761E-019">
                <text:p>1.40761E-019</text:p>
              </table:table-cell>
              <table:table-cell office:value-type="float" office:value="8.53757E-020">
                <text:p>8.53757E-020</text:p>
              </table:table-cell>
              <table:table-cell office:value-type="float" office:value="5.17829E-020">
                <text:p>5.17829E-020</text:p>
              </table:table-cell>
              <table:table-cell office:value-type="float" office:value="3.14079E-020">
                <text:p>3.14079E-020</text:p>
              </table:table-cell>
              <table:table-cell office:value-type="float" office:value="1.90499E-020">
                <text:p>1.90499E-020</text:p>
              </table:table-cell>
              <table:table-cell office:value-type="float" office:value="1.15543E-020">
                <text:p>1.15543E-020</text:p>
              </table:table-cell>
              <table:table-cell office:value-type="float" office:value="7.00806E-021">
                <text:p>7.00806E-021</text:p>
              </table:table-cell>
              <table:table-cell office:value-type="float" office:value="4.2506E-021">
                <text:p>4.2506E-021</text:p>
              </table:table-cell>
              <table:table-cell office:value-type="float" office:value="2.57812E-021">
                <text:p>2.57812E-021</text:p>
              </table:table-cell>
              <table:table-cell office:value-type="float" office:value="1.56371E-021">
                <text:p>1.56371E-021</text:p>
              </table:table-cell>
              <table:table-cell office:value-type="float" office:value="9.48438E-022">
                <text:p>9.48438E-022</text:p>
              </table:table-cell>
              <table:table-cell office:value-type="float" office:value="5.75257E-022">
                <text:p>5.75257E-022</text:p>
              </table:table-cell>
              <table:table-cell office:value-type="float" office:value="3.48911E-022">
                <text:p>3.48911E-022</text:p>
              </table:table-cell>
              <table:table-cell office:value-type="float" office:value="2.11625E-022">
                <text:p>2.11625E-022</text:p>
              </table:table-cell>
              <table:table-cell office:value-type="float" office:value="1.28357E-022">
                <text:p>1.28357E-022</text:p>
              </table:table-cell>
              <table:table-cell office:value-type="float" office:value="7.78525E-023">
                <text:p>7.78525E-023</text:p>
              </table:table-cell>
              <table:table-cell office:value-type="float" office:value="4.72199E-023">
                <text:p>4.72199E-023</text:p>
              </table:table-cell>
              <table:table-cell office:value-type="float" office:value="2.86403E-023">
                <text:p>2.86403E-023</text:p>
              </table:table-cell>
              <table:table-cell office:value-type="float" office:value="1.73712E-023">
                <text:p>1.73712E-023</text:p>
              </table:table-cell>
              <table:table-cell office:value-type="float" office:value="1.05362E-023">
                <text:p>1.05362E-023</text:p>
              </table:table-cell>
              <table:table-cell office:value-type="float" office:value="6.39052E-024">
                <text:p>6.39052E-024</text:p>
              </table:table-cell>
              <table:table-cell office:value-type="float" office:value="3.87605E-024">
                <text:p>3.87605E-024</text:p>
              </table:table-cell>
              <table:table-cell office:value-type="float" office:value="2.35094E-024">
                <text:p>2.35094E-024</text:p>
              </table:table-cell>
              <table:table-cell office:value-type="float" office:value="1.42592E-024">
                <text:p>1.42592E-024</text:p>
              </table:table-cell>
              <table:table-cell office:value-type="float" office:value="8.64863E-025">
                <text:p>8.64863E-025</text:p>
              </table:table-cell>
              <table:table-cell office:value-type="float" office:value="5.24566E-025">
                <text:p>5.24566E-025</text:p>
              </table:table-cell>
              <table:table-cell office:value-type="float" office:value="3.18165E-025">
                <text:p>3.18165E-025</text:p>
              </table:table-cell>
              <table:table-cell office:value-type="float" office:value="1.92977E-025">
                <text:p>1.92977E-025</text:p>
              </table:table-cell>
              <table:table-cell office:value-type="float" office:value="1.17047E-025">
                <text:p>1.17047E-025</text:p>
              </table:table-cell>
              <table:table-cell office:value-type="float" office:value="7.09923E-026">
                <text:p>7.09923E-026</text:p>
              </table:table-cell>
              <table:table-cell office:value-type="float" office:value="4.30589E-026">
                <text:p>4.30589E-026</text:p>
              </table:table-cell>
              <table:table-cell office:value-type="float" office:value="2.61166E-026">
                <text:p>2.61166E-026</text:p>
              </table:table-cell>
              <table:table-cell office:value-type="float" office:value="1.58406E-026">
                <text:p>1.58406E-026</text:p>
              </table:table-cell>
              <table:table-cell office:value-type="float" office:value="9.60781E-027">
                <text:p>9.60781E-027</text:p>
              </table:table-cell>
              <table:table-cell office:value-type="float" office:value="5.8274E-027">
                <text:p>5.8274E-027</text:p>
              </table:table-cell>
              <table:table-cell office:value-type="float" office:value="3.53447E-027">
                <text:p>3.53447E-027</text:p>
              </table:table-cell>
              <table:table-cell office:value-type="float" office:value="2.14376E-027">
                <text:p>2.14376E-027</text:p>
              </table:table-cell>
              <table:table-cell office:value-type="float" office:value="1.30027E-027">
                <text:p>1.30027E-027</text:p>
              </table:table-cell>
              <table:table-cell office:value-type="float" office:value="7.88673E-028">
                <text:p>7.88673E-028</text:p>
              </table:table-cell>
              <table:table-cell office:value-type="float" office:value="4.78358E-028">
                <text:p>4.78358E-028</text:p>
              </table:table-cell>
              <table:table-cell office:value-type="float" office:value="2.90132E-028">
                <text:p>2.90132E-028</text:p>
              </table:table-cell>
              <table:table-cell office:value-type="float" office:value="1.75963E-028">
                <text:p>1.75963E-028</text:p>
              </table:table-cell>
              <table:table-cell office:value-type="float" office:value="1.06721E-028">
                <text:p>1.06721E-028</text:p>
              </table:table-cell>
              <table:table-cell office:value-type="float" office:value="6.473E-029">
                <text:p>6.473E-029</text:p>
              </table:table-cell>
              <table:table-cell office:value-type="float" office:value="3.92653E-029">
                <text:p>3.92653E-029</text:p>
              </table:table-cell>
              <table:table-cell office:value-type="float" office:value="2.38211E-029">
                <text:p>2.38211E-029</text:p>
              </table:table-cell>
              <table:table-cell office:value-type="float" office:value="1.44515E-029">
                <text:p>1.44515E-029</text:p>
              </table:table-cell>
              <table:table-cell office:value-type="float" office:value="8.76576E-030">
                <text:p>8.76576E-030</text:p>
              </table:table-cell>
              <table:table-cell office:value-type="float" office:value="5.31473E-030">
                <text:p>5.31473E-030</text:p>
              </table:table-cell>
              <table:table-cell office:value-type="float" office:value="3.2207E-030">
                <text:p>3.2207E-030</text:p>
              </table:table-cell>
              <table:table-cell office:value-type="float" office:value="1.95078E-030">
                <text:p>1.95078E-030</text:p>
              </table:table-cell>
              <table:table-cell office:value-type="float" office:value="1.18161E-030">
                <text:p>1.18161E-030</text:p>
              </table:table-cell>
              <table:table-cell office:value-type="float" office:value="7.16306E-031">
                <text:p>7.16306E-031</text:p>
              </table:table-cell>
              <table:table-cell office:value-type="float" office:value="4.35194E-031">
                <text:p>4.35194E-031</text:p>
              </table:table-cell>
              <table:table-cell office:value-type="float" office:value="2.65371E-031">
                <text:p>2.65371E-031</text:p>
              </table:table-cell>
              <table:table-cell office:value-type="float" office:value="1.62646E-031">
                <text:p>1.62646E-031</text:p>
              </table:table-cell>
              <table:table-cell office:value-type="float" office:value="1.00225E-031">
                <text:p>1.00225E-031</text:p>
              </table:table-cell>
              <table:table-cell office:value-type="float" office:value="6.20036E-032">
                <text:p>6.20036E-032</text:p>
              </table:table-cell>
              <table:table-cell office:value-type="float" office:value="3.83109E-032">
                <text:p>3.83109E-032</text:p>
              </table:table-cell>
              <table:table-cell office:value-type="float" office:value="2.34035E-032">
                <text:p>2.34035E-032</text:p>
              </table:table-cell>
              <table:table-cell office:value-type="float" office:value="1.38729E-032">
                <text:p>1.38729E-032</text:p>
              </table:table-cell>
              <table:table-cell office:value-type="float" office:value="7.72235E-033">
                <text:p>7.72235E-033</text:p>
              </table:table-cell>
              <table:table-cell office:value-type="float" office:value="3.78614E-033">
                <text:p>3.78614E-033</text:p>
              </table:table-cell>
              <table:table-cell office:value-type="float" office:value="1.40565E-033">
                <text:p>1.40565E-033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3:Sheet2.GS3</svg:desc>
                </draw:g>
              </table:table-cell>
              <table:table-cell office:value-type="float" office:value="0.000000000906708">
                <text:p>0.000000000906708</text:p>
              </table:table-cell>
              <table:table-cell office:value-type="float" office:value="0.00000000222387">
                <text:p>0.00000000222387</text:p>
              </table:table-cell>
              <table:table-cell office:value-type="float" office:value="0.0000000020544">
                <text:p>0.0000000020544</text:p>
              </table:table-cell>
              <table:table-cell office:value-type="float" office:value="0.00000000107265">
                <text:p>0.00000000107265</text:p>
              </table:table-cell>
              <table:table-cell office:value-type="float" office:value="0.00000000261284">
                <text:p>0.00000000261284</text:p>
              </table:table-cell>
              <table:table-cell office:value-type="float" office:value="0.00000000910228">
                <text:p>0.00000000910228</text:p>
              </table:table-cell>
              <table:table-cell office:value-type="float" office:value="0.0000000190049">
                <text:p>0.0000000190049</text:p>
              </table:table-cell>
              <table:table-cell office:value-type="float" office:value="0.0000000294442">
                <text:p>0.0000000294442</text:p>
              </table:table-cell>
              <table:table-cell office:value-type="float" office:value="0.0000000401623">
                <text:p>0.0000000401623</text:p>
              </table:table-cell>
              <table:table-cell office:value-type="float" office:value="0.0000000542438">
                <text:p>0.0000000542438</text:p>
              </table:table-cell>
              <table:table-cell office:value-type="float" office:value="0.000000077175">
                <text:p>0.000000077175</text:p>
              </table:table-cell>
              <table:table-cell office:value-type="float" office:value="0.000000116963">
                <text:p>0.000000116963</text:p>
              </table:table-cell>
              <table:table-cell office:value-type="float" office:value="0.000000184167">
                <text:p>0.000000184167</text:p>
              </table:table-cell>
              <table:table-cell office:value-type="float" office:value="0.000000296539">
                <text:p>0.000000296539</text:p>
              </table:table-cell>
              <table:table-cell office:value-type="float" office:value="0.000000485476">
                <text:p>0.000000485476</text:p>
              </table:table-cell>
              <table:table-cell office:value-type="float" office:value="0.000000807679">
                <text:p>0.000000807679</text:p>
              </table:table-cell>
              <table:table-cell office:value-type="float" office:value="0.00000135682">
                <text:p>0.00000135682</text:p>
              </table:table-cell>
              <table:table-cell office:value-type="float" office:value="0.0000022897">
                <text:p>0.0000022897</text:p>
              </table:table-cell>
              <table:table-cell office:value-type="float" office:value="0.00000386968">
                <text:p>0.00000386968</text:p>
              </table:table-cell>
              <table:table-cell office:value-type="float" office:value="0.00000654085">
                <text:p>0.00000654085</text:p>
              </table:table-cell>
              <table:table-cell office:value-type="float" office:value="0.000011001">
                <text:p>0.000011001</text:p>
              </table:table-cell>
              <table:table-cell office:value-type="float" office:value="0.000018306">
                <text:p>0.000018306</text:p>
              </table:table-cell>
              <table:table-cell office:value-type="float" office:value="0.0000301394">
                <text:p>0.0000301394</text:p>
              </table:table-cell>
              <table:table-cell office:value-type="float" office:value="0.000049331">
                <text:p>0.000049331</text:p>
              </table:table-cell>
              <table:table-cell office:value-type="float" office:value="0.0000807005">
                <text:p>0.0000807005</text:p>
              </table:table-cell>
              <table:table-cell office:value-type="float" office:value="0.000132239">
                <text:p>0.000132239</text:p>
              </table:table-cell>
              <table:table-cell office:value-type="float" office:value="0.000217173">
                <text:p>0.000217173</text:p>
              </table:table-cell>
              <table:table-cell office:value-type="float" office:value="0.000357299">
                <text:p>0.000357299</text:p>
              </table:table-cell>
              <table:table-cell office:value-type="float" office:value="0.000588453">
                <text:p>0.000588453</text:p>
              </table:table-cell>
              <table:table-cell office:value-type="float" office:value="0.000969204">
                <text:p>0.000969204</text:p>
              </table:table-cell>
              <table:table-cell office:value-type="float" office:value="0.00159608">
                <text:p>0.00159608</text:p>
              </table:table-cell>
              <table:table-cell office:value-type="float" office:value="0.00262932">
                <text:p>0.00262932</text:p>
              </table:table-cell>
              <table:table-cell office:value-type="float" office:value="0.00433392">
                <text:p>0.00433392</text:p>
              </table:table-cell>
              <table:table-cell office:value-type="float" office:value="0.00714517">
                <text:p>0.00714517</text:p>
              </table:table-cell>
              <table:table-cell office:value-type="float" office:value="0.0117745">
                <text:p>0.0117745</text:p>
              </table:table-cell>
              <table:table-cell office:value-type="float" office:value="0.0193864">
                <text:p>0.0193864</text:p>
              </table:table-cell>
              <table:table-cell office:value-type="float" office:value="0.0318796">
                <text:p>0.0318796</text:p>
              </table:table-cell>
              <table:table-cell office:value-type="float" office:value="0.0523197">
                <text:p>0.0523197</text:p>
              </table:table-cell>
              <table:table-cell office:value-type="float" office:value="0.0855801">
                <text:p>0.0855801</text:p>
              </table:table-cell>
              <table:table-cell office:value-type="float" office:value="0.139217">
                <text:p>0.139217</text:p>
              </table:table-cell>
              <table:table-cell office:value-type="float" office:value="0.224461">
                <text:p>0.224461</text:p>
              </table:table-cell>
              <table:table-cell office:value-type="float" office:value="0.356747">
                <text:p>0.356747</text:p>
              </table:table-cell>
              <table:table-cell office:value-type="float" office:value="0.554275">
                <text:p>0.554275</text:p>
              </table:table-cell>
              <table:table-cell office:value-type="float" office:value="0.831514">
                <text:p>0.831514</text:p>
              </table:table-cell>
              <table:table-cell office:value-type="float" office:value="1.18389">
                <text:p>1.18389</text:p>
              </table:table-cell>
              <table:table-cell office:value-type="float" office:value="1.56527">
                <text:p>1.56527</text:p>
              </table:table-cell>
              <table:table-cell office:value-type="float" office:value="1.87721">
                <text:p>1.87721</text:p>
              </table:table-cell>
              <table:table-cell office:value-type="float" office:value="2.00344">
                <text:p>2.00344</text:p>
              </table:table-cell>
              <table:table-cell office:value-type="float" office:value="1.8881">
                <text:p>1.8881</text:p>
              </table:table-cell>
              <table:table-cell office:value-type="float" office:value="1.58246">
                <text:p>1.58246</text:p>
              </table:table-cell>
              <table:table-cell office:value-type="float" office:value="1.20179">
                <text:p>1.20179</text:p>
              </table:table-cell>
              <table:table-cell office:value-type="float" office:value="0.846599">
                <text:p>0.846599</text:p>
              </table:table-cell>
              <table:table-cell office:value-type="float" office:value="0.565484">
                <text:p>0.565484</text:p>
              </table:table-cell>
              <table:table-cell office:value-type="float" office:value="0.364449">
                <text:p>0.364449</text:p>
              </table:table-cell>
              <table:table-cell office:value-type="float" office:value="0.229491">
                <text:p>0.229491</text:p>
              </table:table-cell>
              <table:table-cell office:value-type="float" office:value="0.142394">
                <text:p>0.142394</text:p>
              </table:table-cell>
              <table:table-cell office:value-type="float" office:value="0.0875502">
                <text:p>0.0875502</text:p>
              </table:table-cell>
              <table:table-cell office:value-type="float" office:value="0.0535314">
                <text:p>0.0535314</text:p>
              </table:table-cell>
              <table:table-cell office:value-type="float" office:value="0.0326146">
                <text:p>0.0326146</text:p>
              </table:table-cell>
              <table:table-cell office:value-type="float" office:value="0.0198254">
                <text:p>0.0198254</text:p>
              </table:table-cell>
              <table:table-cell office:value-type="float" office:value="0.0120365">
                <text:p>0.0120365</text:p>
              </table:table-cell>
              <table:table-cell office:value-type="float" office:value="0.00730341">
                <text:p>0.00730341</text:p>
              </table:table-cell>
              <table:table-cell office:value-type="float" office:value="0.00442877">
                <text:p>0.00442877</text:p>
              </table:table-cell>
              <table:table-cell office:value-type="float" office:value="0.00268407">
                <text:p>0.00268407</text:p>
              </table:table-cell>
              <table:table-cell office:value-type="float" office:value="0.00162873">
                <text:p>0.00162873</text:p>
              </table:table-cell>
              <table:table-cell office:value-type="float" office:value="0.000991663">
                <text:p>0.000991663</text:p>
              </table:table-cell>
              <table:table-cell office:value-type="float" office:value="0.00060533">
                <text:p>0.00060533</text:p>
              </table:table-cell>
              <table:table-cell office:value-type="float" office:value="0.000369978">
                <text:p>0.000369978</text:p>
              </table:table-cell>
              <table:table-cell office:value-type="float" office:value="0.000226914">
                <text:p>0.000226914</text:p>
              </table:table-cell>
              <table:table-cell office:value-type="float" office:value="0.000140125">
                <text:p>0.000140125</text:p>
              </table:table-cell>
              <table:table-cell office:value-type="float" office:value="0.0000869036">
                <text:p>0.0000869036</text:p>
              </table:table-cell>
              <table:table-cell office:value-type="float" office:value="0.0000537172">
                <text:p>0.0000537172</text:p>
              </table:table-cell>
              <table:table-cell office:value-type="float" office:value="0.000033186">
                <text:p>0.000033186</text:p>
              </table:table-cell>
              <table:table-cell office:value-type="float" office:value="0.0000206275">
                <text:p>0.0000206275</text:p>
              </table:table-cell>
              <table:table-cell office:value-type="float" office:value="0.0000125938">
                <text:p>0.0000125938</text:p>
              </table:table-cell>
              <table:table-cell office:value-type="float" office:value="0.00000725221">
                <text:p>0.00000725221</text:p>
              </table:table-cell>
              <table:table-cell office:value-type="float" office:value="0.00000393908">
                <text:p>0.00000393908</text:p>
              </table:table-cell>
              <table:table-cell office:value-type="float" office:value="0.0000021266">
                <text:p>0.0000021266</text:p>
              </table:table-cell>
              <table:table-cell office:value-type="float" office:value="0.00000116194">
                <text:p>0.00000116194</text:p>
              </table:table-cell>
              <table:table-cell office:value-type="float" office:value="0.000000581346">
                <text:p>0.000000581346</text:p>
              </table:table-cell>
              <table:table-cell office:value-type="float" office:value="0.000000266502">
                <text:p>0.000000266502</text:p>
              </table:table-cell>
              <table:table-cell office:value-type="float" office:value="0.000000198463">
                <text:p>0.000000198463</text:p>
              </table:table-cell>
              <table:table-cell office:value-type="float" office:value="0.000000230062">
                <text:p>0.000000230062</text:p>
              </table:table-cell>
              <table:table-cell office:value-type="float" office:value="0.000000218631">
                <text:p>0.000000218631</text:p>
              </table:table-cell>
              <table:table-cell office:value-type="float" office:value="0.00000017217">
                <text:p>0.00000017217</text:p>
              </table:table-cell>
              <table:table-cell office:value-type="float" office:value="0.000000140531">
                <text:p>0.000000140531</text:p>
              </table:table-cell>
              <table:table-cell office:value-type="float" office:value="0.000000113779">
                <text:p>0.000000113779</text:p>
              </table:table-cell>
              <table:table-cell office:value-type="float" office:value="0.0000000739573">
                <text:p>0.0000000739573</text:p>
              </table:table-cell>
              <table:table-cell office:value-type="float" office:value="0.0000000352569">
                <text:p>0.0000000352569</text:p>
              </table:table-cell>
              <table:table-cell office:value-type="float" office:value="0.0000000134282">
                <text:p>0.0000000134282</text:p>
              </table:table-cell>
              <table:table-cell office:value-type="float" office:value="0.00000000728978">
                <text:p>0.00000000728978</text:p>
              </table:table-cell>
              <table:table-cell office:value-type="float" office:value="0.00000000989016">
                <text:p>0.00000000989016</text:p>
              </table:table-cell>
              <table:table-cell office:value-type="float" office:value="0.0000000158642">
                <text:p>0.0000000158642</text:p>
              </table:table-cell>
              <table:table-cell office:value-type="float" office:value="0.000000020687">
                <text:p>0.000000020687</text:p>
              </table:table-cell>
              <table:table-cell office:value-type="float" office:value="0.0000000216863">
                <text:p>0.0000000216863</text:p>
              </table:table-cell>
              <table:table-cell office:value-type="float" office:value="0.0000000192596">
                <text:p>0.0000000192596</text:p>
              </table:table-cell>
              <table:table-cell office:value-type="float" office:value="0.0000000153951">
                <text:p>0.0000000153951</text:p>
              </table:table-cell>
              <table:table-cell office:value-type="float" office:value="0.0000000119023">
                <text:p>0.0000000119023</text:p>
              </table:table-cell>
              <table:table-cell office:value-type="float" office:value="0.0000000097318">
                <text:p>0.0000000097318</text:p>
              </table:table-cell>
              <table:table-cell office:value-type="float" office:value="0.00000000888807">
                <text:p>0.00000000888807</text:p>
              </table:table-cell>
              <table:table-cell office:value-type="float" office:value="0.00000000873935">
                <text:p>0.00000000873935</text:p>
              </table:table-cell>
              <table:table-cell office:value-type="float" office:value="0.00000000856424">
                <text:p>0.00000000856424</text:p>
              </table:table-cell>
              <table:table-cell office:value-type="float" office:value="0.0000000080099">
                <text:p>0.0000000080099</text:p>
              </table:table-cell>
              <table:table-cell office:value-type="float" office:value="0.00000000714169">
                <text:p>0.00000000714169</text:p>
              </table:table-cell>
              <table:table-cell office:value-type="float" office:value="0.0000000061915">
                <text:p>0.0000000061915</text:p>
              </table:table-cell>
              <table:table-cell office:value-type="float" office:value="0.0000000053623">
                <text:p>0.0000000053623</text:p>
              </table:table-cell>
              <table:table-cell office:value-type="float" office:value="0.00000000474865">
                <text:p>0.00000000474865</text:p>
              </table:table-cell>
              <table:table-cell office:value-type="float" office:value="0.00000000431854">
                <text:p>0.00000000431854</text:p>
              </table:table-cell>
              <table:table-cell office:value-type="float" office:value="0.00000000396007">
                <text:p>0.00000000396007</text:p>
              </table:table-cell>
              <table:table-cell office:value-type="float" office:value="0.00000000356812">
                <text:p>0.00000000356812</text:p>
              </table:table-cell>
              <table:table-cell office:value-type="float" office:value="0.0000000031238">
                <text:p>0.0000000031238</text:p>
              </table:table-cell>
              <table:table-cell office:value-type="float" office:value="0.00000000269405">
                <text:p>0.00000000269405</text:p>
              </table:table-cell>
              <table:table-cell office:value-type="float" office:value="0.00000000234791">
                <text:p>0.00000000234791</text:p>
              </table:table-cell>
              <table:table-cell office:value-type="float" office:value="0.00000000209011">
                <text:p>0.00000000209011</text:p>
              </table:table-cell>
              <table:table-cell office:value-type="float" office:value="0.00000000187105">
                <text:p>0.00000000187105</text:p>
              </table:table-cell>
              <table:table-cell office:value-type="float" office:value="0.00000000164232">
                <text:p>0.00000000164232</text:p>
              </table:table-cell>
              <table:table-cell office:value-type="float" office:value="0.00000000139884">
                <text:p>0.00000000139884</text:p>
              </table:table-cell>
              <table:table-cell office:value-type="float" office:value="0.00000000117117">
                <text:p>0.00000000117117</text:p>
              </table:table-cell>
              <table:table-cell office:value-type="float" office:value="0.000000000988391">
                <text:p>0.000000000988391</text:p>
              </table:table-cell>
              <table:table-cell office:value-type="float" office:value="0.00000000085508">
                <text:p>0.00000000085508</text:p>
              </table:table-cell>
              <table:table-cell office:value-type="float" office:value="0.000000000754618">
                <text:p>0.000000000754618</text:p>
              </table:table-cell>
              <table:table-cell office:value-type="float" office:value="0.000000000664999">
                <text:p>0.000000000664999</text:p>
              </table:table-cell>
              <table:table-cell office:value-type="float" office:value="0.000000000571962">
                <text:p>0.000000000571962</text:p>
              </table:table-cell>
              <table:table-cell office:value-type="float" office:value="0.000000000472011">
                <text:p>0.000000000472011</text:p>
              </table:table-cell>
              <table:table-cell office:value-type="float" office:value="0.000000000369102">
                <text:p>0.000000000369102</text:p>
              </table:table-cell>
              <table:table-cell office:value-type="float" office:value="0.000000000271278">
                <text:p>0.000000000271278</text:p>
              </table:table-cell>
              <table:table-cell office:value-type="float" office:value="0.000000000187097">
                <text:p>0.000000000187097</text:p>
              </table:table-cell>
              <table:table-cell office:value-type="float" office:value="0.000000000121539">
                <text:p>0.000000000121539</text:p>
              </table:table-cell>
              <table:table-cell office:value-type="float" office:value="0.0000000000746264">
                <text:p>0.0000000000746264</text:p>
              </table:table-cell>
              <table:table-cell office:value-type="float" office:value="0.0000000000433297">
                <text:p>0.0000000000433297</text:p>
              </table:table-cell>
              <table:table-cell office:value-type="float" office:value="0.0000000000238105">
                <text:p>0.0000000000238105</text:p>
              </table:table-cell>
              <table:table-cell office:value-type="float" office:value="0.0000000000124414">
                <text:p>0.0000000000124414</text:p>
              </table:table-cell>
              <table:table-cell office:value-type="float" office:value="0.00000000000621151">
                <text:p>0.00000000000621151</text:p>
              </table:table-cell>
              <table:table-cell office:value-type="float" office:value="0.00000000000296335">
                <text:p>0.00000000000296335</text:p>
              </table:table-cell>
              <table:table-cell office:value-type="float" office:value="0.00000000000134927">
                <text:p>0.00000000000134927</text:p>
              </table:table-cell>
              <table:table-cell office:value-type="float" office:value="0.00000000000058897">
                <text:p>0.00000000000058897</text:p>
              </table:table-cell>
              <table:table-cell office:value-type="float" office:value="0.000000000000248058">
                <text:p>0.000000000000248058</text:p>
              </table:table-cell>
              <table:table-cell office:value-type="float" office:value="0.00000000000010061">
                <text:p>0.00000000000010061</text:p>
              </table:table-cell>
              <table:table-cell office:value-type="float" office:value="0.0000000000000390785">
                <text:p>0.0000000000000390785</text:p>
              </table:table-cell>
              <table:table-cell office:value-type="float" office:value="0.0000000000000146336">
                <text:p>0.0000000000000146336</text:p>
              </table:table-cell>
              <table:table-cell office:value-type="float" office:value="5.34928E-015">
                <text:p>5.34928E-015</text:p>
              </table:table-cell>
              <table:table-cell office:value-type="float" office:value="1.89348E-015">
                <text:p>1.89348E-015</text:p>
              </table:table-cell>
              <table:table-cell office:value-type="float" office:value="6.37664E-016">
                <text:p>6.37664E-016</text:p>
              </table:table-cell>
              <table:table-cell office:value-type="float" office:value="2.08046E-016">
                <text:p>2.08046E-016</text:p>
              </table:table-cell>
              <table:table-cell office:value-type="float" office:value="6.80548E-017">
                <text:p>6.80548E-017</text:p>
              </table:table-cell>
              <table:table-cell office:value-type="float" office:value="2.15498E-017">
                <text:p>2.15498E-017</text:p>
              </table:table-cell>
              <table:table-cell office:value-type="float" office:value="6.22805E-018">
                <text:p>6.22805E-018</text:p>
              </table:table-cell>
              <table:table-cell office:value-type="float" office:value="1.7742E-018">
                <text:p>1.7742E-018</text:p>
              </table:table-cell>
              <table:table-cell office:value-type="float" office:value="5.60382E-019">
                <text:p>5.60382E-019</text:p>
              </table:table-cell>
              <table:table-cell office:value-type="float" office:value="1.63354E-019">
                <text:p>1.63354E-019</text:p>
              </table:table-cell>
              <table:table-cell office:value-type="float" office:value="3.54702E-020">
                <text:p>3.54702E-020</text:p>
              </table:table-cell>
              <table:table-cell office:value-type="float" office:value="8.89049E-021">
                <text:p>8.89049E-021</text:p>
              </table:table-cell>
              <table:table-cell office:value-type="float" office:value="3.83599E-021">
                <text:p>3.83599E-021</text:p>
              </table:table-cell>
              <table:table-cell office:value-type="float" office:value="1.02148E-021">
                <text:p>1.02148E-021</text:p>
              </table:table-cell>
              <table:table-cell office:value-type="float" office:value="5.86918E-023">
                <text:p>5.86918E-023</text:p>
              </table:table-cell>
              <table:table-cell office:value-type="float" office:value="4.38647E-023">
                <text:p>4.38647E-023</text:p>
              </table:table-cell>
              <table:table-cell office:value-type="float" office:value="5.19038E-023">
                <text:p>5.19038E-023</text:p>
              </table:table-cell>
              <table:table-cell office:value-type="float" office:value="1.47248E-023">
                <text:p>1.47248E-023</text:p>
              </table:table-cell>
              <table:table-cell office:value-type="float" office:value="3.3273E-024">
                <text:p>3.3273E-024</text:p>
              </table:table-cell>
              <table:table-cell office:value-type="float" office:value="3.97644E-024">
                <text:p>3.97644E-024</text:p>
              </table:table-cell>
              <table:table-cell office:value-type="float" office:value="2.84748E-024">
                <text:p>2.84748E-024</text:p>
              </table:table-cell>
              <table:table-cell office:value-type="float" office:value="1.39767E-024">
                <text:p>1.39767E-024</text:p>
              </table:table-cell>
              <table:table-cell office:value-type="float" office:value="8.08274E-025">
                <text:p>8.08274E-025</text:p>
              </table:table-cell>
              <table:table-cell office:value-type="float" office:value="5.33203E-025">
                <text:p>5.33203E-025</text:p>
              </table:table-cell>
              <table:table-cell office:value-type="float" office:value="3.24583E-025">
                <text:p>3.24583E-025</text:p>
              </table:table-cell>
              <table:table-cell office:value-type="float" office:value="1.91472E-025">
                <text:p>1.91472E-025</text:p>
              </table:table-cell>
              <table:table-cell office:value-type="float" office:value="1.16406E-025">
                <text:p>1.16406E-025</text:p>
              </table:table-cell>
              <table:table-cell office:value-type="float" office:value="7.12107E-026">
                <text:p>7.12107E-026</text:p>
              </table:table-cell>
              <table:table-cell office:value-type="float" office:value="4.31105E-026">
                <text:p>4.31105E-026</text:p>
              </table:table-cell>
              <table:table-cell office:value-type="float" office:value="2.60857E-026">
                <text:p>2.60857E-026</text:p>
              </table:table-cell>
              <table:table-cell office:value-type="float" office:value="1.5836E-026">
                <text:p>1.5836E-026</text:p>
              </table:table-cell>
              <table:table-cell office:value-type="float" office:value="9.61073E-027">
                <text:p>9.61073E-027</text:p>
              </table:table-cell>
              <table:table-cell office:value-type="float" office:value="5.82736E-027">
                <text:p>5.82736E-027</text:p>
              </table:table-cell>
              <table:table-cell office:value-type="float" office:value="3.53414E-027">
                <text:p>3.53414E-027</text:p>
              </table:table-cell>
              <table:table-cell office:value-type="float" office:value="2.14383E-027">
                <text:p>2.14383E-027</text:p>
              </table:table-cell>
              <table:table-cell office:value-type="float" office:value="1.30031E-027">
                <text:p>1.30031E-027</text:p>
              </table:table-cell>
              <table:table-cell office:value-type="float" office:value="7.88612E-028">
                <text:p>7.88612E-028</text:p>
              </table:table-cell>
              <table:table-cell office:value-type="float" office:value="4.78265E-028">
                <text:p>4.78265E-028</text:p>
              </table:table-cell>
              <table:table-cell office:value-type="float" office:value="2.90035E-028">
                <text:p>2.90035E-028</text:p>
              </table:table-cell>
              <table:table-cell office:value-type="float" office:value="1.75874E-028">
                <text:p>1.75874E-028</text:p>
              </table:table-cell>
              <table:table-cell office:value-type="float" office:value="1.06647E-028">
                <text:p>1.06647E-028</text:p>
              </table:table-cell>
              <table:table-cell office:value-type="float" office:value="6.46729E-029">
                <text:p>6.46729E-029</text:p>
              </table:table-cell>
              <table:table-cell office:value-type="float" office:value="3.92273E-029">
                <text:p>3.92273E-029</text:p>
              </table:table-cell>
              <table:table-cell office:value-type="float" office:value="2.38033E-029">
                <text:p>2.38033E-029</text:p>
              </table:table-cell>
              <table:table-cell office:value-type="float" office:value="1.44543E-029">
                <text:p>1.44543E-029</text:p>
              </table:table-cell>
              <table:table-cell office:value-type="float" office:value="8.78658E-030">
                <text:p>8.78658E-030</text:p>
              </table:table-cell>
              <table:table-cell office:value-type="float" office:value="5.3492E-030">
                <text:p>5.3492E-030</text:p>
              </table:table-cell>
              <table:table-cell office:value-type="float" office:value="3.26244E-030">
                <text:p>3.26244E-030</text:p>
              </table:table-cell>
              <table:table-cell office:value-type="float" office:value="1.99354E-030">
                <text:p>1.99354E-030</text:p>
              </table:table-cell>
              <table:table-cell office:value-type="float" office:value="1.21985E-030">
                <text:p>1.21985E-030</text:p>
              </table:table-cell>
              <table:table-cell office:value-type="float" office:value="7.46242E-031">
                <text:p>7.46242E-031</text:p>
              </table:table-cell>
              <table:table-cell office:value-type="float" office:value="4.5468E-031">
                <text:p>4.5468E-031</text:p>
              </table:table-cell>
              <table:table-cell office:value-type="float" office:value="2.73945E-031">
                <text:p>2.73945E-031</text:p>
              </table:table-cell>
              <table:table-cell office:value-type="float" office:value="1.61081E-031">
                <text:p>1.61081E-031</text:p>
              </table:table-cell>
              <table:table-cell office:value-type="float" office:value="9.02763E-032">
                <text:p>9.02763E-032</text:p>
              </table:table-cell>
              <table:table-cell office:value-type="float" office:value="4.60885E-032">
                <text:p>4.60885E-032</text:p>
              </table:table-cell>
              <table:table-cell office:value-type="float" office:value="1.94074E-032">
                <text:p>1.94074E-032</text:p>
              </table:table-cell>
              <table:table-cell office:value-type="float" office:value="5.04771E-033">
                <text:p>5.04771E-033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4:Sheet2.GS4</svg:desc>
                </draw:g>
              </table:table-cell>
              <table:table-cell office:value-type="float" office:value="0.00000000108548">
                <text:p>0.00000000108548</text:p>
              </table:table-cell>
              <table:table-cell office:value-type="float" office:value="0.00000000378278">
                <text:p>0.00000000378278</text:p>
              </table:table-cell>
              <table:table-cell office:value-type="float" office:value="0.00000000671559">
                <text:p>0.00000000671559</text:p>
              </table:table-cell>
              <table:table-cell office:value-type="float" office:value="0.0000000084067">
                <text:p>0.0000000084067</text:p>
              </table:table-cell>
              <table:table-cell office:value-type="float" office:value="0.00000000814606">
                <text:p>0.00000000814606</text:p>
              </table:table-cell>
              <table:table-cell office:value-type="float" office:value="0.00000000623544">
                <text:p>0.00000000623544</text:p>
              </table:table-cell>
              <table:table-cell office:value-type="float" office:value="0.00000000377581">
                <text:p>0.00000000377581</text:p>
              </table:table-cell>
              <table:table-cell office:value-type="float" office:value="0.00000000190234">
                <text:p>0.00000000190234</text:p>
              </table:table-cell>
              <table:table-cell office:value-type="float" office:value="0.00000000133989">
                <text:p>0.00000000133989</text:p>
              </table:table-cell>
              <table:table-cell office:value-type="float" office:value="0.00000000218081">
                <text:p>0.00000000218081</text:p>
              </table:table-cell>
              <table:table-cell office:value-type="float" office:value="0.00000000460416">
                <text:p>0.00000000460416</text:p>
              </table:table-cell>
              <table:table-cell office:value-type="float" office:value="0.00000000971711">
                <text:p>0.00000000971711</text:p>
              </table:table-cell>
              <table:table-cell office:value-type="float" office:value="0.0000000207157">
                <text:p>0.0000000207157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00855642">
                <text:p>0.0000000855642</text:p>
              </table:table-cell>
              <table:table-cell office:value-type="float" office:value="0.000000158179">
                <text:p>0.000000158179</text:p>
              </table:table-cell>
              <table:table-cell office:value-type="float" office:value="0.000000273593">
                <text:p>0.000000273593</text:p>
              </table:table-cell>
              <table:table-cell office:value-type="float" office:value="0.000000449736">
                <text:p>0.000000449736</text:p>
              </table:table-cell>
              <table:table-cell office:value-type="float" office:value="0.000000712278">
                <text:p>0.000000712278</text:p>
              </table:table-cell>
              <table:table-cell office:value-type="float" office:value="0.0000011052">
                <text:p>0.0000011052</text:p>
              </table:table-cell>
              <table:table-cell office:value-type="float" office:value="0.00000170074">
                <text:p>0.00000170074</text:p>
              </table:table-cell>
              <table:table-cell office:value-type="float" office:value="0.00000262951">
                <text:p>0.00000262951</text:p>
              </table:table-cell>
              <table:table-cell office:value-type="float" office:value="0.00000411282">
                <text:p>0.00000411282</text:p>
              </table:table-cell>
              <table:table-cell office:value-type="float" office:value="0.00000653279">
                <text:p>0.00000653279</text:p>
              </table:table-cell>
              <table:table-cell office:value-type="float" office:value="0.0000105294">
                <text:p>0.0000105294</text:p>
              </table:table-cell>
              <table:table-cell office:value-type="float" office:value="0.0000171792">
                <text:p>0.0000171792</text:p>
              </table:table-cell>
              <table:table-cell office:value-type="float" office:value="0.0000282706">
                <text:p>0.0000282706</text:p>
              </table:table-cell>
              <table:table-cell office:value-type="float" office:value="0.0000467383">
                <text:p>0.0000467383</text:p>
              </table:table-cell>
              <table:table-cell office:value-type="float" office:value="0.0000774126">
                <text:p>0.0000774126</text:p>
              </table:table-cell>
              <table:table-cell office:value-type="float" office:value="0.000128209">
                <text:p>0.000128209</text:p>
              </table:table-cell>
              <table:table-cell office:value-type="float" office:value="0.000212223">
                <text:p>0.000212223</text:p>
              </table:table-cell>
              <table:table-cell office:value-type="float" office:value="0.000350996">
                <text:p>0.000350996</text:p>
              </table:table-cell>
              <table:table-cell office:value-type="float" office:value="0.000580238">
                <text:p>0.000580238</text:p>
              </table:table-cell>
              <table:table-cell office:value-type="float" office:value="0.000958905">
                <text:p>0.000958905</text:p>
              </table:table-cell>
              <table:table-cell office:value-type="float" office:value="0.00158468">
                <text:p>0.00158468</text:p>
              </table:table-cell>
              <table:table-cell office:value-type="float" office:value="0.0026185">
                <text:p>0.0026185</text:p>
              </table:table-cell>
              <table:table-cell office:value-type="float" office:value="0.00432546">
                <text:p>0.00432546</text:p>
              </table:table-cell>
              <table:table-cell office:value-type="float" office:value="0.00714098">
                <text:p>0.00714098</text:p>
              </table:table-cell>
              <table:table-cell office:value-type="float" office:value="0.0117793">
                <text:p>0.0117793</text:p>
              </table:table-cell>
              <table:table-cell office:value-type="float" office:value="0.0194078">
                <text:p>0.0194078</text:p>
              </table:table-cell>
              <table:table-cell office:value-type="float" office:value="0.0319257">
                <text:p>0.0319257</text:p>
              </table:table-cell>
              <table:table-cell office:value-type="float" office:value="0.0523974">
                <text:p>0.0523974</text:p>
              </table:table-cell>
              <table:table-cell office:value-type="float" office:value="0.0856964">
                <text:p>0.0856964</text:p>
              </table:table-cell>
              <table:table-cell office:value-type="float" office:value="0.139385">
                <text:p>0.139385</text:p>
              </table:table-cell>
              <table:table-cell office:value-type="float" office:value="0.224696">
                <text:p>0.224696</text:p>
              </table:table-cell>
              <table:table-cell office:value-type="float" office:value="0.357074">
                <text:p>0.357074</text:p>
              </table:table-cell>
              <table:table-cell office:value-type="float" office:value="0.554721">
                <text:p>0.554721</text:p>
              </table:table-cell>
              <table:table-cell office:value-type="float" office:value="0.832079">
                <text:p>0.832079</text:p>
              </table:table-cell>
              <table:table-cell office:value-type="float" office:value="1.18449">
                <text:p>1.18449</text:p>
              </table:table-cell>
              <table:table-cell office:value-type="float" office:value="1.56575">
                <text:p>1.56575</text:p>
              </table:table-cell>
              <table:table-cell office:value-type="float" office:value="1.8774">
                <text:p>1.8774</text:p>
              </table:table-cell>
              <table:table-cell office:value-type="float" office:value="2.00327">
                <text:p>2.00327</text:p>
              </table:table-cell>
              <table:table-cell office:value-type="float" office:value="1.88762">
                <text:p>1.88762</text:p>
              </table:table-cell>
              <table:table-cell office:value-type="float" office:value="1.58183">
                <text:p>1.58183</text:p>
              </table:table-cell>
              <table:table-cell office:value-type="float" office:value="1.20121">
                <text:p>1.20121</text:p>
              </table:table-cell>
              <table:table-cell office:value-type="float" office:value="0.846158">
                <text:p>0.846158</text:p>
              </table:table-cell>
              <table:table-cell office:value-type="float" office:value="0.565165">
                <text:p>0.565165</text:p>
              </table:table-cell>
              <table:table-cell office:value-type="float" office:value="0.364233">
                <text:p>0.364233</text:p>
              </table:table-cell>
              <table:table-cell office:value-type="float" office:value="0.229368">
                <text:p>0.229368</text:p>
              </table:table-cell>
              <table:table-cell office:value-type="float" office:value="0.142342">
                <text:p>0.142342</text:p>
              </table:table-cell>
              <table:table-cell office:value-type="float" office:value="0.0875311">
                <text:p>0.0875311</text:p>
              </table:table-cell>
              <table:table-cell office:value-type="float" office:value="0.0535181">
                <text:p>0.0535181</text:p>
              </table:table-cell>
              <table:table-cell office:value-type="float" office:value="0.0326028">
                <text:p>0.0326028</text:p>
              </table:table-cell>
              <table:table-cell office:value-type="float" office:value="0.0198154">
                <text:p>0.0198154</text:p>
              </table:table-cell>
              <table:table-cell office:value-type="float" office:value="0.0120254">
                <text:p>0.0120254</text:p>
              </table:table-cell>
              <table:table-cell office:value-type="float" office:value="0.00729042">
                <text:p>0.00729042</text:p>
              </table:table-cell>
              <table:table-cell office:value-type="float" office:value="0.00441634">
                <text:p>0.00441634</text:p>
              </table:table-cell>
              <table:table-cell office:value-type="float" office:value="0.00267298">
                <text:p>0.00267298</text:p>
              </table:table-cell>
              <table:table-cell office:value-type="float" office:value="0.00161587">
                <text:p>0.00161587</text:p>
              </table:table-cell>
              <table:table-cell office:value-type="float" office:value="0.000975167">
                <text:p>0.000975167</text:p>
              </table:table-cell>
              <table:table-cell office:value-type="float" office:value="0.000587617">
                <text:p>0.000587617</text:p>
              </table:table-cell>
              <table:table-cell office:value-type="float" office:value="0.000353932">
                <text:p>0.000353932</text:p>
              </table:table-cell>
              <table:table-cell office:value-type="float" office:value="0.00021325">
                <text:p>0.00021325</text:p>
              </table:table-cell>
              <table:table-cell office:value-type="float" office:value="0.000128553">
                <text:p>0.000128553</text:p>
              </table:table-cell>
              <table:table-cell office:value-type="float" office:value="0.0000775559">
                <text:p>0.0000775559</text:p>
              </table:table-cell>
              <table:table-cell office:value-type="float" office:value="0.0000469881">
                <text:p>0.0000469881</text:p>
              </table:table-cell>
              <table:table-cell office:value-type="float" office:value="0.0000287451">
                <text:p>0.0000287451</text:p>
              </table:table-cell>
              <table:table-cell office:value-type="float" office:value="0.0000177897">
                <text:p>0.0000177897</text:p>
              </table:table-cell>
              <table:table-cell office:value-type="float" office:value="0.0000111478">
                <text:p>0.0000111478</text:p>
              </table:table-cell>
              <table:table-cell office:value-type="float" office:value="0.00000708334">
                <text:p>0.00000708334</text:p>
              </table:table-cell>
              <table:table-cell office:value-type="float" office:value="0.00000458228">
                <text:p>0.00000458228</text:p>
              </table:table-cell>
              <table:table-cell office:value-type="float" office:value="0.00000302958">
                <text:p>0.00000302958</text:p>
              </table:table-cell>
              <table:table-cell office:value-type="float" office:value="0.00000204495">
                <text:p>0.00000204495</text:p>
              </table:table-cell>
              <table:table-cell office:value-type="float" office:value="0.00000141117">
                <text:p>0.00000141117</text:p>
              </table:table-cell>
              <table:table-cell office:value-type="float" office:value="0.000000981744">
                <text:p>0.000000981744</text:p>
              </table:table-cell>
              <table:table-cell office:value-type="float" office:value="0.000000667506">
                <text:p>0.000000667506</text:p>
              </table:table-cell>
              <table:table-cell office:value-type="float" office:value="0.000000433359">
                <text:p>0.000000433359</text:p>
              </table:table-cell>
              <table:table-cell office:value-type="float" office:value="0.00000026556">
                <text:p>0.00000026556</text:p>
              </table:table-cell>
              <table:table-cell office:value-type="float" office:value="0.000000153794">
                <text:p>0.000000153794</text:p>
              </table:table-cell>
              <table:table-cell office:value-type="float" office:value="0.0000000817643">
                <text:p>0.0000000817643</text:p>
              </table:table-cell>
              <table:table-cell office:value-type="float" office:value="0.0000000370886">
                <text:p>0.0000000370886</text:p>
              </table:table-cell>
              <table:table-cell office:value-type="float" office:value="0.0000000153019">
                <text:p>0.0000000153019</text:p>
              </table:table-cell>
              <table:table-cell office:value-type="float" office:value="0.0000000094536">
                <text:p>0.0000000094536</text:p>
              </table:table-cell>
              <table:table-cell office:value-type="float" office:value="0.0000000116192">
                <text:p>0.0000000116192</text:p>
              </table:table-cell>
              <table:table-cell office:value-type="float" office:value="0.0000000179219">
                <text:p>0.0000000179219</text:p>
              </table:table-cell>
              <table:table-cell office:value-type="float" office:value="0.0000000267425">
                <text:p>0.0000000267425</text:p>
              </table:table-cell>
              <table:table-cell office:value-type="float" office:value="0.0000000345805">
                <text:p>0.0000000345805</text:p>
              </table:table-cell>
              <table:table-cell office:value-type="float" office:value="0.0000000374707">
                <text:p>0.0000000374707</text:p>
              </table:table-cell>
              <table:table-cell office:value-type="float" office:value="0.0000000367888">
                <text:p>0.0000000367888</text:p>
              </table:table-cell>
              <table:table-cell office:value-type="float" office:value="0.0000000366294">
                <text:p>0.0000000366294</text:p>
              </table:table-cell>
              <table:table-cell office:value-type="float" office:value="0.0000000374582">
                <text:p>0.0000000374582</text:p>
              </table:table-cell>
              <table:table-cell office:value-type="float" office:value="0.0000000373275">
                <text:p>0.0000000373275</text:p>
              </table:table-cell>
              <table:table-cell office:value-type="float" office:value="0.0000000348842">
                <text:p>0.0000000348842</text:p>
              </table:table-cell>
              <table:table-cell office:value-type="float" office:value="0.0000000297332">
                <text:p>0.0000000297332</text:p>
              </table:table-cell>
              <table:table-cell office:value-type="float" office:value="0.0000000232919">
                <text:p>0.0000000232919</text:p>
              </table:table-cell>
              <table:table-cell office:value-type="float" office:value="0.0000000186948">
                <text:p>0.0000000186948</text:p>
              </table:table-cell>
              <table:table-cell office:value-type="float" office:value="0.0000000178719">
                <text:p>0.0000000178719</text:p>
              </table:table-cell>
              <table:table-cell office:value-type="float" office:value="0.0000000194994">
                <text:p>0.0000000194994</text:p>
              </table:table-cell>
              <table:table-cell office:value-type="float" office:value="0.0000000207951">
                <text:p>0.0000000207951</text:p>
              </table:table-cell>
              <table:table-cell office:value-type="float" office:value="0.0000000202304">
                <text:p>0.0000000202304</text:p>
              </table:table-cell>
              <table:table-cell office:value-type="float" office:value="0.0000000179701">
                <text:p>0.0000000179701</text:p>
              </table:table-cell>
              <table:table-cell office:value-type="float" office:value="0.0000000153377">
                <text:p>0.0000000153377</text:p>
              </table:table-cell>
              <table:table-cell office:value-type="float" office:value="0.0000000144092">
                <text:p>0.0000000144092</text:p>
              </table:table-cell>
              <table:table-cell office:value-type="float" office:value="0.0000000164893">
                <text:p>0.0000000164893</text:p>
              </table:table-cell>
              <table:table-cell office:value-type="float" office:value="0.0000000202882">
                <text:p>0.0000000202882</text:p>
              </table:table-cell>
              <table:table-cell office:value-type="float" office:value="0.0000000225412">
                <text:p>0.0000000225412</text:p>
              </table:table-cell>
              <table:table-cell office:value-type="float" office:value="0.0000000209234">
                <text:p>0.0000000209234</text:p>
              </table:table-cell>
              <table:table-cell office:value-type="float" office:value="0.0000000159953">
                <text:p>0.0000000159953</text:p>
              </table:table-cell>
              <table:table-cell office:value-type="float" office:value="0.0000000103117">
                <text:p>0.0000000103117</text:p>
              </table:table-cell>
              <table:table-cell office:value-type="float" office:value="0.00000000632664">
                <text:p>0.00000000632664</text:p>
              </table:table-cell>
              <table:table-cell office:value-type="float" office:value="0.00000000533837">
                <text:p>0.00000000533837</text:p>
              </table:table-cell>
              <table:table-cell office:value-type="float" office:value="0.00000000744968">
                <text:p>0.00000000744968</text:p>
              </table:table-cell>
              <table:table-cell office:value-type="float" office:value="0.0000000114782">
                <text:p>0.0000000114782</text:p>
              </table:table-cell>
              <table:table-cell office:value-type="float" office:value="0.000000015084">
                <text:p>0.000000015084</text:p>
              </table:table-cell>
              <table:table-cell office:value-type="float" office:value="0.000000015959">
                <text:p>0.000000015959</text:p>
              </table:table-cell>
              <table:table-cell office:value-type="float" office:value="0.00000001347">
                <text:p>0.00000001347</text:p>
              </table:table-cell>
              <table:table-cell office:value-type="float" office:value="0.0000000091307">
                <text:p>0.0000000091307</text:p>
              </table:table-cell>
              <table:table-cell office:value-type="float" office:value="0.00000000538128">
                <text:p>0.00000000538128</text:p>
              </table:table-cell>
              <table:table-cell office:value-type="float" office:value="0.0000000038344">
                <text:p>0.0000000038344</text:p>
              </table:table-cell>
              <table:table-cell office:value-type="float" office:value="0.00000000442937">
                <text:p>0.00000000442937</text:p>
              </table:table-cell>
              <table:table-cell office:value-type="float" office:value="0.00000000589901">
                <text:p>0.00000000589901</text:p>
              </table:table-cell>
              <table:table-cell office:value-type="float" office:value="0.00000000689541">
                <text:p>0.00000000689541</text:p>
              </table:table-cell>
              <table:table-cell office:value-type="float" office:value="0.00000000683792">
                <text:p>0.00000000683792</text:p>
              </table:table-cell>
              <table:table-cell office:value-type="float" office:value="0.0000000059897">
                <text:p>0.0000000059897</text:p>
              </table:table-cell>
              <table:table-cell office:value-type="float" office:value="0.00000000495621">
                <text:p>0.00000000495621</text:p>
              </table:table-cell>
              <table:table-cell office:value-type="float" office:value="0.00000000416876">
                <text:p>0.00000000416876</text:p>
              </table:table-cell>
              <table:table-cell office:value-type="float" office:value="0.00000000372506">
                <text:p>0.00000000372506</text:p>
              </table:table-cell>
              <table:table-cell office:value-type="float" office:value="0.0000000035216">
                <text:p>0.0000000035216</text:p>
              </table:table-cell>
              <table:table-cell office:value-type="float" office:value="0.00000000341765">
                <text:p>0.00000000341765</text:p>
              </table:table-cell>
              <table:table-cell office:value-type="float" office:value="0.00000000330531">
                <text:p>0.00000000330531</text:p>
              </table:table-cell>
              <table:table-cell office:value-type="float" office:value="0.00000000312742">
                <text:p>0.00000000312742</text:p>
              </table:table-cell>
              <table:table-cell office:value-type="float" office:value="0.00000000288802">
                <text:p>0.00000000288802</text:p>
              </table:table-cell>
              <table:table-cell office:value-type="float" office:value="0.00000000263701">
                <text:p>0.00000000263701</text:p>
              </table:table-cell>
              <table:table-cell office:value-type="float" office:value="0.00000000242083">
                <text:p>0.00000000242083</text:p>
              </table:table-cell>
              <table:table-cell office:value-type="float" office:value="0.00000000224346">
                <text:p>0.00000000224346</text:p>
              </table:table-cell>
              <table:table-cell office:value-type="float" office:value="0.00000000207757">
                <text:p>0.00000000207757</text:p>
              </table:table-cell>
              <table:table-cell office:value-type="float" office:value="0.00000000190525">
                <text:p>0.00000000190525</text:p>
              </table:table-cell>
              <table:table-cell office:value-type="float" office:value="0.00000000173746">
                <text:p>0.00000000173746</text:p>
              </table:table-cell>
              <table:table-cell office:value-type="float" office:value="0.00000000159484">
                <text:p>0.00000000159484</text:p>
              </table:table-cell>
              <table:table-cell office:value-type="float" office:value="0.00000000147971">
                <text:p>0.00000000147971</text:p>
              </table:table-cell>
              <table:table-cell office:value-type="float" office:value="0.0000000013731">
                <text:p>0.0000000013731</text:p>
              </table:table-cell>
              <table:table-cell office:value-type="float" office:value="0.00000000125629">
                <text:p>0.00000000125629</text:p>
              </table:table-cell>
              <table:table-cell office:value-type="float" office:value="0.00000000113001">
                <text:p>0.00000000113001</text:p>
              </table:table-cell>
              <table:table-cell office:value-type="float" office:value="0.00000000101188">
                <text:p>0.00000000101188</text:p>
              </table:table-cell>
              <table:table-cell office:value-type="float" office:value="0.000000000918014">
                <text:p>0.000000000918014</text:p>
              </table:table-cell>
              <table:table-cell office:value-type="float" office:value="0.000000000848385">
                <text:p>0.000000000848385</text:p>
              </table:table-cell>
              <table:table-cell office:value-type="float" office:value="0.000000000788178">
                <text:p>0.000000000788178</text:p>
              </table:table-cell>
              <table:table-cell office:value-type="float" office:value="0.000000000721059">
                <text:p>0.000000000721059</text:p>
              </table:table-cell>
              <table:table-cell office:value-type="float" office:value="0.000000000641442">
                <text:p>0.000000000641442</text:p>
              </table:table-cell>
              <table:table-cell office:value-type="float" office:value="0.000000000556826">
                <text:p>0.000000000556826</text:p>
              </table:table-cell>
              <table:table-cell office:value-type="float" office:value="0.000000000480773">
                <text:p>0.000000000480773</text:p>
              </table:table-cell>
              <table:table-cell office:value-type="float" office:value="0.000000000423422">
                <text:p>0.000000000423422</text:p>
              </table:table-cell>
              <table:table-cell office:value-type="float" office:value="0.00000000038608">
                <text:p>0.00000000038608</text:p>
              </table:table-cell>
              <table:table-cell office:value-type="float" office:value="0.000000000361984">
                <text:p>0.000000000361984</text:p>
              </table:table-cell>
              <table:table-cell office:value-type="float" office:value="0.000000000341044">
                <text:p>0.000000000341044</text:p>
              </table:table-cell>
              <table:table-cell office:value-type="float" office:value="0.000000000314948">
                <text:p>0.000000000314948</text:p>
              </table:table-cell>
              <table:table-cell office:value-type="float" office:value="0.000000000280042">
                <text:p>0.000000000280042</text:p>
              </table:table-cell>
              <table:table-cell office:value-type="float" office:value="0.000000000237413">
                <text:p>0.000000000237413</text:p>
              </table:table-cell>
              <table:table-cell office:value-type="float" office:value="0.000000000191136">
                <text:p>0.000000000191136</text:p>
              </table:table-cell>
              <table:table-cell office:value-type="float" office:value="0.000000000146038">
                <text:p>0.000000000146038</text:p>
              </table:table-cell>
              <table:table-cell office:value-type="float" office:value="0.000000000106017">
                <text:p>0.000000000106017</text:p>
              </table:table-cell>
              <table:table-cell office:value-type="float" office:value="0.0000000000732677">
                <text:p>0.0000000000732677</text:p>
              </table:table-cell>
              <table:table-cell office:value-type="float" office:value="0.0000000000483117">
                <text:p>0.0000000000483117</text:p>
              </table:table-cell>
              <table:table-cell office:value-type="float" office:value="0.0000000000304637">
                <text:p>0.0000000000304637</text:p>
              </table:table-cell>
              <table:table-cell office:value-type="float" office:value="0.00000000001841">
                <text:p>0.00000000001841</text:p>
              </table:table-cell>
              <table:table-cell office:value-type="float" office:value="0.0000000000106845">
                <text:p>0.0000000000106845</text:p>
              </table:table-cell>
              <table:table-cell office:value-type="float" office:value="0.00000000000596622">
                <text:p>0.00000000000596622</text:p>
              </table:table-cell>
              <table:table-cell office:value-type="float" office:value="0.00000000000321102">
                <text:p>0.00000000000321102</text:p>
              </table:table-cell>
              <table:table-cell office:value-type="float" office:value="0.00000000000166829">
                <text:p>0.00000000000166829</text:p>
              </table:table-cell>
              <table:table-cell office:value-type="float" office:value="0.00000000000083793">
                <text:p>0.00000000000083793</text:p>
              </table:table-cell>
              <table:table-cell office:value-type="float" office:value="0.000000000000407407">
                <text:p>0.000000000000407407</text:p>
              </table:table-cell>
              <table:table-cell office:value-type="float" office:value="0.000000000000191982">
                <text:p>0.000000000000191982</text:p>
              </table:table-cell>
              <table:table-cell office:value-type="float" office:value="0.0000000000000877779">
                <text:p>0.0000000000000877779</text:p>
              </table:table-cell>
              <table:table-cell office:value-type="float" office:value="0.0000000000000389807">
                <text:p>0.0000000000000389807</text:p>
              </table:table-cell>
              <table:table-cell office:value-type="float" office:value="0.0000000000000168293">
                <text:p>0.0000000000000168293</text:p>
              </table:table-cell>
              <table:table-cell office:value-type="float" office:value="7.06997E-015">
                <text:p>7.06997E-015</text:p>
              </table:table-cell>
              <table:table-cell office:value-type="float" office:value="2.89239E-015">
                <text:p>2.89239E-015</text:p>
              </table:table-cell>
              <table:table-cell office:value-type="float" office:value="1.15324E-015">
                <text:p>1.15324E-015</text:p>
              </table:table-cell>
              <table:table-cell office:value-type="float" office:value="4.4845E-016">
                <text:p>4.4845E-016</text:p>
              </table:table-cell>
              <table:table-cell office:value-type="float" office:value="1.70177E-016">
                <text:p>1.70177E-016</text:p>
              </table:table-cell>
              <table:table-cell office:value-type="float" office:value="6.30807E-017">
                <text:p>6.30807E-017</text:p>
              </table:table-cell>
              <table:table-cell office:value-type="float" office:value="2.28275E-017">
                <text:p>2.28275E-017</text:p>
              </table:table-cell>
              <table:table-cell office:value-type="float" office:value="8.09558E-018">
                <text:p>8.09558E-018</text:p>
              </table:table-cell>
              <table:table-cell office:value-type="float" office:value="2.79445E-018">
                <text:p>2.79445E-018</text:p>
              </table:table-cell>
              <table:table-cell office:value-type="float" office:value="9.48431E-019">
                <text:p>9.48431E-019</text:p>
              </table:table-cell>
              <table:table-cell office:value-type="float" office:value="3.23118E-019">
                <text:p>3.23118E-019</text:p>
              </table:table-cell>
              <table:table-cell office:value-type="float" office:value="8.87151E-020">
                <text:p>8.87151E-020</text:p>
              </table:table-cell>
              <table:table-cell office:value-type="float" office:value="5.47147E-020">
                <text:p>5.47147E-020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5:Sheet2.GS5</svg:desc>
                </draw:g>
              </table:table-cell>
              <table:table-cell office:value-type="float" office:value="0.000000000494245">
                <text:p>0.000000000494245</text:p>
              </table:table-cell>
              <table:table-cell office:value-type="float" office:value="0.00000000178285">
                <text:p>0.00000000178285</text:p>
              </table:table-cell>
              <table:table-cell office:value-type="float" office:value="0.0000000033617">
                <text:p>0.0000000033617</text:p>
              </table:table-cell>
              <table:table-cell office:value-type="float" office:value="0.00000000464574">
                <text:p>0.00000000464574</text:p>
              </table:table-cell>
              <table:table-cell office:value-type="float" office:value="0.00000000502767">
                <text:p>0.00000000502767</text:p>
              </table:table-cell>
              <table:table-cell office:value-type="float" office:value="0.00000000443545">
                <text:p>0.00000000443545</text:p>
              </table:table-cell>
              <table:table-cell office:value-type="float" office:value="0.00000000296627">
                <text:p>0.00000000296627</text:p>
              </table:table-cell>
              <table:table-cell office:value-type="float" office:value="0.00000000138464">
                <text:p>0.00000000138464</text:p>
              </table:table-cell>
              <table:table-cell office:value-type="float" office:value="0.000000000526694">
                <text:p>0.000000000526694</text:p>
              </table:table-cell>
              <table:table-cell office:value-type="float" office:value="0.00000000135711">
                <text:p>0.00000000135711</text:p>
              </table:table-cell>
              <table:table-cell office:value-type="float" office:value="0.00000000460786">
                <text:p>0.00000000460786</text:p>
              </table:table-cell>
              <table:table-cell office:value-type="float" office:value="0.0000000105613">
                <text:p>0.0000000105613</text:p>
              </table:table-cell>
              <table:table-cell office:value-type="float" office:value="0.0000000191588">
                <text:p>0.0000000191588</text:p>
              </table:table-cell>
              <table:table-cell office:value-type="float" office:value="0.0000000299015">
                <text:p>0.0000000299015</text:p>
              </table:table-cell>
              <table:table-cell office:value-type="float" office:value="0.000000042295">
                <text:p>0.000000042295</text:p>
              </table:table-cell>
              <table:table-cell office:value-type="float" office:value="0.000000056024">
                <text:p>0.000000056024</text:p>
              </table:table-cell>
              <table:table-cell office:value-type="float" office:value="0.000000071399">
                <text:p>0.000000071399</text:p>
              </table:table-cell>
              <table:table-cell office:value-type="float" office:value="0.0000000898674">
                <text:p>0.0000000898674</text:p>
              </table:table-cell>
              <table:table-cell office:value-type="float" office:value="0.000000114106">
                <text:p>0.000000114106</text:p>
              </table:table-cell>
              <table:table-cell office:value-type="float" office:value="0.000000149975">
                <text:p>0.000000149975</text:p>
              </table:table-cell>
              <table:table-cell office:value-type="float" office:value="0.00000020638">
                <text:p>0.00000020638</text:p>
              </table:table-cell>
              <table:table-cell office:value-type="float" office:value="0.000000300885">
                <text:p>0.000000300885</text:p>
              </table:table-cell>
              <table:table-cell office:value-type="float" office:value="0.000000461408">
                <text:p>0.000000461408</text:p>
              </table:table-cell>
              <table:table-cell office:value-type="float" office:value="0.000000739613">
                <text:p>0.000000739613</text:p>
              </table:table-cell>
              <table:table-cell office:value-type="float" office:value="0.00000122042">
                <text:p>0.00000122042</text:p>
              </table:table-cell>
              <table:table-cell office:value-type="float" office:value="0.0000020516">
                <text:p>0.0000020516</text:p>
              </table:table-cell>
              <table:table-cell office:value-type="float" office:value="0.00000347527">
                <text:p>0.00000347527</text:p>
              </table:table-cell>
              <table:table-cell office:value-type="float" office:value="0.00000589871">
                <text:p>0.00000589871</text:p>
              </table:table-cell>
              <table:table-cell office:value-type="float" office:value="0.0000099842">
                <text:p>0.0000099842</text:p>
              </table:table-cell>
              <table:table-cell office:value-type="float" office:value="0.0000168308">
                <text:p>0.0000168308</text:p>
              </table:table-cell>
              <table:table-cell office:value-type="float" office:value="0.0000282242">
                <text:p>0.0000282242</text:p>
              </table:table-cell>
              <table:table-cell office:value-type="float" office:value="0.0000471185">
                <text:p>0.0000471185</text:p>
              </table:table-cell>
              <table:table-cell office:value-type="float" office:value="0.0000783488">
                <text:p>0.0000783488</text:p>
              </table:table-cell>
              <table:table-cell office:value-type="float" office:value="0.000129907">
                <text:p>0.000129907</text:p>
              </table:table-cell>
              <table:table-cell office:value-type="float" office:value="0.000214956">
                <text:p>0.000214956</text:p>
              </table:table-cell>
              <table:table-cell office:value-type="float" office:value="0.000355239">
                <text:p>0.000355239</text:p>
              </table:table-cell>
              <table:table-cell office:value-type="float" office:value="0.000586669">
                <text:p>0.000586669</text:p>
              </table:table-cell>
              <table:table-cell office:value-type="float" office:value="0.000968499">
                <text:p>0.000968499</text:p>
              </table:table-cell>
              <table:table-cell office:value-type="float" office:value="0.00159853">
                <text:p>0.00159853</text:p>
              </table:table-cell>
              <table:table-cell office:value-type="float" office:value="0.00263782">
                <text:p>0.00263782</text:p>
              </table:table-cell>
              <table:table-cell office:value-type="float" office:value="0.00435171">
                <text:p>0.00435171</text:p>
              </table:table-cell>
              <table:table-cell office:value-type="float" office:value="0.00717603">
                <text:p>0.00717603</text:p>
              </table:table-cell>
              <table:table-cell office:value-type="float" office:value="0.0118262">
                <text:p>0.0118262</text:p>
              </table:table-cell>
              <table:table-cell office:value-type="float" office:value="0.0194712">
                <text:p>0.0194712</text:p>
              </table:table-cell>
              <table:table-cell office:value-type="float" office:value="0.0320139">
                <text:p>0.0320139</text:p>
              </table:table-cell>
              <table:table-cell office:value-type="float" office:value="0.0525222">
                <text:p>0.0525222</text:p>
              </table:table-cell>
              <table:table-cell office:value-type="float" office:value="0.0858735">
                <text:p>0.0858735</text:p>
              </table:table-cell>
              <table:table-cell office:value-type="float" office:value="0.13963">
                <text:p>0.13963</text:p>
              </table:table-cell>
              <table:table-cell office:value-type="float" office:value="0.225025">
                <text:p>0.225025</text:p>
              </table:table-cell>
              <table:table-cell office:value-type="float" office:value="0.357498">
                <text:p>0.357498</text:p>
              </table:table-cell>
              <table:table-cell office:value-type="float" office:value="0.555242">
                <text:p>0.555242</text:p>
              </table:table-cell>
              <table:table-cell office:value-type="float" office:value="0.832669">
                <text:p>0.832669</text:p>
              </table:table-cell>
              <table:table-cell office:value-type="float" office:value="1.18507">
                <text:p>1.18507</text:p>
              </table:table-cell>
              <table:table-cell office:value-type="float" office:value="1.56616">
                <text:p>1.56616</text:p>
              </table:table-cell>
              <table:table-cell office:value-type="float" office:value="1.87746">
                <text:p>1.87746</text:p>
              </table:table-cell>
              <table:table-cell office:value-type="float" office:value="2.00283">
                <text:p>2.00283</text:p>
              </table:table-cell>
              <table:table-cell office:value-type="float" office:value="1.88676">
                <text:p>1.88676</text:p>
              </table:table-cell>
              <table:table-cell office:value-type="float" office:value="1.58083">
                <text:p>1.58083</text:p>
              </table:table-cell>
              <table:table-cell office:value-type="float" office:value="1.20034">
                <text:p>1.20034</text:p>
              </table:table-cell>
              <table:table-cell office:value-type="float" office:value="0.845557">
                <text:p>0.845557</text:p>
              </table:table-cell>
              <table:table-cell office:value-type="float" office:value="0.564835">
                <text:p>0.564835</text:p>
              </table:table-cell>
              <table:table-cell office:value-type="float" office:value="0.364106">
                <text:p>0.364106</text:p>
              </table:table-cell>
              <table:table-cell office:value-type="float" office:value="0.229362">
                <text:p>0.229362</text:p>
              </table:table-cell>
              <table:table-cell office:value-type="float" office:value="0.142392">
                <text:p>0.142392</text:p>
              </table:table-cell>
              <table:table-cell office:value-type="float" office:value="0.0875991">
                <text:p>0.0875991</text:p>
              </table:table-cell>
              <table:table-cell office:value-type="float" office:value="0.0535872">
                <text:p>0.0535872</text:p>
              </table:table-cell>
              <table:table-cell office:value-type="float" office:value="0.0326662">
                <text:p>0.0326662</text:p>
              </table:table-cell>
              <table:table-cell office:value-type="float" office:value="0.0198695">
                <text:p>0.0198695</text:p>
              </table:table-cell>
              <table:table-cell office:value-type="float" office:value="0.0120695">
                <text:p>0.0120695</text:p>
              </table:table-cell>
              <table:table-cell office:value-type="float" office:value="0.00732514">
                <text:p>0.00732514</text:p>
              </table:table-cell>
              <table:table-cell office:value-type="float" office:value="0.00444301">
                <text:p>0.00444301</text:p>
              </table:table-cell>
              <table:table-cell office:value-type="float" office:value="0.00269315">
                <text:p>0.00269315</text:p>
              </table:table-cell>
              <table:table-cell office:value-type="float" office:value="0.00163097">
                <text:p>0.00163097</text:p>
              </table:table-cell>
              <table:table-cell office:value-type="float" office:value="0.000986435">
                <text:p>0.000986435</text:p>
              </table:table-cell>
              <table:table-cell office:value-type="float" office:value="0.000595576">
                <text:p>0.000595576</text:p>
              </table:table-cell>
              <table:table-cell office:value-type="float" office:value="0.000358889">
                <text:p>0.000358889</text:p>
              </table:table-cell>
              <table:table-cell office:value-type="float" office:value="0.000215845">
                <text:p>0.000215845</text:p>
              </table:table-cell>
              <table:table-cell office:value-type="float" office:value="0.000129602">
                <text:p>0.000129602</text:p>
              </table:table-cell>
              <table:table-cell office:value-type="float" office:value="0.0000776915">
                <text:p>0.0000776915</text:p>
              </table:table-cell>
              <table:table-cell office:value-type="float" office:value="0.0000464335">
                <text:p>0.0000464335</text:p>
              </table:table-cell>
              <table:table-cell office:value-type="float" office:value="0.0000275995">
                <text:p>0.0000275995</text:p>
              </table:table-cell>
              <table:table-cell office:value-type="float" office:value="0.0000162555">
                <text:p>0.0000162555</text:p>
              </table:table-cell>
              <table:table-cell office:value-type="float" office:value="0.00000946454">
                <text:p>0.00000946454</text:p>
              </table:table-cell>
              <table:table-cell office:value-type="float" office:value="0.00000544913">
                <text:p>0.00000544913</text:p>
              </table:table-cell>
              <table:table-cell office:value-type="float" office:value="0.0000031177">
                <text:p>0.0000031177</text:p>
              </table:table-cell>
              <table:table-cell office:value-type="float" office:value="0.00000179789">
                <text:p>0.00000179789</text:p>
              </table:table-cell>
              <table:table-cell office:value-type="float" office:value="0.00000106317">
                <text:p>0.00000106317</text:p>
              </table:table-cell>
              <table:table-cell office:value-type="float" office:value="0.000000656945">
                <text:p>0.000000656945</text:p>
              </table:table-cell>
              <table:table-cell office:value-type="float" office:value="0.000000430958">
                <text:p>0.000000430958</text:p>
              </table:table-cell>
              <table:table-cell office:value-type="float" office:value="0.000000307295">
                <text:p>0.000000307295</text:p>
              </table:table-cell>
              <table:table-cell office:value-type="float" office:value="0.000000243552">
                <text:p>0.000000243552</text:p>
              </table:table-cell>
              <table:table-cell office:value-type="float" office:value="0.00000021021">
                <text:p>0.00000021021</text:p>
              </table:table-cell>
              <table:table-cell office:value-type="float" office:value="0.000000189155">
                <text:p>0.000000189155</text:p>
              </table:table-cell>
              <table:table-cell office:value-type="float" office:value="0.000000168897">
                <text:p>0.000000168897</text:p>
              </table:table-cell>
              <table:table-cell office:value-type="float" office:value="0.000000145752">
                <text:p>0.000000145752</text:p>
              </table:table-cell>
              <table:table-cell office:value-type="float" office:value="0.000000120349">
                <text:p>0.000000120349</text:p>
              </table:table-cell>
              <table:table-cell office:value-type="float" office:value="0.0000000947771">
                <text:p>0.0000000947771</text:p>
              </table:table-cell>
              <table:table-cell office:value-type="float" office:value="0.0000000733581">
                <text:p>0.0000000733581</text:p>
              </table:table-cell>
              <table:table-cell office:value-type="float" office:value="0.0000000579096">
                <text:p>0.0000000579096</text:p>
              </table:table-cell>
              <table:table-cell office:value-type="float" office:value="0.0000000478303">
                <text:p>0.0000000478303</text:p>
              </table:table-cell>
              <table:table-cell office:value-type="float" office:value="0.0000000418043">
                <text:p>0.0000000418043</text:p>
              </table:table-cell>
              <table:table-cell office:value-type="float" office:value="0.0000000376412">
                <text:p>0.0000000376412</text:p>
              </table:table-cell>
              <table:table-cell office:value-type="float" office:value="0.0000000344936">
                <text:p>0.0000000344936</text:p>
              </table:table-cell>
              <table:table-cell office:value-type="float" office:value="0.0000000326377">
                <text:p>0.0000000326377</text:p>
              </table:table-cell>
              <table:table-cell office:value-type="float" office:value="0.0000000315883">
                <text:p>0.0000000315883</text:p>
              </table:table-cell>
              <table:table-cell office:value-type="float" office:value="0.0000000310524">
                <text:p>0.0000000310524</text:p>
              </table:table-cell>
              <table:table-cell office:value-type="float" office:value="0.0000000311633">
                <text:p>0.0000000311633</text:p>
              </table:table-cell>
              <table:table-cell office:value-type="float" office:value="0.0000000313866">
                <text:p>0.0000000313866</text:p>
              </table:table-cell>
              <table:table-cell office:value-type="float" office:value="0.000000031775">
                <text:p>0.000000031775</text:p>
              </table:table-cell>
              <table:table-cell office:value-type="float" office:value="0.0000000329917">
                <text:p>0.0000000329917</text:p>
              </table:table-cell>
              <table:table-cell office:value-type="float" office:value="0.0000000342157">
                <text:p>0.0000000342157</text:p>
              </table:table-cell>
              <table:table-cell office:value-type="float" office:value="0.0000000342113">
                <text:p>0.0000000342113</text:p>
              </table:table-cell>
              <table:table-cell office:value-type="float" office:value="0.000000032765">
                <text:p>0.000000032765</text:p>
              </table:table-cell>
              <table:table-cell office:value-type="float" office:value="0.0000000298261">
                <text:p>0.0000000298261</text:p>
              </table:table-cell>
              <table:table-cell office:value-type="float" office:value="0.0000000261137">
                <text:p>0.0000000261137</text:p>
              </table:table-cell>
              <table:table-cell office:value-type="float" office:value="0.0000000233038">
                <text:p>0.0000000233038</text:p>
              </table:table-cell>
              <table:table-cell office:value-type="float" office:value="0.0000000219008">
                <text:p>0.0000000219008</text:p>
              </table:table-cell>
              <table:table-cell office:value-type="float" office:value="0.0000000211761">
                <text:p>0.0000000211761</text:p>
              </table:table-cell>
              <table:table-cell office:value-type="float" office:value="0.0000000207388">
                <text:p>0.0000000207388</text:p>
              </table:table-cell>
              <table:table-cell office:value-type="float" office:value="0.0000000203008">
                <text:p>0.0000000203008</text:p>
              </table:table-cell>
              <table:table-cell office:value-type="float" office:value="0.0000000196074">
                <text:p>0.0000000196074</text:p>
              </table:table-cell>
              <table:table-cell office:value-type="float" office:value="0.0000000191951">
                <text:p>0.0000000191951</text:p>
              </table:table-cell>
              <table:table-cell office:value-type="float" office:value="0.0000000194324">
                <text:p>0.0000000194324</text:p>
              </table:table-cell>
              <table:table-cell office:value-type="float" office:value="0.0000000196507">
                <text:p>0.0000000196507</text:p>
              </table:table-cell>
              <table:table-cell office:value-type="float" office:value="0.0000000194709">
                <text:p>0.0000000194709</text:p>
              </table:table-cell>
              <table:table-cell office:value-type="float" office:value="0.0000000193282">
                <text:p>0.0000000193282</text:p>
              </table:table-cell>
              <table:table-cell office:value-type="float" office:value="0.0000000193139">
                <text:p>0.0000000193139</text:p>
              </table:table-cell>
              <table:table-cell office:value-type="float" office:value="0.0000000192759">
                <text:p>0.0000000192759</text:p>
              </table:table-cell>
              <table:table-cell office:value-type="float" office:value="0.00000001949">
                <text:p>0.00000001949</text:p>
              </table:table-cell>
              <table:table-cell office:value-type="float" office:value="0.0000000197312">
                <text:p>0.0000000197312</text:p>
              </table:table-cell>
              <table:table-cell office:value-type="float" office:value="0.0000000189187">
                <text:p>0.0000000189187</text:p>
              </table:table-cell>
              <table:table-cell office:value-type="float" office:value="0.0000000167576">
                <text:p>0.0000000167576</text:p>
              </table:table-cell>
              <table:table-cell office:value-type="float" office:value="0.0000000143423">
                <text:p>0.0000000143423</text:p>
              </table:table-cell>
              <table:table-cell office:value-type="float" office:value="0.0000000126768">
                <text:p>0.0000000126768</text:p>
              </table:table-cell>
              <table:table-cell office:value-type="float" office:value="0.0000000119135">
                <text:p>0.0000000119135</text:p>
              </table:table-cell>
              <table:table-cell office:value-type="float" office:value="0.0000000118773">
                <text:p>0.0000000118773</text:p>
              </table:table-cell>
              <table:table-cell office:value-type="float" office:value="0.0000000120707">
                <text:p>0.0000000120707</text:p>
              </table:table-cell>
              <table:table-cell office:value-type="float" office:value="0.000000011603">
                <text:p>0.000000011603</text:p>
              </table:table-cell>
              <table:table-cell office:value-type="float" office:value="0.0000000101912">
                <text:p>0.0000000101912</text:p>
              </table:table-cell>
              <table:table-cell office:value-type="float" office:value="0.00000000877135">
                <text:p>0.00000000877135</text:p>
              </table:table-cell>
              <table:table-cell office:value-type="float" office:value="0.00000000842865">
                <text:p>0.00000000842865</text:p>
              </table:table-cell>
              <table:table-cell office:value-type="float" office:value="0.00000000925276">
                <text:p>0.00000000925276</text:p>
              </table:table-cell>
              <table:table-cell office:value-type="float" office:value="0.0000000106265">
                <text:p>0.0000000106265</text:p>
              </table:table-cell>
              <table:table-cell office:value-type="float" office:value="0.0000000119382">
                <text:p>0.0000000119382</text:p>
              </table:table-cell>
              <table:table-cell office:value-type="float" office:value="0.0000000125965">
                <text:p>0.0000000125965</text:p>
              </table:table-cell>
              <table:table-cell office:value-type="float" office:value="0.0000000120261">
                <text:p>0.0000000120261</text:p>
              </table:table-cell>
              <table:table-cell office:value-type="float" office:value="0.0000000102665">
                <text:p>0.0000000102665</text:p>
              </table:table-cell>
              <table:table-cell office:value-type="float" office:value="0.00000000828003">
                <text:p>0.00000000828003</text:p>
              </table:table-cell>
              <table:table-cell office:value-type="float" office:value="0.00000000717419">
                <text:p>0.00000000717419</text:p>
              </table:table-cell>
              <table:table-cell office:value-type="float" office:value="0.00000000718929">
                <text:p>0.00000000718929</text:p>
              </table:table-cell>
              <table:table-cell office:value-type="float" office:value="0.00000000769066">
                <text:p>0.00000000769066</text:p>
              </table:table-cell>
              <table:table-cell office:value-type="float" office:value="0.00000000795729">
                <text:p>0.00000000795729</text:p>
              </table:table-cell>
              <table:table-cell office:value-type="float" office:value="0.00000000763808">
                <text:p>0.00000000763808</text:p>
              </table:table-cell>
              <table:table-cell office:value-type="float" office:value="0.00000000661103">
                <text:p>0.00000000661103</text:p>
              </table:table-cell>
              <table:table-cell office:value-type="float" office:value="0.00000000494835">
                <text:p>0.00000000494835</text:p>
              </table:table-cell>
              <table:table-cell office:value-type="float" office:value="0.00000000320252">
                <text:p>0.00000000320252</text:p>
              </table:table-cell>
              <table:table-cell office:value-type="float" office:value="0.00000000234799">
                <text:p>0.00000000234799</text:p>
              </table:table-cell>
              <table:table-cell office:value-type="float" office:value="0.00000000306582">
                <text:p>0.00000000306582</text:p>
              </table:table-cell>
              <table:table-cell office:value-type="float" office:value="0.00000000510016">
                <text:p>0.00000000510016</text:p>
              </table:table-cell>
              <table:table-cell office:value-type="float" office:value="0.00000000743623">
                <text:p>0.00000000743623</text:p>
              </table:table-cell>
              <table:table-cell office:value-type="float" office:value="0.00000000905296">
                <text:p>0.00000000905296</text:p>
              </table:table-cell>
              <table:table-cell office:value-type="float" office:value="0.00000000945698">
                <text:p>0.00000000945698</text:p>
              </table:table-cell>
              <table:table-cell office:value-type="float" office:value="0.00000000863043">
                <text:p>0.00000000863043</text:p>
              </table:table-cell>
              <table:table-cell office:value-type="float" office:value="0.00000000684846">
                <text:p>0.00000000684846</text:p>
              </table:table-cell>
              <table:table-cell office:value-type="float" office:value="0.00000000452637">
                <text:p>0.00000000452637</text:p>
              </table:table-cell>
              <table:table-cell office:value-type="float" office:value="0.00000000233629">
                <text:p>0.00000000233629</text:p>
              </table:table-cell>
              <table:table-cell office:value-type="float" office:value="0.000000000947788">
                <text:p>0.000000000947788</text:p>
              </table:table-cell>
              <table:table-cell office:value-type="float" office:value="0.000000000834074">
                <text:p>0.000000000834074</text:p>
              </table:table-cell>
              <table:table-cell office:value-type="float" office:value="0.00000000192219">
                <text:p>0.00000000192219</text:p>
              </table:table-cell>
              <table:table-cell office:value-type="float" office:value="0.00000000349471">
                <text:p>0.00000000349471</text:p>
              </table:table-cell>
              <table:table-cell office:value-type="float" office:value="0.00000000488267">
                <text:p>0.00000000488267</text:p>
              </table:table-cell>
              <table:table-cell office:value-type="float" office:value="0.00000000514818">
                <text:p>0.00000000514818</text:p>
              </table:table-cell>
              <table:table-cell office:value-type="float" office:value="0.00000000472492">
                <text:p>0.00000000472492</text:p>
              </table:table-cell>
              <table:table-cell office:value-type="float" office:value="0.00000000337698">
                <text:p>0.00000000337698</text:p>
              </table:table-cell>
              <table:table-cell office:value-type="float" office:value="0.000000002421">
                <text:p>0.000000002421</text:p>
              </table:table-cell>
              <table:table-cell office:value-type="float" office:value="0.0000000015073">
                <text:p>0.0000000015073</text:p>
              </table:table-cell>
              <table:table-cell office:value-type="float" office:value="0.00000000127131">
                <text:p>0.00000000127131</text:p>
              </table:table-cell>
              <table:table-cell office:value-type="float" office:value="0.00000000143603">
                <text:p>0.00000000143603</text:p>
              </table:table-cell>
              <table:table-cell office:value-type="float" office:value="0.00000000131021">
                <text:p>0.00000000131021</text:p>
              </table:table-cell>
              <table:table-cell office:value-type="float" office:value="0.00000000206671">
                <text:p>0.00000000206671</text:p>
              </table:table-cell>
              <table:table-cell office:value-type="float" office:value="0.00000000128919">
                <text:p>0.00000000128919</text:p>
              </table:table-cell>
              <table:table-cell office:value-type="float" office:value="0.00000000230665">
                <text:p>0.00000000230665</text:p>
              </table:table-cell>
              <table:table-cell office:value-type="float" office:value="0.000000000947328">
                <text:p>0.000000000947328</text:p>
              </table:table-cell>
              <table:table-cell office:value-type="float" office:value="0.00000000206067">
                <text:p>0.00000000206067</text:p>
              </table:table-cell>
              <table:table-cell office:value-type="float" office:value="0.000000000818268">
                <text:p>0.000000000818268</text:p>
              </table:table-cell>
              <table:table-cell office:value-type="float" office:value="0.00000000161776">
                <text:p>0.00000000161776</text:p>
              </table:table-cell>
              <table:table-cell office:value-type="float" office:value="0.00000000113061">
                <text:p>0.00000000113061</text:p>
              </table:table-cell>
              <table:table-cell office:value-type="float" office:value="0.00000000101598">
                <text:p>0.00000000101598</text:p>
              </table:table-cell>
              <table:table-cell office:value-type="float" office:value="0.0000000015784">
                <text:p>0.0000000015784</text:p>
              </table:table-cell>
              <table:table-cell office:value-type="float" office:value="0.000000000400176">
                <text:p>0.000000000400176</text:p>
              </table:table-cell>
              <table:table-cell office:value-type="float" office:value="0.00000000185082">
                <text:p>0.00000000185082</text:p>
              </table:table-cell>
              <table:table-cell office:value-type="float" office:value="0.000000000160404">
                <text:p>0.000000000160404</text:p>
              </table:table-cell>
              <table:table-cell office:value-type="float" office:value="0.00000000170174">
                <text:p>0.00000000170174</text:p>
              </table:table-cell>
              <table:table-cell office:value-type="float" office:value="0.000000000456734">
                <text:p>0.000000000456734</text:p>
              </table:table-cell>
              <table:table-cell office:value-type="float" office:value="0.00000000109157">
                <text:p>0.00000000109157</text:p>
              </table:table-cell>
              <table:table-cell office:value-type="float" office:value="0.00000000110933">
                <text:p>0.00000000110933</text:p>
              </table:table-cell>
              <table:table-cell office:value-type="float" office:value="0.00000000037592">
                <text:p>0.00000000037592</text:p>
              </table:table-cell>
              <table:table-cell office:value-type="float" office:value="0.00000000171971">
                <text:p>0.00000000171971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6:Sheet2.GS6</svg:desc>
                </draw:g>
              </table:table-cell>
              <table:table-cell office:value-type="float" office:value="0.000000000445116">
                <text:p>0.000000000445116</text:p>
              </table:table-cell>
              <table:table-cell office:value-type="float" office:value="0.00000000168209">
                <text:p>0.00000000168209</text:p>
              </table:table-cell>
              <table:table-cell office:value-type="float" office:value="0.00000000344624">
                <text:p>0.00000000344624</text:p>
              </table:table-cell>
              <table:table-cell office:value-type="float" office:value="0.00000000543285">
                <text:p>0.00000000543285</text:p>
              </table:table-cell>
              <table:table-cell office:value-type="float" office:value="0.00000000711486">
                <text:p>0.00000000711486</text:p>
              </table:table-cell>
              <table:table-cell office:value-type="float" office:value="0.00000000836998">
                <text:p>0.00000000836998</text:p>
              </table:table-cell>
              <table:table-cell office:value-type="float" office:value="0.00000000870781">
                <text:p>0.00000000870781</text:p>
              </table:table-cell>
              <table:table-cell office:value-type="float" office:value="0.0000000084073">
                <text:p>0.0000000084073</text:p>
              </table:table-cell>
              <table:table-cell office:value-type="float" office:value="0.00000000731806">
                <text:p>0.00000000731806</text:p>
              </table:table-cell>
              <table:table-cell office:value-type="float" office:value="0.00000000598452">
                <text:p>0.00000000598452</text:p>
              </table:table-cell>
              <table:table-cell office:value-type="float" office:value="0.00000000462254">
                <text:p>0.00000000462254</text:p>
              </table:table-cell>
              <table:table-cell office:value-type="float" office:value="0.00000000367971">
                <text:p>0.00000000367971</text:p>
              </table:table-cell>
              <table:table-cell office:value-type="float" office:value="0.00000000342302">
                <text:p>0.00000000342302</text:p>
              </table:table-cell>
              <table:table-cell office:value-type="float" office:value="0.00000000389593">
                <text:p>0.00000000389593</text:p>
              </table:table-cell>
              <table:table-cell office:value-type="float" office:value="0.0000000050542">
                <text:p>0.0000000050542</text:p>
              </table:table-cell>
              <table:table-cell office:value-type="float" office:value="0.0000000065071">
                <text:p>0.0000000065071</text:p>
              </table:table-cell>
              <table:table-cell office:value-type="float" office:value="0.00000000791013">
                <text:p>0.00000000791013</text:p>
              </table:table-cell>
              <table:table-cell office:value-type="float" office:value="0.00000000880644">
                <text:p>0.00000000880644</text:p>
              </table:table-cell>
              <table:table-cell office:value-type="float" office:value="0.00000000914756">
                <text:p>0.00000000914756</text:p>
              </table:table-cell>
              <table:table-cell office:value-type="float" office:value="0.0000000092789">
                <text:p>0.0000000092789</text:p>
              </table:table-cell>
              <table:table-cell office:value-type="float" office:value="0.0000000106175">
                <text:p>0.0000000106175</text:p>
              </table:table-cell>
              <table:table-cell office:value-type="float" office:value="0.0000000159151">
                <text:p>0.0000000159151</text:p>
              </table:table-cell>
              <table:table-cell office:value-type="float" office:value="0.0000000301888">
                <text:p>0.0000000301888</text:p>
              </table:table-cell>
              <table:table-cell office:value-type="float" office:value="0.0000000616914">
                <text:p>0.0000000616914</text:p>
              </table:table-cell>
              <table:table-cell office:value-type="float" office:value="0.000000124044">
                <text:p>0.000000124044</text:p>
              </table:table-cell>
              <table:table-cell office:value-type="float" office:value="0.000000238399">
                <text:p>0.000000238399</text:p>
              </table:table-cell>
              <table:table-cell office:value-type="float" office:value="0.000000440213">
                <text:p>0.000000440213</text:p>
              </table:table-cell>
              <table:table-cell office:value-type="float" office:value="0.000000784129">
                <text:p>0.000000784129</text:p>
              </table:table-cell>
              <table:table-cell office:value-type="float" office:value="0.00000136297">
                <text:p>0.00000136297</text:p>
              </table:table-cell>
              <table:table-cell office:value-type="float" office:value="0.00000232327">
                <text:p>0.00000232327</text:p>
              </table:table-cell>
              <table:table-cell office:value-type="float" office:value="0.00000391172">
                <text:p>0.00000391172</text:p>
              </table:table-cell>
              <table:table-cell office:value-type="float" office:value="0.00000652867">
                <text:p>0.00000652867</text:p>
              </table:table-cell>
              <table:table-cell office:value-type="float" office:value="0.0000108389">
                <text:p>0.0000108389</text:p>
              </table:table-cell>
              <table:table-cell office:value-type="float" office:value="0.000017937">
                <text:p>0.000017937</text:p>
              </table:table-cell>
              <table:table-cell office:value-type="float" office:value="0.0000296287">
                <text:p>0.0000296287</text:p>
              </table:table-cell>
              <table:table-cell office:value-type="float" office:value="0.0000488962">
                <text:p>0.0000488962</text:p>
              </table:table-cell>
              <table:table-cell office:value-type="float" office:value="0.0000806504">
                <text:p>0.0000806504</text:p>
              </table:table-cell>
              <table:table-cell office:value-type="float" office:value="0.000132992">
                <text:p>0.000132992</text:p>
              </table:table-cell>
              <table:table-cell office:value-type="float" office:value="0.000219255">
                <text:p>0.000219255</text:p>
              </table:table-cell>
              <table:table-cell office:value-type="float" office:value="0.000361413">
                <text:p>0.000361413</text:p>
              </table:table-cell>
              <table:table-cell office:value-type="float" office:value="0.000595622">
                <text:p>0.000595622</text:p>
              </table:table-cell>
              <table:table-cell office:value-type="float" office:value="0.000981445">
                <text:p>0.000981445</text:p>
              </table:table-cell>
              <table:table-cell office:value-type="float" office:value="0.00161685">
                <text:p>0.00161685</text:p>
              </table:table-cell>
              <table:table-cell office:value-type="float" office:value="0.00266321">
                <text:p>0.00266321</text:p>
              </table:table-cell>
              <table:table-cell office:value-type="float" office:value="0.00438576">
                <text:p>0.00438576</text:p>
              </table:table-cell>
              <table:table-cell office:value-type="float" office:value="0.00722064">
                <text:p>0.00722064</text:p>
              </table:table-cell>
              <table:table-cell office:value-type="float" office:value="0.0118831">
                <text:p>0.0118831</text:p>
              </table:table-cell>
              <table:table-cell office:value-type="float" office:value="0.0195433">
                <text:p>0.0195433</text:p>
              </table:table-cell>
              <table:table-cell office:value-type="float" office:value="0.0321051">
                <text:p>0.0321051</text:p>
              </table:table-cell>
              <table:table-cell office:value-type="float" office:value="0.0526394">
                <text:p>0.0526394</text:p>
              </table:table-cell>
              <table:table-cell office:value-type="float" office:value="0.0860277">
                <text:p>0.0860277</text:p>
              </table:table-cell>
              <table:table-cell office:value-type="float" office:value="0.139838">
                <text:p>0.139838</text:p>
              </table:table-cell>
              <table:table-cell office:value-type="float" office:value="0.22531">
                <text:p>0.22531</text:p>
              </table:table-cell>
              <table:table-cell office:value-type="float" office:value="0.357882">
                <text:p>0.357882</text:p>
              </table:table-cell>
              <table:table-cell office:value-type="float" office:value="0.555735">
                <text:p>0.555735</text:p>
              </table:table-cell>
              <table:table-cell office:value-type="float" office:value="0.833244">
                <text:p>0.833244</text:p>
              </table:table-cell>
              <table:table-cell office:value-type="float" office:value="1.18563">
                <text:p>1.18563</text:p>
              </table:table-cell>
              <table:table-cell office:value-type="float" office:value="1.56653">
                <text:p>1.56653</text:p>
              </table:table-cell>
              <table:table-cell office:value-type="float" office:value="1.87744">
                <text:p>1.87744</text:p>
              </table:table-cell>
              <table:table-cell office:value-type="float" office:value="2.00235">
                <text:p>2.00235</text:p>
              </table:table-cell>
              <table:table-cell office:value-type="float" office:value="1.88598">
                <text:p>1.88598</text:p>
              </table:table-cell>
              <table:table-cell office:value-type="float" office:value="1.58">
                <text:p>1.58</text:p>
              </table:table-cell>
              <table:table-cell office:value-type="float" office:value="1.19966">
                <text:p>1.19966</text:p>
              </table:table-cell>
              <table:table-cell office:value-type="float" office:value="0.845081">
                <text:p>0.845081</text:p>
              </table:table-cell>
              <table:table-cell office:value-type="float" office:value="0.564546">
                <text:p>0.564546</text:p>
              </table:table-cell>
              <table:table-cell office:value-type="float" office:value="0.363951">
                <text:p>0.363951</text:p>
              </table:table-cell>
              <table:table-cell office:value-type="float" office:value="0.229292">
                <text:p>0.229292</text:p>
              </table:table-cell>
              <table:table-cell office:value-type="float" office:value="0.142372">
                <text:p>0.142372</text:p>
              </table:table-cell>
              <table:table-cell office:value-type="float" office:value="0.0876079">
                <text:p>0.0876079</text:p>
              </table:table-cell>
              <table:table-cell office:value-type="float" office:value="0.0536108">
                <text:p>0.0536108</text:p>
              </table:table-cell>
              <table:table-cell office:value-type="float" office:value="0.0326958">
                <text:p>0.0326958</text:p>
              </table:table-cell>
              <table:table-cell office:value-type="float" office:value="0.0198996">
                <text:p>0.0198996</text:p>
              </table:table-cell>
              <table:table-cell office:value-type="float" office:value="0.0120971">
                <text:p>0.0120971</text:p>
              </table:table-cell>
              <table:table-cell office:value-type="float" office:value="0.00734936">
                <text:p>0.00734936</text:p>
              </table:table-cell>
              <table:table-cell office:value-type="float" office:value="0.00446408">
                <text:p>0.00446408</text:p>
              </table:table-cell>
              <table:table-cell office:value-type="float" office:value="0.00271187">
                <text:p>0.00271187</text:p>
              </table:table-cell>
              <table:table-cell office:value-type="float" office:value="0.00164801">
                <text:p>0.00164801</text:p>
              </table:table-cell>
              <table:table-cell office:value-type="float" office:value="0.00100194">
                <text:p>0.00100194</text:p>
              </table:table-cell>
              <table:table-cell office:value-type="float" office:value="0.000609337">
                <text:p>0.000609337</text:p>
              </table:table-cell>
              <table:table-cell office:value-type="float" office:value="0.000370542">
                <text:p>0.000370542</text:p>
              </table:table-cell>
              <table:table-cell office:value-type="float" office:value="0.000225165">
                <text:p>0.000225165</text:p>
              </table:table-cell>
              <table:table-cell office:value-type="float" office:value="0.000136609">
                <text:p>0.000136609</text:p>
              </table:table-cell>
              <table:table-cell office:value-type="float" office:value="0.0000826782">
                <text:p>0.0000826782</text:p>
              </table:table-cell>
              <table:table-cell office:value-type="float" office:value="0.0000498834">
                <text:p>0.0000498834</text:p>
              </table:table-cell>
              <table:table-cell office:value-type="float" office:value="0.0000299899">
                <text:p>0.0000299899</text:p>
              </table:table-cell>
              <table:table-cell office:value-type="float" office:value="0.0000179604">
                <text:p>0.0000179604</text:p>
              </table:table-cell>
              <table:table-cell office:value-type="float" office:value="0.0000107038">
                <text:p>0.0000107038</text:p>
              </table:table-cell>
              <table:table-cell office:value-type="float" office:value="0.00000633353">
                <text:p>0.00000633353</text:p>
              </table:table-cell>
              <table:table-cell office:value-type="float" office:value="0.00000370239">
                <text:p>0.00000370239</text:p>
              </table:table-cell>
              <table:table-cell office:value-type="float" office:value="0.00000212004">
                <text:p>0.00000212004</text:p>
              </table:table-cell>
              <table:table-cell office:value-type="float" office:value="0.00000117469">
                <text:p>0.00000117469</text:p>
              </table:table-cell>
              <table:table-cell office:value-type="float" office:value="0.000000619188">
                <text:p>0.000000619188</text:p>
              </table:table-cell>
              <table:table-cell office:value-type="float" office:value="0.000000304608">
                <text:p>0.000000304608</text:p>
              </table:table-cell>
              <table:table-cell office:value-type="float" office:value="0.000000136422">
                <text:p>0.000000136422</text:p>
              </table:table-cell>
              <table:table-cell office:value-type="float" office:value="0.000000054315">
                <text:p>0.000000054315</text:p>
              </table:table-cell>
              <table:table-cell office:value-type="float" office:value="0.0000000195574">
                <text:p>0.0000000195574</text:p>
              </table:table-cell>
              <table:table-cell office:value-type="float" office:value="0.00000000842084">
                <text:p>0.00000000842084</text:p>
              </table:table-cell>
              <table:table-cell office:value-type="float" office:value="0.00000000789835">
                <text:p>0.00000000789835</text:p>
              </table:table-cell>
              <table:table-cell office:value-type="float" office:value="0.0000000118042">
                <text:p>0.0000000118042</text:p>
              </table:table-cell>
              <table:table-cell office:value-type="float" office:value="0.000000018111">
                <text:p>0.000000018111</text:p>
              </table:table-cell>
              <table:table-cell office:value-type="float" office:value="0.0000000259479">
                <text:p>0.0000000259479</text:p>
              </table:table-cell>
              <table:table-cell office:value-type="float" office:value="0.0000000347719">
                <text:p>0.0000000347719</text:p>
              </table:table-cell>
              <table:table-cell office:value-type="float" office:value="0.0000000432227">
                <text:p>0.0000000432227</text:p>
              </table:table-cell>
              <table:table-cell office:value-type="float" office:value="0.0000000500714">
                <text:p>0.0000000500714</text:p>
              </table:table-cell>
              <table:table-cell office:value-type="float" office:value="0.0000000544458">
                <text:p>0.0000000544458</text:p>
              </table:table-cell>
              <table:table-cell office:value-type="float" office:value="0.0000000555201">
                <text:p>0.0000000555201</text:p>
              </table:table-cell>
              <table:table-cell office:value-type="float" office:value="0.0000000538198">
                <text:p>0.0000000538198</text:p>
              </table:table-cell>
              <table:table-cell office:value-type="float" office:value="0.0000000500673">
                <text:p>0.0000000500673</text:p>
              </table:table-cell>
              <table:table-cell office:value-type="float" office:value="0.0000000452265">
                <text:p>0.0000000452265</text:p>
              </table:table-cell>
              <table:table-cell office:value-type="float" office:value="0.0000000407094">
                <text:p>0.0000000407094</text:p>
              </table:table-cell>
              <table:table-cell office:value-type="float" office:value="0.0000000368984">
                <text:p>0.0000000368984</text:p>
              </table:table-cell>
              <table:table-cell office:value-type="float" office:value="0.0000000340609">
                <text:p>0.0000000340609</text:p>
              </table:table-cell>
              <table:table-cell office:value-type="float" office:value="0.0000000324441">
                <text:p>0.0000000324441</text:p>
              </table:table-cell>
              <table:table-cell office:value-type="float" office:value="0.0000000315317">
                <text:p>0.0000000315317</text:p>
              </table:table-cell>
              <table:table-cell office:value-type="float" office:value="0.0000000311271">
                <text:p>0.0000000311271</text:p>
              </table:table-cell>
              <table:table-cell office:value-type="float" office:value="0.0000000309164">
                <text:p>0.0000000309164</text:p>
              </table:table-cell>
              <table:table-cell office:value-type="float" office:value="0.0000000301546">
                <text:p>0.0000000301546</text:p>
              </table:table-cell>
              <table:table-cell office:value-type="float" office:value="0.0000000288817">
                <text:p>0.0000000288817</text:p>
              </table:table-cell>
              <table:table-cell office:value-type="float" office:value="0.0000000272326">
                <text:p>0.0000000272326</text:p>
              </table:table-cell>
              <table:table-cell office:value-type="float" office:value="0.0000000252211">
                <text:p>0.0000000252211</text:p>
              </table:table-cell>
              <table:table-cell office:value-type="float" office:value="0.0000000235201">
                <text:p>0.0000000235201</text:p>
              </table:table-cell>
              <table:table-cell office:value-type="float" office:value="0.0000000223142">
                <text:p>0.0000000223142</text:p>
              </table:table-cell>
              <table:table-cell office:value-type="float" office:value="0.0000000215634">
                <text:p>0.0000000215634</text:p>
              </table:table-cell>
              <table:table-cell office:value-type="float" office:value="0.0000000218101">
                <text:p>0.0000000218101</text:p>
              </table:table-cell>
              <table:table-cell office:value-type="float" office:value="0.0000000227228">
                <text:p>0.0000000227228</text:p>
              </table:table-cell>
              <table:table-cell office:value-type="float" office:value="0.0000000239988">
                <text:p>0.0000000239988</text:p>
              </table:table-cell>
              <table:table-cell office:value-type="float" office:value="0.0000000257655">
                <text:p>0.0000000257655</text:p>
              </table:table-cell>
              <table:table-cell office:value-type="float" office:value="0.0000000266734">
                <text:p>0.0000000266734</text:p>
              </table:table-cell>
              <table:table-cell office:value-type="float" office:value="0.0000000270258">
                <text:p>0.0000000270258</text:p>
              </table:table-cell>
              <table:table-cell office:value-type="float" office:value="0.0000000269845">
                <text:p>0.0000000269845</text:p>
              </table:table-cell>
              <table:table-cell office:value-type="float" office:value="0.0000000253957">
                <text:p>0.0000000253957</text:p>
              </table:table-cell>
              <table:table-cell office:value-type="float" office:value="0.0000000247141">
                <text:p>0.0000000247141</text:p>
              </table:table-cell>
              <table:table-cell office:value-type="float" office:value="0.0000000231777">
                <text:p>0.0000000231777</text:p>
              </table:table-cell>
              <table:table-cell office:value-type="float" office:value="0.000000020931">
                <text:p>0.000000020931</text:p>
              </table:table-cell>
              <table:table-cell office:value-type="float" office:value="0.0000000213087">
                <text:p>0.0000000213087</text:p>
              </table:table-cell>
              <table:table-cell office:value-type="float" office:value="0.0000000190346">
                <text:p>0.0000000190346</text:p>
              </table:table-cell>
              <table:table-cell office:value-type="float" office:value="0.000000018507">
                <text:p>0.000000018507</text:p>
              </table:table-cell>
              <table:table-cell office:value-type="float" office:value="0.000000020667">
                <text:p>0.000000020667</text:p>
              </table:table-cell>
              <table:table-cell office:value-type="float" office:value="0.0000000170346">
                <text:p>0.0000000170346</text:p>
              </table:table-cell>
              <table:table-cell office:value-type="float" office:value="0.0000000187948">
                <text:p>0.0000000187948</text:p>
              </table:table-cell>
              <table:table-cell office:value-type="float" office:value="0.0000000188252">
                <text:p>0.0000000188252</text:p>
              </table:table-cell>
              <table:table-cell office:value-type="float" office:value="0.0000000132814">
                <text:p>0.0000000132814</text:p>
              </table:table-cell>
              <table:table-cell office:value-type="float" office:value="0.0000000167097">
                <text:p>0.0000000167097</text:p>
              </table:table-cell>
              <table:table-cell office:value-type="float" office:value="0.0000000139092">
                <text:p>0.0000000139092</text:p>
              </table:table-cell>
              <table:table-cell office:value-type="float" office:value="0.0000000105504">
                <text:p>0.0000000105504</text:p>
              </table:table-cell>
              <table:table-cell office:value-type="float" office:value="0.0000000152104">
                <text:p>0.0000000152104</text:p>
              </table:table-cell>
              <table:table-cell office:value-type="float" office:value="0.0000000118886">
                <text:p>0.0000000118886</text:p>
              </table:table-cell>
              <table:table-cell office:value-type="float" office:value="0.0000000108886">
                <text:p>0.0000000108886</text:p>
              </table:table-cell>
              <table:table-cell office:value-type="float" office:value="0.0000000162091">
                <text:p>0.0000000162091</text:p>
              </table:table-cell>
              <table:table-cell office:value-type="float" office:value="0.0000000131333">
                <text:p>0.0000000131333</text:p>
              </table:table-cell>
              <table:table-cell office:value-type="float" office:value="0.0000000130786">
                <text:p>0.0000000130786</text:p>
              </table:table-cell>
              <table:table-cell office:value-type="float" office:value="0.0000000187876">
                <text:p>0.0000000187876</text:p>
              </table:table-cell>
              <table:table-cell office:value-type="float" office:value="0.0000000130246">
                <text:p>0.0000000130246</text:p>
              </table:table-cell>
              <table:table-cell office:value-type="float" office:value="0.0000000130085">
                <text:p>0.0000000130085</text:p>
              </table:table-cell>
              <table:table-cell office:value-type="float" office:value="0.0000000172289">
                <text:p>0.0000000172289</text:p>
              </table:table-cell>
              <table:table-cell office:value-type="float" office:value="0.00000000997123">
                <text:p>0.00000000997123</text:p>
              </table:table-cell>
              <table:table-cell office:value-type="float" office:value="0.0000000116458">
                <text:p>0.0000000116458</text:p>
              </table:table-cell>
              <table:table-cell office:value-type="float" office:value="0.0000000161868">
                <text:p>0.0000000161868</text:p>
              </table:table-cell>
              <table:table-cell office:value-type="float" office:value="0.000000009275">
                <text:p>0.000000009275</text:p>
              </table:table-cell>
              <table:table-cell office:value-type="float" office:value="0.0000000113258">
                <text:p>0.0000000113258</text:p>
              </table:table-cell>
              <table:table-cell office:value-type="float" office:value="0.000000015393">
                <text:p>0.000000015393</text:p>
              </table:table-cell>
              <table:table-cell office:value-type="float" office:value="0.0000000070507">
                <text:p>0.0000000070507</text:p>
              </table:table-cell>
              <table:table-cell office:value-type="float" office:value="0.00000000916347">
                <text:p>0.00000000916347</text:p>
              </table:table-cell>
              <table:table-cell office:value-type="float" office:value="0.0000000125636">
                <text:p>0.0000000125636</text:p>
              </table:table-cell>
              <table:table-cell office:value-type="float" office:value="0.00000000516624">
                <text:p>0.00000000516624</text:p>
              </table:table-cell>
              <table:table-cell office:value-type="float" office:value="0.0000000073594">
                <text:p>0.0000000073594</text:p>
              </table:table-cell>
              <table:table-cell office:value-type="float" office:value="0.0000000109339">
                <text:p>0.0000000109339</text:p>
              </table:table-cell>
              <table:table-cell office:value-type="float" office:value="0.00000000422982">
                <text:p>0.00000000422982</text:p>
              </table:table-cell>
              <table:table-cell office:value-type="float" office:value="0.000000005783">
                <text:p>0.000000005783</text:p>
              </table:table-cell>
              <table:table-cell office:value-type="float" office:value="0.0000000107378">
                <text:p>0.0000000107378</text:p>
              </table:table-cell>
              <table:table-cell office:value-type="float" office:value="0.00000000493019">
                <text:p>0.00000000493019</text:p>
              </table:table-cell>
              <table:table-cell office:value-type="float" office:value="0.00000000565823">
                <text:p>0.00000000565823</text:p>
              </table:table-cell>
              <table:table-cell office:value-type="float" office:value="0.0000000139541">
                <text:p>0.0000000139541</text:p>
              </table:table-cell>
              <table:table-cell office:value-type="float" office:value="0.00000000554614">
                <text:p>0.00000000554614</text:p>
              </table:table-cell>
              <table:table-cell office:value-type="float" office:value="0.00000000634004">
                <text:p>0.00000000634004</text:p>
              </table:table-cell>
              <table:table-cell office:value-type="float" office:value="0.0000000139642">
                <text:p>0.0000000139642</text:p>
              </table:table-cell>
              <table:table-cell office:value-type="float" office:value="0.0000000035587">
                <text:p>0.0000000035587</text:p>
              </table:table-cell>
              <table:table-cell office:value-type="float" office:value="0.00000000634118">
                <text:p>0.00000000634118</text:p>
              </table:table-cell>
              <table:table-cell office:value-type="float" office:value="0.0000000110596">
                <text:p>0.0000000110596</text:p>
              </table:table-cell>
              <table:table-cell office:value-type="float" office:value="0.00000000576152">
                <text:p>0.00000000576152</text:p>
              </table:table-cell>
              <table:table-cell office:value-type="float" office:value="0.00000000508106">
                <text:p>0.00000000508106</text:p>
              </table:table-cell>
              <table:table-cell office:value-type="float" office:value="0.0000000118482">
                <text:p>0.0000000118482</text:p>
              </table:table-cell>
              <table:table-cell office:value-type="float" office:value="0.0000000073949">
                <text:p>0.0000000073949</text:p>
              </table:table-cell>
              <table:table-cell office:value-type="float" office:value="0.00000000181286">
                <text:p>0.00000000181286</text:p>
              </table:table-cell>
              <table:table-cell office:value-type="float" office:value="0.000000014731">
                <text:p>0.000000014731</text:p>
              </table:table-cell>
              <table:table-cell office:value-type="float" office:value="0.00000000458693">
                <text:p>0.00000000458693</text:p>
              </table:table-cell>
              <table:table-cell office:value-type="float" office:value="0.00000000312273">
                <text:p>0.00000000312273</text:p>
              </table:table-cell>
              <table:table-cell office:value-type="float" office:value="0.0000000128797">
                <text:p>0.0000000128797</text:p>
              </table:table-cell>
              <table:table-cell office:value-type="float" office:value="0.00000000257708">
                <text:p>0.00000000257708</text:p>
              </table:table-cell>
              <table:table-cell office:value-type="float" office:value="0.00000000382745">
                <text:p>0.00000000382745</text:p>
              </table:table-cell>
              <table:table-cell office:value-type="float" office:value="0.00000000706704">
                <text:p>0.00000000706704</text:p>
              </table:table-cell>
              <table:table-cell office:value-type="float" office:value="0.00000000351568">
                <text:p>0.00000000351568</text:p>
              </table:table-cell>
              <table:table-cell office:value-type="float" office:value="0.00000000083201">
                <text:p>0.00000000083201</text:p>
              </table:table-cell>
              <table:table-cell office:value-type="float" office:value="0.00000000425105">
                <text:p>0.00000000425105</text:p>
              </table:table-cell>
              <table:table-cell office:value-type="float" office:value="0.00000000948173">
                <text:p>0.00000000948173</text:p>
              </table:table-cell>
              <table:table-cell office:value-type="float" office:value="0.000000000856535">
                <text:p>0.000000000856535</text:p>
              </table:table-cell>
              <table:table-cell office:value-type="float" office:value="0.0000000109186">
                <text:p>0.0000000109186</text:p>
              </table:table-cell>
              <table:table-cell office:value-type="float" office:value="0.0000000174684">
                <text:p>0.0000000174684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7:Sheet2.GS7</svg:desc>
                </draw:g>
              </table:table-cell>
              <table:table-cell office:value-type="float" office:value="0.000000000371025">
                <text:p>0.000000000371025</text:p>
              </table:table-cell>
              <table:table-cell office:value-type="float" office:value="0.00000000142744">
                <text:p>0.00000000142744</text:p>
              </table:table-cell>
              <table:table-cell office:value-type="float" office:value="0.00000000301525">
                <text:p>0.00000000301525</text:p>
              </table:table-cell>
              <table:table-cell office:value-type="float" office:value="0.00000000496672">
                <text:p>0.00000000496672</text:p>
              </table:table-cell>
              <table:table-cell office:value-type="float" office:value="0.0000000068987">
                <text:p>0.0000000068987</text:p>
              </table:table-cell>
              <table:table-cell office:value-type="float" office:value="0.00000000874671">
                <text:p>0.00000000874671</text:p>
              </table:table-cell>
              <table:table-cell office:value-type="float" office:value="0.00000000999209">
                <text:p>0.00000000999209</text:p>
              </table:table-cell>
              <table:table-cell office:value-type="float" office:value="0.0000000108035">
                <text:p>0.0000000108035</text:p>
              </table:table-cell>
              <table:table-cell office:value-type="float" office:value="0.0000000107314">
                <text:p>0.0000000107314</text:p>
              </table:table-cell>
              <table:table-cell office:value-type="float" office:value="0.0000000101463">
                <text:p>0.0000000101463</text:p>
              </table:table-cell>
              <table:table-cell office:value-type="float" office:value="0.00000000884971">
                <text:p>0.00000000884971</text:p>
              </table:table-cell>
              <table:table-cell office:value-type="float" office:value="0.00000000726803">
                <text:p>0.00000000726803</text:p>
              </table:table-cell>
              <table:table-cell office:value-type="float" office:value="0.00000000548136">
                <text:p>0.00000000548136</text:p>
              </table:table-cell>
              <table:table-cell office:value-type="float" office:value="0.00000000380897">
                <text:p>0.00000000380897</text:p>
              </table:table-cell>
              <table:table-cell office:value-type="float" office:value="0.00000000246541">
                <text:p>0.00000000246541</text:p>
              </table:table-cell>
              <table:table-cell office:value-type="float" office:value="0.00000000155756">
                <text:p>0.00000000155756</text:p>
              </table:table-cell>
              <table:table-cell office:value-type="float" office:value="0.00000000124028">
                <text:p>0.00000000124028</text:p>
              </table:table-cell>
              <table:table-cell office:value-type="float" office:value="0.00000000139148">
                <text:p>0.00000000139148</text:p>
              </table:table-cell>
              <table:table-cell office:value-type="float" office:value="0.00000000202872">
                <text:p>0.00000000202872</text:p>
              </table:table-cell>
              <table:table-cell office:value-type="float" office:value="0.00000000291387">
                <text:p>0.00000000291387</text:p>
              </table:table-cell>
              <table:table-cell office:value-type="float" office:value="0.00000000406845">
                <text:p>0.00000000406845</text:p>
              </table:table-cell>
              <table:table-cell office:value-type="float" office:value="0.00000000547024">
                <text:p>0.00000000547024</text:p>
              </table:table-cell>
              <table:table-cell office:value-type="float" office:value="0.00000000756758">
                <text:p>0.00000000756758</text:p>
              </table:table-cell>
              <table:table-cell office:value-type="float" office:value="0.000000011256">
                <text:p>0.000000011256</text:p>
              </table:table-cell>
              <table:table-cell office:value-type="float" office:value="0.0000000183349">
                <text:p>0.0000000183349</text:p>
              </table:table-cell>
              <table:table-cell office:value-type="float" office:value="0.0000000320526">
                <text:p>0.0000000320526</text:p>
              </table:table-cell>
              <table:table-cell office:value-type="float" office:value="0.0000000576976">
                <text:p>0.0000000576976</text:p>
              </table:table-cell>
              <table:table-cell office:value-type="float" office:value="0.000000104205">
                <text:p>0.000000104205</text:p>
              </table:table-cell>
              <table:table-cell office:value-type="float" office:value="0.000000185596">
                <text:p>0.000000185596</text:p>
              </table:table-cell>
              <table:table-cell office:value-type="float" office:value="0.000000325129">
                <text:p>0.000000325129</text:p>
              </table:table-cell>
              <table:table-cell office:value-type="float" office:value="0.000000559049">
                <text:p>0.000000559049</text:p>
              </table:table-cell>
              <table:table-cell office:value-type="float" office:value="0.000000947791">
                <text:p>0.000000947791</text:p>
              </table:table-cell>
              <table:table-cell office:value-type="float" office:value="0.00000158589">
                <text:p>0.00000158589</text:p>
              </table:table-cell>
              <table:table-cell office:value-type="float" office:value="0.0000026313">
                <text:p>0.0000026313</text:p>
              </table:table-cell>
              <table:table-cell office:value-type="float" office:value="0.00000433477">
                <text:p>0.00000433477</text:p>
              </table:table-cell>
              <table:table-cell office:value-type="float" office:value="0.00000711225">
                <text:p>0.00000711225</text:p>
              </table:table-cell>
              <table:table-cell office:value-type="float" office:value="0.0000116365">
                <text:p>0.0000116365</text:p>
              </table:table-cell>
              <table:table-cell office:value-type="float" office:value="0.0000190143">
                <text:p>0.0000190143</text:p>
              </table:table-cell>
              <table:table-cell office:value-type="float" office:value="0.0000310595">
                <text:p>0.0000310595</text:p>
              </table:table-cell>
              <table:table-cell office:value-type="float" office:value="0.0000507485">
                <text:p>0.0000507485</text:p>
              </table:table-cell>
              <table:table-cell office:value-type="float" office:value="0.000082984">
                <text:p>0.000082984</text:p>
              </table:table-cell>
              <table:table-cell office:value-type="float" office:value="0.000135825">
                <text:p>0.000135825</text:p>
              </table:table-cell>
              <table:table-cell office:value-type="float" office:value="0.000222554">
                <text:p>0.000222554</text:p>
              </table:table-cell>
              <table:table-cell office:value-type="float" office:value="0.000365061">
                <text:p>0.000365061</text:p>
              </table:table-cell>
              <table:table-cell office:value-type="float" office:value="0.000599394">
                <text:p>0.000599394</text:p>
              </table:table-cell>
              <table:table-cell office:value-type="float" office:value="0.000985032">
                <text:p>0.000985032</text:p>
              </table:table-cell>
              <table:table-cell office:value-type="float" office:value="0.00161988">
                <text:p>0.00161988</text:p>
              </table:table-cell>
              <table:table-cell office:value-type="float" office:value="0.00266536">
                <text:p>0.00266536</text:p>
              </table:table-cell>
              <table:table-cell office:value-type="float" office:value="0.00438699">
                <text:p>0.00438699</text:p>
              </table:table-cell>
              <table:table-cell office:value-type="float" office:value="0.00722151">
                <text:p>0.00722151</text:p>
              </table:table-cell>
              <table:table-cell office:value-type="float" office:value="0.0118853">
                <text:p>0.0118853</text:p>
              </table:table-cell>
              <table:table-cell office:value-type="float" office:value="0.0195504">
                <text:p>0.0195504</text:p>
              </table:table-cell>
              <table:table-cell office:value-type="float" office:value="0.0321231">
                <text:p>0.0321231</text:p>
              </table:table-cell>
              <table:table-cell office:value-type="float" office:value="0.0526785">
                <text:p>0.0526785</text:p>
              </table:table-cell>
              <table:table-cell office:value-type="float" office:value="0.0861025">
                <text:p>0.0861025</text:p>
              </table:table-cell>
              <table:table-cell office:value-type="float" office:value="0.13997">
                <text:p>0.13997</text:p>
              </table:table-cell>
              <table:table-cell office:value-type="float" office:value="0.225524">
                <text:p>0.225524</text:p>
              </table:table-cell>
              <table:table-cell office:value-type="float" office:value="0.358208">
                <text:p>0.358208</text:p>
              </table:table-cell>
              <table:table-cell office:value-type="float" office:value="0.556195">
                <text:p>0.556195</text:p>
              </table:table-cell>
              <table:table-cell office:value-type="float" office:value="0.833832">
                <text:p>0.833832</text:p>
              </table:table-cell>
              <table:table-cell office:value-type="float" office:value="1.18628">
                <text:p>1.18628</text:p>
              </table:table-cell>
              <table:table-cell office:value-type="float" office:value="1.56709">
                <text:p>1.56709</text:p>
              </table:table-cell>
              <table:table-cell office:value-type="float" office:value="1.87771">
                <text:p>1.87771</text:p>
              </table:table-cell>
              <table:table-cell office:value-type="float" office:value="2.00222">
                <text:p>2.00222</text:p>
              </table:table-cell>
              <table:table-cell office:value-type="float" office:value="1.88549">
                <text:p>1.88549</text:p>
              </table:table-cell>
              <table:table-cell office:value-type="float" office:value="1.57935">
                <text:p>1.57935</text:p>
              </table:table-cell>
              <table:table-cell office:value-type="float" office:value="1.19904">
                <text:p>1.19904</text:p>
              </table:table-cell>
              <table:table-cell office:value-type="float" office:value="0.844593">
                <text:p>0.844593</text:p>
              </table:table-cell>
              <table:table-cell office:value-type="float" office:value="0.564198">
                <text:p>0.564198</text:p>
              </table:table-cell>
              <table:table-cell office:value-type="float" office:value="0.363715">
                <text:p>0.363715</text:p>
              </table:table-cell>
              <table:table-cell office:value-type="float" office:value="0.229134">
                <text:p>0.229134</text:p>
              </table:table-cell>
              <table:table-cell office:value-type="float" office:value="0.142267">
                <text:p>0.142267</text:p>
              </table:table-cell>
              <table:table-cell office:value-type="float" office:value="0.087538">
                <text:p>0.087538</text:p>
              </table:table-cell>
              <table:table-cell office:value-type="float" office:value="0.053565">
                <text:p>0.053565</text:p>
              </table:table-cell>
              <table:table-cell office:value-type="float" office:value="0.032667">
                <text:p>0.032667</text:p>
              </table:table-cell>
              <table:table-cell office:value-type="float" office:value="0.0198828">
                <text:p>0.0198828</text:p>
              </table:table-cell>
              <table:table-cell office:value-type="float" office:value="0.0120884">
                <text:p>0.0120884</text:p>
              </table:table-cell>
              <table:table-cell office:value-type="float" office:value="0.0073458">
                <text:p>0.0073458</text:p>
              </table:table-cell>
              <table:table-cell office:value-type="float" office:value="0.0044635">
                <text:p>0.0044635</text:p>
              </table:table-cell>
              <table:table-cell office:value-type="float" office:value="0.00271275">
                <text:p>0.00271275</text:p>
              </table:table-cell>
              <table:table-cell office:value-type="float" office:value="0.00164948">
                <text:p>0.00164948</text:p>
              </table:table-cell>
              <table:table-cell office:value-type="float" office:value="0.00100366">
                <text:p>0.00100366</text:p>
              </table:table-cell>
              <table:table-cell office:value-type="float" office:value="0.000611161">
                <text:p>0.000611161</text:p>
              </table:table-cell>
              <table:table-cell office:value-type="float" office:value="0.000372444">
                <text:p>0.000372444</text:p>
              </table:table-cell>
              <table:table-cell office:value-type="float" office:value="0.000227217">
                <text:p>0.000227217</text:p>
              </table:table-cell>
              <table:table-cell office:value-type="float" office:value="0.000138774">
                <text:p>0.000138774</text:p>
              </table:table-cell>
              <table:table-cell office:value-type="float" office:value="0.0000848305">
                <text:p>0.0000848305</text:p>
              </table:table-cell>
              <table:table-cell office:value-type="float" office:value="0.0000519766">
                <text:p>0.0000519766</text:p>
              </table:table-cell>
              <table:table-cell office:value-type="float" office:value="0.0000319724">
                <text:p>0.0000319724</text:p>
              </table:table-cell>
              <table:table-cell office:value-type="float" office:value="0.0000197103">
                <text:p>0.0000197103</text:p>
              </table:table-cell>
              <table:table-cell office:value-type="float" office:value="0.0000122053">
                <text:p>0.0000122053</text:p>
              </table:table-cell>
              <table:table-cell office:value-type="float" office:value="0.0000076421">
                <text:p>0.0000076421</text:p>
              </table:table-cell>
              <table:table-cell office:value-type="float" office:value="0.0000047934">
                <text:p>0.0000047934</text:p>
              </table:table-cell>
              <table:table-cell office:value-type="float" office:value="0.00000298521">
                <text:p>0.00000298521</text:p>
              </table:table-cell>
              <table:table-cell office:value-type="float" office:value="0.00000188373">
                <text:p>0.00000188373</text:p>
              </table:table-cell>
              <table:table-cell office:value-type="float" office:value="0.0000011853">
                <text:p>0.0000011853</text:p>
              </table:table-cell>
              <table:table-cell office:value-type="float" office:value="0.000000705802">
                <text:p>0.000000705802</text:p>
              </table:table-cell>
              <table:table-cell office:value-type="float" office:value="0.000000420164">
                <text:p>0.000000420164</text:p>
              </table:table-cell>
              <table:table-cell office:value-type="float" office:value="0.000000256819">
                <text:p>0.000000256819</text:p>
              </table:table-cell>
              <table:table-cell office:value-type="float" office:value="0.000000137198">
                <text:p>0.000000137198</text:p>
              </table:table-cell>
              <table:table-cell office:value-type="float" office:value="0.0000000701105">
                <text:p>0.0000000701105</text:p>
              </table:table-cell>
              <table:table-cell office:value-type="float" office:value="0.0000000441942">
                <text:p>0.0000000441942</text:p>
              </table:table-cell>
              <table:table-cell office:value-type="float" office:value="0.0000000235536">
                <text:p>0.0000000235536</text:p>
              </table:table-cell>
              <table:table-cell office:value-type="float" office:value="0.0000000121785">
                <text:p>0.0000000121785</text:p>
              </table:table-cell>
              <table:table-cell office:value-type="float" office:value="0.0000000137354">
                <text:p>0.0000000137354</text:p>
              </table:table-cell>
              <table:table-cell office:value-type="float" office:value="0.0000000136454">
                <text:p>0.0000000136454</text:p>
              </table:table-cell>
              <table:table-cell office:value-type="float" office:value="0.0000000122852">
                <text:p>0.0000000122852</text:p>
              </table:table-cell>
              <table:table-cell office:value-type="float" office:value="0.000000019036">
                <text:p>0.000000019036</text:p>
              </table:table-cell>
              <table:table-cell office:value-type="float" office:value="0.0000000257163">
                <text:p>0.0000000257163</text:p>
              </table:table-cell>
              <table:table-cell office:value-type="float" office:value="0.0000000233927">
                <text:p>0.0000000233927</text:p>
              </table:table-cell>
              <table:table-cell office:value-type="float" office:value="0.0000000268823">
                <text:p>0.0000000268823</text:p>
              </table:table-cell>
              <table:table-cell office:value-type="float" office:value="0.0000000366596">
                <text:p>0.0000000366596</text:p>
              </table:table-cell>
              <table:table-cell office:value-type="float" office:value="0.0000000331162">
                <text:p>0.0000000331162</text:p>
              </table:table-cell>
              <table:table-cell office:value-type="float" office:value="0.0000000275539">
                <text:p>0.0000000275539</text:p>
              </table:table-cell>
              <table:table-cell office:value-type="float" office:value="0.0000000339198">
                <text:p>0.0000000339198</text:p>
              </table:table-cell>
              <table:table-cell office:value-type="float" office:value="0.0000000355105">
                <text:p>0.0000000355105</text:p>
              </table:table-cell>
              <table:table-cell office:value-type="float" office:value="0.0000000264928">
                <text:p>0.0000000264928</text:p>
              </table:table-cell>
              <table:table-cell office:value-type="float" office:value="0.0000000253601">
                <text:p>0.0000000253601</text:p>
              </table:table-cell>
              <table:table-cell office:value-type="float" office:value="0.0000000340828">
                <text:p>0.0000000340828</text:p>
              </table:table-cell>
              <table:table-cell office:value-type="float" office:value="0.0000000321713">
                <text:p>0.0000000321713</text:p>
              </table:table-cell>
              <table:table-cell office:value-type="float" office:value="0.0000000245598">
                <text:p>0.0000000245598</text:p>
              </table:table-cell>
              <table:table-cell office:value-type="float" office:value="0.0000000323479">
                <text:p>0.0000000323479</text:p>
              </table:table-cell>
              <table:table-cell office:value-type="float" office:value="0.0000000405234">
                <text:p>0.0000000405234</text:p>
              </table:table-cell>
              <table:table-cell office:value-type="float" office:value="0.0000000322207">
                <text:p>0.0000000322207</text:p>
              </table:table-cell>
              <table:table-cell office:value-type="float" office:value="0.0000000295903">
                <text:p>0.0000000295903</text:p>
              </table:table-cell>
              <table:table-cell office:value-type="float" office:value="0.0000000402551">
                <text:p>0.0000000402551</text:p>
              </table:table-cell>
              <table:table-cell office:value-type="float" office:value="0.0000000383047">
                <text:p>0.0000000383047</text:p>
              </table:table-cell>
              <table:table-cell office:value-type="float" office:value="0.000000026505">
                <text:p>0.000000026505</text:p>
              </table:table-cell>
              <table:table-cell office:value-type="float" office:value="0.0000000280537">
                <text:p>0.0000000280537</text:p>
              </table:table-cell>
              <table:table-cell office:value-type="float" office:value="0.0000000351597">
                <text:p>0.0000000351597</text:p>
              </table:table-cell>
              <table:table-cell office:value-type="float" office:value="0.0000000264256">
                <text:p>0.0000000264256</text:p>
              </table:table-cell>
              <table:table-cell office:value-type="float" office:value="0.0000000150451">
                <text:p>0.0000000150451</text:p>
              </table:table-cell>
              <table:table-cell office:value-type="float" office:value="0.0000000256038">
                <text:p>0.0000000256038</text:p>
              </table:table-cell>
              <table:table-cell office:value-type="float" office:value="0.0000000293583">
                <text:p>0.0000000293583</text:p>
              </table:table-cell>
              <table:table-cell office:value-type="float" office:value="0.0000000132647">
                <text:p>0.0000000132647</text:p>
              </table:table-cell>
              <table:table-cell office:value-type="float" office:value="0.0000000176074">
                <text:p>0.0000000176074</text:p>
              </table:table-cell>
              <table:table-cell office:value-type="float" office:value="0.0000000284762">
                <text:p>0.0000000284762</text:p>
              </table:table-cell>
              <table:table-cell office:value-type="float" office:value="0.000000019786">
                <text:p>0.000000019786</text:p>
              </table:table-cell>
              <table:table-cell office:value-type="float" office:value="0.0000000182439">
                <text:p>0.0000000182439</text:p>
              </table:table-cell>
              <table:table-cell office:value-type="float" office:value="0.0000000193277">
                <text:p>0.0000000193277</text:p>
              </table:table-cell>
              <table:table-cell office:value-type="float" office:value="0.0000000237404">
                <text:p>0.0000000237404</text:p>
              </table:table-cell>
              <table:table-cell office:value-type="float" office:value="0.0000000276895">
                <text:p>0.0000000276895</text:p>
              </table:table-cell>
              <table:table-cell office:value-type="float" office:value="0.000000010518">
                <text:p>0.000000010518</text:p>
              </table:table-cell>
              <table:table-cell office:value-type="float" office:value="0.0000000197482">
                <text:p>0.0000000197482</text:p>
              </table:table-cell>
              <table:table-cell office:value-type="float" office:value="0.0000000356028">
                <text:p>0.0000000356028</text:p>
              </table:table-cell>
              <table:table-cell office:value-type="float" office:value="0.0000000120026">
                <text:p>0.0000000120026</text:p>
              </table:table-cell>
              <table:table-cell office:value-type="float" office:value="0.0000000104822">
                <text:p>0.0000000104822</text:p>
              </table:table-cell>
              <table:table-cell office:value-type="float" office:value="0.0000000329904">
                <text:p>0.0000000329904</text:p>
              </table:table-cell>
              <table:table-cell office:value-type="float" office:value="0.0000000211796">
                <text:p>0.0000000211796</text:p>
              </table:table-cell>
              <table:table-cell office:value-type="float" office:value="0.00000000870608">
                <text:p>0.00000000870608</text:p>
              </table:table-cell>
              <table:table-cell office:value-type="float" office:value="0.0000000238509">
                <text:p>0.0000000238509</text:p>
              </table:table-cell>
              <table:table-cell office:value-type="float" office:value="0.000000024525">
                <text:p>0.000000024525</text:p>
              </table:table-cell>
              <table:table-cell office:value-type="float" office:value="0.0000000194808">
                <text:p>0.0000000194808</text:p>
              </table:table-cell>
              <table:table-cell office:value-type="float" office:value="0.0000000180524">
                <text:p>0.0000000180524</text:p>
              </table:table-cell>
              <table:table-cell office:value-type="float" office:value="0.0000000164399">
                <text:p>0.0000000164399</text:p>
              </table:table-cell>
              <table:table-cell office:value-type="float" office:value="0.0000000313404">
                <text:p>0.0000000313404</text:p>
              </table:table-cell>
              <table:table-cell office:value-type="float" office:value="0.0000000213076">
                <text:p>0.0000000213076</text:p>
              </table:table-cell>
              <table:table-cell office:value-type="float" office:value="0.00000000653019">
                <text:p>0.00000000653019</text:p>
              </table:table-cell>
              <table:table-cell office:value-type="float" office:value="0.0000000265508">
                <text:p>0.0000000265508</text:p>
              </table:table-cell>
              <table:table-cell office:value-type="float" office:value="0.0000000272504">
                <text:p>0.0000000272504</text:p>
              </table:table-cell>
              <table:table-cell office:value-type="float" office:value="0.00000000560241">
                <text:p>0.00000000560241</text:p>
              </table:table-cell>
              <table:table-cell office:value-type="float" office:value="0.0000000108118">
                <text:p>0.0000000108118</text:p>
              </table:table-cell>
              <table:table-cell office:value-type="float" office:value="0.0000000243738">
                <text:p>0.0000000243738</text:p>
              </table:table-cell>
              <table:table-cell office:value-type="float" office:value="0.0000000157438">
                <text:p>0.0000000157438</text:p>
              </table:table-cell>
              <table:table-cell office:value-type="float" office:value="0.00000000438379">
                <text:p>0.00000000438379</text:p>
              </table:table-cell>
              <table:table-cell office:value-type="float" office:value="0.0000000119836">
                <text:p>0.0000000119836</text:p>
              </table:table-cell>
              <table:table-cell office:value-type="float" office:value="0.000000025689">
                <text:p>0.000000025689</text:p>
              </table:table-cell>
              <table:table-cell office:value-type="float" office:value="0.0000000135801">
                <text:p>0.0000000135801</text:p>
              </table:table-cell>
              <table:table-cell office:value-type="float" office:value="0.00000000303434">
                <text:p>0.00000000303434</text:p>
              </table:table-cell>
              <table:table-cell office:value-type="float" office:value="0.0000000194951">
                <text:p>0.0000000194951</text:p>
              </table:table-cell>
              <table:table-cell office:value-type="float" office:value="0.0000000218391">
                <text:p>0.0000000218391</text:p>
              </table:table-cell>
              <table:table-cell office:value-type="float" office:value="0.0000000055664">
                <text:p>0.0000000055664</text:p>
              </table:table-cell>
              <table:table-cell office:value-type="float" office:value="0.00000000587264">
                <text:p>0.00000000587264</text:p>
              </table:table-cell>
              <table:table-cell office:value-type="float" office:value="0.000000016528">
                <text:p>0.000000016528</text:p>
              </table:table-cell>
              <table:table-cell office:value-type="float" office:value="0.0000000162548">
                <text:p>0.0000000162548</text:p>
              </table:table-cell>
              <table:table-cell office:value-type="float" office:value="0.00000000597512">
                <text:p>0.00000000597512</text:p>
              </table:table-cell>
              <table:table-cell office:value-type="float" office:value="0.0000000049006">
                <text:p>0.0000000049006</text:p>
              </table:table-cell>
              <table:table-cell office:value-type="float" office:value="0.0000000217545">
                <text:p>0.0000000217545</text:p>
              </table:table-cell>
              <table:table-cell office:value-type="float" office:value="0.000000020231">
                <text:p>0.000000020231</text:p>
              </table:table-cell>
              <table:table-cell office:value-type="float" office:value="0.00000000324136">
                <text:p>0.00000000324136</text:p>
              </table:table-cell>
              <table:table-cell office:value-type="float" office:value="0.0000000119825">
                <text:p>0.0000000119825</text:p>
              </table:table-cell>
              <table:table-cell office:value-type="float" office:value="0.0000000275894">
                <text:p>0.0000000275894</text:p>
              </table:table-cell>
              <table:table-cell office:value-type="float" office:value="0.000000014375">
                <text:p>0.000000014375</text:p>
              </table:table-cell>
              <table:table-cell office:value-type="float" office:value="0.00000000165298">
                <text:p>0.00000000165298</text:p>
              </table:table-cell>
              <table:table-cell office:value-type="float" office:value="0.0000000174389">
                <text:p>0.0000000174389</text:p>
              </table:table-cell>
              <table:table-cell office:value-type="float" office:value="0.0000000265588">
                <text:p>0.0000000265588</text:p>
              </table:table-cell>
              <table:table-cell office:value-type="float" office:value="0.00000000700393">
                <text:p>0.00000000700393</text:p>
              </table:table-cell>
              <table:table-cell office:value-type="float" office:value="0.00000000312536">
                <text:p>0.00000000312536</text:p>
              </table:table-cell>
              <table:table-cell office:value-type="float" office:value="0.0000000219854">
                <text:p>0.0000000219854</text:p>
              </table:table-cell>
              <table:table-cell office:value-type="float" office:value="0.0000000199995">
                <text:p>0.0000000199995</text:p>
              </table:table-cell>
              <table:table-cell office:value-type="float" office:value="0.0000000018961">
                <text:p>0.0000000018961</text:p>
              </table:table-cell>
              <table:table-cell office:value-type="float" office:value="0.00000000663782">
                <text:p>0.00000000663782</text:p>
              </table:table-cell>
              <table:table-cell office:value-type="float" office:value="0.0000000226999">
                <text:p>0.0000000226999</text:p>
              </table:table-cell>
              <table:table-cell office:value-type="float" office:value="0.0000000145967">
                <text:p>0.0000000145967</text:p>
              </table:table-cell>
              <table:table-cell office:value-type="float" office:value="0.000000000101991">
                <text:p>0.000000000101991</text:p>
              </table:table-cell>
              <table:table-cell office:value-type="float" office:value="0.0000000107597">
                <text:p>0.0000000107597</text:p>
              </table:table-cell>
              <table:table-cell office:value-type="float" office:value="0.000000019277">
                <text:p>0.000000019277</text:p>
              </table:table-cell>
              <table:table-cell office:value-type="float" office:value="0.00000000830599">
                <text:p>0.00000000830599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8:Sheet2.GS8</svg:desc>
                </draw:g>
              </table:table-cell>
              <table:table-cell office:value-type="float" office:value="0.000000000295459">
                <text:p>0.000000000295459</text:p>
              </table:table-cell>
              <table:table-cell office:value-type="float" office:value="0.00000000115336">
                <text:p>0.00000000115336</text:p>
              </table:table-cell>
              <table:table-cell office:value-type="float" office:value="0.00000000248951">
                <text:p>0.00000000248951</text:p>
              </table:table-cell>
              <table:table-cell office:value-type="float" office:value="0.00000000415829">
                <text:p>0.00000000415829</text:p>
              </table:table-cell>
              <table:table-cell office:value-type="float" office:value="0.0000000060208">
                <text:p>0.0000000060208</text:p>
              </table:table-cell>
              <table:table-cell office:value-type="float" office:value="0.00000000783876">
                <text:p>0.00000000783876</text:p>
              </table:table-cell>
              <table:table-cell office:value-type="float" office:value="0.00000000951011">
                <text:p>0.00000000951011</text:p>
              </table:table-cell>
              <table:table-cell office:value-type="float" office:value="0.0000000107601">
                <text:p>0.0000000107601</text:p>
              </table:table-cell>
              <table:table-cell office:value-type="float" office:value="0.0000000116018">
                <text:p>0.0000000116018</text:p>
              </table:table-cell>
              <table:table-cell office:value-type="float" office:value="0.0000000117973">
                <text:p>0.0000000117973</text:p>
              </table:table-cell>
              <table:table-cell office:value-type="float" office:value="0.0000000115015">
                <text:p>0.0000000115015</text:p>
              </table:table-cell>
              <table:table-cell office:value-type="float" office:value="0.000000010584">
                <text:p>0.000000010584</text:p>
              </table:table-cell>
              <table:table-cell office:value-type="float" office:value="0.00000000930013">
                <text:p>0.00000000930013</text:p>
              </table:table-cell>
              <table:table-cell office:value-type="float" office:value="0.00000000766838">
                <text:p>0.00000000766838</text:p>
              </table:table-cell>
              <table:table-cell office:value-type="float" office:value="0.00000000596071">
                <text:p>0.00000000596071</text:p>
              </table:table-cell>
              <table:table-cell office:value-type="float" office:value="0.00000000432875">
                <text:p>0.00000000432875</text:p>
              </table:table-cell>
              <table:table-cell office:value-type="float" office:value="0.00000000298925">
                <text:p>0.00000000298925</text:p>
              </table:table-cell>
              <table:table-cell office:value-type="float" office:value="0.00000000214518">
                <text:p>0.00000000214518</text:p>
              </table:table-cell>
              <table:table-cell office:value-type="float" office:value="0.00000000194787">
                <text:p>0.00000000194787</text:p>
              </table:table-cell>
              <table:table-cell office:value-type="float" office:value="0.00000000253935">
                <text:p>0.00000000253935</text:p>
              </table:table-cell>
              <table:table-cell office:value-type="float" office:value="0.00000000406314">
                <text:p>0.00000000406314</text:p>
              </table:table-cell>
              <table:table-cell office:value-type="float" office:value="0.00000000653886">
                <text:p>0.00000000653886</text:p>
              </table:table-cell>
              <table:table-cell office:value-type="float" office:value="0.0000000101965">
                <text:p>0.0000000101965</text:p>
              </table:table-cell>
              <table:table-cell office:value-type="float" office:value="0.000000015018">
                <text:p>0.000000015018</text:p>
              </table:table-cell>
              <table:table-cell office:value-type="float" office:value="0.0000000214332">
                <text:p>0.0000000214332</text:p>
              </table:table-cell>
              <table:table-cell office:value-type="float" office:value="0.0000000296711">
                <text:p>0.0000000296711</text:p>
              </table:table-cell>
              <table:table-cell office:value-type="float" office:value="0.0000000405926">
                <text:p>0.0000000405926</text:p>
              </table:table-cell>
              <table:table-cell office:value-type="float" office:value="0.0000000552664">
                <text:p>0.0000000552664</text:p>
              </table:table-cell>
              <table:table-cell office:value-type="float" office:value="0.0000000755564">
                <text:p>0.0000000755564</text:p>
              </table:table-cell>
              <table:table-cell office:value-type="float" office:value="0.000000104549">
                <text:p>0.000000104549</text:p>
              </table:table-cell>
              <table:table-cell office:value-type="float" office:value="0.000000147002">
                <text:p>0.000000147002</text:p>
              </table:table-cell>
              <table:table-cell office:value-type="float" office:value="0.00000021073">
                <text:p>0.00000021073</text:p>
              </table:table-cell>
              <table:table-cell office:value-type="float" office:value="0.000000308092">
                <text:p>0.000000308092</text:p>
              </table:table-cell>
              <table:table-cell office:value-type="float" office:value="0.000000459663">
                <text:p>0.000000459663</text:p>
              </table:table-cell>
              <table:table-cell office:value-type="float" office:value="0.000000699201">
                <text:p>0.000000699201</text:p>
              </table:table-cell>
              <table:table-cell office:value-type="float" office:value="0.00000107929">
                <text:p>0.00000107929</text:p>
              </table:table-cell>
              <table:table-cell office:value-type="float" office:value="0.00000169241">
                <text:p>0.00000169241</text:p>
              </table:table-cell>
              <table:table-cell office:value-type="float" office:value="0.00000268543">
                <text:p>0.00000268543</text:p>
              </table:table-cell>
              <table:table-cell office:value-type="float" office:value="0.00000430108">
                <text:p>0.00000430108</text:p>
              </table:table-cell>
              <table:table-cell office:value-type="float" office:value="0.00000693652">
                <text:p>0.00000693652</text:p>
              </table:table-cell>
              <table:table-cell office:value-type="float" office:value="0.0000112714">
                <text:p>0.0000112714</text:p>
              </table:table-cell>
              <table:table-cell office:value-type="float" office:value="0.0000183821">
                <text:p>0.0000183821</text:p>
              </table:table-cell>
              <table:table-cell office:value-type="float" office:value="0.0000300502">
                <text:p>0.0000300502</text:p>
              </table:table-cell>
              <table:table-cell office:value-type="float" office:value="0.0000492955">
                <text:p>0.0000492955</text:p>
              </table:table-cell>
              <table:table-cell office:value-type="float" office:value="0.0000810157">
                <text:p>0.0000810157</text:p>
              </table:table-cell>
              <table:table-cell office:value-type="float" office:value="0.00013313">
                <text:p>0.00013313</text:p>
              </table:table-cell>
              <table:table-cell office:value-type="float" office:value="0.00021905">
                <text:p>0.00021905</text:p>
              </table:table-cell>
              <table:table-cell office:value-type="float" office:value="0.000360889">
                <text:p>0.000360889</text:p>
              </table:table-cell>
              <table:table-cell office:value-type="float" office:value="0.000594249">
                <text:p>0.000594249</text:p>
              </table:table-cell>
              <table:table-cell office:value-type="float" office:value="0.000978459">
                <text:p>0.000978459</text:p>
              </table:table-cell>
              <table:table-cell office:value-type="float" office:value="0.00161274">
                <text:p>0.00161274</text:p>
              </table:table-cell>
              <table:table-cell office:value-type="float" office:value="0.00265749">
                <text:p>0.00265749</text:p>
              </table:table-cell>
              <table:table-cell office:value-type="float" office:value="0.00437648">
                <text:p>0.00437648</text:p>
              </table:table-cell>
              <table:table-cell office:value-type="float" office:value="0.00720937">
                <text:p>0.00720937</text:p>
              </table:table-cell>
              <table:table-cell office:value-type="float" office:value="0.0118739">
                <text:p>0.0118739</text:p>
              </table:table-cell>
              <table:table-cell office:value-type="float" office:value="0.0195349">
                <text:p>0.0195349</text:p>
              </table:table-cell>
              <table:table-cell office:value-type="float" office:value="0.0321019">
                <text:p>0.0321019</text:p>
              </table:table-cell>
              <table:table-cell office:value-type="float" office:value="0.0526618">
                <text:p>0.0526618</text:p>
              </table:table-cell>
              <table:table-cell office:value-type="float" office:value="0.0860931">
                <text:p>0.0860931</text:p>
              </table:table-cell>
              <table:table-cell office:value-type="float" office:value="0.139964">
                <text:p>0.139964</text:p>
              </table:table-cell>
              <table:table-cell office:value-type="float" office:value="0.225551">
                <text:p>0.225551</text:p>
              </table:table-cell>
              <table:table-cell office:value-type="float" office:value="0.358321">
                <text:p>0.358321</text:p>
              </table:table-cell>
              <table:table-cell office:value-type="float" office:value="0.556433">
                <text:p>0.556433</text:p>
              </table:table-cell>
              <table:table-cell office:value-type="float" office:value="0.834237">
                <text:p>0.834237</text:p>
              </table:table-cell>
              <table:table-cell office:value-type="float" office:value="1.18692">
                <text:p>1.18692</text:p>
              </table:table-cell>
              <table:table-cell office:value-type="float" office:value="1.56795">
                <text:p>1.56795</text:p>
              </table:table-cell>
              <table:table-cell office:value-type="float" office:value="1.87855">
                <text:p>1.87855</text:p>
              </table:table-cell>
              <table:table-cell office:value-type="float" office:value="2.00273">
                <text:p>2.00273</text:p>
              </table:table-cell>
              <table:table-cell office:value-type="float" office:value="1.88558">
                <text:p>1.88558</text:p>
              </table:table-cell>
              <table:table-cell office:value-type="float" office:value="1.57905">
                <text:p>1.57905</text:p>
              </table:table-cell>
              <table:table-cell office:value-type="float" office:value="1.19846">
                <text:p>1.19846</text:p>
              </table:table-cell>
              <table:table-cell office:value-type="float" office:value="0.843946">
                <text:p>0.843946</text:p>
              </table:table-cell>
              <table:table-cell office:value-type="float" office:value="0.563646">
                <text:p>0.563646</text:p>
              </table:table-cell>
              <table:table-cell office:value-type="float" office:value="0.363287">
                <text:p>0.363287</text:p>
              </table:table-cell>
              <table:table-cell office:value-type="float" office:value="0.228803">
                <text:p>0.228803</text:p>
              </table:table-cell>
              <table:table-cell office:value-type="float" office:value="0.142022">
                <text:p>0.142022</text:p>
              </table:table-cell>
              <table:table-cell office:value-type="float" office:value="0.0873776">
                <text:p>0.0873776</text:p>
              </table:table-cell>
              <table:table-cell office:value-type="float" office:value="0.0534652">
                <text:p>0.0534652</text:p>
              </table:table-cell>
              <table:table-cell office:value-type="float" office:value="0.0325966">
                <text:p>0.0325966</text:p>
              </table:table-cell>
              <table:table-cell office:value-type="float" office:value="0.0198318">
                <text:p>0.0198318</text:p>
              </table:table-cell>
              <table:table-cell office:value-type="float" office:value="0.0120567">
                <text:p>0.0120567</text:p>
              </table:table-cell>
              <table:table-cell office:value-type="float" office:value="0.00732669">
                <text:p>0.00732669</text:p>
              </table:table-cell>
              <table:table-cell office:value-type="float" office:value="0.00444797">
                <text:p>0.00444797</text:p>
              </table:table-cell>
              <table:table-cell office:value-type="float" office:value="0.00269858">
                <text:p>0.00269858</text:p>
              </table:table-cell>
              <table:table-cell office:value-type="float" office:value="0.00163835">
                <text:p>0.00163835</text:p>
              </table:table-cell>
              <table:table-cell office:value-type="float" office:value="0.000995626">
                <text:p>0.000995626</text:p>
              </table:table-cell>
              <table:table-cell office:value-type="float" office:value="0.000604865">
                <text:p>0.000604865</text:p>
              </table:table-cell>
              <table:table-cell office:value-type="float" office:value="0.00036684">
                <text:p>0.00036684</text:p>
              </table:table-cell>
              <table:table-cell office:value-type="float" office:value="0.000222381">
                <text:p>0.000222381</text:p>
              </table:table-cell>
              <table:table-cell office:value-type="float" office:value="0.000135706">
                <text:p>0.000135706</text:p>
              </table:table-cell>
              <table:table-cell office:value-type="float" office:value="0.0000833564">
                <text:p>0.0000833564</text:p>
              </table:table-cell>
              <table:table-cell office:value-type="float" office:value="0.0000507108">
                <text:p>0.0000507108</text:p>
              </table:table-cell>
              <table:table-cell office:value-type="float" office:value="0.0000307595">
                <text:p>0.0000307595</text:p>
              </table:table-cell>
              <table:table-cell office:value-type="float" office:value="0.0000192596">
                <text:p>0.0000192596</text:p>
              </table:table-cell>
              <table:table-cell office:value-type="float" office:value="0.0000122257">
                <text:p>0.0000122257</text:p>
              </table:table-cell>
              <table:table-cell office:value-type="float" office:value="0.00000754838">
                <text:p>0.00000754838</text:p>
              </table:table-cell>
              <table:table-cell office:value-type="float" office:value="0.00000472261">
                <text:p>0.00000472261</text:p>
              </table:table-cell>
              <table:table-cell office:value-type="float" office:value="0.00000308054">
                <text:p>0.00000308054</text:p>
              </table:table-cell>
              <table:table-cell office:value-type="float" office:value="0.0000019811">
                <text:p>0.0000019811</text:p>
              </table:table-cell>
              <table:table-cell office:value-type="float" office:value="0.0000013064">
                <text:p>0.0000013064</text:p>
              </table:table-cell>
              <table:table-cell office:value-type="float" office:value="0.000000908573">
                <text:p>0.000000908573</text:p>
              </table:table-cell>
              <table:table-cell office:value-type="float" office:value="0.000000569238">
                <text:p>0.000000569238</text:p>
              </table:table-cell>
              <table:table-cell office:value-type="float" office:value="0.000000346703">
                <text:p>0.000000346703</text:p>
              </table:table-cell>
              <table:table-cell office:value-type="float" office:value="0.000000291449">
                <text:p>0.000000291449</text:p>
              </table:table-cell>
              <table:table-cell office:value-type="float" office:value="0.000000245761">
                <text:p>0.000000245761</text:p>
              </table:table-cell>
              <table:table-cell office:value-type="float" office:value="0.000000139791">
                <text:p>0.000000139791</text:p>
              </table:table-cell>
              <table:table-cell office:value-type="float" office:value="0.0000000813506">
                <text:p>0.0000000813506</text:p>
              </table:table-cell>
              <table:table-cell office:value-type="float" office:value="0.000000103079">
                <text:p>0.000000103079</text:p>
              </table:table-cell>
              <table:table-cell office:value-type="float" office:value="0.0000000985686">
                <text:p>0.0000000985686</text:p>
              </table:table-cell>
              <table:table-cell office:value-type="float" office:value="0.000000050229">
                <text:p>0.000000050229</text:p>
              </table:table-cell>
              <table:table-cell office:value-type="float" office:value="0.0000000408404">
                <text:p>0.0000000408404</text:p>
              </table:table-cell>
              <table:table-cell office:value-type="float" office:value="0.0000000534896">
                <text:p>0.0000000534896</text:p>
              </table:table-cell>
              <table:table-cell office:value-type="float" office:value="0.0000000447251">
                <text:p>0.0000000447251</text:p>
              </table:table-cell>
              <table:table-cell office:value-type="float" office:value="0.0000000374487">
                <text:p>0.0000000374487</text:p>
              </table:table-cell>
              <table:table-cell office:value-type="float" office:value="0.000000031282">
                <text:p>0.000000031282</text:p>
              </table:table-cell>
              <table:table-cell office:value-type="float" office:value="0.0000000249009">
                <text:p>0.0000000249009</text:p>
              </table:table-cell>
              <table:table-cell office:value-type="float" office:value="0.0000000338926">
                <text:p>0.0000000338926</text:p>
              </table:table-cell>
              <table:table-cell office:value-type="float" office:value="0.0000000377402">
                <text:p>0.0000000377402</text:p>
              </table:table-cell>
              <table:table-cell office:value-type="float" office:value="0.0000000206811">
                <text:p>0.0000000206811</text:p>
              </table:table-cell>
              <table:table-cell office:value-type="float" office:value="0.0000000130011">
                <text:p>0.0000000130011</text:p>
              </table:table-cell>
              <table:table-cell office:value-type="float" office:value="0.0000000287125">
                <text:p>0.0000000287125</text:p>
              </table:table-cell>
              <table:table-cell office:value-type="float" office:value="0.0000000351613">
                <text:p>0.0000000351613</text:p>
              </table:table-cell>
              <table:table-cell office:value-type="float" office:value="0.0000000212535">
                <text:p>0.0000000212535</text:p>
              </table:table-cell>
              <table:table-cell office:value-type="float" office:value="0.0000000132137">
                <text:p>0.0000000132137</text:p>
              </table:table-cell>
              <table:table-cell office:value-type="float" office:value="0.0000000226814">
                <text:p>0.0000000226814</text:p>
              </table:table-cell>
              <table:table-cell office:value-type="float" office:value="0.0000000377776">
                <text:p>0.0000000377776</text:p>
              </table:table-cell>
              <table:table-cell office:value-type="float" office:value="0.0000000365461">
                <text:p>0.0000000365461</text:p>
              </table:table-cell>
              <table:table-cell office:value-type="float" office:value="0.0000000185623">
                <text:p>0.0000000185623</text:p>
              </table:table-cell>
              <table:table-cell office:value-type="float" office:value="0.0000000195251">
                <text:p>0.0000000195251</text:p>
              </table:table-cell>
              <table:table-cell office:value-type="float" office:value="0.0000000435619">
                <text:p>0.0000000435619</text:p>
              </table:table-cell>
              <table:table-cell office:value-type="float" office:value="0.0000000451625">
                <text:p>0.0000000451625</text:p>
              </table:table-cell>
              <table:table-cell office:value-type="float" office:value="0.0000000195738">
                <text:p>0.0000000195738</text:p>
              </table:table-cell>
              <table:table-cell office:value-type="float" office:value="0.0000000167429">
                <text:p>0.0000000167429</text:p>
              </table:table-cell>
              <table:table-cell office:value-type="float" office:value="0.0000000356864">
                <text:p>0.0000000356864</text:p>
              </table:table-cell>
              <table:table-cell office:value-type="float" office:value="0.0000000376472">
                <text:p>0.0000000376472</text:p>
              </table:table-cell>
              <table:table-cell office:value-type="float" office:value="0.0000000230659">
                <text:p>0.0000000230659</text:p>
              </table:table-cell>
              <table:table-cell office:value-type="float" office:value="0.000000013073">
                <text:p>0.000000013073</text:p>
              </table:table-cell>
              <table:table-cell office:value-type="float" office:value="0.0000000210171">
                <text:p>0.0000000210171</text:p>
              </table:table-cell>
              <table:table-cell office:value-type="float" office:value="0.0000000349247">
                <text:p>0.0000000349247</text:p>
              </table:table-cell>
              <table:table-cell office:value-type="float" office:value="0.0000000324209">
                <text:p>0.0000000324209</text:p>
              </table:table-cell>
              <table:table-cell office:value-type="float" office:value="0.0000000165232">
                <text:p>0.0000000165232</text:p>
              </table:table-cell>
              <table:table-cell office:value-type="float" office:value="0.0000000157774">
                <text:p>0.0000000157774</text:p>
              </table:table-cell>
              <table:table-cell office:value-type="float" office:value="0.0000000344274">
                <text:p>0.0000000344274</text:p>
              </table:table-cell>
              <table:table-cell office:value-type="float" office:value="0.0000000411104">
                <text:p>0.0000000411104</text:p>
              </table:table-cell>
              <table:table-cell office:value-type="float" office:value="0.0000000259871">
                <text:p>0.0000000259871</text:p>
              </table:table-cell>
              <table:table-cell office:value-type="float" office:value="0.0000000138502">
                <text:p>0.0000000138502</text:p>
              </table:table-cell>
              <table:table-cell office:value-type="float" office:value="0.0000000273022">
                <text:p>0.0000000273022</text:p>
              </table:table-cell>
              <table:table-cell office:value-type="float" office:value="0.0000000434458">
                <text:p>0.0000000434458</text:p>
              </table:table-cell>
              <table:table-cell office:value-type="float" office:value="0.000000031544">
                <text:p>0.000000031544</text:p>
              </table:table-cell>
              <table:table-cell office:value-type="float" office:value="0.0000000101975">
                <text:p>0.0000000101975</text:p>
              </table:table-cell>
              <table:table-cell office:value-type="float" office:value="0.0000000153418">
                <text:p>0.0000000153418</text:p>
              </table:table-cell>
              <table:table-cell office:value-type="float" office:value="0.0000000343428">
                <text:p>0.0000000343428</text:p>
              </table:table-cell>
              <table:table-cell office:value-type="float" office:value="0.0000000315647">
                <text:p>0.0000000315647</text:p>
              </table:table-cell>
              <table:table-cell office:value-type="float" office:value="0.0000000108735">
                <text:p>0.0000000108735</text:p>
              </table:table-cell>
              <table:table-cell office:value-type="float" office:value="0.00000000452222">
                <text:p>0.00000000452222</text:p>
              </table:table-cell>
              <table:table-cell office:value-type="float" office:value="0.0000000228613">
                <text:p>0.0000000228613</text:p>
              </table:table-cell>
              <table:table-cell office:value-type="float" office:value="0.0000000344815">
                <text:p>0.0000000344815</text:p>
              </table:table-cell>
              <table:table-cell office:value-type="float" office:value="0.0000000189294">
                <text:p>0.0000000189294</text:p>
              </table:table-cell>
              <table:table-cell office:value-type="float" office:value="0.0000000029002">
                <text:p>0.0000000029002</text:p>
              </table:table-cell>
              <table:table-cell office:value-type="float" office:value="0.000000015638">
                <text:p>0.000000015638</text:p>
              </table:table-cell>
              <table:table-cell office:value-type="float" office:value="0.0000000350464">
                <text:p>0.0000000350464</text:p>
              </table:table-cell>
              <table:table-cell office:value-type="float" office:value="0.0000000283031">
                <text:p>0.0000000283031</text:p>
              </table:table-cell>
              <table:table-cell office:value-type="float" office:value="0.00000000838522">
                <text:p>0.00000000838522</text:p>
              </table:table-cell>
              <table:table-cell office:value-type="float" office:value="0.00000000865136">
                <text:p>0.00000000865136</text:p>
              </table:table-cell>
              <table:table-cell office:value-type="float" office:value="0.0000000288189">
                <text:p>0.0000000288189</text:p>
              </table:table-cell>
              <table:table-cell office:value-type="float" office:value="0.000000034441">
                <text:p>0.000000034441</text:p>
              </table:table-cell>
              <table:table-cell office:value-type="float" office:value="0.000000015614">
                <text:p>0.000000015614</text:p>
              </table:table-cell>
              <table:table-cell office:value-type="float" office:value="0.00000000357749">
                <text:p>0.00000000357749</text:p>
              </table:table-cell>
              <table:table-cell office:value-type="float" office:value="0.0000000181565">
                <text:p>0.0000000181565</text:p>
              </table:table-cell>
              <table:table-cell office:value-type="float" office:value="0.0000000329944">
                <text:p>0.0000000329944</text:p>
              </table:table-cell>
              <table:table-cell office:value-type="float" office:value="0.0000000235977">
                <text:p>0.0000000235977</text:p>
              </table:table-cell>
              <table:table-cell office:value-type="float" office:value="0.00000000483758">
                <text:p>0.00000000483758</text:p>
              </table:table-cell>
              <table:table-cell office:value-type="float" office:value="0.00000000792086">
                <text:p>0.00000000792086</text:p>
              </table:table-cell>
              <table:table-cell office:value-type="float" office:value="0.0000000281393">
                <text:p>0.0000000281393</text:p>
              </table:table-cell>
              <table:table-cell office:value-type="float" office:value="0.000000032841">
                <text:p>0.000000032841</text:p>
              </table:table-cell>
              <table:table-cell office:value-type="float" office:value="0.0000000137826">
                <text:p>0.0000000137826</text:p>
              </table:table-cell>
              <table:table-cell office:value-type="float" office:value="0.00000000357006">
                <text:p>0.00000000357006</text:p>
              </table:table-cell>
              <table:table-cell office:value-type="float" office:value="0.0000000206884">
                <text:p>0.0000000206884</text:p>
              </table:table-cell>
              <table:table-cell office:value-type="float" office:value="0.0000000387009">
                <text:p>0.0000000387009</text:p>
              </table:table-cell>
              <table:table-cell office:value-type="float" office:value="0.0000000262183">
                <text:p>0.0000000262183</text:p>
              </table:table-cell>
              <table:table-cell office:value-type="float" office:value="0.00000000343013">
                <text:p>0.00000000343013</text:p>
              </table:table-cell>
              <table:table-cell office:value-type="float" office:value="0.0000000117202">
                <text:p>0.0000000117202</text:p>
              </table:table-cell>
              <table:table-cell office:value-type="float" office:value="0.0000000376525">
                <text:p>0.0000000376525</text:p>
              </table:table-cell>
              <table:table-cell office:value-type="float" office:value="0.0000000334292">
                <text:p>0.0000000334292</text:p>
              </table:table-cell>
              <table:table-cell office:value-type="float" office:value="0.00000000643064">
                <text:p>0.00000000643064</text:p>
              </table:table-cell>
              <table:table-cell office:value-type="float" office:value="0.00000000358521">
                <text:p>0.00000000358521</text:p>
              </table:table-cell>
              <table:table-cell office:value-type="float" office:value="0.0000000268378">
                <text:p>0.0000000268378</text:p>
              </table:table-cell>
              <table:table-cell office:value-type="float" office:value="0.0000000339968">
                <text:p>0.0000000339968</text:p>
              </table:table-cell>
              <table:table-cell office:value-type="float" office:value="0.0000000139465">
                <text:p>0.0000000139465</text:p>
              </table:table-cell>
              <table:table-cell office:value-type="float" office:value="0.00000000000198961">
                <text:p>0.00000000000198961</text:p>
              </table:table-cell>
              <table:table-cell office:value-type="float" office:value="0.0000000134159">
                <text:p>0.0000000134159</text:p>
              </table:table-cell>
              <table:table-cell office:value-type="float" office:value="0.0000000307372">
                <text:p>0.0000000307372</text:p>
              </table:table-cell>
              <table:table-cell office:value-type="float" office:value="0.000000024311">
                <text:p>0.000000024311</text:p>
              </table:table-cell>
              <table:table-cell office:value-type="float" office:value="0.00000000402385">
                <text:p>0.00000000402385</text:p>
              </table:table-cell>
              <table:table-cell office:value-type="float" office:value="0.00000000384092">
                <text:p>0.00000000384092</text:p>
              </table:table-cell>
              <table:table-cell office:value-type="float" office:value="0.0000000251956">
                <text:p>0.0000000251956</text:p>
              </table:table-cell>
              <table:table-cell office:value-type="float" office:value="0.0000000330823">
                <text:p>0.0000000330823</text:p>
              </table:table-cell>
              <table:table-cell office:value-type="float" office:value="0.0000000132308">
                <text:p>0.0000000132308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9:Sheet2.GS9</svg:desc>
                </draw:g>
              </table:table-cell>
              <table:table-cell office:value-type="float" office:value="0.000000000333019">
                <text:p>0.000000000333019</text:p>
              </table:table-cell>
              <table:table-cell office:value-type="float" office:value="0.0000000010825">
                <text:p>0.0000000010825</text:p>
              </table:table-cell>
              <table:table-cell office:value-type="float" office:value="0.00000000171695">
                <text:p>0.00000000171695</text:p>
              </table:table-cell>
              <table:table-cell office:value-type="float" office:value="0.00000000331791">
                <text:p>0.00000000331791</text:p>
              </table:table-cell>
              <table:table-cell office:value-type="float" office:value="0.00000000586105">
                <text:p>0.00000000586105</text:p>
              </table:table-cell>
              <table:table-cell office:value-type="float" office:value="0.00000000680118">
                <text:p>0.00000000680118</text:p>
              </table:table-cell>
              <table:table-cell office:value-type="float" office:value="0.00000000748202">
                <text:p>0.00000000748202</text:p>
              </table:table-cell>
              <table:table-cell office:value-type="float" office:value="0.0000000105911">
                <text:p>0.0000000105911</text:p>
              </table:table-cell>
              <table:table-cell office:value-type="float" office:value="0.0000000127633">
                <text:p>0.0000000127633</text:p>
              </table:table-cell>
              <table:table-cell office:value-type="float" office:value="0.0000000111281">
                <text:p>0.0000000111281</text:p>
              </table:table-cell>
              <table:table-cell office:value-type="float" office:value="0.0000000114464">
                <text:p>0.0000000114464</text:p>
              </table:table-cell>
              <table:table-cell office:value-type="float" office:value="0.000000014392">
                <text:p>0.000000014392</text:p>
              </table:table-cell>
              <table:table-cell office:value-type="float" office:value="0.000000013307">
                <text:p>0.000000013307</text:p>
              </table:table-cell>
              <table:table-cell office:value-type="float" office:value="0.00000000957781">
                <text:p>0.00000000957781</text:p>
              </table:table-cell>
              <table:table-cell office:value-type="float" office:value="0.00000000964579">
                <text:p>0.00000000964579</text:p>
              </table:table-cell>
              <table:table-cell office:value-type="float" office:value="0.0000000105691">
                <text:p>0.0000000105691</text:p>
              </table:table-cell>
              <table:table-cell office:value-type="float" office:value="0.00000000791358">
                <text:p>0.00000000791358</text:p>
              </table:table-cell>
              <table:table-cell office:value-type="float" office:value="0.00000000472963">
                <text:p>0.00000000472963</text:p>
              </table:table-cell>
              <table:table-cell office:value-type="float" office:value="0.00000000412544">
                <text:p>0.00000000412544</text:p>
              </table:table-cell>
              <table:table-cell office:value-type="float" office:value="0.00000000465577">
                <text:p>0.00000000465577</text:p>
              </table:table-cell>
              <table:table-cell office:value-type="float" office:value="0.00000000445563">
                <text:p>0.00000000445563</text:p>
              </table:table-cell>
              <table:table-cell office:value-type="float" office:value="0.00000000358695">
                <text:p>0.00000000358695</text:p>
              </table:table-cell>
              <table:table-cell office:value-type="float" office:value="0.00000000326284">
                <text:p>0.00000000326284</text:p>
              </table:table-cell>
              <table:table-cell office:value-type="float" office:value="0.00000000575528">
                <text:p>0.00000000575528</text:p>
              </table:table-cell>
              <table:table-cell office:value-type="float" office:value="0.0000000106424">
                <text:p>0.0000000106424</text:p>
              </table:table-cell>
              <table:table-cell office:value-type="float" office:value="0.0000000135591">
                <text:p>0.0000000135591</text:p>
              </table:table-cell>
              <table:table-cell office:value-type="float" office:value="0.0000000140625">
                <text:p>0.0000000140625</text:p>
              </table:table-cell>
              <table:table-cell office:value-type="float" office:value="0.0000000198788">
                <text:p>0.0000000198788</text:p>
              </table:table-cell>
              <table:table-cell office:value-type="float" office:value="0.0000000316572">
                <text:p>0.0000000316572</text:p>
              </table:table-cell>
              <table:table-cell office:value-type="float" office:value="0.000000040509">
                <text:p>0.000000040509</text:p>
              </table:table-cell>
              <table:table-cell office:value-type="float" office:value="0.0000000447075">
                <text:p>0.0000000447075</text:p>
              </table:table-cell>
              <table:table-cell office:value-type="float" office:value="0.0000000569709">
                <text:p>0.0000000569709</text:p>
              </table:table-cell>
              <table:table-cell office:value-type="float" office:value="0.0000000853555">
                <text:p>0.0000000853555</text:p>
              </table:table-cell>
              <table:table-cell office:value-type="float" office:value="0.000000115137">
                <text:p>0.000000115137</text:p>
              </table:table-cell>
              <table:table-cell office:value-type="float" office:value="0.000000139495">
                <text:p>0.000000139495</text:p>
              </table:table-cell>
              <table:table-cell office:value-type="float" office:value="0.000000192217">
                <text:p>0.000000192217</text:p>
              </table:table-cell>
              <table:table-cell office:value-type="float" office:value="0.00000030066">
                <text:p>0.00000030066</text:p>
              </table:table-cell>
              <table:table-cell office:value-type="float" office:value="0.000000443611">
                <text:p>0.000000443611</text:p>
              </table:table-cell>
              <table:table-cell office:value-type="float" office:value="0.000000631886">
                <text:p>0.000000631886</text:p>
              </table:table-cell>
              <table:table-cell office:value-type="float" office:value="0.000000973565">
                <text:p>0.000000973565</text:p>
              </table:table-cell>
              <table:table-cell office:value-type="float" office:value="0.00000158032">
                <text:p>0.00000158032</text:p>
              </table:table-cell>
              <table:table-cell office:value-type="float" office:value="0.00000252854">
                <text:p>0.00000252854</text:p>
              </table:table-cell>
              <table:table-cell office:value-type="float" office:value="0.00000401129">
                <text:p>0.00000401129</text:p>
              </table:table-cell>
              <table:table-cell office:value-type="float" office:value="0.00000647609">
                <text:p>0.00000647609</text:p>
              </table:table-cell>
              <table:table-cell office:value-type="float" office:value="0.0000106392">
                <text:p>0.0000106392</text:p>
              </table:table-cell>
              <table:table-cell office:value-type="float" office:value="0.0000176425">
                <text:p>0.0000176425</text:p>
              </table:table-cell>
              <table:table-cell office:value-type="float" office:value="0.000029019">
                <text:p>0.000029019</text:p>
              </table:table-cell>
              <table:table-cell office:value-type="float" office:value="0.0000473304">
                <text:p>0.0000473304</text:p>
              </table:table-cell>
              <table:table-cell office:value-type="float" office:value="0.0000782515">
                <text:p>0.0000782515</text:p>
              </table:table-cell>
              <table:table-cell office:value-type="float" office:value="0.000130505">
                <text:p>0.000130505</text:p>
              </table:table-cell>
              <table:table-cell office:value-type="float" office:value="0.00021522">
                <text:p>0.00021522</text:p>
              </table:table-cell>
              <table:table-cell office:value-type="float" office:value="0.000353578">
                <text:p>0.000353578</text:p>
              </table:table-cell>
              <table:table-cell office:value-type="float" office:value="0.000585535">
                <text:p>0.000585535</text:p>
              </table:table-cell>
              <table:table-cell office:value-type="float" office:value="0.000969996">
                <text:p>0.000969996</text:p>
              </table:table-cell>
              <table:table-cell office:value-type="float" office:value="0.00159957">
                <text:p>0.00159957</text:p>
              </table:table-cell>
              <table:table-cell office:value-type="float" office:value="0.0026387">
                <text:p>0.0026387</text:p>
              </table:table-cell>
              <table:table-cell office:value-type="float" office:value="0.00435715">
                <text:p>0.00435715</text:p>
              </table:table-cell>
              <table:table-cell office:value-type="float" office:value="0.00718556">
                <text:p>0.00718556</text:p>
              </table:table-cell>
              <table:table-cell office:value-type="float" office:value="0.0118433">
                <text:p>0.0118433</text:p>
              </table:table-cell>
              <table:table-cell office:value-type="float" office:value="0.0195118">
                <text:p>0.0195118</text:p>
              </table:table-cell>
              <table:table-cell office:value-type="float" office:value="0.0320833">
                <text:p>0.0320833</text:p>
              </table:table-cell>
              <table:table-cell office:value-type="float" office:value="0.0526268">
                <text:p>0.0526268</text:p>
              </table:table-cell>
              <table:table-cell office:value-type="float" office:value="0.0860768">
                <text:p>0.0860768</text:p>
              </table:table-cell>
              <table:table-cell office:value-type="float" office:value="0.140032">
                <text:p>0.140032</text:p>
              </table:table-cell>
              <table:table-cell office:value-type="float" office:value="0.225674">
                <text:p>0.225674</text:p>
              </table:table-cell>
              <table:table-cell office:value-type="float" office:value="0.358448">
                <text:p>0.358448</text:p>
              </table:table-cell>
              <table:table-cell office:value-type="float" office:value="0.55671">
                <text:p>0.55671</text:p>
              </table:table-cell>
              <table:table-cell office:value-type="float" office:value="0.834834">
                <text:p>0.834834</text:p>
              </table:table-cell>
              <table:table-cell office:value-type="float" office:value="1.18767">
                <text:p>1.18767</text:p>
              </table:table-cell>
              <table:table-cell office:value-type="float" office:value="1.56862">
                <text:p>1.56862</text:p>
              </table:table-cell>
              <table:table-cell office:value-type="float" office:value="1.87915">
                <text:p>1.87915</text:p>
              </table:table-cell>
              <table:table-cell office:value-type="float" office:value="2.00315">
                <text:p>2.00315</text:p>
              </table:table-cell>
              <table:table-cell office:value-type="float" office:value="1.88553">
                <text:p>1.88553</text:p>
              </table:table-cell>
              <table:table-cell office:value-type="float" office:value="1.57861">
                <text:p>1.57861</text:p>
              </table:table-cell>
              <table:table-cell office:value-type="float" office:value="1.19791">
                <text:p>1.19791</text:p>
              </table:table-cell>
              <table:table-cell office:value-type="float" office:value="0.843426">
                <text:p>0.843426</text:p>
              </table:table-cell>
              <table:table-cell office:value-type="float" office:value="0.563205">
                <text:p>0.563205</text:p>
              </table:table-cell>
              <table:table-cell office:value-type="float" office:value="0.362961">
                <text:p>0.362961</text:p>
              </table:table-cell>
              <table:table-cell office:value-type="float" office:value="0.228562">
                <text:p>0.228562</text:p>
              </table:table-cell>
              <table:table-cell office:value-type="float" office:value="0.141823">
                <text:p>0.141823</text:p>
              </table:table-cell>
              <table:table-cell office:value-type="float" office:value="0.0872184">
                <text:p>0.0872184</text:p>
              </table:table-cell>
              <table:table-cell office:value-type="float" office:value="0.0533534">
                <text:p>0.0533534</text:p>
              </table:table-cell>
              <table:table-cell office:value-type="float" office:value="0.03252">
                <text:p>0.03252</text:p>
              </table:table-cell>
              <table:table-cell office:value-type="float" office:value="0.0197699">
                <text:p>0.0197699</text:p>
              </table:table-cell>
              <table:table-cell office:value-type="float" office:value="0.0119993">
                <text:p>0.0119993</text:p>
              </table:table-cell>
              <table:table-cell office:value-type="float" office:value="0.00727904">
                <text:p>0.00727904</text:p>
              </table:table-cell>
              <table:table-cell office:value-type="float" office:value="0.00441693">
                <text:p>0.00441693</text:p>
              </table:table-cell>
              <table:table-cell office:value-type="float" office:value="0.00268033">
                <text:p>0.00268033</text:p>
              </table:table-cell>
              <table:table-cell office:value-type="float" office:value="0.00162377">
                <text:p>0.00162377</text:p>
              </table:table-cell>
              <table:table-cell office:value-type="float" office:value="0.000981115">
                <text:p>0.000981115</text:p>
              </table:table-cell>
              <table:table-cell office:value-type="float" office:value="0.000593604">
                <text:p>0.000593604</text:p>
              </table:table-cell>
              <table:table-cell office:value-type="float" office:value="0.000361353">
                <text:p>0.000361353</text:p>
              </table:table-cell>
              <table:table-cell office:value-type="float" office:value="0.000220158">
                <text:p>0.000220158</text:p>
              </table:table-cell>
              <table:table-cell office:value-type="float" office:value="0.000132995">
                <text:p>0.000132995</text:p>
              </table:table-cell>
              <table:table-cell office:value-type="float" office:value="0.0000798371">
                <text:p>0.0000798371</text:p>
              </table:table-cell>
              <table:table-cell office:value-type="float" office:value="0.0000482329">
                <text:p>0.0000482329</text:p>
              </table:table-cell>
              <table:table-cell office:value-type="float" office:value="0.0000295742">
                <text:p>0.0000295742</text:p>
              </table:table-cell>
              <table:table-cell office:value-type="float" office:value="0.0000182074">
                <text:p>0.0000182074</text:p>
              </table:table-cell>
              <table:table-cell office:value-type="float" office:value="0.0000110182">
                <text:p>0.0000110182</text:p>
              </table:table-cell>
              <table:table-cell office:value-type="float" office:value="0.00000651327">
                <text:p>0.00000651327</text:p>
              </table:table-cell>
              <table:table-cell office:value-type="float" office:value="0.00000384861">
                <text:p>0.00000384861</text:p>
              </table:table-cell>
              <table:table-cell office:value-type="float" office:value="0.00000239152">
                <text:p>0.00000239152</text:p>
              </table:table-cell>
              <table:table-cell office:value-type="float" office:value="0.0000015759">
                <text:p>0.0000015759</text:p>
              </table:table-cell>
              <table:table-cell office:value-type="float" office:value="0.00000103501">
                <text:p>0.00000103501</text:p>
              </table:table-cell>
              <table:table-cell office:value-type="float" office:value="0.000000651229">
                <text:p>0.000000651229</text:p>
              </table:table-cell>
              <table:table-cell office:value-type="float" office:value="0.000000401434">
                <text:p>0.000000401434</text:p>
              </table:table-cell>
              <table:table-cell office:value-type="float" office:value="0.000000270863">
                <text:p>0.000000270863</text:p>
              </table:table-cell>
              <table:table-cell office:value-type="float" office:value="0.000000222845">
                <text:p>0.000000222845</text:p>
              </table:table-cell>
              <table:table-cell office:value-type="float" office:value="0.000000204041">
                <text:p>0.000000204041</text:p>
              </table:table-cell>
              <table:table-cell office:value-type="float" office:value="0.000000174336">
                <text:p>0.000000174336</text:p>
              </table:table-cell>
              <table:table-cell office:value-type="float" office:value="0.000000122272">
                <text:p>0.000000122272</text:p>
              </table:table-cell>
              <table:table-cell office:value-type="float" office:value="0.0000000762552">
                <text:p>0.0000000762552</text:p>
              </table:table-cell>
              <table:table-cell office:value-type="float" office:value="0.0000000639971">
                <text:p>0.0000000639971</text:p>
              </table:table-cell>
              <table:table-cell office:value-type="float" office:value="0.0000000741973">
                <text:p>0.0000000741973</text:p>
              </table:table-cell>
              <table:table-cell office:value-type="float" office:value="0.0000000788703">
                <text:p>0.0000000788703</text:p>
              </table:table-cell>
              <table:table-cell office:value-type="float" office:value="0.0000000608982">
                <text:p>0.0000000608982</text:p>
              </table:table-cell>
              <table:table-cell office:value-type="float" office:value="0.000000032944">
                <text:p>0.000000032944</text:p>
              </table:table-cell>
              <table:table-cell office:value-type="float" office:value="0.0000000219822">
                <text:p>0.0000000219822</text:p>
              </table:table-cell>
              <table:table-cell office:value-type="float" office:value="0.0000000371976">
                <text:p>0.0000000371976</text:p>
              </table:table-cell>
              <table:table-cell office:value-type="float" office:value="0.0000000564996">
                <text:p>0.0000000564996</text:p>
              </table:table-cell>
              <table:table-cell office:value-type="float" office:value="0.0000000489908">
                <text:p>0.0000000489908</text:p>
              </table:table-cell>
              <table:table-cell office:value-type="float" office:value="0.0000000231759">
                <text:p>0.0000000231759</text:p>
              </table:table-cell>
              <table:table-cell office:value-type="float" office:value="0.0000000159013">
                <text:p>0.0000000159013</text:p>
              </table:table-cell>
              <table:table-cell office:value-type="float" office:value="0.0000000381437">
                <text:p>0.0000000381437</text:p>
              </table:table-cell>
              <table:table-cell office:value-type="float" office:value="0.0000000582882">
                <text:p>0.0000000582882</text:p>
              </table:table-cell>
              <table:table-cell office:value-type="float" office:value="0.0000000472163">
                <text:p>0.0000000472163</text:p>
              </table:table-cell>
              <table:table-cell office:value-type="float" office:value="0.0000000220432">
                <text:p>0.0000000220432</text:p>
              </table:table-cell>
              <table:table-cell office:value-type="float" office:value="0.0000000177076">
                <text:p>0.0000000177076</text:p>
              </table:table-cell>
              <table:table-cell office:value-type="float" office:value="0.0000000392282">
                <text:p>0.0000000392282</text:p>
              </table:table-cell>
              <table:table-cell office:value-type="float" office:value="0.0000000539311">
                <text:p>0.0000000539311</text:p>
              </table:table-cell>
              <table:table-cell office:value-type="float" office:value="0.0000000403371">
                <text:p>0.0000000403371</text:p>
              </table:table-cell>
              <table:table-cell office:value-type="float" office:value="0.0000000168536">
                <text:p>0.0000000168536</text:p>
              </table:table-cell>
              <table:table-cell office:value-type="float" office:value="0.0000000122308">
                <text:p>0.0000000122308</text:p>
              </table:table-cell>
              <table:table-cell office:value-type="float" office:value="0.0000000286053">
                <text:p>0.0000000286053</text:p>
              </table:table-cell>
              <table:table-cell office:value-type="float" office:value="0.0000000407152">
                <text:p>0.0000000407152</text:p>
              </table:table-cell>
              <table:table-cell office:value-type="float" office:value="0.0000000320221">
                <text:p>0.0000000320221</text:p>
              </table:table-cell>
              <table:table-cell office:value-type="float" office:value="0.0000000124106">
                <text:p>0.0000000124106</text:p>
              </table:table-cell>
              <table:table-cell office:value-type="float" office:value="0.00000000592033">
                <text:p>0.00000000592033</text:p>
              </table:table-cell>
              <table:table-cell office:value-type="float" office:value="0.0000000194428">
                <text:p>0.0000000194428</text:p>
              </table:table-cell>
              <table:table-cell office:value-type="float" office:value="0.0000000351742">
                <text:p>0.0000000351742</text:p>
              </table:table-cell>
              <table:table-cell office:value-type="float" office:value="0.0000000336865">
                <text:p>0.0000000336865</text:p>
              </table:table-cell>
              <table:table-cell office:value-type="float" office:value="0.0000000171429">
                <text:p>0.0000000171429</text:p>
              </table:table-cell>
              <table:table-cell office:value-type="float" office:value="0.00000000781127">
                <text:p>0.00000000781127</text:p>
              </table:table-cell>
              <table:table-cell office:value-type="float" office:value="0.0000000187633">
                <text:p>0.0000000187633</text:p>
              </table:table-cell>
              <table:table-cell office:value-type="float" office:value="0.0000000386942">
                <text:p>0.0000000386942</text:p>
              </table:table-cell>
              <table:table-cell office:value-type="float" office:value="0.00000004283">
                <text:p>0.00000004283</text:p>
              </table:table-cell>
              <table:table-cell office:value-type="float" office:value="0.0000000259224">
                <text:p>0.0000000259224</text:p>
              </table:table-cell>
              <table:table-cell office:value-type="float" office:value="0.00000000995837">
                <text:p>0.00000000995837</text:p>
              </table:table-cell>
              <table:table-cell office:value-type="float" office:value="0.0000000182495">
                <text:p>0.0000000182495</text:p>
              </table:table-cell>
              <table:table-cell office:value-type="float" office:value="0.0000000417999">
                <text:p>0.0000000417999</text:p>
              </table:table-cell>
              <table:table-cell office:value-type="float" office:value="0.0000000484619">
                <text:p>0.0000000484619</text:p>
              </table:table-cell>
              <table:table-cell office:value-type="float" office:value="0.0000000269819">
                <text:p>0.0000000269819</text:p>
              </table:table-cell>
              <table:table-cell office:value-type="float" office:value="0.00000000580154">
                <text:p>0.00000000580154</text:p>
              </table:table-cell>
              <table:table-cell office:value-type="float" office:value="0.0000000150453">
                <text:p>0.0000000150453</text:p>
              </table:table-cell>
              <table:table-cell office:value-type="float" office:value="0.0000000410254">
                <text:p>0.0000000410254</text:p>
              </table:table-cell>
              <table:table-cell office:value-type="float" office:value="0.000000046942">
                <text:p>0.000000046942</text:p>
              </table:table-cell>
              <table:table-cell office:value-type="float" office:value="0.0000000239854">
                <text:p>0.0000000239854</text:p>
              </table:table-cell>
              <table:table-cell office:value-type="float" office:value="0.00000000369829">
                <text:p>0.00000000369829</text:p>
              </table:table-cell>
              <table:table-cell office:value-type="float" office:value="0.0000000127569">
                <text:p>0.0000000127569</text:p>
              </table:table-cell>
              <table:table-cell office:value-type="float" office:value="0.0000000391544">
                <text:p>0.0000000391544</text:p>
              </table:table-cell>
              <table:table-cell office:value-type="float" office:value="0.0000000471041">
                <text:p>0.0000000471041</text:p>
              </table:table-cell>
              <table:table-cell office:value-type="float" office:value="0.000000026624">
                <text:p>0.000000026624</text:p>
              </table:table-cell>
              <table:table-cell office:value-type="float" office:value="0.00000000535787">
                <text:p>0.00000000535787</text:p>
              </table:table-cell>
              <table:table-cell office:value-type="float" office:value="0.0000000128212">
                <text:p>0.0000000128212</text:p>
              </table:table-cell>
              <table:table-cell office:value-type="float" office:value="0.0000000396341">
                <text:p>0.0000000396341</text:p>
              </table:table-cell>
              <table:table-cell office:value-type="float" office:value="0.000000050034">
                <text:p>0.000000050034</text:p>
              </table:table-cell>
              <table:table-cell office:value-type="float" office:value="0.0000000290742">
                <text:p>0.0000000290742</text:p>
              </table:table-cell>
              <table:table-cell office:value-type="float" office:value="0.00000000525316">
                <text:p>0.00000000525316</text:p>
              </table:table-cell>
              <table:table-cell office:value-type="float" office:value="0.0000000115141">
                <text:p>0.0000000115141</text:p>
              </table:table-cell>
              <table:table-cell office:value-type="float" office:value="0.0000000381209">
                <text:p>0.0000000381209</text:p>
              </table:table-cell>
              <table:table-cell office:value-type="float" office:value="0.0000000464122">
                <text:p>0.0000000464122</text:p>
              </table:table-cell>
              <table:table-cell office:value-type="float" office:value="0.0000000243284">
                <text:p>0.0000000243284</text:p>
              </table:table-cell>
              <table:table-cell office:value-type="float" office:value="0.0000000025017">
                <text:p>0.0000000025017</text:p>
              </table:table-cell>
              <table:table-cell office:value-type="float" office:value="0.00000000793554">
                <text:p>0.00000000793554</text:p>
              </table:table-cell>
              <table:table-cell office:value-type="float" office:value="0.0000000292572">
                <text:p>0.0000000292572</text:p>
              </table:table-cell>
              <table:table-cell office:value-type="float" office:value="0.0000000364624">
                <text:p>0.0000000364624</text:p>
              </table:table-cell>
              <table:table-cell office:value-type="float" office:value="0.000000021545">
                <text:p>0.000000021545</text:p>
              </table:table-cell>
              <table:table-cell office:value-type="float" office:value="0.00000000336244">
                <text:p>0.00000000336244</text:p>
              </table:table-cell>
              <table:table-cell office:value-type="float" office:value="0.00000000327443">
                <text:p>0.00000000327443</text:p>
              </table:table-cell>
              <table:table-cell office:value-type="float" office:value="0.0000000202306">
                <text:p>0.0000000202306</text:p>
              </table:table-cell>
              <table:table-cell office:value-type="float" office:value="0.0000000341108">
                <text:p>0.0000000341108</text:p>
              </table:table-cell>
              <table:table-cell office:value-type="float" office:value="0.0000000281699">
                <text:p>0.0000000281699</text:p>
              </table:table-cell>
              <table:table-cell office:value-type="float" office:value="0.00000000931944">
                <text:p>0.00000000931944</text:p>
              </table:table-cell>
              <table:table-cell office:value-type="float" office:value="0.00000000157875">
                <text:p>0.00000000157875</text:p>
              </table:table-cell>
              <table:table-cell office:value-type="float" office:value="0.0000000184757">
                <text:p>0.0000000184757</text:p>
              </table:table-cell>
              <table:table-cell office:value-type="float" office:value="0.0000000412464">
                <text:p>0.0000000412464</text:p>
              </table:table-cell>
              <table:table-cell office:value-type="float" office:value="0.0000000392179">
                <text:p>0.0000000392179</text:p>
              </table:table-cell>
              <table:table-cell office:value-type="float" office:value="0.000000013414">
                <text:p>0.000000013414</text:p>
              </table:table-cell>
              <table:table-cell office:value-type="float" office:value="0.00000000063359">
                <text:p>0.00000000063359</text:p>
              </table:table-cell>
              <table:table-cell office:value-type="float" office:value="0.000000021368">
                <text:p>0.000000021368</text:p>
              </table:table-cell>
              <table:table-cell office:value-type="float" office:value="0.0000000473519">
                <text:p>0.0000000473519</text:p>
              </table:table-cell>
              <table:table-cell office:value-type="float" office:value="0.0000000416269">
                <text:p>0.0000000416269</text:p>
              </table:table-cell>
              <table:table-cell office:value-type="float" office:value="0.0000000124445">
                <text:p>0.0000000124445</text:p>
              </table:table-cell>
              <table:table-cell office:value-type="float" office:value="0.00000000048766">
                <text:p>0.00000000048766</text:p>
              </table:table-cell>
              <table:table-cell office:value-type="float" office:value="0.0000000208424">
                <text:p>0.0000000208424</text:p>
              </table:table-cell>
              <table:table-cell office:value-type="float" office:value="0.0000000444301">
                <text:p>0.0000000444301</text:p>
              </table:table-cell>
              <table:table-cell office:value-type="float" office:value="0.0000000396447">
                <text:p>0.0000000396447</text:p>
              </table:table-cell>
              <table:table-cell office:value-type="float" office:value="0.0000000134712">
                <text:p>0.0000000134712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10:Sheet2.GS10</svg:desc>
                </draw:g>
              </table:table-cell>
              <table:table-cell office:value-type="float" office:value="0.000000000152806">
                <text:p>0.000000000152806</text:p>
              </table:table-cell>
              <table:table-cell office:value-type="float" office:value="0.000000000245084">
                <text:p>0.000000000245084</text:p>
              </table:table-cell>
              <table:table-cell office:value-type="float" office:value="0.00000000213414">
                <text:p>0.00000000213414</text:p>
              </table:table-cell>
              <table:table-cell office:value-type="float" office:value="0.00000000650906">
                <text:p>0.00000000650906</text:p>
              </table:table-cell>
              <table:table-cell office:value-type="float" office:value="0.00000000422612">
                <text:p>0.00000000422612</text:p>
              </table:table-cell>
              <table:table-cell office:value-type="float" office:value="0.00000000222014">
                <text:p>0.00000000222014</text:p>
              </table:table-cell>
              <table:table-cell office:value-type="float" office:value="0.00000000762972">
                <text:p>0.00000000762972</text:p>
              </table:table-cell>
              <table:table-cell office:value-type="float" office:value="0.0000000190024">
                <text:p>0.0000000190024</text:p>
              </table:table-cell>
              <table:table-cell office:value-type="float" office:value="0.0000000117179">
                <text:p>0.0000000117179</text:p>
              </table:table-cell>
              <table:table-cell office:value-type="float" office:value="0.00000000554361">
                <text:p>0.00000000554361</text:p>
              </table:table-cell>
              <table:table-cell office:value-type="float" office:value="0.0000000123292">
                <text:p>0.0000000123292</text:p>
              </table:table-cell>
              <table:table-cell office:value-type="float" office:value="0.0000000220976">
                <text:p>0.0000000220976</text:p>
              </table:table-cell>
              <table:table-cell office:value-type="float" office:value="0.0000000153056">
                <text:p>0.0000000153056</text:p>
              </table:table-cell>
              <table:table-cell office:value-type="float" office:value="0.00000000958682">
                <text:p>0.00000000958682</text:p>
              </table:table-cell>
              <table:table-cell office:value-type="float" office:value="0.0000000114523">
                <text:p>0.0000000114523</text:p>
              </table:table-cell>
              <table:table-cell office:value-type="float" office:value="0.0000000134018">
                <text:p>0.0000000134018</text:p>
              </table:table-cell>
              <table:table-cell office:value-type="float" office:value="0.0000000117698">
                <text:p>0.0000000117698</text:p>
              </table:table-cell>
              <table:table-cell office:value-type="float" office:value="0.000000011814">
                <text:p>0.000000011814</text:p>
              </table:table-cell>
              <table:table-cell office:value-type="float" office:value="0.00000000952243">
                <text:p>0.00000000952243</text:p>
              </table:table-cell>
              <table:table-cell office:value-type="float" office:value="0.00000000551166">
                <text:p>0.00000000551166</text:p>
              </table:table-cell>
              <table:table-cell office:value-type="float" office:value="0.00000000359339">
                <text:p>0.00000000359339</text:p>
              </table:table-cell>
              <table:table-cell office:value-type="float" office:value="0.00000000820769">
                <text:p>0.00000000820769</text:p>
              </table:table-cell>
              <table:table-cell office:value-type="float" office:value="0.0000000103582">
                <text:p>0.0000000103582</text:p>
              </table:table-cell>
              <table:table-cell office:value-type="float" office:value="0.00000000778049">
                <text:p>0.00000000778049</text:p>
              </table:table-cell>
              <table:table-cell office:value-type="float" office:value="0.0000000010266">
                <text:p>0.0000000010266</text:p>
              </table:table-cell>
              <table:table-cell office:value-type="float" office:value="0.00000000237489">
                <text:p>0.00000000237489</text:p>
              </table:table-cell>
              <table:table-cell office:value-type="float" office:value="0.0000000110477">
                <text:p>0.0000000110477</text:p>
              </table:table-cell>
              <table:table-cell office:value-type="float" office:value="0.0000000147844">
                <text:p>0.0000000147844</text:p>
              </table:table-cell>
              <table:table-cell office:value-type="float" office:value="0.00000000846833">
                <text:p>0.00000000846833</text:p>
              </table:table-cell>
              <table:table-cell office:value-type="float" office:value="0.00000000455543">
                <text:p>0.00000000455543</text:p>
              </table:table-cell>
              <table:table-cell office:value-type="float" office:value="0.0000000110651">
                <text:p>0.0000000110651</text:p>
              </table:table-cell>
              <table:table-cell office:value-type="float" office:value="0.0000000182667">
                <text:p>0.0000000182667</text:p>
              </table:table-cell>
              <table:table-cell office:value-type="float" office:value="0.0000000197457">
                <text:p>0.0000000197457</text:p>
              </table:table-cell>
              <table:table-cell office:value-type="float" office:value="0.0000000185799">
                <text:p>0.0000000185799</text:p>
              </table:table-cell>
              <table:table-cell office:value-type="float" office:value="0.0000000192286">
                <text:p>0.0000000192286</text:p>
              </table:table-cell>
              <table:table-cell office:value-type="float" office:value="0.0000000225888">
                <text:p>0.0000000225888</text:p>
              </table:table-cell>
              <table:table-cell office:value-type="float" office:value="0.0000000364786">
                <text:p>0.0000000364786</text:p>
              </table:table-cell>
              <table:table-cell office:value-type="float" office:value="0.0000000560669">
                <text:p>0.0000000560669</text:p>
              </table:table-cell>
              <table:table-cell office:value-type="float" office:value="0.0000000624467">
                <text:p>0.0000000624467</text:p>
              </table:table-cell>
              <table:table-cell office:value-type="float" office:value="0.0000000849132">
                <text:p>0.0000000849132</text:p>
              </table:table-cell>
              <table:table-cell office:value-type="float" office:value="0.000000166703">
                <text:p>0.000000166703</text:p>
              </table:table-cell>
              <table:table-cell office:value-type="float" office:value="0.000000298949">
                <text:p>0.000000298949</text:p>
              </table:table-cell>
              <table:table-cell office:value-type="float" office:value="0.000000465502">
                <text:p>0.000000465502</text:p>
              </table:table-cell>
              <table:table-cell office:value-type="float" office:value="0.000000734573">
                <text:p>0.000000734573</text:p>
              </table:table-cell>
              <table:table-cell office:value-type="float" office:value="0.00000126016">
                <text:p>0.00000126016</text:p>
              </table:table-cell>
              <table:table-cell office:value-type="float" office:value="0.00000220579">
                <text:p>0.00000220579</text:p>
              </table:table-cell>
              <table:table-cell office:value-type="float" office:value="0.00000376245">
                <text:p>0.00000376245</text:p>
              </table:table-cell>
              <table:table-cell office:value-type="float" office:value="0.00000622147">
                <text:p>0.00000622147</text:p>
              </table:table-cell>
              <table:table-cell office:value-type="float" office:value="0.0000101402">
                <text:p>0.0000101402</text:p>
              </table:table-cell>
              <table:table-cell office:value-type="float" office:value="0.0000168564">
                <text:p>0.0000168564</text:p>
              </table:table-cell>
              <table:table-cell office:value-type="float" office:value="0.0000285468">
                <text:p>0.0000285468</text:p>
              </table:table-cell>
              <table:table-cell office:value-type="float" office:value="0.0000477704">
                <text:p>0.0000477704</text:p>
              </table:table-cell>
              <table:table-cell office:value-type="float" office:value="0.0000785074">
                <text:p>0.0000785074</text:p>
              </table:table-cell>
              <table:table-cell office:value-type="float" office:value="0.000128931">
                <text:p>0.000128931</text:p>
              </table:table-cell>
              <table:table-cell office:value-type="float" office:value="0.000213646">
                <text:p>0.000213646</text:p>
              </table:table-cell>
              <table:table-cell office:value-type="float" office:value="0.000355315">
                <text:p>0.000355315</text:p>
              </table:table-cell>
              <table:table-cell office:value-type="float" office:value="0.000588275">
                <text:p>0.000588275</text:p>
              </table:table-cell>
              <table:table-cell office:value-type="float" office:value="0.000969529">
                <text:p>0.000969529</text:p>
              </table:table-cell>
              <table:table-cell office:value-type="float" office:value="0.00159761">
                <text:p>0.00159761</text:p>
              </table:table-cell>
              <table:table-cell office:value-type="float" office:value="0.00263755">
                <text:p>0.00263755</text:p>
              </table:table-cell>
              <table:table-cell office:value-type="float" office:value="0.00435855">
                <text:p>0.00435855</text:p>
              </table:table-cell>
              <table:table-cell office:value-type="float" office:value="0.00719408">
                <text:p>0.00719408</text:p>
              </table:table-cell>
              <table:table-cell office:value-type="float" office:value="0.0118522">
                <text:p>0.0118522</text:p>
              </table:table-cell>
              <table:table-cell office:value-type="float" office:value="0.019506">
                <text:p>0.019506</text:p>
              </table:table-cell>
              <table:table-cell office:value-type="float" office:value="0.0320773">
                <text:p>0.0320773</text:p>
              </table:table-cell>
              <table:table-cell office:value-type="float" office:value="0.0526597">
                <text:p>0.0526597</text:p>
              </table:table-cell>
              <table:table-cell office:value-type="float" office:value="0.0861444">
                <text:p>0.0861444</text:p>
              </table:table-cell>
              <table:table-cell office:value-type="float" office:value="0.140098">
                <text:p>0.140098</text:p>
              </table:table-cell>
              <table:table-cell office:value-type="float" office:value="0.22578">
                <text:p>0.22578</text:p>
              </table:table-cell>
              <table:table-cell office:value-type="float" office:value="0.358686">
                <text:p>0.358686</text:p>
              </table:table-cell>
              <table:table-cell office:value-type="float" office:value="0.557074">
                <text:p>0.557074</text:p>
              </table:table-cell>
              <table:table-cell office:value-type="float" office:value="0.835305">
                <text:p>0.835305</text:p>
              </table:table-cell>
              <table:table-cell office:value-type="float" office:value="1.18835">
                <text:p>1.18835</text:p>
              </table:table-cell>
              <table:table-cell office:value-type="float" office:value="1.56941">
                <text:p>1.56941</text:p>
              </table:table-cell>
              <table:table-cell office:value-type="float" office:value="1.87964">
                <text:p>1.87964</text:p>
              </table:table-cell>
              <table:table-cell office:value-type="float" office:value="2.00316">
                <text:p>2.00316</text:p>
              </table:table-cell>
              <table:table-cell office:value-type="float" office:value="1.88523">
                <text:p>1.88523</text:p>
              </table:table-cell>
              <table:table-cell office:value-type="float" office:value="1.57813">
                <text:p>1.57813</text:p>
              </table:table-cell>
              <table:table-cell office:value-type="float" office:value="1.19733">
                <text:p>1.19733</text:p>
              </table:table-cell>
              <table:table-cell office:value-type="float" office:value="0.842843">
                <text:p>0.842843</text:p>
              </table:table-cell>
              <table:table-cell office:value-type="float" office:value="0.562705">
                <text:p>0.562705</text:p>
              </table:table-cell>
              <table:table-cell office:value-type="float" office:value="0.362603">
                <text:p>0.362603</text:p>
              </table:table-cell>
              <table:table-cell office:value-type="float" office:value="0.22837">
                <text:p>0.22837</text:p>
              </table:table-cell>
              <table:table-cell office:value-type="float" office:value="0.141742">
                <text:p>0.141742</text:p>
              </table:table-cell>
              <table:table-cell office:value-type="float" office:value="0.0871539">
                <text:p>0.0871539</text:p>
              </table:table-cell>
              <table:table-cell office:value-type="float" office:value="0.0532781">
                <text:p>0.0532781</text:p>
              </table:table-cell>
              <table:table-cell office:value-type="float" office:value="0.0324662">
                <text:p>0.0324662</text:p>
              </table:table-cell>
              <table:table-cell office:value-type="float" office:value="0.0197538">
                <text:p>0.0197538</text:p>
              </table:table-cell>
              <table:table-cell office:value-type="float" office:value="0.0120055">
                <text:p>0.0120055</text:p>
              </table:table-cell>
              <table:table-cell office:value-type="float" office:value="0.00728333">
                <text:p>0.00728333</text:p>
              </table:table-cell>
              <table:table-cell office:value-type="float" office:value="0.00440923">
                <text:p>0.00440923</text:p>
              </table:table-cell>
              <table:table-cell office:value-type="float" office:value="0.00266701">
                <text:p>0.00266701</text:p>
              </table:table-cell>
              <table:table-cell office:value-type="float" office:value="0.00161519">
                <text:p>0.00161519</text:p>
              </table:table-cell>
              <table:table-cell office:value-type="float" office:value="0.000980031">
                <text:p>0.000980031</text:p>
              </table:table-cell>
              <table:table-cell office:value-type="float" office:value="0.000594066">
                <text:p>0.000594066</text:p>
              </table:table-cell>
              <table:table-cell office:value-type="float" office:value="0.000358288">
                <text:p>0.000358288</text:p>
              </table:table-cell>
              <table:table-cell office:value-type="float" office:value="0.000214749">
                <text:p>0.000214749</text:p>
              </table:table-cell>
              <table:table-cell office:value-type="float" office:value="0.000128478">
                <text:p>0.000128478</text:p>
              </table:table-cell>
              <table:table-cell office:value-type="float" office:value="0.0000773767">
                <text:p>0.0000773767</text:p>
              </table:table-cell>
              <table:table-cell office:value-type="float" office:value="0.0000470418">
                <text:p>0.0000470418</text:p>
              </table:table-cell>
              <table:table-cell office:value-type="float" office:value="0.0000285843">
                <text:p>0.0000285843</text:p>
              </table:table-cell>
              <table:table-cell office:value-type="float" office:value="0.0000170404">
                <text:p>0.0000170404</text:p>
              </table:table-cell>
              <table:table-cell office:value-type="float" office:value="0.00000987873">
                <text:p>0.00000987873</text:p>
              </table:table-cell>
              <table:table-cell office:value-type="float" office:value="0.00000569167">
                <text:p>0.00000569167</text:p>
              </table:table-cell>
              <table:table-cell office:value-type="float" office:value="0.00000339875">
                <text:p>0.00000339875</text:p>
              </table:table-cell>
              <table:table-cell office:value-type="float" office:value="0.00000214239">
                <text:p>0.00000214239</text:p>
              </table:table-cell>
              <table:table-cell office:value-type="float" office:value="0.00000136007">
                <text:p>0.00000136007</text:p>
              </table:table-cell>
              <table:table-cell office:value-type="float" office:value="0.000000804934">
                <text:p>0.000000804934</text:p>
              </table:table-cell>
              <table:table-cell office:value-type="float" office:value="0.000000425734">
                <text:p>0.000000425734</text:p>
              </table:table-cell>
              <table:table-cell office:value-type="float" office:value="0.000000207584">
                <text:p>0.000000207584</text:p>
              </table:table-cell>
              <table:table-cell office:value-type="float" office:value="0.000000111278">
                <text:p>0.000000111278</text:p>
              </table:table-cell>
              <table:table-cell office:value-type="float" office:value="0.000000078307">
                <text:p>0.000000078307</text:p>
              </table:table-cell>
              <table:table-cell office:value-type="float" office:value="0.0000000665977">
                <text:p>0.0000000665977</text:p>
              </table:table-cell>
              <table:table-cell office:value-type="float" office:value="0.0000000598419">
                <text:p>0.0000000598419</text:p>
              </table:table-cell>
              <table:table-cell office:value-type="float" office:value="0.00000005247">
                <text:p>0.00000005247</text:p>
              </table:table-cell>
              <table:table-cell office:value-type="float" office:value="0.0000000418833">
                <text:p>0.0000000418833</text:p>
              </table:table-cell>
              <table:table-cell office:value-type="float" office:value="0.0000000280059">
                <text:p>0.0000000280059</text:p>
              </table:table-cell>
              <table:table-cell office:value-type="float" office:value="0.0000000184626">
                <text:p>0.0000000184626</text:p>
              </table:table-cell>
              <table:table-cell office:value-type="float" office:value="0.0000000258969">
                <text:p>0.0000000258969</text:p>
              </table:table-cell>
              <table:table-cell office:value-type="float" office:value="0.0000000492231">
                <text:p>0.0000000492231</text:p>
              </table:table-cell>
              <table:table-cell office:value-type="float" office:value="0.0000000691271">
                <text:p>0.0000000691271</text:p>
              </table:table-cell>
              <table:table-cell office:value-type="float" office:value="0.0000000633239">
                <text:p>0.0000000633239</text:p>
              </table:table-cell>
              <table:table-cell office:value-type="float" office:value="0.0000000356923">
                <text:p>0.0000000356923</text:p>
              </table:table-cell>
              <table:table-cell office:value-type="float" office:value="0.0000000165013">
                <text:p>0.0000000165013</text:p>
              </table:table-cell>
              <table:table-cell office:value-type="float" office:value="0.0000000270422">
                <text:p>0.0000000270422</text:p>
              </table:table-cell>
              <table:table-cell office:value-type="float" office:value="0.0000000543085">
                <text:p>0.0000000543085</text:p>
              </table:table-cell>
              <table:table-cell office:value-type="float" office:value="0.0000000645273">
                <text:p>0.0000000645273</text:p>
              </table:table-cell>
              <table:table-cell office:value-type="float" office:value="0.000000045689">
                <text:p>0.000000045689</text:p>
              </table:table-cell>
              <table:table-cell office:value-type="float" office:value="0.000000017678">
                <text:p>0.000000017678</text:p>
              </table:table-cell>
              <table:table-cell office:value-type="float" office:value="0.00000000924599">
                <text:p>0.00000000924599</text:p>
              </table:table-cell>
              <table:table-cell office:value-type="float" office:value="0.0000000257206">
                <text:p>0.0000000257206</text:p>
              </table:table-cell>
              <table:table-cell office:value-type="float" office:value="0.0000000471697">
                <text:p>0.0000000471697</text:p>
              </table:table-cell>
              <table:table-cell office:value-type="float" office:value="0.0000000508004">
                <text:p>0.0000000508004</text:p>
              </table:table-cell>
              <table:table-cell office:value-type="float" office:value="0.0000000327411">
                <text:p>0.0000000327411</text:p>
              </table:table-cell>
              <table:table-cell office:value-type="float" office:value="0.0000000117844">
                <text:p>0.0000000117844</text:p>
              </table:table-cell>
              <table:table-cell office:value-type="float" office:value="0.0000000089919">
                <text:p>0.0000000089919</text:p>
              </table:table-cell>
              <table:table-cell office:value-type="float" office:value="0.0000000288704">
                <text:p>0.0000000288704</text:p>
              </table:table-cell>
              <table:table-cell office:value-type="float" office:value="0.0000000518073">
                <text:p>0.0000000518073</text:p>
              </table:table-cell>
              <table:table-cell office:value-type="float" office:value="0.0000000538031">
                <text:p>0.0000000538031</text:p>
              </table:table-cell>
              <table:table-cell office:value-type="float" office:value="0.0000000313254">
                <text:p>0.0000000313254</text:p>
              </table:table-cell>
              <table:table-cell office:value-type="float" office:value="0.0000000093707">
                <text:p>0.0000000093707</text:p>
              </table:table-cell>
              <table:table-cell office:value-type="float" office:value="0.0000000143792">
                <text:p>0.0000000143792</text:p>
              </table:table-cell>
              <table:table-cell office:value-type="float" office:value="0.0000000420157">
                <text:p>0.0000000420157</text:p>
              </table:table-cell>
              <table:table-cell office:value-type="float" office:value="0.0000000601958">
                <text:p>0.0000000601958</text:p>
              </table:table-cell>
              <table:table-cell office:value-type="float" office:value="0.0000000469356">
                <text:p>0.0000000469356</text:p>
              </table:table-cell>
              <table:table-cell office:value-type="float" office:value="0.0000000179348">
                <text:p>0.0000000179348</text:p>
              </table:table-cell>
              <table:table-cell office:value-type="float" office:value="0.00000000537426">
                <text:p>0.00000000537426</text:p>
              </table:table-cell>
              <table:table-cell office:value-type="float" office:value="0.0000000204587">
                <text:p>0.0000000204587</text:p>
              </table:table-cell>
              <table:table-cell office:value-type="float" office:value="0.0000000418316">
                <text:p>0.0000000418316</text:p>
              </table:table-cell>
              <table:table-cell office:value-type="float" office:value="0.0000000448553">
                <text:p>0.0000000448553</text:p>
              </table:table-cell>
              <table:table-cell office:value-type="float" office:value="0.0000000272621">
                <text:p>0.0000000272621</text:p>
              </table:table-cell>
              <table:table-cell office:value-type="float" office:value="0.00000000787465">
                <text:p>0.00000000787465</text:p>
              </table:table-cell>
              <table:table-cell office:value-type="float" office:value="0.00000000351452">
                <text:p>0.00000000351452</text:p>
              </table:table-cell>
              <table:table-cell office:value-type="float" office:value="0.0000000153096">
                <text:p>0.0000000153096</text:p>
              </table:table-cell>
              <table:table-cell office:value-type="float" office:value="0.0000000307386">
                <text:p>0.0000000307386</text:p>
              </table:table-cell>
              <table:table-cell office:value-type="float" office:value="0.0000000361036">
                <text:p>0.0000000361036</text:p>
              </table:table-cell>
              <table:table-cell office:value-type="float" office:value="0.0000000263497">
                <text:p>0.0000000263497</text:p>
              </table:table-cell>
              <table:table-cell office:value-type="float" office:value="0.00000000966888">
                <text:p>0.00000000966888</text:p>
              </table:table-cell>
              <table:table-cell office:value-type="float" office:value="0.00000000286757">
                <text:p>0.00000000286757</text:p>
              </table:table-cell>
              <table:table-cell office:value-type="float" office:value="0.0000000162193">
                <text:p>0.0000000162193</text:p>
              </table:table-cell>
              <table:table-cell office:value-type="float" office:value="0.0000000403145">
                <text:p>0.0000000403145</text:p>
              </table:table-cell>
              <table:table-cell office:value-type="float" office:value="0.0000000504775">
                <text:p>0.0000000504775</text:p>
              </table:table-cell>
              <table:table-cell office:value-type="float" office:value="0.0000000340361">
                <text:p>0.0000000340361</text:p>
              </table:table-cell>
              <table:table-cell office:value-type="float" office:value="0.00000000844746">
                <text:p>0.00000000844746</text:p>
              </table:table-cell>
              <table:table-cell office:value-type="float" office:value="0.00000000581411">
                <text:p>0.00000000581411</text:p>
              </table:table-cell>
              <table:table-cell office:value-type="float" office:value="0.0000000324461">
                <text:p>0.0000000324461</text:p>
              </table:table-cell>
              <table:table-cell office:value-type="float" office:value="0.0000000586562">
                <text:p>0.0000000586562</text:p>
              </table:table-cell>
              <table:table-cell office:value-type="float" office:value="0.0000000529039">
                <text:p>0.0000000529039</text:p>
              </table:table-cell>
              <table:table-cell office:value-type="float" office:value="0.0000000223497">
                <text:p>0.0000000223497</text:p>
              </table:table-cell>
              <table:table-cell office:value-type="float" office:value="0.00000000214711">
                <text:p>0.00000000214711</text:p>
              </table:table-cell>
              <table:table-cell office:value-type="float" office:value="0.00000001402">
                <text:p>0.00000001402</text:p>
              </table:table-cell>
              <table:table-cell office:value-type="float" office:value="0.0000000416564">
                <text:p>0.0000000416564</text:p>
              </table:table-cell>
              <table:table-cell office:value-type="float" office:value="0.0000000533872">
                <text:p>0.0000000533872</text:p>
              </table:table-cell>
              <table:table-cell office:value-type="float" office:value="0.0000000370382">
                <text:p>0.0000000370382</text:p>
              </table:table-cell>
              <table:table-cell office:value-type="float" office:value="0.000000010952">
                <text:p>0.000000010952</text:p>
              </table:table-cell>
              <table:table-cell office:value-type="float" office:value="0.00000000109973">
                <text:p>0.00000000109973</text:p>
              </table:table-cell>
              <table:table-cell office:value-type="float" office:value="0.0000000161812">
                <text:p>0.0000000161812</text:p>
              </table:table-cell>
              <table:table-cell office:value-type="float" office:value="0.0000000402947">
                <text:p>0.0000000402947</text:p>
              </table:table-cell>
              <table:table-cell office:value-type="float" office:value="0.0000000492525">
                <text:p>0.0000000492525</text:p>
              </table:table-cell>
              <table:table-cell office:value-type="float" office:value="0.000000033202">
                <text:p>0.000000033202</text:p>
              </table:table-cell>
              <table:table-cell office:value-type="float" office:value="0.00000000818954">
                <text:p>0.00000000818954</text:p>
              </table:table-cell>
              <table:table-cell office:value-type="float" office:value="0.00000000169253">
                <text:p>0.00000000169253</text:p>
              </table:table-cell>
              <table:table-cell office:value-type="float" office:value="0.0000000236829">
                <text:p>0.0000000236829</text:p>
              </table:table-cell>
              <table:table-cell office:value-type="float" office:value="0.0000000519367">
                <text:p>0.0000000519367</text:p>
              </table:table-cell>
              <table:table-cell office:value-type="float" office:value="0.0000000547388">
                <text:p>0.0000000547388</text:p>
              </table:table-cell>
              <table:table-cell office:value-type="float" office:value="0.0000000276885">
                <text:p>0.0000000276885</text:p>
              </table:table-cell>
              <table:table-cell office:value-type="float" office:value="0.00000000224752">
                <text:p>0.00000000224752</text:p>
              </table:table-cell>
              <table:table-cell office:value-type="float" office:value="0.00000000844189">
                <text:p>0.00000000844189</text:p>
              </table:table-cell>
              <table:table-cell office:value-type="float" office:value="0.0000000381828">
                <text:p>0.0000000381828</text:p>
              </table:table-cell>
              <table:table-cell office:value-type="float" office:value="0.0000000551169">
                <text:p>0.0000000551169</text:p>
              </table:table-cell>
              <table:table-cell office:value-type="float" office:value="0.0000000403652">
                <text:p>0.0000000403652</text:p>
              </table:table-cell>
              <table:table-cell office:value-type="float" office:value="0.0000000117378">
                <text:p>0.0000000117378</text:p>
              </table:table-cell>
              <table:table-cell office:value-type="float" office:value="0.000000000194003">
                <text:p>0.000000000194003</text:p>
              </table:table-cell>
              <table:table-cell office:value-type="float" office:value="0.0000000136078">
                <text:p>0.0000000136078</text:p>
              </table:table-cell>
              <table:table-cell office:value-type="float" office:value="0.0000000335186">
                <text:p>0.0000000335186</text:p>
              </table:table-cell>
              <table:table-cell office:value-type="float" office:value="0.0000000384082">
                <text:p>0.0000000384082</text:p>
              </table:table-cell>
              <table:table-cell office:value-type="float" office:value="0.0000000254236">
                <text:p>0.0000000254236</text:p>
              </table:table-cell>
              <table:table-cell office:value-type="float" office:value="0.00000000736101">
                <text:p>0.00000000736101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heet2.A11:Sheet2.GS11</svg:desc>
                </draw:g>
              </table:table-cell>
              <table:table-cell office:value-type="float" office:value="0.000000000303037">
                <text:p>0.000000000303037</text:p>
              </table:table-cell>
              <table:table-cell office:value-type="float" office:value="0.000000000852216">
                <text:p>0.000000000852216</text:p>
              </table:table-cell>
              <table:table-cell office:value-type="float" office:value="0.00000000222137">
                <text:p>0.00000000222137</text:p>
              </table:table-cell>
              <table:table-cell office:value-type="float" office:value="0.00000000362881">
                <text:p>0.00000000362881</text:p>
              </table:table-cell>
              <table:table-cell office:value-type="float" office:value="0.00000000763005">
                <text:p>0.00000000763005</text:p>
              </table:table-cell>
              <table:table-cell office:value-type="float" office:value="0.00000000700398">
                <text:p>0.00000000700398</text:p>
              </table:table-cell>
              <table:table-cell office:value-type="float" office:value="0.00000000310545">
                <text:p>0.00000000310545</text:p>
              </table:table-cell>
              <table:table-cell office:value-type="float" office:value="0.00000000220326">
                <text:p>0.00000000220326</text:p>
              </table:table-cell>
              <table:table-cell office:value-type="float" office:value="0.000000017326">
                <text:p>0.000000017326</text:p>
              </table:table-cell>
              <table:table-cell office:value-type="float" office:value="0.0000000291162">
                <text:p>0.0000000291162</text:p>
              </table:table-cell>
              <table:table-cell office:value-type="float" office:value="0.0000000114636">
                <text:p>0.0000000114636</text:p>
              </table:table-cell>
              <table:table-cell office:value-type="float" office:value="0.00000000161783">
                <text:p>0.00000000161783</text:p>
              </table:table-cell>
              <table:table-cell office:value-type="float" office:value="0.0000000070502">
                <text:p>0.0000000070502</text:p>
              </table:table-cell>
              <table:table-cell office:value-type="float" office:value="0.0000000283937">
                <text:p>0.0000000283937</text:p>
              </table:table-cell>
              <table:table-cell office:value-type="float" office:value="0.0000000287564">
                <text:p>0.0000000287564</text:p>
              </table:table-cell>
              <table:table-cell office:value-type="float" office:value="0.0000000112979">
                <text:p>0.0000000112979</text:p>
              </table:table-cell>
              <table:table-cell office:value-type="float" office:value="0.00000000502835">
                <text:p>0.00000000502835</text:p>
              </table:table-cell>
              <table:table-cell office:value-type="float" office:value="0.00000000677366">
                <text:p>0.00000000677366</text:p>
              </table:table-cell>
              <table:table-cell office:value-type="float" office:value="0.0000000148206">
                <text:p>0.0000000148206</text:p>
              </table:table-cell>
              <table:table-cell office:value-type="float" office:value="0.0000000211844">
                <text:p>0.0000000211844</text:p>
              </table:table-cell>
              <table:table-cell office:value-type="float" office:value="0.000000015538">
                <text:p>0.000000015538</text:p>
              </table:table-cell>
              <table:table-cell office:value-type="float" office:value="0.0000000044139">
                <text:p>0.0000000044139</text:p>
              </table:table-cell>
              <table:table-cell office:value-type="float" office:value="0.000000000958486">
                <text:p>0.000000000958486</text:p>
              </table:table-cell>
              <table:table-cell office:value-type="float" office:value="0.00000000393242">
                <text:p>0.00000000393242</text:p>
              </table:table-cell>
              <table:table-cell office:value-type="float" office:value="0.0000000124101">
                <text:p>0.0000000124101</text:p>
              </table:table-cell>
              <table:table-cell office:value-type="float" office:value="0.0000000103165">
                <text:p>0.0000000103165</text:p>
              </table:table-cell>
              <table:table-cell office:value-type="float" office:value="0.00000000408464">
                <text:p>0.00000000408464</text:p>
              </table:table-cell>
              <table:table-cell office:value-type="float" office:value="0.00000000383818">
                <text:p>0.00000000383818</text:p>
              </table:table-cell>
              <table:table-cell office:value-type="float" office:value="0.00000000159441">
                <text:p>0.00000000159441</text:p>
              </table:table-cell>
              <table:table-cell office:value-type="float" office:value="0.0000000023059">
                <text:p>0.0000000023059</text:p>
              </table:table-cell>
              <table:table-cell office:value-type="float" office:value="0.00000000517835">
                <text:p>0.00000000517835</text:p>
              </table:table-cell>
              <table:table-cell office:value-type="float" office:value="0.00000000749554">
                <text:p>0.00000000749554</text:p>
              </table:table-cell>
              <table:table-cell office:value-type="float" office:value="0.00000000850361">
                <text:p>0.00000000850361</text:p>
              </table:table-cell>
              <table:table-cell office:value-type="float" office:value="0.00000000773068">
                <text:p>0.00000000773068</text:p>
              </table:table-cell>
              <table:table-cell office:value-type="float" office:value="0.0000000025206">
                <text:p>0.0000000025206</text:p>
              </table:table-cell>
              <table:table-cell office:value-type="float" office:value="0.00000000262865">
                <text:p>0.00000000262865</text:p>
              </table:table-cell>
              <table:table-cell office:value-type="float" office:value="0.00000000266748">
                <text:p>0.00000000266748</text:p>
              </table:table-cell>
              <table:table-cell office:value-type="float" office:value="0.00000000717072">
                <text:p>0.00000000717072</text:p>
              </table:table-cell>
              <table:table-cell office:value-type="float" office:value="0.00000000505014">
                <text:p>0.00000000505014</text:p>
              </table:table-cell>
              <table:table-cell office:value-type="float" office:value="0.00000000020052">
                <text:p>0.00000000020052</text:p>
              </table:table-cell>
              <table:table-cell office:value-type="float" office:value="0.00000000560063">
                <text:p>0.00000000560063</text:p>
              </table:table-cell>
              <table:table-cell office:value-type="float" office:value="0.0000000113277">
                <text:p>0.0000000113277</text:p>
              </table:table-cell>
              <table:table-cell office:value-type="float" office:value="0.0000000185962">
                <text:p>0.0000000185962</text:p>
              </table:table-cell>
              <table:table-cell office:value-type="float" office:value="0.0000000343148">
                <text:p>0.0000000343148</text:p>
              </table:table-cell>
              <table:table-cell office:value-type="float" office:value="0.0000000846834">
                <text:p>0.0000000846834</text:p>
              </table:table-cell>
              <table:table-cell office:value-type="float" office:value="0.000000214103">
                <text:p>0.000000214103</text:p>
              </table:table-cell>
              <table:table-cell office:value-type="float" office:value="0.000000427671">
                <text:p>0.000000427671</text:p>
              </table:table-cell>
              <table:table-cell office:value-type="float" office:value="0.000000716348">
                <text:p>0.000000716348</text:p>
              </table:table-cell>
              <table:table-cell office:value-type="float" office:value="0.0000011638">
                <text:p>0.0000011638</text:p>
              </table:table-cell>
              <table:table-cell office:value-type="float" office:value="0.00000200526">
                <text:p>0.00000200526</text:p>
              </table:table-cell>
              <table:table-cell office:value-type="float" office:value="0.00000358816">
                <text:p>0.00000358816</text:p>
              </table:table-cell>
              <table:table-cell office:value-type="float" office:value="0.00000626068">
                <text:p>0.00000626068</text:p>
              </table:table-cell>
              <table:table-cell office:value-type="float" office:value="0.0000105448">
                <text:p>0.0000105448</text:p>
              </table:table-cell>
              <table:table-cell office:value-type="float" office:value="0.0000174063">
                <text:p>0.0000174063</text:p>
              </table:table-cell>
              <table:table-cell office:value-type="float" office:value="0.000028618">
                <text:p>0.000028618</text:p>
              </table:table-cell>
              <table:table-cell office:value-type="float" office:value="0.0000473976">
                <text:p>0.0000473976</text:p>
              </table:table-cell>
              <table:table-cell office:value-type="float" office:value="0.0000791379">
                <text:p>0.0000791379</text:p>
              </table:table-cell>
              <table:table-cell office:value-type="float" office:value="0.000132139">
                <text:p>0.000132139</text:p>
              </table:table-cell>
              <table:table-cell office:value-type="float" office:value="0.000218659">
                <text:p>0.000218659</text:p>
              </table:table-cell>
              <table:table-cell office:value-type="float" office:value="0.000359154">
                <text:p>0.000359154</text:p>
              </table:table-cell>
              <table:table-cell office:value-type="float" office:value="0.000590128">
                <text:p>0.000590128</text:p>
              </table:table-cell>
              <table:table-cell office:value-type="float" office:value="0.000973985">
                <text:p>0.000973985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266218">
                <text:p>0.00266218</text:p>
              </table:table-cell>
              <table:table-cell office:value-type="float" office:value="0.00438595">
                <text:p>0.00438595</text:p>
              </table:table-cell>
              <table:table-cell office:value-type="float" office:value="0.00721712">
                <text:p>0.00721712</text:p>
              </table:table-cell>
              <table:table-cell office:value-type="float" office:value="0.0118791">
                <text:p>0.0118791</text:p>
              </table:table-cell>
              <table:table-cell office:value-type="float" office:value="0.0195575">
                <text:p>0.0195575</text:p>
              </table:table-cell>
              <table:table-cell office:value-type="float" office:value="0.032169">
                <text:p>0.032169</text:p>
              </table:table-cell>
              <table:table-cell office:value-type="float" office:value="0.0527892">
                <text:p>0.0527892</text:p>
              </table:table-cell>
              <table:table-cell office:value-type="float" office:value="0.0862966">
                <text:p>0.0862966</text:p>
              </table:table-cell>
              <table:table-cell office:value-type="float" office:value="0.140267">
                <text:p>0.140267</text:p>
              </table:table-cell>
              <table:table-cell office:value-type="float" office:value="0.225999">
                <text:p>0.225999</text:p>
              </table:table-cell>
              <table:table-cell office:value-type="float" office:value="0.359027">
                <text:p>0.359027</text:p>
              </table:table-cell>
              <table:table-cell office:value-type="float" office:value="0.557567">
                <text:p>0.557567</text:p>
              </table:table-cell>
              <table:table-cell office:value-type="float" office:value="0.835874">
                <text:p>0.835874</text:p>
              </table:table-cell>
              <table:table-cell office:value-type="float" office:value="1.18886">
                <text:p>1.18886</text:p>
              </table:table-cell>
              <table:table-cell office:value-type="float" office:value="1.56974">
                <text:p>1.56974</text:p>
              </table:table-cell>
              <table:table-cell office:value-type="float" office:value="1.87966">
                <text:p>1.87966</text:p>
              </table:table-cell>
              <table:table-cell office:value-type="float" office:value="2.00283">
                <text:p>2.00283</text:p>
              </table:table-cell>
              <table:table-cell office:value-type="float" office:value="1.88465">
                <text:p>1.88465</text:p>
              </table:table-cell>
              <table:table-cell office:value-type="float" office:value="1.57747">
                <text:p>1.57747</text:p>
              </table:table-cell>
              <table:table-cell office:value-type="float" office:value="1.19673">
                <text:p>1.19673</text:p>
              </table:table-cell>
              <table:table-cell office:value-type="float" office:value="0.842391">
                <text:p>0.842391</text:p>
              </table:table-cell>
              <table:table-cell office:value-type="float" office:value="0.56241">
                <text:p>0.56241</text:p>
              </table:table-cell>
              <table:table-cell office:value-type="float" office:value="0.362414">
                <text:p>0.362414</text:p>
              </table:table-cell>
              <table:table-cell office:value-type="float" office:value="0.228258">
                <text:p>0.228258</text:p>
              </table:table-cell>
              <table:table-cell office:value-type="float" office:value="0.141697">
                <text:p>0.141697</text:p>
              </table:table-cell>
              <table:table-cell office:value-type="float" office:value="0.087157">
                <text:p>0.087157</text:p>
              </table:table-cell>
              <table:table-cell office:value-type="float" office:value="0.0532923">
                <text:p>0.0532923</text:p>
              </table:table-cell>
              <table:table-cell office:value-type="float" office:value="0.0324658">
                <text:p>0.0324658</text:p>
              </table:table-cell>
              <table:table-cell office:value-type="float" office:value="0.0197428">
                <text:p>0.0197428</text:p>
              </table:table-cell>
              <table:table-cell office:value-type="float" office:value="0.012">
                <text:p>0.012</text:p>
              </table:table-cell>
              <table:table-cell office:value-type="float" office:value="0.00729254">
                <text:p>0.00729254</text:p>
              </table:table-cell>
              <table:table-cell office:value-type="float" office:value="0.00442746">
                <text:p>0.00442746</text:p>
              </table:table-cell>
              <table:table-cell office:value-type="float" office:value="0.00268227">
                <text:p>0.00268227</text:p>
              </table:table-cell>
              <table:table-cell office:value-type="float" office:value="0.00162164">
                <text:p>0.00162164</text:p>
              </table:table-cell>
              <table:table-cell office:value-type="float" office:value="0.000980352">
                <text:p>0.000980352</text:p>
              </table:table-cell>
              <table:table-cell office:value-type="float" office:value="0.000594498">
                <text:p>0.000594498</text:p>
              </table:table-cell>
              <table:table-cell office:value-type="float" office:value="0.000361893">
                <text:p>0.000361893</text:p>
              </table:table-cell>
              <table:table-cell office:value-type="float" office:value="0.000220315">
                <text:p>0.000220315</text:p>
              </table:table-cell>
              <table:table-cell office:value-type="float" office:value="0.000133232">
                <text:p>0.000133232</text:p>
              </table:table-cell>
              <table:table-cell office:value-type="float" office:value="0.000079646">
                <text:p>0.000079646</text:p>
              </table:table-cell>
              <table:table-cell office:value-type="float" office:value="0.0000472207">
                <text:p>0.0000472207</text:p>
              </table:table-cell>
              <table:table-cell office:value-type="float" office:value="0.0000280811">
                <text:p>0.0000280811</text:p>
              </table:table-cell>
              <table:table-cell office:value-type="float" office:value="0.0000169732">
                <text:p>0.0000169732</text:p>
              </table:table-cell>
              <table:table-cell office:value-type="float" office:value="0.0000104145">
                <text:p>0.0000104145</text:p>
              </table:table-cell>
              <table:table-cell office:value-type="float" office:value="0.0000063351">
                <text:p>0.0000063351</text:p>
              </table:table-cell>
              <table:table-cell office:value-type="float" office:value="0.00000368395">
                <text:p>0.00000368395</text:p>
              </table:table-cell>
              <table:table-cell office:value-type="float" office:value="0.00000198799">
                <text:p>0.00000198799</text:p>
              </table:table-cell>
              <table:table-cell office:value-type="float" office:value="0.00000100911">
                <text:p>0.00000100911</text:p>
              </table:table-cell>
              <table:table-cell office:value-type="float" office:value="0.000000526582">
                <text:p>0.000000526582</text:p>
              </table:table-cell>
              <table:table-cell office:value-type="float" office:value="0.000000320915">
                <text:p>0.000000320915</text:p>
              </table:table-cell>
              <table:table-cell office:value-type="float" office:value="0.000000219192">
                <text:p>0.000000219192</text:p>
              </table:table-cell>
              <table:table-cell office:value-type="float" office:value="0.000000138476">
                <text:p>0.000000138476</text:p>
              </table:table-cell>
              <table:table-cell office:value-type="float" office:value="0.0000000687534">
                <text:p>0.0000000687534</text:p>
              </table:table-cell>
              <table:table-cell office:value-type="float" office:value="0.0000000229914">
                <text:p>0.0000000229914</text:p>
              </table:table-cell>
              <table:table-cell office:value-type="float" office:value="0.0000000044614">
                <text:p>0.0000000044614</text:p>
              </table:table-cell>
              <table:table-cell office:value-type="float" office:value="0.00000000134891">
                <text:p>0.00000000134891</text:p>
              </table:table-cell>
              <table:table-cell office:value-type="float" office:value="0.00000000111244">
                <text:p>0.00000000111244</text:p>
              </table:table-cell>
              <table:table-cell office:value-type="float" office:value="0.000000000565392">
                <text:p>0.000000000565392</text:p>
              </table:table-cell>
              <table:table-cell office:value-type="float" office:value="0.00000000379487">
                <text:p>0.00000000379487</text:p>
              </table:table-cell>
              <table:table-cell office:value-type="float" office:value="0.0000000136166">
                <text:p>0.0000000136166</text:p>
              </table:table-cell>
              <table:table-cell office:value-type="float" office:value="0.0000000259287">
                <text:p>0.0000000259287</text:p>
              </table:table-cell>
              <table:table-cell office:value-type="float" office:value="0.0000000320059">
                <text:p>0.0000000320059</text:p>
              </table:table-cell>
              <table:table-cell office:value-type="float" office:value="0.0000000271447">
                <text:p>0.0000000271447</text:p>
              </table:table-cell>
              <table:table-cell office:value-type="float" office:value="0.0000000150003">
                <text:p>0.0000000150003</text:p>
              </table:table-cell>
              <table:table-cell office:value-type="float" office:value="0.00000000709386">
                <text:p>0.00000000709386</text:p>
              </table:table-cell>
              <table:table-cell office:value-type="float" office:value="0.0000000128178">
                <text:p>0.0000000128178</text:p>
              </table:table-cell>
              <table:table-cell office:value-type="float" office:value="0.0000000315745">
                <text:p>0.0000000315745</text:p>
              </table:table-cell>
              <table:table-cell office:value-type="float" office:value="0.0000000509591">
                <text:p>0.0000000509591</text:p>
              </table:table-cell>
              <table:table-cell office:value-type="float" office:value="0.0000000555925">
                <text:p>0.0000000555925</text:p>
              </table:table-cell>
              <table:table-cell office:value-type="float" office:value="0.0000000407772">
                <text:p>0.0000000407772</text:p>
              </table:table-cell>
              <table:table-cell office:value-type="float" office:value="0.0000000186979">
                <text:p>0.0000000186979</text:p>
              </table:table-cell>
              <table:table-cell office:value-type="float" office:value="0.0000000108359">
                <text:p>0.0000000108359</text:p>
              </table:table-cell>
              <table:table-cell office:value-type="float" office:value="0.0000000267863">
                <text:p>0.0000000267863</text:p>
              </table:table-cell>
              <table:table-cell office:value-type="float" office:value="0.0000000536664">
                <text:p>0.0000000536664</text:p>
              </table:table-cell>
              <table:table-cell office:value-type="float" office:value="0.0000000655651">
                <text:p>0.0000000655651</text:p>
              </table:table-cell>
              <table:table-cell office:value-type="float" office:value="0.000000050457">
                <text:p>0.000000050457</text:p>
              </table:table-cell>
              <table:table-cell office:value-type="float" office:value="0.0000000214437">
                <text:p>0.0000000214437</text:p>
              </table:table-cell>
              <table:table-cell office:value-type="float" office:value="0.00000000544737">
                <text:p>0.00000000544737</text:p>
              </table:table-cell>
              <table:table-cell office:value-type="float" office:value="0.0000000159005">
                <text:p>0.0000000159005</text:p>
              </table:table-cell>
              <table:table-cell office:value-type="float" office:value="0.0000000412337">
                <text:p>0.0000000412337</text:p>
              </table:table-cell>
              <table:table-cell office:value-type="float" office:value="0.0000000569827">
                <text:p>0.0000000569827</text:p>
              </table:table-cell>
              <table:table-cell office:value-type="float" office:value="0.0000000491244">
                <text:p>0.0000000491244</text:p>
              </table:table-cell>
              <table:table-cell office:value-type="float" office:value="0.0000000252395">
                <text:p>0.0000000252395</text:p>
              </table:table-cell>
              <table:table-cell office:value-type="float" office:value="0.00000000554141">
                <text:p>0.00000000554141</text:p>
              </table:table-cell>
              <table:table-cell office:value-type="float" office:value="0.00000000588364">
                <text:p>0.00000000588364</text:p>
              </table:table-cell>
              <table:table-cell office:value-type="float" office:value="0.0000000248777">
                <text:p>0.0000000248777</text:p>
              </table:table-cell>
              <table:table-cell office:value-type="float" office:value="0.0000000466342">
                <text:p>0.0000000466342</text:p>
              </table:table-cell>
              <table:table-cell office:value-type="float" office:value="0.0000000529216">
                <text:p>0.0000000529216</text:p>
              </table:table-cell>
              <table:table-cell office:value-type="float" office:value="0.0000000387132">
                <text:p>0.0000000387132</text:p>
              </table:table-cell>
              <table:table-cell office:value-type="float" office:value="0.0000000153479">
                <text:p>0.0000000153479</text:p>
              </table:table-cell>
              <table:table-cell office:value-type="float" office:value="0.00000000347286">
                <text:p>0.00000000347286</text:p>
              </table:table-cell>
              <table:table-cell office:value-type="float" office:value="0.0000000149516">
                <text:p>0.0000000149516</text:p>
              </table:table-cell>
              <table:table-cell office:value-type="float" office:value="0.0000000418555">
                <text:p>0.0000000418555</text:p>
              </table:table-cell>
              <table:table-cell office:value-type="float" office:value="0.0000000605741">
                <text:p>0.0000000605741</text:p>
              </table:table-cell>
              <table:table-cell office:value-type="float" office:value="0.000000053573">
                <text:p>0.000000053573</text:p>
              </table:table-cell>
              <table:table-cell office:value-type="float" office:value="0.0000000260688">
                <text:p>0.0000000260688</text:p>
              </table:table-cell>
              <table:table-cell office:value-type="float" office:value="0.000000003898">
                <text:p>0.000000003898</text:p>
              </table:table-cell>
              <table:table-cell office:value-type="float" office:value="0.00000000845979">
                <text:p>0.00000000845979</text:p>
              </table:table-cell>
              <table:table-cell office:value-type="float" office:value="0.0000000352468">
                <text:p>0.0000000352468</text:p>
              </table:table-cell>
              <table:table-cell office:value-type="float" office:value="0.0000000577304">
                <text:p>0.0000000577304</text:p>
              </table:table-cell>
              <table:table-cell office:value-type="float" office:value="0.0000000542191">
                <text:p>0.0000000542191</text:p>
              </table:table-cell>
              <table:table-cell office:value-type="float" office:value="0.0000000286146">
                <text:p>0.0000000286146</text:p>
              </table:table-cell>
              <table:table-cell office:value-type="float" office:value="0.00000000471303">
                <text:p>0.00000000471303</text:p>
              </table:table-cell>
              <table:table-cell office:value-type="float" office:value="0.00000000245886">
                <text:p>0.00000000245886</text:p>
              </table:table-cell>
              <table:table-cell office:value-type="float" office:value="0.0000000203069">
                <text:p>0.0000000203069</text:p>
              </table:table-cell>
              <table:table-cell office:value-type="float" office:value="0.0000000400549">
                <text:p>0.0000000400549</text:p>
              </table:table-cell>
              <table:table-cell office:value-type="float" office:value="0.0000000445294">
                <text:p>0.0000000445294</text:p>
              </table:table-cell>
              <table:table-cell office:value-type="float" office:value="0.0000000314006">
                <text:p>0.0000000314006</text:p>
              </table:table-cell>
              <table:table-cell office:value-type="float" office:value="0.0000000117009">
                <text:p>0.0000000117009</text:p>
              </table:table-cell>
              <table:table-cell office:value-type="float" office:value="0.00000000074294">
                <text:p>0.00000000074294</text:p>
              </table:table-cell>
              <table:table-cell office:value-type="float" office:value="0.00000000607932">
                <text:p>0.00000000607932</text:p>
              </table:table-cell>
              <table:table-cell office:value-type="float" office:value="0.0000000233919">
                <text:p>0.0000000233919</text:p>
              </table:table-cell>
              <table:table-cell office:value-type="float" office:value="0.0000000395986">
                <text:p>0.0000000395986</text:p>
              </table:table-cell>
              <table:table-cell office:value-type="float" office:value="0.0000000424172">
                <text:p>0.0000000424172</text:p>
              </table:table-cell>
              <table:table-cell office:value-type="float" office:value="0.0000000289273">
                <text:p>0.0000000289273</text:p>
              </table:table-cell>
              <table:table-cell office:value-type="float" office:value="0.00000000982174">
                <text:p>0.00000000982174</text:p>
              </table:table-cell>
              <table:table-cell office:value-type="float" office:value="0.0000000018975">
                <text:p>0.0000000018975</text:p>
              </table:table-cell>
              <table:table-cell office:value-type="float" office:value="0.0000000150382">
                <text:p>0.0000000150382</text:p>
              </table:table-cell>
              <table:table-cell office:value-type="float" office:value="0.0000000409205">
                <text:p>0.0000000409205</text:p>
              </table:table-cell>
              <table:table-cell office:value-type="float" office:value="0.0000000575621">
                <text:p>0.0000000575621</text:p>
              </table:table-cell>
              <table:table-cell office:value-type="float" office:value="0.000000048492">
                <text:p>0.000000048492</text:p>
              </table:table-cell>
              <table:table-cell office:value-type="float" office:value="0.0000000210477">
                <text:p>0.0000000210477</text:p>
              </table:table-cell>
              <table:table-cell office:value-type="float" office:value="0.00000000151547">
                <text:p>0.00000000151547</text:p>
              </table:table-cell>
              <table:table-cell office:value-type="float" office:value="0.0000000101354">
                <text:p>0.0000000101354</text:p>
              </table:table-cell>
              <table:table-cell office:value-type="float" office:value="0.0000000394974">
                <text:p>0.0000000394974</text:p>
              </table:table-cell>
              <table:table-cell office:value-type="float" office:value="0.0000000613444">
                <text:p>0.0000000613444</text:p>
              </table:table-cell>
              <table:table-cell office:value-type="float" office:value="0.0000000546088">
                <text:p>0.0000000546088</text:p>
              </table:table-cell>
              <table:table-cell office:value-type="float" office:value="0.0000000262458">
                <text:p>0.0000000262458</text:p>
              </table:table-cell>
              <table:table-cell office:value-type="float" office:value="0.00000000277286">
                <text:p>0.00000000277286</text:p>
              </table:table-cell>
              <table:table-cell office:value-type="float" office:value="0.00000000436821">
                <text:p>0.00000000436821</text:p>
              </table:table-cell>
              <table:table-cell office:value-type="float" office:value="0.000000027133">
                <text:p>0.000000027133</text:p>
              </table:table-cell>
              <table:table-cell office:value-type="float" office:value="0.0000000493282">
                <text:p>0.0000000493282</text:p>
              </table:table-cell>
              <table:table-cell office:value-type="float" office:value="0.0000000516298">
                <text:p>0.0000000516298</text:p>
              </table:table-cell>
              <table:table-cell office:value-type="float" office:value="0.0000000330813">
                <text:p>0.0000000330813</text:p>
              </table:table-cell>
              <table:table-cell office:value-type="float" office:value="0.00000000954829">
                <text:p>0.00000000954829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